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6.9mm" svg:height="190.71mm" svg:x="91.41mm" svg:y="1.06mm">
            <loext:p draw:notify-on-update-of-ranges="Sheet1.B1:Sheet1.B22 Sheet1.D1:Sheet1.D22 Sheet1.B23:Sheet1.B275 Sheet1.D23:Sheet1.D2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1.48mm" svg:height="162.3mm" svg:x="92.24mm" svg:y="196.56mm">
            <loext:p draw:notify-on-update-of-ranges="Sheet1.B2:Sheet1.B22 Sheet1.C2:Sheet1.C22 Sheet1.B23:Sheet1.B273 Sheet1.C23:Sheet1.C2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64042" calcext:value-type="float">
            <text:p>164042</text:p>
          </table:table-cell>
          <table:table-cell office:value-type="float" office:value="9.8" calcext:value-type="float">
            <text:p>9.8</text:p>
          </table:table-cell>
          <table:table-cell office:value-type="float" office:value="21.32" calcext:value-type="float">
            <text:p>21.32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139848" calcext:value-type="float">
            <text:p>139848</text:p>
          </table:table-cell>
          <table:table-cell office:value-type="float" office:value="24.32" calcext:value-type="float">
            <text:p>24.32</text:p>
          </table:table-cell>
          <table:table-cell office:value-type="float" office:value="27.92" calcext:value-type="float">
            <text:p>27.9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80661" calcext:value-type="float">
            <text:p>180661</text:p>
          </table:table-cell>
          <table:table-cell office:value-type="float" office:value="10.12" calcext:value-type="float">
            <text:p>10.12</text:p>
          </table:table-cell>
          <table:table-cell office:value-type="float" office:value="10.68" calcext:value-type="float">
            <text:p>1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76784" calcext:value-type="float">
            <text:p>176784</text:p>
          </table:table-cell>
          <table:table-cell office:value-type="float" office:value="46" calcext:value-type="float">
            <text:p>46</text:p>
          </table:table-cell>
          <table:table-cell office:value-type="float" office:value="46.16" calcext:value-type="float">
            <text:p>46.1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51132" calcext:value-type="float">
            <text:p>151132</text:p>
          </table:table-cell>
          <table:table-cell office:value-type="float" office:value="14.52" calcext:value-type="float">
            <text:p>14.52</text:p>
          </table:table-cell>
          <table:table-cell office:value-type="float" office:value="14.64" calcext:value-type="float">
            <text:p>14.6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10308" calcext:value-type="float">
            <text:p>110308</text:p>
          </table:table-cell>
          <table:table-cell office:value-type="float" office:value="33.4" calcext:value-type="float">
            <text:p>33.4</text:p>
          </table:table-cell>
          <table:table-cell office:value-type="float" office:value="33.48" calcext:value-type="float">
            <text:p>33.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84078" calcext:value-type="float">
            <text:p>184078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2" calcext:value-type="float">
            <text:p>14.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6799" calcext:value-type="float">
            <text:p>126799</text:p>
          </table:table-cell>
          <table:table-cell office:value-type="float" office:value="23.04" calcext:value-type="float">
            <text:p>23.04</text:p>
          </table:table-cell>
          <table:table-cell office:value-type="float" office:value="23.08" calcext:value-type="float">
            <text:p>23.0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64577" calcext:value-type="float">
            <text:p>164577</text:p>
          </table:table-cell>
          <table:table-cell office:value-type="float" office:value="14.4" calcext:value-type="float">
            <text:p>14.4</text:p>
          </table:table-cell>
          <table:table-cell office:value-type="float" office:value="14.44" calcext:value-type="float">
            <text:p>14.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74745" calcext:value-type="float">
            <text:p>174745</text:p>
          </table:table-cell>
          <table:table-cell office:value-type="float" office:value="9" calcext:value-type="float">
            <text:p>9</text:p>
          </table:table-cell>
          <table:table-cell office:value-type="float" office:value="9.04" calcext:value-type="float">
            <text:p>9.0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9414" calcext:value-type="float">
            <text:p>189414</text:p>
          </table:table-cell>
          <table:table-cell office:value-type="float" office:value="7.56" calcext:value-type="float">
            <text:p>7.56</text:p>
          </table:table-cell>
          <table:table-cell office:value-type="float" office:value="7.6" calcext:value-type="float">
            <text:p>7.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43517" calcext:value-type="float">
            <text:p>143517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50" calcext:value-type="float">
            <text:p>173150</text:p>
          </table:table-cell>
          <table:table-cell table:number-columns-repeated="2" office:value-type="float" office:value="58.28" calcext:value-type="float">
            <text:p>5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08" calcext:value-type="float">
            <text:p>115908</text:p>
          </table:table-cell>
          <table:table-cell office:value-type="float" office:value="15.12" calcext:value-type="float">
            <text:p>15.12</text:p>
          </table:table-cell>
          <table:table-cell office:value-type="float" office:value="15.08" calcext:value-type="float">
            <text:p>15.0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27383" calcext:value-type="float">
            <text:p>127383</text:p>
          </table:table-cell>
          <table:table-cell office:value-type="float" office:value="10.52" calcext:value-type="float">
            <text:p>10.52</text:p>
          </table:table-cell>
          <table:table-cell office:value-type="float" office:value="10.48" calcext:value-type="float">
            <text:p>10.4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33198" calcext:value-type="float">
            <text:p>133198</text:p>
          </table:table-cell>
          <table:table-cell office:value-type="float" office:value="25.16" calcext:value-type="float">
            <text:p>25.16</text:p>
          </table:table-cell>
          <table:table-cell office:value-type="float" office:value="25.12" calcext:value-type="float">
            <text:p>25.12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33675" calcext:value-type="float">
            <text:p>133675</text:p>
          </table:table-cell>
          <table:table-cell office:value-type="float" office:value="28.88" calcext:value-type="float">
            <text:p>28.88</text:p>
          </table:table-cell>
          <table:table-cell office:value-type="float" office:value="28.84" calcext:value-type="float">
            <text:p>28.8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1796" calcext:value-type="float">
            <text:p>181796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87234" calcext:value-type="float">
            <text:p>187234</text:p>
          </table:table-cell>
          <table:table-cell office:value-type="float" office:value="15.4" calcext:value-type="float">
            <text:p>15.4</text:p>
          </table:table-cell>
          <table:table-cell office:value-type="float" office:value="15.36" calcext:value-type="float">
            <text:p>15.3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45448" calcext:value-type="float">
            <text:p>145448</text:p>
          </table:table-cell>
          <table:table-cell office:value-type="float" office:value="9.92" calcext:value-type="float">
            <text:p>9.92</text:p>
          </table:table-cell>
          <table:table-cell office:value-type="float" office:value="9.76" calcext:value-type="float">
            <text:p>9.7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45860" calcext:value-type="float">
            <text:p>145860</text:p>
          </table:table-cell>
          <table:table-cell office:value-type="float" office:value="47.32" calcext:value-type="float">
            <text:p>47.32</text:p>
          </table:table-cell>
          <table:table-cell office:value-type="float" office:value="47.16" calcext:value-type="float">
            <text:p>47.16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135826" calcext:value-type="float">
            <text:p>135826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</table:table-row>
        <table:table-row table:style-name="ro1">
          <table:table-cell office:value-type="float" office:value="133258" calcext:value-type="float">
            <text:p>133258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-2.12" calcext:value-type="float">
            <text:p>-2.12</text:p>
          </table:table-cell>
        </table:table-row>
        <table:table-row table:style-name="ro1">
          <table:table-cell office:value-type="float" office:value="105279" calcext:value-type="float">
            <text:p>105279</text:p>
          </table:table-cell>
          <table:table-cell office:value-type="float" office:value="9.88" calcext:value-type="float">
            <text:p>9.88</text:p>
          </table:table-cell>
          <table:table-cell office:value-type="float" office:value="7.48" calcext:value-type="float">
            <text:p>7.4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42279" calcext:value-type="float">
            <text:p>142279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165417" calcext:value-type="float">
            <text:p>165417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-2.84" calcext:value-type="float">
            <text:p>-2.84</text:p>
          </table:table-cell>
        </table:table-row>
        <table:table-row table:style-name="ro1">
          <table:table-cell office:value-type="float" office:value="137395" calcext:value-type="float">
            <text:p>1373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53925" calcext:value-type="float">
            <text:p>153925</text:p>
          </table:table-cell>
          <table:table-cell office:value-type="float" office:value="30.24" calcext:value-type="float">
            <text:p>30.24</text:p>
          </table:table-cell>
          <table:table-cell office:value-type="float" office:value="26.92" calcext:value-type="float">
            <text:p>26.92</text:p>
          </table:table-cell>
          <table:table-cell office:value-type="float" office:value="-3.32" calcext:value-type="float">
            <text:p>-3.32</text:p>
          </table:table-cell>
        </table:table-row>
        <table:table-row table:style-name="ro1">
          <table:table-cell office:value-type="float" office:value="162274" calcext:value-type="float">
            <text:p>162274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175389" calcext:value-type="float">
            <text:p>175389</text:p>
          </table:table-cell>
          <table:table-cell office:value-type="float" office:value="8.56" calcext:value-type="float">
            <text:p>8.56</text:p>
          </table:table-cell>
          <table:table-cell office:value-type="float" office:value="5" calcext:value-type="float">
            <text:p>5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167777" calcext:value-type="float">
            <text:p>167777</text:p>
          </table:table-cell>
          <table:table-cell office:value-type="float" office:value="8.04" calcext:value-type="float">
            <text:p>8.04</text:p>
          </table:table-cell>
          <table:table-cell office:value-type="float" office:value="4.36" calcext:value-type="float">
            <text:p>4.36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103495" calcext:value-type="float">
            <text:p>103495</text:p>
          </table:table-cell>
          <table:table-cell office:value-type="float" office:value="14.44" calcext:value-type="float">
            <text:p>14.44</text:p>
          </table:table-cell>
          <table:table-cell office:value-type="float" office:value="10.72" calcext:value-type="float">
            <text:p>10.72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187754" calcext:value-type="float">
            <text:p>187754</text:p>
          </table:table-cell>
          <table:table-cell office:value-type="float" office:value="6.6" calcext:value-type="float">
            <text:p>6.6</text:p>
          </table:table-cell>
          <table:table-cell office:value-type="float" office:value="2.88" calcext:value-type="float">
            <text:p>2.88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108495" calcext:value-type="float">
            <text:p>108495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-4.08" calcext:value-type="float">
            <text:p>-4.08</text:p>
          </table:table-cell>
        </table:table-row>
        <table:table-row table:style-name="ro1">
          <table:table-cell office:value-type="float" office:value="169471" calcext:value-type="float">
            <text:p>169471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-4.08" calcext:value-type="float">
            <text:p>-4.08</text:p>
          </table:table-cell>
        </table:table-row>
        <table:table-row table:style-name="ro1">
          <table:table-cell office:value-type="float" office:value="172726" calcext:value-type="float">
            <text:p>172726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143516" calcext:value-type="float">
            <text:p>143516</text:p>
          </table:table-cell>
          <table:table-cell office:value-type="float" office:value="5.24" calcext:value-type="float">
            <text:p>5.24</text:p>
          </table:table-cell>
          <table:table-cell office:value-type="float" office:value="0.56" calcext:value-type="float">
            <text:p>0.56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140762" calcext:value-type="float">
            <text:p>140762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-4.76" calcext:value-type="float">
            <text:p>-4.76</text:p>
          </table:table-cell>
        </table:table-row>
        <table:table-row table:style-name="ro1">
          <table:table-cell office:value-type="float" office:value="151169" calcext:value-type="float">
            <text:p>151169</text:p>
          </table:table-cell>
          <table:table-cell office:value-type="float" office:value="8.96" calcext:value-type="float">
            <text:p>8.96</text:p>
          </table:table-cell>
          <table:table-cell office:value-type="float" office:value="4.04" calcext:value-type="float">
            <text:p>4.04</text:p>
          </table:table-cell>
          <table:table-cell office:value-type="float" office:value="-4.92" calcext:value-type="float">
            <text:p>-4.92</text:p>
          </table:table-cell>
        </table:table-row>
        <table:table-row table:style-name="ro1">
          <table:table-cell office:value-type="float" office:value="171611" calcext:value-type="float">
            <text:p>171611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-4.92" calcext:value-type="float">
            <text:p>-4.92</text:p>
          </table:table-cell>
        </table:table-row>
        <table:table-row table:style-name="ro1">
          <table:table-cell office:value-type="float" office:value="108474" calcext:value-type="float">
            <text:p>108474</text:p>
          </table:table-cell>
          <table:table-cell office:value-type="float" office:value="34.16" calcext:value-type="float">
            <text:p>34.16</text:p>
          </table:table-cell>
          <table:table-cell office:value-type="float" office:value="29.04" calcext:value-type="float">
            <text:p>29.04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123299" calcext:value-type="float">
            <text:p>123299</text:p>
          </table:table-cell>
          <table:table-cell office:value-type="float" office:value="5.4" calcext:value-type="float">
            <text:p>5.4</text:p>
          </table:table-cell>
          <table:table-cell office:value-type="float" office:value="0.28" calcext:value-type="float">
            <text:p>0.28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151581" calcext:value-type="float">
            <text:p>151581</text:p>
          </table:table-cell>
          <table:table-cell office:value-type="float" office:value="20.44" calcext:value-type="float">
            <text:p>20.44</text:p>
          </table:table-cell>
          <table:table-cell office:value-type="float" office:value="15.32" calcext:value-type="float">
            <text:p>15.32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195806" calcext:value-type="float">
            <text:p>195806</text:p>
          </table:table-cell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178809" calcext:value-type="float">
            <text:p>178809</text:p>
          </table:table-cell>
          <table:table-cell office:value-type="float" office:value="10.32" calcext:value-type="float">
            <text:p>10.32</text:p>
          </table:table-cell>
          <table:table-cell office:value-type="float" office:value="5.16" calcext:value-type="float">
            <text:p>5.16</text:p>
          </table:table-cell>
          <table:table-cell office:value-type="float" office:value="-5.16" calcext:value-type="float">
            <text:p>-5.16</text:p>
          </table:table-cell>
        </table:table-row>
        <table:table-row table:style-name="ro1">
          <table:table-cell office:value-type="float" office:value="145772" calcext:value-type="float">
            <text:p>145772</text:p>
          </table:table-cell>
          <table:table-cell office:value-type="float" office:value="50.44" calcext:value-type="float">
            <text:p>50.44</text:p>
          </table:table-cell>
          <table:table-cell office:value-type="float" office:value="45.24" calcext:value-type="float">
            <text:p>45.24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165638" calcext:value-type="float">
            <text:p>165638</text:p>
          </table:table-cell>
          <table:table-cell office:value-type="float" office:value="7.76" calcext:value-type="float">
            <text:p>7.76</text:p>
          </table:table-cell>
          <table:table-cell office:value-type="float" office:value="2.52" calcext:value-type="float">
            <text:p>2.52</text:p>
          </table:table-cell>
          <table:table-cell office:value-type="float" office:value="-5.24" calcext:value-type="float">
            <text:p>-5.24</text:p>
          </table:table-cell>
        </table:table-row>
        <table:table-row table:style-name="ro1">
          <table:table-cell office:value-type="float" office:value="120111" calcext:value-type="float">
            <text:p>120111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-5.28" calcext:value-type="float">
            <text:p>-5.28</text:p>
          </table:table-cell>
        </table:table-row>
        <table:table-row table:style-name="ro1">
          <table:table-cell office:value-type="float" office:value="118751" calcext:value-type="float">
            <text:p>118751</text:p>
          </table:table-cell>
          <table:table-cell office:value-type="float" office:value="6.92" calcext:value-type="float">
            <text:p>6.92</text:p>
          </table:table-cell>
          <table:table-cell office:value-type="float" office:value="1.52" calcext:value-type="float">
            <text:p>1.52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193799" calcext:value-type="float">
            <text:p>193799</text:p>
          </table:table-cell>
          <table:table-cell office:value-type="float" office:value="11.76" calcext:value-type="float">
            <text:p>11.76</text:p>
          </table:table-cell>
          <table:table-cell office:value-type="float" office:value="6.32" calcext:value-type="float">
            <text:p>6.32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>
          <table:table-cell office:value-type="float" office:value="150596" calcext:value-type="float">
            <text:p>150596</text:p>
          </table:table-cell>
          <table:table-cell office:value-type="float" office:value="15.52" calcext:value-type="float">
            <text:p>15.52</text:p>
          </table:table-cell>
          <table:table-cell office:value-type="float" office:value="10.04" calcext:value-type="float">
            <text:p>10.04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138114" calcext:value-type="float">
            <text:p>138114</text:p>
          </table:table-cell>
          <table:table-cell office:value-type="float" office:value="17.8" calcext:value-type="float">
            <text:p>17.8</text:p>
          </table:table-cell>
          <table:table-cell office:value-type="float" office:value="12.2" calcext:value-type="float">
            <text:p>12.2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53289" calcext:value-type="float">
            <text:p>153289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35335" calcext:value-type="float">
            <text:p>135335</text:p>
          </table:table-cell>
          <table:table-cell office:value-type="float" office:value="16.64" calcext:value-type="float">
            <text:p>16.64</text:p>
          </table:table-cell>
          <table:table-cell office:value-type="float" office:value="11" calcext:value-type="float">
            <text:p>11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167497" calcext:value-type="float">
            <text:p>167497</text:p>
          </table:table-cell>
          <table:table-cell office:value-type="float" office:value="6.96" calcext:value-type="float">
            <text:p>6.96</text:p>
          </table:table-cell>
          <table:table-cell office:value-type="float" office:value="1.32" calcext:value-type="float">
            <text:p>1.32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184671" calcext:value-type="float">
            <text:p>184671</text:p>
          </table:table-cell>
          <table:table-cell office:value-type="float" office:value="20.56" calcext:value-type="float">
            <text:p>20.56</text:p>
          </table:table-cell>
          <table:table-cell office:value-type="float" office:value="14.92" calcext:value-type="float">
            <text:p>14.92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116872" calcext:value-type="float">
            <text:p>116872</text:p>
          </table:table-cell>
          <table:table-cell office:value-type="float" office:value="5.92" calcext:value-type="float">
            <text:p>5.92</text:p>
          </table:table-cell>
          <table:table-cell office:value-type="float" office:value="0.2" calcext:value-type="float">
            <text:p>0.2</text:p>
          </table:table-cell>
          <table:table-cell office:value-type="float" office:value="-5.72" calcext:value-type="float">
            <text:p>-5.72</text:p>
          </table:table-cell>
        </table:table-row>
        <table:table-row table:style-name="ro1">
          <table:table-cell office:value-type="float" office:value="119821" calcext:value-type="float">
            <text:p>119821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190338" calcext:value-type="float">
            <text:p>190338</text:p>
          </table:table-cell>
          <table:table-cell office:value-type="float" office:value="32.44" calcext:value-type="float">
            <text:p>32.44</text:p>
          </table:table-cell>
          <table:table-cell office:value-type="float" office:value="26.56" calcext:value-type="float">
            <text:p>26.56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>
          <table:table-cell office:value-type="float" office:value="128977" calcext:value-type="float">
            <text:p>128977</text:p>
          </table:table-cell>
          <table:table-cell office:value-type="float" office:value="17.84" calcext:value-type="float">
            <text:p>17.84</text:p>
          </table:table-cell>
          <table:table-cell office:value-type="float" office:value="11.92" calcext:value-type="float">
            <text:p>11.92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175674" calcext:value-type="float">
            <text:p>175674</text:p>
          </table:table-cell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181408" calcext:value-type="float">
            <text:p>181408</text:p>
          </table:table-cell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160938" calcext:value-type="float">
            <text:p>160938</text:p>
          </table:table-cell>
          <table:table-cell office:value-type="float" office:value="22.44" calcext:value-type="float">
            <text:p>22.44</text:p>
          </table:table-cell>
          <table:table-cell office:value-type="float" office:value="16.48" calcext:value-type="float">
            <text:p>16.48</text:p>
          </table:table-cell>
          <table:table-cell office:value-type="float" office:value="-5.96" calcext:value-type="float">
            <text:p>-5.96</text:p>
          </table:table-cell>
        </table:table-row>
        <table:table-row table:style-name="ro1">
          <table:table-cell office:value-type="float" office:value="173799" calcext:value-type="float">
            <text:p>173799</text:p>
          </table:table-cell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  <table:table-cell office:value-type="float" office:value="-6.08" calcext:value-type="float">
            <text:p>-6.08</text:p>
          </table:table-cell>
        </table:table-row>
        <table:table-row table:style-name="ro1">
          <table:table-cell office:value-type="float" office:value="155715" calcext:value-type="float">
            <text:p>155715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158069" calcext:value-type="float">
            <text:p>158069</text:p>
          </table:table-cell>
          <table:table-cell office:value-type="float" office:value="10.88" calcext:value-type="float">
            <text:p>10.88</text:p>
          </table:table-cell>
          <table:table-cell office:value-type="float" office:value="4.64" calcext:value-type="float">
            <text:p>4.64</text:p>
          </table:table-cell>
          <table:table-cell office:value-type="float" office:value="-6.24" calcext:value-type="float">
            <text:p>-6.24</text:p>
          </table:table-cell>
        </table:table-row>
        <table:table-row table:style-name="ro1">
          <table:table-cell office:value-type="float" office:value="176530" calcext:value-type="float">
            <text:p>176530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  <table:table-cell office:value-type="float" office:value="-6.24" calcext:value-type="float">
            <text:p>-6.24</text:p>
          </table:table-cell>
        </table:table-row>
        <table:table-row table:style-name="ro1">
          <table:table-cell office:value-type="float" office:value="128870" calcext:value-type="float">
            <text:p>128870</text:p>
          </table:table-cell>
          <table:table-cell office:value-type="float" office:value="22.64" calcext:value-type="float">
            <text:p>22.64</text:p>
          </table:table-cell>
          <table:table-cell office:value-type="float" office:value="16.36" calcext:value-type="float">
            <text:p>16.36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float" office:value="15.68" calcext:value-type="float">
            <text:p>15.68</text:p>
          </table:table-cell>
          <table:table-cell office:value-type="float" office:value="9.4" calcext:value-type="float">
            <text:p>9.4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159846" calcext:value-type="float">
            <text:p>159846</text:p>
          </table:table-cell>
          <table:table-cell office:value-type="float" office:value="16.68" calcext:value-type="float">
            <text:p>16.68</text:p>
          </table:table-cell>
          <table:table-cell office:value-type="float" office:value="10.32" calcext:value-type="float">
            <text:p>10.32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63331" calcext:value-type="float">
            <text:p>163331</text:p>
          </table:table-cell>
          <table:table-cell office:value-type="float" office:value="14.84" calcext:value-type="float">
            <text:p>14.84</text:p>
          </table:table-cell>
          <table:table-cell office:value-type="float" office:value="8.48" calcext:value-type="float">
            <text:p>8.48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78448" calcext:value-type="float">
            <text:p>178448</text:p>
          </table:table-cell>
          <table:table-cell office:value-type="float" office:value="8.52" calcext:value-type="float">
            <text:p>8.52</text:p>
          </table:table-cell>
          <table:table-cell office:value-type="float" office:value="2.16" calcext:value-type="float">
            <text:p>2.16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15591" calcext:value-type="float">
            <text:p>115591</text:p>
          </table:table-cell>
          <table:table-cell office:value-type="float" office:value="15.88" calcext:value-type="float">
            <text:p>15.88</text:p>
          </table:table-cell>
          <table:table-cell office:value-type="float" office:value="9.44" calcext:value-type="float">
            <text:p>9.44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59948" calcext:value-type="float">
            <text:p>159948</text:p>
          </table:table-cell>
          <table:table-cell office:value-type="float" office:value="24.04" calcext:value-type="float">
            <text:p>24.04</text:p>
          </table:table-cell>
          <table:table-cell office:value-type="float" office:value="17.6" calcext:value-type="float">
            <text:p>17.6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87854" calcext:value-type="float">
            <text:p>187854</text:p>
          </table:table-cell>
          <table:table-cell office:value-type="float" office:value="8.96" calcext:value-type="float">
            <text:p>8.96</text:p>
          </table:table-cell>
          <table:table-cell office:value-type="float" office:value="2.52" calcext:value-type="float">
            <text:p>2.52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15159" calcext:value-type="float">
            <text:p>115159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106459" calcext:value-type="float">
            <text:p>106459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154386" calcext:value-type="float">
            <text:p>154386</text:p>
          </table:table-cell>
          <table:table-cell office:value-type="float" office:value="21.76" calcext:value-type="float">
            <text:p>21.76</text:p>
          </table:table-cell>
          <table:table-cell office:value-type="float" office:value="15.2" calcext:value-type="float">
            <text:p>15.2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132983" calcext:value-type="float">
            <text:p>132983</text:p>
          </table:table-cell>
          <table:table-cell office:value-type="float" office:value="25.2" calcext:value-type="float">
            <text:p>25.2</text:p>
          </table:table-cell>
          <table:table-cell office:value-type="float" office:value="18.6" calcext:value-type="float">
            <text:p>18.6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04308" calcext:value-type="float">
            <text:p>104308</text:p>
          </table:table-cell>
          <table:table-cell office:value-type="float" office:value="14.6" calcext:value-type="float">
            <text:p>14.6</text:p>
          </table:table-cell>
          <table:table-cell office:value-type="float" office:value="7.96" calcext:value-type="float">
            <text:p>7.96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120831" calcext:value-type="float">
            <text:p>120831</text:p>
          </table:table-cell>
          <table:table-cell office:value-type="float" office:value="8.88" calcext:value-type="float">
            <text:p>8.88</text:p>
          </table:table-cell>
          <table:table-cell office:value-type="float" office:value="2.24" calcext:value-type="float">
            <text:p>2.24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172085" calcext:value-type="float">
            <text:p>172085</text:p>
          </table:table-cell>
          <table:table-cell office:value-type="float" office:value="35.24" calcext:value-type="float">
            <text:p>35.24</text:p>
          </table:table-cell>
          <table:table-cell office:value-type="float" office:value="28.56" calcext:value-type="float">
            <text:p>28.56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115386" calcext:value-type="float">
            <text:p>115386</text:p>
          </table:table-cell>
          <table:table-cell office:value-type="float" office:value="15.28" calcext:value-type="float">
            <text:p>15.28</text:p>
          </table:table-cell>
          <table:table-cell office:value-type="float" office:value="8.56" calcext:value-type="float">
            <text:p>8.56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97883" calcext:value-type="float">
            <text:p>197883</text:p>
          </table:table-cell>
          <table:table-cell office:value-type="float" office:value="42.68" calcext:value-type="float">
            <text:p>42.68</text:p>
          </table:table-cell>
          <table:table-cell office:value-type="float" office:value="35.96" calcext:value-type="float">
            <text:p>35.96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18460" calcext:value-type="float">
            <text:p>118460</text:p>
          </table:table-cell>
          <table:table-cell office:value-type="float" office:value="11.72" calcext:value-type="float">
            <text:p>11.72</text:p>
          </table:table-cell>
          <table:table-cell office:value-type="float" office:value="4.96" calcext:value-type="float">
            <text:p>4.96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20337" calcext:value-type="float">
            <text:p>120337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50257" calcext:value-type="float">
            <text:p>150257</text:p>
          </table:table-cell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61327" calcext:value-type="float">
            <text:p>161327</text:p>
          </table:table-cell>
          <table:table-cell office:value-type="float" office:value="6.88" calcext:value-type="float">
            <text:p>6.88</text:p>
          </table:table-cell>
          <table:table-cell office:value-type="float" office:value="0" calcext:value-type="float">
            <text:p>0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101411" calcext:value-type="float">
            <text:p>101411</text:p>
          </table:table-cell>
          <table:table-cell office:value-type="float" office:value="9.76" calcext:value-type="float">
            <text:p>9.76</text:p>
          </table:table-cell>
          <table:table-cell office:value-type="float" office:value="2.8" calcext:value-type="float">
            <text:p>2.8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133727" calcext:value-type="float">
            <text:p>133727</text:p>
          </table:table-cell>
          <table:table-cell office:value-type="float" office:value="8.88" calcext:value-type="float">
            <text:p>8.88</text:p>
          </table:table-cell>
          <table:table-cell office:value-type="float" office:value="1.92" calcext:value-type="float">
            <text:p>1.92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176821" calcext:value-type="float">
            <text:p>176821</text:p>
          </table:table-cell>
          <table:table-cell office:value-type="float" office:value="19.04" calcext:value-type="float">
            <text:p>19.04</text:p>
          </table:table-cell>
          <table:table-cell office:value-type="float" office:value="12.08" calcext:value-type="float">
            <text:p>12.08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154751" calcext:value-type="float">
            <text:p>154751</text:p>
          </table:table-cell>
          <table:table-cell office:value-type="float" office:value="9.56" calcext:value-type="float">
            <text:p>9.56</text:p>
          </table:table-cell>
          <table:table-cell office:value-type="float" office:value="2.56" calcext:value-type="float">
            <text:p>2.5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92318" calcext:value-type="float">
            <text:p>192318</text:p>
          </table:table-cell>
          <table:table-cell office:value-type="float" office:value="19.8" calcext:value-type="float">
            <text:p>19.8</text:p>
          </table:table-cell>
          <table:table-cell office:value-type="float" office:value="12.76" calcext:value-type="float">
            <text:p>12.76</text:p>
          </table:table-cell>
          <table:table-cell office:value-type="float" office:value="-7.04" calcext:value-type="float">
            <text:p>-7.04</text:p>
          </table:table-cell>
        </table:table-row>
        <table:table-row table:style-name="ro1">
          <table:table-cell office:value-type="float" office:value="165146" calcext:value-type="float">
            <text:p>165146</text:p>
          </table:table-cell>
          <table:table-cell office:value-type="float" office:value="7.4" calcext:value-type="float">
            <text:p>7.4</text:p>
          </table:table-cell>
          <table:table-cell office:value-type="float" office:value="0.32" calcext:value-type="float">
            <text:p>0.32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87241" calcext:value-type="float">
            <text:p>187241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91645" calcext:value-type="float">
            <text:p>191645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06179" calcext:value-type="float">
            <text:p>106179</text:p>
          </table:table-cell>
          <table:table-cell office:value-type="float" office:value="18.36" calcext:value-type="float">
            <text:p>18.36</text:p>
          </table:table-cell>
          <table:table-cell office:value-type="float" office:value="11.24" calcext:value-type="float">
            <text:p>11.24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71320" calcext:value-type="float">
            <text:p>171320</text:p>
          </table:table-cell>
          <table:table-cell office:value-type="float" office:value="22.12" calcext:value-type="float">
            <text:p>22.12</text:p>
          </table:table-cell>
          <table:table-cell office:value-type="float" office:value="15" calcext:value-type="float">
            <text:p>15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99398" calcext:value-type="float">
            <text:p>199398</text:p>
          </table:table-cell>
          <table:table-cell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28751" calcext:value-type="float">
            <text:p>128751</text:p>
          </table:table-cell>
          <table:table-cell office:value-type="float" office:value="19.24" calcext:value-type="float">
            <text:p>19.24</text:p>
          </table:table-cell>
          <table:table-cell office:value-type="float" office:value="12.08" calcext:value-type="float">
            <text:p>12.08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34222" calcext:value-type="float">
            <text:p>134222</text:p>
          </table:table-cell>
          <table:table-cell office:value-type="float" office:value="10.44" calcext:value-type="float">
            <text:p>10.44</text:p>
          </table:table-cell>
          <table:table-cell office:value-type="float" office:value="3.28" calcext:value-type="float">
            <text:p>3.28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04658" calcext:value-type="float">
            <text:p>104658</text:p>
          </table:table-cell>
          <table:table-cell office:value-type="float" office:value="61.96" calcext:value-type="float">
            <text:p>61.96</text:p>
          </table:table-cell>
          <table:table-cell office:value-type="float" office:value="54.76" calcext:value-type="float">
            <text:p>54.76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115232" calcext:value-type="float">
            <text:p>115232</text:p>
          </table:table-cell>
          <table:table-cell office:value-type="float" office:value="9.12" calcext:value-type="float">
            <text:p>9.12</text:p>
          </table:table-cell>
          <table:table-cell office:value-type="float" office:value="1.92" calcext:value-type="float">
            <text:p>1.92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146529" calcext:value-type="float">
            <text:p>146529</text:p>
          </table:table-cell>
          <table:table-cell office:value-type="float" office:value="14.92" calcext:value-type="float">
            <text:p>14.92</text:p>
          </table:table-cell>
          <table:table-cell office:value-type="float" office:value="7.64" calcext:value-type="float">
            <text:p>7.6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59730" calcext:value-type="float">
            <text:p>159730</text:p>
          </table:table-cell>
          <table:table-cell office:value-type="float" office:value="20.72" calcext:value-type="float">
            <text:p>20.72</text:p>
          </table:table-cell>
          <table:table-cell office:value-type="float" office:value="13.44" calcext:value-type="float">
            <text:p>13.4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99979" calcext:value-type="float">
            <text:p>199979</text:p>
          </table:table-cell>
          <table:table-cell office:value-type="float" office:value="9.92" calcext:value-type="float">
            <text:p>9.92</text:p>
          </table:table-cell>
          <table:table-cell office:value-type="float" office:value="2.64" calcext:value-type="float">
            <text:p>2.6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30772" calcext:value-type="float">
            <text:p>130772</text:p>
          </table:table-cell>
          <table:table-cell office:value-type="float" office:value="10.2" calcext:value-type="float">
            <text:p>10.2</text:p>
          </table:table-cell>
          <table:table-cell office:value-type="float" office:value="2.88" calcext:value-type="float">
            <text:p>2.88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149235" calcext:value-type="float">
            <text:p>149235</text:p>
          </table:table-cell>
          <table:table-cell office:value-type="float" office:value="30.88" calcext:value-type="float">
            <text:p>30.88</text:p>
          </table:table-cell>
          <table:table-cell office:value-type="float" office:value="23.52" calcext:value-type="float">
            <text:p>23.52</text:p>
          </table:table-cell>
          <table:table-cell office:value-type="float" office:value="-7.36" calcext:value-type="float">
            <text:p>-7.36</text:p>
          </table:table-cell>
        </table:table-row>
        <table:table-row table:style-name="ro1">
          <table:table-cell office:value-type="float" office:value="104070" calcext:value-type="float">
            <text:p>104070</text:p>
          </table:table-cell>
          <table:table-cell office:value-type="float" office:value="13.76" calcext:value-type="float">
            <text:p>13.76</text:p>
          </table:table-cell>
          <table:table-cell office:value-type="float" office:value="6.36" calcext:value-type="float">
            <text:p>6.36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190558" calcext:value-type="float">
            <text:p>190558</text:p>
          </table:table-cell>
          <table:table-cell office:value-type="float" office:value="25.92" calcext:value-type="float">
            <text:p>25.92</text:p>
          </table:table-cell>
          <table:table-cell office:value-type="float" office:value="18.44" calcext:value-type="float">
            <text:p>18.44</text:p>
          </table:table-cell>
          <table:table-cell office:value-type="float" office:value="-7.48" calcext:value-type="float">
            <text:p>-7.48</text:p>
          </table:table-cell>
        </table:table-row>
        <table:table-row table:style-name="ro1">
          <table:table-cell office:value-type="float" office:value="150425" calcext:value-type="float">
            <text:p>150425</text:p>
          </table:table-cell>
          <table:table-cell office:value-type="float" office:value="18.32" calcext:value-type="float">
            <text:p>18.32</text:p>
          </table:table-cell>
          <table:table-cell office:value-type="float" office:value="10.8" calcext:value-type="float">
            <text:p>10.8</text:p>
          </table:table-cell>
          <table:table-cell office:value-type="float" office:value="-7.52" calcext:value-type="float">
            <text:p>-7.52</text:p>
          </table:table-cell>
        </table:table-row>
        <table:table-row table:style-name="ro1">
          <table:table-cell office:value-type="float" office:value="122316" calcext:value-type="float">
            <text:p>122316</text:p>
          </table:table-cell>
          <table:table-cell office:value-type="float" office:value="18.76" calcext:value-type="float">
            <text:p>18.76</text:p>
          </table:table-cell>
          <table:table-cell office:value-type="float" office:value="11.2" calcext:value-type="float">
            <text:p>11.2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8" calcext:value-type="float">
            <text:p>8</text:p>
          </table:table-cell>
          <table:table-cell office:value-type="float" office:value="0.44" calcext:value-type="float">
            <text:p>0.44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193793" calcext:value-type="float">
            <text:p>193793</text:p>
          </table:table-cell>
          <table:table-cell office:value-type="float" office:value="31.08" calcext:value-type="float">
            <text:p>31.08</text:p>
          </table:table-cell>
          <table:table-cell office:value-type="float" office:value="23.52" calcext:value-type="float">
            <text:p>23.52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119349" calcext:value-type="float">
            <text:p>119349</text:p>
          </table:table-cell>
          <table:table-cell office:value-type="float" office:value="28.64" calcext:value-type="float">
            <text:p>28.64</text:p>
          </table:table-cell>
          <table:table-cell office:value-type="float" office:value="21.04" calcext:value-type="float">
            <text:p>21.04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133670" calcext:value-type="float">
            <text:p>133670</text:p>
          </table:table-cell>
          <table:table-cell office:value-type="float" office:value="36.44" calcext:value-type="float">
            <text:p>36.44</text:p>
          </table:table-cell>
          <table:table-cell office:value-type="float" office:value="28.84" calcext:value-type="float">
            <text:p>28.84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199063" calcext:value-type="float">
            <text:p>199063</text:p>
          </table:table-cell>
          <table:table-cell office:value-type="float" office:value="17.44" calcext:value-type="float">
            <text:p>17.44</text:p>
          </table:table-cell>
          <table:table-cell office:value-type="float" office:value="9.84" calcext:value-type="float">
            <text:p>9.84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174440" calcext:value-type="float">
            <text:p>174440</text:p>
          </table:table-cell>
          <table:table-cell office:value-type="float" office:value="22.28" calcext:value-type="float">
            <text:p>22.28</text:p>
          </table:table-cell>
          <table:table-cell office:value-type="float" office:value="14.64" calcext:value-type="float">
            <text:p>14.64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179670" calcext:value-type="float">
            <text:p>179670</text:p>
          </table:table-cell>
          <table:table-cell office:value-type="float" office:value="8.24" calcext:value-type="float">
            <text:p>8.24</text:p>
          </table:table-cell>
          <table:table-cell office:value-type="float" office:value="0.6" calcext:value-type="float">
            <text:p>0.6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137946" calcext:value-type="float">
            <text:p>137946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190599" calcext:value-type="float">
            <text:p>190599</text:p>
          </table:table-cell>
          <table:table-cell office:value-type="float" office:value="36.6" calcext:value-type="float">
            <text:p>36.6</text:p>
          </table:table-cell>
          <table:table-cell office:value-type="float" office:value="28.88" calcext:value-type="float">
            <text:p>28.88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134522" calcext:value-type="float">
            <text:p>134522</text:p>
          </table:table-cell>
          <table:table-cell office:value-type="float" office:value="26.08" calcext:value-type="float">
            <text:p>26.08</text:p>
          </table:table-cell>
          <table:table-cell office:value-type="float" office:value="18.28" calcext:value-type="float">
            <text:p>18.28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172745" calcext:value-type="float">
            <text:p>172745</text:p>
          </table:table-cell>
          <table:table-cell office:value-type="float" office:value="23.6" calcext:value-type="float">
            <text:p>23.6</text:p>
          </table:table-cell>
          <table:table-cell office:value-type="float" office:value="15.8" calcext:value-type="float">
            <text:p>15.8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120693" calcext:value-type="float">
            <text:p>120693</text:p>
          </table:table-cell>
          <table:table-cell office:value-type="float" office:value="21.08" calcext:value-type="float">
            <text:p>21.08</text:p>
          </table:table-cell>
          <table:table-cell office:value-type="float" office:value="13.24" calcext:value-type="float">
            <text:p>13.24</text:p>
          </table:table-cell>
          <table:table-cell office:value-type="float" office:value="-7.84" calcext:value-type="float">
            <text:p>-7.84</text:p>
          </table:table-cell>
        </table:table-row>
        <table:table-row table:style-name="ro1">
          <table:table-cell office:value-type="float" office:value="165413" calcext:value-type="float">
            <text:p>165413</text:p>
          </table:table-cell>
          <table:table-cell office:value-type="float" office:value="16" calcext:value-type="float">
            <text:p>16</text:p>
          </table:table-cell>
          <table:table-cell office:value-type="float" office:value="8.12" calcext:value-type="float">
            <text:p>8.12</text:p>
          </table:table-cell>
          <table:table-cell office:value-type="float" office:value="-7.88" calcext:value-type="float">
            <text:p>-7.88</text:p>
          </table:table-cell>
        </table:table-row>
        <table:table-row table:style-name="ro1">
          <table:table-cell office:value-type="float" office:value="159243" calcext:value-type="float">
            <text:p>159243</text:p>
          </table:table-cell>
          <table:table-cell office:value-type="float" office:value="22.2" calcext:value-type="float">
            <text:p>22.2</text:p>
          </table:table-cell>
          <table:table-cell office:value-type="float" office:value="14.28" calcext:value-type="float">
            <text:p>14.2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176461" calcext:value-type="float">
            <text:p>176461</text:p>
          </table:table-cell>
          <table:table-cell office:value-type="float" office:value="8.48" calcext:value-type="float">
            <text:p>8.48</text:p>
          </table:table-cell>
          <table:table-cell office:value-type="float" office:value="0.48" calcext:value-type="float">
            <text:p>0.4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91485" calcext:value-type="float">
            <text:p>191485</text:p>
          </table:table-cell>
          <table:table-cell office:value-type="float" office:value="18.84" calcext:value-type="float">
            <text:p>18.84</text:p>
          </table:table-cell>
          <table:table-cell office:value-type="float" office:value="10.8" calcext:value-type="float">
            <text:p>10.8</text:p>
          </table:table-cell>
          <table:table-cell office:value-type="float" office:value="-8.04" calcext:value-type="float">
            <text:p>-8.04</text:p>
          </table:table-cell>
        </table:table-row>
        <table:table-row table:style-name="ro1">
          <table:table-cell office:value-type="float" office:value="174443" calcext:value-type="float">
            <text:p>174443</text:p>
          </table:table-cell>
          <table:table-cell office:value-type="float" office:value="14.72" calcext:value-type="float">
            <text:p>14.72</text:p>
          </table:table-cell>
          <table:table-cell office:value-type="float" office:value="6.6" calcext:value-type="float">
            <text:p>6.6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182392" calcext:value-type="float">
            <text:p>182392</text:p>
          </table:table-cell>
          <table:table-cell office:value-type="float" office:value="24.6" calcext:value-type="float">
            <text:p>24.6</text:p>
          </table:table-cell>
          <table:table-cell office:value-type="float" office:value="16.48" calcext:value-type="float">
            <text:p>16.48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187935" calcext:value-type="float">
            <text:p>187935</text:p>
          </table:table-cell>
          <table:table-cell office:value-type="float" office:value="10.88" calcext:value-type="float">
            <text:p>10.88</text:p>
          </table:table-cell>
          <table:table-cell office:value-type="float" office:value="2.76" calcext:value-type="float">
            <text:p>2.76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155282" calcext:value-type="float">
            <text:p>155282</text:p>
          </table:table-cell>
          <table:table-cell office:value-type="float" office:value="14.32" calcext:value-type="float">
            <text:p>14.32</text:p>
          </table:table-cell>
          <table:table-cell office:value-type="float" office:value="6.12" calcext:value-type="float">
            <text:p>6.12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193440" calcext:value-type="float">
            <text:p>193440</text:p>
          </table:table-cell>
          <table:table-cell office:value-type="float" office:value="13.6" calcext:value-type="float">
            <text:p>13.6</text:p>
          </table:table-cell>
          <table:table-cell office:value-type="float" office:value="5.4" calcext:value-type="float">
            <text:p>5.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105930" calcext:value-type="float">
            <text:p>105930</text:p>
          </table:table-cell>
          <table:table-cell office:value-type="float" office:value="39.04" calcext:value-type="float">
            <text:p>39.04</text:p>
          </table:table-cell>
          <table:table-cell office:value-type="float" office:value="30.76" calcext:value-type="float">
            <text:p>30.76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137701" calcext:value-type="float">
            <text:p>137701</text:p>
          </table:table-cell>
          <table:table-cell office:value-type="float" office:value="10.4" calcext:value-type="float">
            <text:p>10.4</text:p>
          </table:table-cell>
          <table:table-cell office:value-type="float" office:value="2.08" calcext:value-type="float">
            <text:p>2.08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161788" calcext:value-type="float">
            <text:p>161788</text:p>
          </table:table-cell>
          <table:table-cell office:value-type="float" office:value="43.28" calcext:value-type="float">
            <text:p>43.28</text:p>
          </table:table-cell>
          <table:table-cell office:value-type="float" office:value="34.96" calcext:value-type="float">
            <text:p>34.96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117921" calcext:value-type="float">
            <text:p>117921</text:p>
          </table:table-cell>
          <table:table-cell office:value-type="float" office:value="10.76" calcext:value-type="float">
            <text:p>10.76</text:p>
          </table:table-cell>
          <table:table-cell office:value-type="float" office:value="2.4" calcext:value-type="float">
            <text:p>2.4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29525" calcext:value-type="float">
            <text:p>129525</text:p>
          </table:table-cell>
          <table:table-cell office:value-type="float" office:value="13.44" calcext:value-type="float">
            <text:p>13.44</text:p>
          </table:table-cell>
          <table:table-cell office:value-type="float" office:value="5.08" calcext:value-type="float">
            <text:p>5.08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59050" calcext:value-type="float">
            <text:p>159050</text:p>
          </table:table-cell>
          <table:table-cell office:value-type="float" office:value="24.56" calcext:value-type="float">
            <text:p>24.56</text:p>
          </table:table-cell>
          <table:table-cell office:value-type="float" office:value="16.2" calcext:value-type="float">
            <text:p>16.2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08289" calcext:value-type="float">
            <text:p>108289</text:p>
          </table:table-cell>
          <table:table-cell office:value-type="float" office:value="24.32" calcext:value-type="float">
            <text:p>24.32</text:p>
          </table:table-cell>
          <table:table-cell office:value-type="float" office:value="15.92" calcext:value-type="float">
            <text:p>15.92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160692" calcext:value-type="float">
            <text:p>160692</text:p>
          </table:table-cell>
          <table:table-cell office:value-type="float" office:value="19.92" calcext:value-type="float">
            <text:p>19.92</text:p>
          </table:table-cell>
          <table:table-cell office:value-type="float" office:value="11.52" calcext:value-type="float">
            <text:p>11.52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121647" calcext:value-type="float">
            <text:p>121647</text:p>
          </table:table-cell>
          <table:table-cell office:value-type="float" office:value="11.6" calcext:value-type="float">
            <text:p>11.6</text:p>
          </table:table-cell>
          <table:table-cell office:value-type="float" office:value="3.16" calcext:value-type="float">
            <text:p>3.16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33738" calcext:value-type="float">
            <text:p>133738</text:p>
          </table:table-cell>
          <table:table-cell office:value-type="float" office:value="16.32" calcext:value-type="float">
            <text:p>16.32</text:p>
          </table:table-cell>
          <table:table-cell office:value-type="float" office:value="7.88" calcext:value-type="float">
            <text:p>7.88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73762" calcext:value-type="float">
            <text:p>173762</text:p>
          </table:table-cell>
          <table:table-cell office:value-type="float" office:value="14.24" calcext:value-type="float">
            <text:p>14.24</text:p>
          </table:table-cell>
          <table:table-cell office:value-type="float" office:value="5.76" calcext:value-type="float">
            <text:p>5.76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149435" calcext:value-type="float">
            <text:p>149435</text:p>
          </table:table-cell>
          <table:table-cell office:value-type="float" office:value="9.16" calcext:value-type="float">
            <text:p>9.16</text:p>
          </table:table-cell>
          <table:table-cell office:value-type="float" office:value="0.6" calcext:value-type="float">
            <text:p>0.6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159090" calcext:value-type="float">
            <text:p>159090</text:p>
          </table:table-cell>
          <table:table-cell office:value-type="float" office:value="17.36" calcext:value-type="float">
            <text:p>17.36</text:p>
          </table:table-cell>
          <table:table-cell office:value-type="float" office:value="8.8" calcext:value-type="float">
            <text:p>8.8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193536" calcext:value-type="float">
            <text:p>193536</text:p>
          </table:table-cell>
          <table:table-cell office:value-type="float" office:value="43.24" calcext:value-type="float">
            <text:p>43.24</text:p>
          </table:table-cell>
          <table:table-cell office:value-type="float" office:value="34.68" calcext:value-type="float">
            <text:p>34.68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197514" calcext:value-type="float">
            <text:p>197514</text:p>
          </table:table-cell>
          <table:table-cell office:value-type="float" office:value="18.96" calcext:value-type="float">
            <text:p>18.96</text:p>
          </table:table-cell>
          <table:table-cell office:value-type="float" office:value="10.36" calcext:value-type="float">
            <text:p>10.36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112549" calcext:value-type="float">
            <text:p>112549</text:p>
          </table:table-cell>
          <table:table-cell office:value-type="float" office:value="29.72" calcext:value-type="float">
            <text:p>29.72</text:p>
          </table:table-cell>
          <table:table-cell office:value-type="float" office:value="21.08" calcext:value-type="float">
            <text:p>21.08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167386" calcext:value-type="float">
            <text:p>167386</text:p>
          </table:table-cell>
          <table:table-cell office:value-type="float" office:value="33.64" calcext:value-type="float">
            <text:p>33.64</text:p>
          </table:table-cell>
          <table:table-cell office:value-type="float" office:value="25" calcext:value-type="float">
            <text:p>25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159970" calcext:value-type="float">
            <text:p>159970</text:p>
          </table:table-cell>
          <table:table-cell office:value-type="float" office:value="33" calcext:value-type="float">
            <text:p>33</text:p>
          </table:table-cell>
          <table:table-cell office:value-type="float" office:value="24.28" calcext:value-type="float">
            <text:p>24.28</text:p>
          </table:table-cell>
          <table:table-cell office:value-type="float" office:value="-8.72" calcext:value-type="float">
            <text:p>-8.72</text:p>
          </table:table-cell>
        </table:table-row>
        <table:table-row table:style-name="ro1">
          <table:table-cell office:value-type="float" office:value="110302" calcext:value-type="float">
            <text:p>110302</text:p>
          </table:table-cell>
          <table:table-cell office:value-type="float" office:value="19.92" calcext:value-type="float">
            <text:p>19.92</text:p>
          </table:table-cell>
          <table:table-cell office:value-type="float" office:value="11.12" calcext:value-type="float">
            <text:p>11.12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151505" calcext:value-type="float">
            <text:p>151505</text:p>
          </table:table-cell>
          <table:table-cell office:value-type="float" office:value="17.72" calcext:value-type="float">
            <text:p>17.72</text:p>
          </table:table-cell>
          <table:table-cell office:value-type="float" office:value="8.92" calcext:value-type="float">
            <text:p>8.92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103356" calcext:value-type="float">
            <text:p>103356</text:p>
          </table:table-cell>
          <table:table-cell office:value-type="float" office:value="12.92" calcext:value-type="float">
            <text:p>12.92</text:p>
          </table:table-cell>
          <table:table-cell office:value-type="float" office:value="4.08" calcext:value-type="float">
            <text:p>4.08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128731" calcext:value-type="float">
            <text:p>128731</text:p>
          </table:table-cell>
          <table:table-cell office:value-type="float" office:value="59.68" calcext:value-type="float">
            <text:p>59.68</text:p>
          </table:table-cell>
          <table:table-cell office:value-type="float" office:value="50.8" calcext:value-type="float">
            <text:p>50.8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float" office:value="161691" calcext:value-type="float">
            <text:p>161691</text:p>
          </table:table-cell>
          <table:table-cell office:value-type="float" office:value="17.04" calcext:value-type="float">
            <text:p>17.04</text:p>
          </table:table-cell>
          <table:table-cell office:value-type="float" office:value="8.12" calcext:value-type="float">
            <text:p>8.12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147150" calcext:value-type="float">
            <text:p>147150</text:p>
          </table:table-cell>
          <table:table-cell office:value-type="float" office:value="12.08" calcext:value-type="float">
            <text:p>12.08</text:p>
          </table:table-cell>
          <table:table-cell office:value-type="float" office:value="3.12" calcext:value-type="float">
            <text:p>3.12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154391" calcext:value-type="float">
            <text:p>154391</text:p>
          </table:table-cell>
          <table:table-cell office:value-type="float" office:value="28.2" calcext:value-type="float">
            <text:p>28.2</text:p>
          </table:table-cell>
          <table:table-cell office:value-type="float" office:value="19.2" calcext:value-type="float">
            <text:p>19.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63984" calcext:value-type="float">
            <text:p>163984</text:p>
          </table:table-cell>
          <table:table-cell office:value-type="float" office:value="31.36" calcext:value-type="float">
            <text:p>31.36</text:p>
          </table:table-cell>
          <table:table-cell office:value-type="float" office:value="22.36" calcext:value-type="float">
            <text:p>22.3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63195" calcext:value-type="float">
            <text:p>163195</text:p>
          </table:table-cell>
          <table:table-cell office:value-type="float" office:value="13.4" calcext:value-type="float">
            <text:p>13.4</text:p>
          </table:table-cell>
          <table:table-cell office:value-type="float" office:value="4.28" calcext:value-type="float">
            <text:p>4.28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195441" calcext:value-type="float">
            <text:p>195441</text:p>
          </table:table-cell>
          <table:table-cell office:value-type="float" office:value="13.64" calcext:value-type="float">
            <text:p>13.64</text:p>
          </table:table-cell>
          <table:table-cell office:value-type="float" office:value="4.48" calcext:value-type="float">
            <text:p>4.48</text:p>
          </table:table-cell>
          <table:table-cell office:value-type="float" office:value="-9.16" calcext:value-type="float">
            <text:p>-9.16</text:p>
          </table:table-cell>
        </table:table-row>
        <table:table-row table:style-name="ro1">
          <table:table-cell office:value-type="float" office:value="109147" calcext:value-type="float">
            <text:p>109147</text:p>
          </table:table-cell>
          <table:table-cell office:value-type="float" office:value="14.08" calcext:value-type="float">
            <text:p>14.08</text:p>
          </table:table-cell>
          <table:table-cell office:value-type="float" office:value="4.84" calcext:value-type="float">
            <text:p>4.84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145352" calcext:value-type="float">
            <text:p>145352</text:p>
          </table:table-cell>
          <table:table-cell office:value-type="float" office:value="19.08" calcext:value-type="float">
            <text:p>19.08</text:p>
          </table:table-cell>
          <table:table-cell office:value-type="float" office:value="9.84" calcext:value-type="float">
            <text:p>9.84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101085" calcext:value-type="float">
            <text:p>101085</text:p>
          </table:table-cell>
          <table:table-cell office:value-type="float" office:value="11.2" calcext:value-type="float">
            <text:p>11.2</text:p>
          </table:table-cell>
          <table:table-cell office:value-type="float" office:value="1.92" calcext:value-type="float">
            <text:p>1.92</text:p>
          </table:table-cell>
          <table:table-cell office:value-type="float" office:value="-9.28" calcext:value-type="float">
            <text:p>-9.28</text:p>
          </table:table-cell>
        </table:table-row>
        <table:table-row table:style-name="ro1">
          <table:table-cell office:value-type="float" office:value="102741" calcext:value-type="float">
            <text:p>102741</text:p>
          </table:table-cell>
          <table:table-cell office:value-type="float" office:value="10.96" calcext:value-type="float">
            <text:p>10.96</text:p>
          </table:table-cell>
          <table:table-cell office:value-type="float" office:value="1.6" calcext:value-type="float">
            <text:p>1.6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117268" calcext:value-type="float">
            <text:p>117268</text:p>
          </table:table-cell>
          <table:table-cell office:value-type="float" office:value="26.52" calcext:value-type="float">
            <text:p>26.52</text:p>
          </table:table-cell>
          <table:table-cell office:value-type="float" office:value="17.16" calcext:value-type="float">
            <text:p>17.16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117281" calcext:value-type="float">
            <text:p>117281</text:p>
          </table:table-cell>
          <table:table-cell office:value-type="float" office:value="9.92" calcext:value-type="float">
            <text:p>9.92</text:p>
          </table:table-cell>
          <table:table-cell office:value-type="float" office:value="0.48" calcext:value-type="float">
            <text:p>0.48</text:p>
          </table:table-cell>
          <table:table-cell office:value-type="float" office:value="-9.44" calcext:value-type="float">
            <text:p>-9.44</text:p>
          </table:table-cell>
        </table:table-row>
        <table:table-row table:style-name="ro1">
          <table:table-cell office:value-type="float" office:value="164068" calcext:value-type="float">
            <text:p>164068</text:p>
          </table:table-cell>
          <table:table-cell office:value-type="float" office:value="9.72" calcext:value-type="float">
            <text:p>9.72</text:p>
          </table:table-cell>
          <table:table-cell office:value-type="float" office:value="0.2" calcext:value-type="float">
            <text:p>0.2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159423" calcext:value-type="float">
            <text:p>159423</text:p>
          </table:table-cell>
          <table:table-cell office:value-type="float" office:value="21.56" calcext:value-type="float">
            <text:p>21.56</text:p>
          </table:table-cell>
          <table:table-cell office:value-type="float" office:value="11.92" calcext:value-type="float">
            <text:p>11.92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191796" calcext:value-type="float">
            <text:p>191796</text:p>
          </table:table-cell>
          <table:table-cell office:value-type="float" office:value="17.68" calcext:value-type="float">
            <text:p>17.68</text:p>
          </table:table-cell>
          <table:table-cell office:value-type="float" office:value="8.04" calcext:value-type="float">
            <text:p>8.04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128420" calcext:value-type="float">
            <text:p>128420</text:p>
          </table:table-cell>
          <table:table-cell office:value-type="float" office:value="11.6" calcext:value-type="float">
            <text:p>11.6</text:p>
          </table:table-cell>
          <table:table-cell office:value-type="float" office:value="1.92" calcext:value-type="float">
            <text:p>1.92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37832" calcext:value-type="float">
            <text:p>137832</text:p>
          </table:table-cell>
          <table:table-cell office:value-type="float" office:value="23.52" calcext:value-type="float">
            <text:p>23.52</text:p>
          </table:table-cell>
          <table:table-cell office:value-type="float" office:value="13.84" calcext:value-type="float">
            <text:p>13.84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61698" calcext:value-type="float">
            <text:p>161698</text:p>
          </table:table-cell>
          <table:table-cell office:value-type="float" office:value="56.2" calcext:value-type="float">
            <text:p>56.2</text:p>
          </table:table-cell>
          <table:table-cell office:value-type="float" office:value="46.52" calcext:value-type="float">
            <text:p>46.52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73349" calcext:value-type="float">
            <text:p>173349</text:p>
          </table:table-cell>
          <table:table-cell office:value-type="float" office:value="41.36" calcext:value-type="float">
            <text:p>41.36</text:p>
          </table:table-cell>
          <table:table-cell office:value-type="float" office:value="31.68" calcext:value-type="float">
            <text:p>31.68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80049" calcext:value-type="float">
            <text:p>180049</text:p>
          </table:table-cell>
          <table:table-cell office:value-type="float" office:value="11.36" calcext:value-type="float">
            <text:p>11.36</text:p>
          </table:table-cell>
          <table:table-cell office:value-type="float" office:value="1.64" calcext:value-type="float">
            <text:p>1.64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197172" calcext:value-type="float">
            <text:p>197172</text:p>
          </table:table-cell>
          <table:table-cell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186154" calcext:value-type="float">
            <text:p>186154</text:p>
          </table:table-cell>
          <table:table-cell office:value-type="float" office:value="13.6" calcext:value-type="float">
            <text:p>13.6</text:p>
          </table:table-cell>
          <table:table-cell office:value-type="float" office:value="3.8" calcext:value-type="float">
            <text:p>3.8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163767" calcext:value-type="float">
            <text:p>163767</text:p>
          </table:table-cell>
          <table:table-cell office:value-type="float" office:value="23.6" calcext:value-type="float">
            <text:p>23.6</text:p>
          </table:table-cell>
          <table:table-cell office:value-type="float" office:value="13.76" calcext:value-type="float">
            <text:p>13.76</text:p>
          </table:table-cell>
          <table:table-cell office:value-type="float" office:value="-9.84" calcext:value-type="float">
            <text:p>-9.84</text:p>
          </table:table-cell>
        </table:table-row>
        <table:table-row table:style-name="ro1">
          <table:table-cell office:value-type="float" office:value="165525" calcext:value-type="float">
            <text:p>165525</text:p>
          </table:table-cell>
          <table:table-cell office:value-type="float" office:value="32.64" calcext:value-type="float">
            <text:p>32.64</text:p>
          </table:table-cell>
          <table:table-cell office:value-type="float" office:value="22.8" calcext:value-type="float">
            <text:p>22.8</text:p>
          </table:table-cell>
          <table:table-cell office:value-type="float" office:value="-9.84" calcext:value-type="float">
            <text:p>-9.84</text:p>
          </table:table-cell>
        </table:table-row>
        <table:table-row table:style-name="ro1">
          <table:table-cell office:value-type="float" office:value="106248" calcext:value-type="float">
            <text:p>106248</text:p>
          </table:table-cell>
          <table:table-cell office:value-type="float" office:value="31.96" calcext:value-type="float">
            <text:p>31.96</text:p>
          </table:table-cell>
          <table:table-cell office:value-type="float" office:value="22" calcext:value-type="float">
            <text:p>22</text:p>
          </table:table-cell>
          <table:table-cell office:value-type="float" office:value="-9.96" calcext:value-type="float">
            <text:p>-9.96</text:p>
          </table:table-cell>
        </table:table-row>
        <table:table-row table:style-name="ro1">
          <table:table-cell office:value-type="float" office:value="186292" calcext:value-type="float">
            <text:p>186292</text:p>
          </table:table-cell>
          <table:table-cell office:value-type="float" office:value="11.16" calcext:value-type="float">
            <text:p>11.16</text:p>
          </table:table-cell>
          <table:table-cell office:value-type="float" office:value="1.2" calcext:value-type="float">
            <text:p>1.2</text:p>
          </table:table-cell>
          <table:table-cell office:value-type="float" office:value="-9.96" calcext:value-type="float">
            <text:p>-9.96</text:p>
          </table:table-cell>
        </table:table-row>
        <table:table-row table:style-name="ro1">
          <table:table-cell office:value-type="float" office:value="120927" calcext:value-type="float">
            <text:p>1209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8869" calcext:value-type="float">
            <text:p>168869</text:p>
          </table:table-cell>
          <table:table-cell office:value-type="float" office:value="21.64" calcext:value-type="float">
            <text:p>2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8172" calcext:value-type="float">
            <text:p>168172</text:p>
          </table:table-cell>
          <table:table-cell office:value-type="float" office:value="22.52" calcext:value-type="float">
            <text:p>22.52</text:p>
          </table:table-cell>
          <table:table-cell office:value-type="float" office:value="12.52" calcext:value-type="float">
            <text:p>12.5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99104" calcext:value-type="float">
            <text:p>199104</text:p>
          </table:table-cell>
          <table:table-cell office:value-type="float" office:value="23.68" calcext:value-type="float">
            <text:p>23.68</text:p>
          </table:table-cell>
          <table:table-cell office:value-type="float" office:value="13.6" calcext:value-type="float">
            <text:p>13.6</text:p>
          </table:table-cell>
          <table:table-cell office:value-type="float" office:value="-10.08" calcext:value-type="float">
            <text:p>-10.08</text:p>
          </table:table-cell>
        </table:table-row>
        <table:table-row table:style-name="ro1">
          <table:table-cell office:value-type="float" office:value="199104" calcext:value-type="float">
            <text:p>199104</text:p>
          </table:table-cell>
          <table:table-cell office:value-type="float" office:value="23.68" calcext:value-type="float">
            <text:p>23.68</text:p>
          </table:table-cell>
          <table:table-cell office:value-type="float" office:value="13.6" calcext:value-type="float">
            <text:p>13.6</text:p>
          </table:table-cell>
          <table:table-cell office:value-type="float" office:value="-10.08" calcext:value-type="float">
            <text:p>-10.08</text:p>
          </table:table-cell>
        </table:table-row>
        <table:table-row table:style-name="ro1">
          <table:table-cell office:value-type="float" office:value="199675" calcext:value-type="float">
            <text:p>199675</text:p>
          </table:table-cell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</table:table-row>
        <table:table-row table:style-name="ro1">
          <table:table-cell office:value-type="float" office:value="129239" calcext:value-type="float">
            <text:p>129239</text:p>
          </table:table-cell>
          <table:table-cell office:value-type="float" office:value="21.56" calcext:value-type="float">
            <text:p>21.56</text:p>
          </table:table-cell>
          <table:table-cell office:value-type="float" office:value="11.12" calcext:value-type="float">
            <text:p>11.12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144711" calcext:value-type="float">
            <text:p>144711</text:p>
          </table:table-cell>
          <table:table-cell office:value-type="float" office:value="21.48" calcext:value-type="float">
            <text:p>21.48</text:p>
          </table:table-cell>
          <table:table-cell office:value-type="float" office:value="11.04" calcext:value-type="float">
            <text:p>11.04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176484" calcext:value-type="float">
            <text:p>176484</text:p>
          </table:table-cell>
          <table:table-cell office:value-type="float" office:value="12.64" calcext:value-type="float">
            <text:p>12.64</text:p>
          </table:table-cell>
          <table:table-cell office:value-type="float" office:value="2.12" calcext:value-type="float">
            <text:p>2.12</text:p>
          </table:table-cell>
          <table:table-cell office:value-type="float" office:value="-10.52" calcext:value-type="float">
            <text:p>-10.52</text:p>
          </table:table-cell>
        </table:table-row>
        <table:table-row table:style-name="ro1">
          <table:table-cell office:value-type="float" office:value="127656" calcext:value-type="float">
            <text:p>127656</text:p>
          </table:table-cell>
          <table:table-cell office:value-type="float" office:value="19.24" calcext:value-type="float">
            <text:p>19.24</text:p>
          </table:table-cell>
          <table:table-cell office:value-type="float" office:value="8.64" calcext:value-type="float">
            <text:p>8.64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1">
          <table:table-cell office:value-type="float" office:value="109569" calcext:value-type="float">
            <text:p>109569</text:p>
          </table:table-cell>
          <table:table-cell office:value-type="float" office:value="12.48" calcext:value-type="float">
            <text:p>12.48</text:p>
          </table:table-cell>
          <table:table-cell office:value-type="float" office:value="1.8" calcext:value-type="float">
            <text:p>1.8</text:p>
          </table:table-cell>
          <table:table-cell office:value-type="float" office:value="-10.68" calcext:value-type="float">
            <text:p>-10.68</text:p>
          </table:table-cell>
        </table:table-row>
        <table:table-row table:style-name="ro1">
          <table:table-cell office:value-type="float" office:value="104354" calcext:value-type="float">
            <text:p>104354</text:p>
          </table:table-cell>
          <table:table-cell office:value-type="float" office:value="44.08" calcext:value-type="float">
            <text:p>44.08</text:p>
          </table:table-cell>
          <table:table-cell office:value-type="float" office:value="33.32" calcext:value-type="float">
            <text:p>33.32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130979" calcext:value-type="float">
            <text:p>130979</text:p>
          </table:table-cell>
          <table:table-cell office:value-type="float" office:value="34.28" calcext:value-type="float">
            <text:p>34.28</text:p>
          </table:table-cell>
          <table:table-cell office:value-type="float" office:value="23.48" calcext:value-type="float">
            <text:p>23.48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float" office:value="174381" calcext:value-type="float">
            <text:p>174381</text:p>
          </table:table-cell>
          <table:table-cell office:value-type="float" office:value="35.28" calcext:value-type="float">
            <text:p>35.28</text:p>
          </table:table-cell>
          <table:table-cell office:value-type="float" office:value="24.48" calcext:value-type="float">
            <text:p>24.48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float" office:value="186093" calcext:value-type="float">
            <text:p>186093</text:p>
          </table:table-cell>
          <table:table-cell office:value-type="float" office:value="16.44" calcext:value-type="float">
            <text:p>16.44</text:p>
          </table:table-cell>
          <table:table-cell office:value-type="float" office:value="5.6" calcext:value-type="float">
            <text:p>5.6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195145" calcext:value-type="float">
            <text:p>195145</text:p>
          </table:table-cell>
          <table:table-cell office:value-type="float" office:value="22.96" calcext:value-type="float">
            <text:p>22.96</text:p>
          </table:table-cell>
          <table:table-cell office:value-type="float" office:value="12.08" calcext:value-type="float">
            <text:p>12.08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120669" calcext:value-type="float">
            <text:p>120669</text:p>
          </table:table-cell>
          <table:table-cell office:value-type="float" office:value="29.44" calcext:value-type="float">
            <text:p>29.44</text:p>
          </table:table-cell>
          <table:table-cell office:value-type="float" office:value="18.52" calcext:value-type="float">
            <text:p>18.52</text:p>
          </table:table-cell>
          <table:table-cell office:value-type="float" office:value="-10.92" calcext:value-type="float">
            <text:p>-10.92</text:p>
          </table:table-cell>
        </table:table-row>
        <table:table-row table:style-name="ro1">
          <table:table-cell office:value-type="float" office:value="106412" calcext:value-type="float">
            <text:p>106412</text:p>
          </table:table-cell>
          <table:table-cell office:value-type="float" office:value="15.36" calcext:value-type="float">
            <text:p>15.36</text:p>
          </table:table-cell>
          <table:table-cell office:value-type="float" office:value="4.4" calcext:value-type="float">
            <text:p>4.4</text:p>
          </table:table-cell>
          <table:table-cell office:value-type="float" office:value="-10.96" calcext:value-type="float">
            <text:p>-10.96</text:p>
          </table:table-cell>
        </table:table-row>
        <table:table-row table:style-name="ro1">
          <table:table-cell office:value-type="float" office:value="144304" calcext:value-type="float">
            <text:p>144304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30271" calcext:value-type="float">
            <text:p>130271</text:p>
          </table:table-cell>
          <table:table-cell office:value-type="float" office:value="14.64" calcext:value-type="float">
            <text:p>14.64</text:p>
          </table:table-cell>
          <table:table-cell office:value-type="float" office:value="3.56" calcext:value-type="float">
            <text:p>3.56</text:p>
          </table:table-cell>
          <table:table-cell office:value-type="float" office:value="-11.08" calcext:value-type="float">
            <text:p>-11.08</text:p>
          </table:table-cell>
        </table:table-row>
        <table:table-row table:style-name="ro1">
          <table:table-cell office:value-type="float" office:value="126850" calcext:value-type="float">
            <text:p>126850</text:p>
          </table:table-cell>
          <table:table-cell office:value-type="float" office:value="20.64" calcext:value-type="float">
            <text:p>20.64</text:p>
          </table:table-cell>
          <table:table-cell office:value-type="float" office:value="9.4" calcext:value-type="float">
            <text:p>9.4</text:p>
          </table:table-cell>
          <table:table-cell office:value-type="float" office:value="-11.24" calcext:value-type="float">
            <text:p>-11.24</text:p>
          </table:table-cell>
        </table:table-row>
        <table:table-row table:style-name="ro1">
          <table:table-cell office:value-type="float" office:value="180753" calcext:value-type="float">
            <text:p>180753</text:p>
          </table:table-cell>
          <table:table-cell office:value-type="float" office:value="28.6" calcext:value-type="float">
            <text:p>28.6</text:p>
          </table:table-cell>
          <table:table-cell office:value-type="float" office:value="17.32" calcext:value-type="float">
            <text:p>17.32</text:p>
          </table:table-cell>
          <table:table-cell office:value-type="float" office:value="-11.28" calcext:value-type="float">
            <text:p>-11.28</text:p>
          </table:table-cell>
        </table:table-row>
        <table:table-row table:style-name="ro1">
          <table:table-cell office:value-type="float" office:value="114881" calcext:value-type="float">
            <text:p>114881</text:p>
          </table:table-cell>
          <table:table-cell office:value-type="float" office:value="12.52" calcext:value-type="float">
            <text:p>12.52</text:p>
          </table:table-cell>
          <table:table-cell office:value-type="float" office:value="1.16" calcext:value-type="float">
            <text:p>1.16</text:p>
          </table:table-cell>
          <table:table-cell office:value-type="float" office:value="-11.36" calcext:value-type="float">
            <text:p>-11.36</text:p>
          </table:table-cell>
        </table:table-row>
        <table:table-row table:style-name="ro1">
          <table:table-cell office:value-type="float" office:value="160732" calcext:value-type="float">
            <text:p>160732</text:p>
          </table:table-cell>
          <table:table-cell office:value-type="float" office:value="31.6" calcext:value-type="float">
            <text:p>31.6</text:p>
          </table:table-cell>
          <table:table-cell office:value-type="float" office:value="20.12" calcext:value-type="float">
            <text:p>20.12</text:p>
          </table:table-cell>
          <table:table-cell office:value-type="float" office:value="-11.48" calcext:value-type="float">
            <text:p>-11.48</text:p>
          </table:table-cell>
        </table:table-row>
        <table:table-row table:style-name="ro1">
          <table:table-cell office:value-type="float" office:value="105269" calcext:value-type="float">
            <text:p>105269</text:p>
          </table:table-cell>
          <table:table-cell office:value-type="float" office:value="33.96" calcext:value-type="float">
            <text:p>33.96</text:p>
          </table:table-cell>
          <table:table-cell office:value-type="float" office:value="22.32" calcext:value-type="float">
            <text:p>22.32</text:p>
          </table:table-cell>
          <table:table-cell office:value-type="float" office:value="-11.64" calcext:value-type="float">
            <text:p>-11.64</text:p>
          </table:table-cell>
        </table:table-row>
        <table:table-row table:style-name="ro1">
          <table:table-cell office:value-type="float" office:value="146599" calcext:value-type="float">
            <text:p>146599</text:p>
          </table:table-cell>
          <table:table-cell office:value-type="float" office:value="25.2" calcext:value-type="float">
            <text:p>25.2</text:p>
          </table:table-cell>
          <table:table-cell office:value-type="float" office:value="13.52" calcext:value-type="float">
            <text:p>13.52</text:p>
          </table:table-cell>
          <table:table-cell office:value-type="float" office:value="-11.68" calcext:value-type="float">
            <text:p>-11.68</text:p>
          </table:table-cell>
        </table:table-row>
        <table:table-row table:style-name="ro1">
          <table:table-cell office:value-type="float" office:value="174304" calcext:value-type="float">
            <text:p>174304</text:p>
          </table:table-cell>
          <table:table-cell office:value-type="float" office:value="22.32" calcext:value-type="float">
            <text:p>22.32</text:p>
          </table:table-cell>
          <table:table-cell office:value-type="float" office:value="10.64" calcext:value-type="float">
            <text:p>10.64</text:p>
          </table:table-cell>
          <table:table-cell office:value-type="float" office:value="-11.68" calcext:value-type="float">
            <text:p>-11.68</text:p>
          </table:table-cell>
        </table:table-row>
        <table:table-row table:style-name="ro1">
          <table:table-cell office:value-type="float" office:value="175130" calcext:value-type="float">
            <text:p>175130</text:p>
          </table:table-cell>
          <table:table-cell office:value-type="float" office:value="21.48" calcext:value-type="float">
            <text:p>21.48</text:p>
          </table:table-cell>
          <table:table-cell office:value-type="float" office:value="9.76" calcext:value-type="float">
            <text:p>9.76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>
          <table:table-cell office:value-type="float" office:value="198592" calcext:value-type="float">
            <text:p>198592</text:p>
          </table:table-cell>
          <table:table-cell office:value-type="float" office:value="64.52" calcext:value-type="float">
            <text:p>64.52</text:p>
          </table:table-cell>
          <table:table-cell office:value-type="float" office:value="52.8" calcext:value-type="float">
            <text:p>52.8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>
          <table:table-cell office:value-type="float" office:value="199863" calcext:value-type="float">
            <text:p>199863</text:p>
          </table:table-cell>
          <table:table-cell office:value-type="float" office:value="24.68" calcext:value-type="float">
            <text:p>24.68</text:p>
          </table:table-cell>
          <table:table-cell office:value-type="float" office:value="12.92" calcext:value-type="float">
            <text:p>12.92</text:p>
          </table:table-cell>
          <table:table-cell office:value-type="float" office:value="-11.76" calcext:value-type="float">
            <text:p>-11.76</text:p>
          </table:table-cell>
        </table:table-row>
        <table:table-row table:style-name="ro1">
          <table:table-cell office:value-type="float" office:value="119970" calcext:value-type="float">
            <text:p>119970</text:p>
          </table:table-cell>
          <table:table-cell office:value-type="float" office:value="18.52" calcext:value-type="float">
            <text:p>18.52</text:p>
          </table:table-cell>
          <table:table-cell office:value-type="float" office:value="6.64" calcext:value-type="float">
            <text:p>6.64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95494" calcext:value-type="float">
            <text:p>195494</text:p>
          </table:table-cell>
          <table:table-cell office:value-type="float" office:value="13.44" calcext:value-type="float">
            <text:p>13.44</text:p>
          </table:table-cell>
          <table:table-cell office:value-type="float" office:value="1.56" calcext:value-type="float">
            <text:p>1.56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90121" calcext:value-type="float">
            <text:p>190121</text:p>
          </table:table-cell>
          <table:table-cell office:value-type="float" office:value="21.04" calcext:value-type="float">
            <text:p>21.04</text:p>
          </table:table-cell>
          <table:table-cell office:value-type="float" office:value="9.08" calcext:value-type="float">
            <text:p>9.08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111172" calcext:value-type="float">
            <text:p>111172</text:p>
          </table:table-cell>
          <table:table-cell office:value-type="float" office:value="19.48" calcext:value-type="float">
            <text:p>19.48</text:p>
          </table:table-cell>
          <table:table-cell office:value-type="float" office:value="7.44" calcext:value-type="float">
            <text:p>7.44</text:p>
          </table:table-cell>
          <table:table-cell office:value-type="float" office:value="-12.04" calcext:value-type="float">
            <text:p>-12.04</text:p>
          </table:table-cell>
        </table:table-row>
        <table:table-row table:style-name="ro1">
          <table:table-cell office:value-type="float" office:value="114663" calcext:value-type="float">
            <text:p>114663</text:p>
          </table:table-cell>
          <table:table-cell office:value-type="float" office:value="26.44" calcext:value-type="float">
            <text:p>26.44</text:p>
          </table:table-cell>
          <table:table-cell office:value-type="float" office:value="14.4" calcext:value-type="float">
            <text:p>14.4</text:p>
          </table:table-cell>
          <table:table-cell office:value-type="float" office:value="-12.04" calcext:value-type="float">
            <text:p>-12.04</text:p>
          </table:table-cell>
        </table:table-row>
        <table:table-row table:style-name="ro1">
          <table:table-cell office:value-type="float" office:value="121224" calcext:value-type="float">
            <text:p>121224</text:p>
          </table:table-cell>
          <table:table-cell office:value-type="float" office:value="19.28" calcext:value-type="float">
            <text:p>19.28</text:p>
          </table:table-cell>
          <table:table-cell office:value-type="float" office:value="7.2" calcext:value-type="float">
            <text:p>7.2</text:p>
          </table:table-cell>
          <table:table-cell office:value-type="float" office:value="-12.08" calcext:value-type="float">
            <text:p>-12.08</text:p>
          </table:table-cell>
        </table:table-row>
        <table:table-row table:style-name="ro1">
          <table:table-cell office:value-type="float" office:value="183666" calcext:value-type="float">
            <text:p>183666</text:p>
          </table:table-cell>
          <table:table-cell office:value-type="float" office:value="12.84" calcext:value-type="float">
            <text:p>12.84</text:p>
          </table:table-cell>
          <table:table-cell office:value-type="float" office:value="0.72" calcext:value-type="float">
            <text:p>0.72</text:p>
          </table:table-cell>
          <table:table-cell office:value-type="float" office:value="-12.12" calcext:value-type="float">
            <text:p>-12.12</text:p>
          </table:table-cell>
        </table:table-row>
        <table:table-row table:style-name="ro1">
          <table:table-cell office:value-type="float" office:value="178793" calcext:value-type="float">
            <text:p>178793</text:p>
          </table:table-cell>
          <table:table-cell office:value-type="float" office:value="12.52" calcext:value-type="float">
            <text:p>12.52</text:p>
          </table:table-cell>
          <table:table-cell office:value-type="float" office:value="0.32" calcext:value-type="float">
            <text:p>0.32</text:p>
          </table:table-cell>
          <table:table-cell office:value-type="float" office:value="-12.2" calcext:value-type="float">
            <text:p>-12.2</text:p>
          </table:table-cell>
        </table:table-row>
        <table:table-row table:style-name="ro1">
          <table:table-cell office:value-type="float" office:value="127184" calcext:value-type="float">
            <text:p>127184</text:p>
          </table:table-cell>
          <table:table-cell office:value-type="float" office:value="31.76" calcext:value-type="float">
            <text:p>31.76</text:p>
          </table:table-cell>
          <table:table-cell office:value-type="float" office:value="19.32" calcext:value-type="float">
            <text:p>19.32</text:p>
          </table:table-cell>
          <table:table-cell office:value-type="float" office:value="-12.44" calcext:value-type="float">
            <text:p>-12.44</text:p>
          </table:table-cell>
        </table:table-row>
        <table:table-row table:style-name="ro1">
          <table:table-cell office:value-type="float" office:value="170755" calcext:value-type="float">
            <text:p>170755</text:p>
          </table:table-cell>
          <table:table-cell office:value-type="float" office:value="30.88" calcext:value-type="float">
            <text:p>30.88</text:p>
          </table:table-cell>
          <table:table-cell office:value-type="float" office:value="18.44" calcext:value-type="float">
            <text:p>18.44</text:p>
          </table:table-cell>
          <table:table-cell office:value-type="float" office:value="-12.44" calcext:value-type="float">
            <text:p>-12.44</text:p>
          </table:table-cell>
        </table:table-row>
        <table:table-row table:style-name="ro1">
          <table:table-cell office:value-type="float" office:value="172906" calcext:value-type="float">
            <text:p>172906</text:p>
          </table:table-cell>
          <table:table-cell office:value-type="float" office:value="34.32" calcext:value-type="float">
            <text:p>34.32</text:p>
          </table:table-cell>
          <table:table-cell office:value-type="float" office:value="21.88" calcext:value-type="float">
            <text:p>21.88</text:p>
          </table:table-cell>
          <table:table-cell office:value-type="float" office:value="-12.44" calcext:value-type="float">
            <text:p>-12.44</text:p>
          </table:table-cell>
        </table:table-row>
        <table:table-row table:style-name="ro1">
          <table:table-cell office:value-type="float" office:value="188199" calcext:value-type="float">
            <text:p>188199</text:p>
          </table:table-cell>
          <table:table-cell office:value-type="float" office:value="20.52" calcext:value-type="float">
            <text:p>20.52</text:p>
          </table:table-cell>
          <table:table-cell office:value-type="float" office:value="7.88" calcext:value-type="float">
            <text:p>7.88</text:p>
          </table:table-cell>
          <table:table-cell office:value-type="float" office:value="-12.64" calcext:value-type="float">
            <text:p>-12.64</text:p>
          </table:table-cell>
        </table:table-row>
        <table:table-row table:style-name="ro1">
          <table:table-cell office:value-type="float" office:value="134801" calcext:value-type="float">
            <text:p>134801</text:p>
          </table:table-cell>
          <table:table-cell office:value-type="float" office:value="19.4" calcext:value-type="float">
            <text:p>19.4</text:p>
          </table:table-cell>
          <table:table-cell office:value-type="float" office:value="6.68" calcext:value-type="float">
            <text:p>6.68</text:p>
          </table:table-cell>
          <table:table-cell office:value-type="float" office:value="-12.72" calcext:value-type="float">
            <text:p>-12.72</text:p>
          </table:table-cell>
        </table:table-row>
        <table:table-row table:style-name="ro1">
          <table:table-cell office:value-type="float" office:value="171994" calcext:value-type="float">
            <text:p>171994</text:p>
          </table:table-cell>
          <table:table-cell office:value-type="float" office:value="34.28" calcext:value-type="float">
            <text:p>34.28</text:p>
          </table:table-cell>
          <table:table-cell office:value-type="float" office:value="21.28" calcext:value-type="float">
            <text:p>21.2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09444" calcext:value-type="float">
            <text:p>109444</text:p>
          </table:table-cell>
          <table:table-cell office:value-type="float" office:value="27.44" calcext:value-type="float">
            <text:p>27.44</text:p>
          </table:table-cell>
          <table:table-cell office:value-type="float" office:value="14.32" calcext:value-type="float">
            <text:p>14.32</text:p>
          </table:table-cell>
          <table:table-cell office:value-type="float" office:value="-13.12" calcext:value-type="float">
            <text:p>-13.12</text:p>
          </table:table-cell>
        </table:table-row>
        <table:table-row table:style-name="ro1">
          <table:table-cell office:value-type="float" office:value="112608" calcext:value-type="float">
            <text:p>112608</text:p>
          </table:table-cell>
          <table:table-cell office:value-type="float" office:value="23.48" calcext:value-type="float">
            <text:p>23.48</text:p>
          </table:table-cell>
          <table:table-cell office:value-type="float" office:value="10.36" calcext:value-type="float">
            <text:p>10.36</text:p>
          </table:table-cell>
          <table:table-cell office:value-type="float" office:value="-13.12" calcext:value-type="float">
            <text:p>-13.12</text:p>
          </table:table-cell>
        </table:table-row>
        <table:table-row table:style-name="ro1">
          <table:table-cell office:value-type="float" office:value="106070" calcext:value-type="float">
            <text:p>106070</text:p>
          </table:table-cell>
          <table:table-cell office:value-type="float" office:value="18.4" calcext:value-type="float">
            <text:p>18.4</text:p>
          </table:table-cell>
          <table:table-cell office:value-type="float" office:value="5.16" calcext:value-type="float">
            <text:p>5.16</text:p>
          </table:table-cell>
          <table:table-cell office:value-type="float" office:value="-13.24" calcext:value-type="float">
            <text:p>-13.24</text:p>
          </table:table-cell>
        </table:table-row>
        <table:table-row table:style-name="ro1">
          <table:table-cell office:value-type="float" office:value="159758" calcext:value-type="float">
            <text:p>159758</text:p>
          </table:table-cell>
          <table:table-cell office:value-type="float" office:value="17.68" calcext:value-type="float">
            <text:p>17.68</text:p>
          </table:table-cell>
          <table:table-cell office:value-type="float" office:value="4.04" calcext:value-type="float">
            <text:p>4.04</text:p>
          </table:table-cell>
          <table:table-cell office:value-type="float" office:value="-13.64" calcext:value-type="float">
            <text:p>-13.64</text:p>
          </table:table-cell>
        </table:table-row>
        <table:table-row table:style-name="ro1">
          <table:table-cell office:value-type="float" office:value="198962" calcext:value-type="float">
            <text:p>198962</text:p>
          </table:table-cell>
          <table:table-cell office:value-type="float" office:value="14.44" calcext:value-type="float">
            <text:p>14.44</text:p>
          </table:table-cell>
          <table:table-cell office:value-type="float" office:value="0.64" calcext:value-type="float">
            <text:p>0.64</text:p>
          </table:table-cell>
          <table:table-cell office:value-type="float" office:value="-13.8" calcext:value-type="float">
            <text:p>-13.8</text:p>
          </table:table-cell>
        </table:table-row>
        <table:table-row table:style-name="ro1">
          <table:table-cell office:value-type="float" office:value="113769" calcext:value-type="float">
            <text:p>113769</text:p>
          </table:table-cell>
          <table:table-cell office:value-type="float" office:value="16.92" calcext:value-type="float">
            <text:p>16.92</text:p>
          </table:table-cell>
          <table:table-cell office:value-type="float" office:value="2.84" calcext:value-type="float">
            <text:p>2.84</text:p>
          </table:table-cell>
          <table:table-cell office:value-type="float" office:value="-14.08" calcext:value-type="float">
            <text:p>-14.08</text:p>
          </table:table-cell>
        </table:table-row>
        <table:table-row table:style-name="ro1">
          <table:table-cell office:value-type="float" office:value="159767" calcext:value-type="float">
            <text:p>159767</text:p>
          </table:table-cell>
          <table:table-cell office:value-type="float" office:value="19.88" calcext:value-type="float">
            <text:p>19.88</text:p>
          </table:table-cell>
          <table:table-cell office:value-type="float" office:value="5.56" calcext:value-type="float">
            <text:p>5.56</text:p>
          </table:table-cell>
          <table:table-cell office:value-type="float" office:value="-14.32" calcext:value-type="float">
            <text:p>-14.32</text:p>
          </table:table-cell>
        </table:table-row>
        <table:table-row table:style-name="ro1">
          <table:table-cell office:value-type="float" office:value="128121" calcext:value-type="float">
            <text:p>128121</text:p>
          </table:table-cell>
          <table:table-cell office:value-type="float" office:value="29.36" calcext:value-type="float">
            <text:p>29.36</text:p>
          </table:table-cell>
          <table:table-cell office:value-type="float" office:value="14.44" calcext:value-type="float">
            <text:p>14.44</text:p>
          </table:table-cell>
          <table:table-cell office:value-type="float" office:value="-14.92" calcext:value-type="float">
            <text:p>-14.92</text:p>
          </table:table-cell>
        </table:table-row>
        <table:table-row table:style-name="ro1">
          <table:table-cell office:value-type="float" office:value="180456" calcext:value-type="float">
            <text:p>180456</text:p>
          </table:table-cell>
          <table:table-cell office:value-type="float" office:value="28.92" calcext:value-type="float">
            <text:p>28.92</text:p>
          </table:table-cell>
          <table:table-cell office:value-type="float" office:value="13.96" calcext:value-type="float">
            <text:p>13.96</text:p>
          </table:table-cell>
          <table:table-cell office:value-type="float" office:value="-14.96" calcext:value-type="float">
            <text:p>-14.96</text:p>
          </table:table-cell>
        </table:table-row>
        <table:table-row table:style-name="ro1">
          <table:table-cell office:value-type="float" office:value="118432" calcext:value-type="float">
            <text:p>118432</text:p>
          </table:table-cell>
          <table:table-cell office:value-type="float" office:value="15.8" calcext:value-type="float">
            <text:p>15.8</text:p>
          </table:table-cell>
          <table:table-cell office:value-type="float" office:value="0.2" calcext:value-type="float">
            <text:p>0.2</text:p>
          </table:table-cell>
          <table:table-cell office:value-type="float" office:value="-15.6" calcext:value-type="float">
            <text:p>-15.6</text:p>
          </table:table-cell>
        </table:table-row>
        <table:table-row table:style-name="ro1">
          <table:table-cell office:value-type="float" office:value="134901" calcext:value-type="float">
            <text:p>134901</text:p>
          </table:table-cell>
          <table:table-cell office:value-type="float" office:value="47.84" calcext:value-type="float">
            <text:p>47.84</text:p>
          </table:table-cell>
          <table:table-cell office:value-type="float" office:value="31.52" calcext:value-type="float">
            <text:p>31.52</text:p>
          </table:table-cell>
          <table:table-cell office:value-type="float" office:value="-16.32" calcext:value-type="float">
            <text:p>-16.32</text:p>
          </table:table-cell>
        </table:table-row>
        <table:table-row table:style-name="ro1">
          <table:table-cell office:value-type="float" office:value="112565" calcext:value-type="float">
            <text:p>112565</text:p>
          </table:table-cell>
          <table:table-cell office:value-type="float" office:value="40.12" calcext:value-type="float">
            <text:p>40.12</text:p>
          </table:table-cell>
          <table:table-cell office:value-type="float" office:value="23.52" calcext:value-type="float">
            <text:p>23.52</text:p>
          </table:table-cell>
          <table:table-cell office:value-type="float" office:value="-16.6" calcext:value-type="float">
            <text:p>-16.6</text:p>
          </table:table-cell>
        </table:table-row>
        <table:table-row table:style-name="ro1">
          <table:table-cell office:value-type="float" office:value="175654" calcext:value-type="float">
            <text:p>175654</text:p>
          </table:table-cell>
          <table:table-cell office:value-type="float" office:value="21.8" calcext:value-type="float">
            <text:p>21.8</text:p>
          </table:table-cell>
          <table:table-cell office:value-type="float" office:value="5.2" calcext:value-type="float">
            <text:p>5.2</text:p>
          </table:table-cell>
          <table:table-cell office:value-type="float" office:value="-16.6" calcext:value-type="float">
            <text:p>-16.6</text:p>
          </table:table-cell>
        </table:table-row>
        <table:table-row table:style-name="ro1">
          <table:table-cell office:value-type="float" office:value="161557" calcext:value-type="float">
            <text:p>161557</text:p>
          </table:table-cell>
          <table:table-cell office:value-type="float" office:value="60.12" calcext:value-type="float">
            <text:p>60.12</text:p>
          </table:table-cell>
          <table:table-cell office:value-type="float" office:value="43.48" calcext:value-type="float">
            <text:p>43.48</text:p>
          </table:table-cell>
          <table:table-cell office:value-type="float" office:value="-16.64" calcext:value-type="float">
            <text:p>-16.64</text:p>
          </table:table-cell>
        </table:table-row>
        <table:table-row table:style-name="ro1">
          <table:table-cell office:value-type="float" office:value="129261" calcext:value-type="float">
            <text:p>129261</text:p>
          </table:table-cell>
          <table:table-cell office:value-type="float" office:value="36.08" calcext:value-type="float">
            <text:p>36.08</text:p>
          </table:table-cell>
          <table:table-cell office:value-type="float" office:value="18.64" calcext:value-type="float">
            <text:p>18.64</text:p>
          </table:table-cell>
          <table:table-cell office:value-type="float" office:value="-17.44" calcext:value-type="float">
            <text:p>-17.44</text:p>
          </table:table-cell>
        </table:table-row>
        <table:table-row table:style-name="ro1">
          <table:table-cell office:value-type="float" office:value="197132" calcext:value-type="float">
            <text:p>197132</text:p>
          </table:table-cell>
          <table:table-cell office:value-type="float" office:value="32.92" calcext:value-type="float">
            <text:p>32.92</text:p>
          </table:table-cell>
          <table:table-cell office:value-type="float" office:value="14.92" calcext:value-type="float">
            <text:p>14.9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21365" calcext:value-type="float">
            <text:p>121365</text:p>
          </table:table-cell>
          <table:table-cell office:value-type="float" office:value="28.72" calcext:value-type="float">
            <text:p>28.72</text:p>
          </table:table-cell>
          <table:table-cell office:value-type="float" office:value="10.44" calcext:value-type="float">
            <text:p>10.44</text:p>
          </table:table-cell>
          <table:table-cell office:value-type="float" office:value="-18.28" calcext:value-type="float">
            <text:p>-18.28</text:p>
          </table:table-cell>
        </table:table-row>
        <table:table-row table:style-name="ro1">
          <table:table-cell office:value-type="float" office:value="186992" calcext:value-type="float">
            <text:p>186992</text:p>
          </table:table-cell>
          <table:table-cell office:value-type="float" office:value="21.64" calcext:value-type="float">
            <text:p>21.64</text:p>
          </table:table-cell>
          <table:table-cell office:value-type="float" office:value="3.36" calcext:value-type="float">
            <text:p>3.36</text:p>
          </table:table-cell>
          <table:table-cell office:value-type="float" office:value="-18.28" calcext:value-type="float">
            <text:p>-18.28</text:p>
          </table:table-cell>
        </table:table-row>
        <table:table-row table:style-name="ro1">
          <table:table-cell office:value-type="float" office:value="118387" calcext:value-type="float">
            <text:p>118387</text:p>
          </table:table-cell>
          <table:table-cell office:value-type="float" office:value="35.64" calcext:value-type="float">
            <text:p>35.64</text:p>
          </table:table-cell>
          <table:table-cell office:value-type="float" office:value="17.04" calcext:value-type="float">
            <text:p>17.04</text:p>
          </table:table-cell>
          <table:table-cell office:value-type="float" office:value="-18.6" calcext:value-type="float">
            <text:p>-18.6</text:p>
          </table:table-cell>
        </table:table-row>
        <table:table-row table:style-name="ro1">
          <table:table-cell office:value-type="float" office:value="161832" calcext:value-type="float">
            <text:p>161832</text:p>
          </table:table-cell>
          <table:table-cell office:value-type="float" office:value="22.64" calcext:value-type="float">
            <text:p>22.64</text:p>
          </table:table-cell>
          <table:table-cell office:value-type="float" office:value="4" calcext:value-type="float">
            <text:p>4</text:p>
          </table:table-cell>
          <table:table-cell office:value-type="float" office:value="-18.64" calcext:value-type="float">
            <text:p>-18.64</text:p>
          </table:table-cell>
        </table:table-row>
        <table:table-row table:style-name="ro1">
          <table:table-cell office:value-type="float" office:value="104832" calcext:value-type="float">
            <text:p>104832</text:p>
          </table:table-cell>
          <table:table-cell office:value-type="float" office:value="68.08" calcext:value-type="float">
            <text:p>68.08</text:p>
          </table:table-cell>
          <table:table-cell office:value-type="float" office:value="48.68" calcext:value-type="float">
            <text:p>48.68</text:p>
          </table:table-cell>
          <table:table-cell office:value-type="float" office:value="-19.4" calcext:value-type="float">
            <text:p>-19.4</text:p>
          </table:table-cell>
        </table:table-row>
        <table:table-row table:style-name="ro1">
          <table:table-cell office:value-type="float" office:value="128418" calcext:value-type="float">
            <text:p>128418</text:p>
          </table:table-cell>
          <table:table-cell office:value-type="float" office:value="31.12" calcext:value-type="float">
            <text:p>31.12</text:p>
          </table:table-cell>
          <table:table-cell office:value-type="float" office:value="11.08" calcext:value-type="float">
            <text:p>11.08</text:p>
          </table:table-cell>
          <table:table-cell office:value-type="float" office:value="-20.04" calcext:value-type="float">
            <text:p>-20.04</text:p>
          </table:table-cell>
        </table:table-row>
        <table:table-row table:style-name="ro1">
          <table:table-cell office:value-type="float" office:value="127054" calcext:value-type="float">
            <text:p>127054</text:p>
          </table:table-cell>
          <table:table-cell office:value-type="float" office:value="44.96" calcext:value-type="float">
            <text:p>44.96</text:p>
          </table:table-cell>
          <table:table-cell office:value-type="float" office:value="24.76" calcext:value-type="float">
            <text:p>24.76</text:p>
          </table:table-cell>
          <table:table-cell office:value-type="float" office:value="-20.2" calcext:value-type="float">
            <text:p>-20.2</text:p>
          </table:table-cell>
        </table:table-row>
        <table:table-row table:style-name="ro1">
          <table:table-cell office:value-type="float" office:value="126796" calcext:value-type="float">
            <text:p>126796</text:p>
          </table:table-cell>
          <table:table-cell office:value-type="float" office:value="43.56" calcext:value-type="float">
            <text:p>43.56</text:p>
          </table:table-cell>
          <table:table-cell office:value-type="float" office:value="23.24" calcext:value-type="float">
            <text:p>23.24</text:p>
          </table:table-cell>
          <table:table-cell office:value-type="float" office:value="-20.32" calcext:value-type="float">
            <text:p>-20.32</text:p>
          </table:table-cell>
        </table:table-row>
        <table:table-row table:style-name="ro1">
          <table:table-cell office:value-type="float" office:value="173932" calcext:value-type="float">
            <text:p>173932</text:p>
          </table:table-cell>
          <table:table-cell office:value-type="float" office:value="27.12" calcext:value-type="float">
            <text:p>27.12</text:p>
          </table:table-cell>
          <table:table-cell office:value-type="float" office:value="6" calcext:value-type="float">
            <text:p>6</text:p>
          </table:table-cell>
          <table:table-cell office:value-type="float" office:value="-21.12" calcext:value-type="float">
            <text:p>-21.12</text:p>
          </table:table-cell>
        </table:table-row>
        <table:table-row table:style-name="ro1">
          <table:table-cell office:value-type="float" office:value="108256" calcext:value-type="float">
            <text:p>108256</text:p>
          </table:table-cell>
          <table:table-cell office:value-type="float" office:value="48.12" calcext:value-type="float">
            <text:p>48.12</text:p>
          </table:table-cell>
          <table:table-cell office:value-type="float" office:value="25.64" calcext:value-type="float">
            <text:p>25.64</text:p>
          </table:table-cell>
          <table:table-cell office:value-type="float" office:value="-22.48" calcext:value-type="float">
            <text:p>-22.48</text:p>
          </table:table-cell>
        </table:table-row>
        <table:table-row table:style-name="ro1">
          <table:table-cell office:value-type="float" office:value="129876" calcext:value-type="float">
            <text:p>129876</text:p>
          </table:table-cell>
          <table:table-cell office:value-type="float" office:value="41.12" calcext:value-type="float">
            <text:p>41.12</text:p>
          </table:table-cell>
          <table:table-cell office:value-type="float" office:value="18.32" calcext:value-type="float">
            <text:p>18.32</text:p>
          </table:table-cell>
          <table:table-cell office:value-type="float" office:value="-22.8" calcext:value-type="float">
            <text:p>-22.8</text:p>
          </table:table-cell>
        </table:table-row>
        <table:table-row table:style-name="ro1">
          <table:table-cell office:value-type="float" office:value="106153" calcext:value-type="float">
            <text:p>106153</text:p>
          </table:table-cell>
          <table:table-cell office:value-type="float" office:value="35.6" calcext:value-type="float">
            <text:p>35.6</text:p>
          </table:table-cell>
          <table:table-cell office:value-type="float" office:value="12.08" calcext:value-type="float">
            <text:p>12.08</text:p>
          </table:table-cell>
          <table:table-cell office:value-type="float" office:value="-23.52" calcext:value-type="float">
            <text:p>-23.52</text:p>
          </table:table-cell>
        </table:table-row>
        <table:table-row table:style-name="ro1">
          <table:table-cell office:value-type="float" office:value="134182" calcext:value-type="float">
            <text:p>134182</text:p>
          </table:table-cell>
          <table:table-cell office:value-type="float" office:value="37.8" calcext:value-type="float">
            <text:p>37.8</text:p>
          </table:table-cell>
          <table:table-cell office:value-type="float" office:value="13.8" calcext:value-type="float">
            <text:p>13.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64755" calcext:value-type="float">
            <text:p>164755</text:p>
          </table:table-cell>
          <table:table-cell office:value-type="float" office:value="33.72" calcext:value-type="float">
            <text:p>33.72</text:p>
          </table:table-cell>
          <table:table-cell office:value-type="float" office:value="8.72" calcext:value-type="float">
            <text:p>8.72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132614" calcext:value-type="float">
            <text:p>132614</text:p>
          </table:table-cell>
          <table:table-cell office:value-type="float" office:value="35.6" calcext:value-type="float">
            <text:p>35.6</text:p>
          </table:table-cell>
          <table:table-cell office:value-type="float" office:value="9.88" calcext:value-type="float">
            <text:p>9.88</text:p>
          </table:table-cell>
          <table:table-cell office:value-type="float" office:value="-25.72" calcext:value-type="float">
            <text:p>-25.72</text:p>
          </table:table-cell>
        </table:table-row>
        <table:table-row table:style-name="ro1">
          <table:table-cell office:value-type="float" office:value="151982" calcext:value-type="float">
            <text:p>151982</text:p>
          </table:table-cell>
          <table:table-cell office:value-type="float" office:value="35.28" calcext:value-type="float">
            <text:p>35.28</text:p>
          </table:table-cell>
          <table:table-cell office:value-type="float" office:value="9.4" calcext:value-type="float">
            <text:p>9.4</text:p>
          </table:table-cell>
          <table:table-cell office:value-type="float" office:value="-25.88" calcext:value-type="float">
            <text:p>-25.88</text:p>
          </table:table-cell>
        </table:table-row>
        <table:table-row table:style-name="ro1">
          <table:table-cell office:value-type="float" office:value="172268" calcext:value-type="float">
            <text:p>172268</text:p>
          </table:table-cell>
          <table:table-cell office:value-type="float" office:value="42.24" calcext:value-type="float">
            <text:p>42.24</text:p>
          </table:table-cell>
          <table:table-cell office:value-type="float" office:value="16.36" calcext:value-type="float">
            <text:p>16.36</text:p>
          </table:table-cell>
          <table:table-cell office:value-type="float" office:value="-25.88" calcext:value-type="float">
            <text:p>-25.88</text:p>
          </table:table-cell>
        </table:table-row>
        <table:table-row table:style-name="ro1">
          <table:table-cell office:value-type="float" office:value="112566" calcext:value-type="float">
            <text:p>112566</text:p>
          </table:table-cell>
          <table:table-cell office:value-type="float" office:value="36.72" calcext:value-type="float">
            <text:p>36.72</text:p>
          </table:table-cell>
          <table:table-cell office:value-type="float" office:value="10.56" calcext:value-type="float">
            <text:p>10.56</text:p>
          </table:table-cell>
          <table:table-cell office:value-type="float" office:value="-26.16" calcext:value-type="float">
            <text:p>-26.16</text:p>
          </table:table-cell>
        </table:table-row>
        <table:table-row table:style-name="ro1">
          <table:table-cell office:value-type="float" office:value="197111" calcext:value-type="float">
            <text:p>197111</text:p>
          </table:table-cell>
          <table:table-cell office:value-type="float" office:value="42.48" calcext:value-type="float">
            <text:p>42.48</text:p>
          </table:table-cell>
          <table:table-cell office:value-type="float" office:value="15.96" calcext:value-type="float">
            <text:p>15.96</text:p>
          </table:table-cell>
          <table:table-cell office:value-type="float" office:value="-26.52" calcext:value-type="float">
            <text:p>-26.52</text:p>
          </table:table-cell>
        </table:table-row>
        <table:table-row table:style-name="ro1">
          <table:table-cell office:value-type="float" office:value="132226" calcext:value-type="float">
            <text:p>132226</text:p>
          </table:table-cell>
          <table:table-cell office:value-type="float" office:value="48.96" calcext:value-type="float">
            <text:p>48.96</text:p>
          </table:table-cell>
          <table:table-cell office:value-type="float" office:value="21.2" calcext:value-type="float">
            <text:p>21.2</text:p>
          </table:table-cell>
          <table:table-cell office:value-type="float" office:value="-27.76" calcext:value-type="float">
            <text:p>-27.76</text:p>
          </table:table-cell>
        </table:table-row>
        <table:table-row table:style-name="ro1">
          <table:table-cell office:value-type="float" office:value="195115" calcext:value-type="float">
            <text:p>195115</text:p>
          </table:table-cell>
          <table:table-cell office:value-type="float" office:value="29.8" calcext:value-type="float">
            <text:p>29.8</text:p>
          </table:table-cell>
          <table:table-cell office:value-type="float" office:value="1.2" calcext:value-type="float">
            <text:p>1.2</text:p>
          </table:table-cell>
          <table:table-cell office:value-type="float" office:value="-28.6" calcext:value-type="float">
            <text:p>-28.6</text:p>
          </table:table-cell>
        </table:table-row>
        <table:table-row table:style-name="ro1">
          <table:table-cell office:value-type="float" office:value="161336" calcext:value-type="float">
            <text:p>161336</text:p>
          </table:table-cell>
          <table:table-cell office:value-type="float" office:value="34.76" calcext:value-type="float">
            <text:p>34.76</text:p>
          </table:table-cell>
          <table:table-cell office:value-type="float" office:value="5.36" calcext:value-type="float">
            <text:p>5.36</text:p>
          </table:table-cell>
          <table:table-cell office:value-type="float" office:value="-29.4" calcext:value-type="float">
            <text:p>-29.4</text:p>
          </table:table-cell>
        </table:table-row>
        <table:table-row table:style-name="ro1">
          <table:table-cell office:value-type="float" office:value="167641" calcext:value-type="float">
            <text:p>167641</text:p>
          </table:table-cell>
          <table:table-cell office:value-type="float" office:value="50" calcext:value-type="float">
            <text:p>50</text:p>
          </table:table-cell>
          <table:table-cell office:value-type="float" office:value="17.2" calcext:value-type="float">
            <text:p>17.2</text:p>
          </table:table-cell>
          <table:table-cell office:value-type="float" office:value="-32.8" calcext:value-type="float">
            <text:p>-32.8</text:p>
          </table:table-cell>
        </table:table-row>
        <table:table-row table:style-name="ro1">
          <table:table-cell office:value-type="float" office:value="197777" calcext:value-type="float">
            <text:p>197777</text:p>
          </table:table-cell>
          <table:table-cell office:value-type="float" office:value="45.32" calcext:value-type="float">
            <text:p>45.32</text:p>
          </table:table-cell>
          <table:table-cell office:value-type="float" office:value="10.76" calcext:value-type="float">
            <text:p>10.76</text:p>
          </table:table-cell>
          <table:table-cell office:value-type="float" office:value="-34.56" calcext:value-type="float">
            <text:p>-34.56</text:p>
          </table:table-cell>
        </table:table-row>
        <table:table-row table:style-name="ro1">
          <table:table-cell office:value-type="float" office:value="190149" calcext:value-type="float">
            <text:p>190149</text:p>
          </table:table-cell>
          <table:table-cell office:value-type="float" office:value="49.8" calcext:value-type="float">
            <text:p>49.8</text:p>
          </table:table-cell>
          <table:table-cell office:value-type="float" office:value="15" calcext:value-type="float">
            <text:p>15</text:p>
          </table:table-cell>
          <table:table-cell office:value-type="float" office:value="-34.8" calcext:value-type="float">
            <text:p>-34.8</text:p>
          </table:table-cell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38.16" calcext:value-type="float">
            <text:p>38.16</text:p>
          </table:table-cell>
          <table:table-cell office:value-type="float" office:value="1.96" calcext:value-type="float">
            <text:p>1.96</text:p>
          </table:table-cell>
          <table:table-cell office:value-type="float" office:value="-36.2" calcext:value-type="float">
            <text:p>-36.2</text:p>
          </table:table-cell>
        </table:table-row>
        <table:table-row table:style-name="ro1">
          <table:table-cell office:value-type="float" office:value="111945" calcext:value-type="float">
            <text:p>111945</text:p>
          </table:table-cell>
          <table:table-cell office:value-type="float" office:value="40.96" calcext:value-type="float">
            <text:p>40.96</text:p>
          </table:table-cell>
          <table:table-cell office:value-type="float" office:value="2.28" calcext:value-type="float">
            <text:p>2.28</text:p>
          </table:table-cell>
          <table:table-cell office:value-type="float" office:value="-38.68" calcext:value-type="float">
            <text:p>-38.68</text:p>
          </table:table-cell>
        </table:table-row>
        <table:table-row table:style-name="ro1">
          <table:table-cell office:value-type="float" office:value="193646" calcext:value-type="float">
            <text:p>193646</text:p>
          </table:table-cell>
          <table:table-cell office:value-type="float" office:value="53.68" calcext:value-type="float">
            <text:p>53.68</text:p>
          </table:table-cell>
          <table:table-cell office:value-type="float" office:value="12.56" calcext:value-type="float">
            <text:p>12.56</text:p>
          </table:table-cell>
          <table:table-cell office:value-type="float" office:value="-41.12" calcext:value-type="float">
            <text:p>-41.12</text:p>
          </table:table-cell>
        </table:table-row>
        <table:table-row table:style-name="ro1">
          <table:table-cell office:value-type="float" office:value="198724" calcext:value-type="float">
            <text:p>198724</text:p>
          </table:table-cell>
          <table:table-cell office:value-type="float" office:value="55.64" calcext:value-type="float">
            <text:p>55.64</text:p>
          </table:table-cell>
          <table:table-cell office:value-type="float" office:value="6.36" calcext:value-type="float">
            <text:p>6.36</text:p>
          </table:table-cell>
          <table:table-cell office:value-type="float" office:value="-49.28" calcext:value-type="float">
            <text:p>-49.28</text:p>
          </table:table-cell>
        </table:table-row>
        <table:table-row table:style-name="ro1">
          <table:table-cell office:value-type="float" office:value="187550" calcext:value-type="float">
            <text:p>187550</text:p>
          </table:table-cell>
          <table:table-cell office:value-type="float" office:value="59" calcext:value-type="float">
            <text:p>59</text:p>
          </table:table-cell>
          <table:table-cell office:value-type="float" office:value="4.96" calcext:value-type="float">
            <text:p>4.96</text:p>
          </table:table-cell>
          <table:table-cell office:value-type="float" office:value="-54.04" calcext:value-type="float">
            <text:p>-54.04</text:p>
          </table:table-cell>
        </table:table-row>
        <table:table-row table:style-name="ro1">
          <table:table-cell office:value-type="float" office:value="174297" calcext:value-type="float">
            <text:p>174297</text:p>
          </table:table-cell>
          <table:table-cell office:value-type="float" office:value="78.96" calcext:value-type="float">
            <text:p>78.96</text:p>
          </table:table-cell>
          <table:table-cell office:value-type="float" office:value="21.56" calcext:value-type="float">
            <text:p>21.56</text:p>
          </table:table-cell>
          <table:table-cell office:value-type="float" office:value="-57.4" calcext:value-type="float">
            <text:p>-57.4</text:p>
          </table:table-cell>
        </table:table-row>
      </table:table>
      <table:table table:name="Sheet2" table:style-name="ta1">
        <table:shapes>
          <draw:frame draw:z-index="0" draw:style-name="gr1" draw:text-style-name="P1" svg:width="321.32mm" svg:height="205.84mm" svg:x="131.06mm" svg:y="29.22mm">
            <loext:p draw:notify-on-update-of-ranges="Sheet2.B1:Sheet2.B36 Sheet2.C1:Sheet2.C36 Sheet2.B37:Sheet2.B771 Sheet2.C37:Sheet2.C7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75.33mm" svg:height="183.02mm" svg:x="134.37mm" svg:y="236.67mm">
            <loext:p draw:notify-on-update-of-ranges="Sheet2.B1:Sheet2.B771 Sheet2.D1:Sheet2.D77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46364" calcext:value-type="float">
            <text:p>46364</text:p>
          </table:table-cell>
          <table:table-cell office:value-type="float" office:value="17.52" calcext:value-type="float">
            <text:p>17.52</text:p>
          </table:table-cell>
          <table:table-cell office:value-type="float" office:value="45.68" calcext:value-type="float">
            <text:p>45.68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297328" calcext:value-type="float">
            <text:p>297328</text:p>
          </table:table-cell>
          <table:table-cell office:value-type="float" office:value="42.96" calcext:value-type="float">
            <text:p>42.96</text:p>
          </table:table-cell>
          <table:table-cell office:value-type="float" office:value="64.28" calcext:value-type="float">
            <text:p>64.28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18.8" calcext:value-type="float">
            <text:p>18.8</text:p>
          </table:table-cell>
          <table:table-cell office:value-type="float" office:value="38.6" calcext:value-type="float">
            <text:p>38.6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12552" calcext:value-type="float">
            <text:p>112552</text:p>
          </table:table-cell>
          <table:table-cell office:value-type="float" office:value="29.72" calcext:value-type="float">
            <text:p>29.72</text:p>
          </table:table-cell>
          <table:table-cell office:value-type="float" office:value="44.28" calcext:value-type="float">
            <text:p>44.28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75664" calcext:value-type="float">
            <text:p>75664</text:p>
          </table:table-cell>
          <table:table-cell office:value-type="float" office:value="12.84" calcext:value-type="float">
            <text:p>12.84</text:p>
          </table:table-cell>
          <table:table-cell office:value-type="float" office:value="26.56" calcext:value-type="float">
            <text:p>26.56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office:value-type="float" office:value="249364" calcext:value-type="float">
            <text:p>249364</text:p>
          </table:table-cell>
          <table:table-cell office:value-type="float" office:value="20.4" calcext:value-type="float">
            <text:p>20.4</text:p>
          </table:table-cell>
          <table:table-cell office:value-type="float" office:value="28.4" calcext:value-type="float">
            <text:p>28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212" calcext:value-type="float">
            <text:p>77212</text:p>
          </table:table-cell>
          <table:table-cell office:value-type="float" office:value="26.2" calcext:value-type="float">
            <text:p>26.2</text:p>
          </table:table-cell>
          <table:table-cell office:value-type="float" office:value="33.4" calcext:value-type="float">
            <text:p>33.4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64620" calcext:value-type="float">
            <text:p>64620</text:p>
          </table:table-cell>
          <table:table-cell office:value-type="float" office:value="22.72" calcext:value-type="float">
            <text:p>22.72</text:p>
          </table:table-cell>
          <table:table-cell office:value-type="float" office:value="26.64" calcext:value-type="float">
            <text:p>26.64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80664" calcext:value-type="float">
            <text:p>180664</text:p>
          </table:table-cell>
          <table:table-cell office:value-type="float" office:value="10.12" calcext:value-type="float">
            <text:p>10.12</text:p>
          </table:table-cell>
          <table:table-cell office:value-type="float" office:value="12.12" calcext:value-type="float">
            <text:p>12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952" calcext:value-type="float">
            <text:p>283952</text:p>
          </table:table-cell>
          <table:table-cell office:value-type="float" office:value="30.2" calcext:value-type="float">
            <text:p>30.2</text:p>
          </table:table-cell>
          <table:table-cell office:value-type="float" office:value="31.84" calcext:value-type="float">
            <text:p>31.84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82384" calcext:value-type="float">
            <text:p>282384</text:p>
          </table:table-cell>
          <table:table-cell office:value-type="float" office:value="54.8" calcext:value-type="float">
            <text:p>54.8</text:p>
          </table:table-cell>
          <table:table-cell office:value-type="float" office:value="55.88" calcext:value-type="float">
            <text:p>55.88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2084" calcext:value-type="float">
            <text:p>202084</text:p>
          </table:table-cell>
          <table:table-cell office:value-type="float" office:value="31.96" calcext:value-type="float">
            <text:p>31.96</text:p>
          </table:table-cell>
          <table:table-cell office:value-type="float" office:value="32.8" calcext:value-type="float">
            <text:p>32.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84388" calcext:value-type="float">
            <text:p>284388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91800" calcext:value-type="float">
            <text:p>291800</text:p>
          </table:table-cell>
          <table:table-cell office:value-type="float" office:value="6.32" calcext:value-type="float">
            <text:p>6.32</text:p>
          </table:table-cell>
          <table:table-cell office:value-type="float" office:value="6.84" calcext:value-type="float">
            <text:p>6.8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75972" calcext:value-type="float">
            <text:p>275972</text:p>
          </table:table-cell>
          <table:table-cell office:value-type="float" office:value="1.92" calcext:value-type="float">
            <text:p>1.92</text:p>
          </table:table-cell>
          <table:table-cell office:value-type="float" office:value="2.4" calcext:value-type="float">
            <text:p>2.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10308" calcext:value-type="float">
            <text:p>110308</text:p>
          </table:table-cell>
          <table:table-cell office:value-type="float" office:value="33.08" calcext:value-type="float">
            <text:p>33.08</text:p>
          </table:table-cell>
          <table:table-cell office:value-type="float" office:value="33.48" calcext:value-type="float">
            <text:p>33.4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1072" calcext:value-type="float">
            <text:p>201072</text:p>
          </table:table-cell>
          <table:table-cell office:value-type="float" office:value="27.24" calcext:value-type="float">
            <text:p>27.24</text:p>
          </table:table-cell>
          <table:table-cell office:value-type="float" office:value="27.6" calcext:value-type="float">
            <text:p>27.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82192" calcext:value-type="float">
            <text:p>282192</text:p>
          </table:table-cell>
          <table:table-cell office:value-type="float" office:value="26.8" calcext:value-type="float">
            <text:p>26.8</text:p>
          </table:table-cell>
          <table:table-cell office:value-type="float" office:value="27.16" calcext:value-type="float">
            <text:p>27.1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1132" calcext:value-type="float">
            <text:p>151132</text:p>
          </table:table-cell>
          <table:table-cell office:value-type="float" office:value="14.44" calcext:value-type="float">
            <text:p>14.44</text:p>
          </table:table-cell>
          <table:table-cell office:value-type="float" office:value="14.64" calcext:value-type="float">
            <text:p>14.6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76784" calcext:value-type="float">
            <text:p>176784</text:p>
          </table:table-cell>
          <table:table-cell office:value-type="float" office:value="46.04" calcext:value-type="float">
            <text:p>46.04</text:p>
          </table:table-cell>
          <table:table-cell office:value-type="float" office:value="46.16" calcext:value-type="float">
            <text:p>46.1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91628" calcext:value-type="float">
            <text:p>291628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6" calcext:value-type="float">
            <text:p>16.1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15908" calcext:value-type="float">
            <text:p>115908</text:p>
          </table:table-cell>
          <table:table-cell office:value-type="float" office:value="15" calcext:value-type="float">
            <text:p>15</text:p>
          </table:table-cell>
          <table:table-cell office:value-type="float" office:value="15.08" calcext:value-type="float">
            <text:p>15.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70500" calcext:value-type="float">
            <text:p>270500</text:p>
          </table:table-cell>
          <table:table-cell office:value-type="float" office:value="13.44" calcext:value-type="float">
            <text:p>13.44</text:p>
          </table:table-cell>
          <table:table-cell office:value-type="float" office:value="13.48" calcext:value-type="float">
            <text:p>13.4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46600" calcext:value-type="float">
            <text:p>246600</text:p>
          </table:table-cell>
          <table:table-cell office:value-type="float" office:value="6.8" calcext:value-type="float">
            <text:p>6.8</text:p>
          </table:table-cell>
          <table:table-cell office:value-type="float" office:value="6.76" calcext:value-type="float">
            <text:p>6.76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295584" calcext:value-type="float">
            <text:p>295584</text:p>
          </table:table-cell>
          <table:table-cell office:value-type="float" office:value="6.72" calcext:value-type="float">
            <text:p>6.72</text:p>
          </table:table-cell>
          <table:table-cell office:value-type="float" office:value="6.68" calcext:value-type="float">
            <text:p>6.6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288456" calcext:value-type="float">
            <text:p>288456</text:p>
          </table:table-cell>
          <table:table-cell office:value-type="float" office:value="36.36" calcext:value-type="float">
            <text:p>36.36</text:p>
          </table:table-cell>
          <table:table-cell office:value-type="float" office:value="36.28" calcext:value-type="float">
            <text:p>36.28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269864" calcext:value-type="float">
            <text:p>269864</text:p>
          </table:table-cell>
          <table:table-cell office:value-type="float" office:value="64.88" calcext:value-type="float">
            <text:p>64.88</text:p>
          </table:table-cell>
          <table:table-cell office:value-type="float" office:value="64.76" calcext:value-type="float">
            <text:p>64.7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46676" calcext:value-type="float">
            <text:p>46676</text:p>
          </table:table-cell>
          <table:table-cell office:value-type="float" office:value="16.84" calcext:value-type="float">
            <text:p>16.84</text:p>
          </table:table-cell>
          <table:table-cell office:value-type="float" office:value="16.68" calcext:value-type="float">
            <text:p>16.68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233264" calcext:value-type="float">
            <text:p>233264</text:p>
          </table:table-cell>
          <table:table-cell office:value-type="float" office:value="19.12" calcext:value-type="float">
            <text:p>19.12</text:p>
          </table:table-cell>
          <table:table-cell office:value-type="float" office:value="18.88" calcext:value-type="float">
            <text:p>18.8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62072" calcext:value-type="float">
            <text:p>262072</text:p>
          </table:table-cell>
          <table:table-cell office:value-type="float" office:value="24.52" calcext:value-type="float">
            <text:p>24.52</text:p>
          </table:table-cell>
          <table:table-cell office:value-type="float" office:value="24.28" calcext:value-type="float">
            <text:p>24.2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62072" calcext:value-type="float">
            <text:p>262072</text:p>
          </table:table-cell>
          <table:table-cell office:value-type="float" office:value="24.52" calcext:value-type="float">
            <text:p>24.52</text:p>
          </table:table-cell>
          <table:table-cell office:value-type="float" office:value="24.28" calcext:value-type="float">
            <text:p>24.28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50252" calcext:value-type="float">
            <text:p>250252</text:p>
          </table:table-cell>
          <table:table-cell office:value-type="float" office:value="4.36" calcext:value-type="float">
            <text:p>4.36</text:p>
          </table:table-cell>
          <table:table-cell office:value-type="float" office:value="4.08" calcext:value-type="float">
            <text:p>4.08</text:p>
          </table:table-cell>
          <table:table-cell office:value-type="float" office:value="-0.28" calcext:value-type="float">
            <text:p>-0.28</text:p>
          </table:table-cell>
        </table:table-row>
        <table:table-row table:style-name="ro1">
          <table:table-cell office:value-type="float" office:value="145860" calcext:value-type="float">
            <text:p>145860</text:p>
          </table:table-cell>
          <table:table-cell office:value-type="float" office:value="47.48" calcext:value-type="float">
            <text:p>47.48</text:p>
          </table:table-cell>
          <table:table-cell office:value-type="float" office:value="47.16" calcext:value-type="float">
            <text:p>47.1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181796" calcext:value-type="float">
            <text:p>181796</text:p>
          </table:table-cell>
          <table:table-cell office:value-type="float" office:value="55.6" calcext:value-type="float">
            <text:p>55.6</text:p>
          </table:table-cell>
          <table:table-cell office:value-type="float" office:value="55.24" calcext:value-type="float">
            <text:p>55.24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230432" calcext:value-type="float">
            <text:p>230432</text:p>
          </table:table-cell>
          <table:table-cell office:value-type="float" office:value="14.88" calcext:value-type="float">
            <text:p>14.88</text:p>
          </table:table-cell>
          <table:table-cell office:value-type="float" office:value="14.48" calcext:value-type="float">
            <text:p>14.4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45448" calcext:value-type="float">
            <text:p>145448</text:p>
          </table:table-cell>
          <table:table-cell office:value-type="float" office:value="10.2" calcext:value-type="float">
            <text:p>10.2</text:p>
          </table:table-cell>
          <table:table-cell office:value-type="float" office:value="9.76" calcext:value-type="float">
            <text:p>9.76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1">
          <table:table-cell office:value-type="float" office:value="182392" calcext:value-type="float">
            <text:p>182392</text:p>
          </table:table-cell>
          <table:table-cell office:value-type="float" office:value="17.24" calcext:value-type="float">
            <text:p>17.24</text:p>
          </table:table-cell>
          <table:table-cell office:value-type="float" office:value="16.48" calcext:value-type="float">
            <text:p>16.48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float" office:value="285060" calcext:value-type="float">
            <text:p>285060</text:p>
          </table:table-cell>
          <table:table-cell office:value-type="float" office:value="12.44" calcext:value-type="float">
            <text:p>12.44</text:p>
          </table:table-cell>
          <table:table-cell office:value-type="float" office:value="11.6" calcext:value-type="float">
            <text:p>11.6</text:p>
          </table:table-cell>
          <table:table-cell office:value-type="float" office:value="-0.84" calcext:value-type="float">
            <text:p>-0.84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270248" calcext:value-type="float">
            <text:p>270248</text:p>
          </table:table-cell>
          <table:table-cell office:value-type="float" office:value="10.36" calcext:value-type="float">
            <text:p>10.36</text:p>
          </table:table-cell>
          <table:table-cell office:value-type="float" office:value="9.04" calcext:value-type="float">
            <text:p>9.04</text:p>
          </table:table-cell>
          <table:table-cell office:value-type="float" office:value="-1.32" calcext:value-type="float">
            <text:p>-1.32</text:p>
          </table:table-cell>
        </table:table-row>
        <table:table-row table:style-name="ro1">
          <table:table-cell office:value-type="float" office:value="66808" calcext:value-type="float">
            <text:p>66808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243432" calcext:value-type="float">
            <text:p>24343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135828" calcext:value-type="float">
            <text:p>135828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-1.88" calcext:value-type="float">
            <text:p>-1.88</text:p>
          </table:table-cell>
        </table:table-row>
        <table:table-row table:style-name="ro1">
          <table:table-cell office:value-type="float" office:value="267116" calcext:value-type="float">
            <text:p>267116</text:p>
          </table:table-cell>
          <table:table-cell office:value-type="float" office:value="8.2" calcext:value-type="float">
            <text:p>8.2</text:p>
          </table:table-cell>
          <table:table-cell office:value-type="float" office:value="6.28" calcext:value-type="float">
            <text:p>6.28</text:p>
          </table:table-cell>
          <table:table-cell office:value-type="float" office:value="-1.92" calcext:value-type="float">
            <text:p>-1.92</text:p>
          </table:table-cell>
        </table:table-row>
        <table:table-row table:style-name="ro1">
          <table:table-cell office:value-type="float" office:value="133260" calcext:value-type="float">
            <text:p>133260</text:p>
          </table:table-cell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-2.08" calcext:value-type="float">
            <text:p>-2.08</text:p>
          </table:table-cell>
        </table:table-row>
        <table:table-row table:style-name="ro1">
          <table:table-cell office:value-type="float" office:value="270288" calcext:value-type="float">
            <text:p>270288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-2.16" calcext:value-type="float">
            <text:p>-2.16</text:p>
          </table:table-cell>
        </table:table-row>
        <table:table-row table:style-name="ro1">
          <table:table-cell office:value-type="float" office:value="251784" calcext:value-type="float">
            <text:p>251784</text:p>
          </table:table-cell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  <table:table-cell office:value-type="float" office:value="-2.28" calcext:value-type="float">
            <text:p>-2.28</text:p>
          </table:table-cell>
        </table:table-row>
        <table:table-row table:style-name="ro1">
          <table:table-cell office:value-type="float" office:value="91648" calcext:value-type="float">
            <text:p>91648</text:p>
          </table:table-cell>
          <table:table-cell office:value-type="float" office:value="6.48" calcext:value-type="float">
            <text:p>6.48</text:p>
          </table:table-cell>
          <table:table-cell office:value-type="float" office:value="4.08" calcext:value-type="float">
            <text:p>4.0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05280" calcext:value-type="float">
            <text:p>105280</text:p>
          </table:table-cell>
          <table:table-cell office:value-type="float" office:value="9.8" calcext:value-type="float">
            <text:p>9.8</text:p>
          </table:table-cell>
          <table:table-cell office:value-type="float" office:value="7.4" calcext:value-type="float">
            <text:p>7.4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42280" calcext:value-type="float">
            <text:p>142280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261580" calcext:value-type="float">
            <text:p>26158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268956" calcext:value-type="float">
            <text:p>268956</text:p>
          </table:table-cell>
          <table:table-cell office:value-type="float" office:value="36.52" calcext:value-type="float">
            <text:p>36.52</text:p>
          </table:table-cell>
          <table:table-cell office:value-type="float" office:value="33.76" calcext:value-type="float">
            <text:p>33.76</text:p>
          </table:table-cell>
          <table:table-cell office:value-type="float" office:value="-2.76" calcext:value-type="float">
            <text:p>-2.76</text:p>
          </table:table-cell>
        </table:table-row>
        <table:table-row table:style-name="ro1">
          <table:table-cell office:value-type="float" office:value="165420" calcext:value-type="float">
            <text:p>165420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-2.84" calcext:value-type="float">
            <text:p>-2.84</text:p>
          </table:table-cell>
        </table:table-row>
        <table:table-row table:style-name="ro1">
          <table:table-cell office:value-type="float" office:value="139848" calcext:value-type="float">
            <text:p>139848</text:p>
          </table:table-cell>
          <table:table-cell office:value-type="float" office:value="30.84" calcext:value-type="float">
            <text:p>30.84</text:p>
          </table:table-cell>
          <table:table-cell office:value-type="float" office:value="27.92" calcext:value-type="float">
            <text:p>27.92</text:p>
          </table:table-cell>
          <table:table-cell office:value-type="float" office:value="-2.92" calcext:value-type="float">
            <text:p>-2.92</text:p>
          </table:table-cell>
        </table:table-row>
        <table:table-row table:style-name="ro1">
          <table:table-cell office:value-type="float" office:value="137396" calcext:value-type="float">
            <text:p>137396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-3.04" calcext:value-type="float">
            <text:p>-3.04</text:p>
          </table:table-cell>
        </table:table-row>
        <table:table-row table:style-name="ro1">
          <table:table-cell office:value-type="float" office:value="146600" calcext:value-type="float">
            <text:p>146600</text:p>
          </table:table-cell>
          <table:table-cell office:value-type="float" office:value="24.6" calcext:value-type="float">
            <text:p>24.6</text:p>
          </table:table-cell>
          <table:table-cell office:value-type="float" office:value="21.56" calcext:value-type="float">
            <text:p>21.56</text:p>
          </table:table-cell>
          <table:table-cell office:value-type="float" office:value="-3.04" calcext:value-type="float">
            <text:p>-3.04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-3.08" calcext:value-type="float">
            <text:p>-3.08</text:p>
          </table:table-cell>
        </table:table-row>
        <table:table-row table:style-name="ro1">
          <table:table-cell office:value-type="float" office:value="291800" calcext:value-type="float">
            <text:p>291800</text:p>
          </table:table-cell>
          <table:table-cell office:value-type="float" office:value="21.12" calcext:value-type="float">
            <text:p>21.12</text:p>
          </table:table-cell>
          <table:table-cell office:value-type="float" office:value="18.04" calcext:value-type="float">
            <text:p>18.04</text:p>
          </table:table-cell>
          <table:table-cell office:value-type="float" office:value="-3.08" calcext:value-type="float">
            <text:p>-3.08</text:p>
          </table:table-cell>
        </table:table-row>
        <table:table-row table:style-name="ro1">
          <table:table-cell office:value-type="float" office:value="89220" calcext:value-type="float">
            <text:p>89220</text:p>
          </table:table-cell>
          <table:table-cell office:value-type="float" office:value="7.68" calcext:value-type="float">
            <text:p>7.68</text:p>
          </table:table-cell>
          <table:table-cell office:value-type="float" office:value="4.4" calcext:value-type="float">
            <text:p>4.4</text:p>
          </table:table-cell>
          <table:table-cell office:value-type="float" office:value="-3.28" calcext:value-type="float">
            <text:p>-3.28</text:p>
          </table:table-cell>
        </table:table-row>
        <table:table-row table:style-name="ro1">
          <table:table-cell office:value-type="float" office:value="201276" calcext:value-type="float">
            <text:p>201276</text:p>
          </table:table-cell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  <table:table-cell office:value-type="float" office:value="-3.28" calcext:value-type="float">
            <text:p>-3.28</text:p>
          </table:table-cell>
        </table:table-row>
        <table:table-row table:style-name="ro1">
          <table:table-cell office:value-type="float" office:value="227756" calcext:value-type="float">
            <text:p>227756</text:p>
          </table:table-cell>
          <table:table-cell office:value-type="float" office:value="7.68" calcext:value-type="float">
            <text:p>7.68</text:p>
          </table:table-cell>
          <table:table-cell office:value-type="float" office:value="4.36" calcext:value-type="float">
            <text:p>4.36</text:p>
          </table:table-cell>
          <table:table-cell office:value-type="float" office:value="-3.32" calcext:value-type="float">
            <text:p>-3.32</text:p>
          </table:table-cell>
        </table:table-row>
        <table:table-row table:style-name="ro1">
          <table:table-cell office:value-type="float" office:value="67368" calcext:value-type="float">
            <text:p>67368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153928" calcext:value-type="float">
            <text:p>153928</text:p>
          </table:table-cell>
          <table:table-cell office:value-type="float" office:value="30.24" calcext:value-type="float">
            <text:p>30.24</text:p>
          </table:table-cell>
          <table:table-cell office:value-type="float" office:value="26.88" calcext:value-type="float">
            <text:p>26.88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175392" calcext:value-type="float">
            <text:p>175392</text:p>
          </table:table-cell>
          <table:table-cell office:value-type="float" office:value="8.56" calcext:value-type="float">
            <text:p>8.56</text:p>
          </table:table-cell>
          <table:table-cell office:value-type="float" office:value="5.2" calcext:value-type="float">
            <text:p>5.2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176464" calcext:value-type="float">
            <text:p>176464</text:p>
          </table:table-cell>
          <table:table-cell office:value-type="float" office:value="8.48" calcext:value-type="float">
            <text:p>8.48</text:p>
          </table:table-cell>
          <table:table-cell office:value-type="float" office:value="5.12" calcext:value-type="float">
            <text:p>5.12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290892" calcext:value-type="float">
            <text:p>290892</text:p>
          </table:table-cell>
          <table:table-cell office:value-type="float" office:value="39.52" calcext:value-type="float">
            <text:p>39.52</text:p>
          </table:table-cell>
          <table:table-cell office:value-type="float" office:value="36.16" calcext:value-type="float">
            <text:p>36.16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187756" calcext:value-type="float">
            <text:p>187756</text:p>
          </table:table-cell>
          <table:table-cell office:value-type="float" office:value="6.56" calcext:value-type="float">
            <text:p>6.56</text:p>
          </table:table-cell>
          <table:table-cell office:value-type="float" office:value="3" calcext:value-type="float">
            <text:p>3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66720" calcext:value-type="float">
            <text:p>6672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62276" calcext:value-type="float">
            <text:p>162276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212092" calcext:value-type="float">
            <text:p>21209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67780" calcext:value-type="float">
            <text:p>167780</text:p>
          </table:table-cell>
          <table:table-cell office:value-type="float" office:value="8.04" calcext:value-type="float">
            <text:p>8.04</text:p>
          </table:table-cell>
          <table:table-cell office:value-type="float" office:value="4.24" calcext:value-type="float">
            <text:p>4.24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>
          <table:table-cell office:value-type="float" office:value="103496" calcext:value-type="float">
            <text:p>103496</text:p>
          </table:table-cell>
          <table:table-cell office:value-type="float" office:value="14.64" calcext:value-type="float">
            <text:p>14.64</text:p>
          </table:table-cell>
          <table:table-cell office:value-type="float" office:value="10.68" calcext:value-type="float">
            <text:p>10.68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108496" calcext:value-type="float">
            <text:p>108496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214588" calcext:value-type="float">
            <text:p>214588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-4.12" calcext:value-type="float">
            <text:p>-4.12</text:p>
          </table:table-cell>
        </table:table-row>
        <table:table-row table:style-name="ro1">
          <table:table-cell office:value-type="float" office:value="46740" calcext:value-type="float">
            <text:p>46740</text:p>
          </table:table-cell>
          <table:table-cell office:value-type="float" office:value="39.32" calcext:value-type="float">
            <text:p>39.32</text:p>
          </table:table-cell>
          <table:table-cell office:value-type="float" office:value="35.12" calcext:value-type="float">
            <text:p>35.12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80228" calcext:value-type="float">
            <text:p>80228</text:p>
          </table:table-cell>
          <table:table-cell office:value-type="float" office:value="22.24" calcext:value-type="float">
            <text:p>22.24</text:p>
          </table:table-cell>
          <table:table-cell office:value-type="float" office:value="18.04" calcext:value-type="float">
            <text:p>18.04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66180" calcext:value-type="float">
            <text:p>66180</text:p>
          </table:table-cell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  <table:table-cell office:value-type="float" office:value="-4.32" calcext:value-type="float">
            <text:p>-4.32</text:p>
          </table:table-cell>
        </table:table-row>
        <table:table-row table:style-name="ro1">
          <table:table-cell office:value-type="float" office:value="172728" calcext:value-type="float">
            <text:p>172728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-4.36" calcext:value-type="float">
            <text:p>-4.36</text:p>
          </table:table-cell>
        </table:table-row>
        <table:table-row table:style-name="ro1">
          <table:table-cell office:value-type="float" office:value="248608" calcext:value-type="float">
            <text:p>248608</text:p>
          </table:table-cell>
          <table:table-cell office:value-type="float" office:value="78.44" calcext:value-type="float">
            <text:p>78.44</text:p>
          </table:table-cell>
          <table:table-cell office:value-type="float" office:value="74.08" calcext:value-type="float">
            <text:p>74.08</text:p>
          </table:table-cell>
          <table:table-cell office:value-type="float" office:value="-4.36" calcext:value-type="float">
            <text:p>-4.36</text:p>
          </table:table-cell>
        </table:table-row>
        <table:table-row table:style-name="ro1">
          <table:table-cell office:value-type="float" office:value="169472" calcext:value-type="float">
            <text:p>16947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71268" calcext:value-type="float">
            <text:p>71268</text:p>
          </table:table-cell>
          <table:table-cell office:value-type="float" office:value="8.16" calcext:value-type="float">
            <text:p>8.16</text:p>
          </table:table-cell>
          <table:table-cell office:value-type="float" office:value="3.72" calcext:value-type="float">
            <text:p>3.72</text:p>
          </table:table-cell>
          <table:table-cell office:value-type="float" office:value="-4.44" calcext:value-type="float">
            <text:p>-4.44</text:p>
          </table:table-cell>
        </table:table-row>
        <table:table-row table:style-name="ro1">
          <table:table-cell office:value-type="float" office:value="143516" calcext:value-type="float">
            <text:p>143516</text:p>
          </table:table-cell>
          <table:table-cell office:value-type="float" office:value="5" calcext:value-type="float">
            <text:p>5</text:p>
          </table:table-cell>
          <table:table-cell office:value-type="float" office:value="0.56" calcext:value-type="float">
            <text:p>0.56</text:p>
          </table:table-cell>
          <table:table-cell office:value-type="float" office:value="-4.44" calcext:value-type="float">
            <text:p>-4.44</text:p>
          </table:table-cell>
        </table:table-row>
        <table:table-row table:style-name="ro1">
          <table:table-cell office:value-type="float" office:value="151172" calcext:value-type="float">
            <text:p>151172</text:p>
          </table:table-cell>
          <table:table-cell office:value-type="float" office:value="8.96" calcext:value-type="float">
            <text:p>8.96</text:p>
          </table:table-cell>
          <table:table-cell office:value-type="float" office:value="4.32" calcext:value-type="float">
            <text:p>4.32</text:p>
          </table:table-cell>
          <table:table-cell office:value-type="float" office:value="-4.64" calcext:value-type="float">
            <text:p>-4.64</text:p>
          </table:table-cell>
        </table:table-row>
        <table:table-row table:style-name="ro1">
          <table:table-cell office:value-type="float" office:value="243612" calcext:value-type="float">
            <text:p>243612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-4.64" calcext:value-type="float">
            <text:p>-4.64</text:p>
          </table:table-cell>
        </table:table-row>
        <table:table-row table:style-name="ro1">
          <table:table-cell office:value-type="float" office:value="80856" calcext:value-type="float">
            <text:p>80856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89384" calcext:value-type="float">
            <text:p>89384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140764" calcext:value-type="float">
            <text:p>140764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296448" calcext:value-type="float">
            <text:p>296448</text:p>
          </table:table-cell>
          <table:table-cell office:value-type="float" office:value="27.56" calcext:value-type="float">
            <text:p>27.56</text:p>
          </table:table-cell>
          <table:table-cell office:value-type="float" office:value="22.88" calcext:value-type="float">
            <text:p>22.88</text:p>
          </table:table-cell>
          <table:table-cell office:value-type="float" office:value="-4.68" calcext:value-type="float">
            <text:p>-4.68</text:p>
          </table:table-cell>
        </table:table-row>
        <table:table-row table:style-name="ro1">
          <table:table-cell office:value-type="float" office:value="47860" calcext:value-type="float">
            <text:p>47860</text:p>
          </table:table-cell>
          <table:table-cell office:value-type="float" office:value="8.28" calcext:value-type="float">
            <text:p>8.28</text:p>
          </table:table-cell>
          <table:table-cell office:value-type="float" office:value="3.56" calcext:value-type="float">
            <text:p>3.56</text:p>
          </table:table-cell>
          <table:table-cell office:value-type="float" office:value="-4.72" calcext:value-type="float">
            <text:p>-4.72</text:p>
          </table:table-cell>
        </table:table-row>
        <table:table-row table:style-name="ro1">
          <table:table-cell office:value-type="float" office:value="50472" calcext:value-type="float">
            <text:p>50472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-4.84" calcext:value-type="float">
            <text:p>-4.84</text:p>
          </table:table-cell>
        </table:table-row>
        <table:table-row table:style-name="ro1">
          <table:table-cell office:value-type="float" office:value="244676" calcext:value-type="float">
            <text:p>244676</text:p>
          </table:table-cell>
          <table:table-cell office:value-type="float" office:value="8.16" calcext:value-type="float">
            <text:p>8.16</text:p>
          </table:table-cell>
          <table:table-cell office:value-type="float" office:value="3.32" calcext:value-type="float">
            <text:p>3.32</text:p>
          </table:table-cell>
          <table:table-cell office:value-type="float" office:value="-4.84" calcext:value-type="float">
            <text:p>-4.84</text:p>
          </table:table-cell>
        </table:table-row>
        <table:table-row table:style-name="ro1">
          <table:table-cell office:value-type="float" office:value="290576" calcext:value-type="float">
            <text:p>290576</text:p>
          </table:table-cell>
          <table:table-cell office:value-type="float" office:value="14.24" calcext:value-type="float">
            <text:p>14.24</text:p>
          </table:table-cell>
          <table:table-cell office:value-type="float" office:value="9.4" calcext:value-type="float">
            <text:p>9.4</text:p>
          </table:table-cell>
          <table:table-cell office:value-type="float" office:value="-4.84" calcext:value-type="float">
            <text:p>-4.84</text:p>
          </table:table-cell>
        </table:table-row>
        <table:table-row table:style-name="ro1">
          <table:table-cell office:value-type="float" office:value="120672" calcext:value-type="float">
            <text:p>120672</text:p>
          </table:table-cell>
          <table:table-cell office:value-type="float" office:value="29.44" calcext:value-type="float">
            <text:p>29.44</text:p>
          </table:table-cell>
          <table:table-cell office:value-type="float" office:value="24.56" calcext:value-type="float">
            <text:p>24.56</text:p>
          </table:table-cell>
          <table:table-cell office:value-type="float" office:value="-4.88" calcext:value-type="float">
            <text:p>-4.88</text:p>
          </table:table-cell>
        </table:table-row>
        <table:table-row table:style-name="ro1">
          <table:table-cell office:value-type="float" office:value="275272" calcext:value-type="float">
            <text:p>275272</text:p>
          </table:table-cell>
          <table:table-cell office:value-type="float" office:value="9.2" calcext:value-type="float">
            <text:p>9.2</text:p>
          </table:table-cell>
          <table:table-cell office:value-type="float" office:value="4.28" calcext:value-type="float">
            <text:p>4.28</text:p>
          </table:table-cell>
          <table:table-cell office:value-type="float" office:value="-4.92" calcext:value-type="float">
            <text:p>-4.92</text:p>
          </table:table-cell>
        </table:table-row>
        <table:table-row table:style-name="ro1">
          <table:table-cell office:value-type="float" office:value="171612" calcext:value-type="float">
            <text:p>171612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-4.96" calcext:value-type="float">
            <text:p>-4.96</text:p>
          </table:table-cell>
        </table:table-row>
        <table:table-row table:style-name="ro1">
          <table:table-cell office:value-type="float" office:value="193800" calcext:value-type="float">
            <text:p>193800</text:p>
          </table:table-cell>
          <table:table-cell office:value-type="float" office:value="11.48" calcext:value-type="float">
            <text:p>11.48</text:p>
          </table:table-cell>
          <table:table-cell office:value-type="float" office:value="6.52" calcext:value-type="float">
            <text:p>6.52</text:p>
          </table:table-cell>
          <table:table-cell office:value-type="float" office:value="-4.96" calcext:value-type="float">
            <text:p>-4.96</text:p>
          </table:table-cell>
        </table:table-row>
        <table:table-row table:style-name="ro1">
          <table:table-cell office:value-type="float" office:value="288340" calcext:value-type="float">
            <text:p>288340</text:p>
          </table:table-cell>
          <table:table-cell office:value-type="float" office:value="28.36" calcext:value-type="float">
            <text:p>28.36</text:p>
          </table:table-cell>
          <table:table-cell office:value-type="float" office:value="23.4" calcext:value-type="float">
            <text:p>23.4</text:p>
          </table:table-cell>
          <table:table-cell office:value-type="float" office:value="-4.96" calcext:value-type="float">
            <text:p>-4.96</text:p>
          </table:table-cell>
        </table:table-row>
        <table:table-row table:style-name="ro1">
          <table:table-cell office:value-type="float" office:value="87496" calcext:value-type="float">
            <text:p>87496</text:p>
          </table:table-cell>
          <table:table-cell office:value-type="float" office:value="22.96" calcext:value-type="float">
            <text:p>22.96</text:p>
          </table:table-cell>
          <table:table-cell office:value-type="float" office:value="17.96" calcext:value-type="float">
            <text:p>17.9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66948" calcext:value-type="float">
            <text:p>2669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48300" calcext:value-type="float">
            <text:p>248300</text:p>
          </table:table-cell>
          <table:table-cell office:value-type="float" office:value="6.88" calcext:value-type="float">
            <text:p>6.88</text:p>
          </table:table-cell>
          <table:table-cell office:value-type="float" office:value="1.84" calcext:value-type="float">
            <text:p>1.84</text:p>
          </table:table-cell>
          <table:table-cell office:value-type="float" office:value="-5.04" calcext:value-type="float">
            <text:p>-5.04</text:p>
          </table:table-cell>
        </table:table-row>
        <table:table-row table:style-name="ro1">
          <table:table-cell office:value-type="float" office:value="242832" calcext:value-type="float">
            <text:p>242832</text:p>
          </table:table-cell>
          <table:table-cell office:value-type="float" office:value="31.4" calcext:value-type="float">
            <text:p>31.4</text:p>
          </table:table-cell>
          <table:table-cell office:value-type="float" office:value="26.32" calcext:value-type="float">
            <text:p>26.32</text:p>
          </table:table-cell>
          <table:table-cell office:value-type="float" office:value="-5.08" calcext:value-type="float">
            <text:p>-5.08</text:p>
          </table:table-cell>
        </table:table-row>
        <table:table-row table:style-name="ro1">
          <table:table-cell office:value-type="float" office:value="235120" calcext:value-type="float">
            <text:p>235120</text:p>
          </table:table-cell>
          <table:table-cell office:value-type="float" office:value="20.84" calcext:value-type="float">
            <text:p>20.84</text:p>
          </table:table-cell>
          <table:table-cell office:value-type="float" office:value="15.72" calcext:value-type="float">
            <text:p>15.72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184672" calcext:value-type="float">
            <text:p>184672</text:p>
          </table:table-cell>
          <table:table-cell office:value-type="float" office:value="20.08" calcext:value-type="float">
            <text:p>20.08</text:p>
          </table:table-cell>
          <table:table-cell office:value-type="float" office:value="14.92" calcext:value-type="float">
            <text:p>14.92</text:p>
          </table:table-cell>
          <table:table-cell office:value-type="float" office:value="-5.16" calcext:value-type="float">
            <text:p>-5.16</text:p>
          </table:table-cell>
        </table:table-row>
        <table:table-row table:style-name="ro1">
          <table:table-cell office:value-type="float" office:value="233564" calcext:value-type="float">
            <text:p>233564</text:p>
          </table:table-cell>
          <table:table-cell office:value-type="float" office:value="14" calcext:value-type="float">
            <text:p>14</text:p>
          </table:table-cell>
          <table:table-cell office:value-type="float" office:value="8.84" calcext:value-type="float">
            <text:p>8.84</text:p>
          </table:table-cell>
          <table:table-cell office:value-type="float" office:value="-5.16" calcext:value-type="float">
            <text:p>-5.16</text:p>
          </table:table-cell>
        </table:table-row>
        <table:table-row table:style-name="ro1">
          <table:table-cell office:value-type="float" office:value="120112" calcext:value-type="float">
            <text:p>120112</text:p>
          </table:table-cell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-5.24" calcext:value-type="float">
            <text:p>-5.24</text:p>
          </table:table-cell>
        </table:table-row>
        <table:table-row table:style-name="ro1">
          <table:table-cell office:value-type="float" office:value="123300" calcext:value-type="float">
            <text:p>123300</text:p>
          </table:table-cell>
          <table:table-cell office:value-type="float" office:value="5.44" calcext:value-type="float">
            <text:p>5.44</text:p>
          </table:table-cell>
          <table:table-cell office:value-type="float" office:value="0.2" calcext:value-type="float">
            <text:p>0.2</text:p>
          </table:table-cell>
          <table:table-cell office:value-type="float" office:value="-5.24" calcext:value-type="float">
            <text:p>-5.24</text:p>
          </table:table-cell>
        </table:table-row>
        <table:table-row table:style-name="ro1">
          <table:table-cell office:value-type="float" office:value="160940" calcext:value-type="float">
            <text:p>160940</text:p>
          </table:table-cell>
          <table:table-cell office:value-type="float" office:value="22.16" calcext:value-type="float">
            <text:p>22.16</text:p>
          </table:table-cell>
          <table:table-cell office:value-type="float" office:value="16.92" calcext:value-type="float">
            <text:p>16.92</text:p>
          </table:table-cell>
          <table:table-cell office:value-type="float" office:value="-5.24" calcext:value-type="float">
            <text:p>-5.24</text:p>
          </table:table-cell>
        </table:table-row>
        <table:table-row table:style-name="ro1">
          <table:table-cell office:value-type="float" office:value="165640" calcext:value-type="float">
            <text:p>165640</text:p>
          </table:table-cell>
          <table:table-cell office:value-type="float" office:value="7.8" calcext:value-type="float">
            <text:p>7.8</text:p>
          </table:table-cell>
          <table:table-cell office:value-type="float" office:value="2.56" calcext:value-type="float">
            <text:p>2.56</text:p>
          </table:table-cell>
          <table:table-cell office:value-type="float" office:value="-5.24" calcext:value-type="float">
            <text:p>-5.24</text:p>
          </table:table-cell>
        </table:table-row>
        <table:table-row table:style-name="ro1">
          <table:table-cell office:value-type="float" office:value="178812" calcext:value-type="float">
            <text:p>178812</text:p>
          </table:table-cell>
          <table:table-cell office:value-type="float" office:value="10.32" calcext:value-type="float">
            <text:p>10.32</text:p>
          </table:table-cell>
          <table:table-cell office:value-type="float" office:value="5.04" calcext:value-type="float">
            <text:p>5.04</text:p>
          </table:table-cell>
          <table:table-cell office:value-type="float" office:value="-5.28" calcext:value-type="float">
            <text:p>-5.28</text:p>
          </table:table-cell>
        </table:table-row>
        <table:table-row table:style-name="ro1">
          <table:table-cell office:value-type="float" office:value="231240" calcext:value-type="float">
            <text:p>231240</text:p>
          </table:table-cell>
          <table:table-cell office:value-type="float" office:value="22.2" calcext:value-type="float">
            <text:p>22.2</text:p>
          </table:table-cell>
          <table:table-cell office:value-type="float" office:value="16.88" calcext:value-type="float">
            <text:p>16.88</text:p>
          </table:table-cell>
          <table:table-cell office:value-type="float" office:value="-5.32" calcext:value-type="float">
            <text:p>-5.32</text:p>
          </table:table-cell>
        </table:table-row>
        <table:table-row table:style-name="ro1">
          <table:table-cell office:value-type="float" office:value="276316" calcext:value-type="float">
            <text:p>276316</text:p>
          </table:table-cell>
          <table:table-cell office:value-type="float" office:value="6.08" calcext:value-type="float">
            <text:p>6.08</text:p>
          </table:table-cell>
          <table:table-cell office:value-type="float" office:value="0.76" calcext:value-type="float">
            <text:p>0.76</text:p>
          </table:table-cell>
          <table:table-cell office:value-type="float" office:value="-5.32" calcext:value-type="float">
            <text:p>-5.32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78880" calcext:value-type="float">
            <text:p>78880</text:p>
          </table:table-cell>
          <table:table-cell office:value-type="float" office:value="10.84" calcext:value-type="float">
            <text:p>10.84</text:p>
          </table:table-cell>
          <table:table-cell office:value-type="float" office:value="5.48" calcext:value-type="float">
            <text:p>5.48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118752" calcext:value-type="float">
            <text:p>118752</text:p>
          </table:table-cell>
          <table:table-cell office:value-type="float" office:value="6.88" calcext:value-type="float">
            <text:p>6.88</text:p>
          </table:table-cell>
          <table:table-cell office:value-type="float" office:value="1.52" calcext:value-type="float">
            <text:p>1.52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150596" calcext:value-type="float">
            <text:p>150596</text:p>
          </table:table-cell>
          <table:table-cell office:value-type="float" office:value="15.4" calcext:value-type="float">
            <text:p>15.4</text:p>
          </table:table-cell>
          <table:table-cell office:value-type="float" office:value="10.04" calcext:value-type="float">
            <text:p>10.04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195808" calcext:value-type="float">
            <text:p>195808</text:p>
          </table:table-cell>
          <table:table-cell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222980" calcext:value-type="float">
            <text:p>222980</text:p>
          </table:table-cell>
          <table:table-cell office:value-type="float" office:value="25.28" calcext:value-type="float">
            <text:p>25.28</text:p>
          </table:table-cell>
          <table:table-cell office:value-type="float" office:value="19.92" calcext:value-type="float">
            <text:p>19.92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252460" calcext:value-type="float">
            <text:p>252460</text:p>
          </table:table-cell>
          <table:table-cell office:value-type="float" office:value="9.16" calcext:value-type="float">
            <text:p>9.16</text:p>
          </table:table-cell>
          <table:table-cell office:value-type="float" office:value="3.8" calcext:value-type="float">
            <text:p>3.8</text:p>
          </table:table-cell>
          <table:table-cell office:value-type="float" office:value="-5.36" calcext:value-type="float">
            <text:p>-5.36</text:p>
          </table:table-cell>
        </table:table-row>
        <table:table-row table:style-name="ro1">
          <table:table-cell office:value-type="float" office:value="151584" calcext:value-type="float">
            <text:p>151584</text:p>
          </table:table-cell>
          <table:table-cell office:value-type="float" office:value="20.44" calcext:value-type="float">
            <text:p>20.44</text:p>
          </table:table-cell>
          <table:table-cell office:value-type="float" office:value="15.04" calcext:value-type="float">
            <text:p>15.04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299868" calcext:value-type="float">
            <text:p>299868</text:p>
          </table:table-cell>
          <table:table-cell office:value-type="float" office:value="11.92" calcext:value-type="float">
            <text:p>11.92</text:p>
          </table:table-cell>
          <table:table-cell office:value-type="float" office:value="6.52" calcext:value-type="float">
            <text:p>6.52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45668" calcext:value-type="float">
            <text:p>45668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>
          <table:table-cell office:value-type="float" office:value="128980" calcext:value-type="float">
            <text:p>128980</text:p>
          </table:table-cell>
          <table:table-cell office:value-type="float" office:value="17.84" calcext:value-type="float">
            <text:p>17.84</text:p>
          </table:table-cell>
          <table:table-cell office:value-type="float" office:value="12.36" calcext:value-type="float">
            <text:p>12.36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272504" calcext:value-type="float">
            <text:p>272504</text:p>
          </table:table-cell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294112" calcext:value-type="float">
            <text:p>294112</text:p>
          </table:table-cell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  <table:table-cell office:value-type="float" office:value="-5.48" calcext:value-type="float">
            <text:p>-5.48</text:p>
          </table:table-cell>
        </table:table-row>
        <table:table-row table:style-name="ro1">
          <table:table-cell office:value-type="float" office:value="272984" calcext:value-type="float">
            <text:p>272984</text:p>
          </table:table-cell>
          <table:table-cell office:value-type="float" office:value="7.48" calcext:value-type="float">
            <text:p>7.48</text:p>
          </table:table-cell>
          <table:table-cell office:value-type="float" office:value="1.92" calcext:value-type="float">
            <text:p>1.92</text:p>
          </table:table-cell>
          <table:table-cell office:value-type="float" office:value="-5.56" calcext:value-type="float">
            <text:p>-5.56</text:p>
          </table:table-cell>
        </table:table-row>
        <table:table-row table:style-name="ro1">
          <table:table-cell office:value-type="float" office:value="289912" calcext:value-type="float">
            <text:p>289912</text:p>
          </table:table-cell>
          <table:table-cell office:value-type="float" office:value="32.6" calcext:value-type="float">
            <text:p>32.6</text:p>
          </table:table-cell>
          <table:table-cell office:value-type="float" office:value="27.04" calcext:value-type="float">
            <text:p>27.04</text:p>
          </table:table-cell>
          <table:table-cell office:value-type="float" office:value="-5.56" calcext:value-type="float">
            <text:p>-5.56</text:p>
          </table:table-cell>
        </table:table-row>
        <table:table-row table:style-name="ro1">
          <table:table-cell office:value-type="float" office:value="293300" calcext:value-type="float">
            <text:p>293300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-5.56" calcext:value-type="float">
            <text:p>-5.56</text:p>
          </table:table-cell>
        </table:table-row>
        <table:table-row table:style-name="ro1">
          <table:table-cell office:value-type="float" office:value="52564" calcext:value-type="float">
            <text:p>52564</text:p>
          </table:table-cell>
          <table:table-cell office:value-type="float" office:value="29.04" calcext:value-type="float">
            <text:p>29.04</text:p>
          </table:table-cell>
          <table:table-cell office:value-type="float" office:value="23.44" calcext:value-type="float">
            <text:p>23.44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35336" calcext:value-type="float">
            <text:p>135336</text:p>
          </table:table-cell>
          <table:table-cell office:value-type="float" office:value="16.64" calcext:value-type="float">
            <text:p>16.64</text:p>
          </table:table-cell>
          <table:table-cell office:value-type="float" office:value="11.04" calcext:value-type="float">
            <text:p>11.04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53292" calcext:value-type="float">
            <text:p>153292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167500" calcext:value-type="float">
            <text:p>167500</text:p>
          </table:table-cell>
          <table:table-cell office:value-type="float" office:value="6.96" calcext:value-type="float">
            <text:p>6.96</text:p>
          </table:table-cell>
          <table:table-cell office:value-type="float" office:value="1.36" calcext:value-type="float">
            <text:p>1.36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float" office:value="21.04" calcext:value-type="float">
            <text:p>21.04</text:p>
          </table:table-cell>
          <table:table-cell office:value-type="float" office:value="15.44" calcext:value-type="float">
            <text:p>15.44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66592" calcext:value-type="float">
            <text:p>66592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246172" calcext:value-type="float">
            <text:p>246172</text:p>
          </table:table-cell>
          <table:table-cell office:value-type="float" office:value="13.36" calcext:value-type="float">
            <text:p>13.36</text:p>
          </table:table-cell>
          <table:table-cell office:value-type="float" office:value="7.72" calcext:value-type="float">
            <text:p>7.72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238948" calcext:value-type="float">
            <text:p>238948</text:p>
          </table:table-cell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>
          <table:table-cell office:value-type="float" office:value="88992" calcext:value-type="float">
            <text:p>88992</text:p>
          </table:table-cell>
          <table:table-cell office:value-type="float" office:value="10.6" calcext:value-type="float">
            <text:p>10.6</text:p>
          </table:table-cell>
          <table:table-cell office:value-type="float" office:value="4.88" calcext:value-type="float">
            <text:p>4.88</text:p>
          </table:table-cell>
          <table:table-cell office:value-type="float" office:value="-5.72" calcext:value-type="float">
            <text:p>-5.72</text:p>
          </table:table-cell>
        </table:table-row>
        <table:table-row table:style-name="ro1">
          <table:table-cell office:value-type="float" office:value="108476" calcext:value-type="float">
            <text:p>108476</text:p>
          </table:table-cell>
          <table:table-cell office:value-type="float" office:value="34.28" calcext:value-type="float">
            <text:p>34.28</text:p>
          </table:table-cell>
          <table:table-cell office:value-type="float" office:value="28.56" calcext:value-type="float">
            <text:p>28.56</text:p>
          </table:table-cell>
          <table:table-cell office:value-type="float" office:value="-5.72" calcext:value-type="float">
            <text:p>-5.72</text:p>
          </table:table-cell>
        </table:table-row>
        <table:table-row table:style-name="ro1">
          <table:table-cell office:value-type="float" office:value="145772" calcext:value-type="float">
            <text:p>145772</text:p>
          </table:table-cell>
          <table:table-cell office:value-type="float" office:value="50.96" calcext:value-type="float">
            <text:p>50.96</text:p>
          </table:table-cell>
          <table:table-cell office:value-type="float" office:value="45.24" calcext:value-type="float">
            <text:p>45.24</text:p>
          </table:table-cell>
          <table:table-cell office:value-type="float" office:value="-5.72" calcext:value-type="float">
            <text:p>-5.72</text:p>
          </table:table-cell>
        </table:table-row>
        <table:table-row table:style-name="ro1">
          <table:table-cell office:value-type="float" office:value="96988" calcext:value-type="float">
            <text:p>96988</text:p>
          </table:table-cell>
          <table:table-cell office:value-type="float" office:value="20.24" calcext:value-type="float">
            <text:p>20.24</text:p>
          </table:table-cell>
          <table:table-cell office:value-type="float" office:value="14.48" calcext:value-type="float">
            <text:p>14.48</text:p>
          </table:table-cell>
          <table:table-cell office:value-type="float" office:value="-5.76" calcext:value-type="float">
            <text:p>-5.76</text:p>
          </table:table-cell>
        </table:table-row>
        <table:table-row table:style-name="ro1">
          <table:table-cell office:value-type="float" office:value="178448" calcext:value-type="float">
            <text:p>178448</text:p>
          </table:table-cell>
          <table:table-cell office:value-type="float" office:value="7.92" calcext:value-type="float">
            <text:p>7.92</text:p>
          </table:table-cell>
          <table:table-cell office:value-type="float" office:value="2.16" calcext:value-type="float">
            <text:p>2.16</text:p>
          </table:table-cell>
          <table:table-cell office:value-type="float" office:value="-5.76" calcext:value-type="float">
            <text:p>-5.76</text:p>
          </table:table-cell>
        </table:table-row>
        <table:table-row table:style-name="ro1">
          <table:table-cell office:value-type="float" office:value="190340" calcext:value-type="float">
            <text:p>190340</text:p>
          </table:table-cell>
          <table:table-cell office:value-type="float" office:value="32.28" calcext:value-type="float">
            <text:p>32.28</text:p>
          </table:table-cell>
          <table:table-cell office:value-type="float" office:value="26.52" calcext:value-type="float">
            <text:p>26.52</text:p>
          </table:table-cell>
          <table:table-cell office:value-type="float" office:value="-5.76" calcext:value-type="float">
            <text:p>-5.76</text:p>
          </table:table-cell>
        </table:table-row>
        <table:table-row table:style-name="ro1">
          <table:table-cell office:value-type="float" office:value="283528" calcext:value-type="float">
            <text:p>283528</text:p>
          </table:table-cell>
          <table:table-cell office:value-type="float" office:value="50.12" calcext:value-type="float">
            <text:p>50.12</text:p>
          </table:table-cell>
          <table:table-cell office:value-type="float" office:value="44.36" calcext:value-type="float">
            <text:p>44.36</text:p>
          </table:table-cell>
          <table:table-cell office:value-type="float" office:value="-5.76" calcext:value-type="float">
            <text:p>-5.76</text:p>
          </table:table-cell>
        </table:table-row>
        <table:table-row table:style-name="ro1">
          <table:table-cell office:value-type="float" office:value="119824" calcext:value-type="float">
            <text:p>119824</text:p>
          </table:table-cell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220268" calcext:value-type="float">
            <text:p>220268</text:p>
          </table:table-cell>
          <table:table-cell office:value-type="float" office:value="9.08" calcext:value-type="float">
            <text:p>9.08</text:p>
          </table:table-cell>
          <table:table-cell office:value-type="float" office:value="3.24" calcext:value-type="float">
            <text:p>3.24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223760" calcext:value-type="float">
            <text:p>223760</text:p>
          </table:table-cell>
          <table:table-cell office:value-type="float" office:value="16.68" calcext:value-type="float">
            <text:p>16.68</text:p>
          </table:table-cell>
          <table:table-cell office:value-type="float" office:value="10.84" calcext:value-type="float">
            <text:p>10.84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268984" calcext:value-type="float">
            <text:p>268984</text:p>
          </table:table-cell>
          <table:table-cell office:value-type="float" office:value="12.76" calcext:value-type="float">
            <text:p>12.76</text:p>
          </table:table-cell>
          <table:table-cell office:value-type="float" office:value="6.92" calcext:value-type="float">
            <text:p>6.92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175676" calcext:value-type="float">
            <text:p>175676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>
          <table:table-cell office:value-type="float" office:value="275900" calcext:value-type="float">
            <text:p>275900</text:p>
          </table:table-cell>
          <table:table-cell office:value-type="float" office:value="16.44" calcext:value-type="float">
            <text:p>16.44</text:p>
          </table:table-cell>
          <table:table-cell office:value-type="float" office:value="10.56" calcext:value-type="float">
            <text:p>10.56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>
          <table:table-cell office:value-type="float" office:value="52976" calcext:value-type="float">
            <text:p>52976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-5.96" calcext:value-type="float">
            <text:p>-5.96</text:p>
          </table:table-cell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float" office:value="15.36" calcext:value-type="float">
            <text:p>15.36</text:p>
          </table:table-cell>
          <table:table-cell office:value-type="float" office:value="9.4" calcext:value-type="float">
            <text:p>9.4</text:p>
          </table:table-cell>
          <table:table-cell office:value-type="float" office:value="-5.96" calcext:value-type="float">
            <text:p>-5.96</text:p>
          </table:table-cell>
        </table:table-row>
        <table:table-row table:style-name="ro1">
          <table:table-cell office:value-type="float" office:value="205608" calcext:value-type="float">
            <text:p>205608</text:p>
          </table:table-cell>
          <table:table-cell office:value-type="float" office:value="12.68" calcext:value-type="float">
            <text:p>12.68</text:p>
          </table:table-cell>
          <table:table-cell office:value-type="float" office:value="6.72" calcext:value-type="float">
            <text:p>6.72</text:p>
          </table:table-cell>
          <table:table-cell office:value-type="float" office:value="-5.96" calcext:value-type="float">
            <text:p>-5.96</text:p>
          </table:table-cell>
        </table:table-row>
        <table:table-row table:style-name="ro1">
          <table:table-cell office:value-type="float" office:value="76892" calcext:value-type="float">
            <text:p>76892</text:p>
          </table:table-cell>
          <table:table-cell office:value-type="float" office:value="7.36" calcext:value-type="float">
            <text:p>7.36</text:p>
          </table:table-cell>
          <table:table-cell office:value-type="float" office:value="1.32" calcext:value-type="float">
            <text:p>1.32</text:p>
          </table:table-cell>
          <table:table-cell office:value-type="float" office:value="-6.04" calcext:value-type="float">
            <text:p>-6.04</text:p>
          </table:table-cell>
        </table:table-row>
        <table:table-row table:style-name="ro1">
          <table:table-cell office:value-type="float" office:value="115592" calcext:value-type="float">
            <text:p>115592</text:p>
          </table:table-cell>
          <table:table-cell office:value-type="float" office:value="15.56" calcext:value-type="float">
            <text:p>15.56</text:p>
          </table:table-cell>
          <table:table-cell office:value-type="float" office:value="9.52" calcext:value-type="float">
            <text:p>9.52</text:p>
          </table:table-cell>
          <table:table-cell office:value-type="float" office:value="-6.04" calcext:value-type="float">
            <text:p>-6.04</text:p>
          </table:table-cell>
        </table:table-row>
        <table:table-row table:style-name="ro1">
          <table:table-cell office:value-type="float" office:value="90260" calcext:value-type="float">
            <text:p>90260</text:p>
          </table:table-cell>
          <table:table-cell office:value-type="float" office:value="7.2" calcext:value-type="float">
            <text:p>7.2</text:p>
          </table:table-cell>
          <table:table-cell office:value-type="float" office:value="1.12" calcext:value-type="float">
            <text:p>1.12</text:p>
          </table:table-cell>
          <table:table-cell office:value-type="float" office:value="-6.08" calcext:value-type="float">
            <text:p>-6.08</text:p>
          </table:table-cell>
        </table:table-row>
        <table:table-row table:style-name="ro1">
          <table:table-cell office:value-type="float" office:value="181408" calcext:value-type="float">
            <text:p>181408</text:p>
          </table:table-cell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  <table:table-cell office:value-type="float" office:value="-6.08" calcext:value-type="float">
            <text:p>-6.08</text:p>
          </table:table-cell>
        </table:table-row>
        <table:table-row table:style-name="ro1">
          <table:table-cell office:value-type="float" office:value="44348" calcext:value-type="float">
            <text:p>44348</text:p>
          </table:table-cell>
          <table:table-cell office:value-type="float" office:value="37.64" calcext:value-type="float">
            <text:p>37.64</text:p>
          </table:table-cell>
          <table:table-cell office:value-type="float" office:value="31.52" calcext:value-type="float">
            <text:p>31.52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173800" calcext:value-type="float">
            <text:p>173800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213268" calcext:value-type="float">
            <text:p>213268</text:p>
          </table:table-cell>
          <table:table-cell office:value-type="float" office:value="74.88" calcext:value-type="float">
            <text:p>74.88</text:p>
          </table:table-cell>
          <table:table-cell office:value-type="float" office:value="68.76" calcext:value-type="float">
            <text:p>68.76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226296" calcext:value-type="float">
            <text:p>226296</text:p>
          </table:table-cell>
          <table:table-cell office:value-type="float" office:value="8.12" calcext:value-type="float">
            <text:p>8.12</text:p>
          </table:table-cell>
          <table:table-cell office:value-type="float" office:value="2" calcext:value-type="float">
            <text:p>2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50688" calcext:value-type="float">
            <text:p>50688</text:p>
          </table:table-cell>
          <table:table-cell office:value-type="float" office:value="6.2" calcext:value-type="float">
            <text:p>6.2</text:p>
          </table:table-cell>
          <table:table-cell office:value-type="float" office:value="0.04" calcext:value-type="float">
            <text:p>0.04</text:p>
          </table:table-cell>
          <table:table-cell office:value-type="float" office:value="-6.16" calcext:value-type="float">
            <text:p>-6.16</text:p>
          </table:table-cell>
        </table:table-row>
        <table:table-row table:style-name="ro1">
          <table:table-cell office:value-type="float" office:value="74768" calcext:value-type="float">
            <text:p>74768</text:p>
          </table:table-cell>
          <table:table-cell office:value-type="float" office:value="16.96" calcext:value-type="float">
            <text:p>16.96</text:p>
          </table:table-cell>
          <table:table-cell office:value-type="float" office:value="10.8" calcext:value-type="float">
            <text:p>10.8</text:p>
          </table:table-cell>
          <table:table-cell office:value-type="float" office:value="-6.16" calcext:value-type="float">
            <text:p>-6.16</text:p>
          </table:table-cell>
        </table:table-row>
        <table:table-row table:style-name="ro1">
          <table:table-cell office:value-type="float" office:value="215756" calcext:value-type="float">
            <text:p>215756</text:p>
          </table:table-cell>
          <table:table-cell office:value-type="float" office:value="13.6" calcext:value-type="float">
            <text:p>13.6</text:p>
          </table:table-cell>
          <table:table-cell office:value-type="float" office:value="7.44" calcext:value-type="float">
            <text:p>7.44</text:p>
          </table:table-cell>
          <table:table-cell office:value-type="float" office:value="-6.16" calcext:value-type="float">
            <text:p>-6.16</text:p>
          </table:table-cell>
        </table:table-row>
        <table:table-row table:style-name="ro1">
          <table:table-cell office:value-type="float" office:value="68356" calcext:value-type="float">
            <text:p>68356</text:p>
          </table:table-cell>
          <table:table-cell office:value-type="float" office:value="6.56" calcext:value-type="float">
            <text:p>6.56</text:p>
          </table:table-cell>
          <table:table-cell office:value-type="float" office:value="0.36" calcext:value-type="float">
            <text:p>0.36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82748" calcext:value-type="float">
            <text:p>82748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116872" calcext:value-type="float">
            <text:p>116872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263096" calcext:value-type="float">
            <text:p>263096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120832" calcext:value-type="float">
            <text:p>120832</text:p>
          </table:table-cell>
          <table:table-cell office:value-type="float" office:value="8.64" calcext:value-type="float">
            <text:p>8.64</text:p>
          </table:table-cell>
          <table:table-cell office:value-type="float" office:value="2.36" calcext:value-type="float">
            <text:p>2.36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253652" calcext:value-type="float">
            <text:p>253652</text:p>
          </table:table-cell>
          <table:table-cell office:value-type="float" office:value="27.64" calcext:value-type="float">
            <text:p>27.64</text:p>
          </table:table-cell>
          <table:table-cell office:value-type="float" office:value="21.36" calcext:value-type="float">
            <text:p>21.36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299476" calcext:value-type="float">
            <text:p>299476</text:p>
          </table:table-cell>
          <table:table-cell office:value-type="float" office:value="8.8" calcext:value-type="float">
            <text:p>8.8</text:p>
          </table:table-cell>
          <table:table-cell office:value-type="float" office:value="2.52" calcext:value-type="float">
            <text:p>2.52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299476" calcext:value-type="float">
            <text:p>299476</text:p>
          </table:table-cell>
          <table:table-cell office:value-type="float" office:value="8.8" calcext:value-type="float">
            <text:p>8.8</text:p>
          </table:table-cell>
          <table:table-cell office:value-type="float" office:value="2.52" calcext:value-type="float">
            <text:p>2.52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150428" calcext:value-type="float">
            <text:p>150428</text:p>
          </table:table-cell>
          <table:table-cell office:value-type="float" office:value="18.32" calcext:value-type="float">
            <text:p>18.32</text:p>
          </table:table-cell>
          <table:table-cell office:value-type="float" office:value="12" calcext:value-type="float">
            <text:p>12</text:p>
          </table:table-cell>
          <table:table-cell office:value-type="float" office:value="-6.32" calcext:value-type="float">
            <text:p>-6.32</text:p>
          </table:table-cell>
        </table:table-row>
        <table:table-row table:style-name="ro1">
          <table:table-cell office:value-type="float" office:value="176532" calcext:value-type="float">
            <text:p>176532</text:p>
          </table:table-cell>
          <table:table-cell office:value-type="float" office:value="6.32" calcext:value-type="float">
            <text:p>6.32</text:p>
          </table:table-cell>
          <table:table-cell office:value-type="float" office:value="0" calcext:value-type="float">
            <text:p>0</text:p>
          </table:table-cell>
          <table:table-cell office:value-type="float" office:value="-6.32" calcext:value-type="float">
            <text:p>-6.32</text:p>
          </table:table-cell>
        </table:table-row>
        <table:table-row table:style-name="ro1">
          <table:table-cell office:value-type="float" office:value="223716" calcext:value-type="float">
            <text:p>223716</text:p>
          </table:table-cell>
          <table:table-cell office:value-type="float" office:value="9.24" calcext:value-type="float">
            <text:p>9.24</text:p>
          </table:table-cell>
          <table:table-cell office:value-type="float" office:value="2.92" calcext:value-type="float">
            <text:p>2.92</text:p>
          </table:table-cell>
          <table:table-cell office:value-type="float" office:value="-6.32" calcext:value-type="float">
            <text:p>-6.32</text:p>
          </table:table-cell>
        </table:table-row>
        <table:table-row table:style-name="ro1">
          <table:table-cell office:value-type="float" office:value="96564" calcext:value-type="float">
            <text:p>96564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55716" calcext:value-type="float">
            <text:p>155716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187856" calcext:value-type="float">
            <text:p>187856</text:p>
          </table:table-cell>
          <table:table-cell office:value-type="float" office:value="8.92" calcext:value-type="float">
            <text:p>8.92</text:p>
          </table:table-cell>
          <table:table-cell office:value-type="float" office:value="2.56" calcext:value-type="float">
            <text:p>2.56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221728" calcext:value-type="float">
            <text:p>221728</text:p>
          </table:table-cell>
          <table:table-cell office:value-type="float" office:value="11" calcext:value-type="float">
            <text:p>11</text:p>
          </table:table-cell>
          <table:table-cell office:value-type="float" office:value="4.64" calcext:value-type="float">
            <text:p>4.64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292332" calcext:value-type="float">
            <text:p>292332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86832" calcext:value-type="float">
            <text:p>86832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15160" calcext:value-type="float">
            <text:p>115160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230760" calcext:value-type="float">
            <text:p>230760</text:p>
          </table:table-cell>
          <table:table-cell office:value-type="float" office:value="12.84" calcext:value-type="float">
            <text:p>12.84</text:p>
          </table:table-cell>
          <table:table-cell office:value-type="float" office:value="6.4" calcext:value-type="float">
            <text:p>6.4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63332" calcext:value-type="float">
            <text:p>163332</text:p>
          </table:table-cell>
          <table:table-cell office:value-type="float" office:value="14.8" calcext:value-type="float">
            <text:p>14.8</text:p>
          </table:table-cell>
          <table:table-cell office:value-type="float" office:value="8.32" calcext:value-type="float">
            <text:p>8.32</text:p>
          </table:table-cell>
          <table:table-cell office:value-type="float" office:value="-6.48" calcext:value-type="float">
            <text:p>-6.48</text:p>
          </table:table-cell>
        </table:table-row>
        <table:table-row table:style-name="ro1">
          <table:table-cell office:value-type="float" office:value="213336" calcext:value-type="float">
            <text:p>213336</text:p>
          </table:table-cell>
          <table:table-cell office:value-type="float" office:value="47.16" calcext:value-type="float">
            <text:p>47.16</text:p>
          </table:table-cell>
          <table:table-cell office:value-type="float" office:value="40.68" calcext:value-type="float">
            <text:p>40.68</text:p>
          </table:table-cell>
          <table:table-cell office:value-type="float" office:value="-6.48" calcext:value-type="float">
            <text:p>-6.48</text:p>
          </table:table-cell>
        </table:table-row>
        <table:table-row table:style-name="ro1">
          <table:table-cell office:value-type="float" office:value="246812" calcext:value-type="float">
            <text:p>246812</text:p>
          </table:table-cell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office:value-type="float" office:value="-6.48" calcext:value-type="float">
            <text:p>-6.48</text:p>
          </table:table-cell>
        </table:table-row>
        <table:table-row table:style-name="ro1">
          <table:table-cell office:value-type="float" office:value="250556" calcext:value-type="float">
            <text:p>250556</text:p>
          </table:table-cell>
          <table:table-cell office:value-type="float" office:value="13.56" calcext:value-type="float">
            <text:p>13.56</text:p>
          </table:table-cell>
          <table:table-cell office:value-type="float" office:value="7.08" calcext:value-type="float">
            <text:p>7.08</text:p>
          </table:table-cell>
          <table:table-cell office:value-type="float" office:value="-6.48" calcext:value-type="float">
            <text:p>-6.48</text:p>
          </table:table-cell>
        </table:table-row>
        <table:table-row table:style-name="ro1">
          <table:table-cell office:value-type="float" office:value="59692" calcext:value-type="float">
            <text:p>59692</text:p>
          </table:table-cell>
          <table:table-cell office:value-type="float" office:value="72.96" calcext:value-type="float">
            <text:p>72.96</text:p>
          </table:table-cell>
          <table:table-cell office:value-type="float" office:value="66.44" calcext:value-type="float">
            <text:p>66.44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106460" calcext:value-type="float">
            <text:p>106460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128872" calcext:value-type="float">
            <text:p>128872</text:p>
          </table:table-cell>
          <table:table-cell office:value-type="float" office:value="22.72" calcext:value-type="float">
            <text:p>22.72</text:p>
          </table:table-cell>
          <table:table-cell office:value-type="float" office:value="16.2" calcext:value-type="float">
            <text:p>16.2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191796" calcext:value-type="float">
            <text:p>191796</text:p>
          </table:table-cell>
          <table:table-cell office:value-type="float" office:value="14.56" calcext:value-type="float">
            <text:p>14.56</text:p>
          </table:table-cell>
          <table:table-cell office:value-type="float" office:value="8.04" calcext:value-type="float">
            <text:p>8.04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282628" calcext:value-type="float">
            <text:p>282628</text:p>
          </table:table-cell>
          <table:table-cell office:value-type="float" office:value="6.52" calcext:value-type="float">
            <text:p>6.52</text:p>
          </table:table-cell>
          <table:table-cell office:value-type="float" office:value="0" calcext:value-type="float">
            <text:p>0</text:p>
          </table:table-cell>
          <table:table-cell office:value-type="float" office:value="-6.52" calcext:value-type="float">
            <text:p>-6.52</text:p>
          </table:table-cell>
        </table:table-row>
        <table:table-row table:style-name="ro1">
          <table:table-cell office:value-type="float" office:value="57252" calcext:value-type="float">
            <text:p>57252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132984" calcext:value-type="float">
            <text:p>132984</text:p>
          </table:table-cell>
          <table:table-cell office:value-type="float" office:value="25.08" calcext:value-type="float">
            <text:p>25.08</text:p>
          </table:table-cell>
          <table:table-cell office:value-type="float" office:value="18.52" calcext:value-type="float">
            <text:p>18.52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248636" calcext:value-type="float">
            <text:p>248636</text:p>
          </table:table-cell>
          <table:table-cell office:value-type="float" office:value="94.6" calcext:value-type="float">
            <text:p>94.6</text:p>
          </table:table-cell>
          <table:table-cell office:value-type="float" office:value="88.04" calcext:value-type="float">
            <text:p>88.04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197884" calcext:value-type="float">
            <text:p>197884</text:p>
          </table:table-cell>
          <table:table-cell office:value-type="float" office:value="42.64" calcext:value-type="float">
            <text:p>42.64</text:p>
          </table:table-cell>
          <table:table-cell office:value-type="float" office:value="36.04" calcext:value-type="float">
            <text:p>36.04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81088" calcext:value-type="float">
            <text:p>81088</text:p>
          </table:table-cell>
          <table:table-cell office:value-type="float" office:value="6.64" calcext:value-type="float">
            <text:p>6.64</text:p>
          </table:table-cell>
          <table:table-cell office:value-type="float" office:value="0" calcext:value-type="float">
            <text:p>0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115232" calcext:value-type="float">
            <text:p>115232</text:p>
          </table:table-cell>
          <table:table-cell office:value-type="float" office:value="8.56" calcext:value-type="float">
            <text:p>8.56</text:p>
          </table:table-cell>
          <table:table-cell office:value-type="float" office:value="1.92" calcext:value-type="float">
            <text:p>1.92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212544" calcext:value-type="float">
            <text:p>212544</text:p>
          </table:table-cell>
          <table:table-cell office:value-type="float" office:value="10" calcext:value-type="float">
            <text:p>10</text:p>
          </table:table-cell>
          <table:table-cell office:value-type="float" office:value="3.36" calcext:value-type="float">
            <text:p>3.36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float" office:value="8.16" calcext:value-type="float">
            <text:p>8.16</text:p>
          </table:table-cell>
          <table:table-cell office:value-type="float" office:value="1.52" calcext:value-type="float">
            <text:p>1.52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251404" calcext:value-type="float">
            <text:p>251404</text:p>
          </table:table-cell>
          <table:table-cell office:value-type="float" office:value="19.08" calcext:value-type="float">
            <text:p>19.08</text:p>
          </table:table-cell>
          <table:table-cell office:value-type="float" office:value="12.44" calcext:value-type="float">
            <text:p>12.44</text:p>
          </table:table-cell>
          <table:table-cell office:value-type="float" office:value="-6.64" calcext:value-type="float">
            <text:p>-6.64</text:p>
          </table:table-cell>
        </table:table-row>
        <table:table-row table:style-name="ro1">
          <table:table-cell office:value-type="float" office:value="33504" calcext:value-type="float">
            <text:p>33504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float" office:value="15.6" calcext:value-type="float">
            <text:p>15.6</text:p>
          </table:table-cell>
          <table:table-cell office:value-type="float" office:value="8.92" calcext:value-type="float">
            <text:p>8.92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34.08" calcext:value-type="float">
            <text:p>34.08</text:p>
          </table:table-cell>
          <table:table-cell office:value-type="float" office:value="27.4" calcext:value-type="float">
            <text:p>27.4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72484" calcext:value-type="float">
            <text:p>72484</text:p>
          </table:table-cell>
          <table:table-cell office:value-type="float" office:value="12.68" calcext:value-type="float">
            <text:p>12.68</text:p>
          </table:table-cell>
          <table:table-cell office:value-type="float" office:value="6" calcext:value-type="float">
            <text:p>6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215332" calcext:value-type="float">
            <text:p>215332</text:p>
          </table:table-cell>
          <table:table-cell office:value-type="float" office:value="6.68" calcext:value-type="float">
            <text:p>6.68</text:p>
          </table:table-cell>
          <table:table-cell office:value-type="float" office:value="0" calcext:value-type="float">
            <text:p>0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270460" calcext:value-type="float">
            <text:p>270460</text:p>
          </table:table-cell>
          <table:table-cell office:value-type="float" office:value="16.2" calcext:value-type="float">
            <text:p>16.2</text:p>
          </table:table-cell>
          <table:table-cell office:value-type="float" office:value="9.52" calcext:value-type="float">
            <text:p>9.52</text:p>
          </table:table-cell>
          <table:table-cell office:value-type="float" office:value="-6.68" calcext:value-type="float">
            <text:p>-6.68</text:p>
          </table:table-cell>
        </table:table-row>
        <table:table-row table:style-name="ro1">
          <table:table-cell office:value-type="float" office:value="97488" calcext:value-type="float">
            <text:p>97488</text:p>
          </table:table-cell>
          <table:table-cell office:value-type="float" office:value="7.32" calcext:value-type="float">
            <text:p>7.32</text:p>
          </table:table-cell>
          <table:table-cell office:value-type="float" office:value="0.6" calcext:value-type="float">
            <text:p>0.6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58072" calcext:value-type="float">
            <text:p>158072</text:p>
          </table:table-cell>
          <table:table-cell office:value-type="float" office:value="10.88" calcext:value-type="float">
            <text:p>10.88</text:p>
          </table:table-cell>
          <table:table-cell office:value-type="float" office:value="4.16" calcext:value-type="float">
            <text:p>4.16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59848" calcext:value-type="float">
            <text:p>159848</text:p>
          </table:table-cell>
          <table:table-cell office:value-type="float" office:value="16.72" calcext:value-type="float">
            <text:p>16.72</text:p>
          </table:table-cell>
          <table:table-cell office:value-type="float" office:value="10" calcext:value-type="float">
            <text:p>10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61328" calcext:value-type="float">
            <text:p>161328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179672" calcext:value-type="float">
            <text:p>179672</text:p>
          </table:table-cell>
          <table:table-cell office:value-type="float" office:value="7.84" calcext:value-type="float">
            <text:p>7.84</text:p>
          </table:table-cell>
          <table:table-cell office:value-type="float" office:value="1.12" calcext:value-type="float">
            <text:p>1.12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244852" calcext:value-type="float">
            <text:p>244852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245068" calcext:value-type="float">
            <text:p>245068</text:p>
          </table:table-cell>
          <table:table-cell office:value-type="float" office:value="10" calcext:value-type="float">
            <text:p>10</text:p>
          </table:table-cell>
          <table:table-cell office:value-type="float" office:value="3.28" calcext:value-type="float">
            <text:p>3.28</text:p>
          </table:table-cell>
          <table:table-cell office:value-type="float" office:value="-6.72" calcext:value-type="float">
            <text:p>-6.72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8.64" calcext:value-type="float">
            <text:p>8.64</text:p>
          </table:table-cell>
          <table:table-cell office:value-type="float" office:value="1.88" calcext:value-type="float">
            <text:p>1.88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15388" calcext:value-type="float">
            <text:p>115388</text:p>
          </table:table-cell>
          <table:table-cell office:value-type="float" office:value="15.4" calcext:value-type="float">
            <text:p>15.4</text:p>
          </table:table-cell>
          <table:table-cell office:value-type="float" office:value="8.64" calcext:value-type="float">
            <text:p>8.64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20340" calcext:value-type="float">
            <text:p>120340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176824" calcext:value-type="float">
            <text:p>176824</text:p>
          </table:table-cell>
          <table:table-cell office:value-type="float" office:value="19.04" calcext:value-type="float">
            <text:p>19.04</text:p>
          </table:table-cell>
          <table:table-cell office:value-type="float" office:value="12.28" calcext:value-type="float">
            <text:p>12.28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250748" calcext:value-type="float">
            <text:p>250748</text:p>
          </table:table-cell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float" office:value="-6.8" calcext:value-type="float">
            <text:p>-6.8</text:p>
          </table:table-cell>
        </table:table-row>
        <table:table-row table:style-name="ro1">
          <table:table-cell office:value-type="float" office:value="68120" calcext:value-type="float">
            <text:p>68120</text:p>
          </table:table-cell>
          <table:table-cell office:value-type="float" office:value="9.52" calcext:value-type="float">
            <text:p>9.52</text:p>
          </table:table-cell>
          <table:table-cell office:value-type="float" office:value="2.68" calcext:value-type="float">
            <text:p>2.68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04308" calcext:value-type="float">
            <text:p>104308</text:p>
          </table:table-cell>
          <table:table-cell office:value-type="float" office:value="14.8" calcext:value-type="float">
            <text:p>14.8</text:p>
          </table:table-cell>
          <table:table-cell office:value-type="float" office:value="7.96" calcext:value-type="float">
            <text:p>7.96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28752" calcext:value-type="float">
            <text:p>128752</text:p>
          </table:table-cell>
          <table:table-cell office:value-type="float" office:value="19.04" calcext:value-type="float">
            <text:p>19.04</text:p>
          </table:table-cell>
          <table:table-cell office:value-type="float" office:value="12.2" calcext:value-type="float">
            <text:p>12.2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50260" calcext:value-type="float">
            <text:p>150260</text:p>
          </table:table-cell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59948" calcext:value-type="float">
            <text:p>159948</text:p>
          </table:table-cell>
          <table:table-cell office:value-type="float" office:value="24.44" calcext:value-type="float">
            <text:p>24.44</text:p>
          </table:table-cell>
          <table:table-cell office:value-type="float" office:value="17.6" calcext:value-type="float">
            <text:p>17.6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224472" calcext:value-type="float">
            <text:p>224472</text:p>
          </table:table-cell>
          <table:table-cell office:value-type="float" office:value="35.48" calcext:value-type="float">
            <text:p>35.48</text:p>
          </table:table-cell>
          <table:table-cell office:value-type="float" office:value="28.64" calcext:value-type="float">
            <text:p>28.64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64856" calcext:value-type="float">
            <text:p>64856</text:p>
          </table:table-cell>
          <table:table-cell office:value-type="float" office:value="36.36" calcext:value-type="float">
            <text:p>36.36</text:p>
          </table:table-cell>
          <table:table-cell office:value-type="float" office:value="29.48" calcext:value-type="float">
            <text:p>29.48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133728" calcext:value-type="float">
            <text:p>133728</text:p>
          </table:table-cell>
          <table:table-cell office:value-type="float" office:value="8.8" calcext:value-type="float">
            <text:p>8.8</text:p>
          </table:table-cell>
          <table:table-cell office:value-type="float" office:value="1.92" calcext:value-type="float">
            <text:p>1.92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199064" calcext:value-type="float">
            <text:p>199064</text:p>
          </table:table-cell>
          <table:table-cell office:value-type="float" office:value="16.8" calcext:value-type="float">
            <text:p>16.8</text:p>
          </table:table-cell>
          <table:table-cell office:value-type="float" office:value="9.92" calcext:value-type="float">
            <text:p>9.92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213564" calcext:value-type="float">
            <text:p>213564</text:p>
          </table:table-cell>
          <table:table-cell office:value-type="float" office:value="9.56" calcext:value-type="float">
            <text:p>9.56</text:p>
          </table:table-cell>
          <table:table-cell office:value-type="float" office:value="2.68" calcext:value-type="float">
            <text:p>2.68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247892" calcext:value-type="float">
            <text:p>247892</text:p>
          </table:table-cell>
          <table:table-cell office:value-type="float" office:value="18.24" calcext:value-type="float">
            <text:p>18.24</text:p>
          </table:table-cell>
          <table:table-cell office:value-type="float" office:value="11.36" calcext:value-type="float">
            <text:p>11.36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298068" calcext:value-type="float">
            <text:p>298068</text:p>
          </table:table-cell>
          <table:table-cell office:value-type="float" office:value="68.56" calcext:value-type="float">
            <text:p>68.56</text:p>
          </table:table-cell>
          <table:table-cell office:value-type="float" office:value="61.68" calcext:value-type="float">
            <text:p>61.68</text:p>
          </table:table-cell>
          <table:table-cell office:value-type="float" office:value="-6.88" calcext:value-type="float">
            <text:p>-6.88</text:p>
          </table:table-cell>
        </table:table-row>
        <table:table-row table:style-name="ro1">
          <table:table-cell office:value-type="float" office:value="61696" calcext:value-type="float">
            <text:p>61696</text:p>
          </table:table-cell>
          <table:table-cell office:value-type="float" office:value="7.2" calcext:value-type="float">
            <text:p>7.2</text:p>
          </table:table-cell>
          <table:table-cell office:value-type="float" office:value="0.28" calcext:value-type="float">
            <text:p>0.28</text:p>
          </table:table-cell>
          <table:table-cell office:value-type="float" office:value="-6.92" calcext:value-type="float">
            <text:p>-6.92</text:p>
          </table:table-cell>
        </table:table-row>
        <table:table-row table:style-name="ro1">
          <table:table-cell office:value-type="float" office:value="130772" calcext:value-type="float">
            <text:p>130772</text:p>
          </table:table-cell>
          <table:table-cell office:value-type="float" office:value="9.8" calcext:value-type="float">
            <text:p>9.8</text:p>
          </table:table-cell>
          <table:table-cell office:value-type="float" office:value="2.88" calcext:value-type="float">
            <text:p>2.88</text:p>
          </table:table-cell>
          <table:table-cell office:value-type="float" office:value="-6.92" calcext:value-type="float">
            <text:p>-6.92</text:p>
          </table:table-cell>
        </table:table-row>
        <table:table-row table:style-name="ro1">
          <table:table-cell office:value-type="float" office:value="159732" calcext:value-type="float">
            <text:p>159732</text:p>
          </table:table-cell>
          <table:table-cell office:value-type="float" office:value="20.72" calcext:value-type="float">
            <text:p>20.72</text:p>
          </table:table-cell>
          <table:table-cell office:value-type="float" office:value="13.76" calcext:value-type="float">
            <text:p>13.76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246092" calcext:value-type="float">
            <text:p>246092</text:p>
          </table:table-cell>
          <table:table-cell office:value-type="float" office:value="13.48" calcext:value-type="float">
            <text:p>13.48</text:p>
          </table:table-cell>
          <table:table-cell office:value-type="float" office:value="6.52" calcext:value-type="float">
            <text:p>6.52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56676" calcext:value-type="float">
            <text:p>56676</text:p>
          </table:table-cell>
          <table:table-cell office:value-type="float" office:value="10.6" calcext:value-type="float">
            <text:p>10.6</text:p>
          </table:table-cell>
          <table:table-cell office:value-type="float" office:value="3.6" calcext:value-type="float">
            <text:p>3.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6232" calcext:value-type="float">
            <text:p>76232</text:p>
          </table:table-cell>
          <table:table-cell office:value-type="float" office:value="59.32" calcext:value-type="float">
            <text:p>59.32</text:p>
          </table:table-cell>
          <table:table-cell office:value-type="float" office:value="52.32" calcext:value-type="float">
            <text:p>52.3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06180" calcext:value-type="float">
            <text:p>106180</text:p>
          </table:table-cell>
          <table:table-cell office:value-type="float" office:value="18.36" calcext:value-type="float">
            <text:p>18.36</text:p>
          </table:table-cell>
          <table:table-cell office:value-type="float" office:value="11.36" calcext:value-type="float">
            <text:p>11.3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71320" calcext:value-type="float">
            <text:p>1713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01208" calcext:value-type="float">
            <text:p>2012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50484" calcext:value-type="float">
            <text:p>250484</text:p>
          </table:table-cell>
          <table:table-cell office:value-type="float" office:value="9.44" calcext:value-type="float">
            <text:p>9.44</text:p>
          </table:table-cell>
          <table:table-cell office:value-type="float" office:value="2.44" calcext:value-type="float">
            <text:p>2.4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62244" calcext:value-type="float">
            <text:p>262244</text:p>
          </table:table-cell>
          <table:table-cell office:value-type="float" office:value="28.72" calcext:value-type="float">
            <text:p>28.72</text:p>
          </table:table-cell>
          <table:table-cell office:value-type="float" office:value="21.72" calcext:value-type="float">
            <text:p>21.7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80188" calcext:value-type="float">
            <text:p>280188</text:p>
          </table:table-cell>
          <table:table-cell office:value-type="float" office:value="30.32" calcext:value-type="float">
            <text:p>30.32</text:p>
          </table:table-cell>
          <table:table-cell office:value-type="float" office:value="23.28" calcext:value-type="float">
            <text:p>23.28</text:p>
          </table:table-cell>
          <table:table-cell office:value-type="float" office:value="-7.04" calcext:value-type="float">
            <text:p>-7.04</text:p>
          </table:table-cell>
        </table:table-row>
        <table:table-row table:style-name="ro1">
          <table:table-cell office:value-type="float" office:value="72188" calcext:value-type="float">
            <text:p>72188</text:p>
          </table:table-cell>
          <table:table-cell office:value-type="float" office:value="18.84" calcext:value-type="float">
            <text:p>18.84</text:p>
          </table:table-cell>
          <table:table-cell office:value-type="float" office:value="11.76" calcext:value-type="float">
            <text:p>11.76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65148" calcext:value-type="float">
            <text:p>165148</text:p>
          </table:table-cell>
          <table:table-cell office:value-type="float" office:value="7.44" calcext:value-type="float">
            <text:p>7.44</text:p>
          </table:table-cell>
          <table:table-cell office:value-type="float" office:value="0.36" calcext:value-type="float">
            <text:p>0.36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87244" calcext:value-type="float">
            <text:p>187244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91648" calcext:value-type="float">
            <text:p>191648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240824" calcext:value-type="float">
            <text:p>240824</text:p>
          </table:table-cell>
          <table:table-cell office:value-type="float" office:value="10.72" calcext:value-type="float">
            <text:p>10.72</text:p>
          </table:table-cell>
          <table:table-cell office:value-type="float" office:value="3.64" calcext:value-type="float">
            <text:p>3.64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75244" calcext:value-type="float">
            <text:p>75244</text:p>
          </table:table-cell>
          <table:table-cell office:value-type="float" office:value="11.56" calcext:value-type="float">
            <text:p>11.56</text:p>
          </table:table-cell>
          <table:table-cell office:value-type="float" office:value="4.44" calcext:value-type="float">
            <text:p>4.44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04072" calcext:value-type="float">
            <text:p>104072</text:p>
          </table:table-cell>
          <table:table-cell office:value-type="float" office:value="13.64" calcext:value-type="float">
            <text:p>13.64</text:p>
          </table:table-cell>
          <table:table-cell office:value-type="float" office:value="6.52" calcext:value-type="float">
            <text:p>6.52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34224" calcext:value-type="float">
            <text:p>134224</text:p>
          </table:table-cell>
          <table:table-cell office:value-type="float" office:value="10.44" calcext:value-type="float">
            <text:p>10.44</text:p>
          </table:table-cell>
          <table:table-cell office:value-type="float" office:value="3.32" calcext:value-type="float">
            <text:p>3.32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146532" calcext:value-type="float">
            <text:p>146532</text:p>
          </table:table-cell>
          <table:table-cell office:value-type="float" office:value="14.92" calcext:value-type="float">
            <text:p>14.92</text:p>
          </table:table-cell>
          <table:table-cell office:value-type="float" office:value="7.76" calcext:value-type="float">
            <text:p>7.76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54752" calcext:value-type="float">
            <text:p>154752</text:p>
          </table:table-cell>
          <table:table-cell office:value-type="float" office:value="9.76" calcext:value-type="float">
            <text:p>9.76</text:p>
          </table:table-cell>
          <table:table-cell office:value-type="float" office:value="2.6" calcext:value-type="float">
            <text:p>2.6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90600" calcext:value-type="float">
            <text:p>190600</text:p>
          </table:table-cell>
          <table:table-cell office:value-type="float" office:value="36.08" calcext:value-type="float">
            <text:p>36.08</text:p>
          </table:table-cell>
          <table:table-cell office:value-type="float" office:value="28.92" calcext:value-type="float">
            <text:p>28.92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199400" calcext:value-type="float">
            <text:p>199400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251120" calcext:value-type="float">
            <text:p>251120</text:p>
          </table:table-cell>
          <table:table-cell office:value-type="float" office:value="26.28" calcext:value-type="float">
            <text:p>26.28</text:p>
          </table:table-cell>
          <table:table-cell office:value-type="float" office:value="19.12" calcext:value-type="float">
            <text:p>19.12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float" office:value="17.76" calcext:value-type="float">
            <text:p>17.76</text:p>
          </table:table-cell>
          <table:table-cell office:value-type="float" office:value="10.56" calcext:value-type="float">
            <text:p>10.56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118460" calcext:value-type="float">
            <text:p>118460</text:p>
          </table:table-cell>
          <table:table-cell office:value-type="float" office:value="12.16" calcext:value-type="float">
            <text:p>12.16</text:p>
          </table:table-cell>
          <table:table-cell office:value-type="float" office:value="4.96" calcext:value-type="float">
            <text:p>4.96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228220" calcext:value-type="float">
            <text:p>228220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266488" calcext:value-type="float">
            <text:p>266488</text:p>
          </table:table-cell>
          <table:table-cell office:value-type="float" office:value="26.96" calcext:value-type="float">
            <text:p>26.96</text:p>
          </table:table-cell>
          <table:table-cell office:value-type="float" office:value="19.76" calcext:value-type="float">
            <text:p>19.76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277224" calcext:value-type="float">
            <text:p>277224</text:p>
          </table:table-cell>
          <table:table-cell office:value-type="float" office:value="10.72" calcext:value-type="float">
            <text:p>10.72</text:p>
          </table:table-cell>
          <table:table-cell office:value-type="float" office:value="3.52" calcext:value-type="float">
            <text:p>3.52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172088" calcext:value-type="float">
            <text:p>172088</text:p>
          </table:table-cell>
          <table:table-cell office:value-type="float" office:value="35.24" calcext:value-type="float">
            <text:p>35.24</text:p>
          </table:table-cell>
          <table:table-cell office:value-type="float" office:value="28" calcext:value-type="float">
            <text:p>28</text:p>
          </table:table-cell>
          <table:table-cell office:value-type="float" office:value="-7.24" calcext:value-type="float">
            <text:p>-7.24</text:p>
          </table:table-cell>
        </table:table-row>
        <table:table-row table:style-name="ro1">
          <table:table-cell office:value-type="float" office:value="63616" calcext:value-type="float">
            <text:p>63616</text:p>
          </table:table-cell>
          <table:table-cell office:value-type="float" office:value="56.04" calcext:value-type="float">
            <text:p>56.04</text:p>
          </table:table-cell>
          <table:table-cell office:value-type="float" office:value="48.76" calcext:value-type="float">
            <text:p>48.76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10.12" calcext:value-type="float">
            <text:p>10.12</text:p>
          </table:table-cell>
          <table:table-cell office:value-type="float" office:value="2.84" calcext:value-type="float">
            <text:p>2.8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01412" calcext:value-type="float">
            <text:p>101412</text:p>
          </table:table-cell>
          <table:table-cell office:value-type="float" office:value="9.96" calcext:value-type="float">
            <text:p>9.96</text:p>
          </table:table-cell>
          <table:table-cell office:value-type="float" office:value="2.68" calcext:value-type="float">
            <text:p>2.68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49236" calcext:value-type="float">
            <text:p>149236</text:p>
          </table:table-cell>
          <table:table-cell office:value-type="float" office:value="30.92" calcext:value-type="float">
            <text:p>30.92</text:p>
          </table:table-cell>
          <table:table-cell office:value-type="float" office:value="23.64" calcext:value-type="float">
            <text:p>23.6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90560" calcext:value-type="float">
            <text:p>190560</text:p>
          </table:table-cell>
          <table:table-cell office:value-type="float" office:value="25.72" calcext:value-type="float">
            <text:p>25.72</text:p>
          </table:table-cell>
          <table:table-cell office:value-type="float" office:value="18.44" calcext:value-type="float">
            <text:p>18.4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192320" calcext:value-type="float">
            <text:p>192320</text:p>
          </table:table-cell>
          <table:table-cell office:value-type="float" office:value="19.76" calcext:value-type="float">
            <text:p>19.76</text:p>
          </table:table-cell>
          <table:table-cell office:value-type="float" office:value="12.48" calcext:value-type="float">
            <text:p>12.48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240220" calcext:value-type="float">
            <text:p>240220</text:p>
          </table:table-cell>
          <table:table-cell office:value-type="float" office:value="14.52" calcext:value-type="float">
            <text:p>14.52</text:p>
          </table:table-cell>
          <table:table-cell office:value-type="float" office:value="7.24" calcext:value-type="float">
            <text:p>7.24</text:p>
          </table:table-cell>
          <table:table-cell office:value-type="float" office:value="-7.28" calcext:value-type="float">
            <text:p>-7.28</text:p>
          </table:table-cell>
        </table:table-row>
        <table:table-row table:style-name="ro1">
          <table:table-cell office:value-type="float" office:value="42308" calcext:value-type="float">
            <text:p>42308</text:p>
          </table:table-cell>
          <table:table-cell office:value-type="float" office:value="8.44" calcext:value-type="float">
            <text:p>8.44</text:p>
          </table:table-cell>
          <table:table-cell office:value-type="float" office:value="1.12" calcext:value-type="float">
            <text:p>1.12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68812" calcext:value-type="float">
            <text:p>68812</text:p>
          </table:table-cell>
          <table:table-cell office:value-type="float" office:value="12.84" calcext:value-type="float">
            <text:p>12.84</text:p>
          </table:table-cell>
          <table:table-cell office:value-type="float" office:value="5.52" calcext:value-type="float">
            <text:p>5.52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104660" calcext:value-type="float">
            <text:p>104660</text:p>
          </table:table-cell>
          <table:table-cell office:value-type="float" office:value="61.8" calcext:value-type="float">
            <text:p>61.8</text:p>
          </table:table-cell>
          <table:table-cell office:value-type="float" office:value="54.48" calcext:value-type="float">
            <text:p>54.48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235420" calcext:value-type="float">
            <text:p>235420</text:p>
          </table:table-cell>
          <table:table-cell office:value-type="float" office:value="8.76" calcext:value-type="float">
            <text:p>8.76</text:p>
          </table:table-cell>
          <table:table-cell office:value-type="float" office:value="1.44" calcext:value-type="float">
            <text:p>1.44</text:p>
          </table:table-cell>
          <table:table-cell office:value-type="float" office:value="-7.32" calcext:value-type="float">
            <text:p>-7.32</text:p>
          </table:table-cell>
        </table:table-row>
        <table:table-row table:style-name="ro1">
          <table:table-cell office:value-type="float" office:value="279180" calcext:value-type="float">
            <text:p>279180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-7.36" calcext:value-type="float">
            <text:p>-7.36</text:p>
          </table:table-cell>
        </table:table-row>
        <table:table-row table:style-name="ro1">
          <table:table-cell office:value-type="float" office:value="289828" calcext:value-type="float">
            <text:p>289828</text:p>
          </table:table-cell>
          <table:table-cell office:value-type="float" office:value="38.84" calcext:value-type="float">
            <text:p>38.84</text:p>
          </table:table-cell>
          <table:table-cell office:value-type="float" office:value="31.48" calcext:value-type="float">
            <text:p>31.48</text:p>
          </table:table-cell>
          <table:table-cell office:value-type="float" office:value="-7.36" calcext:value-type="float">
            <text:p>-7.36</text:p>
          </table:table-cell>
        </table:table-row>
        <table:table-row table:style-name="ro1">
          <table:table-cell office:value-type="float" office:value="95952" calcext:value-type="float">
            <text:p>95952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119352" calcext:value-type="float">
            <text:p>119352</text:p>
          </table:table-cell>
          <table:table-cell office:value-type="float" office:value="28.64" calcext:value-type="float">
            <text:p>28.64</text:p>
          </table:table-cell>
          <table:table-cell office:value-type="float" office:value="21.24" calcext:value-type="float">
            <text:p>21.24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193796" calcext:value-type="float">
            <text:p>193796</text:p>
          </table:table-cell>
          <table:table-cell office:value-type="float" office:value="31.08" calcext:value-type="float">
            <text:p>31.08</text:p>
          </table:table-cell>
          <table:table-cell office:value-type="float" office:value="23.68" calcext:value-type="float">
            <text:p>23.68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212308" calcext:value-type="float">
            <text:p>212308</text:p>
          </table:table-cell>
          <table:table-cell office:value-type="float" office:value="13.4" calcext:value-type="float">
            <text:p>13.4</text:p>
          </table:table-cell>
          <table:table-cell office:value-type="float" office:value="6" calcext:value-type="float">
            <text:p>6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264388" calcext:value-type="float">
            <text:p>264388</text:p>
          </table:table-cell>
          <table:table-cell office:value-type="float" office:value="13.76" calcext:value-type="float">
            <text:p>13.76</text:p>
          </table:table-cell>
          <table:table-cell office:value-type="float" office:value="6.36" calcext:value-type="float">
            <text:p>6.36</text:p>
          </table:table-cell>
          <table:table-cell office:value-type="float" office:value="-7.4" calcext:value-type="float">
            <text:p>-7.4</text:p>
          </table:table-cell>
        </table:table-row>
        <table:table-row table:style-name="ro1">
          <table:table-cell office:value-type="float" office:value="46516" calcext:value-type="float">
            <text:p>46516</text:p>
          </table:table-cell>
          <table:table-cell office:value-type="float" office:value="53.68" calcext:value-type="float">
            <text:p>53.68</text:p>
          </table:table-cell>
          <table:table-cell office:value-type="float" office:value="46.24" calcext:value-type="float">
            <text:p>46.24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23.56" calcext:value-type="float">
            <text:p>23.56</text:p>
          </table:table-cell>
          <table:table-cell office:value-type="float" office:value="16.12" calcext:value-type="float">
            <text:p>16.12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95248" calcext:value-type="float">
            <text:p>95248</text:p>
          </table:table-cell>
          <table:table-cell office:value-type="float" office:value="11.52" calcext:value-type="float">
            <text:p>11.52</text:p>
          </table:table-cell>
          <table:table-cell office:value-type="float" office:value="4.08" calcext:value-type="float">
            <text:p>4.08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213328" calcext:value-type="float">
            <text:p>213328</text:p>
          </table:table-cell>
          <table:table-cell office:value-type="float" office:value="29.56" calcext:value-type="float">
            <text:p>29.56</text:p>
          </table:table-cell>
          <table:table-cell office:value-type="float" office:value="22.12" calcext:value-type="float">
            <text:p>22.12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7.92" calcext:value-type="float">
            <text:p>7.92</text:p>
          </table:table-cell>
          <table:table-cell office:value-type="float" office:value="0.44" calcext:value-type="float">
            <text:p>0.44</text:p>
          </table:table-cell>
          <table:table-cell office:value-type="float" office:value="-7.48" calcext:value-type="float">
            <text:p>-7.48</text:p>
          </table:table-cell>
        </table:table-row>
        <table:table-row table:style-name="ro1">
          <table:table-cell office:value-type="float" office:value="261104" calcext:value-type="float">
            <text:p>261104</text:p>
          </table:table-cell>
          <table:table-cell office:value-type="float" office:value="13.4" calcext:value-type="float">
            <text:p>13.4</text:p>
          </table:table-cell>
          <table:table-cell office:value-type="float" office:value="5.92" calcext:value-type="float">
            <text:p>5.92</text:p>
          </table:table-cell>
          <table:table-cell office:value-type="float" office:value="-7.48" calcext:value-type="float">
            <text:p>-7.48</text:p>
          </table:table-cell>
        </table:table-row>
        <table:table-row table:style-name="ro1">
          <table:table-cell office:value-type="float" office:value="266876" calcext:value-type="float">
            <text:p>266876</text:p>
          </table:table-cell>
          <table:table-cell office:value-type="float" office:value="8.28" calcext:value-type="float">
            <text:p>8.28</text:p>
          </table:table-cell>
          <table:table-cell office:value-type="float" office:value="0.8" calcext:value-type="float">
            <text:p>0.8</text:p>
          </table:table-cell>
          <table:table-cell office:value-type="float" office:value="-7.48" calcext:value-type="float">
            <text:p>-7.48</text:p>
          </table:table-cell>
        </table:table-row>
        <table:table-row table:style-name="ro1">
          <table:table-cell office:value-type="float" office:value="62940" calcext:value-type="float">
            <text:p>62940</text:p>
          </table:table-cell>
          <table:table-cell office:value-type="float" office:value="23.72" calcext:value-type="float">
            <text:p>23.72</text:p>
          </table:table-cell>
          <table:table-cell office:value-type="float" office:value="16.2" calcext:value-type="float">
            <text:p>16.2</text:p>
          </table:table-cell>
          <table:table-cell office:value-type="float" office:value="-7.52" calcext:value-type="float">
            <text:p>-7.52</text:p>
          </table:table-cell>
        </table:table-row>
        <table:table-row table:style-name="ro1">
          <table:table-cell office:value-type="float" office:value="191488" calcext:value-type="float">
            <text:p>191488</text:p>
          </table:table-cell>
          <table:table-cell office:value-type="float" office:value="18.84" calcext:value-type="float">
            <text:p>18.84</text:p>
          </table:table-cell>
          <table:table-cell office:value-type="float" office:value="11.32" calcext:value-type="float">
            <text:p>11.32</text:p>
          </table:table-cell>
          <table:table-cell office:value-type="float" office:value="-7.52" calcext:value-type="float">
            <text:p>-7.52</text:p>
          </table:table-cell>
        </table:table-row>
        <table:table-row table:style-name="ro1">
          <table:table-cell office:value-type="float" office:value="249168" calcext:value-type="float">
            <text:p>249168</text:p>
          </table:table-cell>
          <table:table-cell office:value-type="float" office:value="30.36" calcext:value-type="float">
            <text:p>30.36</text:p>
          </table:table-cell>
          <table:table-cell office:value-type="float" office:value="22.84" calcext:value-type="float">
            <text:p>22.84</text:p>
          </table:table-cell>
          <table:table-cell office:value-type="float" office:value="-7.52" calcext:value-type="float">
            <text:p>-7.52</text:p>
          </table:table-cell>
        </table:table-row>
        <table:table-row table:style-name="ro1">
          <table:table-cell office:value-type="float" office:value="133672" calcext:value-type="float">
            <text:p>133672</text:p>
          </table:table-cell>
          <table:table-cell office:value-type="float" office:value="36.44" calcext:value-type="float">
            <text:p>36.44</text:p>
          </table:table-cell>
          <table:table-cell office:value-type="float" office:value="28.88" calcext:value-type="float">
            <text:p>28.88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254468" calcext:value-type="float">
            <text:p>254468</text:p>
          </table:table-cell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79212" calcext:value-type="float">
            <text:p>79212</text:p>
          </table:table-cell>
          <table:table-cell office:value-type="float" office:value="14.12" calcext:value-type="float">
            <text:p>14.12</text:p>
          </table:table-cell>
          <table:table-cell office:value-type="float" office:value="6.52" calcext:value-type="float">
            <text:p>6.52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137948" calcext:value-type="float">
            <text:p>137948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238756" calcext:value-type="float">
            <text:p>238756</text:p>
          </table:table-cell>
          <table:table-cell office:value-type="float" office:value="20.24" calcext:value-type="float">
            <text:p>20.24</text:p>
          </table:table-cell>
          <table:table-cell office:value-type="float" office:value="12.64" calcext:value-type="float">
            <text:p>12.64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249708" calcext:value-type="float">
            <text:p>249708</text:p>
          </table:table-cell>
          <table:table-cell office:value-type="float" office:value="45.12" calcext:value-type="float">
            <text:p>45.12</text:p>
          </table:table-cell>
          <table:table-cell office:value-type="float" office:value="37.52" calcext:value-type="float">
            <text:p>37.52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260756" calcext:value-type="float">
            <text:p>260756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49628" calcext:value-type="float">
            <text:p>49628</text:p>
          </table:table-cell>
          <table:table-cell office:value-type="float" office:value="12.96" calcext:value-type="float">
            <text:p>12.96</text:p>
          </table:table-cell>
          <table:table-cell office:value-type="float" office:value="5.32" calcext:value-type="float">
            <text:p>5.32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74632" calcext:value-type="float">
            <text:p>74632</text:p>
          </table:table-cell>
          <table:table-cell office:value-type="float" office:value="13.84" calcext:value-type="float">
            <text:p>13.84</text:p>
          </table:table-cell>
          <table:table-cell office:value-type="float" office:value="6.2" calcext:value-type="float">
            <text:p>6.2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76488" calcext:value-type="float">
            <text:p>76488</text:p>
          </table:table-cell>
          <table:table-cell office:value-type="float" office:value="14.76" calcext:value-type="float">
            <text:p>14.76</text:p>
          </table:table-cell>
          <table:table-cell office:value-type="float" office:value="7.12" calcext:value-type="float">
            <text:p>7.12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122316" calcext:value-type="float">
            <text:p>122316</text:p>
          </table:table-cell>
          <table:table-cell office:value-type="float" office:value="18.84" calcext:value-type="float">
            <text:p>18.84</text:p>
          </table:table-cell>
          <table:table-cell office:value-type="float" office:value="11.2" calcext:value-type="float">
            <text:p>11.2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58076" calcext:value-type="float">
            <text:p>58076</text:p>
          </table:table-cell>
          <table:table-cell office:value-type="float" office:value="33.76" calcext:value-type="float">
            <text:p>33.76</text:p>
          </table:table-cell>
          <table:table-cell office:value-type="float" office:value="26.08" calcext:value-type="float">
            <text:p>26.08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74524" calcext:value-type="float">
            <text:p>74524</text:p>
          </table:table-cell>
          <table:table-cell office:value-type="float" office:value="19.12" calcext:value-type="float">
            <text:p>19.12</text:p>
          </table:table-cell>
          <table:table-cell office:value-type="float" office:value="11.44" calcext:value-type="float">
            <text:p>11.44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211052" calcext:value-type="float">
            <text:p>211052</text:p>
          </table:table-cell>
          <table:table-cell office:value-type="float" office:value="35.64" calcext:value-type="float">
            <text:p>35.64</text:p>
          </table:table-cell>
          <table:table-cell office:value-type="float" office:value="27.96" calcext:value-type="float">
            <text:p>27.96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213204" calcext:value-type="float">
            <text:p>213204</text:p>
          </table:table-cell>
          <table:table-cell office:value-type="float" office:value="35.8" calcext:value-type="float">
            <text:p>35.8</text:p>
          </table:table-cell>
          <table:table-cell office:value-type="float" office:value="28.12" calcext:value-type="float">
            <text:p>28.12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270308" calcext:value-type="float">
            <text:p>270308</text:p>
          </table:table-cell>
          <table:table-cell office:value-type="float" office:value="18.44" calcext:value-type="float">
            <text:p>18.44</text:p>
          </table:table-cell>
          <table:table-cell office:value-type="float" office:value="10.76" calcext:value-type="float">
            <text:p>10.76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289112" calcext:value-type="float">
            <text:p>289112</text:p>
          </table:table-cell>
          <table:table-cell office:value-type="float" office:value="20.28" calcext:value-type="float">
            <text:p>20.28</text:p>
          </table:table-cell>
          <table:table-cell office:value-type="float" office:value="12.6" calcext:value-type="float">
            <text:p>12.6</text:p>
          </table:table-cell>
          <table:table-cell office:value-type="float" office:value="-7.68" calcext:value-type="float">
            <text:p>-7.68</text:p>
          </table:table-cell>
        </table:table-row>
        <table:table-row table:style-name="ro1">
          <table:table-cell office:value-type="float" office:value="59788" calcext:value-type="float">
            <text:p>59788</text:p>
          </table:table-cell>
          <table:table-cell office:value-type="float" office:value="67.36" calcext:value-type="float">
            <text:p>67.36</text:p>
          </table:table-cell>
          <table:table-cell office:value-type="float" office:value="59.64" calcext:value-type="float">
            <text:p>59.64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236112" calcext:value-type="float">
            <text:p>236112</text:p>
          </table:table-cell>
          <table:table-cell office:value-type="float" office:value="14.36" calcext:value-type="float">
            <text:p>14.36</text:p>
          </table:table-cell>
          <table:table-cell office:value-type="float" office:value="6.64" calcext:value-type="float">
            <text:p>6.64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297432" calcext:value-type="float">
            <text:p>297432</text:p>
          </table:table-cell>
          <table:table-cell office:value-type="float" office:value="63.76" calcext:value-type="float">
            <text:p>63.76</text:p>
          </table:table-cell>
          <table:table-cell office:value-type="float" office:value="56.04" calcext:value-type="float">
            <text:p>56.04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float" office:value="97172" calcext:value-type="float">
            <text:p>97172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200928" calcext:value-type="float">
            <text:p>200928</text:p>
          </table:table-cell>
          <table:table-cell office:value-type="float" office:value="10.48" calcext:value-type="float">
            <text:p>10.48</text:p>
          </table:table-cell>
          <table:table-cell office:value-type="float" office:value="2.72" calcext:value-type="float">
            <text:p>2.72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243664" calcext:value-type="float">
            <text:p>243664</text:p>
          </table:table-cell>
          <table:table-cell office:value-type="float" office:value="8.72" calcext:value-type="float">
            <text:p>8.72</text:p>
          </table:table-cell>
          <table:table-cell office:value-type="float" office:value="0.96" calcext:value-type="float">
            <text:p>0.96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288920" calcext:value-type="float">
            <text:p>288920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-7.76" calcext:value-type="float">
            <text:p>-7.76</text:p>
          </table:table-cell>
        </table:table-row>
        <table:table-row table:style-name="ro1">
          <table:table-cell office:value-type="float" office:value="62804" calcext:value-type="float">
            <text:p>62804</text:p>
          </table:table-cell>
          <table:table-cell office:value-type="float" office:value="16.8" calcext:value-type="float">
            <text:p>16.8</text:p>
          </table:table-cell>
          <table:table-cell office:value-type="float" office:value="9" calcext:value-type="float">
            <text:p>9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85540" calcext:value-type="float">
            <text:p>85540</text:p>
          </table:table-cell>
          <table:table-cell office:value-type="float" office:value="12.92" calcext:value-type="float">
            <text:p>12.92</text:p>
          </table:table-cell>
          <table:table-cell office:value-type="float" office:value="5.12" calcext:value-type="float">
            <text:p>5.12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189416" calcext:value-type="float">
            <text:p>189416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223512" calcext:value-type="float">
            <text:p>223512</text:p>
          </table:table-cell>
          <table:table-cell office:value-type="float" office:value="13.72" calcext:value-type="float">
            <text:p>13.72</text:p>
          </table:table-cell>
          <table:table-cell office:value-type="float" office:value="5.92" calcext:value-type="float">
            <text:p>5.92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223480" calcext:value-type="float">
            <text:p>223480</text:p>
          </table:table-cell>
          <table:table-cell office:value-type="float" office:value="17.92" calcext:value-type="float">
            <text:p>17.92</text:p>
          </table:table-cell>
          <table:table-cell office:value-type="float" office:value="10.12" calcext:value-type="float">
            <text:p>10.12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47416" calcext:value-type="float">
            <text:p>47416</text:p>
          </table:table-cell>
          <table:table-cell office:value-type="float" office:value="49" calcext:value-type="float">
            <text:p>49</text:p>
          </table:table-cell>
          <table:table-cell office:value-type="float" office:value="41.16" calcext:value-type="float">
            <text:p>41.16</text:p>
          </table:table-cell>
          <table:table-cell office:value-type="float" office:value="-7.84" calcext:value-type="float">
            <text:p>-7.84</text:p>
          </table:table-cell>
        </table:table-row>
        <table:table-row table:style-name="ro1">
          <table:table-cell office:value-type="float" office:value="174748" calcext:value-type="float">
            <text:p>174748</text:p>
          </table:table-cell>
          <table:table-cell office:value-type="float" office:value="9" calcext:value-type="float">
            <text:p>9</text:p>
          </table:table-cell>
          <table:table-cell office:value-type="float" office:value="1.16" calcext:value-type="float">
            <text:p>1.16</text:p>
          </table:table-cell>
          <table:table-cell office:value-type="float" office:value="-7.84" calcext:value-type="float">
            <text:p>-7.84</text:p>
          </table:table-cell>
        </table:table-row>
        <table:table-row table:style-name="ro1">
          <table:table-cell office:value-type="float" office:value="199980" calcext:value-type="float">
            <text:p>199980</text:p>
          </table:table-cell>
          <table:table-cell office:value-type="float" office:value="10.28" calcext:value-type="float">
            <text:p>10.28</text:p>
          </table:table-cell>
          <table:table-cell office:value-type="float" office:value="2.4" calcext:value-type="float">
            <text:p>2.4</text:p>
          </table:table-cell>
          <table:table-cell office:value-type="float" office:value="-7.88" calcext:value-type="float">
            <text:p>-7.88</text:p>
          </table:table-cell>
        </table:table-row>
        <table:table-row table:style-name="ro1">
          <table:table-cell office:value-type="float" office:value="235660" calcext:value-type="float">
            <text:p>235660</text:p>
          </table:table-cell>
          <table:table-cell office:value-type="float" office:value="17.92" calcext:value-type="float">
            <text:p>17.92</text:p>
          </table:table-cell>
          <table:table-cell office:value-type="float" office:value="10.04" calcext:value-type="float">
            <text:p>10.04</text:p>
          </table:table-cell>
          <table:table-cell office:value-type="float" office:value="-7.88" calcext:value-type="float">
            <text:p>-7.88</text:p>
          </table:table-cell>
        </table:table-row>
        <table:table-row table:style-name="ro1">
          <table:table-cell office:value-type="float" office:value="61360" calcext:value-type="float">
            <text:p>61360</text:p>
          </table:table-cell>
          <table:table-cell office:value-type="float" office:value="8.72" calcext:value-type="float">
            <text:p>8.72</text:p>
          </table:table-cell>
          <table:table-cell office:value-type="float" office:value="0.8" calcext:value-type="float">
            <text:p>0.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63612" calcext:value-type="float">
            <text:p>63612</text:p>
          </table:table-cell>
          <table:table-cell office:value-type="float" office:value="63.96" calcext:value-type="float">
            <text:p>63.96</text:p>
          </table:table-cell>
          <table:table-cell office:value-type="float" office:value="56.04" calcext:value-type="float">
            <text:p>56.04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155284" calcext:value-type="float">
            <text:p>155284</text:p>
          </table:table-cell>
          <table:table-cell office:value-type="float" office:value="14.2" calcext:value-type="float">
            <text:p>14.2</text:p>
          </table:table-cell>
          <table:table-cell office:value-type="float" office:value="6.28" calcext:value-type="float">
            <text:p>6.2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193536" calcext:value-type="float">
            <text:p>193536</text:p>
          </table:table-cell>
          <table:table-cell office:value-type="float" office:value="42.6" calcext:value-type="float">
            <text:p>42.6</text:p>
          </table:table-cell>
          <table:table-cell office:value-type="float" office:value="34.68" calcext:value-type="float">
            <text:p>34.6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282652" calcext:value-type="float">
            <text:p>282652</text:p>
          </table:table-cell>
          <table:table-cell office:value-type="float" office:value="24" calcext:value-type="float">
            <text:p>24</text:p>
          </table:table-cell>
          <table:table-cell office:value-type="float" office:value="16.08" calcext:value-type="float">
            <text:p>16.08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69108" calcext:value-type="float">
            <text:p>69108</text:p>
          </table:table-cell>
          <table:table-cell office:value-type="float" office:value="11.68" calcext:value-type="float">
            <text:p>11.68</text:p>
          </table:table-cell>
          <table:table-cell office:value-type="float" office:value="3.72" calcext:value-type="float">
            <text:p>3.72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165416" calcext:value-type="float">
            <text:p>165416</text:p>
          </table:table-cell>
          <table:table-cell office:value-type="float" office:value="16" calcext:value-type="float">
            <text:p>16</text:p>
          </table:table-cell>
          <table:table-cell office:value-type="float" office:value="8.04" calcext:value-type="float">
            <text:p>8.04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174440" calcext:value-type="float">
            <text:p>174440</text:p>
          </table:table-cell>
          <table:table-cell office:value-type="float" office:value="22.6" calcext:value-type="float">
            <text:p>22.6</text:p>
          </table:table-cell>
          <table:table-cell office:value-type="float" office:value="14.64" calcext:value-type="float">
            <text:p>14.64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212844" calcext:value-type="float">
            <text:p>212844</text:p>
          </table:table-cell>
          <table:table-cell office:value-type="float" office:value="54.28" calcext:value-type="float">
            <text:p>54.28</text:p>
          </table:table-cell>
          <table:table-cell office:value-type="float" office:value="46.32" calcext:value-type="float">
            <text:p>46.32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270276" calcext:value-type="float">
            <text:p>270276</text:p>
          </table:table-cell>
          <table:table-cell office:value-type="float" office:value="10.6" calcext:value-type="float">
            <text:p>10.6</text:p>
          </table:table-cell>
          <table:table-cell office:value-type="float" office:value="2.64" calcext:value-type="float">
            <text:p>2.64</text:p>
          </table:table-cell>
          <table:table-cell office:value-type="float" office:value="-7.96" calcext:value-type="float">
            <text:p>-7.96</text:p>
          </table:table-cell>
        </table:table-row>
        <table:table-row table:style-name="ro1">
          <table:table-cell office:value-type="float" office:value="72520" calcext:value-type="float">
            <text:p>725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37704" calcext:value-type="float">
            <text:p>137704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69980" calcext:value-type="float">
            <text:p>269980</text:p>
          </table:table-cell>
          <table:table-cell office:value-type="float" office:value="13.36" calcext:value-type="float">
            <text:p>13.36</text:p>
          </table:table-cell>
          <table:table-cell office:value-type="float" office:value="5.36" calcext:value-type="float">
            <text:p>5.3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270336" calcext:value-type="float">
            <text:p>270336</text:p>
          </table:table-cell>
          <table:table-cell office:value-type="float" office:value="10.16" calcext:value-type="float">
            <text:p>10.16</text:p>
          </table:table-cell>
          <table:table-cell office:value-type="float" office:value="2.16" calcext:value-type="float">
            <text:p>2.1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4676" calcext:value-type="float">
            <text:p>44676</text:p>
          </table:table-cell>
          <table:table-cell office:value-type="float" office:value="16.04" calcext:value-type="float">
            <text:p>16.04</text:p>
          </table:table-cell>
          <table:table-cell office:value-type="float" office:value="8" calcext:value-type="float">
            <text:p>8</text:p>
          </table:table-cell>
          <table:table-cell office:value-type="float" office:value="-8.04" calcext:value-type="float">
            <text:p>-8.04</text:p>
          </table:table-cell>
        </table:table-row>
        <table:table-row table:style-name="ro1">
          <table:table-cell office:value-type="float" office:value="253912" calcext:value-type="float">
            <text:p>253912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-8.04" calcext:value-type="float">
            <text:p>-8.04</text:p>
          </table:table-cell>
        </table:table-row>
        <table:table-row table:style-name="ro1">
          <table:table-cell office:value-type="float" office:value="297872" calcext:value-type="float">
            <text:p>297872</text:p>
          </table:table-cell>
          <table:table-cell office:value-type="float" office:value="29.92" calcext:value-type="float">
            <text:p>29.92</text:p>
          </table:table-cell>
          <table:table-cell office:value-type="float" office:value="21.88" calcext:value-type="float">
            <text:p>21.88</text:p>
          </table:table-cell>
          <table:table-cell office:value-type="float" office:value="-8.04" calcext:value-type="float">
            <text:p>-8.04</text:p>
          </table:table-cell>
        </table:table-row>
        <table:table-row table:style-name="ro1">
          <table:table-cell office:value-type="float" office:value="138116" calcext:value-type="float">
            <text:p>138116</text:p>
          </table:table-cell>
          <table:table-cell office:value-type="float" office:value="18.16" calcext:value-type="float">
            <text:p>18.16</text:p>
          </table:table-cell>
          <table:table-cell office:value-type="float" office:value="10.08" calcext:value-type="float">
            <text:p>10.08</text:p>
          </table:table-cell>
          <table:table-cell office:value-type="float" office:value="-8.08" calcext:value-type="float">
            <text:p>-8.08</text:p>
          </table:table-cell>
        </table:table-row>
        <table:table-row table:style-name="ro1">
          <table:table-cell office:value-type="float" office:value="159244" calcext:value-type="float">
            <text:p>159244</text:p>
          </table:table-cell>
          <table:table-cell office:value-type="float" office:value="22.28" calcext:value-type="float">
            <text:p>22.28</text:p>
          </table:table-cell>
          <table:table-cell office:value-type="float" office:value="14.2" calcext:value-type="float">
            <text:p>14.2</text:p>
          </table:table-cell>
          <table:table-cell office:value-type="float" office:value="-8.08" calcext:value-type="float">
            <text:p>-8.08</text:p>
          </table:table-cell>
        </table:table-row>
        <table:table-row table:style-name="ro1">
          <table:table-cell office:value-type="float" office:value="134524" calcext:value-type="float">
            <text:p>134524</text:p>
          </table:table-cell>
          <table:table-cell office:value-type="float" office:value="26.24" calcext:value-type="float">
            <text:p>26.24</text:p>
          </table:table-cell>
          <table:table-cell office:value-type="float" office:value="18.12" calcext:value-type="float">
            <text:p>18.12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174444" calcext:value-type="float">
            <text:p>174444</text:p>
          </table:table-cell>
          <table:table-cell office:value-type="float" office:value="14.64" calcext:value-type="float">
            <text:p>14.64</text:p>
          </table:table-cell>
          <table:table-cell office:value-type="float" office:value="6.52" calcext:value-type="float">
            <text:p>6.52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244636" calcext:value-type="float">
            <text:p>244636</text:p>
          </table:table-cell>
          <table:table-cell office:value-type="float" office:value="11.6" calcext:value-type="float">
            <text:p>11.6</text:p>
          </table:table-cell>
          <table:table-cell office:value-type="float" office:value="3.48" calcext:value-type="float">
            <text:p>3.48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47308" calcext:value-type="float">
            <text:p>47308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96836" calcext:value-type="float">
            <text:p>96836</text:p>
          </table:table-cell>
          <table:table-cell office:value-type="float" office:value="18.6" calcext:value-type="float">
            <text:p>18.6</text:p>
          </table:table-cell>
          <table:table-cell office:value-type="float" office:value="10.44" calcext:value-type="float">
            <text:p>10.44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161788" calcext:value-type="float">
            <text:p>161788</text:p>
          </table:table-cell>
          <table:table-cell office:value-type="float" office:value="43.12" calcext:value-type="float">
            <text:p>43.12</text:p>
          </table:table-cell>
          <table:table-cell office:value-type="float" office:value="34.96" calcext:value-type="float">
            <text:p>34.96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187236" calcext:value-type="float">
            <text:p>187236</text:p>
          </table:table-cell>
          <table:table-cell office:value-type="float" office:value="15.36" calcext:value-type="float">
            <text:p>15.36</text:p>
          </table:table-cell>
          <table:table-cell office:value-type="float" office:value="7.2" calcext:value-type="float">
            <text:p>7.2</text:p>
          </table:table-cell>
          <table:table-cell office:value-type="float" office:value="-8.16" calcext:value-type="float">
            <text:p>-8.16</text:p>
          </table:table-cell>
        </table:table-row>
        <table:table-row table:style-name="ro1">
          <table:table-cell office:value-type="float" office:value="55964" calcext:value-type="float">
            <text:p>55964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173764" calcext:value-type="float">
            <text:p>173764</text:p>
          </table:table-cell>
          <table:table-cell office:value-type="float" office:value="14.04" calcext:value-type="float">
            <text:p>14.04</text:p>
          </table:table-cell>
          <table:table-cell office:value-type="float" office:value="5.84" calcext:value-type="float">
            <text:p>5.8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247716" calcext:value-type="float">
            <text:p>247716</text:p>
          </table:table-cell>
          <table:table-cell office:value-type="float" office:value="12.6" calcext:value-type="float">
            <text:p>12.6</text:p>
          </table:table-cell>
          <table:table-cell office:value-type="float" office:value="4.4" calcext:value-type="float">
            <text:p>4.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277728" calcext:value-type="float">
            <text:p>277728</text:p>
          </table:table-cell>
          <table:table-cell office:value-type="float" office:value="14.64" calcext:value-type="float">
            <text:p>14.64</text:p>
          </table:table-cell>
          <table:table-cell office:value-type="float" office:value="6.44" calcext:value-type="float">
            <text:p>6.4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89980" calcext:value-type="float">
            <text:p>89980</text:p>
          </table:table-cell>
          <table:table-cell office:value-type="float" office:value="12.32" calcext:value-type="float">
            <text:p>12.32</text:p>
          </table:table-cell>
          <table:table-cell office:value-type="float" office:value="4.08" calcext:value-type="float">
            <text:p>4.08</text:p>
          </table:table-cell>
          <table:table-cell office:value-type="float" office:value="-8.24" calcext:value-type="float">
            <text:p>-8.24</text:p>
          </table:table-cell>
        </table:table-row>
        <table:table-row table:style-name="ro1">
          <table:table-cell office:value-type="float" office:value="149436" calcext:value-type="float">
            <text:p>149436</text:p>
          </table:table-cell>
          <table:table-cell office:value-type="float" office:value="8.96" calcext:value-type="float">
            <text:p>8.96</text:p>
          </table:table-cell>
          <table:table-cell office:value-type="float" office:value="0.72" calcext:value-type="float">
            <text:p>0.72</text:p>
          </table:table-cell>
          <table:table-cell office:value-type="float" office:value="-8.24" calcext:value-type="float">
            <text:p>-8.24</text:p>
          </table:table-cell>
        </table:table-row>
        <table:table-row table:style-name="ro1">
          <table:table-cell office:value-type="float" office:value="193440" calcext:value-type="float">
            <text:p>193440</text:p>
          </table:table-cell>
          <table:table-cell office:value-type="float" office:value="13.64" calcext:value-type="float">
            <text:p>13.64</text:p>
          </table:table-cell>
          <table:table-cell office:value-type="float" office:value="5.4" calcext:value-type="float">
            <text:p>5.4</text:p>
          </table:table-cell>
          <table:table-cell office:value-type="float" office:value="-8.24" calcext:value-type="float">
            <text:p>-8.24</text:p>
          </table:table-cell>
        </table:table-row>
        <table:table-row table:style-name="ro1">
          <table:table-cell office:value-type="float" office:value="61684" calcext:value-type="float">
            <text:p>61684</text:p>
          </table:table-cell>
          <table:table-cell office:value-type="float" office:value="68.32" calcext:value-type="float">
            <text:p>68.32</text:p>
          </table:table-cell>
          <table:table-cell office:value-type="float" office:value="60.04" calcext:value-type="float">
            <text:p>60.04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73504" calcext:value-type="float">
            <text:p>73504</text:p>
          </table:table-cell>
          <table:table-cell office:value-type="float" office:value="71.84" calcext:value-type="float">
            <text:p>71.84</text:p>
          </table:table-cell>
          <table:table-cell office:value-type="float" office:value="63.56" calcext:value-type="float">
            <text:p>63.56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172748" calcext:value-type="float">
            <text:p>172748</text:p>
          </table:table-cell>
          <table:table-cell office:value-type="float" office:value="23.6" calcext:value-type="float">
            <text:p>23.6</text:p>
          </table:table-cell>
          <table:table-cell office:value-type="float" office:value="15.32" calcext:value-type="float">
            <text:p>15.32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245088" calcext:value-type="float">
            <text:p>245088</text:p>
          </table:table-cell>
          <table:table-cell office:value-type="float" office:value="16.2" calcext:value-type="float">
            <text:p>16.2</text:p>
          </table:table-cell>
          <table:table-cell office:value-type="float" office:value="7.92" calcext:value-type="float">
            <text:p>7.92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277308" calcext:value-type="float">
            <text:p>277308</text:p>
          </table:table-cell>
          <table:table-cell office:value-type="float" office:value="13.64" calcext:value-type="float">
            <text:p>13.64</text:p>
          </table:table-cell>
          <table:table-cell office:value-type="float" office:value="5.36" calcext:value-type="float">
            <text:p>5.36</text:p>
          </table:table-cell>
          <table:table-cell office:value-type="float" office:value="-8.28" calcext:value-type="float">
            <text:p>-8.28</text:p>
          </table:table-cell>
        </table:table-row>
        <table:table-row table:style-name="ro1">
          <table:table-cell office:value-type="float" office:value="39368" calcext:value-type="float">
            <text:p>39368</text:p>
          </table:table-cell>
          <table:table-cell office:value-type="float" office:value="10.72" calcext:value-type="float">
            <text:p>10.72</text:p>
          </table:table-cell>
          <table:table-cell office:value-type="float" office:value="2.4" calcext:value-type="float">
            <text:p>2.4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47144" calcext:value-type="float">
            <text:p>47144</text:p>
          </table:table-cell>
          <table:table-cell office:value-type="float" office:value="46.64" calcext:value-type="float">
            <text:p>46.64</text:p>
          </table:table-cell>
          <table:table-cell office:value-type="float" office:value="38.32" calcext:value-type="float">
            <text:p>38.32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197516" calcext:value-type="float">
            <text:p>197516</text:p>
          </table:table-cell>
          <table:table-cell office:value-type="float" office:value="19" calcext:value-type="float">
            <text:p>19</text:p>
          </table:table-cell>
          <table:table-cell office:value-type="float" office:value="10.68" calcext:value-type="float">
            <text:p>10.68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248112" calcext:value-type="float">
            <text:p>248112</text:p>
          </table:table-cell>
          <table:table-cell office:value-type="float" office:value="14.28" calcext:value-type="float">
            <text:p>14.28</text:p>
          </table:table-cell>
          <table:table-cell office:value-type="float" office:value="5.96" calcext:value-type="float">
            <text:p>5.96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277908" calcext:value-type="float">
            <text:p>277908</text:p>
          </table:table-cell>
          <table:table-cell office:value-type="float" office:value="8.84" calcext:value-type="float">
            <text:p>8.84</text:p>
          </table:table-cell>
          <table:table-cell office:value-type="float" office:value="0.52" calcext:value-type="float">
            <text:p>0.52</text:p>
          </table:table-cell>
          <table:table-cell office:value-type="float" office:value="-8.32" calcext:value-type="float">
            <text:p>-8.32</text:p>
          </table:table-cell>
        </table:table-row>
        <table:table-row table:style-name="ro1">
          <table:table-cell office:value-type="float" office:value="75860" calcext:value-type="float">
            <text:p>75860</text:p>
          </table:table-cell>
          <table:table-cell office:value-type="float" office:value="36.6" calcext:value-type="float">
            <text:p>36.6</text:p>
          </table:table-cell>
          <table:table-cell office:value-type="float" office:value="28.24" calcext:value-type="float">
            <text:p>28.24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08292" calcext:value-type="float">
            <text:p>108292</text:p>
          </table:table-cell>
          <table:table-cell office:value-type="float" office:value="24.32" calcext:value-type="float">
            <text:p>24.32</text:p>
          </table:table-cell>
          <table:table-cell office:value-type="float" office:value="15.96" calcext:value-type="float">
            <text:p>15.96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59052" calcext:value-type="float">
            <text:p>159052</text:p>
          </table:table-cell>
          <table:table-cell office:value-type="float" office:value="24.4" calcext:value-type="float">
            <text:p>24.4</text:p>
          </table:table-cell>
          <table:table-cell office:value-type="float" office:value="16.04" calcext:value-type="float">
            <text:p>16.04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160692" calcext:value-type="float">
            <text:p>160692</text:p>
          </table:table-cell>
          <table:table-cell office:value-type="float" office:value="19.88" calcext:value-type="float">
            <text:p>19.88</text:p>
          </table:table-cell>
          <table:table-cell office:value-type="float" office:value="11.52" calcext:value-type="float">
            <text:p>11.52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214536" calcext:value-type="float">
            <text:p>214536</text:p>
          </table:table-cell>
          <table:table-cell office:value-type="float" office:value="12.72" calcext:value-type="float">
            <text:p>12.72</text:p>
          </table:table-cell>
          <table:table-cell office:value-type="float" office:value="4.36" calcext:value-type="float">
            <text:p>4.36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282980" calcext:value-type="float">
            <text:p>282980</text:p>
          </table:table-cell>
          <table:table-cell office:value-type="float" office:value="11.04" calcext:value-type="float">
            <text:p>11.04</text:p>
          </table:table-cell>
          <table:table-cell office:value-type="float" office:value="2.68" calcext:value-type="float">
            <text:p>2.68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29.6" calcext:value-type="float">
            <text:p>29.6</text:p>
          </table:table-cell>
          <table:table-cell office:value-type="float" office:value="21.2" calcext:value-type="float">
            <text:p>21.2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32504" calcext:value-type="float">
            <text:p>32504</text:p>
          </table:table-cell>
          <table:table-cell office:value-type="float" office:value="8.56" calcext:value-type="float">
            <text:p>8.56</text:p>
          </table:table-cell>
          <table:table-cell office:value-type="float" office:value="0.16" calcext:value-type="float">
            <text:p>0.16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35812" calcext:value-type="float">
            <text:p>35812</text:p>
          </table:table-cell>
          <table:table-cell office:value-type="float" office:value="20.84" calcext:value-type="float">
            <text:p>20.84</text:p>
          </table:table-cell>
          <table:table-cell office:value-type="float" office:value="12.44" calcext:value-type="float">
            <text:p>12.44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90704" calcext:value-type="float">
            <text:p>90704</text:p>
          </table:table-cell>
          <table:table-cell office:value-type="float" office:value="10.44" calcext:value-type="float">
            <text:p>10.44</text:p>
          </table:table-cell>
          <table:table-cell office:value-type="float" office:value="2.04" calcext:value-type="float">
            <text:p>2.04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283292" calcext:value-type="float">
            <text:p>283292</text:p>
          </table:table-cell>
          <table:table-cell office:value-type="float" office:value="16.88" calcext:value-type="float">
            <text:p>16.88</text:p>
          </table:table-cell>
          <table:table-cell office:value-type="float" office:value="8.48" calcext:value-type="float">
            <text:p>8.48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61672" calcext:value-type="float">
            <text:p>61672</text:p>
          </table:table-cell>
          <table:table-cell office:value-type="float" office:value="25.24" calcext:value-type="float">
            <text:p>25.24</text:p>
          </table:table-cell>
          <table:table-cell office:value-type="float" office:value="16.8" calcext:value-type="float">
            <text:p>16.8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86256" calcext:value-type="float">
            <text:p>86256</text:p>
          </table:table-cell>
          <table:table-cell office:value-type="float" office:value="19.08" calcext:value-type="float">
            <text:p>19.08</text:p>
          </table:table-cell>
          <table:table-cell office:value-type="float" office:value="10.64" calcext:value-type="float">
            <text:p>10.64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17924" calcext:value-type="float">
            <text:p>117924</text:p>
          </table:table-cell>
          <table:table-cell office:value-type="float" office:value="10.76" calcext:value-type="float">
            <text:p>10.76</text:p>
          </table:table-cell>
          <table:table-cell office:value-type="float" office:value="2.32" calcext:value-type="float">
            <text:p>2.32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51508" calcext:value-type="float">
            <text:p>151508</text:p>
          </table:table-cell>
          <table:table-cell office:value-type="float" office:value="17.72" calcext:value-type="float">
            <text:p>17.72</text:p>
          </table:table-cell>
          <table:table-cell office:value-type="float" office:value="9.28" calcext:value-type="float">
            <text:p>9.28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59092" calcext:value-type="float">
            <text:p>159092</text:p>
          </table:table-cell>
          <table:table-cell office:value-type="float" office:value="17.4" calcext:value-type="float">
            <text:p>17.4</text:p>
          </table:table-cell>
          <table:table-cell office:value-type="float" office:value="8.96" calcext:value-type="float">
            <text:p>8.96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259156" calcext:value-type="float">
            <text:p>259156</text:p>
          </table:table-cell>
          <table:table-cell office:value-type="float" office:value="19.32" calcext:value-type="float">
            <text:p>19.32</text:p>
          </table:table-cell>
          <table:table-cell office:value-type="float" office:value="10.88" calcext:value-type="float">
            <text:p>10.88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271920" calcext:value-type="float">
            <text:p>271920</text:p>
          </table:table-cell>
          <table:table-cell office:value-type="float" office:value="15.72" calcext:value-type="float">
            <text:p>15.72</text:p>
          </table:table-cell>
          <table:table-cell office:value-type="float" office:value="7.28" calcext:value-type="float">
            <text:p>7.28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float" office:value="167388" calcext:value-type="float">
            <text:p>167388</text:p>
          </table:table-cell>
          <table:table-cell office:value-type="float" office:value="33.64" calcext:value-type="float">
            <text:p>33.64</text:p>
          </table:table-cell>
          <table:table-cell office:value-type="float" office:value="25.16" calcext:value-type="float">
            <text:p>25.16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187936" calcext:value-type="float">
            <text:p>187936</text:p>
          </table:table-cell>
          <table:table-cell office:value-type="float" office:value="11.12" calcext:value-type="float">
            <text:p>11.12</text:p>
          </table:table-cell>
          <table:table-cell office:value-type="float" office:value="2.64" calcext:value-type="float">
            <text:p>2.64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221428" calcext:value-type="float">
            <text:p>221428</text:p>
          </table:table-cell>
          <table:table-cell office:value-type="float" office:value="39.88" calcext:value-type="float">
            <text:p>39.88</text:p>
          </table:table-cell>
          <table:table-cell office:value-type="float" office:value="31.4" calcext:value-type="float">
            <text:p>31.4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228072" calcext:value-type="float">
            <text:p>228072</text:p>
          </table:table-cell>
          <table:table-cell office:value-type="float" office:value="9.84" calcext:value-type="float">
            <text:p>9.84</text:p>
          </table:table-cell>
          <table:table-cell office:value-type="float" office:value="1.36" calcext:value-type="float">
            <text:p>1.36</text:p>
          </table:table-cell>
          <table:table-cell office:value-type="float" office:value="-8.48" calcext:value-type="float">
            <text:p>-8.48</text:p>
          </table:table-cell>
        </table:table-row>
        <table:table-row table:style-name="ro1">
          <table:table-cell office:value-type="float" office:value="52644" calcext:value-type="float">
            <text:p>52644</text:p>
          </table:table-cell>
          <table:table-cell office:value-type="float" office:value="19.8" calcext:value-type="float">
            <text:p>19.8</text:p>
          </table:table-cell>
          <table:table-cell office:value-type="float" office:value="11.28" calcext:value-type="float">
            <text:p>11.28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office:value-type="float" office:value="96288" calcext:value-type="float">
            <text:p>96288</text:p>
          </table:table-cell>
          <table:table-cell office:value-type="float" office:value="18.68" calcext:value-type="float">
            <text:p>18.68</text:p>
          </table:table-cell>
          <table:table-cell office:value-type="float" office:value="10.16" calcext:value-type="float">
            <text:p>10.16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office:value-type="float" office:value="154388" calcext:value-type="float">
            <text:p>154388</text:p>
          </table:table-cell>
          <table:table-cell office:value-type="float" office:value="22.08" calcext:value-type="float">
            <text:p>22.08</text:p>
          </table:table-cell>
          <table:table-cell office:value-type="float" office:value="13.56" calcext:value-type="float">
            <text:p>13.56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office:value-type="float" office:value="221912" calcext:value-type="float">
            <text:p>221912</text:p>
          </table:table-cell>
          <table:table-cell office:value-type="float" office:value="24.16" calcext:value-type="float">
            <text:p>24.16</text:p>
          </table:table-cell>
          <table:table-cell office:value-type="float" office:value="15.64" calcext:value-type="float">
            <text:p>15.64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office:value-type="float" office:value="47596" calcext:value-type="float">
            <text:p>47596</text:p>
          </table:table-cell>
          <table:table-cell office:value-type="float" office:value="14.64" calcext:value-type="float">
            <text:p>14.64</text:p>
          </table:table-cell>
          <table:table-cell office:value-type="float" office:value="6.08" calcext:value-type="float">
            <text:p>6.08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84524" calcext:value-type="float">
            <text:p>84524</text:p>
          </table:table-cell>
          <table:table-cell office:value-type="float" office:value="12.72" calcext:value-type="float">
            <text:p>12.72</text:p>
          </table:table-cell>
          <table:table-cell office:value-type="float" office:value="4.16" calcext:value-type="float">
            <text:p>4.16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213836" calcext:value-type="float">
            <text:p>213836</text:p>
          </table:table-cell>
          <table:table-cell office:value-type="float" office:value="14.8" calcext:value-type="float">
            <text:p>14.8</text:p>
          </table:table-cell>
          <table:table-cell office:value-type="float" office:value="6.24" calcext:value-type="float">
            <text:p>6.24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267464" calcext:value-type="float">
            <text:p>267464</text:p>
          </table:table-cell>
          <table:table-cell office:value-type="float" office:value="10.28" calcext:value-type="float">
            <text:p>10.28</text:p>
          </table:table-cell>
          <table:table-cell office:value-type="float" office:value="1.72" calcext:value-type="float">
            <text:p>1.72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121648" calcext:value-type="float">
            <text:p>121648</text:p>
          </table:table-cell>
          <table:table-cell office:value-type="float" office:value="11.84" calcext:value-type="float">
            <text:p>11.84</text:p>
          </table:table-cell>
          <table:table-cell office:value-type="float" office:value="3.24" calcext:value-type="float">
            <text:p>3.24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249272" calcext:value-type="float">
            <text:p>249272</text:p>
          </table:table-cell>
          <table:table-cell office:value-type="float" office:value="29.6" calcext:value-type="float">
            <text:p>29.6</text:p>
          </table:table-cell>
          <table:table-cell office:value-type="float" office:value="21" calcext:value-type="float">
            <text:p>21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282484" calcext:value-type="float">
            <text:p>282484</text:p>
          </table:table-cell>
          <table:table-cell office:value-type="float" office:value="32.44" calcext:value-type="float">
            <text:p>32.44</text:p>
          </table:table-cell>
          <table:table-cell office:value-type="float" office:value="23.84" calcext:value-type="float">
            <text:p>23.84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298468" calcext:value-type="float">
            <text:p>298468</text:p>
          </table:table-cell>
          <table:table-cell office:value-type="float" office:value="27.52" calcext:value-type="float">
            <text:p>27.52</text:p>
          </table:table-cell>
          <table:table-cell office:value-type="float" office:value="18.92" calcext:value-type="float">
            <text:p>18.92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210780" calcext:value-type="float">
            <text:p>210780</text:p>
          </table:table-cell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.36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227792" calcext:value-type="float">
            <text:p>227792</text:p>
          </table:table-cell>
          <table:table-cell office:value-type="float" office:value="10.76" calcext:value-type="float">
            <text:p>10.76</text:p>
          </table:table-cell>
          <table:table-cell office:value-type="float" office:value="2.12" calcext:value-type="float">
            <text:p>2.12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291292" calcext:value-type="float">
            <text:p>291292</text:p>
          </table:table-cell>
          <table:table-cell office:value-type="float" office:value="8.64" calcext:value-type="float">
            <text:p>8.64</text:p>
          </table:table-cell>
          <table:table-cell office:value-type="float" office:value="0" calcext:value-type="float">
            <text:p>0</text:p>
          </table:table-cell>
          <table:table-cell office:value-type="float" office:value="-8.64" calcext:value-type="float">
            <text:p>-8.64</text:p>
          </table:table-cell>
        </table:table-row>
        <table:table-row table:style-name="ro1">
          <table:table-cell office:value-type="float" office:value="129528" calcext:value-type="float">
            <text:p>129528</text:p>
          </table:table-cell>
          <table:table-cell office:value-type="float" office:value="13.44" calcext:value-type="float">
            <text:p>13.44</text:p>
          </table:table-cell>
          <table:table-cell office:value-type="float" office:value="4.76" calcext:value-type="float">
            <text:p>4.76</text:p>
          </table:table-cell>
          <table:table-cell office:value-type="float" office:value="-8.68" calcext:value-type="float">
            <text:p>-8.68</text:p>
          </table:table-cell>
        </table:table-row>
        <table:table-row table:style-name="ro1">
          <table:table-cell office:value-type="float" office:value="159972" calcext:value-type="float">
            <text:p>159972</text:p>
          </table:table-cell>
          <table:table-cell office:value-type="float" office:value="33.04" calcext:value-type="float">
            <text:p>33.04</text:p>
          </table:table-cell>
          <table:table-cell office:value-type="float" office:value="24.36" calcext:value-type="float">
            <text:p>24.36</text:p>
          </table:table-cell>
          <table:table-cell office:value-type="float" office:value="-8.68" calcext:value-type="float">
            <text:p>-8.68</text:p>
          </table:table-cell>
        </table:table-row>
        <table:table-row table:style-name="ro1">
          <table:table-cell office:value-type="float" office:value="45464" calcext:value-type="float">
            <text:p>45464</text:p>
          </table:table-cell>
          <table:table-cell office:value-type="float" office:value="44.76" calcext:value-type="float">
            <text:p>44.76</text:p>
          </table:table-cell>
          <table:table-cell office:value-type="float" office:value="36.04" calcext:value-type="float">
            <text:p>36.04</text:p>
          </table:table-cell>
          <table:table-cell office:value-type="float" office:value="-8.72" calcext:value-type="float">
            <text:p>-8.72</text:p>
          </table:table-cell>
        </table:table-row>
        <table:table-row table:style-name="ro1">
          <table:table-cell office:value-type="float" office:value="83444" calcext:value-type="float">
            <text:p>83444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float" office:value="-8.76" calcext:value-type="float">
            <text:p>-8.76</text:p>
          </table:table-cell>
        </table:table-row>
        <table:table-row table:style-name="ro1">
          <table:table-cell office:value-type="float" office:value="133740" calcext:value-type="float">
            <text:p>133740</text:p>
          </table:table-cell>
          <table:table-cell office:value-type="float" office:value="16.56" calcext:value-type="float">
            <text:p>16.56</text:p>
          </table:table-cell>
          <table:table-cell office:value-type="float" office:value="7.8" calcext:value-type="float">
            <text:p>7.8</text:p>
          </table:table-cell>
          <table:table-cell office:value-type="float" office:value="-8.76" calcext:value-type="float">
            <text:p>-8.76</text:p>
          </table:table-cell>
        </table:table-row>
        <table:table-row table:style-name="ro1">
          <table:table-cell office:value-type="float" office:value="241596" calcext:value-type="float">
            <text:p>241596</text:p>
          </table:table-cell>
          <table:table-cell office:value-type="float" office:value="21.84" calcext:value-type="float">
            <text:p>21.84</text:p>
          </table:table-cell>
          <table:table-cell office:value-type="float" office:value="13.08" calcext:value-type="float">
            <text:p>13.08</text:p>
          </table:table-cell>
          <table:table-cell office:value-type="float" office:value="-8.76" calcext:value-type="float">
            <text:p>-8.76</text:p>
          </table:table-cell>
        </table:table-row>
        <table:table-row table:style-name="ro1">
          <table:table-cell office:value-type="float" office:value="247724" calcext:value-type="float">
            <text:p>247724</text:p>
          </table:table-cell>
          <table:table-cell office:value-type="float" office:value="21.48" calcext:value-type="float">
            <text:p>21.48</text:p>
          </table:table-cell>
          <table:table-cell office:value-type="float" office:value="12.72" calcext:value-type="float">
            <text:p>12.72</text:p>
          </table:table-cell>
          <table:table-cell office:value-type="float" office:value="-8.76" calcext:value-type="float">
            <text:p>-8.76</text:p>
          </table:table-cell>
        </table:table-row>
        <table:table-row table:style-name="ro1">
          <table:table-cell office:value-type="float" office:value="41980" calcext:value-type="float">
            <text:p>41980</text:p>
          </table:table-cell>
          <table:table-cell office:value-type="float" office:value="11.84" calcext:value-type="float">
            <text:p>11.84</text:p>
          </table:table-cell>
          <table:table-cell office:value-type="float" office:value="3.04" calcext:value-type="float">
            <text:p>3.04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82304" calcext:value-type="float">
            <text:p>82304</text:p>
          </table:table-cell>
          <table:table-cell office:value-type="float" office:value="12.48" calcext:value-type="float">
            <text:p>12.48</text:p>
          </table:table-cell>
          <table:table-cell office:value-type="float" office:value="3.68" calcext:value-type="float">
            <text:p>3.68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164044" calcext:value-type="float">
            <text:p>164044</text:p>
          </table:table-cell>
          <table:table-cell office:value-type="float" office:value="9.68" calcext:value-type="float">
            <text:p>9.68</text:p>
          </table:table-cell>
          <table:table-cell office:value-type="float" office:value="0.88" calcext:value-type="float">
            <text:p>0.88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238456" calcext:value-type="float">
            <text:p>238456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272876" calcext:value-type="float">
            <text:p>272876</text:p>
          </table:table-cell>
          <table:table-cell office:value-type="float" office:value="18.2" calcext:value-type="float">
            <text:p>18.2</text:p>
          </table:table-cell>
          <table:table-cell office:value-type="float" office:value="9.4" calcext:value-type="float">
            <text:p>9.4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201128" calcext:value-type="float">
            <text:p>201128</text:p>
          </table:table-cell>
          <table:table-cell office:value-type="float" office:value="9.12" calcext:value-type="float">
            <text:p>9.12</text:p>
          </table:table-cell>
          <table:table-cell office:value-type="float" office:value="0.28" calcext:value-type="float">
            <text:p>0.28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211472" calcext:value-type="float">
            <text:p>211472</text:p>
          </table:table-cell>
          <table:table-cell office:value-type="float" office:value="27.04" calcext:value-type="float">
            <text:p>27.04</text:p>
          </table:table-cell>
          <table:table-cell office:value-type="float" office:value="18.2" calcext:value-type="float">
            <text:p>18.2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285300" calcext:value-type="float">
            <text:p>285300</text:p>
          </table:table-cell>
          <table:table-cell office:value-type="float" office:value="46.6" calcext:value-type="float">
            <text:p>46.6</text:p>
          </table:table-cell>
          <table:table-cell office:value-type="float" office:value="37.76" calcext:value-type="float">
            <text:p>37.76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110304" calcext:value-type="float">
            <text:p>110304</text:p>
          </table:table-cell>
          <table:table-cell office:value-type="float" office:value="19.96" calcext:value-type="float">
            <text:p>19.96</text:p>
          </table:table-cell>
          <table:table-cell office:value-type="float" office:value="11.08" calcext:value-type="float">
            <text:p>11.08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float" office:value="271472" calcext:value-type="float">
            <text:p>271472</text:p>
          </table:table-cell>
          <table:table-cell office:value-type="float" office:value="26.16" calcext:value-type="float">
            <text:p>26.16</text:p>
          </table:table-cell>
          <table:table-cell office:value-type="float" office:value="17.28" calcext:value-type="float">
            <text:p>17.28</text:p>
          </table:table-cell>
          <table:table-cell office:value-type="float" office:value="-8.88" calcext:value-type="float">
            <text:p>-8.88</text:p>
          </table:table-cell>
        </table:table-row>
        <table:table-row table:style-name="ro1">
          <table:table-cell office:value-type="float" office:value="27436" calcext:value-type="float">
            <text:p>27436</text:p>
          </table:table-cell>
          <table:table-cell office:value-type="float" office:value="11.2" calcext:value-type="float">
            <text:p>11.2</text:p>
          </table:table-cell>
          <table:table-cell office:value-type="float" office:value="2.28" calcext:value-type="float">
            <text:p>2.28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52424" calcext:value-type="float">
            <text:p>52424</text:p>
          </table:table-cell>
          <table:table-cell office:value-type="float" office:value="46.72" calcext:value-type="float">
            <text:p>46.72</text:p>
          </table:table-cell>
          <table:table-cell office:value-type="float" office:value="37.8" calcext:value-type="float">
            <text:p>37.8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59624" calcext:value-type="float">
            <text:p>59624</text:p>
          </table:table-cell>
          <table:table-cell office:value-type="float" office:value="16.12" calcext:value-type="float">
            <text:p>16.12</text:p>
          </table:table-cell>
          <table:table-cell office:value-type="float" office:value="7.2" calcext:value-type="float">
            <text:p>7.2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296524" calcext:value-type="float">
            <text:p>296524</text:p>
          </table:table-cell>
          <table:table-cell office:value-type="float" office:value="8.92" calcext:value-type="float">
            <text:p>8.92</text:p>
          </table:table-cell>
          <table:table-cell office:value-type="float" office:value="0" calcext:value-type="float">
            <text:p>0</text:p>
          </table:table-cell>
          <table:table-cell office:value-type="float" office:value="-8.92" calcext:value-type="float">
            <text:p>-8.92</text:p>
          </table:table-cell>
        </table:table-row>
        <table:table-row table:style-name="ro1">
          <table:table-cell office:value-type="float" office:value="62596" calcext:value-type="float">
            <text:p>62596</text:p>
          </table:table-cell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161692" calcext:value-type="float">
            <text:p>161692</text:p>
          </table:table-cell>
          <table:table-cell office:value-type="float" office:value="17.12" calcext:value-type="float">
            <text:p>17.12</text:p>
          </table:table-cell>
          <table:table-cell office:value-type="float" office:value="8.16" calcext:value-type="float">
            <text:p>8.16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163196" calcext:value-type="float">
            <text:p>163196</text:p>
          </table:table-cell>
          <table:table-cell office:value-type="float" office:value="13.36" calcext:value-type="float">
            <text:p>13.36</text:p>
          </table:table-cell>
          <table:table-cell office:value-type="float" office:value="4.4" calcext:value-type="float">
            <text:p>4.4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291704" calcext:value-type="float">
            <text:p>291704</text:p>
          </table:table-cell>
          <table:table-cell office:value-type="float" office:value="15.08" calcext:value-type="float">
            <text:p>15.08</text:p>
          </table:table-cell>
          <table:table-cell office:value-type="float" office:value="6.12" calcext:value-type="float">
            <text:p>6.12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298696" calcext:value-type="float">
            <text:p>298696</text:p>
          </table:table-cell>
          <table:table-cell office:value-type="float" office:value="49.8" calcext:value-type="float">
            <text:p>49.8</text:p>
          </table:table-cell>
          <table:table-cell office:value-type="float" office:value="40.84" calcext:value-type="float">
            <text:p>40.84</text:p>
          </table:table-cell>
          <table:table-cell office:value-type="float" office:value="-8.96" calcext:value-type="float">
            <text:p>-8.96</text:p>
          </table:table-cell>
        </table:table-row>
        <table:table-row table:style-name="ro1">
          <table:table-cell office:value-type="float" office:value="103356" calcext:value-type="float">
            <text:p>103356</text:p>
          </table:table-cell>
          <table:table-cell office:value-type="float" office:value="13.08" calcext:value-type="float">
            <text:p>13.08</text:p>
          </table:table-cell>
          <table:table-cell office:value-type="float" office:value="4.08" calcext:value-type="float">
            <text:p>4.0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53532" calcext:value-type="float">
            <text:p>253532</text:p>
          </table:table-cell>
          <table:table-cell office:value-type="float" office:value="24.52" calcext:value-type="float">
            <text:p>24.52</text:p>
          </table:table-cell>
          <table:table-cell office:value-type="float" office:value="15.52" calcext:value-type="float">
            <text:p>15.5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90364" calcext:value-type="float">
            <text:p>290364</text:p>
          </table:table-cell>
          <table:table-cell office:value-type="float" office:value="10.48" calcext:value-type="float">
            <text:p>10.48</text:p>
          </table:table-cell>
          <table:table-cell office:value-type="float" office:value="1.48" calcext:value-type="float">
            <text:p>1.4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float" office:value="16.2" calcext:value-type="float">
            <text:p>16.2</text:p>
          </table:table-cell>
          <table:table-cell office:value-type="float" office:value="7.16" calcext:value-type="float">
            <text:p>7.16</text:p>
          </table:table-cell>
          <table:table-cell office:value-type="float" office:value="-9.04" calcext:value-type="float">
            <text:p>-9.04</text:p>
          </table:table-cell>
        </table:table-row>
        <table:table-row table:style-name="ro1">
          <table:table-cell office:value-type="float" office:value="163984" calcext:value-type="float">
            <text:p>163984</text:p>
          </table:table-cell>
          <table:table-cell office:value-type="float" office:value="31.4" calcext:value-type="float">
            <text:p>31.4</text:p>
          </table:table-cell>
          <table:table-cell office:value-type="float" office:value="22.36" calcext:value-type="float">
            <text:p>22.36</text:p>
          </table:table-cell>
          <table:table-cell office:value-type="float" office:value="-9.04" calcext:value-type="float">
            <text:p>-9.04</text:p>
          </table:table-cell>
        </table:table-row>
        <table:table-row table:style-name="ro1">
          <table:table-cell office:value-type="float" office:value="211600" calcext:value-type="float">
            <text:p>211600</text:p>
          </table:table-cell>
          <table:table-cell office:value-type="float" office:value="15.8" calcext:value-type="float">
            <text:p>15.8</text:p>
          </table:table-cell>
          <table:table-cell office:value-type="float" office:value="6.76" calcext:value-type="float">
            <text:p>6.76</text:p>
          </table:table-cell>
          <table:table-cell office:value-type="float" office:value="-9.04" calcext:value-type="float">
            <text:p>-9.04</text:p>
          </table:table-cell>
        </table:table-row>
        <table:table-row table:style-name="ro1">
          <table:table-cell office:value-type="float" office:value="282288" calcext:value-type="float">
            <text:p>282288</text:p>
          </table:table-cell>
          <table:table-cell office:value-type="float" office:value="13.12" calcext:value-type="float">
            <text:p>13.12</text:p>
          </table:table-cell>
          <table:table-cell office:value-type="float" office:value="4.04" calcext:value-type="float">
            <text:p>4.04</text:p>
          </table:table-cell>
          <table:table-cell office:value-type="float" office:value="-9.08" calcext:value-type="float">
            <text:p>-9.08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17.16" calcext:value-type="float">
            <text:p>17.16</text:p>
          </table:table-cell>
          <table:table-cell office:value-type="float" office:value="8.04" calcext:value-type="float">
            <text:p>8.04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65196" calcext:value-type="float">
            <text:p>65196</text:p>
          </table:table-cell>
          <table:table-cell office:value-type="float" office:value="16.08" calcext:value-type="float">
            <text:p>16.08</text:p>
          </table:table-cell>
          <table:table-cell office:value-type="float" office:value="6.96" calcext:value-type="float">
            <text:p>6.96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228736" calcext:value-type="float">
            <text:p>228736</text:p>
          </table:table-cell>
          <table:table-cell office:value-type="float" office:value="26.16" calcext:value-type="float">
            <text:p>26.16</text:p>
          </table:table-cell>
          <table:table-cell office:value-type="float" office:value="17.04" calcext:value-type="float">
            <text:p>17.04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280228" calcext:value-type="float">
            <text:p>280228</text:p>
          </table:table-cell>
          <table:table-cell office:value-type="float" office:value="14.08" calcext:value-type="float">
            <text:p>14.08</text:p>
          </table:table-cell>
          <table:table-cell office:value-type="float" office:value="4.96" calcext:value-type="float">
            <text:p>4.96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float" office:value="173152" calcext:value-type="float">
            <text:p>173152</text:p>
          </table:table-cell>
          <table:table-cell office:value-type="float" office:value="58.32" calcext:value-type="float">
            <text:p>58.32</text:p>
          </table:table-cell>
          <table:table-cell office:value-type="float" office:value="49.16" calcext:value-type="float">
            <text:p>49.16</text:p>
          </table:table-cell>
          <table:table-cell office:value-type="float" office:value="-9.16" calcext:value-type="float">
            <text:p>-9.16</text:p>
          </table:table-cell>
        </table:table-row>
        <table:table-row table:style-name="ro1">
          <table:table-cell office:value-type="float" office:value="109148" calcext:value-type="float">
            <text:p>109148</text:p>
          </table:table-cell>
          <table:table-cell office:value-type="float" office:value="14.04" calcext:value-type="float">
            <text:p>14.04</text:p>
          </table:table-cell>
          <table:table-cell office:value-type="float" office:value="4.84" calcext:value-type="float">
            <text:p>4.84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128732" calcext:value-type="float">
            <text:p>128732</text:p>
          </table:table-cell>
          <table:table-cell office:value-type="float" office:value="60.16" calcext:value-type="float">
            <text:p>60.16</text:p>
          </table:table-cell>
          <table:table-cell office:value-type="float" office:value="50.96" calcext:value-type="float">
            <text:p>50.96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145352" calcext:value-type="float">
            <text:p>145352</text:p>
          </table:table-cell>
          <table:table-cell office:value-type="float" office:value="19.04" calcext:value-type="float">
            <text:p>19.04</text:p>
          </table:table-cell>
          <table:table-cell office:value-type="float" office:value="9.84" calcext:value-type="float">
            <text:p>9.84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147152" calcext:value-type="float">
            <text:p>147152</text:p>
          </table:table-cell>
          <table:table-cell office:value-type="float" office:value="12.2" calcext:value-type="float">
            <text:p>12.2</text:p>
          </table:table-cell>
          <table:table-cell office:value-type="float" office:value="3" calcext:value-type="float">
            <text:p>3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241164" calcext:value-type="float">
            <text:p>241164</text:p>
          </table:table-cell>
          <table:table-cell office:value-type="float" office:value="18.32" calcext:value-type="float">
            <text:p>18.32</text:p>
          </table:table-cell>
          <table:table-cell office:value-type="float" office:value="9.12" calcext:value-type="float">
            <text:p>9.12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261832" calcext:value-type="float">
            <text:p>261832</text:p>
          </table:table-cell>
          <table:table-cell office:value-type="float" office:value="16.88" calcext:value-type="float">
            <text:p>16.88</text:p>
          </table:table-cell>
          <table:table-cell office:value-type="float" office:value="7.68" calcext:value-type="float">
            <text:p>7.68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297840" calcext:value-type="float">
            <text:p>297840</text:p>
          </table:table-cell>
          <table:table-cell office:value-type="float" office:value="21.24" calcext:value-type="float">
            <text:p>21.24</text:p>
          </table:table-cell>
          <table:table-cell office:value-type="float" office:value="12.04" calcext:value-type="float">
            <text:p>12.04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81072" calcext:value-type="float">
            <text:p>81072</text:p>
          </table:table-cell>
          <table:table-cell office:value-type="float" office:value="27.6" calcext:value-type="float">
            <text:p>27.6</text:p>
          </table:table-cell>
          <table:table-cell office:value-type="float" office:value="18.36" calcext:value-type="float">
            <text:p>18.36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91264" calcext:value-type="float">
            <text:p>91264</text:p>
          </table:table-cell>
          <table:table-cell office:value-type="float" office:value="12.92" calcext:value-type="float">
            <text:p>12.92</text:p>
          </table:table-cell>
          <table:table-cell office:value-type="float" office:value="3.68" calcext:value-type="float">
            <text:p>3.68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197172" calcext:value-type="float">
            <text:p>197172</text:p>
          </table:table-cell>
          <table:table-cell office:value-type="float" office:value="9.24" calcext:value-type="float">
            <text:p>9.24</text:p>
          </table:table-cell>
          <table:table-cell office:value-type="float" office:value="0" calcext:value-type="float">
            <text:p>0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222744" calcext:value-type="float">
            <text:p>222744</text:p>
          </table:table-cell>
          <table:table-cell office:value-type="float" office:value="17.72" calcext:value-type="float">
            <text:p>17.72</text:p>
          </table:table-cell>
          <table:table-cell office:value-type="float" office:value="8.48" calcext:value-type="float">
            <text:p>8.48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246440" calcext:value-type="float">
            <text:p>246440</text:p>
          </table:table-cell>
          <table:table-cell office:value-type="float" office:value="11.08" calcext:value-type="float">
            <text:p>11.08</text:p>
          </table:table-cell>
          <table:table-cell office:value-type="float" office:value="1.84" calcext:value-type="float">
            <text:p>1.84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275836" calcext:value-type="float">
            <text:p>275836</text:p>
          </table:table-cell>
          <table:table-cell office:value-type="float" office:value="25.84" calcext:value-type="float">
            <text:p>25.84</text:p>
          </table:table-cell>
          <table:table-cell office:value-type="float" office:value="16.6" calcext:value-type="float">
            <text:p>16.6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52624" calcext:value-type="float">
            <text:p>52624</text:p>
          </table:table-cell>
          <table:table-cell office:value-type="float" office:value="14.64" calcext:value-type="float">
            <text:p>14.64</text:p>
          </table:table-cell>
          <table:table-cell office:value-type="float" office:value="5.36" calcext:value-type="float">
            <text:p>5.36</text:p>
          </table:table-cell>
          <table:table-cell office:value-type="float" office:value="-9.28" calcext:value-type="float">
            <text:p>-9.28</text:p>
          </table:table-cell>
        </table:table-row>
        <table:table-row table:style-name="ro1">
          <table:table-cell office:value-type="float" office:value="58352" calcext:value-type="float">
            <text:p>58352</text:p>
          </table:table-cell>
          <table:table-cell office:value-type="float" office:value="11.6" calcext:value-type="float">
            <text:p>11.6</text:p>
          </table:table-cell>
          <table:table-cell office:value-type="float" office:value="2.24" calcext:value-type="float">
            <text:p>2.24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65552" calcext:value-type="float">
            <text:p>65552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195444" calcext:value-type="float">
            <text:p>195444</text:p>
          </table:table-cell>
          <table:table-cell office:value-type="float" office:value="13.64" calcext:value-type="float">
            <text:p>13.64</text:p>
          </table:table-cell>
          <table:table-cell office:value-type="float" office:value="4.28" calcext:value-type="float">
            <text:p>4.28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214460" calcext:value-type="float">
            <text:p>214460</text:p>
          </table:table-cell>
          <table:table-cell office:value-type="float" office:value="15.84" calcext:value-type="float">
            <text:p>15.84</text:p>
          </table:table-cell>
          <table:table-cell office:value-type="float" office:value="6.48" calcext:value-type="float">
            <text:p>6.48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270784" calcext:value-type="float">
            <text:p>270784</text:p>
          </table:table-cell>
          <table:table-cell office:value-type="float" office:value="31" calcext:value-type="float">
            <text:p>31</text:p>
          </table:table-cell>
          <table:table-cell office:value-type="float" office:value="21.64" calcext:value-type="float">
            <text:p>21.64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282052" calcext:value-type="float">
            <text:p>282052</text:p>
          </table:table-cell>
          <table:table-cell office:value-type="float" office:value="28.68" calcext:value-type="float">
            <text:p>28.68</text:p>
          </table:table-cell>
          <table:table-cell office:value-type="float" office:value="19.32" calcext:value-type="float">
            <text:p>19.32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68616" calcext:value-type="float">
            <text:p>68616</text:p>
          </table:table-cell>
          <table:table-cell office:value-type="float" office:value="29.24" calcext:value-type="float">
            <text:p>29.24</text:p>
          </table:table-cell>
          <table:table-cell office:value-type="float" office:value="19.84" calcext:value-type="float">
            <text:p>19.84</text:p>
          </table:table-cell>
          <table:table-cell office:value-type="float" office:value="-9.4" calcext:value-type="float">
            <text:p>-9.4</text:p>
          </table:table-cell>
        </table:table-row>
        <table:table-row table:style-name="ro1">
          <table:table-cell office:value-type="float" office:value="102744" calcext:value-type="float">
            <text:p>102744</text:p>
          </table:table-cell>
          <table:table-cell office:value-type="float" office:value="10.96" calcext:value-type="float">
            <text:p>10.96</text:p>
          </table:table-cell>
          <table:table-cell office:value-type="float" office:value="1.56" calcext:value-type="float">
            <text:p>1.56</text:p>
          </table:table-cell>
          <table:table-cell office:value-type="float" office:value="-9.4" calcext:value-type="float">
            <text:p>-9.4</text:p>
          </table:table-cell>
        </table:table-row>
        <table:table-row table:style-name="ro1">
          <table:table-cell office:value-type="float" office:value="163768" calcext:value-type="float">
            <text:p>163768</text:p>
          </table:table-cell>
          <table:table-cell office:value-type="float" office:value="23.12" calcext:value-type="float">
            <text:p>23.12</text:p>
          </table:table-cell>
          <table:table-cell office:value-type="float" office:value="13.68" calcext:value-type="float">
            <text:p>13.68</text:p>
          </table:table-cell>
          <table:table-cell office:value-type="float" office:value="-9.44" calcext:value-type="float">
            <text:p>-9.44</text:p>
          </table:table-cell>
        </table:table-row>
        <table:table-row table:style-name="ro1">
          <table:table-cell office:value-type="float" office:value="250072" calcext:value-type="float">
            <text:p>250072</text:p>
          </table:table-cell>
          <table:table-cell office:value-type="float" office:value="21.44" calcext:value-type="float">
            <text:p>21.44</text:p>
          </table:table-cell>
          <table:table-cell office:value-type="float" office:value="12" calcext:value-type="float">
            <text:p>12</text:p>
          </table:table-cell>
          <table:table-cell office:value-type="float" office:value="-9.44" calcext:value-type="float">
            <text:p>-9.44</text:p>
          </table:table-cell>
        </table:table-row>
        <table:table-row table:style-name="ro1">
          <table:table-cell office:value-type="float" office:value="62428" calcext:value-type="float">
            <text:p>62428</text:p>
          </table:table-cell>
          <table:table-cell office:value-type="float" office:value="91.4" calcext:value-type="float">
            <text:p>91.4</text:p>
          </table:table-cell>
          <table:table-cell office:value-type="float" office:value="81.88" calcext:value-type="float">
            <text:p>81.88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137832" calcext:value-type="float">
            <text:p>137832</text:p>
          </table:table-cell>
          <table:table-cell office:value-type="float" office:value="23.36" calcext:value-type="float">
            <text:p>23.36</text:p>
          </table:table-cell>
          <table:table-cell office:value-type="float" office:value="13.84" calcext:value-type="float">
            <text:p>13.84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212820" calcext:value-type="float">
            <text:p>212820</text:p>
          </table:table-cell>
          <table:table-cell office:value-type="float" office:value="20.04" calcext:value-type="float">
            <text:p>20.04</text:p>
          </table:table-cell>
          <table:table-cell office:value-type="float" office:value="10.52" calcext:value-type="float">
            <text:p>10.52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266652" calcext:value-type="float">
            <text:p>266652</text:p>
          </table:table-cell>
          <table:table-cell office:value-type="float" office:value="11.08" calcext:value-type="float">
            <text:p>11.08</text:p>
          </table:table-cell>
          <table:table-cell office:value-type="float" office:value="1.56" calcext:value-type="float">
            <text:p>1.56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117268" calcext:value-type="float">
            <text:p>117268</text:p>
          </table:table-cell>
          <table:table-cell office:value-type="float" office:value="26.72" calcext:value-type="float">
            <text:p>26.72</text:p>
          </table:table-cell>
          <table:table-cell office:value-type="float" office:value="17.16" calcext:value-type="float">
            <text:p>17.16</text:p>
          </table:table-cell>
          <table:table-cell office:value-type="float" office:value="-9.56" calcext:value-type="float">
            <text:p>-9.56</text:p>
          </table:table-cell>
        </table:table-row>
        <table:table-row table:style-name="ro1">
          <table:table-cell office:value-type="float" office:value="159424" calcext:value-type="float">
            <text:p>159424</text:p>
          </table:table-cell>
          <table:table-cell office:value-type="float" office:value="21.4" calcext:value-type="float">
            <text:p>21.4</text:p>
          </table:table-cell>
          <table:table-cell office:value-type="float" office:value="11.84" calcext:value-type="float">
            <text:p>11.84</text:p>
          </table:table-cell>
          <table:table-cell office:value-type="float" office:value="-9.56" calcext:value-type="float">
            <text:p>-9.56</text:p>
          </table:table-cell>
        </table:table-row>
        <table:table-row table:style-name="ro1">
          <table:table-cell office:value-type="float" office:value="180052" calcext:value-type="float">
            <text:p>180052</text:p>
          </table:table-cell>
          <table:table-cell office:value-type="float" office:value="11.36" calcext:value-type="float">
            <text:p>11.36</text:p>
          </table:table-cell>
          <table:table-cell office:value-type="float" office:value="1.76" calcext:value-type="float">
            <text:p>1.76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float" office:value="271692" calcext:value-type="float">
            <text:p>271692</text:p>
          </table:table-cell>
          <table:table-cell office:value-type="float" office:value="27.92" calcext:value-type="float">
            <text:p>27.92</text:p>
          </table:table-cell>
          <table:table-cell office:value-type="float" office:value="18.32" calcext:value-type="float">
            <text:p>18.32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float" office:value="296124" calcext:value-type="float">
            <text:p>296124</text:p>
          </table:table-cell>
          <table:table-cell office:value-type="float" office:value="30.64" calcext:value-type="float">
            <text:p>30.64</text:p>
          </table:table-cell>
          <table:table-cell office:value-type="float" office:value="21.04" calcext:value-type="float">
            <text:p>21.04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float" office:value="224512" calcext:value-type="float">
            <text:p>224512</text:p>
          </table:table-cell>
          <table:table-cell office:value-type="float" office:value="16.44" calcext:value-type="float">
            <text:p>16.44</text:p>
          </table:table-cell>
          <table:table-cell office:value-type="float" office:value="6.8" calcext:value-type="float">
            <text:p>6.8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28212" calcext:value-type="float">
            <text:p>28212</text:p>
          </table:table-cell>
          <table:table-cell office:value-type="float" office:value="20.44" calcext:value-type="float">
            <text:p>20.44</text:p>
          </table:table-cell>
          <table:table-cell office:value-type="float" office:value="10.76" calcext:value-type="float">
            <text:p>10.76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01088" calcext:value-type="float">
            <text:p>101088</text:p>
          </table:table-cell>
          <table:table-cell office:value-type="float" office:value="11.2" calcext:value-type="float">
            <text:p>11.2</text:p>
          </table:table-cell>
          <table:table-cell office:value-type="float" office:value="1.52" calcext:value-type="float">
            <text:p>1.52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17284" calcext:value-type="float">
            <text:p>117284</text:p>
          </table:table-cell>
          <table:table-cell office:value-type="float" office:value="9.92" calcext:value-type="float">
            <text:p>9.92</text:p>
          </table:table-cell>
          <table:table-cell office:value-type="float" office:value="0.24" calcext:value-type="float">
            <text:p>0.24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164068" calcext:value-type="float">
            <text:p>164068</text:p>
          </table:table-cell>
          <table:table-cell office:value-type="float" office:value="9.88" calcext:value-type="float">
            <text:p>9.88</text:p>
          </table:table-cell>
          <table:table-cell office:value-type="float" office:value="0.2" calcext:value-type="float">
            <text:p>0.2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210644" calcext:value-type="float">
            <text:p>210644</text:p>
          </table:table-cell>
          <table:table-cell office:value-type="float" office:value="20.04" calcext:value-type="float">
            <text:p>20.04</text:p>
          </table:table-cell>
          <table:table-cell office:value-type="float" office:value="10.36" calcext:value-type="float">
            <text:p>10.36</text:p>
          </table:table-cell>
          <table:table-cell office:value-type="float" office:value="-9.68" calcext:value-type="float">
            <text:p>-9.68</text:p>
          </table:table-cell>
        </table:table-row>
        <table:table-row table:style-name="ro1">
          <table:table-cell office:value-type="float" office:value="76996" calcext:value-type="float">
            <text:p>76996</text:p>
          </table:table-cell>
          <table:table-cell office:value-type="float" office:value="38.6" calcext:value-type="float">
            <text:p>38.6</text:p>
          </table:table-cell>
          <table:table-cell office:value-type="float" office:value="28.88" calcext:value-type="float">
            <text:p>28.88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99152" calcext:value-type="float">
            <text:p>99152</text:p>
          </table:table-cell>
          <table:table-cell office:value-type="float" office:value="19.12" calcext:value-type="float">
            <text:p>19.12</text:p>
          </table:table-cell>
          <table:table-cell office:value-type="float" office:value="9.4" calcext:value-type="float">
            <text:p>9.4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105932" calcext:value-type="float">
            <text:p>105932</text:p>
          </table:table-cell>
          <table:table-cell office:value-type="float" office:value="39.6" calcext:value-type="float">
            <text:p>39.6</text:p>
          </table:table-cell>
          <table:table-cell office:value-type="float" office:value="29.8" calcext:value-type="float">
            <text:p>29.8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161700" calcext:value-type="float">
            <text:p>161700</text:p>
          </table:table-cell>
          <table:table-cell office:value-type="float" office:value="56.16" calcext:value-type="float">
            <text:p>56.16</text:p>
          </table:table-cell>
          <table:table-cell office:value-type="float" office:value="46.36" calcext:value-type="float">
            <text:p>46.36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186292" calcext:value-type="float">
            <text:p>186292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241732" calcext:value-type="float">
            <text:p>241732</text:p>
          </table:table-cell>
          <table:table-cell office:value-type="float" office:value="10.6" calcext:value-type="float">
            <text:p>10.6</text:p>
          </table:table-cell>
          <table:table-cell office:value-type="float" office:value="0.76" calcext:value-type="float">
            <text:p>0.76</text:p>
          </table:table-cell>
          <table:table-cell office:value-type="float" office:value="-9.84" calcext:value-type="float">
            <text:p>-9.84</text:p>
          </table:table-cell>
        </table:table-row>
        <table:table-row table:style-name="ro1">
          <table:table-cell office:value-type="float" office:value="276796" calcext:value-type="float">
            <text:p>276796</text:p>
          </table:table-cell>
          <table:table-cell office:value-type="float" office:value="16.24" calcext:value-type="float">
            <text:p>16.24</text:p>
          </table:table-cell>
          <table:table-cell office:value-type="float" office:value="6.4" calcext:value-type="float">
            <text:p>6.4</text:p>
          </table:table-cell>
          <table:table-cell office:value-type="float" office:value="-9.84" calcext:value-type="float">
            <text:p>-9.84</text:p>
          </table:table-cell>
        </table:table-row>
        <table:table-row table:style-name="ro1">
          <table:table-cell office:value-type="float" office:value="165528" calcext:value-type="float">
            <text:p>165528</text:p>
          </table:table-cell>
          <table:table-cell office:value-type="float" office:value="32.64" calcext:value-type="float">
            <text:p>32.64</text:p>
          </table:table-cell>
          <table:table-cell office:value-type="float" office:value="22.76" calcext:value-type="float">
            <text:p>22.76</text:p>
          </table:table-cell>
          <table:table-cell office:value-type="float" office:value="-9.88" calcext:value-type="float">
            <text:p>-9.88</text:p>
          </table:table-cell>
        </table:table-row>
        <table:table-row table:style-name="ro1">
          <table:table-cell office:value-type="float" office:value="213264" calcext:value-type="float">
            <text:p>213264</text:p>
          </table:table-cell>
          <table:table-cell office:value-type="float" office:value="84.76" calcext:value-type="float">
            <text:p>84.76</text:p>
          </table:table-cell>
          <table:table-cell office:value-type="float" office:value="74.88" calcext:value-type="float">
            <text:p>74.88</text:p>
          </table:table-cell>
          <table:table-cell office:value-type="float" office:value="-9.88" calcext:value-type="float">
            <text:p>-9.88</text:p>
          </table:table-cell>
        </table:table-row>
        <table:table-row table:style-name="ro1">
          <table:table-cell office:value-type="float" office:value="186156" calcext:value-type="float">
            <text:p>186156</text:p>
          </table:table-cell>
          <table:table-cell office:value-type="float" office:value="13.6" calcext:value-type="float">
            <text:p>13.6</text:p>
          </table:table-cell>
          <table:table-cell office:value-type="float" office:value="3.68" calcext:value-type="float">
            <text:p>3.68</text:p>
          </table:table-cell>
          <table:table-cell office:value-type="float" office:value="-9.92" calcext:value-type="float">
            <text:p>-9.92</text:p>
          </table:table-cell>
        </table:table-row>
        <table:table-row table:style-name="ro1">
          <table:table-cell office:value-type="float" office:value="168872" calcext:value-type="float">
            <text:p>168872</text:p>
          </table:table-cell>
          <table:table-cell office:value-type="float" office:value="21.64" calcext:value-type="float">
            <text:p>2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41128" calcext:value-type="float">
            <text:p>241128</text:p>
          </table:table-cell>
          <table:table-cell office:value-type="float" office:value="19.28" calcext:value-type="float">
            <text:p>19.28</text:p>
          </table:table-cell>
          <table:table-cell office:value-type="float" office:value="9.28" calcext:value-type="float">
            <text:p>9.2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47568" calcext:value-type="float">
            <text:p>247568</text:p>
          </table:table-cell>
          <table:table-cell office:value-type="float" office:value="25.92" calcext:value-type="float">
            <text:p>25.92</text:p>
          </table:table-cell>
          <table:table-cell office:value-type="float" office:value="15.92" calcext:value-type="float">
            <text:p>15.9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72328" calcext:value-type="float">
            <text:p>272328</text:p>
          </table:table-cell>
          <table:table-cell office:value-type="float" office:value="40.88" calcext:value-type="float">
            <text:p>40.88</text:p>
          </table:table-cell>
          <table:table-cell office:value-type="float" office:value="30.88" calcext:value-type="float">
            <text:p>30.8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63504" calcext:value-type="float">
            <text:p>263504</text:p>
          </table:table-cell>
          <table:table-cell office:value-type="float" office:value="19.96" calcext:value-type="float">
            <text:p>19.96</text:p>
          </table:table-cell>
          <table:table-cell office:value-type="float" office:value="9.92" calcext:value-type="float">
            <text:p>9.92</text:p>
          </table:table-cell>
          <table:table-cell office:value-type="float" office:value="-10.04" calcext:value-type="float">
            <text:p>-10.04</text:p>
          </table:table-cell>
        </table:table-row>
        <table:table-row table:style-name="ro1">
          <table:table-cell office:value-type="float" office:value="290184" calcext:value-type="float">
            <text:p>290184</text:p>
          </table:table-cell>
          <table:table-cell office:value-type="float" office:value="16.44" calcext:value-type="float">
            <text:p>16.44</text:p>
          </table:table-cell>
          <table:table-cell office:value-type="float" office:value="6.36" calcext:value-type="float">
            <text:p>6.36</text:p>
          </table:table-cell>
          <table:table-cell office:value-type="float" office:value="-10.08" calcext:value-type="float">
            <text:p>-10.08</text:p>
          </table:table-cell>
        </table:table-row>
        <table:table-row table:style-name="ro1">
          <table:table-cell office:value-type="float" office:value="120928" calcext:value-type="float">
            <text:p>120928</text:p>
          </table:table-cell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</table:table-row>
        <table:table-row table:style-name="ro1">
          <table:table-cell office:value-type="float" office:value="96060" calcext:value-type="float">
            <text:p>96060</text:p>
          </table:table-cell>
          <table:table-cell office:value-type="float" office:value="56.8" calcext:value-type="float">
            <text:p>56.8</text:p>
          </table:table-cell>
          <table:table-cell office:value-type="float" office:value="46.64" calcext:value-type="float">
            <text:p>46.64</text:p>
          </table:table-cell>
          <table:table-cell office:value-type="float" office:value="-10.16" calcext:value-type="float">
            <text:p>-10.16</text:p>
          </table:table-cell>
        </table:table-row>
        <table:table-row table:style-name="ro1">
          <table:table-cell office:value-type="float" office:value="199676" calcext:value-type="float">
            <text:p>199676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float" office:value="247244" calcext:value-type="float">
            <text:p>247244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float" office:value="271076" calcext:value-type="float">
            <text:p>271076</text:p>
          </table:table-cell>
          <table:table-cell office:value-type="float" office:value="11.52" calcext:value-type="float">
            <text:p>11.52</text:p>
          </table:table-cell>
          <table:table-cell office:value-type="float" office:value="1.32" calcext:value-type="float">
            <text:p>1.32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float" office:value="126800" calcext:value-type="float">
            <text:p>126800</text:p>
          </table:table-cell>
          <table:table-cell office:value-type="float" office:value="23.24" calcext:value-type="float">
            <text:p>23.24</text:p>
          </table:table-cell>
          <table:table-cell office:value-type="float" office:value="13" calcext:value-type="float">
            <text:p>13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127384" calcext:value-type="float">
            <text:p>127384</text:p>
          </table:table-cell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176484" calcext:value-type="float">
            <text:p>176484</text:p>
          </table:table-cell>
          <table:table-cell office:value-type="float" office:value="12.36" calcext:value-type="float">
            <text:p>12.36</text:p>
          </table:table-cell>
          <table:table-cell office:value-type="float" office:value="2.12" calcext:value-type="float">
            <text:p>2.12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277352" calcext:value-type="float">
            <text:p>277352</text:p>
          </table:table-cell>
          <table:table-cell office:value-type="float" office:value="17.88" calcext:value-type="float">
            <text:p>17.88</text:p>
          </table:table-cell>
          <table:table-cell office:value-type="float" office:value="7.64" calcext:value-type="float">
            <text:p>7.64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173352" calcext:value-type="float">
            <text:p>173352</text:p>
          </table:table-cell>
          <table:table-cell office:value-type="float" office:value="41.36" calcext:value-type="float">
            <text:p>41.36</text:p>
          </table:table-cell>
          <table:table-cell office:value-type="float" office:value="31.08" calcext:value-type="float">
            <text:p>31.08</text:p>
          </table:table-cell>
          <table:table-cell office:value-type="float" office:value="-10.28" calcext:value-type="float">
            <text:p>-10.28</text:p>
          </table:table-cell>
        </table:table-row>
        <table:table-row table:style-name="ro1">
          <table:table-cell office:value-type="float" office:value="95980" calcext:value-type="float">
            <text:p>95980</text:p>
          </table:table-cell>
          <table:table-cell office:value-type="float" office:value="14" calcext:value-type="float">
            <text:p>14</text:p>
          </table:table-cell>
          <table:table-cell office:value-type="float" office:value="3.68" calcext:value-type="float">
            <text:p>3.68</text:p>
          </table:table-cell>
          <table:table-cell office:value-type="float" office:value="-10.32" calcext:value-type="float">
            <text:p>-10.32</text:p>
          </table:table-cell>
        </table:table-row>
        <table:table-row table:style-name="ro1">
          <table:table-cell office:value-type="float" office:value="104356" calcext:value-type="float">
            <text:p>104356</text:p>
          </table:table-cell>
          <table:table-cell office:value-type="float" office:value="43.72" calcext:value-type="float">
            <text:p>43.72</text:p>
          </table:table-cell>
          <table:table-cell office:value-type="float" office:value="33.32" calcext:value-type="float">
            <text:p>33.32</text:p>
          </table:table-cell>
          <table:table-cell office:value-type="float" office:value="-10.4" calcext:value-type="float">
            <text:p>-10.4</text:p>
          </table:table-cell>
        </table:table-row>
        <table:table-row table:style-name="ro1">
          <table:table-cell office:value-type="float" office:value="106248" calcext:value-type="float">
            <text:p>106248</text:p>
          </table:table-cell>
          <table:table-cell office:value-type="float" office:value="32.4" calcext:value-type="float">
            <text:p>32.4</text:p>
          </table:table-cell>
          <table:table-cell office:value-type="float" office:value="22" calcext:value-type="float">
            <text:p>22</text:p>
          </table:table-cell>
          <table:table-cell office:value-type="float" office:value="-10.4" calcext:value-type="float">
            <text:p>-10.4</text:p>
          </table:table-cell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33.76" calcext:value-type="float">
            <text:p>33.76</text:p>
          </table:table-cell>
          <table:table-cell office:value-type="float" office:value="23.36" calcext:value-type="float">
            <text:p>23.36</text:p>
          </table:table-cell>
          <table:table-cell office:value-type="float" office:value="-10.4" calcext:value-type="float">
            <text:p>-10.4</text:p>
          </table:table-cell>
        </table:table-row>
        <table:table-row table:style-name="ro1">
          <table:table-cell office:value-type="float" office:value="127656" calcext:value-type="float">
            <text:p>127656</text:p>
          </table:table-cell>
          <table:table-cell office:value-type="float" office:value="19.08" calcext:value-type="float">
            <text:p>19.08</text:p>
          </table:table-cell>
          <table:table-cell office:value-type="float" office:value="8.64" calcext:value-type="float">
            <text:p>8.64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129240" calcext:value-type="float">
            <text:p>129240</text:p>
          </table:table-cell>
          <table:table-cell office:value-type="float" office:value="21.36" calcext:value-type="float">
            <text:p>21.36</text:p>
          </table:table-cell>
          <table:table-cell office:value-type="float" office:value="10.92" calcext:value-type="float">
            <text:p>10.92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160732" calcext:value-type="float">
            <text:p>160732</text:p>
          </table:table-cell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199104" calcext:value-type="float">
            <text:p>199104</text:p>
          </table:table-cell>
          <table:table-cell office:value-type="float" office:value="24.04" calcext:value-type="float">
            <text:p>24.04</text:p>
          </table:table-cell>
          <table:table-cell office:value-type="float" office:value="13.6" calcext:value-type="float">
            <text:p>13.6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254496" calcext:value-type="float">
            <text:p>254496</text:p>
          </table:table-cell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float" office:value="64968" calcext:value-type="float">
            <text:p>64968</text:p>
          </table:table-cell>
          <table:table-cell office:value-type="float" office:value="23.44" calcext:value-type="float">
            <text:p>23.44</text:p>
          </table:table-cell>
          <table:table-cell office:value-type="float" office:value="12.96" calcext:value-type="float">
            <text:p>12.96</text:p>
          </table:table-cell>
          <table:table-cell office:value-type="float" office:value="-10.48" calcext:value-type="float">
            <text:p>-10.48</text:p>
          </table:table-cell>
        </table:table-row>
        <table:table-row table:style-name="ro1">
          <table:table-cell office:value-type="float" office:value="75472" calcext:value-type="float">
            <text:p>75472</text:p>
          </table:table-cell>
          <table:table-cell office:value-type="float" office:value="70.92" calcext:value-type="float">
            <text:p>70.92</text:p>
          </table:table-cell>
          <table:table-cell office:value-type="float" office:value="60.4" calcext:value-type="float">
            <text:p>60.4</text:p>
          </table:table-cell>
          <table:table-cell office:value-type="float" office:value="-10.52" calcext:value-type="float">
            <text:p>-10.52</text:p>
          </table:table-cell>
        </table:table-row>
        <table:table-row table:style-name="ro1">
          <table:table-cell office:value-type="float" office:value="92144" calcext:value-type="float">
            <text:p>92144</text:p>
          </table:table-cell>
          <table:table-cell office:value-type="float" office:value="26.48" calcext:value-type="float">
            <text:p>26.48</text:p>
          </table:table-cell>
          <table:table-cell office:value-type="float" office:value="15.96" calcext:value-type="float">
            <text:p>15.96</text:p>
          </table:table-cell>
          <table:table-cell office:value-type="float" office:value="-10.52" calcext:value-type="float">
            <text:p>-10.52</text:p>
          </table:table-cell>
        </table:table-row>
        <table:table-row table:style-name="ro1">
          <table:table-cell office:value-type="float" office:value="106412" calcext:value-type="float">
            <text:p>106412</text:p>
          </table:table-cell>
          <table:table-cell office:value-type="float" office:value="14.96" calcext:value-type="float">
            <text:p>14.96</text:p>
          </table:table-cell>
          <table:table-cell office:value-type="float" office:value="4.4" calcext:value-type="float">
            <text:p>4.4</text:p>
          </table:table-cell>
          <table:table-cell office:value-type="float" office:value="-10.56" calcext:value-type="float">
            <text:p>-10.56</text:p>
          </table:table-cell>
        </table:table-row>
        <table:table-row table:style-name="ro1">
          <table:table-cell office:value-type="float" office:value="278156" calcext:value-type="float">
            <text:p>278156</text:p>
          </table:table-cell>
          <table:table-cell office:value-type="float" office:value="11.72" calcext:value-type="float">
            <text:p>11.72</text:p>
          </table:table-cell>
          <table:table-cell office:value-type="float" office:value="1.16" calcext:value-type="float">
            <text:p>1.16</text:p>
          </table:table-cell>
          <table:table-cell office:value-type="float" office:value="-10.56" calcext:value-type="float">
            <text:p>-10.56</text:p>
          </table:table-cell>
        </table:table-row>
        <table:table-row table:style-name="ro1">
          <table:table-cell office:value-type="float" office:value="144712" calcext:value-type="float">
            <text:p>144712</text:p>
          </table:table-cell>
          <table:table-cell office:value-type="float" office:value="21.6" calcext:value-type="float">
            <text:p>21.6</text:p>
          </table:table-cell>
          <table:table-cell office:value-type="float" office:value="11" calcext:value-type="float">
            <text:p>11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1">
          <table:table-cell office:value-type="float" office:value="292216" calcext:value-type="float">
            <text:p>292216</text:p>
          </table:table-cell>
          <table:table-cell office:value-type="float" office:value="18.84" calcext:value-type="float">
            <text:p>18.84</text:p>
          </table:table-cell>
          <table:table-cell office:value-type="float" office:value="8.24" calcext:value-type="float">
            <text:p>8.24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1">
          <table:table-cell office:value-type="float" office:value="210408" calcext:value-type="float">
            <text:p>210408</text:p>
          </table:table-cell>
          <table:table-cell office:value-type="float" office:value="52.6" calcext:value-type="float">
            <text:p>52.6</text:p>
          </table:table-cell>
          <table:table-cell office:value-type="float" office:value="41.96" calcext:value-type="float">
            <text:p>41.96</text:p>
          </table:table-cell>
          <table:table-cell office:value-type="float" office:value="-10.64" calcext:value-type="float">
            <text:p>-10.64</text:p>
          </table:table-cell>
        </table:table-row>
        <table:table-row table:style-name="ro1">
          <table:table-cell office:value-type="float" office:value="74656" calcext:value-type="float">
            <text:p>74656</text:p>
          </table:table-cell>
          <table:table-cell office:value-type="float" office:value="26.52" calcext:value-type="float">
            <text:p>26.52</text:p>
          </table:table-cell>
          <table:table-cell office:value-type="float" office:value="15.84" calcext:value-type="float">
            <text:p>15.84</text:p>
          </table:table-cell>
          <table:table-cell office:value-type="float" office:value="-10.68" calcext:value-type="float">
            <text:p>-10.68</text:p>
          </table:table-cell>
        </table:table-row>
        <table:table-row table:style-name="ro1">
          <table:table-cell office:value-type="float" office:value="174384" calcext:value-type="float">
            <text:p>174384</text:p>
          </table:table-cell>
          <table:table-cell office:value-type="float" office:value="35.28" calcext:value-type="float">
            <text:p>35.28</text:p>
          </table:table-cell>
          <table:table-cell office:value-type="float" office:value="24.56" calcext:value-type="float">
            <text:p>24.56</text:p>
          </table:table-cell>
          <table:table-cell office:value-type="float" office:value="-10.72" calcext:value-type="float">
            <text:p>-10.72</text:p>
          </table:table-cell>
        </table:table-row>
        <table:table-row table:style-name="ro1">
          <table:table-cell office:value-type="float" office:value="51696" calcext:value-type="float">
            <text:p>51696</text:p>
          </table:table-cell>
          <table:table-cell office:value-type="float" office:value="44.68" calcext:value-type="float">
            <text:p>44.68</text:p>
          </table:table-cell>
          <table:table-cell office:value-type="float" office:value="33.88" calcext:value-type="float">
            <text:p>33.88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float" office:value="126852" calcext:value-type="float">
            <text:p>126852</text:p>
          </table:table-cell>
          <table:table-cell office:value-type="float" office:value="20.64" calcext:value-type="float">
            <text:p>20.64</text:p>
          </table:table-cell>
          <table:table-cell office:value-type="float" office:value="9.8" calcext:value-type="float">
            <text:p>9.8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195148" calcext:value-type="float">
            <text:p>195148</text:p>
          </table:table-cell>
          <table:table-cell office:value-type="float" office:value="22.96" calcext:value-type="float">
            <text:p>22.96</text:p>
          </table:table-cell>
          <table:table-cell office:value-type="float" office:value="12.12" calcext:value-type="float">
            <text:p>12.12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293560" calcext:value-type="float">
            <text:p>293560</text:p>
          </table:table-cell>
          <table:table-cell office:value-type="float" office:value="16.04" calcext:value-type="float">
            <text:p>16.04</text:p>
          </table:table-cell>
          <table:table-cell office:value-type="float" office:value="5.2" calcext:value-type="float">
            <text:p>5.2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229688" calcext:value-type="float">
            <text:p>229688</text:p>
          </table:table-cell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269728" calcext:value-type="float">
            <text:p>269728</text:p>
          </table:table-cell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269660" calcext:value-type="float">
            <text:p>269660</text:p>
          </table:table-cell>
          <table:table-cell office:value-type="float" office:value="40.24" calcext:value-type="float">
            <text:p>40.24</text:p>
          </table:table-cell>
          <table:table-cell office:value-type="float" office:value="29.36" calcext:value-type="float">
            <text:p>29.36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186096" calcext:value-type="float">
            <text:p>186096</text:p>
          </table:table-cell>
          <table:table-cell office:value-type="float" office:value="16.44" calcext:value-type="float">
            <text:p>16.44</text:p>
          </table:table-cell>
          <table:table-cell office:value-type="float" office:value="5.52" calcext:value-type="float">
            <text:p>5.52</text:p>
          </table:table-cell>
          <table:table-cell office:value-type="float" office:value="-10.92" calcext:value-type="float">
            <text:p>-10.92</text:p>
          </table:table-cell>
        </table:table-row>
        <table:table-row table:style-name="ro1">
          <table:table-cell office:value-type="float" office:value="237288" calcext:value-type="float">
            <text:p>237288</text:p>
          </table:table-cell>
          <table:table-cell office:value-type="float" office:value="13.36" calcext:value-type="float">
            <text:p>13.36</text:p>
          </table:table-cell>
          <table:table-cell office:value-type="float" office:value="2.44" calcext:value-type="float">
            <text:p>2.44</text:p>
          </table:table-cell>
          <table:table-cell office:value-type="float" office:value="-10.92" calcext:value-type="float">
            <text:p>-10.92</text:p>
          </table:table-cell>
        </table:table-row>
        <table:table-row table:style-name="ro1">
          <table:table-cell office:value-type="float" office:value="277404" calcext:value-type="float">
            <text:p>277404</text:p>
          </table:table-cell>
          <table:table-cell office:value-type="float" office:value="11.76" calcext:value-type="float">
            <text:p>11.76</text:p>
          </table:table-cell>
          <table:table-cell office:value-type="float" office:value="0.76" calcext:value-type="float">
            <text:p>0.7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99864" calcext:value-type="float">
            <text:p>199864</text:p>
          </table:table-cell>
          <table:table-cell office:value-type="float" office:value="24.04" calcext:value-type="float">
            <text:p>24.04</text:p>
          </table:table-cell>
          <table:table-cell office:value-type="float" office:value="13" calcext:value-type="float">
            <text:p>13</text:p>
          </table:table-cell>
          <table:table-cell office:value-type="float" office:value="-11.04" calcext:value-type="float">
            <text:p>-11.04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float" office:value="11.24" calcext:value-type="float">
            <text:p>11.24</text:p>
          </table:table-cell>
          <table:table-cell office:value-type="float" office:value="0.08" calcext:value-type="float">
            <text:p>0.08</text:p>
          </table:table-cell>
          <table:table-cell office:value-type="float" office:value="-11.16" calcext:value-type="float">
            <text:p>-11.16</text:p>
          </table:table-cell>
        </table:table-row>
        <table:table-row table:style-name="ro1">
          <table:table-cell office:value-type="float" office:value="239432" calcext:value-type="float">
            <text:p>239432</text:p>
          </table:table-cell>
          <table:table-cell office:value-type="float" office:value="11.96" calcext:value-type="float">
            <text:p>11.96</text:p>
          </table:table-cell>
          <table:table-cell office:value-type="float" office:value="0.8" calcext:value-type="float">
            <text:p>0.8</text:p>
          </table:table-cell>
          <table:table-cell office:value-type="float" office:value="-11.16" calcext:value-type="float">
            <text:p>-11.16</text:p>
          </table:table-cell>
        </table:table-row>
        <table:table-row table:style-name="ro1">
          <table:table-cell office:value-type="float" office:value="143520" calcext:value-type="float">
            <text:p>143520</text:p>
          </table:table-cell>
          <table:table-cell office:value-type="float" office:value="11.32" calcext:value-type="float">
            <text:p>11.32</text:p>
          </table:table-cell>
          <table:table-cell office:value-type="float" office:value="0.12" calcext:value-type="float">
            <text:p>0.12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office:value-type="float" office:value="144304" calcext:value-type="float">
            <text:p>144304</text:p>
          </table:table-cell>
          <table:table-cell office:value-type="float" office:value="12.8" calcext:value-type="float">
            <text:p>12.8</text:p>
          </table:table-cell>
          <table:table-cell office:value-type="float" office:value="1.6" calcext:value-type="float">
            <text:p>1.6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office:value-type="float" office:value="270836" calcext:value-type="float">
            <text:p>270836</text:p>
          </table:table-cell>
          <table:table-cell office:value-type="float" office:value="24.24" calcext:value-type="float">
            <text:p>24.24</text:p>
          </table:table-cell>
          <table:table-cell office:value-type="float" office:value="13.04" calcext:value-type="float">
            <text:p>13.04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office:value-type="float" office:value="55128" calcext:value-type="float">
            <text:p>55128</text:p>
          </table:table-cell>
          <table:table-cell office:value-type="float" office:value="16.44" calcext:value-type="float">
            <text:p>16.44</text:p>
          </table:table-cell>
          <table:table-cell office:value-type="float" office:value="5.04" calcext:value-type="float">
            <text:p>5.04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float" office:value="178796" calcext:value-type="float">
            <text:p>178796</text:p>
          </table:table-cell>
          <table:table-cell office:value-type="float" office:value="12.52" calcext:value-type="float">
            <text:p>12.52</text:p>
          </table:table-cell>
          <table:table-cell office:value-type="float" office:value="1.12" calcext:value-type="float">
            <text:p>1.12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float" office:value="286356" calcext:value-type="float">
            <text:p>286356</text:p>
          </table:table-cell>
          <table:table-cell office:value-type="float" office:value="20.4" calcext:value-type="float">
            <text:p>20.4</text:p>
          </table:table-cell>
          <table:table-cell office:value-type="float" office:value="9" calcext:value-type="float">
            <text:p>9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float" office:value="234180" calcext:value-type="float">
            <text:p>234180</text:p>
          </table:table-cell>
          <table:table-cell office:value-type="float" office:value="21" calcext:value-type="float">
            <text:p>21</text:p>
          </table:table-cell>
          <table:table-cell office:value-type="float" office:value="9.56" calcext:value-type="float">
            <text:p>9.56</text:p>
          </table:table-cell>
          <table:table-cell office:value-type="float" office:value="-11.44" calcext:value-type="float">
            <text:p>-11.44</text:p>
          </table:table-cell>
        </table:table-row>
        <table:table-row table:style-name="ro1">
          <table:table-cell office:value-type="float" office:value="180756" calcext:value-type="float">
            <text:p>180756</text:p>
          </table:table-cell>
          <table:table-cell office:value-type="float" office:value="28.6" calcext:value-type="float">
            <text:p>28.6</text:p>
          </table:table-cell>
          <table:table-cell office:value-type="float" office:value="17.12" calcext:value-type="float">
            <text:p>17.12</text:p>
          </table:table-cell>
          <table:table-cell office:value-type="float" office:value="-11.48" calcext:value-type="float">
            <text:p>-11.48</text:p>
          </table:table-cell>
        </table:table-row>
        <table:table-row table:style-name="ro1">
          <table:table-cell office:value-type="float" office:value="114884" calcext:value-type="float">
            <text:p>114884</text:p>
          </table:table-cell>
          <table:table-cell office:value-type="float" office:value="12.52" calcext:value-type="float">
            <text:p>12.52</text:p>
          </table:table-cell>
          <table:table-cell office:value-type="float" office:value="1" calcext:value-type="float">
            <text:p>1</text:p>
          </table:table-cell>
          <table:table-cell office:value-type="float" office:value="-11.52" calcext:value-type="float">
            <text:p>-11.52</text:p>
          </table:table-cell>
        </table:table-row>
        <table:table-row table:style-name="ro1">
          <table:table-cell office:value-type="float" office:value="251284" calcext:value-type="float">
            <text:p>251284</text:p>
          </table:table-cell>
          <table:table-cell office:value-type="float" office:value="16.88" calcext:value-type="float">
            <text:p>16.88</text:p>
          </table:table-cell>
          <table:table-cell office:value-type="float" office:value="5.36" calcext:value-type="float">
            <text:p>5.36</text:p>
          </table:table-cell>
          <table:table-cell office:value-type="float" office:value="-11.52" calcext:value-type="float">
            <text:p>-11.52</text:p>
          </table:table-cell>
        </table:table-row>
        <table:table-row table:style-name="ro1">
          <table:table-cell office:value-type="float" office:value="279704" calcext:value-type="float">
            <text:p>279704</text:p>
          </table:table-cell>
          <table:table-cell office:value-type="float" office:value="37.56" calcext:value-type="float">
            <text:p>37.56</text:p>
          </table:table-cell>
          <table:table-cell office:value-type="float" office:value="26.04" calcext:value-type="float">
            <text:p>26.04</text:p>
          </table:table-cell>
          <table:table-cell office:value-type="float" office:value="-11.52" calcext:value-type="float">
            <text:p>-11.52</text:p>
          </table:table-cell>
        </table:table-row>
        <table:table-row table:style-name="ro1">
          <table:table-cell office:value-type="float" office:value="241344" calcext:value-type="float">
            <text:p>241344</text:p>
          </table:table-cell>
          <table:table-cell office:value-type="float" office:value="21.48" calcext:value-type="float">
            <text:p>21.48</text:p>
          </table:table-cell>
          <table:table-cell office:value-type="float" office:value="9.92" calcext:value-type="float">
            <text:p>9.92</text:p>
          </table:table-cell>
          <table:table-cell office:value-type="float" office:value="-11.56" calcext:value-type="float">
            <text:p>-11.56</text:p>
          </table:table-cell>
        </table:table-row>
        <table:table-row table:style-name="ro1">
          <table:table-cell office:value-type="float" office:value="46568" calcext:value-type="float">
            <text:p>46568</text:p>
          </table:table-cell>
          <table:table-cell office:value-type="float" office:value="14.44" calcext:value-type="float">
            <text:p>14.44</text:p>
          </table:table-cell>
          <table:table-cell office:value-type="float" office:value="2.84" calcext:value-type="float">
            <text:p>2.84</text:p>
          </table:table-cell>
          <table:table-cell office:value-type="float" office:value="-11.6" calcext:value-type="float">
            <text:p>-11.6</text:p>
          </table:table-cell>
        </table:table-row>
        <table:table-row table:style-name="ro1">
          <table:table-cell office:value-type="float" office:value="238936" calcext:value-type="float">
            <text:p>238936</text:p>
          </table:table-cell>
          <table:table-cell office:value-type="float" office:value="11.8" calcext:value-type="float">
            <text:p>11.8</text:p>
          </table:table-cell>
          <table:table-cell office:value-type="float" office:value="0.16" calcext:value-type="float">
            <text:p>0.16</text:p>
          </table:table-cell>
          <table:table-cell office:value-type="float" office:value="-11.64" calcext:value-type="float">
            <text:p>-11.64</text:p>
          </table:table-cell>
        </table:table-row>
        <table:table-row table:style-name="ro1">
          <table:table-cell office:value-type="float" office:value="190124" calcext:value-type="float">
            <text:p>190124</text:p>
          </table:table-cell>
          <table:table-cell office:value-type="float" office:value="21.04" calcext:value-type="float">
            <text:p>21.04</text:p>
          </table:table-cell>
          <table:table-cell office:value-type="float" office:value="9.36" calcext:value-type="float">
            <text:p>9.36</text:p>
          </table:table-cell>
          <table:table-cell office:value-type="float" office:value="-11.68" calcext:value-type="float">
            <text:p>-11.68</text:p>
          </table:table-cell>
        </table:table-row>
        <table:table-row table:style-name="ro1">
          <table:table-cell office:value-type="float" office:value="245320" calcext:value-type="float">
            <text:p>245320</text:p>
          </table:table-cell>
          <table:table-cell office:value-type="float" office:value="15.2" calcext:value-type="float">
            <text:p>15.2</text:p>
          </table:table-cell>
          <table:table-cell office:value-type="float" office:value="3.52" calcext:value-type="float">
            <text:p>3.52</text:p>
          </table:table-cell>
          <table:table-cell office:value-type="float" office:value="-11.68" calcext:value-type="float">
            <text:p>-11.68</text:p>
          </table:table-cell>
        </table:table-row>
        <table:table-row table:style-name="ro1">
          <table:table-cell office:value-type="float" office:value="105272" calcext:value-type="float">
            <text:p>105272</text:p>
          </table:table-cell>
          <table:table-cell office:value-type="float" office:value="33.96" calcext:value-type="float">
            <text:p>33.96</text:p>
          </table:table-cell>
          <table:table-cell office:value-type="float" office:value="22.24" calcext:value-type="float">
            <text:p>22.24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>
          <table:table-cell office:value-type="float" office:value="172908" calcext:value-type="float">
            <text:p>172908</text:p>
          </table:table-cell>
          <table:table-cell office:value-type="float" office:value="34.16" calcext:value-type="float">
            <text:p>34.16</text:p>
          </table:table-cell>
          <table:table-cell office:value-type="float" office:value="22.44" calcext:value-type="float">
            <text:p>22.44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>
          <table:table-cell office:value-type="float" office:value="297804" calcext:value-type="float">
            <text:p>297804</text:p>
          </table:table-cell>
          <table:table-cell office:value-type="float" office:value="36.92" calcext:value-type="float">
            <text:p>36.92</text:p>
          </table:table-cell>
          <table:table-cell office:value-type="float" office:value="25.16" calcext:value-type="float">
            <text:p>25.16</text:p>
          </table:table-cell>
          <table:table-cell office:value-type="float" office:value="-11.76" calcext:value-type="float">
            <text:p>-11.76</text:p>
          </table:table-cell>
        </table:table-row>
        <table:table-row table:style-name="ro1">
          <table:table-cell office:value-type="float" office:value="64188" calcext:value-type="float">
            <text:p>64188</text:p>
          </table:table-cell>
          <table:table-cell office:value-type="float" office:value="15.28" calcext:value-type="float">
            <text:p>15.28</text:p>
          </table:table-cell>
          <table:table-cell office:value-type="float" office:value="3.48" calcext:value-type="float">
            <text:p>3.48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73892" calcext:value-type="float">
            <text:p>73892</text:p>
          </table:table-cell>
          <table:table-cell office:value-type="float" office:value="15.76" calcext:value-type="float">
            <text:p>15.76</text:p>
          </table:table-cell>
          <table:table-cell office:value-type="float" office:value="3.96" calcext:value-type="float">
            <text:p>3.96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119972" calcext:value-type="float">
            <text:p>119972</text:p>
          </table:table-cell>
          <table:table-cell office:value-type="float" office:value="18.6" calcext:value-type="float">
            <text:p>18.6</text:p>
          </table:table-cell>
          <table:table-cell office:value-type="float" office:value="6.8" calcext:value-type="float">
            <text:p>6.8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220908" calcext:value-type="float">
            <text:p>220908</text:p>
          </table:table-cell>
          <table:table-cell office:value-type="float" office:value="16.64" calcext:value-type="float">
            <text:p>16.64</text:p>
          </table:table-cell>
          <table:table-cell office:value-type="float" office:value="4.8" calcext:value-type="float">
            <text:p>4.8</text:p>
          </table:table-cell>
          <table:table-cell office:value-type="float" office:value="-11.84" calcext:value-type="float">
            <text:p>-11.84</text:p>
          </table:table-cell>
        </table:table-row>
        <table:table-row table:style-name="ro1">
          <table:table-cell office:value-type="float" office:value="275264" calcext:value-type="float">
            <text:p>275264</text:p>
          </table:table-cell>
          <table:table-cell office:value-type="float" office:value="12.12" calcext:value-type="float">
            <text:p>12.12</text:p>
          </table:table-cell>
          <table:table-cell office:value-type="float" office:value="0.28" calcext:value-type="float">
            <text:p>0.28</text:p>
          </table:table-cell>
          <table:table-cell office:value-type="float" office:value="-11.84" calcext:value-type="float">
            <text:p>-11.84</text:p>
          </table:table-cell>
        </table:table-row>
        <table:table-row table:style-name="ro1">
          <table:table-cell office:value-type="float" office:value="67168" calcext:value-type="float">
            <text:p>67168</text:p>
          </table:table-cell>
          <table:table-cell office:value-type="float" office:value="12.28" calcext:value-type="float">
            <text:p>12.28</text:p>
          </table:table-cell>
          <table:table-cell office:value-type="float" office:value="0.4" calcext:value-type="float">
            <text:p>0.4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11172" calcext:value-type="float">
            <text:p>111172</text:p>
          </table:table-cell>
          <table:table-cell office:value-type="float" office:value="19.32" calcext:value-type="float">
            <text:p>19.32</text:p>
          </table:table-cell>
          <table:table-cell office:value-type="float" office:value="7.44" calcext:value-type="float">
            <text:p>7.44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27184" calcext:value-type="float">
            <text:p>127184</text:p>
          </table:table-cell>
          <table:table-cell office:value-type="float" office:value="31.2" calcext:value-type="float">
            <text:p>31.2</text:p>
          </table:table-cell>
          <table:table-cell office:value-type="float" office:value="19.32" calcext:value-type="float">
            <text:p>19.32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75132" calcext:value-type="float">
            <text:p>175132</text:p>
          </table:table-cell>
          <table:table-cell office:value-type="float" office:value="21.52" calcext:value-type="float">
            <text:p>21.52</text:p>
          </table:table-cell>
          <table:table-cell office:value-type="float" office:value="9.64" calcext:value-type="float">
            <text:p>9.64</text:p>
          </table:table-cell>
          <table:table-cell office:value-type="float" office:value="-11.88" calcext:value-type="float">
            <text:p>-11.88</text:p>
          </table:table-cell>
        </table:table-row>
        <table:table-row table:style-name="ro1">
          <table:table-cell office:value-type="float" office:value="114664" calcext:value-type="float">
            <text:p>114664</text:p>
          </table:table-cell>
          <table:table-cell office:value-type="float" office:value="26.28" calcext:value-type="float">
            <text:p>26.28</text:p>
          </table:table-cell>
          <table:table-cell office:value-type="float" office:value="14.36" calcext:value-type="float">
            <text:p>14.36</text:p>
          </table:table-cell>
          <table:table-cell office:value-type="float" office:value="-11.92" calcext:value-type="float">
            <text:p>-11.92</text:p>
          </table:table-cell>
        </table:table-row>
        <table:table-row table:style-name="ro1">
          <table:table-cell office:value-type="float" office:value="121224" calcext:value-type="float">
            <text:p>121224</text:p>
          </table:table-cell>
          <table:table-cell office:value-type="float" office:value="19.12" calcext:value-type="float">
            <text:p>19.12</text:p>
          </table:table-cell>
          <table:table-cell office:value-type="float" office:value="7.2" calcext:value-type="float">
            <text:p>7.2</text:p>
          </table:table-cell>
          <table:table-cell office:value-type="float" office:value="-11.92" calcext:value-type="float">
            <text:p>-11.92</text:p>
          </table:table-cell>
        </table:table-row>
        <table:table-row table:style-name="ro1">
          <table:table-cell office:value-type="float" office:value="198592" calcext:value-type="float">
            <text:p>198592</text:p>
          </table:table-cell>
          <table:table-cell office:value-type="float" office:value="64.72" calcext:value-type="float">
            <text:p>64.72</text:p>
          </table:table-cell>
          <table:table-cell office:value-type="float" office:value="52.8" calcext:value-type="float">
            <text:p>52.8</text:p>
          </table:table-cell>
          <table:table-cell office:value-type="float" office:value="-11.92" calcext:value-type="float">
            <text:p>-11.92</text:p>
          </table:table-cell>
        </table:table-row>
        <table:table-row table:style-name="ro1">
          <table:table-cell office:value-type="float" office:value="195496" calcext:value-type="float">
            <text:p>195496</text:p>
          </table:table-cell>
          <table:table-cell office:value-type="float" office:value="13.2" calcext:value-type="float">
            <text:p>13.2</text:p>
          </table:table-cell>
          <table:table-cell office:value-type="float" office:value="1.24" calcext:value-type="float">
            <text:p>1.24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38.2" calcext:value-type="float">
            <text:p>38.2</text:p>
          </table:table-cell>
          <table:table-cell office:value-type="float" office:value="26.24" calcext:value-type="float">
            <text:p>26.24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269256" calcext:value-type="float">
            <text:p>269256</text:p>
          </table:table-cell>
          <table:table-cell office:value-type="float" office:value="13.36" calcext:value-type="float">
            <text:p>13.36</text:p>
          </table:table-cell>
          <table:table-cell office:value-type="float" office:value="1.4" calcext:value-type="float">
            <text:p>1.4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109572" calcext:value-type="float">
            <text:p>109572</text:p>
          </table:table-cell>
          <table:table-cell office:value-type="float" office:value="12.48" calcext:value-type="float">
            <text:p>12.48</text:p>
          </table:table-cell>
          <table:table-cell office:value-type="float" office:value="0.4" calcext:value-type="float">
            <text:p>0.4</text:p>
          </table:table-cell>
          <table:table-cell office:value-type="float" office:value="-12.08" calcext:value-type="float">
            <text:p>-12.08</text:p>
          </table:table-cell>
        </table:table-row>
        <table:table-row table:style-name="ro1">
          <table:table-cell office:value-type="float" office:value="298292" calcext:value-type="float">
            <text:p>298292</text:p>
          </table:table-cell>
          <table:table-cell office:value-type="float" office:value="40.96" calcext:value-type="float">
            <text:p>40.96</text:p>
          </table:table-cell>
          <table:table-cell office:value-type="float" office:value="28.88" calcext:value-type="float">
            <text:p>28.88</text:p>
          </table:table-cell>
          <table:table-cell office:value-type="float" office:value="-12.08" calcext:value-type="float">
            <text:p>-12.08</text:p>
          </table:table-cell>
        </table:table-row>
        <table:table-row table:style-name="ro1">
          <table:table-cell office:value-type="float" office:value="133200" calcext:value-type="float">
            <text:p>133200</text:p>
          </table:table-cell>
          <table:table-cell office:value-type="float" office:value="25" calcext:value-type="float">
            <text:p>25</text:p>
          </table:table-cell>
          <table:table-cell office:value-type="float" office:value="12.88" calcext:value-type="float">
            <text:p>12.88</text:p>
          </table:table-cell>
          <table:table-cell office:value-type="float" office:value="-12.12" calcext:value-type="float">
            <text:p>-12.12</text:p>
          </table:table-cell>
        </table:table-row>
        <table:table-row table:style-name="ro1">
          <table:table-cell office:value-type="float" office:value="174304" calcext:value-type="float">
            <text:p>174304</text:p>
          </table:table-cell>
          <table:table-cell office:value-type="float" office:value="22.76" calcext:value-type="float">
            <text:p>22.76</text:p>
          </table:table-cell>
          <table:table-cell office:value-type="float" office:value="10.64" calcext:value-type="float">
            <text:p>10.64</text:p>
          </table:table-cell>
          <table:table-cell office:value-type="float" office:value="-12.12" calcext:value-type="float">
            <text:p>-12.12</text:p>
          </table:table-cell>
        </table:table-row>
        <table:table-row table:style-name="ro1">
          <table:table-cell office:value-type="float" office:value="274436" calcext:value-type="float">
            <text:p>274436</text:p>
          </table:table-cell>
          <table:table-cell office:value-type="float" office:value="12.68" calcext:value-type="float">
            <text:p>12.68</text:p>
          </table:table-cell>
          <table:table-cell office:value-type="float" office:value="0.52" calcext:value-type="float">
            <text:p>0.52</text:p>
          </table:table-cell>
          <table:table-cell office:value-type="float" office:value="-12.16" calcext:value-type="float">
            <text:p>-12.16</text:p>
          </table:table-cell>
        </table:table-row>
        <table:table-row table:style-name="ro1">
          <table:table-cell office:value-type="float" office:value="284080" calcext:value-type="float">
            <text:p>284080</text:p>
          </table:table-cell>
          <table:table-cell office:value-type="float" office:value="15.56" calcext:value-type="float">
            <text:p>15.56</text:p>
          </table:table-cell>
          <table:table-cell office:value-type="float" office:value="3.36" calcext:value-type="float">
            <text:p>3.36</text:p>
          </table:table-cell>
          <table:table-cell office:value-type="float" office:value="-12.2" calcext:value-type="float">
            <text:p>-12.2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float" office:value="37.76" calcext:value-type="float">
            <text:p>37.76</text:p>
          </table:table-cell>
          <table:table-cell office:value-type="float" office:value="25.44" calcext:value-type="float">
            <text:p>25.44</text:p>
          </table:table-cell>
          <table:table-cell office:value-type="float" office:value="-12.32" calcext:value-type="float">
            <text:p>-12.32</text:p>
          </table:table-cell>
        </table:table-row>
        <table:table-row table:style-name="ro1">
          <table:table-cell office:value-type="float" office:value="129876" calcext:value-type="float">
            <text:p>129876</text:p>
          </table:table-cell>
          <table:table-cell office:value-type="float" office:value="30.68" calcext:value-type="float">
            <text:p>30.68</text:p>
          </table:table-cell>
          <table:table-cell office:value-type="float" office:value="18.32" calcext:value-type="float">
            <text:p>18.32</text:p>
          </table:table-cell>
          <table:table-cell office:value-type="float" office:value="-12.36" calcext:value-type="float">
            <text:p>-12.36</text:p>
          </table:table-cell>
        </table:table-row>
        <table:table-row table:style-name="ro1">
          <table:table-cell office:value-type="float" office:value="212780" calcext:value-type="float">
            <text:p>212780</text:p>
          </table:table-cell>
          <table:table-cell office:value-type="float" office:value="44.4" calcext:value-type="float">
            <text:p>44.4</text:p>
          </table:table-cell>
          <table:table-cell office:value-type="float" office:value="31.92" calcext:value-type="float">
            <text:p>31.92</text:p>
          </table:table-cell>
          <table:table-cell office:value-type="float" office:value="-12.48" calcext:value-type="float">
            <text:p>-12.48</text:p>
          </table:table-cell>
        </table:table-row>
        <table:table-row table:style-name="ro1">
          <table:table-cell office:value-type="float" office:value="283608" calcext:value-type="float">
            <text:p>283608</text:p>
          </table:table-cell>
          <table:table-cell office:value-type="float" office:value="47.44" calcext:value-type="float">
            <text:p>47.44</text:p>
          </table:table-cell>
          <table:table-cell office:value-type="float" office:value="34.96" calcext:value-type="float">
            <text:p>34.96</text:p>
          </table:table-cell>
          <table:table-cell office:value-type="float" office:value="-12.48" calcext:value-type="float">
            <text:p>-12.48</text:p>
          </table:table-cell>
        </table:table-row>
        <table:table-row table:style-name="ro1">
          <table:table-cell office:value-type="float" office:value="183668" calcext:value-type="float">
            <text:p>183668</text:p>
          </table:table-cell>
          <table:table-cell office:value-type="float" office:value="13.04" calcext:value-type="float">
            <text:p>13.04</text:p>
          </table:table-cell>
          <table:table-cell office:value-type="float" office:value="0.52" calcext:value-type="float">
            <text:p>0.52</text:p>
          </table:table-cell>
          <table:table-cell office:value-type="float" office:value="-12.52" calcext:value-type="float">
            <text:p>-12.52</text:p>
          </table:table-cell>
        </table:table-row>
        <table:table-row table:style-name="ro1">
          <table:table-cell office:value-type="float" office:value="248568" calcext:value-type="float">
            <text:p>248568</text:p>
          </table:table-cell>
          <table:table-cell office:value-type="float" office:value="96.84" calcext:value-type="float">
            <text:p>96.84</text:p>
          </table:table-cell>
          <table:table-cell office:value-type="float" office:value="84.28" calcext:value-type="float">
            <text:p>84.28</text:p>
          </table:table-cell>
          <table:table-cell office:value-type="float" office:value="-12.56" calcext:value-type="float">
            <text:p>-12.56</text:p>
          </table:table-cell>
        </table:table-row>
        <table:table-row table:style-name="ro1">
          <table:table-cell office:value-type="float" office:value="188200" calcext:value-type="float">
            <text:p>188200</text:p>
          </table:table-cell>
          <table:table-cell office:value-type="float" office:value="20.48" calcext:value-type="float">
            <text:p>20.48</text:p>
          </table:table-cell>
          <table:table-cell office:value-type="float" office:value="7.88" calcext:value-type="float">
            <text:p>7.88</text:p>
          </table:table-cell>
          <table:table-cell office:value-type="float" office:value="-12.6" calcext:value-type="float">
            <text:p>-12.6</text:p>
          </table:table-cell>
        </table:table-row>
        <table:table-row table:style-name="ro1">
          <table:table-cell office:value-type="float" office:value="251736" calcext:value-type="float">
            <text:p>251736</text:p>
          </table:table-cell>
          <table:table-cell office:value-type="float" office:value="14.8" calcext:value-type="float">
            <text:p>14.8</text:p>
          </table:table-cell>
          <table:table-cell office:value-type="float" office:value="2.2" calcext:value-type="float">
            <text:p>2.2</text:p>
          </table:table-cell>
          <table:table-cell office:value-type="float" office:value="-12.6" calcext:value-type="float">
            <text:p>-12.6</text:p>
          </table:table-cell>
        </table:table-row>
        <table:table-row table:style-name="ro1">
          <table:table-cell office:value-type="float" office:value="170756" calcext:value-type="float">
            <text:p>170756</text:p>
          </table:table-cell>
          <table:table-cell office:value-type="float" office:value="31" calcext:value-type="float">
            <text:p>31</text:p>
          </table:table-cell>
          <table:table-cell office:value-type="float" office:value="18.32" calcext:value-type="float">
            <text:p>18.32</text:p>
          </table:table-cell>
          <table:table-cell office:value-type="float" office:value="-12.68" calcext:value-type="float">
            <text:p>-12.68</text:p>
          </table:table-cell>
        </table:table-row>
        <table:table-row table:style-name="ro1">
          <table:table-cell office:value-type="float" office:value="134804" calcext:value-type="float">
            <text:p>134804</text:p>
          </table:table-cell>
          <table:table-cell office:value-type="float" office:value="19.4" calcext:value-type="float">
            <text:p>19.4</text:p>
          </table:table-cell>
          <table:table-cell office:value-type="float" office:value="6.68" calcext:value-type="float">
            <text:p>6.68</text:p>
          </table:table-cell>
          <table:table-cell office:value-type="float" office:value="-12.72" calcext:value-type="float">
            <text:p>-12.72</text:p>
          </table:table-cell>
        </table:table-row>
        <table:table-row table:style-name="ro1">
          <table:table-cell office:value-type="float" office:value="96580" calcext:value-type="float">
            <text:p>96580</text:p>
          </table:table-cell>
          <table:table-cell office:value-type="float" office:value="16.24" calcext:value-type="float">
            <text:p>16.24</text:p>
          </table:table-cell>
          <table:table-cell office:value-type="float" office:value="3.44" calcext:value-type="float">
            <text:p>3.44</text:p>
          </table:table-cell>
          <table:table-cell office:value-type="float" office:value="-12.8" calcext:value-type="float">
            <text:p>-12.8</text:p>
          </table:table-cell>
        </table:table-row>
        <table:table-row table:style-name="ro1">
          <table:table-cell office:value-type="float" office:value="120696" calcext:value-type="float">
            <text:p>120696</text:p>
          </table:table-cell>
          <table:table-cell office:value-type="float" office:value="21.08" calcext:value-type="float">
            <text:p>21.08</text:p>
          </table:table-cell>
          <table:table-cell office:value-type="float" office:value="8.2" calcext:value-type="float">
            <text:p>8.2</text:p>
          </table:table-cell>
          <table:table-cell office:value-type="float" office:value="-12.88" calcext:value-type="float">
            <text:p>-12.88</text:p>
          </table:table-cell>
        </table:table-row>
        <table:table-row table:style-name="ro1">
          <table:table-cell office:value-type="float" office:value="250372" calcext:value-type="float">
            <text:p>250372</text:p>
          </table:table-cell>
          <table:table-cell office:value-type="float" office:value="22.16" calcext:value-type="float">
            <text:p>22.16</text:p>
          </table:table-cell>
          <table:table-cell office:value-type="float" office:value="9.28" calcext:value-type="float">
            <text:p>9.28</text:p>
          </table:table-cell>
          <table:table-cell office:value-type="float" office:value="-12.88" calcext:value-type="float">
            <text:p>-12.88</text:p>
          </table:table-cell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float" office:value="13.04" calcext:value-type="float">
            <text:p>13.04</text:p>
          </table:table-cell>
          <table:table-cell office:value-type="float" office:value="0.12" calcext:value-type="float">
            <text:p>0.12</text:p>
          </table:table-cell>
          <table:table-cell office:value-type="float" office:value="-12.92" calcext:value-type="float">
            <text:p>-12.92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14.92" calcext:value-type="float">
            <text:p>14.92</text:p>
          </table:table-cell>
          <table:table-cell office:value-type="float" office:value="2" calcext:value-type="float">
            <text:p>2</text:p>
          </table:table-cell>
          <table:table-cell office:value-type="float" office:value="-12.92" calcext:value-type="float">
            <text:p>-12.92</text:p>
          </table:table-cell>
        </table:table-row>
        <table:table-row table:style-name="ro1">
          <table:table-cell office:value-type="float" office:value="109444" calcext:value-type="float">
            <text:p>109444</text:p>
          </table:table-cell>
          <table:table-cell office:value-type="float" office:value="27.24" calcext:value-type="float">
            <text:p>27.24</text:p>
          </table:table-cell>
          <table:table-cell office:value-type="float" office:value="14.32" calcext:value-type="float">
            <text:p>14.32</text:p>
          </table:table-cell>
          <table:table-cell office:value-type="float" office:value="-12.92" calcext:value-type="float">
            <text:p>-12.92</text:p>
          </table:table-cell>
        </table:table-row>
        <table:table-row table:style-name="ro1">
          <table:table-cell office:value-type="float" office:value="71548" calcext:value-type="float">
            <text:p>71548</text:p>
          </table:table-cell>
          <table:table-cell office:value-type="float" office:value="32.48" calcext:value-type="float">
            <text:p>32.48</text:p>
          </table:table-cell>
          <table:table-cell office:value-type="float" office:value="19.52" calcext:value-type="float">
            <text:p>19.52</text:p>
          </table:table-cell>
          <table:table-cell office:value-type="float" office:value="-12.96" calcext:value-type="float">
            <text:p>-12.96</text:p>
          </table:table-cell>
        </table:table-row>
        <table:table-row table:style-name="ro1">
          <table:table-cell office:value-type="float" office:value="59940" calcext:value-type="float">
            <text:p>59940</text:p>
          </table:table-cell>
          <table:table-cell office:value-type="float" office:value="32" calcext:value-type="float">
            <text:p>32</text:p>
          </table:table-cell>
          <table:table-cell office:value-type="float" office:value="18.76" calcext:value-type="float">
            <text:p>18.76</text:p>
          </table:table-cell>
          <table:table-cell office:value-type="float" office:value="-13.24" calcext:value-type="float">
            <text:p>-13.24</text:p>
          </table:table-cell>
        </table:table-row>
        <table:table-row table:style-name="ro1">
          <table:table-cell office:value-type="float" office:value="75692" calcext:value-type="float">
            <text:p>75692</text:p>
          </table:table-cell>
          <table:table-cell office:value-type="float" office:value="19.36" calcext:value-type="float">
            <text:p>19.36</text:p>
          </table:table-cell>
          <table:table-cell office:value-type="float" office:value="6.12" calcext:value-type="float">
            <text:p>6.12</text:p>
          </table:table-cell>
          <table:table-cell office:value-type="float" office:value="-13.24" calcext:value-type="float">
            <text:p>-13.24</text:p>
          </table:table-cell>
        </table:table-row>
        <table:table-row table:style-name="ro1">
          <table:table-cell office:value-type="float" office:value="106072" calcext:value-type="float">
            <text:p>106072</text:p>
          </table:table-cell>
          <table:table-cell office:value-type="float" office:value="18.56" calcext:value-type="float">
            <text:p>18.56</text:p>
          </table:table-cell>
          <table:table-cell office:value-type="float" office:value="5.2" calcext:value-type="float">
            <text:p>5.2</text:p>
          </table:table-cell>
          <table:table-cell office:value-type="float" office:value="-13.36" calcext:value-type="float">
            <text:p>-13.36</text:p>
          </table:table-cell>
        </table:table-row>
        <table:table-row table:style-name="ro1">
          <table:table-cell office:value-type="float" office:value="171996" calcext:value-type="float">
            <text:p>171996</text:p>
          </table:table-cell>
          <table:table-cell office:value-type="float" office:value="34.44" calcext:value-type="float">
            <text:p>34.44</text:p>
          </table:table-cell>
          <table:table-cell office:value-type="float" office:value="20.88" calcext:value-type="float">
            <text:p>20.88</text:p>
          </table:table-cell>
          <table:table-cell office:value-type="float" office:value="-13.56" calcext:value-type="float">
            <text:p>-13.56</text:p>
          </table:table-cell>
        </table:table-row>
        <table:table-row table:style-name="ro1">
          <table:table-cell office:value-type="float" office:value="68572" calcext:value-type="float">
            <text:p>68572</text:p>
          </table:table-cell>
          <table:table-cell office:value-type="float" office:value="18.24" calcext:value-type="float">
            <text:p>18.24</text:p>
          </table:table-cell>
          <table:table-cell office:value-type="float" office:value="4.64" calcext:value-type="float">
            <text:p>4.64</text:p>
          </table:table-cell>
          <table:table-cell office:value-type="float" office:value="-13.6" calcext:value-type="float">
            <text:p>-13.6</text:p>
          </table:table-cell>
        </table:table-row>
        <table:table-row table:style-name="ro1">
          <table:table-cell office:value-type="float" office:value="96544" calcext:value-type="float">
            <text:p>96544</text:p>
          </table:table-cell>
          <table:table-cell office:value-type="float" office:value="29.08" calcext:value-type="float">
            <text:p>29.08</text:p>
          </table:table-cell>
          <table:table-cell office:value-type="float" office:value="15.44" calcext:value-type="float">
            <text:p>15.44</text:p>
          </table:table-cell>
          <table:table-cell office:value-type="float" office:value="-13.64" calcext:value-type="float">
            <text:p>-13.64</text:p>
          </table:table-cell>
        </table:table-row>
        <table:table-row table:style-name="ro1">
          <table:table-cell office:value-type="float" office:value="242684" calcext:value-type="float">
            <text:p>242684</text:p>
          </table:table-cell>
          <table:table-cell office:value-type="float" office:value="14.68" calcext:value-type="float">
            <text:p>14.68</text:p>
          </table:table-cell>
          <table:table-cell office:value-type="float" office:value="0.88" calcext:value-type="float">
            <text:p>0.88</text:p>
          </table:table-cell>
          <table:table-cell office:value-type="float" office:value="-13.8" calcext:value-type="float">
            <text:p>-13.8</text:p>
          </table:table-cell>
        </table:table-row>
        <table:table-row table:style-name="ro1">
          <table:table-cell office:value-type="float" office:value="159760" calcext:value-type="float">
            <text:p>159760</text:p>
          </table:table-cell>
          <table:table-cell office:value-type="float" office:value="17.8" calcext:value-type="float">
            <text:p>17.8</text:p>
          </table:table-cell>
          <table:table-cell office:value-type="float" office:value="3.92" calcext:value-type="float">
            <text:p>3.92</text:p>
          </table:table-cell>
          <table:table-cell office:value-type="float" office:value="-13.88" calcext:value-type="float">
            <text:p>-13.88</text:p>
          </table:table-cell>
        </table:table-row>
        <table:table-row table:style-name="ro1">
          <table:table-cell office:value-type="float" office:value="203244" calcext:value-type="float">
            <text:p>203244</text:p>
          </table:table-cell>
          <table:table-cell office:value-type="float" office:value="24.32" calcext:value-type="float">
            <text:p>24.32</text:p>
          </table:table-cell>
          <table:table-cell office:value-type="float" office:value="10.44" calcext:value-type="float">
            <text:p>10.44</text:p>
          </table:table-cell>
          <table:table-cell office:value-type="float" office:value="-13.88" calcext:value-type="float">
            <text:p>-13.88</text:p>
          </table:table-cell>
        </table:table-row>
        <table:table-row table:style-name="ro1">
          <table:table-cell office:value-type="float" office:value="198964" calcext:value-type="float">
            <text:p>198964</text:p>
          </table:table-cell>
          <table:table-cell office:value-type="float" office:value="14.56" calcext:value-type="float">
            <text:p>14.56</text:p>
          </table:table-cell>
          <table:table-cell office:value-type="float" office:value="0.6" calcext:value-type="float">
            <text:p>0.6</text:p>
          </table:table-cell>
          <table:table-cell office:value-type="float" office:value="-13.96" calcext:value-type="float">
            <text:p>-13.96</text:p>
          </table:table-cell>
        </table:table-row>
        <table:table-row table:style-name="ro1">
          <table:table-cell office:value-type="float" office:value="43616" calcext:value-type="float">
            <text:p>43616</text:p>
          </table:table-cell>
          <table:table-cell office:value-type="float" office:value="52.36" calcext:value-type="float">
            <text:p>52.36</text:p>
          </table:table-cell>
          <table:table-cell office:value-type="float" office:value="38.32" calcext:value-type="float">
            <text:p>38.32</text:p>
          </table:table-cell>
          <table:table-cell office:value-type="float" office:value="-14.04" calcext:value-type="float">
            <text:p>-14.04</text:p>
          </table:table-cell>
        </table:table-row>
        <table:table-row table:style-name="ro1">
          <table:table-cell office:value-type="float" office:value="113772" calcext:value-type="float">
            <text:p>113772</text:p>
          </table:table-cell>
          <table:table-cell office:value-type="float" office:value="16.92" calcext:value-type="float">
            <text:p>16.92</text:p>
          </table:table-cell>
          <table:table-cell office:value-type="float" office:value="2.84" calcext:value-type="float">
            <text:p>2.84</text:p>
          </table:table-cell>
          <table:table-cell office:value-type="float" office:value="-14.08" calcext:value-type="float">
            <text:p>-14.08</text:p>
          </table:table-cell>
        </table:table-row>
        <table:table-row table:style-name="ro1">
          <table:table-cell office:value-type="float" office:value="249884" calcext:value-type="float">
            <text:p>249884</text:p>
          </table:table-cell>
          <table:table-cell office:value-type="float" office:value="27.56" calcext:value-type="float">
            <text:p>27.56</text:p>
          </table:table-cell>
          <table:table-cell office:value-type="float" office:value="13.36" calcext:value-type="float">
            <text:p>13.36</text:p>
          </table:table-cell>
          <table:table-cell office:value-type="float" office:value="-14.2" calcext:value-type="float">
            <text:p>-14.2</text:p>
          </table:table-cell>
        </table:table-row>
        <table:table-row table:style-name="ro1">
          <table:table-cell office:value-type="float" office:value="211712" calcext:value-type="float">
            <text:p>211712</text:p>
          </table:table-cell>
          <table:table-cell office:value-type="float" office:value="18.84" calcext:value-type="float">
            <text:p>18.84</text:p>
          </table:table-cell>
          <table:table-cell office:value-type="float" office:value="4.44" calcext:value-type="float">
            <text:p>4.44</text:p>
          </table:table-cell>
          <table:table-cell office:value-type="float" office:value="-14.4" calcext:value-type="float">
            <text:p>-14.4</text:p>
          </table:table-cell>
        </table:table-row>
        <table:table-row table:style-name="ro1">
          <table:table-cell office:value-type="float" office:value="112608" calcext:value-type="float">
            <text:p>112608</text:p>
          </table:table-cell>
          <table:table-cell office:value-type="float" office:value="24.8" calcext:value-type="float">
            <text:p>24.8</text:p>
          </table:table-cell>
          <table:table-cell office:value-type="float" office:value="10.36" calcext:value-type="float">
            <text:p>10.36</text:p>
          </table:table-cell>
          <table:table-cell office:value-type="float" office:value="-14.44" calcext:value-type="float">
            <text:p>-14.44</text:p>
          </table:table-cell>
        </table:table-row>
        <table:table-row table:style-name="ro1">
          <table:table-cell office:value-type="float" office:value="236684" calcext:value-type="float">
            <text:p>236684</text:p>
          </table:table-cell>
          <table:table-cell office:value-type="float" office:value="20.92" calcext:value-type="float">
            <text:p>20.92</text:p>
          </table:table-cell>
          <table:table-cell office:value-type="float" office:value="6.48" calcext:value-type="float">
            <text:p>6.48</text:p>
          </table:table-cell>
          <table:table-cell office:value-type="float" office:value="-14.44" calcext:value-type="float">
            <text:p>-14.44</text:p>
          </table:table-cell>
        </table:table-row>
        <table:table-row table:style-name="ro1">
          <table:table-cell office:value-type="float" office:value="129264" calcext:value-type="float">
            <text:p>129264</text:p>
          </table:table-cell>
          <table:table-cell office:value-type="float" office:value="36.08" calcext:value-type="float">
            <text:p>36.08</text:p>
          </table:table-cell>
          <table:table-cell office:value-type="float" office:value="21.6" calcext:value-type="float">
            <text:p>21.6</text:p>
          </table:table-cell>
          <table:table-cell office:value-type="float" office:value="-14.48" calcext:value-type="float">
            <text:p>-14.48</text:p>
          </table:table-cell>
        </table:table-row>
        <table:table-row table:style-name="ro1">
          <table:table-cell office:value-type="float" office:value="262284" calcext:value-type="float">
            <text:p>262284</text:p>
          </table:table-cell>
          <table:table-cell office:value-type="float" office:value="22.72" calcext:value-type="float">
            <text:p>22.72</text:p>
          </table:table-cell>
          <table:table-cell office:value-type="float" office:value="8.16" calcext:value-type="float">
            <text:p>8.16</text:p>
          </table:table-cell>
          <table:table-cell office:value-type="float" office:value="-14.56" calcext:value-type="float">
            <text:p>-14.56</text:p>
          </table:table-cell>
        </table:table-row>
        <table:table-row table:style-name="ro1">
          <table:table-cell office:value-type="float" office:value="128124" calcext:value-type="float">
            <text:p>128124</text:p>
          </table:table-cell>
          <table:table-cell office:value-type="float" office:value="29.36" calcext:value-type="float">
            <text:p>29.36</text:p>
          </table:table-cell>
          <table:table-cell office:value-type="float" office:value="14.64" calcext:value-type="float">
            <text:p>14.64</text:p>
          </table:table-cell>
          <table:table-cell office:value-type="float" office:value="-14.72" calcext:value-type="float">
            <text:p>-14.72</text:p>
          </table:table-cell>
        </table:table-row>
        <table:table-row table:style-name="ro1">
          <table:table-cell office:value-type="float" office:value="184080" calcext:value-type="float">
            <text:p>184080</text:p>
          </table:table-cell>
          <table:table-cell office:value-type="float" office:value="15.04" calcext:value-type="float">
            <text:p>15.04</text:p>
          </table:table-cell>
          <table:table-cell office:value-type="float" office:value="0.32" calcext:value-type="float">
            <text:p>0.32</text:p>
          </table:table-cell>
          <table:table-cell office:value-type="float" office:value="-14.72" calcext:value-type="float">
            <text:p>-14.72</text:p>
          </table:table-cell>
        </table:table-row>
        <table:table-row table:style-name="ro1">
          <table:table-cell office:value-type="float" office:value="159768" calcext:value-type="float">
            <text:p>159768</text:p>
          </table:table-cell>
          <table:table-cell office:value-type="float" office:value="20.28" calcext:value-type="float">
            <text:p>20.28</text:p>
          </table:table-cell>
          <table:table-cell office:value-type="float" office:value="5.48" calcext:value-type="float">
            <text:p>5.48</text:p>
          </table:table-cell>
          <table:table-cell office:value-type="float" office:value="-14.8" calcext:value-type="float">
            <text:p>-14.8</text:p>
          </table:table-cell>
        </table:table-row>
        <table:table-row table:style-name="ro1">
          <table:table-cell office:value-type="float" office:value="55776" calcext:value-type="float">
            <text:p>55776</text:p>
          </table:table-cell>
          <table:table-cell office:value-type="float" office:value="51.84" calcext:value-type="float">
            <text:p>51.84</text:p>
          </table:table-cell>
          <table:table-cell office:value-type="float" office:value="36.96" calcext:value-type="float">
            <text:p>36.96</text:p>
          </table:table-cell>
          <table:table-cell office:value-type="float" office:value="-14.88" calcext:value-type="float">
            <text:p>-14.88</text:p>
          </table:table-cell>
        </table:table-row>
        <table:table-row table:style-name="ro1">
          <table:table-cell office:value-type="float" office:value="292184" calcext:value-type="float">
            <text:p>292184</text:p>
          </table:table-cell>
          <table:table-cell office:value-type="float" office:value="52.72" calcext:value-type="float">
            <text:p>52.72</text:p>
          </table:table-cell>
          <table:table-cell office:value-type="float" office:value="37.84" calcext:value-type="float">
            <text:p>37.84</text:p>
          </table:table-cell>
          <table:table-cell office:value-type="float" office:value="-14.88" calcext:value-type="float">
            <text:p>-14.88</text:p>
          </table:table-cell>
        </table:table-row>
        <table:table-row table:style-name="ro1">
          <table:table-cell office:value-type="float" office:value="180456" calcext:value-type="float">
            <text:p>180456</text:p>
          </table:table-cell>
          <table:table-cell office:value-type="float" office:value="29.04" calcext:value-type="float">
            <text:p>29.04</text:p>
          </table:table-cell>
          <table:table-cell office:value-type="float" office:value="13.96" calcext:value-type="float">
            <text:p>13.96</text:p>
          </table:table-cell>
          <table:table-cell office:value-type="float" office:value="-15.08" calcext:value-type="float">
            <text:p>-15.08</text:p>
          </table:table-cell>
        </table:table-row>
        <table:table-row table:style-name="ro1">
          <table:table-cell office:value-type="float" office:value="47256" calcext:value-type="float">
            <text:p>47256</text:p>
          </table:table-cell>
          <table:table-cell office:value-type="float" office:value="19.76" calcext:value-type="float">
            <text:p>19.76</text:p>
          </table:table-cell>
          <table:table-cell office:value-type="float" office:value="4.4" calcext:value-type="float">
            <text:p>4.4</text:p>
          </table:table-cell>
          <table:table-cell office:value-type="float" office:value="-15.36" calcext:value-type="float">
            <text:p>-15.36</text:p>
          </table:table-cell>
        </table:table-row>
        <table:table-row table:style-name="ro1">
          <table:table-cell office:value-type="float" office:value="130272" calcext:value-type="float">
            <text:p>130272</text:p>
          </table:table-cell>
          <table:table-cell office:value-type="float" office:value="21.84" calcext:value-type="float">
            <text:p>21.84</text:p>
          </table:table-cell>
          <table:table-cell office:value-type="float" office:value="6.48" calcext:value-type="float">
            <text:p>6.48</text:p>
          </table:table-cell>
          <table:table-cell office:value-type="float" office:value="-15.36" calcext:value-type="float">
            <text:p>-15.36</text:p>
          </table:table-cell>
        </table:table-row>
        <table:table-row table:style-name="ro1">
          <table:table-cell office:value-type="float" office:value="77472" calcext:value-type="float">
            <text:p>77472</text:p>
          </table:table-cell>
          <table:table-cell office:value-type="float" office:value="22.6" calcext:value-type="float">
            <text:p>22.6</text:p>
          </table:table-cell>
          <table:table-cell office:value-type="float" office:value="7.12" calcext:value-type="float">
            <text:p>7.12</text:p>
          </table:table-cell>
          <table:table-cell office:value-type="float" office:value="-15.48" calcext:value-type="float">
            <text:p>-15.48</text:p>
          </table:table-cell>
        </table:table-row>
        <table:table-row table:style-name="ro1">
          <table:table-cell office:value-type="float" office:value="51360" calcext:value-type="float">
            <text:p>51360</text:p>
          </table:table-cell>
          <table:table-cell office:value-type="float" office:value="44.16" calcext:value-type="float">
            <text:p>44.16</text:p>
          </table:table-cell>
          <table:table-cell office:value-type="float" office:value="28.64" calcext:value-type="float">
            <text:p>28.64</text:p>
          </table:table-cell>
          <table:table-cell office:value-type="float" office:value="-15.52" calcext:value-type="float">
            <text:p>-15.52</text:p>
          </table:table-cell>
        </table:table-row>
        <table:table-row table:style-name="ro1">
          <table:table-cell office:value-type="float" office:value="65380" calcext:value-type="float">
            <text:p>65380</text:p>
          </table:table-cell>
          <table:table-cell office:value-type="float" office:value="15.92" calcext:value-type="float">
            <text:p>15.92</text:p>
          </table:table-cell>
          <table:table-cell office:value-type="float" office:value="0.28" calcext:value-type="float">
            <text:p>0.28</text:p>
          </table:table-cell>
          <table:table-cell office:value-type="float" office:value="-15.64" calcext:value-type="float">
            <text:p>-15.64</text:p>
          </table:table-cell>
        </table:table-row>
        <table:table-row table:style-name="ro1">
          <table:table-cell office:value-type="float" office:value="118432" calcext:value-type="float">
            <text:p>118432</text:p>
          </table:table-cell>
          <table:table-cell office:value-type="float" office:value="15.84" calcext:value-type="float">
            <text:p>15.84</text:p>
          </table:table-cell>
          <table:table-cell office:value-type="float" office:value="0.2" calcext:value-type="float">
            <text:p>0.2</text:p>
          </table:table-cell>
          <table:table-cell office:value-type="float" office:value="-15.64" calcext:value-type="float">
            <text:p>-15.64</text:p>
          </table:table-cell>
        </table:table-row>
        <table:table-row table:style-name="ro1">
          <table:table-cell office:value-type="float" office:value="48180" calcext:value-type="float">
            <text:p>48180</text:p>
          </table:table-cell>
          <table:table-cell office:value-type="float" office:value="16.44" calcext:value-type="float">
            <text:p>16.44</text:p>
          </table:table-cell>
          <table:table-cell office:value-type="float" office:value="0.76" calcext:value-type="float">
            <text:p>0.76</text:p>
          </table:table-cell>
          <table:table-cell office:value-type="float" office:value="-15.68" calcext:value-type="float">
            <text:p>-15.68</text:p>
          </table:table-cell>
        </table:table-row>
        <table:table-row table:style-name="ro1">
          <table:table-cell office:value-type="float" office:value="93464" calcext:value-type="float">
            <text:p>93464</text:p>
          </table:table-cell>
          <table:table-cell office:value-type="float" office:value="15.8" calcext:value-type="float">
            <text:p>15.8</text:p>
          </table:table-cell>
          <table:table-cell office:value-type="float" office:value="0.12" calcext:value-type="float">
            <text:p>0.12</text:p>
          </table:table-cell>
          <table:table-cell office:value-type="float" office:value="-15.68" calcext:value-type="float">
            <text:p>-15.68</text:p>
          </table:table-cell>
        </table:table-row>
        <table:table-row table:style-name="ro1">
          <table:table-cell office:value-type="float" office:value="298512" calcext:value-type="float">
            <text:p>298512</text:p>
          </table:table-cell>
          <table:table-cell office:value-type="float" office:value="24.16" calcext:value-type="float">
            <text:p>24.16</text:p>
          </table:table-cell>
          <table:table-cell office:value-type="float" office:value="8.44" calcext:value-type="float">
            <text:p>8.44</text:p>
          </table:table-cell>
          <table:table-cell office:value-type="float" office:value="-15.72" calcext:value-type="float">
            <text:p>-15.72</text:p>
          </table:table-cell>
        </table:table-row>
        <table:table-row table:style-name="ro1">
          <table:table-cell office:value-type="float" office:value="73832" calcext:value-type="float">
            <text:p>73832</text:p>
          </table:table-cell>
          <table:table-cell office:value-type="float" office:value="18" calcext:value-type="float">
            <text:p>18</text:p>
          </table:table-cell>
          <table:table-cell office:value-type="float" office:value="2.16" calcext:value-type="float">
            <text:p>2.16</text:p>
          </table:table-cell>
          <table:table-cell office:value-type="float" office:value="-15.84" calcext:value-type="float">
            <text:p>-15.84</text:p>
          </table:table-cell>
        </table:table-row>
        <table:table-row table:style-name="ro1">
          <table:table-cell office:value-type="float" office:value="235172" calcext:value-type="float">
            <text:p>235172</text:p>
          </table:table-cell>
          <table:table-cell office:value-type="float" office:value="34.68" calcext:value-type="float">
            <text:p>34.68</text:p>
          </table:table-cell>
          <table:table-cell office:value-type="float" office:value="18.84" calcext:value-type="float">
            <text:p>18.84</text:p>
          </table:table-cell>
          <table:table-cell office:value-type="float" office:value="-15.84" calcext:value-type="float">
            <text:p>-15.84</text:p>
          </table:table-cell>
        </table:table-row>
        <table:table-row table:style-name="ro1">
          <table:table-cell office:value-type="float" office:value="26768" calcext:value-type="float">
            <text:p>26768</text:p>
          </table:table-cell>
          <table:table-cell office:value-type="float" office:value="35.48" calcext:value-type="float">
            <text:p>35.48</text:p>
          </table:table-cell>
          <table:table-cell office:value-type="float" office:value="19.56" calcext:value-type="float">
            <text:p>19.56</text:p>
          </table:table-cell>
          <table:table-cell office:value-type="float" office:value="-15.92" calcext:value-type="float">
            <text:p>-15.92</text:p>
          </table:table-cell>
        </table:table-row>
        <table:table-row table:style-name="ro1">
          <table:table-cell office:value-type="float" office:value="234844" calcext:value-type="float">
            <text:p>234844</text:p>
          </table:table-cell>
          <table:table-cell office:value-type="float" office:value="52.76" calcext:value-type="float">
            <text:p>52.76</text:p>
          </table:table-cell>
          <table:table-cell office:value-type="float" office:value="36.72" calcext:value-type="float">
            <text:p>36.72</text:p>
          </table:table-cell>
          <table:table-cell office:value-type="float" office:value="-16.04" calcext:value-type="float">
            <text:p>-16.04</text:p>
          </table:table-cell>
        </table:table-row>
        <table:table-row table:style-name="ro1">
          <table:table-cell office:value-type="float" office:value="45948" calcext:value-type="float">
            <text:p>45948</text:p>
          </table:table-cell>
          <table:table-cell office:value-type="float" office:value="21.28" calcext:value-type="float">
            <text:p>21.28</text:p>
          </table:table-cell>
          <table:table-cell office:value-type="float" office:value="5.2" calcext:value-type="float">
            <text:p>5.2</text:p>
          </table:table-cell>
          <table:table-cell office:value-type="float" office:value="-16.08" calcext:value-type="float">
            <text:p>-16.08</text:p>
          </table:table-cell>
        </table:table-row>
        <table:table-row table:style-name="ro1">
          <table:table-cell office:value-type="float" office:value="73844" calcext:value-type="float">
            <text:p>73844</text:p>
          </table:table-cell>
          <table:table-cell office:value-type="float" office:value="42.88" calcext:value-type="float">
            <text:p>42.88</text:p>
          </table:table-cell>
          <table:table-cell office:value-type="float" office:value="26.8" calcext:value-type="float">
            <text:p>26.8</text:p>
          </table:table-cell>
          <table:table-cell office:value-type="float" office:value="-16.08" calcext:value-type="float">
            <text:p>-16.08</text:p>
          </table:table-cell>
        </table:table-row>
        <table:table-row table:style-name="ro1">
          <table:table-cell office:value-type="float" office:value="61540" calcext:value-type="float">
            <text:p>61540</text:p>
          </table:table-cell>
          <table:table-cell office:value-type="float" office:value="38.12" calcext:value-type="float">
            <text:p>38.12</text:p>
          </table:table-cell>
          <table:table-cell office:value-type="float" office:value="21.92" calcext:value-type="float">
            <text:p>21.92</text:p>
          </table:table-cell>
          <table:table-cell office:value-type="float" office:value="-16.2" calcext:value-type="float">
            <text:p>-16.2</text:p>
          </table:table-cell>
        </table:table-row>
        <table:table-row table:style-name="ro1">
          <table:table-cell office:value-type="float" office:value="93836" calcext:value-type="float">
            <text:p>93836</text:p>
          </table:table-cell>
          <table:table-cell office:value-type="float" office:value="19.68" calcext:value-type="float">
            <text:p>19.68</text:p>
          </table:table-cell>
          <table:table-cell office:value-type="float" office:value="3.32" calcext:value-type="float">
            <text:p>3.32</text:p>
          </table:table-cell>
          <table:table-cell office:value-type="float" office:value="-16.36" calcext:value-type="float">
            <text:p>-16.36</text:p>
          </table:table-cell>
        </table:table-row>
        <table:table-row table:style-name="ro1">
          <table:table-cell office:value-type="float" office:value="133676" calcext:value-type="float">
            <text:p>133676</text:p>
          </table:table-cell>
          <table:table-cell office:value-type="float" office:value="28.88" calcext:value-type="float">
            <text:p>28.88</text:p>
          </table:table-cell>
          <table:table-cell office:value-type="float" office:value="12.48" calcext:value-type="float">
            <text:p>12.48</text:p>
          </table:table-cell>
          <table:table-cell office:value-type="float" office:value="-16.4" calcext:value-type="float">
            <text:p>-16.4</text:p>
          </table:table-cell>
        </table:table-row>
        <table:table-row table:style-name="ro1">
          <table:table-cell office:value-type="float" office:value="213364" calcext:value-type="float">
            <text:p>213364</text:p>
          </table:table-cell>
          <table:table-cell office:value-type="float" office:value="30.32" calcext:value-type="float">
            <text:p>30.32</text:p>
          </table:table-cell>
          <table:table-cell office:value-type="float" office:value="13.92" calcext:value-type="float">
            <text:p>13.92</text:p>
          </table:table-cell>
          <table:table-cell office:value-type="float" office:value="-16.4" calcext:value-type="float">
            <text:p>-16.4</text:p>
          </table:table-cell>
        </table:table-row>
        <table:table-row table:style-name="ro1">
          <table:table-cell office:value-type="float" office:value="134904" calcext:value-type="float">
            <text:p>134904</text:p>
          </table:table-cell>
          <table:table-cell office:value-type="float" office:value="47.84" calcext:value-type="float">
            <text:p>47.84</text:p>
          </table:table-cell>
          <table:table-cell office:value-type="float" office:value="31.32" calcext:value-type="float">
            <text:p>31.32</text:p>
          </table:table-cell>
          <table:table-cell office:value-type="float" office:value="-16.52" calcext:value-type="float">
            <text:p>-16.52</text:p>
          </table:table-cell>
        </table:table-row>
        <table:table-row table:style-name="ro1">
          <table:table-cell office:value-type="float" office:value="282976" calcext:value-type="float">
            <text:p>282976</text:p>
          </table:table-cell>
          <table:table-cell office:value-type="float" office:value="72.28" calcext:value-type="float">
            <text:p>72.28</text:p>
          </table:table-cell>
          <table:table-cell office:value-type="float" office:value="55.76" calcext:value-type="float">
            <text:p>55.76</text:p>
          </table:table-cell>
          <table:table-cell office:value-type="float" office:value="-16.52" calcext:value-type="float">
            <text:p>-16.52</text:p>
          </table:table-cell>
        </table:table-row>
        <table:table-row table:style-name="ro1">
          <table:table-cell office:value-type="float" office:value="282976" calcext:value-type="float">
            <text:p>282976</text:p>
          </table:table-cell>
          <table:table-cell office:value-type="float" office:value="72.28" calcext:value-type="float">
            <text:p>72.28</text:p>
          </table:table-cell>
          <table:table-cell office:value-type="float" office:value="55.76" calcext:value-type="float">
            <text:p>55.76</text:p>
          </table:table-cell>
          <table:table-cell office:value-type="float" office:value="-16.52" calcext:value-type="float">
            <text:p>-16.52</text:p>
          </table:table-cell>
        </table:table-row>
        <table:table-row table:style-name="ro1">
          <table:table-cell office:value-type="float" office:value="278132" calcext:value-type="float">
            <text:p>278132</text:p>
          </table:table-cell>
          <table:table-cell office:value-type="float" office:value="24" calcext:value-type="float">
            <text:p>24</text:p>
          </table:table-cell>
          <table:table-cell office:value-type="float" office:value="7.4" calcext:value-type="float">
            <text:p>7.4</text:p>
          </table:table-cell>
          <table:table-cell office:value-type="float" office:value="-16.6" calcext:value-type="float">
            <text:p>-16.6</text:p>
          </table:table-cell>
        </table:table-row>
        <table:table-row table:style-name="ro1">
          <table:table-cell office:value-type="float" office:value="220072" calcext:value-type="float">
            <text:p>220072</text:p>
          </table:table-cell>
          <table:table-cell office:value-type="float" office:value="28.32" calcext:value-type="float">
            <text:p>28.32</text:p>
          </table:table-cell>
          <table:table-cell office:value-type="float" office:value="11.64" calcext:value-type="float">
            <text:p>11.64</text:p>
          </table:table-cell>
          <table:table-cell office:value-type="float" office:value="-16.68" calcext:value-type="float">
            <text:p>-16.68</text:p>
          </table:table-cell>
        </table:table-row>
        <table:table-row table:style-name="ro1">
          <table:table-cell office:value-type="float" office:value="66308" calcext:value-type="float">
            <text:p>66308</text:p>
          </table:table-cell>
          <table:table-cell office:value-type="float" office:value="21.52" calcext:value-type="float">
            <text:p>21.52</text:p>
          </table:table-cell>
          <table:table-cell office:value-type="float" office:value="4.76" calcext:value-type="float">
            <text:p>4.76</text:p>
          </table:table-cell>
          <table:table-cell office:value-type="float" office:value="-16.76" calcext:value-type="float">
            <text:p>-16.76</text:p>
          </table:table-cell>
        </table:table-row>
        <table:table-row table:style-name="ro1">
          <table:table-cell office:value-type="float" office:value="175656" calcext:value-type="float">
            <text:p>175656</text:p>
          </table:table-cell>
          <table:table-cell office:value-type="float" office:value="21.92" calcext:value-type="float">
            <text:p>21.92</text:p>
          </table:table-cell>
          <table:table-cell office:value-type="float" office:value="5.12" calcext:value-type="float">
            <text:p>5.12</text:p>
          </table:table-cell>
          <table:table-cell office:value-type="float" office:value="-16.8" calcext:value-type="float">
            <text:p>-16.8</text:p>
          </table:table-cell>
        </table:table-row>
        <table:table-row table:style-name="ro1">
          <table:table-cell office:value-type="float" office:value="228956" calcext:value-type="float">
            <text:p>228956</text:p>
          </table:table-cell>
          <table:table-cell office:value-type="float" office:value="23.84" calcext:value-type="float">
            <text:p>23.84</text:p>
          </table:table-cell>
          <table:table-cell office:value-type="float" office:value="7" calcext:value-type="float">
            <text:p>7</text:p>
          </table:table-cell>
          <table:table-cell office:value-type="float" office:value="-16.84" calcext:value-type="float">
            <text:p>-16.84</text:p>
          </table:table-cell>
        </table:table-row>
        <table:table-row table:style-name="ro1">
          <table:table-cell office:value-type="float" office:value="164756" calcext:value-type="float">
            <text:p>164756</text:p>
          </table:table-cell>
          <table:table-cell office:value-type="float" office:value="31.84" calcext:value-type="float">
            <text:p>31.84</text:p>
          </table:table-cell>
          <table:table-cell office:value-type="float" office:value="14.96" calcext:value-type="float">
            <text:p>14.96</text:p>
          </table:table-cell>
          <table:table-cell office:value-type="float" office:value="-16.88" calcext:value-type="float">
            <text:p>-16.88</text:p>
          </table:table-cell>
        </table:table-row>
        <table:table-row table:style-name="ro1">
          <table:table-cell office:value-type="float" office:value="292952" calcext:value-type="float">
            <text:p>292952</text:p>
          </table:table-cell>
          <table:table-cell office:value-type="float" office:value="18.12" calcext:value-type="float">
            <text:p>18.12</text:p>
          </table:table-cell>
          <table:table-cell office:value-type="float" office:value="1.2" calcext:value-type="float">
            <text:p>1.2</text:p>
          </table:table-cell>
          <table:table-cell office:value-type="float" office:value="-16.92" calcext:value-type="float">
            <text:p>-16.92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float" office:value="27.16" calcext:value-type="float">
            <text:p>27.16</text:p>
          </table:table-cell>
          <table:table-cell office:value-type="float" office:value="10.2" calcext:value-type="float">
            <text:p>10.2</text:p>
          </table:table-cell>
          <table:table-cell office:value-type="float" office:value="-16.96" calcext:value-type="float">
            <text:p>-16.96</text:p>
          </table:table-cell>
        </table:table-row>
        <table:table-row table:style-name="ro1">
          <table:table-cell office:value-type="float" office:value="198724" calcext:value-type="float">
            <text:p>198724</text:p>
          </table:table-cell>
          <table:table-cell office:value-type="float" office:value="56.56" calcext:value-type="float">
            <text:p>56.56</text:p>
          </table:table-cell>
          <table:table-cell office:value-type="float" office:value="39.48" calcext:value-type="float">
            <text:p>39.48</text:p>
          </table:table-cell>
          <table:table-cell office:value-type="float" office:value="-17.08" calcext:value-type="float">
            <text:p>-17.08</text:p>
          </table:table-cell>
        </table:table-row>
        <table:table-row table:style-name="ro1">
          <table:table-cell office:value-type="float" office:value="73340" calcext:value-type="float">
            <text:p>73340</text:p>
          </table:table-cell>
          <table:table-cell office:value-type="float" office:value="31.68" calcext:value-type="float">
            <text:p>31.68</text:p>
          </table:table-cell>
          <table:table-cell office:value-type="float" office:value="14.56" calcext:value-type="float">
            <text:p>14.56</text:p>
          </table:table-cell>
          <table:table-cell office:value-type="float" office:value="-17.12" calcext:value-type="float">
            <text:p>-17.12</text:p>
          </table:table-cell>
        </table:table-row>
        <table:table-row table:style-name="ro1">
          <table:table-cell office:value-type="float" office:value="112568" calcext:value-type="float">
            <text:p>112568</text:p>
          </table:table-cell>
          <table:table-cell office:value-type="float" office:value="40.12" calcext:value-type="float">
            <text:p>40.12</text:p>
          </table:table-cell>
          <table:table-cell office:value-type="float" office:value="23" calcext:value-type="float">
            <text:p>23</text:p>
          </table:table-cell>
          <table:table-cell office:value-type="float" office:value="-17.12" calcext:value-type="float">
            <text:p>-17.12</text:p>
          </table:table-cell>
        </table:table-row>
        <table:table-row table:style-name="ro1">
          <table:table-cell office:value-type="float" office:value="75520" calcext:value-type="float">
            <text:p>75520</text:p>
          </table:table-cell>
          <table:table-cell office:value-type="float" office:value="51.04" calcext:value-type="float">
            <text:p>51.04</text:p>
          </table:table-cell>
          <table:table-cell office:value-type="float" office:value="33.8" calcext:value-type="float">
            <text:p>33.8</text:p>
          </table:table-cell>
          <table:table-cell office:value-type="float" office:value="-17.24" calcext:value-type="float">
            <text:p>-17.24</text:p>
          </table:table-cell>
        </table:table-row>
        <table:table-row table:style-name="ro1">
          <table:table-cell office:value-type="float" office:value="215768" calcext:value-type="float">
            <text:p>215768</text:p>
          </table:table-cell>
          <table:table-cell office:value-type="float" office:value="19.96" calcext:value-type="float">
            <text:p>19.96</text:p>
          </table:table-cell>
          <table:table-cell office:value-type="float" office:value="2.68" calcext:value-type="float">
            <text:p>2.68</text:p>
          </table:table-cell>
          <table:table-cell office:value-type="float" office:value="-17.28" calcext:value-type="float">
            <text:p>-17.28</text:p>
          </table:table-cell>
        </table:table-row>
        <table:table-row table:style-name="ro1">
          <table:table-cell office:value-type="float" office:value="76320" calcext:value-type="float">
            <text:p>76320</text:p>
          </table:table-cell>
          <table:table-cell office:value-type="float" office:value="50.52" calcext:value-type="float">
            <text:p>50.52</text:p>
          </table:table-cell>
          <table:table-cell office:value-type="float" office:value="33.16" calcext:value-type="float">
            <text:p>33.16</text:p>
          </table:table-cell>
          <table:table-cell office:value-type="float" office:value="-17.36" calcext:value-type="float">
            <text:p>-17.36</text:p>
          </table:table-cell>
        </table:table-row>
        <table:table-row table:style-name="ro1">
          <table:table-cell office:value-type="float" office:value="64412" calcext:value-type="float">
            <text:p>64412</text:p>
          </table:table-cell>
          <table:table-cell office:value-type="float" office:value="20.08" calcext:value-type="float">
            <text:p>20.08</text:p>
          </table:table-cell>
          <table:table-cell office:value-type="float" office:value="2.68" calcext:value-type="float">
            <text:p>2.68</text:p>
          </table:table-cell>
          <table:table-cell office:value-type="float" office:value="-17.4" calcext:value-type="float">
            <text:p>-17.4</text:p>
          </table:table-cell>
        </table:table-row>
        <table:table-row table:style-name="ro1">
          <table:table-cell office:value-type="float" office:value="245764" calcext:value-type="float">
            <text:p>245764</text:p>
          </table:table-cell>
          <table:table-cell office:value-type="float" office:value="20.28" calcext:value-type="float">
            <text:p>20.28</text:p>
          </table:table-cell>
          <table:table-cell office:value-type="float" office:value="2.76" calcext:value-type="float">
            <text:p>2.76</text:p>
          </table:table-cell>
          <table:table-cell office:value-type="float" office:value="-17.52" calcext:value-type="float">
            <text:p>-17.52</text:p>
          </table:table-cell>
        </table:table-row>
        <table:table-row table:style-name="ro1">
          <table:table-cell office:value-type="float" office:value="297820" calcext:value-type="float">
            <text:p>297820</text:p>
          </table:table-cell>
          <table:table-cell office:value-type="float" office:value="46.24" calcext:value-type="float">
            <text:p>46.24</text:p>
          </table:table-cell>
          <table:table-cell office:value-type="float" office:value="28.72" calcext:value-type="float">
            <text:p>28.72</text:p>
          </table:table-cell>
          <table:table-cell office:value-type="float" office:value="-17.52" calcext:value-type="float">
            <text:p>-17.52</text:p>
          </table:table-cell>
        </table:table-row>
        <table:table-row table:style-name="ro1">
          <table:table-cell office:value-type="float" office:value="72924" calcext:value-type="float">
            <text:p>72924</text:p>
          </table:table-cell>
          <table:table-cell office:value-type="float" office:value="32.64" calcext:value-type="float">
            <text:p>32.64</text:p>
          </table:table-cell>
          <table:table-cell office:value-type="float" office:value="15" calcext:value-type="float">
            <text:p>15</text:p>
          </table:table-cell>
          <table:table-cell office:value-type="float" office:value="-17.64" calcext:value-type="float">
            <text:p>-17.64</text:p>
          </table:table-cell>
        </table:table-row>
        <table:table-row table:style-name="ro1">
          <table:table-cell office:value-type="float" office:value="88168" calcext:value-type="float">
            <text:p>88168</text:p>
          </table:table-cell>
          <table:table-cell office:value-type="float" office:value="34.08" calcext:value-type="float">
            <text:p>34.08</text:p>
          </table:table-cell>
          <table:table-cell office:value-type="float" office:value="16.44" calcext:value-type="float">
            <text:p>16.44</text:p>
          </table:table-cell>
          <table:table-cell office:value-type="float" office:value="-17.64" calcext:value-type="float">
            <text:p>-17.64</text:p>
          </table:table-cell>
        </table:table-row>
        <table:table-row table:style-name="ro1">
          <table:table-cell office:value-type="float" office:value="121368" calcext:value-type="float">
            <text:p>121368</text:p>
          </table:table-cell>
          <table:table-cell office:value-type="float" office:value="28.72" calcext:value-type="float">
            <text:p>28.72</text:p>
          </table:table-cell>
          <table:table-cell office:value-type="float" office:value="10.96" calcext:value-type="float">
            <text:p>10.96</text:p>
          </table:table-cell>
          <table:table-cell office:value-type="float" office:value="-17.76" calcext:value-type="float">
            <text:p>-17.76</text:p>
          </table:table-cell>
        </table:table-row>
        <table:table-row table:style-name="ro1">
          <table:table-cell office:value-type="float" office:value="46136" calcext:value-type="float">
            <text:p>46136</text:p>
          </table:table-cell>
          <table:table-cell office:value-type="float" office:value="19.32" calcext:value-type="float">
            <text:p>19.32</text:p>
          </table:table-cell>
          <table:table-cell office:value-type="float" office:value="1.52" calcext:value-type="float">
            <text:p>1.52</text:p>
          </table:table-cell>
          <table:table-cell office:value-type="float" office:value="-17.8" calcext:value-type="float">
            <text:p>-17.8</text:p>
          </table:table-cell>
        </table:table-row>
        <table:table-row table:style-name="ro1">
          <table:table-cell office:value-type="float" office:value="298752" calcext:value-type="float">
            <text:p>298752</text:p>
          </table:table-cell>
          <table:table-cell office:value-type="float" office:value="49.6" calcext:value-type="float">
            <text:p>49.6</text:p>
          </table:table-cell>
          <table:table-cell office:value-type="float" office:value="31.76" calcext:value-type="float">
            <text:p>31.76</text:p>
          </table:table-cell>
          <table:table-cell office:value-type="float" office:value="-17.84" calcext:value-type="float">
            <text:p>-17.84</text:p>
          </table:table-cell>
        </table:table-row>
        <table:table-row table:style-name="ro1">
          <table:table-cell office:value-type="float" office:value="201496" calcext:value-type="float">
            <text:p>201496</text:p>
          </table:table-cell>
          <table:table-cell office:value-type="float" office:value="45.36" calcext:value-type="float">
            <text:p>45.36</text:p>
          </table:table-cell>
          <table:table-cell office:value-type="float" office:value="27.36" calcext:value-type="float">
            <text:p>27.36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65256" calcext:value-type="float">
            <text:p>65256</text:p>
          </table:table-cell>
          <table:table-cell office:value-type="float" office:value="38.28" calcext:value-type="float">
            <text:p>38.28</text:p>
          </table:table-cell>
          <table:table-cell office:value-type="float" office:value="20.24" calcext:value-type="float">
            <text:p>20.24</text:p>
          </table:table-cell>
          <table:table-cell office:value-type="float" office:value="-18.04" calcext:value-type="float">
            <text:p>-18.04</text:p>
          </table:table-cell>
        </table:table-row>
        <table:table-row table:style-name="ro1">
          <table:table-cell office:value-type="float" office:value="202516" calcext:value-type="float">
            <text:p>202516</text:p>
          </table:table-cell>
          <table:table-cell office:value-type="float" office:value="39.12" calcext:value-type="float">
            <text:p>39.12</text:p>
          </table:table-cell>
          <table:table-cell office:value-type="float" office:value="21.08" calcext:value-type="float">
            <text:p>21.08</text:p>
          </table:table-cell>
          <table:table-cell office:value-type="float" office:value="-18.04" calcext:value-type="float">
            <text:p>-18.04</text:p>
          </table:table-cell>
        </table:table-row>
        <table:table-row table:style-name="ro1">
          <table:table-cell office:value-type="float" office:value="241200" calcext:value-type="float">
            <text:p>241200</text:p>
          </table:table-cell>
          <table:table-cell office:value-type="float" office:value="25.48" calcext:value-type="float">
            <text:p>25.48</text:p>
          </table:table-cell>
          <table:table-cell office:value-type="float" office:value="7.44" calcext:value-type="float">
            <text:p>7.44</text:p>
          </table:table-cell>
          <table:table-cell office:value-type="float" office:value="-18.04" calcext:value-type="float">
            <text:p>-18.04</text:p>
          </table:table-cell>
        </table:table-row>
        <table:table-row table:style-name="ro1">
          <table:table-cell office:value-type="float" office:value="186992" calcext:value-type="float">
            <text:p>186992</text:p>
          </table:table-cell>
          <table:table-cell office:value-type="float" office:value="21.44" calcext:value-type="float">
            <text:p>21.44</text:p>
          </table:table-cell>
          <table:table-cell office:value-type="float" office:value="3.36" calcext:value-type="float">
            <text:p>3.36</text:p>
          </table:table-cell>
          <table:table-cell office:value-type="float" office:value="-18.08" calcext:value-type="float">
            <text:p>-18.08</text:p>
          </table:table-cell>
        </table:table-row>
        <table:table-row table:style-name="ro1">
          <table:table-cell office:value-type="float" office:value="298916" calcext:value-type="float">
            <text:p>298916</text:p>
          </table:table-cell>
          <table:table-cell office:value-type="float" office:value="23.16" calcext:value-type="float">
            <text:p>23.16</text:p>
          </table:table-cell>
          <table:table-cell office:value-type="float" office:value="5" calcext:value-type="float">
            <text:p>5</text:p>
          </table:table-cell>
          <table:table-cell office:value-type="float" office:value="-18.16" calcext:value-type="float">
            <text:p>-18.16</text:p>
          </table:table-cell>
        </table:table-row>
        <table:table-row table:style-name="ro1">
          <table:table-cell office:value-type="float" office:value="76424" calcext:value-type="float">
            <text:p>76424</text:p>
          </table:table-cell>
          <table:table-cell office:value-type="float" office:value="27.8" calcext:value-type="float">
            <text:p>27.8</text:p>
          </table:table-cell>
          <table:table-cell office:value-type="float" office:value="9.6" calcext:value-type="float">
            <text:p>9.6</text:p>
          </table:table-cell>
          <table:table-cell office:value-type="float" office:value="-18.2" calcext:value-type="float">
            <text:p>-18.2</text:p>
          </table:table-cell>
        </table:table-row>
        <table:table-row table:style-name="ro1">
          <table:table-cell office:value-type="float" office:value="261324" calcext:value-type="float">
            <text:p>261324</text:p>
          </table:table-cell>
          <table:table-cell office:value-type="float" office:value="38.64" calcext:value-type="float">
            <text:p>38.64</text:p>
          </table:table-cell>
          <table:table-cell office:value-type="float" office:value="20.36" calcext:value-type="float">
            <text:p>20.36</text:p>
          </table:table-cell>
          <table:table-cell office:value-type="float" office:value="-18.28" calcext:value-type="float">
            <text:p>-18.28</text:p>
          </table:table-cell>
        </table:table-row>
        <table:table-row table:style-name="ro1">
          <table:table-cell office:value-type="float" office:value="88488" calcext:value-type="float">
            <text:p>88488</text:p>
          </table:table-cell>
          <table:table-cell office:value-type="float" office:value="30.84" calcext:value-type="float">
            <text:p>30.84</text:p>
          </table:table-cell>
          <table:table-cell office:value-type="float" office:value="12.48" calcext:value-type="float">
            <text:p>12.48</text:p>
          </table:table-cell>
          <table:table-cell office:value-type="float" office:value="-18.36" calcext:value-type="float">
            <text:p>-18.36</text:p>
          </table:table-cell>
        </table:table-row>
        <table:table-row table:style-name="ro1">
          <table:table-cell office:value-type="float" office:value="161832" calcext:value-type="float">
            <text:p>161832</text:p>
          </table:table-cell>
          <table:table-cell office:value-type="float" office:value="22.48" calcext:value-type="float">
            <text:p>22.48</text:p>
          </table:table-cell>
          <table:table-cell office:value-type="float" office:value="4" calcext:value-type="float">
            <text:p>4</text:p>
          </table:table-cell>
          <table:table-cell office:value-type="float" office:value="-18.48" calcext:value-type="float">
            <text:p>-18.48</text:p>
          </table:table-cell>
        </table:table-row>
        <table:table-row table:style-name="ro1">
          <table:table-cell office:value-type="float" office:value="197132" calcext:value-type="float">
            <text:p>197132</text:p>
          </table:table-cell>
          <table:table-cell office:value-type="float" office:value="33.48" calcext:value-type="float">
            <text:p>33.48</text:p>
          </table:table-cell>
          <table:table-cell office:value-type="float" office:value="14.92" calcext:value-type="float">
            <text:p>14.92</text:p>
          </table:table-cell>
          <table:table-cell office:value-type="float" office:value="-18.56" calcext:value-type="float">
            <text:p>-18.56</text:p>
          </table:table-cell>
        </table:table-row>
        <table:table-row table:style-name="ro1">
          <table:table-cell office:value-type="float" office:value="118388" calcext:value-type="float">
            <text:p>118388</text:p>
          </table:table-cell>
          <table:table-cell office:value-type="float" office:value="35.76" calcext:value-type="float">
            <text:p>35.76</text:p>
          </table:table-cell>
          <table:table-cell office:value-type="float" office:value="17.16" calcext:value-type="float">
            <text:p>17.16</text:p>
          </table:table-cell>
          <table:table-cell office:value-type="float" office:value="-18.6" calcext:value-type="float">
            <text:p>-18.6</text:p>
          </table:table-cell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float" office:value="41.56" calcext:value-type="float">
            <text:p>41.56</text:p>
          </table:table-cell>
          <table:table-cell office:value-type="float" office:value="22.88" calcext:value-type="float">
            <text:p>22.88</text:p>
          </table:table-cell>
          <table:table-cell office:value-type="float" office:value="-18.68" calcext:value-type="float">
            <text:p>-18.68</text:p>
          </table:table-cell>
        </table:table-row>
        <table:table-row table:style-name="ro1">
          <table:table-cell office:value-type="float" office:value="64788" calcext:value-type="float">
            <text:p>64788</text:p>
          </table:table-cell>
          <table:table-cell office:value-type="float" office:value="108.68" calcext:value-type="float">
            <text:p>108.68</text:p>
          </table:table-cell>
          <table:table-cell office:value-type="float" office:value="89.96" calcext:value-type="float">
            <text:p>89.96</text:p>
          </table:table-cell>
          <table:table-cell office:value-type="float" office:value="-18.72" calcext:value-type="float">
            <text:p>-18.72</text:p>
          </table:table-cell>
        </table:table-row>
        <table:table-row table:style-name="ro1">
          <table:table-cell office:value-type="float" office:value="203484" calcext:value-type="float">
            <text:p>203484</text:p>
          </table:table-cell>
          <table:table-cell office:value-type="float" office:value="38.28" calcext:value-type="float">
            <text:p>38.28</text:p>
          </table:table-cell>
          <table:table-cell office:value-type="float" office:value="19.4" calcext:value-type="float">
            <text:p>19.4</text:p>
          </table:table-cell>
          <table:table-cell office:value-type="float" office:value="-18.88" calcext:value-type="float">
            <text:p>-18.88</text:p>
          </table:table-cell>
        </table:table-row>
        <table:table-row table:style-name="ro1">
          <table:table-cell office:value-type="float" office:value="288692" calcext:value-type="float">
            <text:p>288692</text:p>
          </table:table-cell>
          <table:table-cell office:value-type="float" office:value="20.44" calcext:value-type="float">
            <text:p>20.44</text:p>
          </table:table-cell>
          <table:table-cell office:value-type="float" office:value="1.4" calcext:value-type="float">
            <text:p>1.4</text:p>
          </table:table-cell>
          <table:table-cell office:value-type="float" office:value="-19.04" calcext:value-type="float">
            <text:p>-19.04</text:p>
          </table:table-cell>
        </table:table-row>
        <table:table-row table:style-name="ro1">
          <table:table-cell office:value-type="float" office:value="84904" calcext:value-type="float">
            <text:p>84904</text:p>
          </table:table-cell>
          <table:table-cell office:value-type="float" office:value="25.56" calcext:value-type="float">
            <text:p>25.56</text:p>
          </table:table-cell>
          <table:table-cell office:value-type="float" office:value="6.4" calcext:value-type="float">
            <text:p>6.4</text:p>
          </table:table-cell>
          <table:table-cell office:value-type="float" office:value="-19.16" calcext:value-type="float">
            <text:p>-19.16</text:p>
          </table:table-cell>
        </table:table-row>
        <table:table-row table:style-name="ro1">
          <table:table-cell office:value-type="float" office:value="104832" calcext:value-type="float">
            <text:p>104832</text:p>
          </table:table-cell>
          <table:table-cell office:value-type="float" office:value="68" calcext:value-type="float">
            <text:p>68</text:p>
          </table:table-cell>
          <table:table-cell office:value-type="float" office:value="48.68" calcext:value-type="float">
            <text:p>48.68</text:p>
          </table:table-cell>
          <table:table-cell office:value-type="float" office:value="-19.32" calcext:value-type="float">
            <text:p>-19.32</text:p>
          </table:table-cell>
        </table:table-row>
        <table:table-row table:style-name="ro1">
          <table:table-cell office:value-type="float" office:value="228896" calcext:value-type="float">
            <text:p>228896</text:p>
          </table:table-cell>
          <table:table-cell office:value-type="float" office:value="32.6" calcext:value-type="float">
            <text:p>32.6</text:p>
          </table:table-cell>
          <table:table-cell office:value-type="float" office:value="13.16" calcext:value-type="float">
            <text:p>13.16</text:p>
          </table:table-cell>
          <table:table-cell office:value-type="float" office:value="-19.44" calcext:value-type="float">
            <text:p>-19.44</text:p>
          </table:table-cell>
        </table:table-row>
        <table:table-row table:style-name="ro1">
          <table:table-cell office:value-type="float" office:value="280956" calcext:value-type="float">
            <text:p>280956</text:p>
          </table:table-cell>
          <table:table-cell office:value-type="float" office:value="59.84" calcext:value-type="float">
            <text:p>59.84</text:p>
          </table:table-cell>
          <table:table-cell office:value-type="float" office:value="40.36" calcext:value-type="float">
            <text:p>40.36</text:p>
          </table:table-cell>
          <table:table-cell office:value-type="float" office:value="-19.48" calcext:value-type="float">
            <text:p>-19.48</text:p>
          </table:table-cell>
        </table:table-row>
        <table:table-row table:style-name="ro1">
          <table:table-cell office:value-type="float" office:value="127056" calcext:value-type="float">
            <text:p>127056</text:p>
          </table:table-cell>
          <table:table-cell office:value-type="float" office:value="44.84" calcext:value-type="float">
            <text:p>44.84</text:p>
          </table:table-cell>
          <table:table-cell office:value-type="float" office:value="25.08" calcext:value-type="float">
            <text:p>25.08</text:p>
          </table:table-cell>
          <table:table-cell office:value-type="float" office:value="-19.76" calcext:value-type="float">
            <text:p>-19.76</text:p>
          </table:table-cell>
        </table:table-row>
        <table:table-row table:style-name="ro1">
          <table:table-cell office:value-type="float" office:value="214700" calcext:value-type="float">
            <text:p>214700</text:p>
          </table:table-cell>
          <table:table-cell office:value-type="float" office:value="49.4" calcext:value-type="float">
            <text:p>49.4</text:p>
          </table:table-cell>
          <table:table-cell office:value-type="float" office:value="29.64" calcext:value-type="float">
            <text:p>29.64</text:p>
          </table:table-cell>
          <table:table-cell office:value-type="float" office:value="-19.76" calcext:value-type="float">
            <text:p>-19.76</text:p>
          </table:table-cell>
        </table:table-row>
        <table:table-row table:style-name="ro1">
          <table:table-cell office:value-type="float" office:value="126796" calcext:value-type="float">
            <text:p>126796</text:p>
          </table:table-cell>
          <table:table-cell office:value-type="float" office:value="43.28" calcext:value-type="float">
            <text:p>43.28</text:p>
          </table:table-cell>
          <table:table-cell office:value-type="float" office:value="23.24" calcext:value-type="float">
            <text:p>23.24</text:p>
          </table:table-cell>
          <table:table-cell office:value-type="float" office:value="-20.04" calcext:value-type="float">
            <text:p>-20.04</text:p>
          </table:table-cell>
        </table:table-row>
        <table:table-row table:style-name="ro1">
          <table:table-cell office:value-type="float" office:value="128420" calcext:value-type="float">
            <text:p>128420</text:p>
          </table:table-cell>
          <table:table-cell office:value-type="float" office:value="31.2" calcext:value-type="float">
            <text:p>31.2</text:p>
          </table:table-cell>
          <table:table-cell office:value-type="float" office:value="11.16" calcext:value-type="float">
            <text:p>11.16</text:p>
          </table:table-cell>
          <table:table-cell office:value-type="float" office:value="-20.04" calcext:value-type="float">
            <text:p>-20.04</text:p>
          </table:table-cell>
        </table:table-row>
        <table:table-row table:style-name="ro1">
          <table:table-cell office:value-type="float" office:value="128420" calcext:value-type="float">
            <text:p>128420</text:p>
          </table:table-cell>
          <table:table-cell office:value-type="float" office:value="31.2" calcext:value-type="float">
            <text:p>31.2</text:p>
          </table:table-cell>
          <table:table-cell office:value-type="float" office:value="11.16" calcext:value-type="float">
            <text:p>11.16</text:p>
          </table:table-cell>
          <table:table-cell office:value-type="float" office:value="-20.04" calcext:value-type="float">
            <text:p>-20.04</text:p>
          </table:table-cell>
        </table:table-row>
        <table:table-row table:style-name="ro1">
          <table:table-cell office:value-type="float" office:value="91208" calcext:value-type="float">
            <text:p>91208</text:p>
          </table:table-cell>
          <table:table-cell office:value-type="float" office:value="28.52" calcext:value-type="float">
            <text:p>28.52</text:p>
          </table:table-cell>
          <table:table-cell office:value-type="float" office:value="8.24" calcext:value-type="float">
            <text:p>8.24</text:p>
          </table:table-cell>
          <table:table-cell office:value-type="float" office:value="-20.28" calcext:value-type="float">
            <text:p>-20.28</text:p>
          </table:table-cell>
        </table:table-row>
        <table:table-row table:style-name="ro1">
          <table:table-cell office:value-type="float" office:value="173932" calcext:value-type="float">
            <text:p>173932</text:p>
          </table:table-cell>
          <table:table-cell office:value-type="float" office:value="26.6" calcext:value-type="float">
            <text:p>26.6</text:p>
          </table:table-cell>
          <table:table-cell office:value-type="float" office:value="6" calcext:value-type="float">
            <text:p>6</text:p>
          </table:table-cell>
          <table:table-cell office:value-type="float" office:value="-20.6" calcext:value-type="float">
            <text:p>-20.6</text:p>
          </table:table-cell>
        </table:table-row>
        <table:table-row table:style-name="ro1">
          <table:table-cell office:value-type="float" office:value="63648" calcext:value-type="float">
            <text:p>63648</text:p>
          </table:table-cell>
          <table:table-cell office:value-type="float" office:value="41.08" calcext:value-type="float">
            <text:p>41.08</text:p>
          </table:table-cell>
          <table:table-cell office:value-type="float" office:value="20.08" calcext:value-type="float">
            <text:p>20.0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68172" calcext:value-type="float">
            <text:p>168172</text:p>
          </table:table-cell>
          <table:table-cell office:value-type="float" office:value="22.24" calcext:value-type="float">
            <text:p>22.24</text:p>
          </table:table-cell>
          <table:table-cell office:value-type="float" office:value="1.24" calcext:value-type="float">
            <text:p>1.24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90068" calcext:value-type="float">
            <text:p>90068</text:p>
          </table:table-cell>
          <table:table-cell office:value-type="float" office:value="27.64" calcext:value-type="float">
            <text:p>27.64</text:p>
          </table:table-cell>
          <table:table-cell office:value-type="float" office:value="6.48" calcext:value-type="float">
            <text:p>6.48</text:p>
          </table:table-cell>
          <table:table-cell office:value-type="float" office:value="-21.16" calcext:value-type="float">
            <text:p>-21.16</text:p>
          </table:table-cell>
        </table:table-row>
        <table:table-row table:style-name="ro1">
          <table:table-cell office:value-type="float" office:value="220804" calcext:value-type="float">
            <text:p>220804</text:p>
          </table:table-cell>
          <table:table-cell office:value-type="float" office:value="30.68" calcext:value-type="float">
            <text:p>30.68</text:p>
          </table:table-cell>
          <table:table-cell office:value-type="float" office:value="8.6" calcext:value-type="float">
            <text:p>8.6</text:p>
          </table:table-cell>
          <table:table-cell office:value-type="float" office:value="-22.08" calcext:value-type="float">
            <text:p>-22.08</text:p>
          </table:table-cell>
        </table:table-row>
        <table:table-row table:style-name="ro1">
          <table:table-cell office:value-type="float" office:value="280412" calcext:value-type="float">
            <text:p>280412</text:p>
          </table:table-cell>
          <table:table-cell office:value-type="float" office:value="35.04" calcext:value-type="float">
            <text:p>35.04</text:p>
          </table:table-cell>
          <table:table-cell office:value-type="float" office:value="12.92" calcext:value-type="float">
            <text:p>12.92</text:p>
          </table:table-cell>
          <table:table-cell office:value-type="float" office:value="-22.12" calcext:value-type="float">
            <text:p>-22.12</text:p>
          </table:table-cell>
        </table:table-row>
        <table:table-row table:style-name="ro1">
          <table:table-cell office:value-type="float" office:value="272352" calcext:value-type="float">
            <text:p>272352</text:p>
          </table:table-cell>
          <table:table-cell office:value-type="float" office:value="25.52" calcext:value-type="float">
            <text:p>25.52</text:p>
          </table:table-cell>
          <table:table-cell office:value-type="float" office:value="3.04" calcext:value-type="float">
            <text:p>3.04</text:p>
          </table:table-cell>
          <table:table-cell office:value-type="float" office:value="-22.48" calcext:value-type="float">
            <text:p>-22.48</text:p>
          </table:table-cell>
        </table:table-row>
        <table:table-row table:style-name="ro1">
          <table:table-cell office:value-type="float" office:value="25668" calcext:value-type="float">
            <text:p>25668</text:p>
          </table:table-cell>
          <table:table-cell office:value-type="float" office:value="28.32" calcext:value-type="float">
            <text:p>28.32</text:p>
          </table:table-cell>
          <table:table-cell office:value-type="float" office:value="5.56" calcext:value-type="float">
            <text:p>5.56</text:p>
          </table:table-cell>
          <table:table-cell office:value-type="float" office:value="-22.76" calcext:value-type="float">
            <text:p>-22.76</text:p>
          </table:table-cell>
        </table:table-row>
        <table:table-row table:style-name="ro1">
          <table:table-cell office:value-type="float" office:value="108256" calcext:value-type="float">
            <text:p>108256</text:p>
          </table:table-cell>
          <table:table-cell office:value-type="float" office:value="48.4" calcext:value-type="float">
            <text:p>48.4</text:p>
          </table:table-cell>
          <table:table-cell office:value-type="float" office:value="25.64" calcext:value-type="float">
            <text:p>25.64</text:p>
          </table:table-cell>
          <table:table-cell office:value-type="float" office:value="-22.76" calcext:value-type="float">
            <text:p>-22.76</text:p>
          </table:table-cell>
        </table:table-row>
        <table:table-row table:style-name="ro1">
          <table:table-cell office:value-type="float" office:value="197112" calcext:value-type="float">
            <text:p>197112</text:p>
          </table:table-cell>
          <table:table-cell office:value-type="float" office:value="26.32" calcext:value-type="float">
            <text:p>26.32</text:p>
          </table:table-cell>
          <table:table-cell office:value-type="float" office:value="3.56" calcext:value-type="float">
            <text:p>3.56</text:p>
          </table:table-cell>
          <table:table-cell office:value-type="float" office:value="-22.76" calcext:value-type="float">
            <text:p>-22.76</text:p>
          </table:table-cell>
        </table:table-row>
        <table:table-row table:style-name="ro1">
          <table:table-cell office:value-type="float" office:value="201504" calcext:value-type="float">
            <text:p>201504</text:p>
          </table:table-cell>
          <table:table-cell office:value-type="float" office:value="24.8" calcext:value-type="float">
            <text:p>24.8</text:p>
          </table:table-cell>
          <table:table-cell office:value-type="float" office:value="2" calcext:value-type="float">
            <text:p>2</text:p>
          </table:table-cell>
          <table:table-cell office:value-type="float" office:value="-22.8" calcext:value-type="float">
            <text:p>-22.8</text:p>
          </table:table-cell>
        </table:table-row>
        <table:table-row table:style-name="ro1">
          <table:table-cell office:value-type="float" office:value="55896" calcext:value-type="float">
            <text:p>55896</text:p>
          </table:table-cell>
          <table:table-cell office:value-type="float" office:value="34.92" calcext:value-type="float">
            <text:p>34.92</text:p>
          </table:table-cell>
          <table:table-cell office:value-type="float" office:value="11.92" calcext:value-type="float">
            <text:p>11.92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14376" calcext:value-type="float">
            <text:p>214376</text:p>
          </table:table-cell>
          <table:table-cell office:value-type="float" office:value="40.36" calcext:value-type="float">
            <text:p>40.36</text:p>
          </table:table-cell>
          <table:table-cell office:value-type="float" office:value="17.36" calcext:value-type="float">
            <text:p>17.36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234548" calcext:value-type="float">
            <text:p>234548</text:p>
          </table:table-cell>
          <table:table-cell office:value-type="float" office:value="54.64" calcext:value-type="float">
            <text:p>54.64</text:p>
          </table:table-cell>
          <table:table-cell office:value-type="float" office:value="31.56" calcext:value-type="float">
            <text:p>31.56</text:p>
          </table:table-cell>
          <table:table-cell office:value-type="float" office:value="-23.08" calcext:value-type="float">
            <text:p>-23.08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51.04" calcext:value-type="float">
            <text:p>51.04</text:p>
          </table:table-cell>
          <table:table-cell office:value-type="float" office:value="27.6" calcext:value-type="float">
            <text:p>27.6</text:p>
          </table:table-cell>
          <table:table-cell office:value-type="float" office:value="-23.44" calcext:value-type="float">
            <text:p>-23.44</text:p>
          </table:table-cell>
        </table:table-row>
        <table:table-row table:style-name="ro1">
          <table:table-cell office:value-type="float" office:value="250132" calcext:value-type="float">
            <text:p>250132</text:p>
          </table:table-cell>
          <table:table-cell office:value-type="float" office:value="29" calcext:value-type="float">
            <text:p>29</text:p>
          </table:table-cell>
          <table:table-cell office:value-type="float" office:value="5.44" calcext:value-type="float">
            <text:p>5.44</text:p>
          </table:table-cell>
          <table:table-cell office:value-type="float" office:value="-23.56" calcext:value-type="float">
            <text:p>-23.56</text:p>
          </table:table-cell>
        </table:table-row>
        <table:table-row table:style-name="ro1">
          <table:table-cell office:value-type="float" office:value="223336" calcext:value-type="float">
            <text:p>223336</text:p>
          </table:table-cell>
          <table:table-cell office:value-type="float" office:value="27.72" calcext:value-type="float">
            <text:p>27.72</text:p>
          </table:table-cell>
          <table:table-cell office:value-type="float" office:value="3.88" calcext:value-type="float">
            <text:p>3.88</text:p>
          </table:table-cell>
          <table:table-cell office:value-type="float" office:value="-23.84" calcext:value-type="float">
            <text:p>-23.84</text:p>
          </table:table-cell>
        </table:table-row>
        <table:table-row table:style-name="ro1">
          <table:table-cell office:value-type="float" office:value="249784" calcext:value-type="float">
            <text:p>249784</text:p>
          </table:table-cell>
          <table:table-cell office:value-type="float" office:value="32.16" calcext:value-type="float">
            <text:p>32.16</text:p>
          </table:table-cell>
          <table:table-cell office:value-type="float" office:value="7.96" calcext:value-type="float">
            <text:p>7.96</text:p>
          </table:table-cell>
          <table:table-cell office:value-type="float" office:value="-24.2" calcext:value-type="float">
            <text:p>-24.2</text:p>
          </table:table-cell>
        </table:table-row>
        <table:table-row table:style-name="ro1">
          <table:table-cell office:value-type="float" office:value="92656" calcext:value-type="float">
            <text:p>92656</text:p>
          </table:table-cell>
          <table:table-cell office:value-type="float" office:value="28.88" calcext:value-type="float">
            <text:p>28.88</text:p>
          </table:table-cell>
          <table:table-cell office:value-type="float" office:value="4.44" calcext:value-type="float">
            <text:p>4.44</text:p>
          </table:table-cell>
          <table:table-cell office:value-type="float" office:value="-24.44" calcext:value-type="float">
            <text:p>-24.44</text:p>
          </table:table-cell>
        </table:table-row>
        <table:table-row table:style-name="ro1">
          <table:table-cell office:value-type="float" office:value="204312" calcext:value-type="float">
            <text:p>204312</text:p>
          </table:table-cell>
          <table:table-cell office:value-type="float" office:value="34.12" calcext:value-type="float">
            <text:p>34.12</text:p>
          </table:table-cell>
          <table:table-cell office:value-type="float" office:value="9.44" calcext:value-type="float">
            <text:p>9.44</text:p>
          </table:table-cell>
          <table:table-cell office:value-type="float" office:value="-24.68" calcext:value-type="float">
            <text:p>-24.68</text:p>
          </table:table-cell>
        </table:table-row>
        <table:table-row table:style-name="ro1">
          <table:table-cell office:value-type="float" office:value="134184" calcext:value-type="float">
            <text:p>134184</text:p>
          </table:table-cell>
          <table:table-cell office:value-type="float" office:value="37.36" calcext:value-type="float">
            <text:p>37.36</text:p>
          </table:table-cell>
          <table:table-cell office:value-type="float" office:value="12.56" calcext:value-type="float">
            <text:p>12.56</text:p>
          </table:table-cell>
          <table:table-cell office:value-type="float" office:value="-24.8" calcext:value-type="float">
            <text:p>-24.8</text:p>
          </table:table-cell>
        </table:table-row>
        <table:table-row table:style-name="ro1">
          <table:table-cell office:value-type="float" office:value="81044" calcext:value-type="float">
            <text:p>81044</text:p>
          </table:table-cell>
          <table:table-cell office:value-type="float" office:value="33.16" calcext:value-type="float">
            <text:p>33.16</text:p>
          </table:table-cell>
          <table:table-cell office:value-type="float" office:value="8.2" calcext:value-type="float">
            <text:p>8.2</text:p>
          </table:table-cell>
          <table:table-cell office:value-type="float" office:value="-24.96" calcext:value-type="float">
            <text:p>-24.96</text:p>
          </table:table-cell>
        </table:table-row>
        <table:table-row table:style-name="ro1">
          <table:table-cell office:value-type="float" office:value="277868" calcext:value-type="float">
            <text:p>277868</text:p>
          </table:table-cell>
          <table:table-cell office:value-type="float" office:value="25.76" calcext:value-type="float">
            <text:p>25.76</text:p>
          </table:table-cell>
          <table:table-cell office:value-type="float" office:value="0.8" calcext:value-type="float">
            <text:p>0.8</text:p>
          </table:table-cell>
          <table:table-cell office:value-type="float" office:value="-24.96" calcext:value-type="float">
            <text:p>-24.96</text:p>
          </table:table-cell>
        </table:table-row>
        <table:table-row table:style-name="ro1">
          <table:table-cell office:value-type="float" office:value="260708" calcext:value-type="float">
            <text:p>260708</text:p>
          </table:table-cell>
          <table:table-cell office:value-type="float" office:value="48.56" calcext:value-type="float">
            <text:p>48.56</text:p>
          </table:table-cell>
          <table:table-cell office:value-type="float" office:value="23.52" calcext:value-type="float">
            <text:p>23.52</text:p>
          </table:table-cell>
          <table:table-cell office:value-type="float" office:value="-25.04" calcext:value-type="float">
            <text:p>-25.04</text:p>
          </table:table-cell>
        </table:table-row>
        <table:table-row table:style-name="ro1">
          <table:table-cell office:value-type="float" office:value="60040" calcext:value-type="float">
            <text:p>60040</text:p>
          </table:table-cell>
          <table:table-cell office:value-type="float" office:value="32.32" calcext:value-type="float">
            <text:p>32.32</text:p>
          </table:table-cell>
          <table:table-cell office:value-type="float" office:value="6.64" calcext:value-type="float">
            <text:p>6.64</text:p>
          </table:table-cell>
          <table:table-cell office:value-type="float" office:value="-25.68" calcext:value-type="float">
            <text:p>-25.68</text:p>
          </table:table-cell>
        </table:table-row>
        <table:table-row table:style-name="ro1">
          <table:table-cell office:value-type="float" office:value="112568" calcext:value-type="float">
            <text:p>112568</text:p>
          </table:table-cell>
          <table:table-cell office:value-type="float" office:value="36.44" calcext:value-type="float">
            <text:p>36.44</text:p>
          </table:table-cell>
          <table:table-cell office:value-type="float" office:value="10.76" calcext:value-type="float">
            <text:p>10.76</text:p>
          </table:table-cell>
          <table:table-cell office:value-type="float" office:value="-25.68" calcext:value-type="float">
            <text:p>-25.68</text:p>
          </table:table-cell>
        </table:table-row>
        <table:table-row table:style-name="ro1">
          <table:table-cell office:value-type="float" office:value="132616" calcext:value-type="float">
            <text:p>132616</text:p>
          </table:table-cell>
          <table:table-cell office:value-type="float" office:value="35.8" calcext:value-type="float">
            <text:p>35.8</text:p>
          </table:table-cell>
          <table:table-cell office:value-type="float" office:value="9.84" calcext:value-type="float">
            <text:p>9.84</text:p>
          </table:table-cell>
          <table:table-cell office:value-type="float" office:value="-25.96" calcext:value-type="float">
            <text:p>-25.96</text:p>
          </table:table-cell>
        </table:table-row>
        <table:table-row table:style-name="ro1">
          <table:table-cell office:value-type="float" office:value="151984" calcext:value-type="float">
            <text:p>151984</text:p>
          </table:table-cell>
          <table:table-cell office:value-type="float" office:value="35.16" calcext:value-type="float">
            <text:p>35.16</text:p>
          </table:table-cell>
          <table:table-cell office:value-type="float" office:value="9.08" calcext:value-type="float">
            <text:p>9.08</text:p>
          </table:table-cell>
          <table:table-cell office:value-type="float" office:value="-26.08" calcext:value-type="float">
            <text:p>-26.08</text:p>
          </table:table-cell>
        </table:table-row>
        <table:table-row table:style-name="ro1">
          <table:table-cell office:value-type="float" office:value="172268" calcext:value-type="float">
            <text:p>172268</text:p>
          </table:table-cell>
          <table:table-cell office:value-type="float" office:value="42.44" calcext:value-type="float">
            <text:p>42.44</text:p>
          </table:table-cell>
          <table:table-cell office:value-type="float" office:value="16.36" calcext:value-type="float">
            <text:p>16.36</text:p>
          </table:table-cell>
          <table:table-cell office:value-type="float" office:value="-26.08" calcext:value-type="float">
            <text:p>-26.08</text:p>
          </table:table-cell>
        </table:table-row>
        <table:table-row table:style-name="ro1">
          <table:table-cell office:value-type="float" office:value="281528" calcext:value-type="float">
            <text:p>281528</text:p>
          </table:table-cell>
          <table:table-cell office:value-type="float" office:value="31.6" calcext:value-type="float">
            <text:p>31.6</text:p>
          </table:table-cell>
          <table:table-cell office:value-type="float" office:value="5.52" calcext:value-type="float">
            <text:p>5.52</text:p>
          </table:table-cell>
          <table:table-cell office:value-type="float" office:value="-26.08" calcext:value-type="float">
            <text:p>-26.08</text:p>
          </table:table-cell>
        </table:table-row>
        <table:table-row table:style-name="ro1">
          <table:table-cell office:value-type="float" office:value="283736" calcext:value-type="float">
            <text:p>283736</text:p>
          </table:table-cell>
          <table:table-cell office:value-type="float" office:value="39.72" calcext:value-type="float">
            <text:p>39.72</text:p>
          </table:table-cell>
          <table:table-cell office:value-type="float" office:value="13.6" calcext:value-type="float">
            <text:p>13.6</text:p>
          </table:table-cell>
          <table:table-cell office:value-type="float" office:value="-26.12" calcext:value-type="float">
            <text:p>-26.12</text:p>
          </table:table-cell>
        </table:table-row>
        <table:table-row table:style-name="ro1">
          <table:table-cell office:value-type="float" office:value="233256" calcext:value-type="float">
            <text:p>233256</text:p>
          </table:table-cell>
          <table:table-cell office:value-type="float" office:value="36.84" calcext:value-type="float">
            <text:p>36.84</text:p>
          </table:table-cell>
          <table:table-cell office:value-type="float" office:value="9.96" calcext:value-type="float">
            <text:p>9.96</text:p>
          </table:table-cell>
          <table:table-cell office:value-type="float" office:value="-26.88" calcext:value-type="float">
            <text:p>-26.88</text:p>
          </table:table-cell>
        </table:table-row>
        <table:table-row table:style-name="ro1">
          <table:table-cell office:value-type="float" office:value="46664" calcext:value-type="float">
            <text:p>46664</text:p>
          </table:table-cell>
          <table:table-cell office:value-type="float" office:value="43.12" calcext:value-type="float">
            <text:p>43.12</text:p>
          </table:table-cell>
          <table:table-cell office:value-type="float" office:value="15.92" calcext:value-type="float">
            <text:p>15.92</text:p>
          </table:table-cell>
          <table:table-cell office:value-type="float" office:value="-27.2" calcext:value-type="float">
            <text:p>-27.2</text:p>
          </table:table-cell>
        </table:table-row>
        <table:table-row table:style-name="ro1">
          <table:table-cell office:value-type="float" office:value="294236" calcext:value-type="float">
            <text:p>294236</text:p>
          </table:table-cell>
          <table:table-cell office:value-type="float" office:value="41.56" calcext:value-type="float">
            <text:p>41.56</text:p>
          </table:table-cell>
          <table:table-cell office:value-type="float" office:value="14.12" calcext:value-type="float">
            <text:p>14.12</text:p>
          </table:table-cell>
          <table:table-cell office:value-type="float" office:value="-27.44" calcext:value-type="float">
            <text:p>-27.44</text:p>
          </table:table-cell>
        </table:table-row>
        <table:table-row table:style-name="ro1">
          <table:table-cell office:value-type="float" office:value="132228" calcext:value-type="float">
            <text:p>132228</text:p>
          </table:table-cell>
          <table:table-cell office:value-type="float" office:value="48.88" calcext:value-type="float">
            <text:p>48.88</text:p>
          </table:table-cell>
          <table:table-cell office:value-type="float" office:value="21.36" calcext:value-type="float">
            <text:p>21.36</text:p>
          </table:table-cell>
          <table:table-cell office:value-type="float" office:value="-27.52" calcext:value-type="float">
            <text:p>-27.52</text:p>
          </table:table-cell>
        </table:table-row>
        <table:table-row table:style-name="ro1">
          <table:table-cell office:value-type="float" office:value="154392" calcext:value-type="float">
            <text:p>154392</text:p>
          </table:table-cell>
          <table:table-cell office:value-type="float" office:value="28.08" calcext:value-type="float">
            <text:p>28.08</text:p>
          </table:table-cell>
          <table:table-cell office:value-type="float" office:value="0.56" calcext:value-type="float">
            <text:p>0.56</text:p>
          </table:table-cell>
          <table:table-cell office:value-type="float" office:value="-27.52" calcext:value-type="float">
            <text:p>-27.52</text:p>
          </table:table-cell>
        </table:table-row>
        <table:table-row table:style-name="ro1">
          <table:table-cell office:value-type="float" office:value="195116" calcext:value-type="float">
            <text:p>195116</text:p>
          </table:table-cell>
          <table:table-cell office:value-type="float" office:value="29.48" calcext:value-type="float">
            <text:p>29.48</text:p>
          </table:table-cell>
          <table:table-cell office:value-type="float" office:value="1.24" calcext:value-type="float">
            <text:p>1.24</text:p>
          </table:table-cell>
          <table:table-cell office:value-type="float" office:value="-28.24" calcext:value-type="float">
            <text:p>-28.24</text:p>
          </table:table-cell>
        </table:table-row>
        <table:table-row table:style-name="ro1">
          <table:table-cell office:value-type="float" office:value="95896" calcext:value-type="float">
            <text:p>95896</text:p>
          </table:table-cell>
          <table:table-cell office:value-type="float" office:value="33.96" calcext:value-type="float">
            <text:p>33.96</text:p>
          </table:table-cell>
          <table:table-cell office:value-type="float" office:value="5.32" calcext:value-type="float">
            <text:p>5.32</text:p>
          </table:table-cell>
          <table:table-cell office:value-type="float" office:value="-28.64" calcext:value-type="float">
            <text:p>-28.64</text:p>
          </table:table-cell>
        </table:table-row>
        <table:table-row table:style-name="ro1">
          <table:table-cell office:value-type="float" office:value="72616" calcext:value-type="float">
            <text:p>72616</text:p>
          </table:table-cell>
          <table:table-cell office:value-type="float" office:value="34.08" calcext:value-type="float">
            <text:p>34.08</text:p>
          </table:table-cell>
          <table:table-cell office:value-type="float" office:value="4.8" calcext:value-type="float">
            <text:p>4.8</text:p>
          </table:table-cell>
          <table:table-cell office:value-type="float" office:value="-29.28" calcext:value-type="float">
            <text:p>-29.28</text:p>
          </table:table-cell>
        </table:table-row>
        <table:table-row table:style-name="ro1">
          <table:table-cell office:value-type="float" office:value="161336" calcext:value-type="float">
            <text:p>161336</text:p>
          </table:table-cell>
          <table:table-cell office:value-type="float" office:value="35.12" calcext:value-type="float">
            <text:p>35.12</text:p>
          </table:table-cell>
          <table:table-cell office:value-type="float" office:value="5.36" calcext:value-type="float">
            <text:p>5.36</text:p>
          </table:table-cell>
          <table:table-cell office:value-type="float" office:value="-29.76" calcext:value-type="float">
            <text:p>-29.76</text:p>
          </table:table-cell>
        </table:table-row>
        <table:table-row table:style-name="ro1">
          <table:table-cell office:value-type="float" office:value="211456" calcext:value-type="float">
            <text:p>211456</text:p>
          </table:table-cell>
          <table:table-cell office:value-type="float" office:value="32.16" calcext:value-type="float">
            <text:p>32.16</text:p>
          </table:table-cell>
          <table:table-cell office:value-type="float" office:value="2.16" calcext:value-type="float">
            <text:p>2.16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270700" calcext:value-type="float">
            <text:p>270700</text:p>
          </table:table-cell>
          <table:table-cell office:value-type="float" office:value="30.48" calcext:value-type="float">
            <text:p>30.48</text:p>
          </table:table-cell>
          <table:table-cell office:value-type="float" office:value="0.4" calcext:value-type="float">
            <text:p>0.4</text:p>
          </table:table-cell>
          <table:table-cell office:value-type="float" office:value="-30.08" calcext:value-type="float">
            <text:p>-30.08</text:p>
          </table:table-cell>
        </table:table-row>
        <table:table-row table:style-name="ro1">
          <table:table-cell office:value-type="float" office:value="51920" calcext:value-type="float">
            <text:p>51920</text:p>
          </table:table-cell>
          <table:table-cell office:value-type="float" office:value="43.4" calcext:value-type="float">
            <text:p>43.4</text:p>
          </table:table-cell>
          <table:table-cell office:value-type="float" office:value="13.08" calcext:value-type="float">
            <text:p>13.08</text:p>
          </table:table-cell>
          <table:table-cell office:value-type="float" office:value="-30.32" calcext:value-type="float">
            <text:p>-30.32</text:p>
          </table:table-cell>
        </table:table-row>
        <table:table-row table:style-name="ro1">
          <table:table-cell office:value-type="float" office:value="277648" calcext:value-type="float">
            <text:p>277648</text:p>
          </table:table-cell>
          <table:table-cell office:value-type="float" office:value="32.44" calcext:value-type="float">
            <text:p>32.44</text:p>
          </table:table-cell>
          <table:table-cell office:value-type="float" office:value="2.12" calcext:value-type="float">
            <text:p>2.12</text:p>
          </table:table-cell>
          <table:table-cell office:value-type="float" office:value="-30.32" calcext:value-type="float">
            <text:p>-30.32</text:p>
          </table:table-cell>
        </table:table-row>
        <table:table-row table:style-name="ro1">
          <table:table-cell office:value-type="float" office:value="235320" calcext:value-type="float">
            <text:p>235320</text:p>
          </table:table-cell>
          <table:table-cell office:value-type="float" office:value="35.96" calcext:value-type="float">
            <text:p>35.96</text:p>
          </table:table-cell>
          <table:table-cell office:value-type="float" office:value="5.52" calcext:value-type="float">
            <text:p>5.52</text:p>
          </table:table-cell>
          <table:table-cell office:value-type="float" office:value="-30.44" calcext:value-type="float">
            <text:p>-30.44</text:p>
          </table:table-cell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50.64" calcext:value-type="float">
            <text:p>50.64</text:p>
          </table:table-cell>
          <table:table-cell office:value-type="float" office:value="19.28" calcext:value-type="float">
            <text:p>19.28</text:p>
          </table:table-cell>
          <table:table-cell office:value-type="float" office:value="-31.36" calcext:value-type="float">
            <text:p>-31.36</text:p>
          </table:table-cell>
        </table:table-row>
        <table:table-row table:style-name="ro1">
          <table:table-cell office:value-type="float" office:value="64668" calcext:value-type="float">
            <text:p>64668</text:p>
          </table:table-cell>
          <table:table-cell office:value-type="float" office:value="46.56" calcext:value-type="float">
            <text:p>46.56</text:p>
          </table:table-cell>
          <table:table-cell office:value-type="float" office:value="14.92" calcext:value-type="float">
            <text:p>14.92</text:p>
          </table:table-cell>
          <table:table-cell office:value-type="float" office:value="-31.64" calcext:value-type="float">
            <text:p>-31.64</text:p>
          </table:table-cell>
        </table:table-row>
        <table:table-row table:style-name="ro1">
          <table:table-cell office:value-type="float" office:value="250892" calcext:value-type="float">
            <text:p>250892</text:p>
          </table:table-cell>
          <table:table-cell office:value-type="float" office:value="34.76" calcext:value-type="float">
            <text:p>34.76</text:p>
          </table:table-cell>
          <table:table-cell office:value-type="float" office:value="2.84" calcext:value-type="float">
            <text:p>2.84</text:p>
          </table:table-cell>
          <table:table-cell office:value-type="float" office:value="-31.92" calcext:value-type="float">
            <text:p>-31.92</text:p>
          </table:table-cell>
        </table:table-row>
        <table:table-row table:style-name="ro1">
          <table:table-cell office:value-type="float" office:value="167644" calcext:value-type="float">
            <text:p>167644</text:p>
          </table:table-cell>
          <table:table-cell office:value-type="float" office:value="50" calcext:value-type="float">
            <text:p>50</text:p>
          </table:table-cell>
          <table:table-cell office:value-type="float" office:value="16.08" calcext:value-type="float">
            <text:p>16.08</text:p>
          </table:table-cell>
          <table:table-cell office:value-type="float" office:value="-33.92" calcext:value-type="float">
            <text:p>-33.92</text:p>
          </table:table-cell>
        </table:table-row>
        <table:table-row table:style-name="ro1">
          <table:table-cell office:value-type="float" office:value="211224" calcext:value-type="float">
            <text:p>211224</text:p>
          </table:table-cell>
          <table:table-cell office:value-type="float" office:value="77.2" calcext:value-type="float">
            <text:p>77.2</text:p>
          </table:table-cell>
          <table:table-cell office:value-type="float" office:value="43" calcext:value-type="float">
            <text:p>43</text:p>
          </table:table-cell>
          <table:table-cell office:value-type="float" office:value="-34.2" calcext:value-type="float">
            <text:p>-34.2</text:p>
          </table:table-cell>
        </table:table-row>
        <table:table-row table:style-name="ro1">
          <table:table-cell office:value-type="float" office:value="197780" calcext:value-type="float">
            <text:p>197780</text:p>
          </table:table-cell>
          <table:table-cell office:value-type="float" office:value="45.32" calcext:value-type="float">
            <text:p>45.32</text:p>
          </table:table-cell>
          <table:table-cell office:value-type="float" office:value="10.8" calcext:value-type="float">
            <text:p>10.8</text:p>
          </table:table-cell>
          <table:table-cell office:value-type="float" office:value="-34.52" calcext:value-type="float">
            <text:p>-34.52</text:p>
          </table:table-cell>
        </table:table-row>
        <table:table-row table:style-name="ro1">
          <table:table-cell office:value-type="float" office:value="190152" calcext:value-type="float">
            <text:p>190152</text:p>
          </table:table-cell>
          <table:table-cell office:value-type="float" office:value="49.8" calcext:value-type="float">
            <text:p>49.8</text:p>
          </table:table-cell>
          <table:table-cell office:value-type="float" office:value="14.84" calcext:value-type="float">
            <text:p>14.84</text:p>
          </table:table-cell>
          <table:table-cell office:value-type="float" office:value="-34.96" calcext:value-type="float">
            <text:p>-34.96</text:p>
          </table:table-cell>
        </table:table-row>
        <table:table-row table:style-name="ro1">
          <table:table-cell office:value-type="float" office:value="283532" calcext:value-type="float">
            <text:p>283532</text:p>
          </table:table-cell>
          <table:table-cell office:value-type="float" office:value="44.36" calcext:value-type="float">
            <text:p>44.36</text:p>
          </table:table-cell>
          <table:table-cell office:value-type="float" office:value="9.24" calcext:value-type="float">
            <text:p>9.24</text:p>
          </table:table-cell>
          <table:table-cell office:value-type="float" office:value="-35.12" calcext:value-type="float">
            <text:p>-35.12</text:p>
          </table:table-cell>
        </table:table-row>
        <table:table-row table:style-name="ro1">
          <table:table-cell office:value-type="float" office:value="74464" calcext:value-type="float">
            <text:p>74464</text:p>
          </table:table-cell>
          <table:table-cell office:value-type="float" office:value="35.48" calcext:value-type="float">
            <text:p>35.48</text:p>
          </table:table-cell>
          <table:table-cell office:value-type="float" office:value="0.28" calcext:value-type="float">
            <text:p>0.28</text:p>
          </table:table-cell>
          <table:table-cell office:value-type="float" office:value="-35.2" calcext:value-type="float">
            <text:p>-35.2</text:p>
          </table:table-cell>
        </table:table-row>
        <table:table-row table:style-name="ro1">
          <table:table-cell office:value-type="float" office:value="283868" calcext:value-type="float">
            <text:p>283868</text:p>
          </table:table-cell>
          <table:table-cell office:value-type="float" office:value="44.56" calcext:value-type="float">
            <text:p>44.56</text:p>
          </table:table-cell>
          <table:table-cell office:value-type="float" office:value="9.32" calcext:value-type="float">
            <text:p>9.32</text:p>
          </table:table-cell>
          <table:table-cell office:value-type="float" office:value="-35.24" calcext:value-type="float">
            <text:p>-35.24</text:p>
          </table:table-cell>
        </table:table-row>
        <table:table-row table:style-name="ro1">
          <table:table-cell office:value-type="float" office:value="111948" calcext:value-type="float">
            <text:p>111948</text:p>
          </table:table-cell>
          <table:table-cell office:value-type="float" office:value="40.96" calcext:value-type="float">
            <text:p>40.96</text:p>
          </table:table-cell>
          <table:table-cell office:value-type="float" office:value="4.44" calcext:value-type="float">
            <text:p>4.44</text:p>
          </table:table-cell>
          <table:table-cell office:value-type="float" office:value="-36.52" calcext:value-type="float">
            <text:p>-36.52</text:p>
          </table:table-cell>
        </table:table-row>
        <table:table-row table:style-name="ro1">
          <table:table-cell office:value-type="float" office:value="47912" calcext:value-type="float">
            <text:p>47912</text:p>
          </table:table-cell>
          <table:table-cell office:value-type="float" office:value="54.12" calcext:value-type="float">
            <text:p>54.12</text:p>
          </table:table-cell>
          <table:table-cell office:value-type="float" office:value="17.52" calcext:value-type="float">
            <text:p>17.52</text:p>
          </table:table-cell>
          <table:table-cell office:value-type="float" office:value="-36.6" calcext:value-type="float">
            <text:p>-36.6</text:p>
          </table:table-cell>
        </table:table-row>
        <table:table-row table:style-name="ro1">
          <table:table-cell office:value-type="float" office:value="281204" calcext:value-type="float">
            <text:p>281204</text:p>
          </table:table-cell>
          <table:table-cell office:value-type="float" office:value="41.16" calcext:value-type="float">
            <text:p>41.16</text:p>
          </table:table-cell>
          <table:table-cell office:value-type="float" office:value="3.6" calcext:value-type="float">
            <text:p>3.6</text:p>
          </table:table-cell>
          <table:table-cell office:value-type="float" office:value="-37.56" calcext:value-type="float">
            <text:p>-37.56</text:p>
          </table:table-cell>
        </table:table-row>
        <table:table-row table:style-name="ro1">
          <table:table-cell office:value-type="float" office:value="280820" calcext:value-type="float">
            <text:p>280820</text:p>
          </table:table-cell>
          <table:table-cell office:value-type="float" office:value="41.4" calcext:value-type="float">
            <text:p>41.4</text:p>
          </table:table-cell>
          <table:table-cell office:value-type="float" office:value="2.36" calcext:value-type="float">
            <text:p>2.36</text:p>
          </table:table-cell>
          <table:table-cell office:value-type="float" office:value="-39.04" calcext:value-type="float">
            <text:p>-39.04</text:p>
          </table:table-cell>
        </table:table-row>
        <table:table-row table:style-name="ro1">
          <table:table-cell office:value-type="float" office:value="249864" calcext:value-type="float">
            <text:p>249864</text:p>
          </table:table-cell>
          <table:table-cell office:value-type="float" office:value="41.48" calcext:value-type="float">
            <text:p>41.48</text:p>
          </table:table-cell>
          <table:table-cell office:value-type="float" office:value="2.28" calcext:value-type="float">
            <text:p>2.28</text:p>
          </table:table-cell>
          <table:table-cell office:value-type="float" office:value="-39.2" calcext:value-type="float">
            <text:p>-39.2</text:p>
          </table:table-cell>
        </table:table-row>
        <table:table-row table:style-name="ro1">
          <table:table-cell office:value-type="float" office:value="63504" calcext:value-type="float">
            <text:p>63504</text:p>
          </table:table-cell>
          <table:table-cell office:value-type="float" office:value="82.8" calcext:value-type="float">
            <text:p>82.8</text:p>
          </table:table-cell>
          <table:table-cell office:value-type="float" office:value="42.32" calcext:value-type="float">
            <text:p>42.32</text:p>
          </table:table-cell>
          <table:table-cell office:value-type="float" office:value="-40.48" calcext:value-type="float">
            <text:p>-40.48</text:p>
          </table:table-cell>
        </table:table-row>
        <table:table-row table:style-name="ro1">
          <table:table-cell office:value-type="float" office:value="193648" calcext:value-type="float">
            <text:p>193648</text:p>
          </table:table-cell>
          <table:table-cell office:value-type="float" office:value="53.72" calcext:value-type="float">
            <text:p>53.72</text:p>
          </table:table-cell>
          <table:table-cell office:value-type="float" office:value="13" calcext:value-type="float">
            <text:p>13</text:p>
          </table:table-cell>
          <table:table-cell office:value-type="float" office:value="-40.72" calcext:value-type="float">
            <text:p>-40.72</text:p>
          </table:table-cell>
        </table:table-row>
        <table:table-row table:style-name="ro1">
          <table:table-cell office:value-type="float" office:value="279984" calcext:value-type="float">
            <text:p>279984</text:p>
          </table:table-cell>
          <table:table-cell office:value-type="float" office:value="45.4" calcext:value-type="float">
            <text:p>45.4</text:p>
          </table:table-cell>
          <table:table-cell office:value-type="float" office:value="4.48" calcext:value-type="float">
            <text:p>4.48</text:p>
          </table:table-cell>
          <table:table-cell office:value-type="float" office:value="-40.92" calcext:value-type="float">
            <text:p>-40.92</text:p>
          </table:table-cell>
        </table:table-row>
        <table:table-row table:style-name="ro1">
          <table:table-cell office:value-type="float" office:value="64568" calcext:value-type="float">
            <text:p>64568</text:p>
          </table:table-cell>
          <table:table-cell office:value-type="float" office:value="112.12" calcext:value-type="float">
            <text:p>112.12</text:p>
          </table:table-cell>
          <table:table-cell office:value-type="float" office:value="71.08" calcext:value-type="float">
            <text:p>71.08</text:p>
          </table:table-cell>
          <table:table-cell office:value-type="float" office:value="-41.04" calcext:value-type="float">
            <text:p>-41.04</text:p>
          </table:table-cell>
        </table:table-row>
        <table:table-row table:style-name="ro1">
          <table:table-cell office:value-type="float" office:value="271792" calcext:value-type="float">
            <text:p>271792</text:p>
          </table:table-cell>
          <table:table-cell office:value-type="float" office:value="62.24" calcext:value-type="float">
            <text:p>62.24</text:p>
          </table:table-cell>
          <table:table-cell office:value-type="float" office:value="20.8" calcext:value-type="float">
            <text:p>20.8</text:p>
          </table:table-cell>
          <table:table-cell office:value-type="float" office:value="-41.44" calcext:value-type="float">
            <text:p>-41.44</text:p>
          </table:table-cell>
        </table:table-row>
        <table:table-row table:style-name="ro1">
          <table:table-cell office:value-type="float" office:value="96760" calcext:value-type="float">
            <text:p>96760</text:p>
          </table:table-cell>
          <table:table-cell office:value-type="float" office:value="58.4" calcext:value-type="float">
            <text:p>58.4</text:p>
          </table:table-cell>
          <table:table-cell office:value-type="float" office:value="16.12" calcext:value-type="float">
            <text:p>16.12</text:p>
          </table:table-cell>
          <table:table-cell office:value-type="float" office:value="-42.28" calcext:value-type="float">
            <text:p>-42.28</text:p>
          </table:table-cell>
        </table:table-row>
        <table:table-row table:style-name="ro1">
          <table:table-cell office:value-type="float" office:value="289236" calcext:value-type="float">
            <text:p>289236</text:p>
          </table:table-cell>
          <table:table-cell office:value-type="float" office:value="75.28" calcext:value-type="float">
            <text:p>75.28</text:p>
          </table:table-cell>
          <table:table-cell office:value-type="float" office:value="32.6" calcext:value-type="float">
            <text:p>32.6</text:p>
          </table:table-cell>
          <table:table-cell office:value-type="float" office:value="-42.68" calcext:value-type="float">
            <text:p>-42.68</text:p>
          </table:table-cell>
        </table:table-row>
        <table:table-row table:style-name="ro1">
          <table:table-cell office:value-type="float" office:value="96520" calcext:value-type="float">
            <text:p>96520</text:p>
          </table:table-cell>
          <table:table-cell office:value-type="float" office:value="53" calcext:value-type="float">
            <text:p>53</text:p>
          </table:table-cell>
          <table:table-cell office:value-type="float" office:value="9.48" calcext:value-type="float">
            <text:p>9.48</text:p>
          </table:table-cell>
          <table:table-cell office:value-type="float" office:value="-43.52" calcext:value-type="float">
            <text:p>-43.52</text:p>
          </table:table-cell>
        </table:table-row>
        <table:table-row table:style-name="ro1">
          <table:table-cell office:value-type="float" office:value="212748" calcext:value-type="float">
            <text:p>212748</text:p>
          </table:table-cell>
          <table:table-cell office:value-type="float" office:value="53.76" calcext:value-type="float">
            <text:p>53.76</text:p>
          </table:table-cell>
          <table:table-cell office:value-type="float" office:value="9.96" calcext:value-type="float">
            <text:p>9.96</text:p>
          </table:table-cell>
          <table:table-cell office:value-type="float" office:value="-43.8" calcext:value-type="float">
            <text:p>-43.8</text:p>
          </table:table-cell>
        </table:table-row>
        <table:table-row table:style-name="ro1">
          <table:table-cell office:value-type="float" office:value="298732" calcext:value-type="float">
            <text:p>298732</text:p>
          </table:table-cell>
          <table:table-cell office:value-type="float" office:value="44.76" calcext:value-type="float">
            <text:p>44.76</text:p>
          </table:table-cell>
          <table:table-cell office:value-type="float" office:value="0.88" calcext:value-type="float">
            <text:p>0.88</text:p>
          </table:table-cell>
          <table:table-cell office:value-type="float" office:value="-43.88" calcext:value-type="float">
            <text:p>-43.88</text:p>
          </table:table-cell>
        </table:table-row>
        <table:table-row table:style-name="ro1">
          <table:table-cell office:value-type="float" office:value="63208" calcext:value-type="float">
            <text:p>63208</text:p>
          </table:table-cell>
          <table:table-cell office:value-type="float" office:value="51.68" calcext:value-type="float">
            <text:p>51.68</text:p>
          </table:table-cell>
          <table:table-cell office:value-type="float" office:value="6.76" calcext:value-type="float">
            <text:p>6.76</text:p>
          </table:table-cell>
          <table:table-cell office:value-type="float" office:value="-44.92" calcext:value-type="float">
            <text:p>-44.92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65.68" calcext:value-type="float">
            <text:p>65.68</text:p>
          </table:table-cell>
          <table:table-cell office:value-type="float" office:value="16.24" calcext:value-type="float">
            <text:p>16.24</text:p>
          </table:table-cell>
          <table:table-cell office:value-type="float" office:value="-49.44" calcext:value-type="float">
            <text:p>-49.44</text:p>
          </table:table-cell>
        </table:table-row>
        <table:table-row table:style-name="ro1">
          <table:table-cell office:value-type="float" office:value="281988" calcext:value-type="float">
            <text:p>281988</text:p>
          </table:table-cell>
          <table:table-cell office:value-type="float" office:value="51.08" calcext:value-type="float">
            <text:p>51.08</text:p>
          </table:table-cell>
          <table:table-cell office:value-type="float" office:value="1" calcext:value-type="float">
            <text:p>1</text:p>
          </table:table-cell>
          <table:table-cell office:value-type="float" office:value="-50.08" calcext:value-type="float">
            <text:p>-50.08</text:p>
          </table:table-cell>
        </table:table-row>
        <table:table-row table:style-name="ro1">
          <table:table-cell office:value-type="float" office:value="297776" calcext:value-type="float">
            <text:p>297776</text:p>
          </table:table-cell>
          <table:table-cell office:value-type="float" office:value="88.4" calcext:value-type="float">
            <text:p>88.4</text:p>
          </table:table-cell>
          <table:table-cell office:value-type="float" office:value="38.12" calcext:value-type="float">
            <text:p>38.12</text:p>
          </table:table-cell>
          <table:table-cell office:value-type="float" office:value="-50.28" calcext:value-type="float">
            <text:p>-50.28</text:p>
          </table:table-cell>
        </table:table-row>
        <table:table-row table:style-name="ro1">
          <table:table-cell office:value-type="float" office:value="46588" calcext:value-type="float">
            <text:p>46588</text:p>
          </table:table-cell>
          <table:table-cell office:value-type="float" office:value="78.56" calcext:value-type="float">
            <text:p>78.56</text:p>
          </table:table-cell>
          <table:table-cell office:value-type="float" office:value="28.24" calcext:value-type="float">
            <text:p>28.24</text:p>
          </table:table-cell>
          <table:table-cell office:value-type="float" office:value="-50.32" calcext:value-type="float">
            <text:p>-50.32</text:p>
          </table:table-cell>
        </table:table-row>
        <table:table-row table:style-name="ro1">
          <table:table-cell office:value-type="float" office:value="46648" calcext:value-type="float">
            <text:p>46648</text:p>
          </table:table-cell>
          <table:table-cell office:value-type="float" office:value="51.64" calcext:value-type="float">
            <text:p>51.64</text:p>
          </table:table-cell>
          <table:table-cell office:value-type="float" office:value="1" calcext:value-type="float">
            <text:p>1</text:p>
          </table:table-cell>
          <table:table-cell office:value-type="float" office:value="-50.64" calcext:value-type="float">
            <text:p>-50.64</text:p>
          </table:table-cell>
        </table:table-row>
        <table:table-row table:style-name="ro1">
          <table:table-cell office:value-type="float" office:value="74532" calcext:value-type="float">
            <text:p>74532</text:p>
          </table:table-cell>
          <table:table-cell office:value-type="float" office:value="56.16" calcext:value-type="float">
            <text:p>56.16</text:p>
          </table:table-cell>
          <table:table-cell office:value-type="float" office:value="2.68" calcext:value-type="float">
            <text:p>2.68</text:p>
          </table:table-cell>
          <table:table-cell office:value-type="float" office:value="-53.48" calcext:value-type="float">
            <text:p>-53.48</text:p>
          </table:table-cell>
        </table:table-row>
        <table:table-row table:style-name="ro1">
          <table:table-cell office:value-type="float" office:value="187552" calcext:value-type="float">
            <text:p>187552</text:p>
          </table:table-cell>
          <table:table-cell office:value-type="float" office:value="58.76" calcext:value-type="float">
            <text:p>58.76</text:p>
          </table:table-cell>
          <table:table-cell office:value-type="float" office:value="5.08" calcext:value-type="float">
            <text:p>5.08</text:p>
          </table:table-cell>
          <table:table-cell office:value-type="float" office:value="-53.68" calcext:value-type="float">
            <text:p>-53.68</text:p>
          </table:table-cell>
        </table:table-row>
        <table:table-row table:style-name="ro1">
          <table:table-cell office:value-type="float" office:value="161560" calcext:value-type="float">
            <text:p>161560</text:p>
          </table:table-cell>
          <table:table-cell office:value-type="float" office:value="60.12" calcext:value-type="float">
            <text:p>60.12</text:p>
          </table:table-cell>
          <table:table-cell office:value-type="float" office:value="5" calcext:value-type="float">
            <text:p>5</text:p>
          </table:table-cell>
          <table:table-cell office:value-type="float" office:value="-55.12" calcext:value-type="float">
            <text:p>-55.12</text:p>
          </table:table-cell>
        </table:table-row>
        <table:table-row table:style-name="ro1">
          <table:table-cell office:value-type="float" office:value="174300" calcext:value-type="float">
            <text:p>174300</text:p>
          </table:table-cell>
          <table:table-cell office:value-type="float" office:value="78.96" calcext:value-type="float">
            <text:p>78.96</text:p>
          </table:table-cell>
          <table:table-cell office:value-type="float" office:value="21.92" calcext:value-type="float">
            <text:p>21.92</text:p>
          </table:table-cell>
          <table:table-cell office:value-type="float" office:value="-57.04" calcext:value-type="float">
            <text:p>-57.04</text:p>
          </table:table-cell>
        </table:table-row>
        <table:table-row table:style-name="ro1">
          <table:table-cell office:value-type="float" office:value="51672" calcext:value-type="float">
            <text:p>51672</text:p>
          </table:table-cell>
          <table:table-cell office:value-type="float" office:value="57.2" calcext:value-type="float">
            <text:p>57.2</text:p>
          </table:table-cell>
          <table:table-cell office:value-type="float" office:value="0.08" calcext:value-type="float">
            <text:p>0.08</text:p>
          </table:table-cell>
          <table:table-cell office:value-type="float" office:value="-57.12" calcext:value-type="float">
            <text:p>-57.12</text:p>
          </table:table-cell>
        </table:table-row>
        <table:table-row table:style-name="ro1">
          <table:table-cell office:value-type="float" office:value="283836" calcext:value-type="float">
            <text:p>283836</text:p>
          </table:table-cell>
          <table:table-cell office:value-type="float" office:value="68.96" calcext:value-type="float">
            <text:p>68.96</text:p>
          </table:table-cell>
          <table:table-cell office:value-type="float" office:value="1.56" calcext:value-type="float">
            <text:p>1.56</text:p>
          </table:table-cell>
          <table:table-cell office:value-type="float" office:value="-67.4" calcext:value-type="float">
            <text:p>-67.4</text:p>
          </table:table-cell>
        </table:table-row>
        <table:table-row table:style-name="ro1">
          <table:table-cell office:value-type="float" office:value="211404" calcext:value-type="float">
            <text:p>211404</text:p>
          </table:table-cell>
          <table:table-cell office:value-type="float" office:value="103.08" calcext:value-type="float">
            <text:p>103.08</text:p>
          </table:table-cell>
          <table:table-cell office:value-type="float" office:value="20.04" calcext:value-type="float">
            <text:p>20.04</text:p>
          </table:table-cell>
          <table:table-cell office:value-type="float" office:value="-83.04" calcext:value-type="float">
            <text:p>-83.04</text:p>
          </table:table-cell>
        </table:table-row>
        <table:table-row table:style-name="ro1">
          <table:table-cell office:value-type="float" office:value="228812" calcext:value-type="float">
            <text:p>228812</text:p>
          </table:table-cell>
          <table:table-cell office:value-type="float" office:value="88.72" calcext:value-type="float">
            <text:p>88.72</text:p>
          </table:table-cell>
          <table:table-cell office:value-type="float" office:value="5.64" calcext:value-type="float">
            <text:p>5.64</text:p>
          </table:table-cell>
          <table:table-cell office:value-type="float" office:value="-83.08" calcext:value-type="float">
            <text:p>-83.08</text:p>
          </table:table-cell>
        </table:table-row>
      </table:table>
      <table:table table:name="density_distribution" table:style-name="ta1">
        <table:shapes>
          <draw:frame draw:z-index="0" draw:style-name="gr1" draw:text-style-name="P1" svg:width="132.99mm" svg:height="188.06mm" svg:x="91.41mm" svg:y="1.06mm">
            <loext:p draw:notify-on-update-of-ranges="density_distribution.C1:density_distribution.C776 density_distribution.B1:density_distribution.B77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316.91mm" svg:height="183.28mm" svg:x="272.04mm" svg:y="1.06mm">
            <loext:p draw:notify-on-update-of-ranges="density_distribution.K1:density_distribution.K250 density_distribution.L1:density_distribution.L250"/>
            <draw:object xlink:href="./Object 7" xlink:type="simple" xlink:show="embed" xlink:actuate="onLoad"/>
            <draw:image xlink:href="./ObjectReplacements/Object 7" xlink:type="simple" xlink:show="embed" xlink:actuate="onLoad"/>
            <svg:title>nc 4-100</svg:title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.0415228" calcext:value-type="float">
            <text:p>0.0415228</text:p>
          </table:table-cell>
          <table:table-cell office:value-type="float" office:value="0.0141777" calcext:value-type="float">
            <text:p>0.014177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0.0316882" calcext:value-type="float">
            <text:p>0.0316882</text:p>
          </table:table-cell>
          <table:table-cell office:value-type="float" office:value="0.00452632" calcext:value-type="float">
            <text:p>0.00452632</text:p>
          </table:table-cell>
          <table:table-cell table:number-columns-repeated="7"/>
          <table:table-cell office:value-type="float" office:value="0.001" calcext:value-type="float">
            <text:p>0.0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668" calcext:value-type="float">
            <text:p>25668</text:p>
          </table:table-cell>
          <table:table-cell office:value-type="float" office:value="0.0332941" calcext:value-type="float">
            <text:p>0.0332941</text:p>
          </table:table-cell>
          <table:table-cell office:value-type="float" office:value="0.00561734" calcext:value-type="float">
            <text:p>0.00561734</text:p>
          </table:table-cell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768" calcext:value-type="float">
            <text:p>26768</text:p>
          </table:table-cell>
          <table:table-cell office:value-type="float" office:value="0.0294177" calcext:value-type="float">
            <text:p>0.0294177</text:p>
          </table:table-cell>
          <table:table-cell office:value-type="float" office:value="0.00204255" calcext:value-type="float">
            <text:p>0.00204255</text:p>
          </table:table-cell>
          <table:table-cell table:number-columns-repeated="7"/>
          <table:table-cell office:value-type="float" office:value="0.003" calcext:value-type="float">
            <text:p>0.00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824" calcext:value-type="float">
            <text:p>27824</text:p>
          </table:table-cell>
          <table:table-cell office:value-type="float" office:value="0.030991" calcext:value-type="float">
            <text:p>0.030991</text:p>
          </table:table-cell>
          <table:table-cell office:value-type="float" office:value="0.0311113" calcext:value-type="float">
            <text:p>0.0311113</text:p>
          </table:table-cell>
          <table:table-cell table:number-columns-repeated="7"/>
          <table:table-cell office:value-type="float" office:value="0.004" calcext:value-type="float">
            <text:p>0.00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436" calcext:value-type="float">
            <text:p>27436</text:p>
          </table:table-cell>
          <table:table-cell office:value-type="float" office:value="0.0328662" calcext:value-type="float">
            <text:p>0.0328662</text:p>
          </table:table-cell>
          <table:table-cell office:value-type="float" office:value="0.0055814" calcext:value-type="float">
            <text:p>0.0055814</text:p>
          </table:table-cell>
          <table:table-cell table:number-columns-repeated="7"/>
          <table:table-cell office:value-type="float" office:value="0.005" calcext:value-type="float">
            <text:p>0.0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8212" calcext:value-type="float">
            <text:p>28212</text:p>
          </table:table-cell>
          <table:table-cell office:value-type="float" office:value="0.0369709" calcext:value-type="float">
            <text:p>0.0369709</text:p>
          </table:table-cell>
          <table:table-cell office:value-type="float" office:value="0.00993178" calcext:value-type="float">
            <text:p>0.00993178</text:p>
          </table:table-cell>
          <table:table-cell table:number-columns-repeated="7"/>
          <table:table-cell office:value-type="float" office:value="0.006" calcext:value-type="float">
            <text:p>0.00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2504" calcext:value-type="float">
            <text:p>32504</text:p>
          </table:table-cell>
          <table:table-cell office:value-type="float" office:value="0.032841" calcext:value-type="float">
            <text:p>0.032841</text:p>
          </table:table-cell>
          <table:table-cell office:value-type="float" office:value="0.00539847" calcext:value-type="float">
            <text:p>0.00539847</text:p>
          </table:table-cell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3504" calcext:value-type="float">
            <text:p>33504</text:p>
          </table:table-cell>
          <table:table-cell office:value-type="float" office:value="0.0371442" calcext:value-type="float">
            <text:p>0.0371442</text:p>
          </table:table-cell>
          <table:table-cell office:value-type="float" office:value="0.00992837" calcext:value-type="float">
            <text:p>0.00992837</text:p>
          </table:table-cell>
          <table:table-cell table:number-columns-repeated="7"/>
          <table:table-cell office:value-type="float" office:value="0.008" calcext:value-type="float">
            <text:p>0.0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0.032408" calcext:value-type="float">
            <text:p>0.032408</text:p>
          </table:table-cell>
          <table:table-cell office:value-type="float" office:value="0.00496647" calcext:value-type="float">
            <text:p>0.00496647</text:p>
          </table:table-cell>
          <table:table-cell table:number-columns-repeated="7"/>
          <table:table-cell office:value-type="float" office:value="0.009" calcext:value-type="float">
            <text:p>0.00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812" calcext:value-type="float">
            <text:p>35812</text:p>
          </table:table-cell>
          <table:table-cell office:value-type="float" office:value="0.0333567" calcext:value-type="float">
            <text:p>0.0333567</text:p>
          </table:table-cell>
          <table:table-cell office:value-type="float" office:value="0.00571234" calcext:value-type="float">
            <text:p>0.00571234</text:p>
          </table:table-cell>
          <table:table-cell table:number-columns-repeated="7"/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368" calcext:value-type="float">
            <text:p>39368</text:p>
          </table:table-cell>
          <table:table-cell office:value-type="float" office:value="0.0360977" calcext:value-type="float">
            <text:p>0.0360977</text:p>
          </table:table-cell>
          <table:table-cell office:value-type="float" office:value="0.00867494" calcext:value-type="float">
            <text:p>0.00867494</text:p>
          </table:table-cell>
          <table:table-cell table:number-columns-repeated="7"/>
          <table:table-cell office:value-type="float" office:value="0.011" calcext:value-type="float">
            <text:p>0.0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float" office:value="0.0302759" calcext:value-type="float">
            <text:p>0.0302759</text:p>
          </table:table-cell>
          <table:table-cell office:value-type="float" office:value="0.00257192" calcext:value-type="float">
            <text:p>0.00257192</text:p>
          </table:table-cell>
          <table:table-cell table:number-columns-repeated="7"/>
          <table:table-cell office:value-type="float" office:value="0.012" calcext:value-type="float">
            <text:p>0.0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980" calcext:value-type="float">
            <text:p>41980</text:p>
          </table:table-cell>
          <table:table-cell office:value-type="float" office:value="0.0335973" calcext:value-type="float">
            <text:p>0.0335973</text:p>
          </table:table-cell>
          <table:table-cell office:value-type="float" office:value="0.00655891" calcext:value-type="float">
            <text:p>0.00655891</text:p>
          </table:table-cell>
          <table:table-cell table:number-columns-repeated="7"/>
          <table:table-cell office:value-type="float" office:value="0.013" calcext:value-type="float">
            <text:p>0.0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float" office:value="0.0328645" calcext:value-type="float">
            <text:p>0.0328645</text:p>
          </table:table-cell>
          <table:table-cell office:value-type="float" office:value="0.00565667" calcext:value-type="float">
            <text:p>0.00565667</text:p>
          </table:table-cell>
          <table:table-cell table:number-columns-repeated="7"/>
          <table:table-cell office:value-type="float" office:value="0.014" calcext:value-type="float">
            <text:p>0.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float" office:value="0.0328743" calcext:value-type="float">
            <text:p>0.0328743</text:p>
          </table:table-cell>
          <table:table-cell office:value-type="float" office:value="0.00522167" calcext:value-type="float">
            <text:p>0.00522167</text:p>
          </table:table-cell>
          <table:table-cell table:number-columns-repeated="7"/>
          <table:table-cell office:value-type="float" office:value="0.015" calcext:value-type="float">
            <text:p>0.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308" calcext:value-type="float">
            <text:p>42308</text:p>
          </table:table-cell>
          <table:table-cell office:value-type="float" office:value="0.0354478" calcext:value-type="float">
            <text:p>0.0354478</text:p>
          </table:table-cell>
          <table:table-cell office:value-type="float" office:value="0.00824014" calcext:value-type="float">
            <text:p>0.00824014</text:p>
          </table:table-cell>
          <table:table-cell table:number-columns-repeated="7"/>
          <table:table-cell office:value-type="float" office:value="0.016" calcext:value-type="float">
            <text:p>0.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float" office:value="0.0389857" calcext:value-type="float">
            <text:p>0.0389857</text:p>
          </table:table-cell>
          <table:table-cell office:value-type="float" office:value="0.0112923" calcext:value-type="float">
            <text:p>0.0112923</text:p>
          </table:table-cell>
          <table:table-cell table:number-columns-repeated="7"/>
          <table:table-cell office:value-type="float" office:value="0.017" calcext:value-type="float">
            <text:p>0.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float" office:value="0.0335235" calcext:value-type="float">
            <text:p>0.0335235</text:p>
          </table:table-cell>
          <table:table-cell office:value-type="float" office:value="0.00631069" calcext:value-type="float">
            <text:p>0.00631069</text:p>
          </table:table-cell>
          <table:table-cell table:number-columns-repeated="7"/>
          <table:table-cell office:value-type="float" office:value="0.018" calcext:value-type="float">
            <text:p>0.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float" office:value="0.0312159" calcext:value-type="float">
            <text:p>0.0312159</text:p>
          </table:table-cell>
          <table:table-cell office:value-type="float" office:value="0.0041151" calcext:value-type="float">
            <text:p>0.0041151</text:p>
          </table:table-cell>
          <table:table-cell table:number-columns-repeated="7"/>
          <table:table-cell office:value-type="float" office:value="0.019" calcext:value-type="float">
            <text:p>0.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616" calcext:value-type="float">
            <text:p>43616</text:p>
          </table:table-cell>
          <table:table-cell office:value-type="float" office:value="0.0310059" calcext:value-type="float">
            <text:p>0.0310059</text:p>
          </table:table-cell>
          <table:table-cell office:value-type="float" office:value="0.00342453" calcext:value-type="float">
            <text:p>0.00342453</text:p>
          </table:table-cell>
          <table:table-cell table:number-columns-repeated="7"/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676" calcext:value-type="float">
            <text:p>44676</text:p>
          </table:table-cell>
          <table:table-cell office:value-type="float" office:value="0.0341659" calcext:value-type="float">
            <text:p>0.0341659</text:p>
          </table:table-cell>
          <table:table-cell office:value-type="float" office:value="0.00653671" calcext:value-type="float">
            <text:p>0.00653671</text:p>
          </table:table-cell>
          <table:table-cell table:number-columns-repeated="7"/>
          <table:table-cell office:value-type="float" office:value="0.021" calcext:value-type="float">
            <text:p>0.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float" office:value="0.0305097" calcext:value-type="float">
            <text:p>0.0305097</text:p>
          </table:table-cell>
          <table:table-cell office:value-type="float" office:value="0.0030955" calcext:value-type="float">
            <text:p>0.0030955</text:p>
          </table:table-cell>
          <table:table-cell table:number-columns-repeated="7"/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48" calcext:value-type="float">
            <text:p>44348</text:p>
          </table:table-cell>
          <table:table-cell office:value-type="float" office:value="0.033645" calcext:value-type="float">
            <text:p>0.033645</text:p>
          </table:table-cell>
          <table:table-cell office:value-type="float" office:value="0.00649332" calcext:value-type="float">
            <text:p>0.00649332</text:p>
          </table:table-cell>
          <table:table-cell table:number-columns-repeated="7"/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64" calcext:value-type="float">
            <text:p>45464</text:p>
          </table:table-cell>
          <table:table-cell office:value-type="float" office:value="0.0287821" calcext:value-type="float">
            <text:p>0.0287821</text:p>
          </table:table-cell>
          <table:table-cell office:value-type="float" office:value="0.00163675" calcext:value-type="float">
            <text:p>0.00163675</text:p>
          </table:table-cell>
          <table:table-cell table:number-columns-repeated="7"/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68" calcext:value-type="float">
            <text:p>45668</text:p>
          </table:table-cell>
          <table:table-cell office:value-type="float" office:value="0.0376354" calcext:value-type="float">
            <text:p>0.0376354</text:p>
          </table:table-cell>
          <table:table-cell office:value-type="float" office:value="0.0107562" calcext:value-type="float">
            <text:p>0.0107562</text:p>
          </table:table-cell>
          <table:table-cell table:number-columns-repeated="7"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48" calcext:value-type="float">
            <text:p>45948</text:p>
          </table:table-cell>
          <table:table-cell office:value-type="float" office:value="0.0351868" calcext:value-type="float">
            <text:p>0.0351868</text:p>
          </table:table-cell>
          <table:table-cell office:value-type="float" office:value="0.00747195" calcext:value-type="float">
            <text:p>0.00747195</text:p>
          </table:table-cell>
          <table:table-cell table:number-columns-repeated="7"/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36" calcext:value-type="float">
            <text:p>46136</text:p>
          </table:table-cell>
          <table:table-cell office:value-type="float" office:value="0.0346771" calcext:value-type="float">
            <text:p>0.0346771</text:p>
          </table:table-cell>
          <table:table-cell office:value-type="float" office:value="0.00743425" calcext:value-type="float">
            <text:p>0.00743425</text:p>
          </table:table-cell>
          <table:table-cell table:number-columns-repeated="7"/>
          <table:table-cell office:value-type="float" office:value="0.027" calcext:value-type="float">
            <text:p>0.0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676" calcext:value-type="float">
            <text:p>46676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0576242" calcext:value-type="float">
            <text:p>0.00576242</text:p>
          </table:table-cell>
          <table:table-cell table:number-columns-repeated="7"/>
          <table:table-cell office:value-type="float" office:value="0.028" calcext:value-type="float">
            <text:p>0.02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364" calcext:value-type="float">
            <text:p>46364</text:p>
          </table:table-cell>
          <table:table-cell office:value-type="float" office:value="0.030353" calcext:value-type="float">
            <text:p>0.030353</text:p>
          </table:table-cell>
          <table:table-cell office:value-type="float" office:value="0.00286945" calcext:value-type="float">
            <text:p>0.00286945</text:p>
          </table:table-cell>
          <table:table-cell table:number-columns-repeated="7"/>
          <table:table-cell office:value-type="float" office:value="0.029" calcext:value-type="float">
            <text:p>0.0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0.0297656" calcext:value-type="float">
            <text:p>0.0297656</text:p>
          </table:table-cell>
          <table:table-cell office:value-type="float" office:value="0.00294986" calcext:value-type="float">
            <text:p>0.00294986</text:p>
          </table:table-cell>
          <table:table-cell table:number-columns-repeated="7"/>
          <table:table-cell office:value-type="float" office:value="0.03" calcext:value-type="float">
            <text:p>0.0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46664" calcext:value-type="float">
            <text:p>46664</text:p>
          </table:table-cell>
          <table:table-cell office:value-type="float" office:value="0.0300738" calcext:value-type="float">
            <text:p>0.0300738</text:p>
          </table:table-cell>
          <table:table-cell office:value-type="float" office:value="0.00263229" calcext:value-type="float">
            <text:p>0.00263229</text:p>
          </table:table-cell>
          <table:table-cell table:number-columns-repeated="7"/>
          <table:table-cell office:value-type="float" office:value="0.031" calcext:value-type="float">
            <text:p>0.03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6516" calcext:value-type="float">
            <text:p>46516</text:p>
          </table:table-cell>
          <table:table-cell office:value-type="float" office:value="0.0305827" calcext:value-type="float">
            <text:p>0.0305827</text:p>
          </table:table-cell>
          <table:table-cell office:value-type="float" office:value="0.00290274" calcext:value-type="float">
            <text:p>0.00290274</text:p>
          </table:table-cell>
          <table:table-cell table:number-columns-repeated="7"/>
          <table:table-cell office:value-type="float" office:value="0.032" calcext:value-type="float">
            <text:p>0.03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6648" calcext:value-type="float">
            <text:p>46648</text:p>
          </table:table-cell>
          <table:table-cell office:value-type="float" office:value="0.0344897" calcext:value-type="float">
            <text:p>0.0344897</text:p>
          </table:table-cell>
          <table:table-cell office:value-type="float" office:value="0.00715618" calcext:value-type="float">
            <text:p>0.00715618</text:p>
          </table:table-cell>
          <table:table-cell table:number-columns-repeated="7"/>
          <table:table-cell office:value-type="float" office:value="0.033" calcext:value-type="float">
            <text:p>0.03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6568" calcext:value-type="float">
            <text:p>46568</text:p>
          </table:table-cell>
          <table:table-cell office:value-type="float" office:value="0.0358396" calcext:value-type="float">
            <text:p>0.0358396</text:p>
          </table:table-cell>
          <table:table-cell office:value-type="float" office:value="0.00977224" calcext:value-type="float">
            <text:p>0.00977224</text:p>
          </table:table-cell>
          <table:table-cell table:number-columns-repeated="7"/>
          <table:table-cell office:value-type="float" office:value="0.034" calcext:value-type="float">
            <text:p>0.03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6588" calcext:value-type="float">
            <text:p>46588</text:p>
          </table:table-cell>
          <table:table-cell office:value-type="float" office:value="0.0321288" calcext:value-type="float">
            <text:p>0.0321288</text:p>
          </table:table-cell>
          <table:table-cell office:value-type="float" office:value="0.00459363" calcext:value-type="float">
            <text:p>0.00459363</text:p>
          </table:table-cell>
          <table:table-cell table:number-columns-repeated="7"/>
          <table:table-cell office:value-type="float" office:value="0.035" calcext:value-type="float">
            <text:p>0.03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6740" calcext:value-type="float">
            <text:p>46740</text:p>
          </table:table-cell>
          <table:table-cell office:value-type="float" office:value="0.0320331" calcext:value-type="float">
            <text:p>0.0320331</text:p>
          </table:table-cell>
          <table:table-cell office:value-type="float" office:value="0.0046832" calcext:value-type="float">
            <text:p>0.0046832</text:p>
          </table:table-cell>
          <table:table-cell table:number-columns-repeated="7"/>
          <table:table-cell office:value-type="float" office:value="0.036" calcext:value-type="float">
            <text:p>0.03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7912" calcext:value-type="float">
            <text:p>47912</text:p>
          </table:table-cell>
          <table:table-cell office:value-type="float" office:value="0.0282144" calcext:value-type="float">
            <text:p>0.0282144</text:p>
          </table:table-cell>
          <table:table-cell office:value-type="float" office:value="0.000919365" calcext:value-type="float">
            <text:p>0.000919365</text:p>
          </table:table-cell>
          <table:table-cell table:number-columns-repeated="7"/>
          <table:table-cell office:value-type="float" office:value="0.037" calcext:value-type="float">
            <text:p>0.03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0.0361444" calcext:value-type="float">
            <text:p>0.0361444</text:p>
          </table:table-cell>
          <table:table-cell office:value-type="float" office:value="0.00833629" calcext:value-type="float">
            <text:p>0.00833629</text:p>
          </table:table-cell>
          <table:table-cell table:number-columns-repeated="7"/>
          <table:table-cell office:value-type="float" office:value="0.038" calcext:value-type="float">
            <text:p>0.03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7416" calcext:value-type="float">
            <text:p>47416</text:p>
          </table:table-cell>
          <table:table-cell office:value-type="float" office:value="0.0336378" calcext:value-type="float">
            <text:p>0.0336378</text:p>
          </table:table-cell>
          <table:table-cell office:value-type="float" office:value="0.00661905" calcext:value-type="float">
            <text:p>0.00661905</text:p>
          </table:table-cell>
          <table:table-cell table:number-columns-repeated="7"/>
          <table:table-cell office:value-type="float" office:value="0.039" calcext:value-type="float">
            <text:p>0.03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7596" calcext:value-type="float">
            <text:p>47596</text:p>
          </table:table-cell>
          <table:table-cell office:value-type="float" office:value="0.0340051" calcext:value-type="float">
            <text:p>0.0340051</text:p>
          </table:table-cell>
          <table:table-cell office:value-type="float" office:value="0.00649967" calcext:value-type="float">
            <text:p>0.00649967</text:p>
          </table:table-cell>
          <table:table-cell table:number-columns-repeated="7"/>
          <table:table-cell office:value-type="float" office:value="0.04" calcext:value-type="float">
            <text:p>0.0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308" calcext:value-type="float">
            <text:p>47308</text:p>
          </table:table-cell>
          <table:table-cell office:value-type="float" office:value="0.0364545" calcext:value-type="float">
            <text:p>0.0364545</text:p>
          </table:table-cell>
          <table:table-cell office:value-type="float" office:value="0.00839596" calcext:value-type="float">
            <text:p>0.00839596</text:p>
          </table:table-cell>
          <table:table-cell table:number-columns-repeated="7"/>
          <table:table-cell office:value-type="float" office:value="0.041" calcext:value-type="float">
            <text:p>0.0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144" calcext:value-type="float">
            <text:p>47144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0358717" calcext:value-type="float">
            <text:p>0.00358717</text:p>
          </table:table-cell>
          <table:table-cell table:number-columns-repeated="7"/>
          <table:table-cell office:value-type="float" office:value="0.042" calcext:value-type="float">
            <text:p>0.0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860" calcext:value-type="float">
            <text:p>47860</text:p>
          </table:table-cell>
          <table:table-cell office:value-type="float" office:value="0.0332403" calcext:value-type="float">
            <text:p>0.0332403</text:p>
          </table:table-cell>
          <table:table-cell office:value-type="float" office:value="0.00590324" calcext:value-type="float">
            <text:p>0.00590324</text:p>
          </table:table-cell>
          <table:table-cell table:number-columns-repeated="7"/>
          <table:table-cell office:value-type="float" office:value="0.043" calcext:value-type="float">
            <text:p>0.0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56" calcext:value-type="float">
            <text:p>47256</text:p>
          </table:table-cell>
          <table:table-cell office:value-type="float" office:value="0.0337498" calcext:value-type="float">
            <text:p>0.0337498</text:p>
          </table:table-cell>
          <table:table-cell office:value-type="float" office:value="0.00640392" calcext:value-type="float">
            <text:p>0.00640392</text:p>
          </table:table-cell>
          <table:table-cell table:number-columns-repeated="7"/>
          <table:table-cell office:value-type="float" office:value="0.044" calcext:value-type="float">
            <text:p>0.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0.0363014" calcext:value-type="float">
            <text:p>0.0363014</text:p>
          </table:table-cell>
          <table:table-cell office:value-type="float" office:value="0.00929061" calcext:value-type="float">
            <text:p>0.00929061</text:p>
          </table:table-cell>
          <table:table-cell table:number-columns-repeated="7"/>
          <table:table-cell office:value-type="float" office:value="0.045" calcext:value-type="float">
            <text:p>0.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80" calcext:value-type="float">
            <text:p>48180</text:p>
          </table:table-cell>
          <table:table-cell office:value-type="float" office:value="0.0308745" calcext:value-type="float">
            <text:p>0.0308745</text:p>
          </table:table-cell>
          <table:table-cell office:value-type="float" office:value="0.00368112" calcext:value-type="float">
            <text:p>0.00368112</text:p>
          </table:table-cell>
          <table:table-cell table:number-columns-repeated="7"/>
          <table:table-cell office:value-type="float" office:value="0.046" calcext:value-type="float">
            <text:p>0.0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628" calcext:value-type="float">
            <text:p>49628</text:p>
          </table:table-cell>
          <table:table-cell office:value-type="float" office:value="0.0333774" calcext:value-type="float">
            <text:p>0.0333774</text:p>
          </table:table-cell>
          <table:table-cell office:value-type="float" office:value="0.00571327" calcext:value-type="float">
            <text:p>0.00571327</text:p>
          </table:table-cell>
          <table:table-cell table:number-columns-repeated="7"/>
          <table:table-cell office:value-type="float" office:value="0.047" calcext:value-type="float">
            <text:p>0.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0.0322265" calcext:value-type="float">
            <text:p>0.0322265</text:p>
          </table:table-cell>
          <table:table-cell office:value-type="float" office:value="0.00490166" calcext:value-type="float">
            <text:p>0.00490166</text:p>
          </table:table-cell>
          <table:table-cell table:number-columns-repeated="7"/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88" calcext:value-type="float">
            <text:p>50688</text:p>
          </table:table-cell>
          <table:table-cell office:value-type="float" office:value="0.0338531" calcext:value-type="float">
            <text:p>0.0338531</text:p>
          </table:table-cell>
          <table:table-cell office:value-type="float" office:value="0.00688117" calcext:value-type="float">
            <text:p>0.00688117</text:p>
          </table:table-cell>
          <table:table-cell table:number-columns-repeated="7"/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72" calcext:value-type="float">
            <text:p>50472</text:p>
          </table:table-cell>
          <table:table-cell office:value-type="float" office:value="0.0374665" calcext:value-type="float">
            <text:p>0.0374665</text:p>
          </table:table-cell>
          <table:table-cell office:value-type="float" office:value="0.0101414" calcext:value-type="float">
            <text:p>0.0101414</text:p>
          </table:table-cell>
          <table:table-cell table:number-columns-repeated="7"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72" calcext:value-type="float">
            <text:p>51672</text:p>
          </table:table-cell>
          <table:table-cell office:value-type="float" office:value="0.0336789" calcext:value-type="float">
            <text:p>0.0336789</text:p>
          </table:table-cell>
          <table:table-cell office:value-type="float" office:value="0.00586149" calcext:value-type="float">
            <text:p>0.00586149</text:p>
          </table:table-cell>
          <table:table-cell table:number-columns-repeated="7"/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20" calcext:value-type="float">
            <text:p>51920</text:p>
          </table:table-cell>
          <table:table-cell office:value-type="float" office:value="0.035554" calcext:value-type="float">
            <text:p>0.035554</text:p>
          </table:table-cell>
          <table:table-cell office:value-type="float" office:value="0.00803184" calcext:value-type="float">
            <text:p>0.00803184</text:p>
          </table:table-cell>
          <table:table-cell table:number-columns-repeated="7"/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60" calcext:value-type="float">
            <text:p>51360</text:p>
          </table:table-cell>
          <table:table-cell office:value-type="float" office:value="0.0314839" calcext:value-type="float">
            <text:p>0.0314839</text:p>
          </table:table-cell>
          <table:table-cell office:value-type="float" office:value="0.00399564" calcext:value-type="float">
            <text:p>0.00399564</text:p>
          </table:table-cell>
          <table:table-cell table:number-columns-repeated="7"/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96" calcext:value-type="float">
            <text:p>51696</text:p>
          </table:table-cell>
          <table:table-cell office:value-type="float" office:value="0.0344305" calcext:value-type="float">
            <text:p>0.0344305</text:p>
          </table:table-cell>
          <table:table-cell office:value-type="float" office:value="0.00763917" calcext:value-type="float">
            <text:p>0.00763917</text:p>
          </table:table-cell>
          <table:table-cell table:number-columns-repeated="9"/>
        </table:table-row>
        <table:table-row table:style-name="ro1">
          <table:table-cell office:value-type="float" office:value="52624" calcext:value-type="float">
            <text:p>52624</text:p>
          </table:table-cell>
          <table:table-cell office:value-type="float" office:value="0.0332805" calcext:value-type="float">
            <text:p>0.0332805</text:p>
          </table:table-cell>
          <table:table-cell office:value-type="float" office:value="0.00643048" calcext:value-type="float">
            <text:p>0.00643048</text:p>
          </table:table-cell>
          <table:table-cell table:number-columns-repeated="9"/>
        </table:table-row>
        <table:table-row table:style-name="ro1">
          <table:table-cell office:value-type="float" office:value="52644" calcext:value-type="float">
            <text:p>52644</text:p>
          </table:table-cell>
          <table:table-cell office:value-type="float" office:value="0.0358857" calcext:value-type="float">
            <text:p>0.0358857</text:p>
          </table:table-cell>
          <table:table-cell office:value-type="float" office:value="0.00887203" calcext:value-type="float">
            <text:p>0.00887203</text:p>
          </table:table-cell>
          <table:table-cell table:number-columns-repeated="9"/>
        </table:table-row>
        <table:table-row table:style-name="ro1">
          <table:table-cell office:value-type="float" office:value="52424" calcext:value-type="float">
            <text:p>52424</text:p>
          </table:table-cell>
          <table:table-cell office:value-type="float" office:value="0.0322842" calcext:value-type="float">
            <text:p>0.0322842</text:p>
          </table:table-cell>
          <table:table-cell office:value-type="float" office:value="0.00456506" calcext:value-type="float">
            <text:p>0.00456506</text:p>
          </table:table-cell>
          <table:table-cell table:number-columns-repeated="9"/>
        </table:table-row>
        <table:table-row table:style-name="ro1">
          <table:table-cell office:value-type="float" office:value="52564" calcext:value-type="float">
            <text:p>52564</text:p>
          </table:table-cell>
          <table:table-cell office:value-type="float" office:value="0.0368297" calcext:value-type="float">
            <text:p>0.0368297</text:p>
          </table:table-cell>
          <table:table-cell office:value-type="float" office:value="0.0104314" calcext:value-type="float">
            <text:p>0.0104314</text:p>
          </table:table-cell>
          <table:table-cell table:number-columns-repeated="9"/>
        </table:table-row>
        <table:table-row table:style-name="ro1">
          <table:table-cell office:value-type="float" office:value="52976" calcext:value-type="float">
            <text:p>52976</text:p>
          </table:table-cell>
          <table:table-cell office:value-type="float" office:value="0.0372644" calcext:value-type="float">
            <text:p>0.0372644</text:p>
          </table:table-cell>
          <table:table-cell office:value-type="float" office:value="0.0101467" calcext:value-type="float">
            <text:p>0.0101467</text:p>
          </table:table-cell>
          <table:table-cell table:number-columns-repeated="9"/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0.0359236" calcext:value-type="float">
            <text:p>0.0359236</text:p>
          </table:table-cell>
          <table:table-cell office:value-type="float" office:value="0.00867053" calcext:value-type="float">
            <text:p>0.00867053</text:p>
          </table:table-cell>
          <table:table-cell table:number-columns-repeated="9"/>
        </table:table-row>
        <table:table-row table:style-name="ro1">
          <table:table-cell office:value-type="float" office:value="55776" calcext:value-type="float">
            <text:p>55776</text:p>
          </table:table-cell>
          <table:table-cell office:value-type="float" office:value="0.0284256" calcext:value-type="float">
            <text:p>0.0284256</text:p>
          </table:table-cell>
          <table:table-cell office:value-type="float" office:value="0.000984758" calcext:value-type="float">
            <text:p>0.000984758</text:p>
          </table:table-cell>
          <table:table-cell table:number-columns-repeated="9"/>
        </table:table-row>
        <table:table-row table:style-name="ro1">
          <table:table-cell office:value-type="float" office:value="55128" calcext:value-type="float">
            <text:p>55128</text:p>
          </table:table-cell>
          <table:table-cell office:value-type="float" office:value="0.0336262" calcext:value-type="float">
            <text:p>0.0336262</text:p>
          </table:table-cell>
          <table:table-cell office:value-type="float" office:value="0.00613088" calcext:value-type="float">
            <text:p>0.00613088</text:p>
          </table:table-cell>
          <table:table-cell table:number-columns-repeated="9"/>
        </table:table-row>
        <table:table-row table:style-name="ro1">
          <table:table-cell office:value-type="float" office:value="55896" calcext:value-type="float">
            <text:p>55896</text:p>
          </table:table-cell>
          <table:table-cell office:value-type="float" office:value="0.0281381" calcext:value-type="float">
            <text:p>0.0281381</text:p>
          </table:table-cell>
          <table:table-cell office:value-type="float" office:value="0.000778464" calcext:value-type="float">
            <text:p>0.000778464</text:p>
          </table:table-cell>
          <table:table-cell table:number-columns-repeated="9"/>
        </table:table-row>
        <table:table-row table:style-name="ro1">
          <table:table-cell office:value-type="float" office:value="55964" calcext:value-type="float">
            <text:p>55964</text:p>
          </table:table-cell>
          <table:table-cell office:value-type="float" office:value="0.035593" calcext:value-type="float">
            <text:p>0.035593</text:p>
          </table:table-cell>
          <table:table-cell office:value-type="float" office:value="0.00845122" calcext:value-type="float">
            <text:p>0.00845122</text:p>
          </table:table-cell>
          <table:table-cell table:number-columns-repeated="9"/>
        </table:table-row>
        <table:table-row table:style-name="ro1">
          <table:table-cell office:value-type="float" office:value="56676" calcext:value-type="float">
            <text:p>56676</text:p>
          </table:table-cell>
          <table:table-cell office:value-type="float" office:value="0.035435" calcext:value-type="float">
            <text:p>0.035435</text:p>
          </table:table-cell>
          <table:table-cell office:value-type="float" office:value="0.00810637" calcext:value-type="float">
            <text:p>0.00810637</text:p>
          </table:table-cell>
          <table:table-cell table:number-columns-repeated="9"/>
        </table:table-row>
        <table:table-row table:style-name="ro1">
          <table:table-cell office:value-type="float" office:value="57252" calcext:value-type="float">
            <text:p>57252</text:p>
          </table:table-cell>
          <table:table-cell office:value-type="float" office:value="0.0352189" calcext:value-type="float">
            <text:p>0.0352189</text:p>
          </table:table-cell>
          <table:table-cell office:value-type="float" office:value="0.00804709" calcext:value-type="float">
            <text:p>0.00804709</text:p>
          </table:table-cell>
          <table:table-cell table:number-columns-repeated="9"/>
        </table:table-row>
        <table:table-row table:style-name="ro1">
          <table:table-cell office:value-type="float" office:value="58076" calcext:value-type="float">
            <text:p>58076</text:p>
          </table:table-cell>
          <table:table-cell office:value-type="float" office:value="0.0322412" calcext:value-type="float">
            <text:p>0.0322412</text:p>
          </table:table-cell>
          <table:table-cell office:value-type="float" office:value="0.00492229" calcext:value-type="float">
            <text:p>0.00492229</text:p>
          </table:table-cell>
          <table:table-cell table:number-columns-repeated="9"/>
        </table:table-row>
        <table:table-row table:style-name="ro1">
          <table:table-cell office:value-type="float" office:value="58352" calcext:value-type="float">
            <text:p>58352</text:p>
          </table:table-cell>
          <table:table-cell office:value-type="float" office:value="0.0345321" calcext:value-type="float">
            <text:p>0.0345321</text:p>
          </table:table-cell>
          <table:table-cell office:value-type="float" office:value="0.00725479" calcext:value-type="float">
            <text:p>0.00725479</text:p>
          </table:table-cell>
          <table:table-cell table:number-columns-repeated="9"/>
        </table:table-row>
        <table:table-row table:style-name="ro1">
          <table:table-cell office:value-type="float" office:value="59940" calcext:value-type="float">
            <text:p>59940</text:p>
          </table:table-cell>
          <table:table-cell office:value-type="float" office:value="0.035416" calcext:value-type="float">
            <text:p>0.035416</text:p>
          </table:table-cell>
          <table:table-cell office:value-type="float" office:value="0.00751765" calcext:value-type="float">
            <text:p>0.00751765</text:p>
          </table:table-cell>
          <table:table-cell table:number-columns-repeated="9"/>
        </table:table-row>
        <table:table-row table:style-name="ro1">
          <table:table-cell office:value-type="float" office:value="59692" calcext:value-type="float">
            <text:p>59692</text:p>
          </table:table-cell>
          <table:table-cell office:value-type="float" office:value="0.0352464" calcext:value-type="float">
            <text:p>0.0352464</text:p>
          </table:table-cell>
          <table:table-cell office:value-type="float" office:value="0.00773468" calcext:value-type="float">
            <text:p>0.00773468</text:p>
          </table:table-cell>
          <table:table-cell table:number-columns-repeated="9"/>
        </table:table-row>
        <table:table-row table:style-name="ro1">
          <table:table-cell office:value-type="float" office:value="59624" calcext:value-type="float">
            <text:p>59624</text:p>
          </table:table-cell>
          <table:table-cell office:value-type="float" office:value="0.0363432" calcext:value-type="float">
            <text:p>0.0363432</text:p>
          </table:table-cell>
          <table:table-cell office:value-type="float" office:value="0.00896222" calcext:value-type="float">
            <text:p>0.00896222</text:p>
          </table:table-cell>
          <table:table-cell table:number-columns-repeated="9"/>
        </table:table-row>
        <table:table-row table:style-name="ro1">
          <table:table-cell office:value-type="float" office:value="59788" calcext:value-type="float">
            <text:p>59788</text:p>
          </table:table-cell>
          <table:table-cell office:value-type="float" office:value="0.0312663" calcext:value-type="float">
            <text:p>0.0312663</text:p>
          </table:table-cell>
          <table:table-cell office:value-type="float" office:value="0.00360618" calcext:value-type="float">
            <text:p>0.00360618</text:p>
          </table:table-cell>
          <table:table-cell table:number-columns-repeated="9"/>
        </table:table-row>
        <table:table-row table:style-name="ro1">
          <table:table-cell office:value-type="float" office:value="60040" calcext:value-type="float">
            <text:p>60040</text:p>
          </table:table-cell>
          <table:table-cell office:value-type="float" office:value="0.0352778" calcext:value-type="float">
            <text:p>0.0352778</text:p>
          </table:table-cell>
          <table:table-cell office:value-type="float" office:value="0.0089996" calcext:value-type="float">
            <text:p>0.0089996</text:p>
          </table:table-cell>
          <table:table-cell table:number-columns-repeated="9"/>
        </table:table-row>
        <table:table-row table:style-name="ro1">
          <table:table-cell office:value-type="float" office:value="61696" calcext:value-type="float">
            <text:p>61696</text:p>
          </table:table-cell>
          <table:table-cell office:value-type="float" office:value="0.0351424" calcext:value-type="float">
            <text:p>0.0351424</text:p>
          </table:table-cell>
          <table:table-cell office:value-type="float" office:value="0.00951921" calcext:value-type="float">
            <text:p>0.00951921</text:p>
          </table:table-cell>
          <table:table-cell table:number-columns-repeated="9"/>
        </table:table-row>
        <table:table-row table:style-name="ro1">
          <table:table-cell office:value-type="float" office:value="61540" calcext:value-type="float">
            <text:p>61540</text:p>
          </table:table-cell>
          <table:table-cell office:value-type="float" office:value="0.0315624" calcext:value-type="float">
            <text:p>0.0315624</text:p>
          </table:table-cell>
          <table:table-cell office:value-type="float" office:value="0.00432083" calcext:value-type="float">
            <text:p>0.00432083</text:p>
          </table:table-cell>
          <table:table-cell table:number-columns-repeated="9"/>
        </table:table-row>
        <table:table-row table:style-name="ro1">
          <table:table-cell office:value-type="float" office:value="61672" calcext:value-type="float">
            <text:p>61672</text:p>
          </table:table-cell>
          <table:table-cell office:value-type="float" office:value="0.0294548" calcext:value-type="float">
            <text:p>0.0294548</text:p>
          </table:table-cell>
          <table:table-cell office:value-type="float" office:value="0.00198761" calcext:value-type="float">
            <text:p>0.00198761</text:p>
          </table:table-cell>
          <table:table-cell table:number-columns-repeated="9"/>
        </table:table-row>
        <table:table-row table:style-name="ro1">
          <table:table-cell office:value-type="float" office:value="61360" calcext:value-type="float">
            <text:p>61360</text:p>
          </table:table-cell>
          <table:table-cell office:value-type="float" office:value="0.0339003" calcext:value-type="float">
            <text:p>0.0339003</text:p>
          </table:table-cell>
          <table:table-cell office:value-type="float" office:value="0.00669094" calcext:value-type="float">
            <text:p>0.00669094</text:p>
          </table:table-cell>
          <table:table-cell table:number-columns-repeated="9"/>
        </table:table-row>
        <table:table-row table:style-name="ro1">
          <table:table-cell office:value-type="float" office:value="61684" calcext:value-type="float">
            <text:p>61684</text:p>
          </table:table-cell>
          <table:table-cell office:value-type="float" office:value="0.0353938" calcext:value-type="float">
            <text:p>0.0353938</text:p>
          </table:table-cell>
          <table:table-cell office:value-type="float" office:value="0.0084233" calcext:value-type="float">
            <text:p>0.0084233</text:p>
          </table:table-cell>
          <table:table-cell table:number-columns-repeated="9"/>
        </table:table-row>
        <table:table-row table:style-name="ro1">
          <table:table-cell office:value-type="float" office:value="62804" calcext:value-type="float">
            <text:p>62804</text:p>
          </table:table-cell>
          <table:table-cell office:value-type="float" office:value="0.0351005" calcext:value-type="float">
            <text:p>0.0351005</text:p>
          </table:table-cell>
          <table:table-cell office:value-type="float" office:value="0.00789084" calcext:value-type="float">
            <text:p>0.00789084</text:p>
          </table:table-cell>
          <table:table-cell table:number-columns-repeated="9"/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float" office:value="0.0359967" calcext:value-type="float">
            <text:p>0.0359967</text:p>
          </table:table-cell>
          <table:table-cell office:value-type="float" office:value="0.00931481" calcext:value-type="float">
            <text:p>0.00931481</text:p>
          </table:table-cell>
          <table:table-cell table:number-columns-repeated="9"/>
        </table:table-row>
        <table:table-row table:style-name="ro1">
          <table:table-cell office:value-type="float" office:value="62428" calcext:value-type="float">
            <text:p>62428</text:p>
          </table:table-cell>
          <table:table-cell office:value-type="float" office:value="0.0329045" calcext:value-type="float">
            <text:p>0.0329045</text:p>
          </table:table-cell>
          <table:table-cell office:value-type="float" office:value="0.0045947" calcext:value-type="float">
            <text:p>0.0045947</text:p>
          </table:table-cell>
          <table:table-cell table:number-columns-repeated="9"/>
        </table:table-row>
        <table:table-row table:style-name="ro1">
          <table:table-cell office:value-type="float" office:value="62596" calcext:value-type="float">
            <text:p>62596</text:p>
          </table:table-cell>
          <table:table-cell office:value-type="float" office:value="0.0351833" calcext:value-type="float">
            <text:p>0.0351833</text:p>
          </table:table-cell>
          <table:table-cell office:value-type="float" office:value="0.00789938" calcext:value-type="float">
            <text:p>0.00789938</text:p>
          </table:table-cell>
          <table:table-cell table:number-columns-repeated="9"/>
        </table:table-row>
        <table:table-row table:style-name="ro1">
          <table:table-cell office:value-type="float" office:value="62940" calcext:value-type="float">
            <text:p>62940</text:p>
          </table:table-cell>
          <table:table-cell office:value-type="float" office:value="0.0303619" calcext:value-type="float">
            <text:p>0.0303619</text:p>
          </table:table-cell>
          <table:table-cell office:value-type="float" office:value="0.00244681" calcext:value-type="float">
            <text:p>0.00244681</text:p>
          </table:table-cell>
          <table:table-cell table:number-columns-repeated="9"/>
        </table:table-row>
        <table:table-row table:style-name="ro1">
          <table:table-cell office:value-type="float" office:value="63504" calcext:value-type="float">
            <text:p>63504</text:p>
          </table:table-cell>
          <table:table-cell office:value-type="float" office:value="0.0349202" calcext:value-type="float">
            <text:p>0.0349202</text:p>
          </table:table-cell>
          <table:table-cell office:value-type="float" office:value="0.00701297" calcext:value-type="float">
            <text:p>0.00701297</text:p>
          </table:table-cell>
          <table:table-cell table:number-columns-repeated="9"/>
        </table:table-row>
        <table:table-row table:style-name="ro1">
          <table:table-cell office:value-type="float" office:value="63612" calcext:value-type="float">
            <text:p>63612</text:p>
          </table:table-cell>
          <table:table-cell office:value-type="float" office:value="0.0330181" calcext:value-type="float">
            <text:p>0.0330181</text:p>
          </table:table-cell>
          <table:table-cell office:value-type="float" office:value="0.00510244" calcext:value-type="float">
            <text:p>0.00510244</text:p>
          </table:table-cell>
          <table:table-cell table:number-columns-repeated="9"/>
        </table:table-row>
        <table:table-row table:style-name="ro1">
          <table:table-cell office:value-type="float" office:value="63616" calcext:value-type="float">
            <text:p>63616</text:p>
          </table:table-cell>
          <table:table-cell office:value-type="float" office:value="0.0312705" calcext:value-type="float">
            <text:p>0.0312705</text:p>
          </table:table-cell>
          <table:table-cell office:value-type="float" office:value="0.00361887" calcext:value-type="float">
            <text:p>0.00361887</text:p>
          </table:table-cell>
          <table:table-cell table:number-columns-repeated="9"/>
        </table:table-row>
        <table:table-row table:style-name="ro1">
          <table:table-cell office:value-type="float" office:value="63648" calcext:value-type="float">
            <text:p>63648</text:p>
          </table:table-cell>
          <table:table-cell office:value-type="float" office:value="0.0324887" calcext:value-type="float">
            <text:p>0.0324887</text:p>
          </table:table-cell>
          <table:table-cell office:value-type="float" office:value="0.00527989" calcext:value-type="float">
            <text:p>0.00527989</text:p>
          </table:table-cell>
          <table:table-cell table:number-columns-repeated="9"/>
        </table:table-row>
        <table:table-row table:style-name="ro1">
          <table:table-cell office:value-type="float" office:value="63208" calcext:value-type="float">
            <text:p>63208</text:p>
          </table:table-cell>
          <table:table-cell office:value-type="float" office:value="0.0333161" calcext:value-type="float">
            <text:p>0.0333161</text:p>
          </table:table-cell>
          <table:table-cell office:value-type="float" office:value="0.00642278" calcext:value-type="float">
            <text:p>0.00642278</text:p>
          </table:table-cell>
          <table:table-cell table:number-columns-repeated="9"/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0.0330783" calcext:value-type="float">
            <text:p>0.0330783</text:p>
          </table:table-cell>
          <table:table-cell office:value-type="float" office:value="0.00590464" calcext:value-type="float">
            <text:p>0.00590464</text:p>
          </table:table-cell>
          <table:table-cell table:number-columns-repeated="9"/>
        </table:table-row>
        <table:table-row table:style-name="ro1">
          <table:table-cell office:value-type="float" office:value="64412" calcext:value-type="float">
            <text:p>64412</text:p>
          </table:table-cell>
          <table:table-cell office:value-type="float" office:value="0.034619" calcext:value-type="float">
            <text:p>0.034619</text:p>
          </table:table-cell>
          <table:table-cell office:value-type="float" office:value="0.00712698" calcext:value-type="float">
            <text:p>0.00712698</text:p>
          </table:table-cell>
          <table:table-cell table:number-columns-repeated="9"/>
        </table:table-row>
        <table:table-row table:style-name="ro1">
          <table:table-cell office:value-type="float" office:value="64568" calcext:value-type="float">
            <text:p>64568</text:p>
          </table:table-cell>
          <table:table-cell office:value-type="float" office:value="0.0369845" calcext:value-type="float">
            <text:p>0.0369845</text:p>
          </table:table-cell>
          <table:table-cell office:value-type="float" office:value="0.0095117" calcext:value-type="float">
            <text:p>0.0095117</text:p>
          </table:table-cell>
          <table:table-cell table:number-columns-repeated="9"/>
        </table:table-row>
        <table:table-row table:style-name="ro1">
          <table:table-cell office:value-type="float" office:value="64668" calcext:value-type="float">
            <text:p>64668</text:p>
          </table:table-cell>
          <table:table-cell office:value-type="float" office:value="0.0323571" calcext:value-type="float">
            <text:p>0.0323571</text:p>
          </table:table-cell>
          <table:table-cell office:value-type="float" office:value="0.00530593" calcext:value-type="float">
            <text:p>0.00530593</text:p>
          </table:table-cell>
          <table:table-cell table:number-columns-repeated="9"/>
        </table:table-row>
        <table:table-row table:style-name="ro1">
          <table:table-cell office:value-type="float" office:value="64856" calcext:value-type="float">
            <text:p>64856</text:p>
          </table:table-cell>
          <table:table-cell office:value-type="float" office:value="0.035552" calcext:value-type="float">
            <text:p>0.035552</text:p>
          </table:table-cell>
          <table:table-cell office:value-type="float" office:value="0.00894778" calcext:value-type="float">
            <text:p>0.00894778</text:p>
          </table:table-cell>
          <table:table-cell table:number-columns-repeated="9"/>
        </table:table-row>
        <table:table-row table:style-name="ro1">
          <table:table-cell office:value-type="float" office:value="64188" calcext:value-type="float">
            <text:p>64188</text:p>
          </table:table-cell>
          <table:table-cell office:value-type="float" office:value="0.0325971" calcext:value-type="float">
            <text:p>0.0325971</text:p>
          </table:table-cell>
          <table:table-cell office:value-type="float" office:value="0.00557598" calcext:value-type="float">
            <text:p>0.00557598</text:p>
          </table:table-cell>
          <table:table-cell table:number-columns-repeated="9"/>
        </table:table-row>
        <table:table-row table:style-name="ro1">
          <table:table-cell office:value-type="float" office:value="64620" calcext:value-type="float">
            <text:p>64620</text:p>
          </table:table-cell>
          <table:table-cell office:value-type="float" office:value="0.0323625" calcext:value-type="float">
            <text:p>0.0323625</text:p>
          </table:table-cell>
          <table:table-cell office:value-type="float" office:value="0.00481761" calcext:value-type="float">
            <text:p>0.00481761</text:p>
          </table:table-cell>
          <table:table-cell table:number-columns-repeated="9"/>
        </table:table-row>
        <table:table-row table:style-name="ro1">
          <table:table-cell office:value-type="float" office:value="64968" calcext:value-type="float">
            <text:p>64968</text:p>
          </table:table-cell>
          <table:table-cell office:value-type="float" office:value="0.0337424" calcext:value-type="float">
            <text:p>0.0337424</text:p>
          </table:table-cell>
          <table:table-cell office:value-type="float" office:value="0.00607616" calcext:value-type="float">
            <text:p>0.00607616</text:p>
          </table:table-cell>
          <table:table-cell table:number-columns-repeated="9"/>
        </table:table-row>
        <table:table-row table:style-name="ro1">
          <table:table-cell office:value-type="float" office:value="64788" calcext:value-type="float">
            <text:p>64788</text:p>
          </table:table-cell>
          <table:table-cell office:value-type="float" office:value="0.0311333" calcext:value-type="float">
            <text:p>0.0311333</text:p>
          </table:table-cell>
          <table:table-cell office:value-type="float" office:value="0.00436161" calcext:value-type="float">
            <text:p>0.00436161</text:p>
          </table:table-cell>
          <table:table-cell table:number-columns-repeated="9"/>
        </table:table-row>
        <table:table-row table:style-name="ro1">
          <table:table-cell office:value-type="float" office:value="65256" calcext:value-type="float">
            <text:p>65256</text:p>
          </table:table-cell>
          <table:table-cell office:value-type="float" office:value="0.0354327" calcext:value-type="float">
            <text:p>0.0354327</text:p>
          </table:table-cell>
          <table:table-cell office:value-type="float" office:value="0.00964888" calcext:value-type="float">
            <text:p>0.00964888</text:p>
          </table:table-cell>
          <table:table-cell table:number-columns-repeated="9"/>
        </table:table-row>
        <table:table-row table:style-name="ro1">
          <table:table-cell office:value-type="float" office:value="65552" calcext:value-type="float">
            <text:p>65552</text:p>
          </table:table-cell>
          <table:table-cell office:value-type="float" office:value="0.0360312" calcext:value-type="float">
            <text:p>0.0360312</text:p>
          </table:table-cell>
          <table:table-cell office:value-type="float" office:value="0.00823578" calcext:value-type="float">
            <text:p>0.00823578</text:p>
          </table:table-cell>
          <table:table-cell table:number-columns-repeated="9"/>
        </table:table-row>
        <table:table-row table:style-name="ro1">
          <table:table-cell office:value-type="float" office:value="65196" calcext:value-type="float">
            <text:p>65196</text:p>
          </table:table-cell>
          <table:table-cell office:value-type="float" office:value="0.0339356" calcext:value-type="float">
            <text:p>0.0339356</text:p>
          </table:table-cell>
          <table:table-cell office:value-type="float" office:value="0.00654905" calcext:value-type="float">
            <text:p>0.00654905</text:p>
          </table:table-cell>
          <table:table-cell table:number-columns-repeated="9"/>
        </table:table-row>
        <table:table-row table:style-name="ro1">
          <table:table-cell office:value-type="float" office:value="65380" calcext:value-type="float">
            <text:p>65380</text:p>
          </table:table-cell>
          <table:table-cell office:value-type="float" office:value="0.0325431" calcext:value-type="float">
            <text:p>0.0325431</text:p>
          </table:table-cell>
          <table:table-cell office:value-type="float" office:value="0.00476916" calcext:value-type="float">
            <text:p>0.00476916</text:p>
          </table:table-cell>
          <table:table-cell table:number-columns-repeated="9"/>
        </table:table-row>
        <table:table-row table:style-name="ro1">
          <table:table-cell office:value-type="float" office:value="66720" calcext:value-type="float">
            <text:p>66720</text:p>
          </table:table-cell>
          <table:table-cell office:value-type="float" office:value="0.0388746" calcext:value-type="float">
            <text:p>0.0388746</text:p>
          </table:table-cell>
          <table:table-cell office:value-type="float" office:value="0.011991" calcext:value-type="float">
            <text:p>0.011991</text:p>
          </table:table-cell>
          <table:table-cell table:number-columns-repeated="9"/>
        </table:table-row>
        <table:table-row table:style-name="ro1">
          <table:table-cell office:value-type="float" office:value="66308" calcext:value-type="float">
            <text:p>66308</text:p>
          </table:table-cell>
          <table:table-cell office:value-type="float" office:value="0.0337411" calcext:value-type="float">
            <text:p>0.0337411</text:p>
          </table:table-cell>
          <table:table-cell office:value-type="float" office:value="0.00615738" calcext:value-type="float">
            <text:p>0.00615738</text:p>
          </table:table-cell>
          <table:table-cell table:number-columns-repeated="9"/>
        </table:table-row>
        <table:table-row table:style-name="ro1">
          <table:table-cell office:value-type="float" office:value="66180" calcext:value-type="float">
            <text:p>66180</text:p>
          </table:table-cell>
          <table:table-cell office:value-type="float" office:value="0.0372141" calcext:value-type="float">
            <text:p>0.0372141</text:p>
          </table:table-cell>
          <table:table-cell office:value-type="float" office:value="0.00973747" calcext:value-type="float">
            <text:p>0.00973747</text:p>
          </table:table-cell>
          <table:table-cell table:number-columns-repeated="9"/>
        </table:table-row>
        <table:table-row table:style-name="ro1">
          <table:table-cell office:value-type="float" office:value="66592" calcext:value-type="float">
            <text:p>66592</text:p>
          </table:table-cell>
          <table:table-cell office:value-type="float" office:value="0.0393069" calcext:value-type="float">
            <text:p>0.0393069</text:p>
          </table:table-cell>
          <table:table-cell office:value-type="float" office:value="0.0120112" calcext:value-type="float">
            <text:p>0.0120112</text:p>
          </table:table-cell>
          <table:table-cell table:number-columns-repeated="9"/>
        </table:table-row>
        <table:table-row table:style-name="ro1">
          <table:table-cell office:value-type="float" office:value="66808" calcext:value-type="float">
            <text:p>66808</text:p>
          </table:table-cell>
          <table:table-cell office:value-type="float" office:value="0.0396201" calcext:value-type="float">
            <text:p>0.0396201</text:p>
          </table:table-cell>
          <table:table-cell office:value-type="float" office:value="0.013322" calcext:value-type="float">
            <text:p>0.013322</text:p>
          </table:table-cell>
          <table:table-cell table:number-columns-repeated="9"/>
        </table:table-row>
        <table:table-row table:style-name="ro1">
          <table:table-cell office:value-type="float" office:value="67368" calcext:value-type="float">
            <text:p>67368</text:p>
          </table:table-cell>
          <table:table-cell office:value-type="float" office:value="0.0403876" calcext:value-type="float">
            <text:p>0.0403876</text:p>
          </table:table-cell>
          <table:table-cell office:value-type="float" office:value="0.0120709" calcext:value-type="float">
            <text:p>0.0120709</text:p>
          </table:table-cell>
          <table:table-cell table:number-columns-repeated="9"/>
        </table:table-row>
        <table:table-row table:style-name="ro1">
          <table:table-cell office:value-type="float" office:value="67168" calcext:value-type="float">
            <text:p>67168</text:p>
          </table:table-cell>
          <table:table-cell office:value-type="float" office:value="0.0306717" calcext:value-type="float">
            <text:p>0.0306717</text:p>
          </table:table-cell>
          <table:table-cell office:value-type="float" office:value="0.0031804" calcext:value-type="float">
            <text:p>0.0031804</text:p>
          </table:table-cell>
          <table:table-cell table:number-columns-repeated="9"/>
        </table:table-row>
        <table:table-row table:style-name="ro1">
          <table:table-cell office:value-type="float" office:value="68812" calcext:value-type="float">
            <text:p>68812</text:p>
          </table:table-cell>
          <table:table-cell office:value-type="float" office:value="0.0354824" calcext:value-type="float">
            <text:p>0.0354824</text:p>
          </table:table-cell>
          <table:table-cell office:value-type="float" office:value="0.00807442" calcext:value-type="float">
            <text:p>0.00807442</text:p>
          </table:table-cell>
          <table:table-cell table:number-columns-repeated="9"/>
        </table:table-row>
        <table:table-row table:style-name="ro1">
          <table:table-cell office:value-type="float" office:value="68572" calcext:value-type="float">
            <text:p>68572</text:p>
          </table:table-cell>
          <table:table-cell office:value-type="float" office:value="0.0319219" calcext:value-type="float">
            <text:p>0.0319219</text:p>
          </table:table-cell>
          <table:table-cell office:value-type="float" office:value="0.00450886" calcext:value-type="float">
            <text:p>0.00450886</text:p>
          </table:table-cell>
          <table:table-cell table:number-columns-repeated="9"/>
        </table:table-row>
        <table:table-row table:style-name="ro1">
          <table:table-cell office:value-type="float" office:value="68616" calcext:value-type="float">
            <text:p>68616</text:p>
          </table:table-cell>
          <table:table-cell office:value-type="float" office:value="0.0329761" calcext:value-type="float">
            <text:p>0.0329761</text:p>
          </table:table-cell>
          <table:table-cell office:value-type="float" office:value="0.00547195" calcext:value-type="float">
            <text:p>0.00547195</text:p>
          </table:table-cell>
          <table:table-cell table:number-columns-repeated="9"/>
        </table:table-row>
        <table:table-row table:style-name="ro1">
          <table:table-cell office:value-type="float" office:value="68120" calcext:value-type="float">
            <text:p>68120</text:p>
          </table:table-cell>
          <table:table-cell office:value-type="float" office:value="0.0384865" calcext:value-type="float">
            <text:p>0.0384865</text:p>
          </table:table-cell>
          <table:table-cell office:value-type="float" office:value="0.0116878" calcext:value-type="float">
            <text:p>0.0116878</text:p>
          </table:table-cell>
          <table:table-cell table:number-columns-repeated="9"/>
        </table:table-row>
        <table:table-row table:style-name="ro1">
          <table:table-cell office:value-type="float" office:value="68356" calcext:value-type="float">
            <text:p>68356</text:p>
          </table:table-cell>
          <table:table-cell office:value-type="float" office:value="0.0364683" calcext:value-type="float">
            <text:p>0.0364683</text:p>
          </table:table-cell>
          <table:table-cell office:value-type="float" office:value="0.009031" calcext:value-type="float">
            <text:p>0.009031</text:p>
          </table:table-cell>
          <table:table-cell table:number-columns-repeated="9"/>
        </table:table-row>
        <table:table-row table:style-name="ro1">
          <table:table-cell office:value-type="float" office:value="69108" calcext:value-type="float">
            <text:p>69108</text:p>
          </table:table-cell>
          <table:table-cell office:value-type="float" office:value="0.034388" calcext:value-type="float">
            <text:p>0.034388</text:p>
          </table:table-cell>
          <table:table-cell office:value-type="float" office:value="0.00776071" calcext:value-type="float">
            <text:p>0.00776071</text:p>
          </table:table-cell>
          <table:table-cell table:number-columns-repeated="9"/>
        </table:table-row>
        <table:table-row table:style-name="ro1">
          <table:table-cell office:value-type="float" office:value="71548" calcext:value-type="float">
            <text:p>71548</text:p>
          </table:table-cell>
          <table:table-cell office:value-type="float" office:value="0.0377157" calcext:value-type="float">
            <text:p>0.0377157</text:p>
          </table:table-cell>
          <table:table-cell office:value-type="float" office:value="0.0109001" calcext:value-type="float">
            <text:p>0.0109001</text:p>
          </table:table-cell>
          <table:table-cell table:number-columns-repeated="9"/>
        </table:table-row>
        <table:table-row table:style-name="ro1">
          <table:table-cell office:value-type="float" office:value="71268" calcext:value-type="float">
            <text:p>71268</text:p>
          </table:table-cell>
          <table:table-cell office:value-type="float" office:value="0.034769" calcext:value-type="float">
            <text:p>0.034769</text:p>
          </table:table-cell>
          <table:table-cell office:value-type="float" office:value="0.00714517" calcext:value-type="float">
            <text:p>0.00714517</text:p>
          </table:table-cell>
          <table:table-cell table:number-columns-repeated="9"/>
        </table:table-row>
        <table:table-row table:style-name="ro1">
          <table:table-cell office:value-type="float" office:value="72616" calcext:value-type="float">
            <text:p>72616</text:p>
          </table:table-cell>
          <table:table-cell office:value-type="float" office:value="0.0280934" calcext:value-type="float">
            <text:p>0.0280934</text:p>
          </table:table-cell>
          <table:table-cell office:value-type="float" office:value="0.000620545" calcext:value-type="float">
            <text:p>0.000620545</text:p>
          </table:table-cell>
          <table:table-cell table:number-columns-repeated="9"/>
        </table:table-row>
        <table:table-row table:style-name="ro1">
          <table:table-cell office:value-type="float" office:value="72188" calcext:value-type="float">
            <text:p>72188</text:p>
          </table:table-cell>
          <table:table-cell office:value-type="float" office:value="0.0377557" calcext:value-type="float">
            <text:p>0.0377557</text:p>
          </table:table-cell>
          <table:table-cell office:value-type="float" office:value="0.0110954" calcext:value-type="float">
            <text:p>0.0110954</text:p>
          </table:table-cell>
          <table:table-cell table:number-columns-repeated="9"/>
        </table:table-row>
        <table:table-row table:style-name="ro1">
          <table:table-cell office:value-type="float" office:value="72484" calcext:value-type="float">
            <text:p>72484</text:p>
          </table:table-cell>
          <table:table-cell office:value-type="float" office:value="0.0302775" calcext:value-type="float">
            <text:p>0.0302775</text:p>
          </table:table-cell>
          <table:table-cell office:value-type="float" office:value="0.00313827" calcext:value-type="float">
            <text:p>0.00313827</text:p>
          </table:table-cell>
          <table:table-cell table:number-columns-repeated="9"/>
        </table:table-row>
        <table:table-row table:style-name="ro1">
          <table:table-cell office:value-type="float" office:value="72924" calcext:value-type="float">
            <text:p>72924</text:p>
          </table:table-cell>
          <table:table-cell office:value-type="float" office:value="0.0335177" calcext:value-type="float">
            <text:p>0.0335177</text:p>
          </table:table-cell>
          <table:table-cell office:value-type="float" office:value="0.00567241" calcext:value-type="float">
            <text:p>0.00567241</text:p>
          </table:table-cell>
          <table:table-cell table:number-columns-repeated="9"/>
        </table:table-row>
        <table:table-row table:style-name="ro1">
          <table:table-cell office:value-type="float" office:value="72520" calcext:value-type="float">
            <text:p>72520</text:p>
          </table:table-cell>
          <table:table-cell office:value-type="float" office:value="0.0304881" calcext:value-type="float">
            <text:p>0.0304881</text:p>
          </table:table-cell>
          <table:table-cell office:value-type="float" office:value="0.00307216" calcext:value-type="float">
            <text:p>0.00307216</text:p>
          </table:table-cell>
          <table:table-cell table:number-columns-repeated="9"/>
        </table:table-row>
        <table:table-row table:style-name="ro1">
          <table:table-cell office:value-type="float" office:value="73832" calcext:value-type="float">
            <text:p>73832</text:p>
          </table:table-cell>
          <table:table-cell office:value-type="float" office:value="0.0344845" calcext:value-type="float">
            <text:p>0.0344845</text:p>
          </table:table-cell>
          <table:table-cell office:value-type="float" office:value="0.00651294" calcext:value-type="float">
            <text:p>0.00651294</text:p>
          </table:table-cell>
          <table:table-cell table:number-columns-repeated="9"/>
        </table:table-row>
        <table:table-row table:style-name="ro1">
          <table:table-cell office:value-type="float" office:value="73340" calcext:value-type="float">
            <text:p>73340</text:p>
          </table:table-cell>
          <table:table-cell office:value-type="float" office:value="0.0330798" calcext:value-type="float">
            <text:p>0.0330798</text:p>
          </table:table-cell>
          <table:table-cell office:value-type="float" office:value="0.00546034" calcext:value-type="float">
            <text:p>0.00546034</text:p>
          </table:table-cell>
          <table:table-cell table:number-columns-repeated="9"/>
        </table:table-row>
        <table:table-row table:style-name="ro1">
          <table:table-cell office:value-type="float" office:value="73844" calcext:value-type="float">
            <text:p>73844</text:p>
          </table:table-cell>
          <table:table-cell office:value-type="float" office:value="0.0351254" calcext:value-type="float">
            <text:p>0.0351254</text:p>
          </table:table-cell>
          <table:table-cell office:value-type="float" office:value="0.00850253" calcext:value-type="float">
            <text:p>0.00850253</text:p>
          </table:table-cell>
          <table:table-cell table:number-columns-repeated="9"/>
        </table:table-row>
        <table:table-row table:style-name="ro1">
          <table:table-cell office:value-type="float" office:value="73892" calcext:value-type="float">
            <text:p>73892</text:p>
          </table:table-cell>
          <table:table-cell office:value-type="float" office:value="0.0334335" calcext:value-type="float">
            <text:p>0.0334335</text:p>
          </table:table-cell>
          <table:table-cell office:value-type="float" office:value="0.00642163" calcext:value-type="float">
            <text:p>0.00642163</text:p>
          </table:table-cell>
          <table:table-cell table:number-columns-repeated="9"/>
        </table:table-row>
        <table:table-row table:style-name="ro1">
          <table:table-cell office:value-type="float" office:value="73504" calcext:value-type="float">
            <text:p>73504</text:p>
          </table:table-cell>
          <table:table-cell office:value-type="float" office:value="0.0314817" calcext:value-type="float">
            <text:p>0.0314817</text:p>
          </table:table-cell>
          <table:table-cell office:value-type="float" office:value="0.00414514" calcext:value-type="float">
            <text:p>0.00414514</text:p>
          </table:table-cell>
          <table:table-cell table:number-columns-repeated="9"/>
        </table:table-row>
        <table:table-row table:style-name="ro1">
          <table:table-cell office:value-type="float" office:value="74632" calcext:value-type="float">
            <text:p>74632</text:p>
          </table:table-cell>
          <table:table-cell office:value-type="float" office:value="0.0377836" calcext:value-type="float">
            <text:p>0.0377836</text:p>
          </table:table-cell>
          <table:table-cell office:value-type="float" office:value="0.0108468" calcext:value-type="float">
            <text:p>0.0108468</text:p>
          </table:table-cell>
          <table:table-cell table:number-columns-repeated="9"/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0.0322049" calcext:value-type="float">
            <text:p>0.0322049</text:p>
          </table:table-cell>
          <table:table-cell office:value-type="float" office:value="0.00511956" calcext:value-type="float">
            <text:p>0.00511956</text:p>
          </table:table-cell>
          <table:table-cell table:number-columns-repeated="9"/>
        </table:table-row>
        <table:table-row table:style-name="ro1">
          <table:table-cell office:value-type="float" office:value="74532" calcext:value-type="float">
            <text:p>74532</text:p>
          </table:table-cell>
          <table:table-cell office:value-type="float" office:value="0.0337138" calcext:value-type="float">
            <text:p>0.0337138</text:p>
          </table:table-cell>
          <table:table-cell office:value-type="float" office:value="0.00677731" calcext:value-type="float">
            <text:p>0.00677731</text:p>
          </table:table-cell>
          <table:table-cell table:number-columns-repeated="9"/>
        </table:table-row>
        <table:table-row table:style-name="ro1">
          <table:table-cell office:value-type="float" office:value="74656" calcext:value-type="float">
            <text:p>74656</text:p>
          </table:table-cell>
          <table:table-cell office:value-type="float" office:value="0.0323539" calcext:value-type="float">
            <text:p>0.0323539</text:p>
          </table:table-cell>
          <table:table-cell office:value-type="float" office:value="0.00583536" calcext:value-type="float">
            <text:p>0.00583536</text:p>
          </table:table-cell>
          <table:table-cell table:number-columns-repeated="9"/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0.0373354" calcext:value-type="float">
            <text:p>0.0373354</text:p>
          </table:table-cell>
          <table:table-cell office:value-type="float" office:value="0.0105178" calcext:value-type="float">
            <text:p>0.0105178</text:p>
          </table:table-cell>
          <table:table-cell table:number-columns-repeated="9"/>
        </table:table-row>
        <table:table-row table:style-name="ro1">
          <table:table-cell office:value-type="float" office:value="74524" calcext:value-type="float">
            <text:p>74524</text:p>
          </table:table-cell>
          <table:table-cell office:value-type="float" office:value="0.0299909" calcext:value-type="float">
            <text:p>0.0299909</text:p>
          </table:table-cell>
          <table:table-cell office:value-type="float" office:value="0.0027816" calcext:value-type="float">
            <text:p>0.0027816</text:p>
          </table:table-cell>
          <table:table-cell table:number-columns-repeated="9"/>
        </table:table-row>
        <table:table-row table:style-name="ro1">
          <table:table-cell office:value-type="float" office:value="74768" calcext:value-type="float">
            <text:p>74768</text:p>
          </table:table-cell>
          <table:table-cell office:value-type="float" office:value="0.0387106" calcext:value-type="float">
            <text:p>0.0387106</text:p>
          </table:table-cell>
          <table:table-cell office:value-type="float" office:value="0.0100259" calcext:value-type="float">
            <text:p>0.0100259</text:p>
          </table:table-cell>
          <table:table-cell table:number-columns-repeated="9"/>
        </table:table-row>
        <table:table-row table:style-name="ro1">
          <table:table-cell office:value-type="float" office:value="74464" calcext:value-type="float">
            <text:p>74464</text:p>
          </table:table-cell>
          <table:table-cell office:value-type="float" office:value="0.0343328" calcext:value-type="float">
            <text:p>0.0343328</text:p>
          </table:table-cell>
          <table:table-cell office:value-type="float" office:value="0.00694653" calcext:value-type="float">
            <text:p>0.00694653</text:p>
          </table:table-cell>
          <table:table-cell table:number-columns-repeated="9"/>
        </table:table-row>
        <table:table-row table:style-name="ro1">
          <table:table-cell office:value-type="float" office:value="75520" calcext:value-type="float">
            <text:p>75520</text:p>
          </table:table-cell>
          <table:table-cell office:value-type="float" office:value="0.0340053" calcext:value-type="float">
            <text:p>0.0340053</text:p>
          </table:table-cell>
          <table:table-cell office:value-type="float" office:value="0.00678418" calcext:value-type="float">
            <text:p>0.00678418</text:p>
          </table:table-cell>
          <table:table-cell table:number-columns-repeated="9"/>
        </table:table-row>
        <table:table-row table:style-name="ro1">
          <table:table-cell office:value-type="float" office:value="75860" calcext:value-type="float">
            <text:p>75860</text:p>
          </table:table-cell>
          <table:table-cell office:value-type="float" office:value="0.0347069" calcext:value-type="float">
            <text:p>0.0347069</text:p>
          </table:table-cell>
          <table:table-cell office:value-type="float" office:value="0.00791608" calcext:value-type="float">
            <text:p>0.00791608</text:p>
          </table:table-cell>
          <table:table-cell table:number-columns-repeated="9"/>
        </table:table-row>
        <table:table-row table:style-name="ro1">
          <table:table-cell office:value-type="float" office:value="75472" calcext:value-type="float">
            <text:p>75472</text:p>
          </table:table-cell>
          <table:table-cell office:value-type="float" office:value="0.0359615" calcext:value-type="float">
            <text:p>0.0359615</text:p>
          </table:table-cell>
          <table:table-cell office:value-type="float" office:value="0.00896927" calcext:value-type="float">
            <text:p>0.00896927</text:p>
          </table:table-cell>
          <table:table-cell table:number-columns-repeated="9"/>
        </table:table-row>
        <table:table-row table:style-name="ro1">
          <table:table-cell office:value-type="float" office:value="75692" calcext:value-type="float">
            <text:p>75692</text:p>
          </table:table-cell>
          <table:table-cell office:value-type="float" office:value="0.038645" calcext:value-type="float">
            <text:p>0.038645</text:p>
          </table:table-cell>
          <table:table-cell office:value-type="float" office:value="0.010848" calcext:value-type="float">
            <text:p>0.010848</text:p>
          </table:table-cell>
          <table:table-cell table:number-columns-repeated="9"/>
        </table:table-row>
        <table:table-row table:style-name="ro1">
          <table:table-cell office:value-type="float" office:value="75664" calcext:value-type="float">
            <text:p>75664</text:p>
          </table:table-cell>
          <table:table-cell office:value-type="float" office:value="0.0366753" calcext:value-type="float">
            <text:p>0.0366753</text:p>
          </table:table-cell>
          <table:table-cell office:value-type="float" office:value="0.00958743" calcext:value-type="float">
            <text:p>0.00958743</text:p>
          </table:table-cell>
          <table:table-cell table:number-columns-repeated="9"/>
        </table:table-row>
        <table:table-row table:style-name="ro1">
          <table:table-cell office:value-type="float" office:value="75244" calcext:value-type="float">
            <text:p>75244</text:p>
          </table:table-cell>
          <table:table-cell office:value-type="float" office:value="0.0325272" calcext:value-type="float">
            <text:p>0.0325272</text:p>
          </table:table-cell>
          <table:table-cell office:value-type="float" office:value="0.00560467" calcext:value-type="float">
            <text:p>0.00560467</text:p>
          </table:table-cell>
          <table:table-cell table:number-columns-repeated="9"/>
        </table:table-row>
        <table:table-row table:style-name="ro1">
          <table:table-cell office:value-type="float" office:value="76892" calcext:value-type="float">
            <text:p>76892</text:p>
          </table:table-cell>
          <table:table-cell office:value-type="float" office:value="0.032583" calcext:value-type="float">
            <text:p>0.032583</text:p>
          </table:table-cell>
          <table:table-cell office:value-type="float" office:value="0.00766081" calcext:value-type="float">
            <text:p>0.00766081</text:p>
          </table:table-cell>
          <table:table-cell table:number-columns-repeated="9"/>
        </table:table-row>
        <table:table-row table:style-name="ro1">
          <table:table-cell office:value-type="float" office:value="76232" calcext:value-type="float">
            <text:p>76232</text:p>
          </table:table-cell>
          <table:table-cell office:value-type="float" office:value="0.0349453" calcext:value-type="float">
            <text:p>0.0349453</text:p>
          </table:table-cell>
          <table:table-cell office:value-type="float" office:value="0.00841212" calcext:value-type="float">
            <text:p>0.00841212</text:p>
          </table:table-cell>
          <table:table-cell table:number-columns-repeated="9"/>
        </table:table-row>
        <table:table-row table:style-name="ro1">
          <table:table-cell office:value-type="float" office:value="76424" calcext:value-type="float">
            <text:p>76424</text:p>
          </table:table-cell>
          <table:table-cell office:value-type="float" office:value="0.030056" calcext:value-type="float">
            <text:p>0.030056</text:p>
          </table:table-cell>
          <table:table-cell office:value-type="float" office:value="0.00260919" calcext:value-type="float">
            <text:p>0.00260919</text:p>
          </table:table-cell>
          <table:table-cell table:number-columns-repeated="9"/>
        </table:table-row>
        <table:table-row table:style-name="ro1">
          <table:table-cell office:value-type="float" office:value="76320" calcext:value-type="float">
            <text:p>76320</text:p>
          </table:table-cell>
          <table:table-cell office:value-type="float" office:value="0.0325757" calcext:value-type="float">
            <text:p>0.0325757</text:p>
          </table:table-cell>
          <table:table-cell office:value-type="float" office:value="0.00517432" calcext:value-type="float">
            <text:p>0.00517432</text:p>
          </table:table-cell>
          <table:table-cell table:number-columns-repeated="9"/>
        </table:table-row>
        <table:table-row table:style-name="ro1">
          <table:table-cell office:value-type="float" office:value="76488" calcext:value-type="float">
            <text:p>76488</text:p>
          </table:table-cell>
          <table:table-cell office:value-type="float" office:value="0.0353272" calcext:value-type="float">
            <text:p>0.0353272</text:p>
          </table:table-cell>
          <table:table-cell office:value-type="float" office:value="0.00747037" calcext:value-type="float">
            <text:p>0.00747037</text:p>
          </table:table-cell>
          <table:table-cell table:number-columns-repeated="9"/>
        </table:table-row>
        <table:table-row table:style-name="ro1">
          <table:table-cell office:value-type="float" office:value="76996" calcext:value-type="float">
            <text:p>76996</text:p>
          </table:table-cell>
          <table:table-cell office:value-type="float" office:value="0.0316306" calcext:value-type="float">
            <text:p>0.0316306</text:p>
          </table:table-cell>
          <table:table-cell office:value-type="float" office:value="0.00434605" calcext:value-type="float">
            <text:p>0.00434605</text:p>
          </table:table-cell>
          <table:table-cell table:number-columns-repeated="9"/>
        </table:table-row>
        <table:table-row table:style-name="ro1">
          <table:table-cell office:value-type="float" office:value="77212" calcext:value-type="float">
            <text:p>77212</text:p>
          </table:table-cell>
          <table:table-cell office:value-type="float" office:value="0.0299984" calcext:value-type="float">
            <text:p>0.0299984</text:p>
          </table:table-cell>
          <table:table-cell office:value-type="float" office:value="0.00303418" calcext:value-type="float">
            <text:p>0.00303418</text:p>
          </table:table-cell>
          <table:table-cell table:number-columns-repeated="9"/>
        </table:table-row>
        <table:table-row table:style-name="ro1">
          <table:table-cell office:value-type="float" office:value="77472" calcext:value-type="float">
            <text:p>77472</text:p>
          </table:table-cell>
          <table:table-cell office:value-type="float" office:value="0.0300646" calcext:value-type="float">
            <text:p>0.0300646</text:p>
          </table:table-cell>
          <table:table-cell office:value-type="float" office:value="0.00267499" calcext:value-type="float">
            <text:p>0.00267499</text:p>
          </table:table-cell>
          <table:table-cell table:number-columns-repeated="9"/>
        </table:table-row>
        <table:table-row table:style-name="ro1">
          <table:table-cell office:value-type="float" office:value="78880" calcext:value-type="float">
            <text:p>78880</text:p>
          </table:table-cell>
          <table:table-cell office:value-type="float" office:value="0.0341074" calcext:value-type="float">
            <text:p>0.0341074</text:p>
          </table:table-cell>
          <table:table-cell office:value-type="float" office:value="0.00654029" calcext:value-type="float">
            <text:p>0.00654029</text:p>
          </table:table-cell>
          <table:table-cell table:number-columns-repeated="9"/>
        </table:table-row>
        <table:table-row table:style-name="ro1">
          <table:table-cell office:value-type="float" office:value="79212" calcext:value-type="float">
            <text:p>79212</text:p>
          </table:table-cell>
          <table:table-cell office:value-type="float" office:value="0.0361771" calcext:value-type="float">
            <text:p>0.0361771</text:p>
          </table:table-cell>
          <table:table-cell office:value-type="float" office:value="0.00825973" calcext:value-type="float">
            <text:p>0.00825973</text:p>
          </table:table-cell>
          <table:table-cell table:number-columns-repeated="9"/>
        </table:table-row>
        <table:table-row table:style-name="ro1">
          <table:table-cell office:value-type="float" office:value="80856" calcext:value-type="float">
            <text:p>80856</text:p>
          </table:table-cell>
          <table:table-cell office:value-type="float" office:value="0.0366828" calcext:value-type="float">
            <text:p>0.0366828</text:p>
          </table:table-cell>
          <table:table-cell office:value-type="float" office:value="0.0089402" calcext:value-type="float">
            <text:p>0.0089402</text:p>
          </table:table-cell>
          <table:table-cell table:number-columns-repeated="9"/>
        </table:table-row>
        <table:table-row table:style-name="ro1">
          <table:table-cell office:value-type="float" office:value="80228" calcext:value-type="float">
            <text:p>80228</text:p>
          </table:table-cell>
          <table:table-cell office:value-type="float" office:value="0.027626" calcext:value-type="float">
            <text:p>0.027626</text:p>
          </table:table-cell>
          <table:table-cell office:value-type="float" office:value="0.000113446" calcext:value-type="float">
            <text:p>0.000113446</text:p>
          </table:table-cell>
          <table:table-cell table:number-columns-repeated="9"/>
        </table:table-row>
        <table:table-row table:style-name="ro1">
          <table:table-cell office:value-type="float" office:value="81072" calcext:value-type="float">
            <text:p>81072</text:p>
          </table:table-cell>
          <table:table-cell office:value-type="float" office:value="0.0329267" calcext:value-type="float">
            <text:p>0.0329267</text:p>
          </table:table-cell>
          <table:table-cell office:value-type="float" office:value="0.0052518" calcext:value-type="float">
            <text:p>0.0052518</text:p>
          </table:table-cell>
          <table:table-cell table:number-columns-repeated="9"/>
        </table:table-row>
        <table:table-row table:style-name="ro1">
          <table:table-cell office:value-type="float" office:value="81044" calcext:value-type="float">
            <text:p>81044</text:p>
          </table:table-cell>
          <table:table-cell office:value-type="float" office:value="0.030904" calcext:value-type="float">
            <text:p>0.030904</text:p>
          </table:table-cell>
          <table:table-cell office:value-type="float" office:value="0.00440914" calcext:value-type="float">
            <text:p>0.00440914</text:p>
          </table:table-cell>
          <table:table-cell table:number-columns-repeated="9"/>
        </table:table-row>
        <table:table-row table:style-name="ro1">
          <table:table-cell office:value-type="float" office:value="81088" calcext:value-type="float">
            <text:p>81088</text:p>
          </table:table-cell>
          <table:table-cell office:value-type="float" office:value="0.0363734" calcext:value-type="float">
            <text:p>0.0363734</text:p>
          </table:table-cell>
          <table:table-cell office:value-type="float" office:value="0.00875471" calcext:value-type="float">
            <text:p>0.00875471</text:p>
          </table:table-cell>
          <table:table-cell table:number-columns-repeated="9"/>
        </table:table-row>
        <table:table-row table:style-name="ro1">
          <table:table-cell office:value-type="float" office:value="82304" calcext:value-type="float">
            <text:p>82304</text:p>
          </table:table-cell>
          <table:table-cell office:value-type="float" office:value="0.0360647" calcext:value-type="float">
            <text:p>0.0360647</text:p>
          </table:table-cell>
          <table:table-cell office:value-type="float" office:value="0.00794721" calcext:value-type="float">
            <text:p>0.00794721</text:p>
          </table:table-cell>
          <table:table-cell table:number-columns-repeated="9"/>
        </table:table-row>
        <table:table-row table:style-name="ro1">
          <table:table-cell office:value-type="float" office:value="82748" calcext:value-type="float">
            <text:p>82748</text:p>
          </table:table-cell>
          <table:table-cell office:value-type="float" office:value="0.0362406" calcext:value-type="float">
            <text:p>0.0362406</text:p>
          </table:table-cell>
          <table:table-cell office:value-type="float" office:value="0.00935167" calcext:value-type="float">
            <text:p>0.00935167</text:p>
          </table:table-cell>
          <table:table-cell table:number-columns-repeated="9"/>
        </table:table-row>
        <table:table-row table:style-name="ro1">
          <table:table-cell office:value-type="float" office:value="83444" calcext:value-type="float">
            <text:p>83444</text:p>
          </table:table-cell>
          <table:table-cell office:value-type="float" office:value="0.0367565" calcext:value-type="float">
            <text:p>0.0367565</text:p>
          </table:table-cell>
          <table:table-cell office:value-type="float" office:value="0.00925524" calcext:value-type="float">
            <text:p>0.00925524</text:p>
          </table:table-cell>
          <table:table-cell table:number-columns-repeated="9"/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0.0397498" calcext:value-type="float">
            <text:p>0.0397498</text:p>
          </table:table-cell>
          <table:table-cell office:value-type="float" office:value="0.0125666" calcext:value-type="float">
            <text:p>0.0125666</text:p>
          </table:table-cell>
          <table:table-cell table:number-columns-repeated="9"/>
        </table:table-row>
        <table:table-row table:style-name="ro1">
          <table:table-cell office:value-type="float" office:value="84344" calcext:value-type="float">
            <text:p>84344</text:p>
          </table:table-cell>
          <table:table-cell office:value-type="float" office:value="0.0291249" calcext:value-type="float">
            <text:p>0.0291249</text:p>
          </table:table-cell>
          <table:table-cell office:value-type="float" office:value="0.0293002" calcext:value-type="float">
            <text:p>0.0293002</text:p>
          </table:table-cell>
          <table:table-cell table:number-columns-repeated="9"/>
        </table:table-row>
        <table:table-row table:style-name="ro1">
          <table:table-cell office:value-type="float" office:value="84904" calcext:value-type="float">
            <text:p>84904</text:p>
          </table:table-cell>
          <table:table-cell office:value-type="float" office:value="0.0300002" calcext:value-type="float">
            <text:p>0.0300002</text:p>
          </table:table-cell>
          <table:table-cell office:value-type="float" office:value="0.00276044" calcext:value-type="float">
            <text:p>0.00276044</text:p>
          </table:table-cell>
          <table:table-cell table:number-columns-repeated="9"/>
        </table:table-row>
        <table:table-row table:style-name="ro1">
          <table:table-cell office:value-type="float" office:value="84524" calcext:value-type="float">
            <text:p>84524</text:p>
          </table:table-cell>
          <table:table-cell office:value-type="float" office:value="0.0361121" calcext:value-type="float">
            <text:p>0.0361121</text:p>
          </table:table-cell>
          <table:table-cell office:value-type="float" office:value="0.00853565" calcext:value-type="float">
            <text:p>0.00853565</text:p>
          </table:table-cell>
          <table:table-cell table:number-columns-repeated="9"/>
        </table:table-row>
        <table:table-row table:style-name="ro1">
          <table:table-cell office:value-type="float" office:value="85540" calcext:value-type="float">
            <text:p>85540</text:p>
          </table:table-cell>
          <table:table-cell office:value-type="float" office:value="0.0327105" calcext:value-type="float">
            <text:p>0.0327105</text:p>
          </table:table-cell>
          <table:table-cell office:value-type="float" office:value="0.00508464" calcext:value-type="float">
            <text:p>0.00508464</text:p>
          </table:table-cell>
          <table:table-cell table:number-columns-repeated="9"/>
        </table:table-row>
        <table:table-row table:style-name="ro1">
          <table:table-cell office:value-type="float" office:value="86832" calcext:value-type="float">
            <text:p>86832</text:p>
          </table:table-cell>
          <table:table-cell office:value-type="float" office:value="0.0382708" calcext:value-type="float">
            <text:p>0.0382708</text:p>
          </table:table-cell>
          <table:table-cell office:value-type="float" office:value="0.0119876" calcext:value-type="float">
            <text:p>0.0119876</text:p>
          </table:table-cell>
          <table:table-cell table:number-columns-repeated="9"/>
        </table:table-row>
        <table:table-row table:style-name="ro1">
          <table:table-cell office:value-type="float" office:value="86256" calcext:value-type="float">
            <text:p>86256</text:p>
          </table:table-cell>
          <table:table-cell office:value-type="float" office:value="0.0350533" calcext:value-type="float">
            <text:p>0.0350533</text:p>
          </table:table-cell>
          <table:table-cell office:value-type="float" office:value="0.00802529" calcext:value-type="float">
            <text:p>0.00802529</text:p>
          </table:table-cell>
          <table:table-cell table:number-columns-repeated="9"/>
        </table:table-row>
        <table:table-row table:style-name="ro1">
          <table:table-cell office:value-type="float" office:value="87496" calcext:value-type="float">
            <text:p>87496</text:p>
          </table:table-cell>
          <table:table-cell office:value-type="float" office:value="0.0389686" calcext:value-type="float">
            <text:p>0.0389686</text:p>
          </table:table-cell>
          <table:table-cell office:value-type="float" office:value="0.0108281" calcext:value-type="float">
            <text:p>0.0108281</text:p>
          </table:table-cell>
          <table:table-cell table:number-columns-repeated="9"/>
        </table:table-row>
        <table:table-row table:style-name="ro1">
          <table:table-cell office:value-type="float" office:value="87108" calcext:value-type="float">
            <text:p>87108</text:p>
          </table:table-cell>
          <table:table-cell office:value-type="float" office:value="0.0318484" calcext:value-type="float">
            <text:p>0.0318484</text:p>
          </table:table-cell>
          <table:table-cell office:value-type="float" office:value="0.00436364" calcext:value-type="float">
            <text:p>0.00436364</text:p>
          </table:table-cell>
          <table:table-cell table:number-columns-repeated="9"/>
        </table:table-row>
        <table:table-row table:style-name="ro1">
          <table:table-cell office:value-type="float" office:value="88168" calcext:value-type="float">
            <text:p>88168</text:p>
          </table:table-cell>
          <table:table-cell office:value-type="float" office:value="0.0349095" calcext:value-type="float">
            <text:p>0.0349095</text:p>
          </table:table-cell>
          <table:table-cell office:value-type="float" office:value="0.00761328" calcext:value-type="float">
            <text:p>0.00761328</text:p>
          </table:table-cell>
          <table:table-cell table:number-columns-repeated="9"/>
        </table:table-row>
        <table:table-row table:style-name="ro1">
          <table:table-cell office:value-type="float" office:value="88488" calcext:value-type="float">
            <text:p>88488</text:p>
          </table:table-cell>
          <table:table-cell office:value-type="float" office:value="0.0351207" calcext:value-type="float">
            <text:p>0.0351207</text:p>
          </table:table-cell>
          <table:table-cell office:value-type="float" office:value="0.00827945" calcext:value-type="float">
            <text:p>0.00827945</text:p>
          </table:table-cell>
          <table:table-cell table:number-columns-repeated="9"/>
        </table:table-row>
        <table:table-row table:style-name="ro1">
          <table:table-cell office:value-type="float" office:value="88992" calcext:value-type="float">
            <text:p>88992</text:p>
          </table:table-cell>
          <table:table-cell office:value-type="float" office:value="0.0292558" calcext:value-type="float">
            <text:p>0.0292558</text:p>
          </table:table-cell>
          <table:table-cell office:value-type="float" office:value="0.00175987" calcext:value-type="float">
            <text:p>0.00175987</text:p>
          </table:table-cell>
          <table:table-cell table:number-columns-repeated="9"/>
        </table:table-row>
        <table:table-row table:style-name="ro1">
          <table:table-cell office:value-type="float" office:value="89980" calcext:value-type="float">
            <text:p>89980</text:p>
          </table:table-cell>
          <table:table-cell office:value-type="float" office:value="0.0335832" calcext:value-type="float">
            <text:p>0.0335832</text:p>
          </table:table-cell>
          <table:table-cell office:value-type="float" office:value="0.00667857" calcext:value-type="float">
            <text:p>0.00667857</text:p>
          </table:table-cell>
          <table:table-cell table:number-columns-repeated="9"/>
        </table:table-row>
        <table:table-row table:style-name="ro1">
          <table:table-cell office:value-type="float" office:value="89384" calcext:value-type="float">
            <text:p>89384</text:p>
          </table:table-cell>
          <table:table-cell office:value-type="float" office:value="0.0390132" calcext:value-type="float">
            <text:p>0.0390132</text:p>
          </table:table-cell>
          <table:table-cell office:value-type="float" office:value="0.0123345" calcext:value-type="float">
            <text:p>0.0123345</text:p>
          </table:table-cell>
          <table:table-cell table:number-columns-repeated="9"/>
        </table:table-row>
        <table:table-row table:style-name="ro1">
          <table:table-cell office:value-type="float" office:value="89220" calcext:value-type="float">
            <text:p>89220</text:p>
          </table:table-cell>
          <table:table-cell office:value-type="float" office:value="0.0363245" calcext:value-type="float">
            <text:p>0.0363245</text:p>
          </table:table-cell>
          <table:table-cell office:value-type="float" office:value="0.00844051" calcext:value-type="float">
            <text:p>0.00844051</text:p>
          </table:table-cell>
          <table:table-cell table:number-columns-repeated="9"/>
        </table:table-row>
        <table:table-row table:style-name="ro1">
          <table:table-cell office:value-type="float" office:value="90260" calcext:value-type="float">
            <text:p>90260</text:p>
          </table:table-cell>
          <table:table-cell office:value-type="float" office:value="0.0382533" calcext:value-type="float">
            <text:p>0.0382533</text:p>
          </table:table-cell>
          <table:table-cell office:value-type="float" office:value="0.0128825" calcext:value-type="float">
            <text:p>0.0128825</text:p>
          </table:table-cell>
          <table:table-cell table:number-columns-repeated="9"/>
        </table:table-row>
        <table:table-row table:style-name="ro1">
          <table:table-cell office:value-type="float" office:value="90704" calcext:value-type="float">
            <text:p>90704</text:p>
          </table:table-cell>
          <table:table-cell office:value-type="float" office:value="0.0354464" calcext:value-type="float">
            <text:p>0.0354464</text:p>
          </table:table-cell>
          <table:table-cell office:value-type="float" office:value="0.0077076" calcext:value-type="float">
            <text:p>0.0077076</text:p>
          </table:table-cell>
          <table:table-cell table:number-columns-repeated="9"/>
        </table:table-row>
        <table:table-row table:style-name="ro1">
          <table:table-cell office:value-type="float" office:value="90068" calcext:value-type="float">
            <text:p>90068</text:p>
          </table:table-cell>
          <table:table-cell office:value-type="float" office:value="0.0288413" calcext:value-type="float">
            <text:p>0.0288413</text:p>
          </table:table-cell>
          <table:table-cell office:value-type="float" office:value="0.00157005" calcext:value-type="float">
            <text:p>0.00157005</text:p>
          </table:table-cell>
          <table:table-cell table:number-columns-repeated="9"/>
        </table:table-row>
        <table:table-row table:style-name="ro1">
          <table:table-cell office:value-type="float" office:value="91208" calcext:value-type="float">
            <text:p>91208</text:p>
          </table:table-cell>
          <table:table-cell office:value-type="float" office:value="0.0335551" calcext:value-type="float">
            <text:p>0.0335551</text:p>
          </table:table-cell>
          <table:table-cell office:value-type="float" office:value="0.00630049" calcext:value-type="float">
            <text:p>0.00630049</text:p>
          </table:table-cell>
          <table:table-cell table:number-columns-repeated="9"/>
        </table:table-row>
        <table:table-row table:style-name="ro1">
          <table:table-cell office:value-type="float" office:value="91264" calcext:value-type="float">
            <text:p>91264</text:p>
          </table:table-cell>
          <table:table-cell office:value-type="float" office:value="0.034992" calcext:value-type="float">
            <text:p>0.034992</text:p>
          </table:table-cell>
          <table:table-cell office:value-type="float" office:value="0.0077078" calcext:value-type="float">
            <text:p>0.0077078</text:p>
          </table:table-cell>
          <table:table-cell table:number-columns-repeated="9"/>
        </table:table-row>
        <table:table-row table:style-name="ro1">
          <table:table-cell office:value-type="float" office:value="91648" calcext:value-type="float">
            <text:p>91648</text:p>
          </table:table-cell>
          <table:table-cell office:value-type="float" office:value="0.0342491" calcext:value-type="float">
            <text:p>0.0342491</text:p>
          </table:table-cell>
          <table:table-cell office:value-type="float" office:value="0.00640721" calcext:value-type="float">
            <text:p>0.00640721</text:p>
          </table:table-cell>
          <table:table-cell table:number-columns-repeated="9"/>
        </table:table-row>
        <table:table-row table:style-name="ro1">
          <table:table-cell office:value-type="float" office:value="92144" calcext:value-type="float">
            <text:p>92144</text:p>
          </table:table-cell>
          <table:table-cell office:value-type="float" office:value="0.032953" calcext:value-type="float">
            <text:p>0.032953</text:p>
          </table:table-cell>
          <table:table-cell office:value-type="float" office:value="0.00595657" calcext:value-type="float">
            <text:p>0.00595657</text:p>
          </table:table-cell>
          <table:table-cell table:number-columns-repeated="9"/>
        </table:table-row>
        <table:table-row table:style-name="ro1">
          <table:table-cell office:value-type="float" office:value="92656" calcext:value-type="float">
            <text:p>92656</text:p>
          </table:table-cell>
          <table:table-cell office:value-type="float" office:value="0.0324525" calcext:value-type="float">
            <text:p>0.0324525</text:p>
          </table:table-cell>
          <table:table-cell office:value-type="float" office:value="0.00541605" calcext:value-type="float">
            <text:p>0.00541605</text:p>
          </table:table-cell>
          <table:table-cell table:number-columns-repeated="9"/>
        </table:table-row>
        <table:table-row table:style-name="ro1">
          <table:table-cell office:value-type="float" office:value="93464" calcext:value-type="float">
            <text:p>93464</text:p>
          </table:table-cell>
          <table:table-cell office:value-type="float" office:value="0.0314656" calcext:value-type="float">
            <text:p>0.0314656</text:p>
          </table:table-cell>
          <table:table-cell office:value-type="float" office:value="0.00389824" calcext:value-type="float">
            <text:p>0.00389824</text:p>
          </table:table-cell>
          <table:table-cell table:number-columns-repeated="9"/>
        </table:table-row>
        <table:table-row table:style-name="ro1">
          <table:table-cell office:value-type="float" office:value="93836" calcext:value-type="float">
            <text:p>93836</text:p>
          </table:table-cell>
          <table:table-cell office:value-type="float" office:value="0.0365135" calcext:value-type="float">
            <text:p>0.0365135</text:p>
          </table:table-cell>
          <table:table-cell office:value-type="float" office:value="0.00829009" calcext:value-type="float">
            <text:p>0.00829009</text:p>
          </table:table-cell>
          <table:table-cell table:number-columns-repeated="9"/>
        </table:table-row>
        <table:table-row table:style-name="ro1">
          <table:table-cell office:value-type="float" office:value="95248" calcext:value-type="float">
            <text:p>95248</text:p>
          </table:table-cell>
          <table:table-cell office:value-type="float" office:value="0.0355902" calcext:value-type="float">
            <text:p>0.0355902</text:p>
          </table:table-cell>
          <table:table-cell office:value-type="float" office:value="0.00894592" calcext:value-type="float">
            <text:p>0.00894592</text:p>
          </table:table-cell>
          <table:table-cell table:number-columns-repeated="9"/>
        </table:table-row>
        <table:table-row table:style-name="ro1">
          <table:table-cell office:value-type="float" office:value="95952" calcext:value-type="float">
            <text:p>95952</text:p>
          </table:table-cell>
          <table:table-cell office:value-type="float" office:value="0.0354947" calcext:value-type="float">
            <text:p>0.0354947</text:p>
          </table:table-cell>
          <table:table-cell office:value-type="float" office:value="0.00788359" calcext:value-type="float">
            <text:p>0.00788359</text:p>
          </table:table-cell>
          <table:table-cell table:number-columns-repeated="9"/>
        </table:table-row>
        <table:table-row table:style-name="ro1">
          <table:table-cell office:value-type="float" office:value="95896" calcext:value-type="float">
            <text:p>95896</text:p>
          </table:table-cell>
          <table:table-cell office:value-type="float" office:value="0.033932" calcext:value-type="float">
            <text:p>0.033932</text:p>
          </table:table-cell>
          <table:table-cell office:value-type="float" office:value="0.00730481" calcext:value-type="float">
            <text:p>0.00730481</text:p>
          </table:table-cell>
          <table:table-cell table:number-columns-repeated="9"/>
        </table:table-row>
        <table:table-row table:style-name="ro1">
          <table:table-cell office:value-type="float" office:value="95980" calcext:value-type="float">
            <text:p>95980</text:p>
          </table:table-cell>
          <table:table-cell office:value-type="float" office:value="0.0334565" calcext:value-type="float">
            <text:p>0.0334565</text:p>
          </table:table-cell>
          <table:table-cell office:value-type="float" office:value="0.00534232" calcext:value-type="float">
            <text:p>0.00534232</text:p>
          </table:table-cell>
          <table:table-cell table:number-columns-repeated="9"/>
        </table:table-row>
        <table:table-row table:style-name="ro1">
          <table:table-cell office:value-type="float" office:value="96988" calcext:value-type="float">
            <text:p>96988</text:p>
          </table:table-cell>
          <table:table-cell office:value-type="float" office:value="0.0383109" calcext:value-type="float">
            <text:p>0.0383109</text:p>
          </table:table-cell>
          <table:table-cell office:value-type="float" office:value="0.0110683" calcext:value-type="float">
            <text:p>0.0110683</text:p>
          </table:table-cell>
          <table:table-cell table:number-columns-repeated="9"/>
        </table:table-row>
        <table:table-row table:style-name="ro1">
          <table:table-cell office:value-type="float" office:value="96060" calcext:value-type="float">
            <text:p>96060</text:p>
          </table:table-cell>
          <table:table-cell office:value-type="float" office:value="0.0301621" calcext:value-type="float">
            <text:p>0.0301621</text:p>
          </table:table-cell>
          <table:table-cell office:value-type="float" office:value="0.00306518" calcext:value-type="float">
            <text:p>0.00306518</text:p>
          </table:table-cell>
          <table:table-cell table:number-columns-repeated="9"/>
        </table:table-row>
        <table:table-row table:style-name="ro1">
          <table:table-cell office:value-type="float" office:value="96544" calcext:value-type="float">
            <text:p>96544</text:p>
          </table:table-cell>
          <table:table-cell office:value-type="float" office:value="0.0305338" calcext:value-type="float">
            <text:p>0.0305338</text:p>
          </table:table-cell>
          <table:table-cell office:value-type="float" office:value="0.00294219" calcext:value-type="float">
            <text:p>0.00294219</text:p>
          </table:table-cell>
          <table:table-cell table:number-columns-repeated="9"/>
        </table:table-row>
        <table:table-row table:style-name="ro1">
          <table:table-cell office:value-type="float" office:value="96580" calcext:value-type="float">
            <text:p>96580</text:p>
          </table:table-cell>
          <table:table-cell office:value-type="float" office:value="0.0317609" calcext:value-type="float">
            <text:p>0.0317609</text:p>
          </table:table-cell>
          <table:table-cell office:value-type="float" office:value="0.00426769" calcext:value-type="float">
            <text:p>0.00426769</text:p>
          </table:table-cell>
          <table:table-cell table:number-columns-repeated="9"/>
        </table:table-row>
        <table:table-row table:style-name="ro1">
          <table:table-cell office:value-type="float" office:value="96836" calcext:value-type="float">
            <text:p>96836</text:p>
          </table:table-cell>
          <table:table-cell office:value-type="float" office:value="0.0334554" calcext:value-type="float">
            <text:p>0.0334554</text:p>
          </table:table-cell>
          <table:table-cell office:value-type="float" office:value="0.00671642" calcext:value-type="float">
            <text:p>0.00671642</text:p>
          </table:table-cell>
          <table:table-cell table:number-columns-repeated="9"/>
        </table:table-row>
        <table:table-row table:style-name="ro1">
          <table:table-cell office:value-type="float" office:value="96288" calcext:value-type="float">
            <text:p>96288</text:p>
          </table:table-cell>
          <table:table-cell office:value-type="float" office:value="0.0343958" calcext:value-type="float">
            <text:p>0.0343958</text:p>
          </table:table-cell>
          <table:table-cell office:value-type="float" office:value="0.00682992" calcext:value-type="float">
            <text:p>0.00682992</text:p>
          </table:table-cell>
          <table:table-cell table:number-columns-repeated="9"/>
        </table:table-row>
        <table:table-row table:style-name="ro1">
          <table:table-cell office:value-type="float" office:value="96564" calcext:value-type="float">
            <text:p>96564</text:p>
          </table:table-cell>
          <table:table-cell office:value-type="float" office:value="0.035048" calcext:value-type="float">
            <text:p>0.035048</text:p>
          </table:table-cell>
          <table:table-cell office:value-type="float" office:value="0.00775518" calcext:value-type="float">
            <text:p>0.00775518</text:p>
          </table:table-cell>
          <table:table-cell table:number-columns-repeated="9"/>
        </table:table-row>
        <table:table-row table:style-name="ro1">
          <table:table-cell office:value-type="float" office:value="96520" calcext:value-type="float">
            <text:p>96520</text:p>
          </table:table-cell>
          <table:table-cell office:value-type="float" office:value="0.0305366" calcext:value-type="float">
            <text:p>0.0305366</text:p>
          </table:table-cell>
          <table:table-cell office:value-type="float" office:value="0.00375162" calcext:value-type="float">
            <text:p>0.00375162</text:p>
          </table:table-cell>
          <table:table-cell table:number-columns-repeated="9"/>
        </table:table-row>
        <table:table-row table:style-name="ro1">
          <table:table-cell office:value-type="float" office:value="96760" calcext:value-type="float">
            <text:p>96760</text:p>
          </table:table-cell>
          <table:table-cell office:value-type="float" office:value="0.0342984" calcext:value-type="float">
            <text:p>0.0342984</text:p>
          </table:table-cell>
          <table:table-cell office:value-type="float" office:value="0.00634284" calcext:value-type="float">
            <text:p>0.00634284</text:p>
          </table:table-cell>
          <table:table-cell table:number-columns-repeated="9"/>
        </table:table-row>
        <table:table-row table:style-name="ro1">
          <table:table-cell office:value-type="float" office:value="97488" calcext:value-type="float">
            <text:p>97488</text:p>
          </table:table-cell>
          <table:table-cell office:value-type="float" office:value="0.0378721" calcext:value-type="float">
            <text:p>0.0378721</text:p>
          </table:table-cell>
          <table:table-cell office:value-type="float" office:value="0.0108194" calcext:value-type="float">
            <text:p>0.0108194</text:p>
          </table:table-cell>
          <table:table-cell table:number-columns-repeated="9"/>
        </table:table-row>
        <table:table-row table:style-name="ro1">
          <table:table-cell office:value-type="float" office:value="97172" calcext:value-type="float">
            <text:p>97172</text:p>
          </table:table-cell>
          <table:table-cell office:value-type="float" office:value="0.0352145" calcext:value-type="float">
            <text:p>0.0352145</text:p>
          </table:table-cell>
          <table:table-cell office:value-type="float" office:value="0.00804518" calcext:value-type="float">
            <text:p>0.00804518</text:p>
          </table:table-cell>
          <table:table-cell table:number-columns-repeated="9"/>
        </table:table-row>
        <table:table-row table:style-name="ro1">
          <table:table-cell office:value-type="float" office:value="99152" calcext:value-type="float">
            <text:p>99152</text:p>
          </table:table-cell>
          <table:table-cell office:value-type="float" office:value="0.0334661" calcext:value-type="float">
            <text:p>0.0334661</text:p>
          </table:table-cell>
          <table:table-cell office:value-type="float" office:value="0.00577601" calcext:value-type="float">
            <text:p>0.00577601</text:p>
          </table:table-cell>
          <table:table-cell table:number-columns-repeated="9"/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0.0368186" calcext:value-type="float">
            <text:p>0.0368186</text:p>
          </table:table-cell>
          <table:table-cell office:value-type="float" office:value="0.0088423" calcext:value-type="float">
            <text:p>0.0088423</text:p>
          </table:table-cell>
          <table:table-cell table:number-columns-repeated="9"/>
        </table:table-row>
        <table:table-row table:style-name="ro1">
          <table:table-cell office:value-type="float" office:value="101088" calcext:value-type="float">
            <text:p>101088</text:p>
          </table:table-cell>
          <table:table-cell office:value-type="float" office:value="0.0303938" calcext:value-type="float">
            <text:p>0.0303938</text:p>
          </table:table-cell>
          <table:table-cell office:value-type="float" office:value="0.00269981" calcext:value-type="float">
            <text:p>0.00269981</text:p>
          </table:table-cell>
          <table:table-cell table:number-columns-repeated="9"/>
        </table:table-row>
        <table:table-row table:style-name="ro1">
          <table:table-cell office:value-type="float" office:value="101412" calcext:value-type="float">
            <text:p>101412</text:p>
          </table:table-cell>
          <table:table-cell office:value-type="float" office:value="0.0363247" calcext:value-type="float">
            <text:p>0.0363247</text:p>
          </table:table-cell>
          <table:table-cell office:value-type="float" office:value="0.0093374" calcext:value-type="float">
            <text:p>0.0093374</text:p>
          </table:table-cell>
          <table:table-cell table:number-columns-repeated="9"/>
        </table:table-row>
        <table:table-row table:style-name="ro1">
          <table:table-cell office:value-type="float" office:value="102744" calcext:value-type="float">
            <text:p>102744</text:p>
          </table:table-cell>
          <table:table-cell office:value-type="float" office:value="0.0335976" calcext:value-type="float">
            <text:p>0.0335976</text:p>
          </table:table-cell>
          <table:table-cell office:value-type="float" office:value="0.00668645" calcext:value-type="float">
            <text:p>0.00668645</text:p>
          </table:table-cell>
          <table:table-cell table:number-columns-repeated="9"/>
        </table:table-row>
        <table:table-row table:style-name="ro1">
          <table:table-cell office:value-type="float" office:value="103496" calcext:value-type="float">
            <text:p>103496</text:p>
          </table:table-cell>
          <table:table-cell office:value-type="float" office:value="0.0404947" calcext:value-type="float">
            <text:p>0.0404947</text:p>
          </table:table-cell>
          <table:table-cell office:value-type="float" office:value="0.0130523" calcext:value-type="float">
            <text:p>0.0130523</text:p>
          </table:table-cell>
          <table:table-cell table:number-columns-repeated="9"/>
        </table:table-row>
        <table:table-row table:style-name="ro1">
          <table:table-cell office:value-type="float" office:value="103356" calcext:value-type="float">
            <text:p>103356</text:p>
          </table:table-cell>
          <table:table-cell office:value-type="float" office:value="0.0344663" calcext:value-type="float">
            <text:p>0.0344663</text:p>
          </table:table-cell>
          <table:table-cell office:value-type="float" office:value="0.00642342" calcext:value-type="float">
            <text:p>0.00642342</text:p>
          </table:table-cell>
          <table:table-cell table:number-columns-repeated="9"/>
        </table:table-row>
        <table:table-row table:style-name="ro1">
          <table:table-cell office:value-type="float" office:value="104832" calcext:value-type="float">
            <text:p>10483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0015558" calcext:value-type="float">
            <text:p>0.00015558</text:p>
          </table:table-cell>
          <table:table-cell table:number-columns-repeated="9"/>
        </table:table-row>
        <table:table-row table:style-name="ro1">
          <table:table-cell office:value-type="float" office:value="104072" calcext:value-type="float">
            <text:p>104072</text:p>
          </table:table-cell>
          <table:table-cell office:value-type="float" office:value="0.0377232" calcext:value-type="float">
            <text:p>0.0377232</text:p>
          </table:table-cell>
          <table:table-cell office:value-type="float" office:value="0.0106831" calcext:value-type="float">
            <text:p>0.0106831</text:p>
          </table:table-cell>
          <table:table-cell table:number-columns-repeated="9"/>
        </table:table-row>
        <table:table-row table:style-name="ro1">
          <table:table-cell office:value-type="float" office:value="104308" calcext:value-type="float">
            <text:p>104308</text:p>
          </table:table-cell>
          <table:table-cell office:value-type="float" office:value="0.0342152" calcext:value-type="float">
            <text:p>0.0342152</text:p>
          </table:table-cell>
          <table:table-cell office:value-type="float" office:value="0.00662845" calcext:value-type="float">
            <text:p>0.00662845</text:p>
          </table:table-cell>
          <table:table-cell table:number-columns-repeated="9"/>
        </table:table-row>
        <table:table-row table:style-name="ro1">
          <table:table-cell office:value-type="float" office:value="104356" calcext:value-type="float">
            <text:p>104356</text:p>
          </table:table-cell>
          <table:table-cell office:value-type="float" office:value="0.0320572" calcext:value-type="float">
            <text:p>0.0320572</text:p>
          </table:table-cell>
          <table:table-cell office:value-type="float" office:value="0.00482284" calcext:value-type="float">
            <text:p>0.00482284</text:p>
          </table:table-cell>
          <table:table-cell table:number-columns-repeated="9"/>
        </table:table-row>
        <table:table-row table:style-name="ro1">
          <table:table-cell office:value-type="float" office:value="104660" calcext:value-type="float">
            <text:p>104660</text:p>
          </table:table-cell>
          <table:table-cell office:value-type="float" office:value="0.0275964" calcext:value-type="float">
            <text:p>0.0275964</text:p>
          </table:table-cell>
          <table:table-cell office:value-type="float" office:value="0.000497712" calcext:value-type="float">
            <text:p>0.000497712</text:p>
          </table:table-cell>
          <table:table-cell table:number-columns-repeated="9"/>
        </table:table-row>
        <table:table-row table:style-name="ro1">
          <table:table-cell office:value-type="float" office:value="105272" calcext:value-type="float">
            <text:p>105272</text:p>
          </table:table-cell>
          <table:table-cell office:value-type="float" office:value="0.0302105" calcext:value-type="float">
            <text:p>0.0302105</text:p>
          </table:table-cell>
          <table:table-cell office:value-type="float" office:value="0.00284631" calcext:value-type="float">
            <text:p>0.00284631</text:p>
          </table:table-cell>
          <table:table-cell table:number-columns-repeated="9"/>
        </table:table-row>
        <table:table-row table:style-name="ro1">
          <table:table-cell office:value-type="float" office:value="105932" calcext:value-type="float">
            <text:p>105932</text:p>
          </table:table-cell>
          <table:table-cell office:value-type="float" office:value="0.0311233" calcext:value-type="float">
            <text:p>0.0311233</text:p>
          </table:table-cell>
          <table:table-cell office:value-type="float" office:value="0.00319915" calcext:value-type="float">
            <text:p>0.00319915</text:p>
          </table:table-cell>
          <table:table-cell table:number-columns-repeated="9"/>
        </table:table-row>
        <table:table-row table:style-name="ro1">
          <table:table-cell office:value-type="float" office:value="105280" calcext:value-type="float">
            <text:p>105280</text:p>
          </table:table-cell>
          <table:table-cell office:value-type="float" office:value="0.0327075" calcext:value-type="float">
            <text:p>0.0327075</text:p>
          </table:table-cell>
          <table:table-cell office:value-type="float" office:value="0.0060427" calcext:value-type="float">
            <text:p>0.0060427</text:p>
          </table:table-cell>
          <table:table-cell table:number-columns-repeated="9"/>
        </table:table-row>
        <table:table-row table:style-name="ro1">
          <table:table-cell office:value-type="float" office:value="106412" calcext:value-type="float">
            <text:p>106412</text:p>
          </table:table-cell>
          <table:table-cell office:value-type="float" office:value="0.0339316" calcext:value-type="float">
            <text:p>0.0339316</text:p>
          </table:table-cell>
          <table:table-cell office:value-type="float" office:value="0.00683037" calcext:value-type="float">
            <text:p>0.00683037</text:p>
          </table:table-cell>
          <table:table-cell table:number-columns-repeated="9"/>
        </table:table-row>
        <table:table-row table:style-name="ro1">
          <table:table-cell office:value-type="float" office:value="106180" calcext:value-type="float">
            <text:p>106180</text:p>
          </table:table-cell>
          <table:table-cell office:value-type="float" office:value="0.0341869" calcext:value-type="float">
            <text:p>0.0341869</text:p>
          </table:table-cell>
          <table:table-cell office:value-type="float" office:value="0.00681326" calcext:value-type="float">
            <text:p>0.00681326</text:p>
          </table:table-cell>
          <table:table-cell table:number-columns-repeated="9"/>
        </table:table-row>
        <table:table-row table:style-name="ro1">
          <table:table-cell office:value-type="float" office:value="106072" calcext:value-type="float">
            <text:p>106072</text:p>
          </table:table-cell>
          <table:table-cell office:value-type="float" office:value="0.0336234" calcext:value-type="float">
            <text:p>0.0336234</text:p>
          </table:table-cell>
          <table:table-cell office:value-type="float" office:value="0.00667753" calcext:value-type="float">
            <text:p>0.00667753</text:p>
          </table:table-cell>
          <table:table-cell table:number-columns-repeated="9"/>
        </table:table-row>
        <table:table-row table:style-name="ro1">
          <table:table-cell office:value-type="float" office:value="106248" calcext:value-type="float">
            <text:p>106248</text:p>
          </table:table-cell>
          <table:table-cell office:value-type="float" office:value="0.0347679" calcext:value-type="float">
            <text:p>0.0347679</text:p>
          </table:table-cell>
          <table:table-cell office:value-type="float" office:value="0.00736437" calcext:value-type="float">
            <text:p>0.00736437</text:p>
          </table:table-cell>
          <table:table-cell table:number-columns-repeated="9"/>
        </table:table-row>
        <table:table-row table:style-name="ro1">
          <table:table-cell office:value-type="float" office:value="106460" calcext:value-type="float">
            <text:p>106460</text:p>
          </table:table-cell>
          <table:table-cell office:value-type="float" office:value="0.0371775" calcext:value-type="float">
            <text:p>0.0371775</text:p>
          </table:table-cell>
          <table:table-cell office:value-type="float" office:value="0.0100449" calcext:value-type="float">
            <text:p>0.0100449</text:p>
          </table:table-cell>
          <table:table-cell table:number-columns-repeated="9"/>
        </table:table-row>
        <table:table-row table:style-name="ro1">
          <table:table-cell office:value-type="float" office:value="108292" calcext:value-type="float">
            <text:p>108292</text:p>
          </table:table-cell>
          <table:table-cell office:value-type="float" office:value="0.0322265" calcext:value-type="float">
            <text:p>0.0322265</text:p>
          </table:table-cell>
          <table:table-cell office:value-type="float" office:value="0.00531104" calcext:value-type="float">
            <text:p>0.00531104</text:p>
          </table:table-cell>
          <table:table-cell table:number-columns-repeated="9"/>
        </table:table-row>
        <table:table-row table:style-name="ro1">
          <table:table-cell office:value-type="float" office:value="108496" calcext:value-type="float">
            <text:p>108496</text:p>
          </table:table-cell>
          <table:table-cell office:value-type="float" office:value="0.0357214" calcext:value-type="float">
            <text:p>0.0357214</text:p>
          </table:table-cell>
          <table:table-cell office:value-type="float" office:value="0.00796624" calcext:value-type="float">
            <text:p>0.00796624</text:p>
          </table:table-cell>
          <table:table-cell table:number-columns-repeated="9"/>
        </table:table-row>
        <table:table-row table:style-name="ro1">
          <table:table-cell office:value-type="float" office:value="108476" calcext:value-type="float">
            <text:p>108476</text:p>
          </table:table-cell>
          <table:table-cell office:value-type="float" office:value="0.0377259" calcext:value-type="float">
            <text:p>0.0377259</text:p>
          </table:table-cell>
          <table:table-cell office:value-type="float" office:value="0.0103121" calcext:value-type="float">
            <text:p>0.0103121</text:p>
          </table:table-cell>
          <table:table-cell table:number-columns-repeated="9"/>
        </table:table-row>
        <table:table-row table:style-name="ro1">
          <table:table-cell office:value-type="float" office:value="108256" calcext:value-type="float">
            <text:p>108256</text:p>
          </table:table-cell>
          <table:table-cell office:value-type="float" office:value="0.0356598" calcext:value-type="float">
            <text:p>0.0356598</text:p>
          </table:table-cell>
          <table:table-cell office:value-type="float" office:value="0.00774462" calcext:value-type="float">
            <text:p>0.00774462</text:p>
          </table:table-cell>
          <table:table-cell table:number-columns-repeated="9"/>
        </table:table-row>
        <table:table-row table:style-name="ro1">
          <table:table-cell office:value-type="float" office:value="109148" calcext:value-type="float">
            <text:p>109148</text:p>
          </table:table-cell>
          <table:table-cell office:value-type="float" office:value="0.0312796" calcext:value-type="float">
            <text:p>0.0312796</text:p>
          </table:table-cell>
          <table:table-cell office:value-type="float" office:value="0.00401552" calcext:value-type="float">
            <text:p>0.00401552</text:p>
          </table:table-cell>
          <table:table-cell table:number-columns-repeated="9"/>
        </table:table-row>
        <table:table-row table:style-name="ro1">
          <table:table-cell office:value-type="float" office:value="109444" calcext:value-type="float">
            <text:p>109444</text:p>
          </table:table-cell>
          <table:table-cell office:value-type="float" office:value="0.0357411" calcext:value-type="float">
            <text:p>0.0357411</text:p>
          </table:table-cell>
          <table:table-cell office:value-type="float" office:value="0.00928027" calcext:value-type="float">
            <text:p>0.00928027</text:p>
          </table:table-cell>
          <table:table-cell table:number-columns-repeated="9"/>
        </table:table-row>
        <table:table-row table:style-name="ro1">
          <table:table-cell office:value-type="float" office:value="109572" calcext:value-type="float">
            <text:p>109572</text:p>
          </table:table-cell>
          <table:table-cell office:value-type="float" office:value="0.0368548" calcext:value-type="float">
            <text:p>0.0368548</text:p>
          </table:table-cell>
          <table:table-cell office:value-type="float" office:value="0.00926336" calcext:value-type="float">
            <text:p>0.00926336</text:p>
          </table:table-cell>
          <table:table-cell table:number-columns-repeated="9"/>
        </table:table-row>
        <table:table-row table:style-name="ro1">
          <table:table-cell office:value-type="float" office:value="110308" calcext:value-type="float">
            <text:p>110308</text:p>
          </table:table-cell>
          <table:table-cell office:value-type="float" office:value="0.00374393" calcext:value-type="float">
            <text:p>0.00374393</text:p>
          </table:table-cell>
          <table:table-cell office:value-type="float" office:value="0.0034706" calcext:value-type="float">
            <text:p>0.0034706</text:p>
          </table:table-cell>
          <table:table-cell table:number-columns-repeated="9"/>
        </table:table-row>
        <table:table-row table:style-name="ro1">
          <table:table-cell office:value-type="float" office:value="110304" calcext:value-type="float">
            <text:p>110304</text:p>
          </table:table-cell>
          <table:table-cell office:value-type="float" office:value="0.0314275" calcext:value-type="float">
            <text:p>0.0314275</text:p>
          </table:table-cell>
          <table:table-cell office:value-type="float" office:value="0.00383098" calcext:value-type="float">
            <text:p>0.00383098</text:p>
          </table:table-cell>
          <table:table-cell table:number-columns-repeated="9"/>
        </table:table-row>
        <table:table-row table:style-name="ro1">
          <table:table-cell office:value-type="float" office:value="111948" calcext:value-type="float">
            <text:p>111948</text:p>
          </table:table-cell>
          <table:table-cell office:value-type="float" office:value="0.0317859" calcext:value-type="float">
            <text:p>0.0317859</text:p>
          </table:table-cell>
          <table:table-cell office:value-type="float" office:value="0.00406236" calcext:value-type="float">
            <text:p>0.00406236</text:p>
          </table:table-cell>
          <table:table-cell table:number-columns-repeated="9"/>
        </table:table-row>
        <table:table-row table:style-name="ro1">
          <table:table-cell office:value-type="float" office:value="111172" calcext:value-type="float">
            <text:p>111172</text:p>
          </table:table-cell>
          <table:table-cell office:value-type="float" office:value="0.0363835" calcext:value-type="float">
            <text:p>0.0363835</text:p>
          </table:table-cell>
          <table:table-cell office:value-type="float" office:value="0.00891723" calcext:value-type="float">
            <text:p>0.00891723</text:p>
          </table:table-cell>
          <table:table-cell table:number-columns-repeated="9"/>
        </table:table-row>
        <table:table-row table:style-name="ro1">
          <table:table-cell office:value-type="float" office:value="112568" calcext:value-type="float">
            <text:p>112568</text:p>
          </table:table-cell>
          <table:table-cell office:value-type="float" office:value="0.0310629" calcext:value-type="float">
            <text:p>0.0310629</text:p>
          </table:table-cell>
          <table:table-cell office:value-type="float" office:value="0.00307318" calcext:value-type="float">
            <text:p>0.00307318</text:p>
          </table:table-cell>
          <table:table-cell table:number-columns-repeated="9"/>
        </table:table-row>
        <table:table-row table:style-name="ro1">
          <table:table-cell office:value-type="float" office:value="112608" calcext:value-type="float">
            <text:p>112608</text:p>
          </table:table-cell>
          <table:table-cell office:value-type="float" office:value="0.0347845" calcext:value-type="float">
            <text:p>0.0347845</text:p>
          </table:table-cell>
          <table:table-cell office:value-type="float" office:value="0.00734618" calcext:value-type="float">
            <text:p>0.00734618</text:p>
          </table:table-cell>
          <table:table-cell table:number-columns-repeated="9"/>
        </table:table-row>
        <table:table-row table:style-name="ro1">
          <table:table-cell office:value-type="float" office:value="112552" calcext:value-type="float">
            <text:p>112552</text:p>
          </table:table-cell>
          <table:table-cell office:value-type="float" office:value="0.0318649" calcext:value-type="float">
            <text:p>0.0318649</text:p>
          </table:table-cell>
          <table:table-cell office:value-type="float" office:value="0.00450753" calcext:value-type="float">
            <text:p>0.00450753</text:p>
          </table:table-cell>
          <table:table-cell table:number-columns-repeated="9"/>
        </table:table-row>
        <table:table-row table:style-name="ro1">
          <table:table-cell office:value-type="float" office:value="112568" calcext:value-type="float">
            <text:p>112568</text:p>
          </table:table-cell>
          <table:table-cell office:value-type="float" office:value="0.0336622" calcext:value-type="float">
            <text:p>0.0336622</text:p>
          </table:table-cell>
          <table:table-cell office:value-type="float" office:value="0.0070178" calcext:value-type="float">
            <text:p>0.0070178</text:p>
          </table:table-cell>
          <table:table-cell table:number-columns-repeated="9"/>
        </table:table-row>
        <table:table-row table:style-name="ro1">
          <table:table-cell office:value-type="float" office:value="113772" calcext:value-type="float">
            <text:p>113772</text:p>
          </table:table-cell>
          <table:table-cell office:value-type="float" office:value="0.0309151" calcext:value-type="float">
            <text:p>0.0309151</text:p>
          </table:table-cell>
          <table:table-cell office:value-type="float" office:value="0.00333511" calcext:value-type="float">
            <text:p>0.00333511</text:p>
          </table:table-cell>
          <table:table-cell table:number-columns-repeated="9"/>
        </table:table-row>
        <table:table-row table:style-name="ro1">
          <table:table-cell office:value-type="float" office:value="114884" calcext:value-type="float">
            <text:p>114884</text:p>
          </table:table-cell>
          <table:table-cell office:value-type="float" office:value="0.037241" calcext:value-type="float">
            <text:p>0.037241</text:p>
          </table:table-cell>
          <table:table-cell office:value-type="float" office:value="0.010782" calcext:value-type="float">
            <text:p>0.010782</text:p>
          </table:table-cell>
          <table:table-cell table:number-columns-repeated="9"/>
        </table:table-row>
        <table:table-row table:style-name="ro1">
          <table:table-cell office:value-type="float" office:value="114664" calcext:value-type="float">
            <text:p>114664</text:p>
          </table:table-cell>
          <table:table-cell office:value-type="float" office:value="0.0323262" calcext:value-type="float">
            <text:p>0.0323262</text:p>
          </table:table-cell>
          <table:table-cell office:value-type="float" office:value="0.00530406" calcext:value-type="float">
            <text:p>0.00530406</text:p>
          </table:table-cell>
          <table:table-cell table:number-columns-repeated="9"/>
        </table:table-row>
        <table:table-row table:style-name="ro1">
          <table:table-cell office:value-type="float" office:value="115388" calcext:value-type="float">
            <text:p>115388</text:p>
          </table:table-cell>
          <table:table-cell office:value-type="float" office:value="0.0368336" calcext:value-type="float">
            <text:p>0.0368336</text:p>
          </table:table-cell>
          <table:table-cell office:value-type="float" office:value="0.00917732" calcext:value-type="float">
            <text:p>0.00917732</text:p>
          </table:table-cell>
          <table:table-cell table:number-columns-repeated="9"/>
        </table:table-row>
        <table:table-row table:style-name="ro1">
          <table:table-cell office:value-type="float" office:value="115908" calcext:value-type="float">
            <text:p>115908</text:p>
          </table:table-cell>
          <table:table-cell office:value-type="float" office:value="0.0117694" calcext:value-type="float">
            <text:p>0.0117694</text:p>
          </table:table-cell>
          <table:table-cell office:value-type="float" office:value="0.0117533" calcext:value-type="float">
            <text:p>0.0117533</text:p>
          </table:table-cell>
          <table:table-cell table:number-columns-repeated="9"/>
        </table:table-row>
        <table:table-row table:style-name="ro1">
          <table:table-cell office:value-type="float" office:value="115160" calcext:value-type="float">
            <text:p>115160</text:p>
          </table:table-cell>
          <table:table-cell office:value-type="float" office:value="0.0367147" calcext:value-type="float">
            <text:p>0.0367147</text:p>
          </table:table-cell>
          <table:table-cell office:value-type="float" office:value="0.00911018" calcext:value-type="float">
            <text:p>0.00911018</text:p>
          </table:table-cell>
          <table:table-cell table:number-columns-repeated="9"/>
        </table:table-row>
        <table:table-row table:style-name="ro1">
          <table:table-cell office:value-type="float" office:value="115232" calcext:value-type="float">
            <text:p>115232</text:p>
          </table:table-cell>
          <table:table-cell office:value-type="float" office:value="0.0392942" calcext:value-type="float">
            <text:p>0.0392942</text:p>
          </table:table-cell>
          <table:table-cell office:value-type="float" office:value="0.0107733" calcext:value-type="float">
            <text:p>0.0107733</text:p>
          </table:table-cell>
          <table:table-cell table:number-columns-repeated="9"/>
        </table:table-row>
        <table:table-row table:style-name="ro1">
          <table:table-cell office:value-type="float" office:value="115592" calcext:value-type="float">
            <text:p>115592</text:p>
          </table:table-cell>
          <table:table-cell office:value-type="float" office:value="0.0380748" calcext:value-type="float">
            <text:p>0.0380748</text:p>
          </table:table-cell>
          <table:table-cell office:value-type="float" office:value="0.0109657" calcext:value-type="float">
            <text:p>0.0109657</text:p>
          </table:table-cell>
          <table:table-cell table:number-columns-repeated="9"/>
        </table:table-row>
        <table:table-row table:style-name="ro1">
          <table:table-cell office:value-type="float" office:value="116872" calcext:value-type="float">
            <text:p>116872</text:p>
          </table:table-cell>
          <table:table-cell office:value-type="float" office:value="0.0412529" calcext:value-type="float">
            <text:p>0.0412529</text:p>
          </table:table-cell>
          <table:table-cell office:value-type="float" office:value="0.01307" calcext:value-type="float">
            <text:p>0.01307</text:p>
          </table:table-cell>
          <table:table-cell table:number-columns-repeated="9"/>
        </table:table-row>
        <table:table-row table:style-name="ro1">
          <table:table-cell office:value-type="float" office:value="117268" calcext:value-type="float">
            <text:p>117268</text:p>
          </table:table-cell>
          <table:table-cell office:value-type="float" office:value="0.0372126" calcext:value-type="float">
            <text:p>0.0372126</text:p>
          </table:table-cell>
          <table:table-cell office:value-type="float" office:value="0.0101511" calcext:value-type="float">
            <text:p>0.0101511</text:p>
          </table:table-cell>
          <table:table-cell table:number-columns-repeated="9"/>
        </table:table-row>
        <table:table-row table:style-name="ro1">
          <table:table-cell office:value-type="float" office:value="117924" calcext:value-type="float">
            <text:p>117924</text:p>
          </table:table-cell>
          <table:table-cell office:value-type="float" office:value="0.0327325" calcext:value-type="float">
            <text:p>0.0327325</text:p>
          </table:table-cell>
          <table:table-cell office:value-type="float" office:value="0.00583811" calcext:value-type="float">
            <text:p>0.00583811</text:p>
          </table:table-cell>
          <table:table-cell table:number-columns-repeated="9"/>
        </table:table-row>
        <table:table-row table:style-name="ro1">
          <table:table-cell office:value-type="float" office:value="117284" calcext:value-type="float">
            <text:p>117284</text:p>
          </table:table-cell>
          <table:table-cell office:value-type="float" office:value="0.0373221" calcext:value-type="float">
            <text:p>0.0373221</text:p>
          </table:table-cell>
          <table:table-cell office:value-type="float" office:value="0.00937241" calcext:value-type="float">
            <text:p>0.00937241</text:p>
          </table:table-cell>
          <table:table-cell table:number-columns-repeated="9"/>
        </table:table-row>
        <table:table-row table:style-name="ro1">
          <table:table-cell office:value-type="float" office:value="118460" calcext:value-type="float">
            <text:p>118460</text:p>
          </table:table-cell>
          <table:table-cell office:value-type="float" office:value="0.0368658" calcext:value-type="float">
            <text:p>0.0368658</text:p>
          </table:table-cell>
          <table:table-cell office:value-type="float" office:value="0.00882049" calcext:value-type="float">
            <text:p>0.00882049</text:p>
          </table:table-cell>
          <table:table-cell table:number-columns-repeated="9"/>
        </table:table-row>
        <table:table-row table:style-name="ro1">
          <table:table-cell office:value-type="float" office:value="118752" calcext:value-type="float">
            <text:p>118752</text:p>
          </table:table-cell>
          <table:table-cell office:value-type="float" office:value="0.0403259" calcext:value-type="float">
            <text:p>0.0403259</text:p>
          </table:table-cell>
          <table:table-cell office:value-type="float" office:value="0.0128903" calcext:value-type="float">
            <text:p>0.0128903</text:p>
          </table:table-cell>
          <table:table-cell table:number-columns-repeated="9"/>
        </table:table-row>
        <table:table-row table:style-name="ro1">
          <table:table-cell office:value-type="float" office:value="118388" calcext:value-type="float">
            <text:p>118388</text:p>
          </table:table-cell>
          <table:table-cell office:value-type="float" office:value="0.0367082" calcext:value-type="float">
            <text:p>0.0367082</text:p>
          </table:table-cell>
          <table:table-cell office:value-type="float" office:value="0.00895935" calcext:value-type="float">
            <text:p>0.00895935</text:p>
          </table:table-cell>
          <table:table-cell table:number-columns-repeated="9"/>
        </table:table-row>
        <table:table-row table:style-name="ro1">
          <table:table-cell office:value-type="float" office:value="118432" calcext:value-type="float">
            <text:p>118432</text:p>
          </table:table-cell>
          <table:table-cell office:value-type="float" office:value="0.0335212" calcext:value-type="float">
            <text:p>0.0335212</text:p>
          </table:table-cell>
          <table:table-cell office:value-type="float" office:value="0.00588447" calcext:value-type="float">
            <text:p>0.00588447</text:p>
          </table:table-cell>
          <table:table-cell table:number-columns-repeated="9"/>
        </table:table-row>
        <table:table-row table:style-name="ro1">
          <table:table-cell office:value-type="float" office:value="119352" calcext:value-type="float">
            <text:p>119352</text:p>
          </table:table-cell>
          <table:table-cell office:value-type="float" office:value="0.0325592" calcext:value-type="float">
            <text:p>0.0325592</text:p>
          </table:table-cell>
          <table:table-cell office:value-type="float" office:value="0.00509558" calcext:value-type="float">
            <text:p>0.00509558</text:p>
          </table:table-cell>
          <table:table-cell table:number-columns-repeated="9"/>
        </table:table-row>
        <table:table-row table:style-name="ro1">
          <table:table-cell office:value-type="float" office:value="119972" calcext:value-type="float">
            <text:p>119972</text:p>
          </table:table-cell>
          <table:table-cell office:value-type="float" office:value="0.0354895" calcext:value-type="float">
            <text:p>0.0354895</text:p>
          </table:table-cell>
          <table:table-cell office:value-type="float" office:value="0.0071953" calcext:value-type="float">
            <text:p>0.0071953</text:p>
          </table:table-cell>
          <table:table-cell table:number-columns-repeated="9"/>
        </table:table-row>
        <table:table-row table:style-name="ro1">
          <table:table-cell office:value-type="float" office:value="119824" calcext:value-type="float">
            <text:p>119824</text:p>
          </table:table-cell>
          <table:table-cell office:value-type="float" office:value="0.0358261" calcext:value-type="float">
            <text:p>0.0358261</text:p>
          </table:table-cell>
          <table:table-cell office:value-type="float" office:value="0.00894671" calcext:value-type="float">
            <text:p>0.00894671</text:p>
          </table:table-cell>
          <table:table-cell table:number-columns-repeated="9"/>
        </table:table-row>
        <table:table-row table:style-name="ro1">
          <table:table-cell office:value-type="float" office:value="120672" calcext:value-type="float">
            <text:p>120672</text:p>
          </table:table-cell>
          <table:table-cell office:value-type="float" office:value="0.0339534" calcext:value-type="float">
            <text:p>0.0339534</text:p>
          </table:table-cell>
          <table:table-cell office:value-type="float" office:value="0.00650503" calcext:value-type="float">
            <text:p>0.00650503</text:p>
          </table:table-cell>
          <table:table-cell table:number-columns-repeated="9"/>
        </table:table-row>
        <table:table-row table:style-name="ro1">
          <table:table-cell office:value-type="float" office:value="120832" calcext:value-type="float">
            <text:p>120832</text:p>
          </table:table-cell>
          <table:table-cell office:value-type="float" office:value="0.0303221" calcext:value-type="float">
            <text:p>0.0303221</text:p>
          </table:table-cell>
          <table:table-cell office:value-type="float" office:value="0.003157" calcext:value-type="float">
            <text:p>0.003157</text:p>
          </table:table-cell>
          <table:table-cell table:number-columns-repeated="9"/>
        </table:table-row>
        <table:table-row table:style-name="ro1">
          <table:table-cell office:value-type="float" office:value="120696" calcext:value-type="float">
            <text:p>120696</text:p>
          </table:table-cell>
          <table:table-cell office:value-type="float" office:value="0.0357862" calcext:value-type="float">
            <text:p>0.0357862</text:p>
          </table:table-cell>
          <table:table-cell office:value-type="float" office:value="0.00484521" calcext:value-type="float">
            <text:p>0.00484521</text:p>
          </table:table-cell>
          <table:table-cell table:number-columns-repeated="9"/>
        </table:table-row>
        <table:table-row table:style-name="ro1">
          <table:table-cell office:value-type="float" office:value="120340" calcext:value-type="float">
            <text:p>120340</text:p>
          </table:table-cell>
          <table:table-cell office:value-type="float" office:value="0.0355604" calcext:value-type="float">
            <text:p>0.0355604</text:p>
          </table:table-cell>
          <table:table-cell office:value-type="float" office:value="0.00751673" calcext:value-type="float">
            <text:p>0.00751673</text:p>
          </table:table-cell>
          <table:table-cell table:number-columns-repeated="9"/>
        </table:table-row>
        <table:table-row table:style-name="ro1">
          <table:table-cell office:value-type="float" office:value="120112" calcext:value-type="float">
            <text:p>120112</text:p>
          </table:table-cell>
          <table:table-cell office:value-type="float" office:value="0.0400716" calcext:value-type="float">
            <text:p>0.0400716</text:p>
          </table:table-cell>
          <table:table-cell office:value-type="float" office:value="0.0130712" calcext:value-type="float">
            <text:p>0.0130712</text:p>
          </table:table-cell>
          <table:table-cell table:number-columns-repeated="9"/>
        </table:table-row>
        <table:table-row table:style-name="ro1">
          <table:table-cell office:value-type="float" office:value="120928" calcext:value-type="float">
            <text:p>120928</text:p>
          </table:table-cell>
          <table:table-cell office:value-type="float" office:value="0.0342172" calcext:value-type="float">
            <text:p>0.0342172</text:p>
          </table:table-cell>
          <table:table-cell office:value-type="float" office:value="0.0070658" calcext:value-type="float">
            <text:p>0.0070658</text:p>
          </table:table-cell>
          <table:table-cell table:number-columns-repeated="9"/>
        </table:table-row>
        <table:table-row table:style-name="ro1">
          <table:table-cell office:value-type="float" office:value="121224" calcext:value-type="float">
            <text:p>121224</text:p>
          </table:table-cell>
          <table:table-cell office:value-type="float" office:value="0.0343362" calcext:value-type="float">
            <text:p>0.0343362</text:p>
          </table:table-cell>
          <table:table-cell office:value-type="float" office:value="0.00810456" calcext:value-type="float">
            <text:p>0.00810456</text:p>
          </table:table-cell>
          <table:table-cell table:number-columns-repeated="9"/>
        </table:table-row>
        <table:table-row table:style-name="ro1">
          <table:table-cell office:value-type="float" office:value="121648" calcext:value-type="float">
            <text:p>121648</text:p>
          </table:table-cell>
          <table:table-cell office:value-type="float" office:value="0.0332329" calcext:value-type="float">
            <text:p>0.0332329</text:p>
          </table:table-cell>
          <table:table-cell office:value-type="float" office:value="0.00563667" calcext:value-type="float">
            <text:p>0.00563667</text:p>
          </table:table-cell>
          <table:table-cell table:number-columns-repeated="9"/>
        </table:table-row>
        <table:table-row table:style-name="ro1">
          <table:table-cell office:value-type="float" office:value="121368" calcext:value-type="float">
            <text:p>121368</text:p>
          </table:table-cell>
          <table:table-cell office:value-type="float" office:value="0.0349539" calcext:value-type="float">
            <text:p>0.0349539</text:p>
          </table:table-cell>
          <table:table-cell office:value-type="float" office:value="0.00792292" calcext:value-type="float">
            <text:p>0.00792292</text:p>
          </table:table-cell>
          <table:table-cell table:number-columns-repeated="9"/>
        </table:table-row>
        <table:table-row table:style-name="ro1">
          <table:table-cell office:value-type="float" office:value="122316" calcext:value-type="float">
            <text:p>122316</text:p>
          </table:table-cell>
          <table:table-cell office:value-type="float" office:value="0.038384" calcext:value-type="float">
            <text:p>0.038384</text:p>
          </table:table-cell>
          <table:table-cell office:value-type="float" office:value="0.0100834" calcext:value-type="float">
            <text:p>0.0100834</text:p>
          </table:table-cell>
          <table:table-cell table:number-columns-repeated="9"/>
        </table:table-row>
        <table:table-row table:style-name="ro1">
          <table:table-cell office:value-type="float" office:value="123300" calcext:value-type="float">
            <text:p>123300</text:p>
          </table:table-cell>
          <table:table-cell office:value-type="float" office:value="0.0331242" calcext:value-type="float">
            <text:p>0.0331242</text:p>
          </table:table-cell>
          <table:table-cell office:value-type="float" office:value="0.00579162" calcext:value-type="float">
            <text:p>0.00579162</text:p>
          </table:table-cell>
          <table:table-cell table:number-columns-repeated="9"/>
        </table:table-row>
        <table:table-row table:style-name="ro1">
          <table:table-cell office:value-type="float" office:value="126800" calcext:value-type="float">
            <text:p>126800</text:p>
          </table:table-cell>
          <table:table-cell office:value-type="float" office:value="0.0337439" calcext:value-type="float">
            <text:p>0.0337439</text:p>
          </table:table-cell>
          <table:table-cell office:value-type="float" office:value="0.00573053" calcext:value-type="float">
            <text:p>0.00573053</text:p>
          </table:table-cell>
          <table:table-cell table:number-columns-repeated="9"/>
        </table:table-row>
        <table:table-row table:style-name="ro1">
          <table:table-cell office:value-type="float" office:value="126852" calcext:value-type="float">
            <text:p>126852</text:p>
          </table:table-cell>
          <table:table-cell office:value-type="float" office:value="0.0286623" calcext:value-type="float">
            <text:p>0.0286623</text:p>
          </table:table-cell>
          <table:table-cell office:value-type="float" office:value="0.00112218" calcext:value-type="float">
            <text:p>0.00112218</text:p>
          </table:table-cell>
          <table:table-cell table:number-columns-repeated="9"/>
        </table:table-row>
        <table:table-row table:style-name="ro1">
          <table:table-cell office:value-type="float" office:value="126796" calcext:value-type="float">
            <text:p>126796</text:p>
          </table:table-cell>
          <table:table-cell office:value-type="float" office:value="0.0303638" calcext:value-type="float">
            <text:p>0.0303638</text:p>
          </table:table-cell>
          <table:table-cell office:value-type="float" office:value="0.00253393" calcext:value-type="float">
            <text:p>0.00253393</text:p>
          </table:table-cell>
          <table:table-cell table:number-columns-repeated="9"/>
        </table:table-row>
        <table:table-row table:style-name="ro1">
          <table:table-cell office:value-type="float" office:value="127656" calcext:value-type="float">
            <text:p>127656</text:p>
          </table:table-cell>
          <table:table-cell office:value-type="float" office:value="0.0323839" calcext:value-type="float">
            <text:p>0.0323839</text:p>
          </table:table-cell>
          <table:table-cell office:value-type="float" office:value="0.00529111" calcext:value-type="float">
            <text:p>0.00529111</text:p>
          </table:table-cell>
          <table:table-cell table:number-columns-repeated="9"/>
        </table:table-row>
        <table:table-row table:style-name="ro1">
          <table:table-cell office:value-type="float" office:value="127184" calcext:value-type="float">
            <text:p>127184</text:p>
          </table:table-cell>
          <table:table-cell office:value-type="float" office:value="0.0328211" calcext:value-type="float">
            <text:p>0.0328211</text:p>
          </table:table-cell>
          <table:table-cell office:value-type="float" office:value="0.00581181" calcext:value-type="float">
            <text:p>0.00581181</text:p>
          </table:table-cell>
          <table:table-cell table:number-columns-repeated="9"/>
        </table:table-row>
        <table:table-row table:style-name="ro1">
          <table:table-cell office:value-type="float" office:value="127056" calcext:value-type="float">
            <text:p>127056</text:p>
          </table:table-cell>
          <table:table-cell office:value-type="float" office:value="0.0312682" calcext:value-type="float">
            <text:p>0.0312682</text:p>
          </table:table-cell>
          <table:table-cell office:value-type="float" office:value="0.00423805" calcext:value-type="float">
            <text:p>0.00423805</text:p>
          </table:table-cell>
          <table:table-cell table:number-columns-repeated="9"/>
        </table:table-row>
        <table:table-row table:style-name="ro1">
          <table:table-cell office:value-type="float" office:value="127384" calcext:value-type="float">
            <text:p>127384</text:p>
          </table:table-cell>
          <table:table-cell office:value-type="float" office:value="0.0333904" calcext:value-type="float">
            <text:p>0.0333904</text:p>
          </table:table-cell>
          <table:table-cell office:value-type="float" office:value="0.00608971" calcext:value-type="float">
            <text:p>0.00608971</text:p>
          </table:table-cell>
          <table:table-cell table:number-columns-repeated="9"/>
        </table:table-row>
        <table:table-row table:style-name="ro1">
          <table:table-cell office:value-type="float" office:value="128732" calcext:value-type="float">
            <text:p>128732</text:p>
          </table:table-cell>
          <table:table-cell office:value-type="float" office:value="0.0330936" calcext:value-type="float">
            <text:p>0.0330936</text:p>
          </table:table-cell>
          <table:table-cell office:value-type="float" office:value="0.00557823" calcext:value-type="float">
            <text:p>0.00557823</text:p>
          </table:table-cell>
          <table:table-cell table:number-columns-repeated="9"/>
        </table:table-row>
        <table:table-row table:style-name="ro1">
          <table:table-cell office:value-type="float" office:value="128872" calcext:value-type="float">
            <text:p>128872</text:p>
          </table:table-cell>
          <table:table-cell office:value-type="float" office:value="0.0308932" calcext:value-type="float">
            <text:p>0.0308932</text:p>
          </table:table-cell>
          <table:table-cell office:value-type="float" office:value="0.00342253" calcext:value-type="float">
            <text:p>0.00342253</text:p>
          </table:table-cell>
          <table:table-cell table:number-columns-repeated="9"/>
        </table:table-row>
        <table:table-row table:style-name="ro1">
          <table:table-cell office:value-type="float" office:value="128752" calcext:value-type="float">
            <text:p>128752</text:p>
          </table:table-cell>
          <table:table-cell office:value-type="float" office:value="0.0361518" calcext:value-type="float">
            <text:p>0.0361518</text:p>
          </table:table-cell>
          <table:table-cell office:value-type="float" office:value="0.00934102" calcext:value-type="float">
            <text:p>0.00934102</text:p>
          </table:table-cell>
          <table:table-cell table:number-columns-repeated="9"/>
        </table:table-row>
        <table:table-row table:style-name="ro1">
          <table:table-cell office:value-type="float" office:value="128980" calcext:value-type="float">
            <text:p>128980</text:p>
          </table:table-cell>
          <table:table-cell office:value-type="float" office:value="0.0362391" calcext:value-type="float">
            <text:p>0.0362391</text:p>
          </table:table-cell>
          <table:table-cell office:value-type="float" office:value="0.00955584" calcext:value-type="float">
            <text:p>0.00955584</text:p>
          </table:table-cell>
          <table:table-cell table:number-columns-repeated="9"/>
        </table:table-row>
        <table:table-row table:style-name="ro1">
          <table:table-cell office:value-type="float" office:value="128420" calcext:value-type="float">
            <text:p>128420</text:p>
          </table:table-cell>
          <table:table-cell office:value-type="float" office:value="0.0368693" calcext:value-type="float">
            <text:p>0.0368693</text:p>
          </table:table-cell>
          <table:table-cell office:value-type="float" office:value="0.00799652" calcext:value-type="float">
            <text:p>0.00799652</text:p>
          </table:table-cell>
          <table:table-cell table:number-columns-repeated="9"/>
        </table:table-row>
        <table:table-row table:style-name="ro1">
          <table:table-cell office:value-type="float" office:value="128420" calcext:value-type="float">
            <text:p>128420</text:p>
          </table:table-cell>
          <table:table-cell office:value-type="float" office:value="0.0405457" calcext:value-type="float">
            <text:p>0.0405457</text:p>
          </table:table-cell>
          <table:table-cell office:value-type="float" office:value="0.00998117" calcext:value-type="float">
            <text:p>0.00998117</text:p>
          </table:table-cell>
          <table:table-cell table:number-columns-repeated="9"/>
        </table:table-row>
        <table:table-row table:style-name="ro1">
          <table:table-cell office:value-type="float" office:value="128124" calcext:value-type="float">
            <text:p>128124</text:p>
          </table:table-cell>
          <table:table-cell office:value-type="float" office:value="0.0311372" calcext:value-type="float">
            <text:p>0.0311372</text:p>
          </table:table-cell>
          <table:table-cell office:value-type="float" office:value="0.00357096" calcext:value-type="float">
            <text:p>0.00357096</text:p>
          </table:table-cell>
          <table:table-cell table:number-columns-repeated="9"/>
        </table:table-row>
        <table:table-row table:style-name="ro1">
          <table:table-cell office:value-type="float" office:value="129528" calcext:value-type="float">
            <text:p>129528</text:p>
          </table:table-cell>
          <table:table-cell office:value-type="float" office:value="0.0372316" calcext:value-type="float">
            <text:p>0.0372316</text:p>
          </table:table-cell>
          <table:table-cell office:value-type="float" office:value="0.00946307" calcext:value-type="float">
            <text:p>0.00946307</text:p>
          </table:table-cell>
          <table:table-cell table:number-columns-repeated="9"/>
        </table:table-row>
        <table:table-row table:style-name="ro1">
          <table:table-cell office:value-type="float" office:value="129876" calcext:value-type="float">
            <text:p>129876</text:p>
          </table:table-cell>
          <table:table-cell office:value-type="float" office:value="0.0338624" calcext:value-type="float">
            <text:p>0.0338624</text:p>
          </table:table-cell>
          <table:table-cell office:value-type="float" office:value="0.00681556" calcext:value-type="float">
            <text:p>0.00681556</text:p>
          </table:table-cell>
          <table:table-cell table:number-columns-repeated="9"/>
        </table:table-row>
        <table:table-row table:style-name="ro1">
          <table:table-cell office:value-type="float" office:value="129264" calcext:value-type="float">
            <text:p>129264</text:p>
          </table:table-cell>
          <table:table-cell office:value-type="float" office:value="0.0356645" calcext:value-type="float">
            <text:p>0.0356645</text:p>
          </table:table-cell>
          <table:table-cell office:value-type="float" office:value="0.00829521" calcext:value-type="float">
            <text:p>0.00829521</text:p>
          </table:table-cell>
          <table:table-cell table:number-columns-repeated="9"/>
        </table:table-row>
        <table:table-row table:style-name="ro1">
          <table:table-cell office:value-type="float" office:value="129240" calcext:value-type="float">
            <text:p>129240</text:p>
          </table:table-cell>
          <table:table-cell office:value-type="float" office:value="0.0356056" calcext:value-type="float">
            <text:p>0.0356056</text:p>
          </table:table-cell>
          <table:table-cell office:value-type="float" office:value="0.0083667" calcext:value-type="float">
            <text:p>0.0083667</text:p>
          </table:table-cell>
          <table:table-cell table:number-columns-repeated="9"/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0.0349711" calcext:value-type="float">
            <text:p>0.0349711</text:p>
          </table:table-cell>
          <table:table-cell office:value-type="float" office:value="0.00840395" calcext:value-type="float">
            <text:p>0.00840395</text:p>
          </table:table-cell>
          <table:table-cell table:number-columns-repeated="9"/>
        </table:table-row>
        <table:table-row table:style-name="ro1">
          <table:table-cell office:value-type="float" office:value="130772" calcext:value-type="float">
            <text:p>130772</text:p>
          </table:table-cell>
          <table:table-cell office:value-type="float" office:value="0.0349462" calcext:value-type="float">
            <text:p>0.0349462</text:p>
          </table:table-cell>
          <table:table-cell office:value-type="float" office:value="0.00802282" calcext:value-type="float">
            <text:p>0.00802282</text:p>
          </table:table-cell>
          <table:table-cell table:number-columns-repeated="9"/>
        </table:table-row>
        <table:table-row table:style-name="ro1">
          <table:table-cell office:value-type="float" office:value="130980" calcext:value-type="float">
            <text:p>130980</text:p>
          </table:table-cell>
          <table:table-cell office:value-type="float" office:value="0.0363442" calcext:value-type="float">
            <text:p>0.0363442</text:p>
          </table:table-cell>
          <table:table-cell office:value-type="float" office:value="0.00918035" calcext:value-type="float">
            <text:p>0.00918035</text:p>
          </table:table-cell>
          <table:table-cell table:number-columns-repeated="9"/>
        </table:table-row>
        <table:table-row table:style-name="ro1">
          <table:table-cell office:value-type="float" office:value="130272" calcext:value-type="float">
            <text:p>130272</text:p>
          </table:table-cell>
          <table:table-cell office:value-type="float" office:value="0.0332888" calcext:value-type="float">
            <text:p>0.0332888</text:p>
          </table:table-cell>
          <table:table-cell office:value-type="float" office:value="0.00619323" calcext:value-type="float">
            <text:p>0.00619323</text:p>
          </table:table-cell>
          <table:table-cell table:number-columns-repeated="9"/>
        </table:table-row>
        <table:table-row table:style-name="ro1">
          <table:table-cell office:value-type="float" office:value="132616" calcext:value-type="float">
            <text:p>132616</text:p>
          </table:table-cell>
          <table:table-cell office:value-type="float" office:value="0.0319615" calcext:value-type="float">
            <text:p>0.0319615</text:p>
          </table:table-cell>
          <table:table-cell office:value-type="float" office:value="0.0038786" calcext:value-type="float">
            <text:p>0.0038786</text:p>
          </table:table-cell>
          <table:table-cell table:number-columns-repeated="9"/>
        </table:table-row>
        <table:table-row table:style-name="ro1">
          <table:table-cell office:value-type="float" office:value="132984" calcext:value-type="float">
            <text:p>132984</text:p>
          </table:table-cell>
          <table:table-cell office:value-type="float" office:value="0.0315973" calcext:value-type="float">
            <text:p>0.0315973</text:p>
          </table:table-cell>
          <table:table-cell office:value-type="float" office:value="0.00447554" calcext:value-type="float">
            <text:p>0.00447554</text:p>
          </table:table-cell>
          <table:table-cell table:number-columns-repeated="9"/>
        </table:table-row>
        <table:table-row table:style-name="ro1">
          <table:table-cell office:value-type="float" office:value="132228" calcext:value-type="float">
            <text:p>132228</text:p>
          </table:table-cell>
          <table:table-cell office:value-type="float" office:value="0.0354703" calcext:value-type="float">
            <text:p>0.0354703</text:p>
          </table:table-cell>
          <table:table-cell office:value-type="float" office:value="0.00710607" calcext:value-type="float">
            <text:p>0.00710607</text:p>
          </table:table-cell>
          <table:table-cell table:number-columns-repeated="9"/>
        </table:table-row>
        <table:table-row table:style-name="ro1">
          <table:table-cell office:value-type="float" office:value="133672" calcext:value-type="float">
            <text:p>133672</text:p>
          </table:table-cell>
          <table:table-cell office:value-type="float" office:value="0.0338228" calcext:value-type="float">
            <text:p>0.0338228</text:p>
          </table:table-cell>
          <table:table-cell office:value-type="float" office:value="0.00652049" calcext:value-type="float">
            <text:p>0.00652049</text:p>
          </table:table-cell>
          <table:table-cell table:number-columns-repeated="9"/>
        </table:table-row>
        <table:table-row table:style-name="ro1">
          <table:table-cell office:value-type="float" office:value="133200" calcext:value-type="float">
            <text:p>133200</text:p>
          </table:table-cell>
          <table:table-cell office:value-type="float" office:value="0.0326187" calcext:value-type="float">
            <text:p>0.0326187</text:p>
          </table:table-cell>
          <table:table-cell office:value-type="float" office:value="0.00468624" calcext:value-type="float">
            <text:p>0.00468624</text:p>
          </table:table-cell>
          <table:table-cell table:number-columns-repeated="9"/>
        </table:table-row>
        <table:table-row table:style-name="ro1">
          <table:table-cell office:value-type="float" office:value="133676" calcext:value-type="float">
            <text:p>133676</text:p>
          </table:table-cell>
          <table:table-cell office:value-type="float" office:value="0.0296046" calcext:value-type="float">
            <text:p>0.0296046</text:p>
          </table:table-cell>
          <table:table-cell office:value-type="float" office:value="0.00182821" calcext:value-type="float">
            <text:p>0.00182821</text:p>
          </table:table-cell>
          <table:table-cell table:number-columns-repeated="9"/>
        </table:table-row>
        <table:table-row table:style-name="ro1">
          <table:table-cell office:value-type="float" office:value="133740" calcext:value-type="float">
            <text:p>133740</text:p>
          </table:table-cell>
          <table:table-cell office:value-type="float" office:value="0.0351971" calcext:value-type="float">
            <text:p>0.0351971</text:p>
          </table:table-cell>
          <table:table-cell office:value-type="float" office:value="0.00703093" calcext:value-type="float">
            <text:p>0.00703093</text:p>
          </table:table-cell>
          <table:table-cell table:number-columns-repeated="9"/>
        </table:table-row>
        <table:table-row table:style-name="ro1">
          <table:table-cell office:value-type="float" office:value="133260" calcext:value-type="float">
            <text:p>133260</text:p>
          </table:table-cell>
          <table:table-cell office:value-type="float" office:value="0.035141" calcext:value-type="float">
            <text:p>0.035141</text:p>
          </table:table-cell>
          <table:table-cell office:value-type="float" office:value="0.0087419" calcext:value-type="float">
            <text:p>0.0087419</text:p>
          </table:table-cell>
          <table:table-cell table:number-columns-repeated="9"/>
        </table:table-row>
        <table:table-row table:style-name="ro1">
          <table:table-cell office:value-type="float" office:value="133728" calcext:value-type="float">
            <text:p>133728</text:p>
          </table:table-cell>
          <table:table-cell office:value-type="float" office:value="0.033495" calcext:value-type="float">
            <text:p>0.033495</text:p>
          </table:table-cell>
          <table:table-cell office:value-type="float" office:value="0.00654494" calcext:value-type="float">
            <text:p>0.00654494</text:p>
          </table:table-cell>
          <table:table-cell table:number-columns-repeated="9"/>
        </table:table-row>
        <table:table-row table:style-name="ro1">
          <table:table-cell office:value-type="float" office:value="134184" calcext:value-type="float">
            <text:p>134184</text:p>
          </table:table-cell>
          <table:table-cell office:value-type="float" office:value="0.0318513" calcext:value-type="float">
            <text:p>0.0318513</text:p>
          </table:table-cell>
          <table:table-cell office:value-type="float" office:value="0.00444966" calcext:value-type="float">
            <text:p>0.00444966</text:p>
          </table:table-cell>
          <table:table-cell table:number-columns-repeated="9"/>
        </table:table-row>
        <table:table-row table:style-name="ro1">
          <table:table-cell office:value-type="float" office:value="134804" calcext:value-type="float">
            <text:p>134804</text:p>
          </table:table-cell>
          <table:table-cell office:value-type="float" office:value="0.0374047" calcext:value-type="float">
            <text:p>0.0374047</text:p>
          </table:table-cell>
          <table:table-cell office:value-type="float" office:value="0.00950693" calcext:value-type="float">
            <text:p>0.00950693</text:p>
          </table:table-cell>
          <table:table-cell table:number-columns-repeated="9"/>
        </table:table-row>
        <table:table-row table:style-name="ro1">
          <table:table-cell office:value-type="float" office:value="134224" calcext:value-type="float">
            <text:p>134224</text:p>
          </table:table-cell>
          <table:table-cell office:value-type="float" office:value="0.0334263" calcext:value-type="float">
            <text:p>0.0334263</text:p>
          </table:table-cell>
          <table:table-cell office:value-type="float" office:value="0.00595023" calcext:value-type="float">
            <text:p>0.00595023</text:p>
          </table:table-cell>
          <table:table-cell table:number-columns-repeated="9"/>
        </table:table-row>
        <table:table-row table:style-name="ro1">
          <table:table-cell office:value-type="float" office:value="134524" calcext:value-type="float">
            <text:p>134524</text:p>
          </table:table-cell>
          <table:table-cell office:value-type="float" office:value="0.0328688" calcext:value-type="float">
            <text:p>0.0328688</text:p>
          </table:table-cell>
          <table:table-cell office:value-type="float" office:value="0.00567444" calcext:value-type="float">
            <text:p>0.00567444</text:p>
          </table:table-cell>
          <table:table-cell table:number-columns-repeated="9"/>
        </table:table-row>
        <table:table-row table:style-name="ro1">
          <table:table-cell office:value-type="float" office:value="134904" calcext:value-type="float">
            <text:p>134904</text:p>
          </table:table-cell>
          <table:table-cell office:value-type="float" office:value="0.0328783" calcext:value-type="float">
            <text:p>0.0328783</text:p>
          </table:table-cell>
          <table:table-cell office:value-type="float" office:value="0.00535207" calcext:value-type="float">
            <text:p>0.00535207</text:p>
          </table:table-cell>
          <table:table-cell table:number-columns-repeated="9"/>
        </table:table-row>
        <table:table-row table:style-name="ro1">
          <table:table-cell office:value-type="float" office:value="135336" calcext:value-type="float">
            <text:p>135336</text:p>
          </table:table-cell>
          <table:table-cell office:value-type="float" office:value="0.0316825" calcext:value-type="float">
            <text:p>0.0316825</text:p>
          </table:table-cell>
          <table:table-cell office:value-type="float" office:value="0.00765074" calcext:value-type="float">
            <text:p>0.00765074</text:p>
          </table:table-cell>
          <table:table-cell table:number-columns-repeated="9"/>
        </table:table-row>
        <table:table-row table:style-name="ro1">
          <table:table-cell office:value-type="float" office:value="135828" calcext:value-type="float">
            <text:p>135828</text:p>
          </table:table-cell>
          <table:table-cell office:value-type="float" office:value="0.0429246" calcext:value-type="float">
            <text:p>0.0429246</text:p>
          </table:table-cell>
          <table:table-cell office:value-type="float" office:value="0.0146477" calcext:value-type="float">
            <text:p>0.0146477</text:p>
          </table:table-cell>
          <table:table-cell table:number-columns-repeated="9"/>
        </table:table-row>
        <table:table-row table:style-name="ro1">
          <table:table-cell office:value-type="float" office:value="137832" calcext:value-type="float">
            <text:p>137832</text:p>
          </table:table-cell>
          <table:table-cell office:value-type="float" office:value="0.0308045" calcext:value-type="float">
            <text:p>0.0308045</text:p>
          </table:table-cell>
          <table:table-cell office:value-type="float" office:value="0.00310261" calcext:value-type="float">
            <text:p>0.00310261</text:p>
          </table:table-cell>
          <table:table-cell table:number-columns-repeated="9"/>
        </table:table-row>
        <table:table-row table:style-name="ro1">
          <table:table-cell office:value-type="float" office:value="137396" calcext:value-type="float">
            <text:p>137396</text:p>
          </table:table-cell>
          <table:table-cell office:value-type="float" office:value="0.0390817" calcext:value-type="float">
            <text:p>0.0390817</text:p>
          </table:table-cell>
          <table:table-cell office:value-type="float" office:value="0.0121303" calcext:value-type="float">
            <text:p>0.0121303</text:p>
          </table:table-cell>
          <table:table-cell table:number-columns-repeated="9"/>
        </table:table-row>
        <table:table-row table:style-name="ro1">
          <table:table-cell office:value-type="float" office:value="137704" calcext:value-type="float">
            <text:p>137704</text:p>
          </table:table-cell>
          <table:table-cell office:value-type="float" office:value="0.035159" calcext:value-type="float">
            <text:p>0.035159</text:p>
          </table:table-cell>
          <table:table-cell office:value-type="float" office:value="0.00868256" calcext:value-type="float">
            <text:p>0.00868256</text:p>
          </table:table-cell>
          <table:table-cell table:number-columns-repeated="9"/>
        </table:table-row>
        <table:table-row table:style-name="ro1">
          <table:table-cell office:value-type="float" office:value="137948" calcext:value-type="float">
            <text:p>137948</text:p>
          </table:table-cell>
          <table:table-cell office:value-type="float" office:value="0.0365679" calcext:value-type="float">
            <text:p>0.0365679</text:p>
          </table:table-cell>
          <table:table-cell office:value-type="float" office:value="0.00964756" calcext:value-type="float">
            <text:p>0.00964756</text:p>
          </table:table-cell>
          <table:table-cell table:number-columns-repeated="9"/>
        </table:table-row>
        <table:table-row table:style-name="ro1">
          <table:table-cell office:value-type="float" office:value="138116" calcext:value-type="float">
            <text:p>138116</text:p>
          </table:table-cell>
          <table:table-cell office:value-type="float" office:value="0.0375482" calcext:value-type="float">
            <text:p>0.0375482</text:p>
          </table:table-cell>
          <table:table-cell office:value-type="float" office:value="0.0109794" calcext:value-type="float">
            <text:p>0.0109794</text:p>
          </table:table-cell>
          <table:table-cell table:number-columns-repeated="9"/>
        </table:table-row>
        <table:table-row table:style-name="ro1">
          <table:table-cell office:value-type="float" office:value="139848" calcext:value-type="float">
            <text:p>139848</text:p>
          </table:table-cell>
          <table:table-cell office:value-type="float" office:value="0.0331727" calcext:value-type="float">
            <text:p>0.0331727</text:p>
          </table:table-cell>
          <table:table-cell office:value-type="float" office:value="0.0052891" calcext:value-type="float">
            <text:p>0.0052891</text:p>
          </table:table-cell>
          <table:table-cell table:number-columns-repeated="9"/>
        </table:table-row>
        <table:table-row table:style-name="ro1">
          <table:table-cell office:value-type="float" office:value="140764" calcext:value-type="float">
            <text:p>140764</text:p>
          </table:table-cell>
          <table:table-cell office:value-type="float" office:value="0.037122" calcext:value-type="float">
            <text:p>0.037122</text:p>
          </table:table-cell>
          <table:table-cell office:value-type="float" office:value="0.0104852" calcext:value-type="float">
            <text:p>0.0104852</text:p>
          </table:table-cell>
          <table:table-cell table:number-columns-repeated="9"/>
        </table:table-row>
        <table:table-row table:style-name="ro1">
          <table:table-cell office:value-type="float" office:value="142280" calcext:value-type="float">
            <text:p>142280</text:p>
          </table:table-cell>
          <table:table-cell office:value-type="float" office:value="0.0360147" calcext:value-type="float">
            <text:p>0.0360147</text:p>
          </table:table-cell>
          <table:table-cell office:value-type="float" office:value="0.00856569" calcext:value-type="float">
            <text:p>0.00856569</text:p>
          </table:table-cell>
          <table:table-cell table:number-columns-repeated="9"/>
        </table:table-row>
        <table:table-row table:style-name="ro1">
          <table:table-cell office:value-type="float" office:value="143516" calcext:value-type="float">
            <text:p>143516</text:p>
          </table:table-cell>
          <table:table-cell office:value-type="float" office:value="0.0344489" calcext:value-type="float">
            <text:p>0.0344489</text:p>
          </table:table-cell>
          <table:table-cell office:value-type="float" office:value="0.00829244" calcext:value-type="float">
            <text:p>0.00829244</text:p>
          </table:table-cell>
          <table:table-cell table:number-columns-repeated="9"/>
        </table:table-row>
        <table:table-row table:style-name="ro1">
          <table:table-cell office:value-type="float" office:value="143520" calcext:value-type="float">
            <text:p>143520</text:p>
          </table:table-cell>
          <table:table-cell office:value-type="float" office:value="0.0353312" calcext:value-type="float">
            <text:p>0.0353312</text:p>
          </table:table-cell>
          <table:table-cell office:value-type="float" office:value="0.00813622" calcext:value-type="float">
            <text:p>0.00813622</text:p>
          </table:table-cell>
          <table:table-cell table:number-columns-repeated="9"/>
        </table:table-row>
        <table:table-row table:style-name="ro1">
          <table:table-cell office:value-type="float" office:value="144304" calcext:value-type="float">
            <text:p>144304</text:p>
          </table:table-cell>
          <table:table-cell office:value-type="float" office:value="0.0353766" calcext:value-type="float">
            <text:p>0.0353766</text:p>
          </table:table-cell>
          <table:table-cell office:value-type="float" office:value="0.00795923" calcext:value-type="float">
            <text:p>0.00795923</text:p>
          </table:table-cell>
          <table:table-cell table:number-columns-repeated="9"/>
        </table:table-row>
        <table:table-row table:style-name="ro1">
          <table:table-cell office:value-type="float" office:value="144712" calcext:value-type="float">
            <text:p>144712</text:p>
          </table:table-cell>
          <table:table-cell office:value-type="float" office:value="0.0345086" calcext:value-type="float">
            <text:p>0.0345086</text:p>
          </table:table-cell>
          <table:table-cell office:value-type="float" office:value="0.00732532" calcext:value-type="float">
            <text:p>0.00732532</text:p>
          </table:table-cell>
          <table:table-cell table:number-columns-repeated="9"/>
        </table:table-row>
        <table:table-row table:style-name="ro1">
          <table:table-cell office:value-type="float" office:value="145448" calcext:value-type="float">
            <text:p>145448</text:p>
          </table:table-cell>
          <table:table-cell office:value-type="float" office:value="0.00797254" calcext:value-type="float">
            <text:p>0.00797254</text:p>
          </table:table-cell>
          <table:table-cell office:value-type="float" office:value="0.00799565" calcext:value-type="float">
            <text:p>0.00799565</text:p>
          </table:table-cell>
          <table:table-cell table:number-columns-repeated="9"/>
        </table:table-row>
        <table:table-row table:style-name="ro1">
          <table:table-cell office:value-type="float" office:value="145772" calcext:value-type="float">
            <text:p>145772</text:p>
          </table:table-cell>
          <table:table-cell office:value-type="float" office:value="0.0409042" calcext:value-type="float">
            <text:p>0.0409042</text:p>
          </table:table-cell>
          <table:table-cell office:value-type="float" office:value="0.013034" calcext:value-type="float">
            <text:p>0.013034</text:p>
          </table:table-cell>
          <table:table-cell table:number-columns-repeated="9"/>
        </table:table-row>
        <table:table-row table:style-name="ro1">
          <table:table-cell office:value-type="float" office:value="145860" calcext:value-type="float">
            <text:p>145860</text:p>
          </table:table-cell>
          <table:table-cell office:value-type="float" office:value="0.00497023" calcext:value-type="float">
            <text:p>0.00497023</text:p>
          </table:table-cell>
          <table:table-cell office:value-type="float" office:value="0.00493283" calcext:value-type="float">
            <text:p>0.00493283</text:p>
          </table:table-cell>
          <table:table-cell table:number-columns-repeated="9"/>
        </table:table-row>
        <table:table-row table:style-name="ro1">
          <table:table-cell office:value-type="float" office:value="145352" calcext:value-type="float">
            <text:p>145352</text:p>
          </table:table-cell>
          <table:table-cell office:value-type="float" office:value="0.0344634" calcext:value-type="float">
            <text:p>0.0344634</text:p>
          </table:table-cell>
          <table:table-cell office:value-type="float" office:value="0.00724853" calcext:value-type="float">
            <text:p>0.00724853</text:p>
          </table:table-cell>
          <table:table-cell table:number-columns-repeated="9"/>
        </table:table-row>
        <table:table-row table:style-name="ro1">
          <table:table-cell office:value-type="float" office:value="146600" calcext:value-type="float">
            <text:p>146600</text:p>
          </table:table-cell>
          <table:table-cell office:value-type="float" office:value="0.0322113" calcext:value-type="float">
            <text:p>0.0322113</text:p>
          </table:table-cell>
          <table:table-cell office:value-type="float" office:value="0.00593671" calcext:value-type="float">
            <text:p>0.00593671</text:p>
          </table:table-cell>
          <table:table-cell table:number-columns-repeated="9"/>
        </table:table-row>
        <table:table-row table:style-name="ro1">
          <table:table-cell office:value-type="float" office:value="146532" calcext:value-type="float">
            <text:p>146532</text:p>
          </table:table-cell>
          <table:table-cell office:value-type="float" office:value="0.0344936" calcext:value-type="float">
            <text:p>0.0344936</text:p>
          </table:table-cell>
          <table:table-cell office:value-type="float" office:value="0.00742333" calcext:value-type="float">
            <text:p>0.00742333</text:p>
          </table:table-cell>
          <table:table-cell table:number-columns-repeated="9"/>
        </table:table-row>
        <table:table-row table:style-name="ro1">
          <table:table-cell office:value-type="float" office:value="147152" calcext:value-type="float">
            <text:p>147152</text:p>
          </table:table-cell>
          <table:table-cell office:value-type="float" office:value="0.0337468" calcext:value-type="float">
            <text:p>0.0337468</text:p>
          </table:table-cell>
          <table:table-cell office:value-type="float" office:value="0.00678564" calcext:value-type="float">
            <text:p>0.00678564</text:p>
          </table:table-cell>
          <table:table-cell table:number-columns-repeated="9"/>
        </table:table-row>
        <table:table-row table:style-name="ro1">
          <table:table-cell office:value-type="float" office:value="149236" calcext:value-type="float">
            <text:p>149236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0162237" calcext:value-type="float">
            <text:p>0.00162237</text:p>
          </table:table-cell>
          <table:table-cell table:number-columns-repeated="9"/>
        </table:table-row>
        <table:table-row table:style-name="ro1">
          <table:table-cell office:value-type="float" office:value="149436" calcext:value-type="float">
            <text:p>149436</text:p>
          </table:table-cell>
          <table:table-cell office:value-type="float" office:value="0.0341274" calcext:value-type="float">
            <text:p>0.0341274</text:p>
          </table:table-cell>
          <table:table-cell office:value-type="float" office:value="0.00656443" calcext:value-type="float">
            <text:p>0.00656443</text:p>
          </table:table-cell>
          <table:table-cell table:number-columns-repeated="9"/>
        </table:table-row>
        <table:table-row table:style-name="ro1">
          <table:table-cell office:value-type="float" office:value="150260" calcext:value-type="float">
            <text:p>150260</text:p>
          </table:table-cell>
          <table:table-cell office:value-type="float" office:value="0.0338584" calcext:value-type="float">
            <text:p>0.0338584</text:p>
          </table:table-cell>
          <table:table-cell office:value-type="float" office:value="0.00677977" calcext:value-type="float">
            <text:p>0.00677977</text:p>
          </table:table-cell>
          <table:table-cell table:number-columns-repeated="9"/>
        </table:table-row>
        <table:table-row table:style-name="ro1">
          <table:table-cell office:value-type="float" office:value="150596" calcext:value-type="float">
            <text:p>150596</text:p>
          </table:table-cell>
          <table:table-cell office:value-type="float" office:value="0.0387207" calcext:value-type="float">
            <text:p>0.0387207</text:p>
          </table:table-cell>
          <table:table-cell office:value-type="float" office:value="0.0109512" calcext:value-type="float">
            <text:p>0.0109512</text:p>
          </table:table-cell>
          <table:table-cell table:number-columns-repeated="9"/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float" office:value="0.0373463" calcext:value-type="float">
            <text:p>0.0373463</text:p>
          </table:table-cell>
          <table:table-cell office:value-type="float" office:value="0.011063" calcext:value-type="float">
            <text:p>0.011063</text:p>
          </table:table-cell>
          <table:table-cell table:number-columns-repeated="9"/>
        </table:table-row>
        <table:table-row table:style-name="ro1">
          <table:table-cell office:value-type="float" office:value="150428" calcext:value-type="float">
            <text:p>150428</text:p>
          </table:table-cell>
          <table:table-cell office:value-type="float" office:value="0.0331786" calcext:value-type="float">
            <text:p>0.0331786</text:p>
          </table:table-cell>
          <table:table-cell office:value-type="float" office:value="0.00614849" calcext:value-type="float">
            <text:p>0.00614849</text:p>
          </table:table-cell>
          <table:table-cell table:number-columns-repeated="9"/>
        </table:table-row>
        <table:table-row table:style-name="ro1">
          <table:table-cell office:value-type="float" office:value="151584" calcext:value-type="float">
            <text:p>151584</text:p>
          </table:table-cell>
          <table:table-cell office:value-type="float" office:value="0.0273142" calcext:value-type="float">
            <text:p>0.0273142</text:p>
          </table:table-cell>
          <table:table-cell table:style-name="ce1" office:value-type="float" office:value="0.0000206298" calcext:value-type="float">
            <text:p>2.06E-05</text:p>
          </table:table-cell>
          <table:table-cell table:number-columns-repeated="9"/>
        </table:table-row>
        <table:table-row table:style-name="ro1">
          <table:table-cell office:value-type="float" office:value="151984" calcext:value-type="float">
            <text:p>151984</text:p>
          </table:table-cell>
          <table:table-cell office:value-type="float" office:value="0.0279353" calcext:value-type="float">
            <text:p>0.0279353</text:p>
          </table:table-cell>
          <table:table-cell office:value-type="float" office:value="0.000358293" calcext:value-type="float">
            <text:p>0.000358293</text:p>
          </table:table-cell>
          <table:table-cell table:number-columns-repeated="9"/>
        </table:table-row>
        <table:table-row table:style-name="ro1">
          <table:table-cell office:value-type="float" office:value="151508" calcext:value-type="float">
            <text:p>151508</text:p>
          </table:table-cell>
          <table:table-cell office:value-type="float" office:value="0.0355231" calcext:value-type="float">
            <text:p>0.0355231</text:p>
          </table:table-cell>
          <table:table-cell office:value-type="float" office:value="0.00759179" calcext:value-type="float">
            <text:p>0.00759179</text:p>
          </table:table-cell>
          <table:table-cell table:number-columns-repeated="9"/>
        </table:table-row>
        <table:table-row table:style-name="ro1">
          <table:table-cell office:value-type="float" office:value="151132" calcext:value-type="float">
            <text:p>151132</text:p>
          </table:table-cell>
          <table:table-cell office:value-type="float" office:value="0.00723586" calcext:value-type="float">
            <text:p>0.00723586</text:p>
          </table:table-cell>
          <table:table-cell office:value-type="float" office:value="0.00779316" calcext:value-type="float">
            <text:p>0.00779316</text:p>
          </table:table-cell>
          <table:table-cell table:number-columns-repeated="9"/>
        </table:table-row>
        <table:table-row table:style-name="ro1">
          <table:table-cell office:value-type="float" office:value="151172" calcext:value-type="float">
            <text:p>151172</text:p>
          </table:table-cell>
          <table:table-cell office:value-type="float" office:value="0.0292638" calcext:value-type="float">
            <text:p>0.0292638</text:p>
          </table:table-cell>
          <table:table-cell office:value-type="float" office:value="0.00240666" calcext:value-type="float">
            <text:p>0.00240666</text:p>
          </table:table-cell>
          <table:table-cell table:number-columns-repeated="9"/>
        </table:table-row>
        <table:table-row table:style-name="ro1">
          <table:table-cell office:value-type="float" office:value="153292" calcext:value-type="float">
            <text:p>153292</text:p>
          </table:table-cell>
          <table:table-cell office:value-type="float" office:value="0.0361849" calcext:value-type="float">
            <text:p>0.0361849</text:p>
          </table:table-cell>
          <table:table-cell office:value-type="float" office:value="0.00876019" calcext:value-type="float">
            <text:p>0.00876019</text:p>
          </table:table-cell>
          <table:table-cell table:number-columns-repeated="9"/>
        </table:table-row>
        <table:table-row table:style-name="ro1">
          <table:table-cell office:value-type="float" office:value="153928" calcext:value-type="float">
            <text:p>153928</text:p>
          </table:table-cell>
          <table:table-cell office:value-type="float" office:value="0.0289967" calcext:value-type="float">
            <text:p>0.0289967</text:p>
          </table:table-cell>
          <table:table-cell office:value-type="float" office:value="0.00181086" calcext:value-type="float">
            <text:p>0.00181086</text:p>
          </table:table-cell>
          <table:table-cell table:number-columns-repeated="9"/>
        </table:table-row>
        <table:table-row table:style-name="ro1">
          <table:table-cell office:value-type="float" office:value="154392" calcext:value-type="float">
            <text:p>154392</text:p>
          </table:table-cell>
          <table:table-cell office:value-type="float" office:value="0.0295686" calcext:value-type="float">
            <text:p>0.0295686</text:p>
          </table:table-cell>
          <table:table-cell office:value-type="float" office:value="0.0022093" calcext:value-type="float">
            <text:p>0.0022093</text:p>
          </table:table-cell>
          <table:table-cell table:number-columns-repeated="9"/>
        </table:table-row>
        <table:table-row table:style-name="ro1">
          <table:table-cell office:value-type="float" office:value="154388" calcext:value-type="float">
            <text:p>154388</text:p>
          </table:table-cell>
          <table:table-cell office:value-type="float" office:value="0.038841" calcext:value-type="float">
            <text:p>0.038841</text:p>
          </table:table-cell>
          <table:table-cell office:value-type="float" office:value="0.0114748" calcext:value-type="float">
            <text:p>0.0114748</text:p>
          </table:table-cell>
          <table:table-cell table:number-columns-repeated="9"/>
        </table:table-row>
        <table:table-row table:style-name="ro1">
          <table:table-cell office:value-type="float" office:value="154752" calcext:value-type="float">
            <text:p>154752</text:p>
          </table:table-cell>
          <table:table-cell office:value-type="float" office:value="0.0368752" calcext:value-type="float">
            <text:p>0.0368752</text:p>
          </table:table-cell>
          <table:table-cell office:value-type="float" office:value="0.00882454" calcext:value-type="float">
            <text:p>0.00882454</text:p>
          </table:table-cell>
          <table:table-cell table:number-columns-repeated="9"/>
        </table:table-row>
        <table:table-row table:style-name="ro1">
          <table:table-cell office:value-type="float" office:value="155284" calcext:value-type="float">
            <text:p>155284</text:p>
          </table:table-cell>
          <table:table-cell office:value-type="float" office:value="0.0340088" calcext:value-type="float">
            <text:p>0.0340088</text:p>
          </table:table-cell>
          <table:table-cell office:value-type="float" office:value="0.00683196" calcext:value-type="float">
            <text:p>0.00683196</text:p>
          </table:table-cell>
          <table:table-cell table:number-columns-repeated="9"/>
        </table:table-row>
        <table:table-row table:style-name="ro1">
          <table:table-cell office:value-type="float" office:value="155716" calcext:value-type="float">
            <text:p>155716</text:p>
          </table:table-cell>
          <table:table-cell office:value-type="float" office:value="0.0367381" calcext:value-type="float">
            <text:p>0.0367381</text:p>
          </table:table-cell>
          <table:table-cell office:value-type="float" office:value="0.00939795" calcext:value-type="float">
            <text:p>0.00939795</text:p>
          </table:table-cell>
          <table:table-cell table:number-columns-repeated="9"/>
        </table:table-row>
        <table:table-row table:style-name="ro1">
          <table:table-cell office:value-type="float" office:value="158072" calcext:value-type="float">
            <text:p>158072</text:p>
          </table:table-cell>
          <table:table-cell office:value-type="float" office:value="0.0372839" calcext:value-type="float">
            <text:p>0.0372839</text:p>
          </table:table-cell>
          <table:table-cell office:value-type="float" office:value="0.0102984" calcext:value-type="float">
            <text:p>0.0102984</text:p>
          </table:table-cell>
          <table:table-cell table:number-columns-repeated="9"/>
        </table:table-row>
        <table:table-row table:style-name="ro1">
          <table:table-cell office:value-type="float" office:value="159732" calcext:value-type="float">
            <text:p>159732</text:p>
          </table:table-cell>
          <table:table-cell office:value-type="float" office:value="0.0369596" calcext:value-type="float">
            <text:p>0.0369596</text:p>
          </table:table-cell>
          <table:table-cell office:value-type="float" office:value="0.0088947" calcext:value-type="float">
            <text:p>0.0088947</text:p>
          </table:table-cell>
          <table:table-cell table:number-columns-repeated="9"/>
        </table:table-row>
        <table:table-row table:style-name="ro1">
          <table:table-cell office:value-type="float" office:value="159760" calcext:value-type="float">
            <text:p>159760</text:p>
          </table:table-cell>
          <table:table-cell office:value-type="float" office:value="0.0318645" calcext:value-type="float">
            <text:p>0.0318645</text:p>
          </table:table-cell>
          <table:table-cell office:value-type="float" office:value="0.00437631" calcext:value-type="float">
            <text:p>0.00437631</text:p>
          </table:table-cell>
          <table:table-cell table:number-columns-repeated="9"/>
        </table:table-row>
        <table:table-row table:style-name="ro1">
          <table:table-cell office:value-type="float" office:value="159972" calcext:value-type="float">
            <text:p>159972</text:p>
          </table:table-cell>
          <table:table-cell office:value-type="float" office:value="0.0280297" calcext:value-type="float">
            <text:p>0.0280297</text:p>
          </table:table-cell>
          <table:table-cell office:value-type="float" office:value="0.000655202" calcext:value-type="float">
            <text:p>0.000655202</text:p>
          </table:table-cell>
          <table:table-cell table:number-columns-repeated="9"/>
        </table:table-row>
        <table:table-row table:style-name="ro1">
          <table:table-cell office:value-type="float" office:value="159244" calcext:value-type="float">
            <text:p>159244</text:p>
          </table:table-cell>
          <table:table-cell office:value-type="float" office:value="0.0341778" calcext:value-type="float">
            <text:p>0.0341778</text:p>
          </table:table-cell>
          <table:table-cell office:value-type="float" office:value="0.00691906" calcext:value-type="float">
            <text:p>0.00691906</text:p>
          </table:table-cell>
          <table:table-cell table:number-columns-repeated="9"/>
        </table:table-row>
        <table:table-row table:style-name="ro1">
          <table:table-cell office:value-type="float" office:value="159848" calcext:value-type="float">
            <text:p>159848</text:p>
          </table:table-cell>
          <table:table-cell office:value-type="float" office:value="0.0379669" calcext:value-type="float">
            <text:p>0.0379669</text:p>
          </table:table-cell>
          <table:table-cell office:value-type="float" office:value="0.0106743" calcext:value-type="float">
            <text:p>0.0106743</text:p>
          </table:table-cell>
          <table:table-cell table:number-columns-repeated="9"/>
        </table:table-row>
        <table:table-row table:style-name="ro1">
          <table:table-cell office:value-type="float" office:value="159052" calcext:value-type="float">
            <text:p>159052</text:p>
          </table:table-cell>
          <table:table-cell office:value-type="float" office:value="0.032403" calcext:value-type="float">
            <text:p>0.032403</text:p>
          </table:table-cell>
          <table:table-cell office:value-type="float" office:value="0.00479514" calcext:value-type="float">
            <text:p>0.00479514</text:p>
          </table:table-cell>
          <table:table-cell table:number-columns-repeated="9"/>
        </table:table-row>
        <table:table-row table:style-name="ro1">
          <table:table-cell office:value-type="float" office:value="159424" calcext:value-type="float">
            <text:p>159424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0.00495168" calcext:value-type="float">
            <text:p>0.00495168</text:p>
          </table:table-cell>
          <table:table-cell table:number-columns-repeated="9"/>
        </table:table-row>
        <table:table-row table:style-name="ro1">
          <table:table-cell office:value-type="float" office:value="159092" calcext:value-type="float">
            <text:p>159092</text:p>
          </table:table-cell>
          <table:table-cell office:value-type="float" office:value="0.0343368" calcext:value-type="float">
            <text:p>0.0343368</text:p>
          </table:table-cell>
          <table:table-cell office:value-type="float" office:value="0.00727433" calcext:value-type="float">
            <text:p>0.00727433</text:p>
          </table:table-cell>
          <table:table-cell table:number-columns-repeated="9"/>
        </table:table-row>
        <table:table-row table:style-name="ro1">
          <table:table-cell office:value-type="float" office:value="159768" calcext:value-type="float">
            <text:p>159768</text:p>
          </table:table-cell>
          <table:table-cell office:value-type="float" office:value="0.0314714" calcext:value-type="float">
            <text:p>0.0314714</text:p>
          </table:table-cell>
          <table:table-cell office:value-type="float" office:value="0.0048045" calcext:value-type="float">
            <text:p>0.0048045</text:p>
          </table:table-cell>
          <table:table-cell table:number-columns-repeated="9"/>
        </table:table-row>
        <table:table-row table:style-name="ro1">
          <table:table-cell office:value-type="float" office:value="159948" calcext:value-type="float">
            <text:p>159948</text:p>
          </table:table-cell>
          <table:table-cell office:value-type="float" office:value="0.0355551" calcext:value-type="float">
            <text:p>0.0355551</text:p>
          </table:table-cell>
          <table:table-cell office:value-type="float" office:value="0.00840001" calcext:value-type="float">
            <text:p>0.00840001</text:p>
          </table:table-cell>
          <table:table-cell table:number-columns-repeated="9"/>
        </table:table-row>
        <table:table-row table:style-name="ro1">
          <table:table-cell office:value-type="float" office:value="160732" calcext:value-type="float">
            <text:p>160732</text:p>
          </table:table-cell>
          <table:table-cell office:value-type="float" office:value="0.0340031" calcext:value-type="float">
            <text:p>0.0340031</text:p>
          </table:table-cell>
          <table:table-cell office:value-type="float" office:value="0.00719637" calcext:value-type="float">
            <text:p>0.00719637</text:p>
          </table:table-cell>
          <table:table-cell table:number-columns-repeated="9"/>
        </table:table-row>
        <table:table-row table:style-name="ro1">
          <table:table-cell office:value-type="float" office:value="160940" calcext:value-type="float">
            <text:p>160940</text:p>
          </table:table-cell>
          <table:table-cell office:value-type="float" office:value="0.0370055" calcext:value-type="float">
            <text:p>0.0370055</text:p>
          </table:table-cell>
          <table:table-cell office:value-type="float" office:value="0.0105576" calcext:value-type="float">
            <text:p>0.0105576</text:p>
          </table:table-cell>
          <table:table-cell table:number-columns-repeated="9"/>
        </table:table-row>
        <table:table-row table:style-name="ro1">
          <table:table-cell office:value-type="float" office:value="160692" calcext:value-type="float">
            <text:p>160692</text:p>
          </table:table-cell>
          <table:table-cell office:value-type="float" office:value="0.0346976" calcext:value-type="float">
            <text:p>0.0346976</text:p>
          </table:table-cell>
          <table:table-cell office:value-type="float" office:value="0.00778625" calcext:value-type="float">
            <text:p>0.00778625</text:p>
          </table:table-cell>
          <table:table-cell table:number-columns-repeated="9"/>
        </table:table-row>
        <table:table-row table:style-name="ro1">
          <table:table-cell office:value-type="float" office:value="161832" calcext:value-type="float">
            <text:p>161832</text:p>
          </table:table-cell>
          <table:table-cell office:value-type="float" office:value="0.033116" calcext:value-type="float">
            <text:p>0.033116</text:p>
          </table:table-cell>
          <table:table-cell office:value-type="float" office:value="0.00584525" calcext:value-type="float">
            <text:p>0.00584525</text:p>
          </table:table-cell>
          <table:table-cell table:number-columns-repeated="9"/>
        </table:table-row>
        <table:table-row table:style-name="ro1">
          <table:table-cell office:value-type="float" office:value="161328" calcext:value-type="float">
            <text:p>161328</text:p>
          </table:table-cell>
          <table:table-cell office:value-type="float" office:value="0.0367538" calcext:value-type="float">
            <text:p>0.0367538</text:p>
          </table:table-cell>
          <table:table-cell office:value-type="float" office:value="0.00964471" calcext:value-type="float">
            <text:p>0.00964471</text:p>
          </table:table-cell>
          <table:table-cell table:number-columns-repeated="9"/>
        </table:table-row>
        <table:table-row table:style-name="ro1">
          <table:table-cell office:value-type="float" office:value="161700" calcext:value-type="float">
            <text:p>161700</text:p>
          </table:table-cell>
          <table:table-cell office:value-type="float" office:value="0.0293772" calcext:value-type="float">
            <text:p>0.0293772</text:p>
          </table:table-cell>
          <table:table-cell office:value-type="float" office:value="0.0020179" calcext:value-type="float">
            <text:p>0.0020179</text:p>
          </table:table-cell>
          <table:table-cell table:number-columns-repeated="9"/>
        </table:table-row>
        <table:table-row table:style-name="ro1">
          <table:table-cell office:value-type="float" office:value="161692" calcext:value-type="float">
            <text:p>161692</text:p>
          </table:table-cell>
          <table:table-cell office:value-type="float" office:value="0.0359232" calcext:value-type="float">
            <text:p>0.0359232</text:p>
          </table:table-cell>
          <table:table-cell office:value-type="float" office:value="0.0086231" calcext:value-type="float">
            <text:p>0.0086231</text:p>
          </table:table-cell>
          <table:table-cell table:number-columns-repeated="9"/>
        </table:table-row>
        <table:table-row table:style-name="ro1">
          <table:table-cell office:value-type="float" office:value="161788" calcext:value-type="float">
            <text:p>161788</text:p>
          </table:table-cell>
          <table:table-cell office:value-type="float" office:value="0.0337623" calcext:value-type="float">
            <text:p>0.0337623</text:p>
          </table:table-cell>
          <table:table-cell office:value-type="float" office:value="0.00657239" calcext:value-type="float">
            <text:p>0.00657239</text:p>
          </table:table-cell>
          <table:table-cell table:number-columns-repeated="9"/>
        </table:table-row>
        <table:table-row table:style-name="ro1">
          <table:table-cell office:value-type="float" office:value="161336" calcext:value-type="float">
            <text:p>161336</text:p>
          </table:table-cell>
          <table:table-cell office:value-type="float" office:value="0.0314629" calcext:value-type="float">
            <text:p>0.0314629</text:p>
          </table:table-cell>
          <table:table-cell office:value-type="float" office:value="0.00421314" calcext:value-type="float">
            <text:p>0.00421314</text:p>
          </table:table-cell>
          <table:table-cell table:number-columns-repeated="9"/>
        </table:table-row>
        <table:table-row table:style-name="ro1">
          <table:table-cell office:value-type="float" office:value="161560" calcext:value-type="float">
            <text:p>161560</text:p>
          </table:table-cell>
          <table:table-cell office:value-type="float" office:value="0.0325987" calcext:value-type="float">
            <text:p>0.0325987</text:p>
          </table:table-cell>
          <table:table-cell office:value-type="float" office:value="0.00588407" calcext:value-type="float">
            <text:p>0.00588407</text:p>
          </table:table-cell>
          <table:table-cell table:number-columns-repeated="9"/>
        </table:table-row>
        <table:table-row table:style-name="ro1">
          <table:table-cell office:value-type="float" office:value="162276" calcext:value-type="float">
            <text:p>162276</text:p>
          </table:table-cell>
          <table:table-cell office:value-type="float" office:value="0.0398175" calcext:value-type="float">
            <text:p>0.0398175</text:p>
          </table:table-cell>
          <table:table-cell office:value-type="float" office:value="0.0121849" calcext:value-type="float">
            <text:p>0.0121849</text:p>
          </table:table-cell>
          <table:table-cell table:number-columns-repeated="9"/>
        </table:table-row>
        <table:table-row table:style-name="ro1">
          <table:table-cell office:value-type="float" office:value="163768" calcext:value-type="float">
            <text:p>163768</text:p>
          </table:table-cell>
          <table:table-cell office:value-type="float" office:value="0.0339183" calcext:value-type="float">
            <text:p>0.0339183</text:p>
          </table:table-cell>
          <table:table-cell office:value-type="float" office:value="0.00680752" calcext:value-type="float">
            <text:p>0.00680752</text:p>
          </table:table-cell>
          <table:table-cell table:number-columns-repeated="9"/>
        </table:table-row>
        <table:table-row table:style-name="ro1">
          <table:table-cell office:value-type="float" office:value="163332" calcext:value-type="float">
            <text:p>163332</text:p>
          </table:table-cell>
          <table:table-cell office:value-type="float" office:value="0.0304632" calcext:value-type="float">
            <text:p>0.0304632</text:p>
          </table:table-cell>
          <table:table-cell office:value-type="float" office:value="0.00252136" calcext:value-type="float">
            <text:p>0.00252136</text:p>
          </table:table-cell>
          <table:table-cell table:number-columns-repeated="9"/>
        </table:table-row>
        <table:table-row table:style-name="ro1">
          <table:table-cell office:value-type="float" office:value="163984" calcext:value-type="float">
            <text:p>163984</text:p>
          </table:table-cell>
          <table:table-cell office:value-type="float" office:value="0.0314891" calcext:value-type="float">
            <text:p>0.0314891</text:p>
          </table:table-cell>
          <table:table-cell office:value-type="float" office:value="0.00426734" calcext:value-type="float">
            <text:p>0.00426734</text:p>
          </table:table-cell>
          <table:table-cell table:number-columns-repeated="9"/>
        </table:table-row>
        <table:table-row table:style-name="ro1">
          <table:table-cell office:value-type="float" office:value="163196" calcext:value-type="float">
            <text:p>163196</text:p>
          </table:table-cell>
          <table:table-cell office:value-type="float" office:value="0.0356883" calcext:value-type="float">
            <text:p>0.0356883</text:p>
          </table:table-cell>
          <table:table-cell office:value-type="float" office:value="0.00878316" calcext:value-type="float">
            <text:p>0.00878316</text:p>
          </table:table-cell>
          <table:table-cell table:number-columns-repeated="9"/>
        </table:table-row>
        <table:table-row table:style-name="ro1">
          <table:table-cell office:value-type="float" office:value="164044" calcext:value-type="float">
            <text:p>164044</text:p>
          </table:table-cell>
          <table:table-cell office:value-type="float" office:value="0.0365565" calcext:value-type="float">
            <text:p>0.0365565</text:p>
          </table:table-cell>
          <table:table-cell office:value-type="float" office:value="0.00983412" calcext:value-type="float">
            <text:p>0.00983412</text:p>
          </table:table-cell>
          <table:table-cell table:number-columns-repeated="9"/>
        </table:table-row>
        <table:table-row table:style-name="ro1">
          <table:table-cell office:value-type="float" office:value="164756" calcext:value-type="float">
            <text:p>164756</text:p>
          </table:table-cell>
          <table:table-cell office:value-type="float" office:value="0.0362432" calcext:value-type="float">
            <text:p>0.0362432</text:p>
          </table:table-cell>
          <table:table-cell office:value-type="float" office:value="0.00880018" calcext:value-type="float">
            <text:p>0.00880018</text:p>
          </table:table-cell>
          <table:table-cell table:number-columns-repeated="9"/>
        </table:table-row>
        <table:table-row table:style-name="ro1">
          <table:table-cell office:value-type="float" office:value="164068" calcext:value-type="float">
            <text:p>164068</text:p>
          </table:table-cell>
          <table:table-cell office:value-type="float" office:value="0.0352758" calcext:value-type="float">
            <text:p>0.0352758</text:p>
          </table:table-cell>
          <table:table-cell office:value-type="float" office:value="0.00740334" calcext:value-type="float">
            <text:p>0.00740334</text:p>
          </table:table-cell>
          <table:table-cell table:number-columns-repeated="9"/>
        </table:table-row>
        <table:table-row table:style-name="ro1">
          <table:table-cell office:value-type="float" office:value="165416" calcext:value-type="float">
            <text:p>165416</text:p>
          </table:table-cell>
          <table:table-cell office:value-type="float" office:value="0.0319225" calcext:value-type="float">
            <text:p>0.0319225</text:p>
          </table:table-cell>
          <table:table-cell office:value-type="float" office:value="0.00495624" calcext:value-type="float">
            <text:p>0.00495624</text:p>
          </table:table-cell>
          <table:table-cell table:number-columns-repeated="9"/>
        </table:table-row>
        <table:table-row table:style-name="ro1">
          <table:table-cell office:value-type="float" office:value="165148" calcext:value-type="float">
            <text:p>165148</text:p>
          </table:table-cell>
          <table:table-cell office:value-type="float" office:value="0.0375719" calcext:value-type="float">
            <text:p>0.0375719</text:p>
          </table:table-cell>
          <table:table-cell office:value-type="float" office:value="0.0102428" calcext:value-type="float">
            <text:p>0.0102428</text:p>
          </table:table-cell>
          <table:table-cell table:number-columns-repeated="9"/>
        </table:table-row>
        <table:table-row table:style-name="ro1">
          <table:table-cell office:value-type="float" office:value="165640" calcext:value-type="float">
            <text:p>165640</text:p>
          </table:table-cell>
          <table:table-cell office:value-type="float" office:value="0.0355619" calcext:value-type="float">
            <text:p>0.0355619</text:p>
          </table:table-cell>
          <table:table-cell office:value-type="float" office:value="0.00737611" calcext:value-type="float">
            <text:p>0.00737611</text:p>
          </table:table-cell>
          <table:table-cell table:number-columns-repeated="9"/>
        </table:table-row>
        <table:table-row table:style-name="ro1">
          <table:table-cell office:value-type="float" office:value="165528" calcext:value-type="float">
            <text:p>165528</text:p>
          </table:table-cell>
          <table:table-cell office:value-type="float" office:value="0.0347079" calcext:value-type="float">
            <text:p>0.0347079</text:p>
          </table:table-cell>
          <table:table-cell office:value-type="float" office:value="0.00785277" calcext:value-type="float">
            <text:p>0.00785277</text:p>
          </table:table-cell>
          <table:table-cell table:number-columns-repeated="9"/>
        </table:table-row>
        <table:table-row table:style-name="ro1">
          <table:table-cell office:value-type="float" office:value="165420" calcext:value-type="float">
            <text:p>165420</text:p>
          </table:table-cell>
          <table:table-cell office:value-type="float" office:value="0.035565" calcext:value-type="float">
            <text:p>0.035565</text:p>
          </table:table-cell>
          <table:table-cell office:value-type="float" office:value="0.00797783" calcext:value-type="float">
            <text:p>0.00797783</text:p>
          </table:table-cell>
          <table:table-cell table:number-columns-repeated="9"/>
        </table:table-row>
        <table:table-row table:style-name="ro1">
          <table:table-cell office:value-type="float" office:value="167500" calcext:value-type="float">
            <text:p>167500</text:p>
          </table:table-cell>
          <table:table-cell office:value-type="float" office:value="0.0333958" calcext:value-type="float">
            <text:p>0.0333958</text:p>
          </table:table-cell>
          <table:table-cell office:value-type="float" office:value="0.00620777" calcext:value-type="float">
            <text:p>0.00620777</text:p>
          </table:table-cell>
          <table:table-cell table:number-columns-repeated="9"/>
        </table:table-row>
        <table:table-row table:style-name="ro1">
          <table:table-cell office:value-type="float" office:value="167780" calcext:value-type="float">
            <text:p>167780</text:p>
          </table:table-cell>
          <table:table-cell office:value-type="float" office:value="0.0326753" calcext:value-type="float">
            <text:p>0.0326753</text:p>
          </table:table-cell>
          <table:table-cell office:value-type="float" office:value="0.00584277" calcext:value-type="float">
            <text:p>0.00584277</text:p>
          </table:table-cell>
          <table:table-cell table:number-columns-repeated="9"/>
        </table:table-row>
        <table:table-row table:style-name="ro1">
          <table:table-cell office:value-type="float" office:value="167644" calcext:value-type="float">
            <text:p>167644</text:p>
          </table:table-cell>
          <table:table-cell office:value-type="float" office:value="0.0283636" calcext:value-type="float">
            <text:p>0.0283636</text:p>
          </table:table-cell>
          <table:table-cell office:value-type="float" office:value="0.000898102" calcext:value-type="float">
            <text:p>0.000898102</text:p>
          </table:table-cell>
          <table:table-cell table:number-columns-repeated="9"/>
        </table:table-row>
        <table:table-row table:style-name="ro1">
          <table:table-cell office:value-type="float" office:value="167388" calcext:value-type="float">
            <text:p>167388</text:p>
          </table:table-cell>
          <table:table-cell office:value-type="float" office:value="0.0308872" calcext:value-type="float">
            <text:p>0.0308872</text:p>
          </table:table-cell>
          <table:table-cell office:value-type="float" office:value="0.00377232" calcext:value-type="float">
            <text:p>0.00377232</text:p>
          </table:table-cell>
          <table:table-cell table:number-columns-repeated="9"/>
        </table:table-row>
        <table:table-row table:style-name="ro1">
          <table:table-cell office:value-type="float" office:value="168872" calcext:value-type="float">
            <text:p>168872</text:p>
          </table:table-cell>
          <table:table-cell office:value-type="float" office:value="0.0340273" calcext:value-type="float">
            <text:p>0.0340273</text:p>
          </table:table-cell>
          <table:table-cell office:value-type="float" office:value="0.00607158" calcext:value-type="float">
            <text:p>0.00607158</text:p>
          </table:table-cell>
          <table:table-cell table:number-columns-repeated="9"/>
        </table:table-row>
        <table:table-row table:style-name="ro1">
          <table:table-cell office:value-type="float" office:value="168172" calcext:value-type="float">
            <text:p>168172</text:p>
          </table:table-cell>
          <table:table-cell office:value-type="float" office:value="0.0352855" calcext:value-type="float">
            <text:p>0.0352855</text:p>
          </table:table-cell>
          <table:table-cell office:value-type="float" office:value="0.00781186" calcext:value-type="float">
            <text:p>0.00781186</text:p>
          </table:table-cell>
          <table:table-cell table:number-columns-repeated="9"/>
        </table:table-row>
        <table:table-row table:style-name="ro1">
          <table:table-cell office:value-type="float" office:value="169472" calcext:value-type="float">
            <text:p>169472</text:p>
          </table:table-cell>
          <table:table-cell office:value-type="float" office:value="0.0393512" calcext:value-type="float">
            <text:p>0.0393512</text:p>
          </table:table-cell>
          <table:table-cell office:value-type="float" office:value="0.0116528" calcext:value-type="float">
            <text:p>0.0116528</text:p>
          </table:table-cell>
          <table:table-cell table:number-columns-repeated="9"/>
        </table:table-row>
        <table:table-row table:style-name="ro1">
          <table:table-cell office:value-type="float" office:value="170756" calcext:value-type="float">
            <text:p>170756</text:p>
          </table:table-cell>
          <table:table-cell office:value-type="float" office:value="0.0311242" calcext:value-type="float">
            <text:p>0.0311242</text:p>
          </table:table-cell>
          <table:table-cell office:value-type="float" office:value="0.00378855" calcext:value-type="float">
            <text:p>0.00378855</text:p>
          </table:table-cell>
          <table:table-cell table:number-columns-repeated="9"/>
        </table:table-row>
        <table:table-row table:style-name="ro1">
          <table:table-cell office:value-type="float" office:value="171612" calcext:value-type="float">
            <text:p>171612</text:p>
          </table:table-cell>
          <table:table-cell office:value-type="float" office:value="0.0365282" calcext:value-type="float">
            <text:p>0.0365282</text:p>
          </table:table-cell>
          <table:table-cell office:value-type="float" office:value="0.00927659" calcext:value-type="float">
            <text:p>0.00927659</text:p>
          </table:table-cell>
          <table:table-cell table:number-columns-repeated="9"/>
        </table:table-row>
        <table:table-row table:style-name="ro1">
          <table:table-cell office:value-type="float" office:value="171996" calcext:value-type="float">
            <text:p>171996</text:p>
          </table:table-cell>
          <table:table-cell office:value-type="float" office:value="0.0310622" calcext:value-type="float">
            <text:p>0.0310622</text:p>
          </table:table-cell>
          <table:table-cell office:value-type="float" office:value="0.00436945" calcext:value-type="float">
            <text:p>0.00436945</text:p>
          </table:table-cell>
          <table:table-cell table:number-columns-repeated="9"/>
        </table:table-row>
        <table:table-row table:style-name="ro1">
          <table:table-cell office:value-type="float" office:value="171320" calcext:value-type="float">
            <text:p>171320</text:p>
          </table:table-cell>
          <table:table-cell office:value-type="float" office:value="0.0330005" calcext:value-type="float">
            <text:p>0.0330005</text:p>
          </table:table-cell>
          <table:table-cell office:value-type="float" office:value="0.00632447" calcext:value-type="float">
            <text:p>0.00632447</text:p>
          </table:table-cell>
          <table:table-cell table:number-columns-repeated="9"/>
        </table:table-row>
        <table:table-row table:style-name="ro1">
          <table:table-cell office:value-type="float" office:value="172728" calcext:value-type="float">
            <text:p>172728</text:p>
          </table:table-cell>
          <table:table-cell office:value-type="float" office:value="0.0401552" calcext:value-type="float">
            <text:p>0.0401552</text:p>
          </table:table-cell>
          <table:table-cell office:value-type="float" office:value="0.0125751" calcext:value-type="float">
            <text:p>0.0125751</text:p>
          </table:table-cell>
          <table:table-cell table:number-columns-repeated="9"/>
        </table:table-row>
        <table:table-row table:style-name="ro1">
          <table:table-cell office:value-type="float" office:value="172908" calcext:value-type="float">
            <text:p>172908</text:p>
          </table:table-cell>
          <table:table-cell office:value-type="float" office:value="0.0348077" calcext:value-type="float">
            <text:p>0.0348077</text:p>
          </table:table-cell>
          <table:table-cell office:value-type="float" office:value="0.00774997" calcext:value-type="float">
            <text:p>0.00774997</text:p>
          </table:table-cell>
          <table:table-cell table:number-columns-repeated="9"/>
        </table:table-row>
        <table:table-row table:style-name="ro1">
          <table:table-cell office:value-type="float" office:value="172088" calcext:value-type="float">
            <text:p>172088</text:p>
          </table:table-cell>
          <table:table-cell office:value-type="float" office:value="0.0363457" calcext:value-type="float">
            <text:p>0.0363457</text:p>
          </table:table-cell>
          <table:table-cell office:value-type="float" office:value="0.0101944" calcext:value-type="float">
            <text:p>0.0101944</text:p>
          </table:table-cell>
          <table:table-cell table:number-columns-repeated="9"/>
        </table:table-row>
        <table:table-row table:style-name="ro1">
          <table:table-cell office:value-type="float" office:value="172268" calcext:value-type="float">
            <text:p>172268</text:p>
          </table:table-cell>
          <table:table-cell office:value-type="float" office:value="0.0392833" calcext:value-type="float">
            <text:p>0.0392833</text:p>
          </table:table-cell>
          <table:table-cell office:value-type="float" office:value="0.0115379" calcext:value-type="float">
            <text:p>0.0115379</text:p>
          </table:table-cell>
          <table:table-cell table:number-columns-repeated="9"/>
        </table:table-row>
        <table:table-row table:style-name="ro1">
          <table:table-cell office:value-type="float" office:value="172748" calcext:value-type="float">
            <text:p>172748</text:p>
          </table:table-cell>
          <table:table-cell office:value-type="float" office:value="0.0309184" calcext:value-type="float">
            <text:p>0.0309184</text:p>
          </table:table-cell>
          <table:table-cell office:value-type="float" office:value="0.0041356" calcext:value-type="float">
            <text:p>0.0041356</text:p>
          </table:table-cell>
          <table:table-cell table:number-columns-repeated="9"/>
        </table:table-row>
        <table:table-row table:style-name="ro1">
          <table:table-cell office:value-type="float" office:value="173800" calcext:value-type="float">
            <text:p>173800</text:p>
          </table:table-cell>
          <table:table-cell office:value-type="float" office:value="0.0365756" calcext:value-type="float">
            <text:p>0.0365756</text:p>
          </table:table-cell>
          <table:table-cell office:value-type="float" office:value="0.00872278" calcext:value-type="float">
            <text:p>0.00872278</text:p>
          </table:table-cell>
          <table:table-cell table:number-columns-repeated="9"/>
        </table:table-row>
        <table:table-row table:style-name="ro1">
          <table:table-cell office:value-type="float" office:value="173932" calcext:value-type="float">
            <text:p>173932</text:p>
          </table:table-cell>
          <table:table-cell office:value-type="float" office:value="0.0278255" calcext:value-type="float">
            <text:p>0.0278255</text:p>
          </table:table-cell>
          <table:table-cell office:value-type="float" office:value="0.000461344" calcext:value-type="float">
            <text:p>0.000461344</text:p>
          </table:table-cell>
          <table:table-cell table:number-columns-repeated="9"/>
        </table:table-row>
        <table:table-row table:style-name="ro1">
          <table:table-cell office:value-type="float" office:value="173152" calcext:value-type="float">
            <text:p>173152</text:p>
          </table:table-cell>
          <table:table-cell office:value-type="float" office:value="0.0333474" calcext:value-type="float">
            <text:p>0.0333474</text:p>
          </table:table-cell>
          <table:table-cell office:value-type="float" office:value="0.00632655" calcext:value-type="float">
            <text:p>0.00632655</text:p>
          </table:table-cell>
          <table:table-cell table:number-columns-repeated="9"/>
        </table:table-row>
        <table:table-row table:style-name="ro1">
          <table:table-cell office:value-type="float" office:value="173352" calcext:value-type="float">
            <text:p>173352</text:p>
          </table:table-cell>
          <table:table-cell office:value-type="float" office:value="0.0312457" calcext:value-type="float">
            <text:p>0.0312457</text:p>
          </table:table-cell>
          <table:table-cell office:value-type="float" office:value="0.00377358" calcext:value-type="float">
            <text:p>0.00377358</text:p>
          </table:table-cell>
          <table:table-cell table:number-columns-repeated="9"/>
        </table:table-row>
        <table:table-row table:style-name="ro1">
          <table:table-cell office:value-type="float" office:value="173764" calcext:value-type="float">
            <text:p>173764</text:p>
          </table:table-cell>
          <table:table-cell office:value-type="float" office:value="0.032835" calcext:value-type="float">
            <text:p>0.032835</text:p>
          </table:table-cell>
          <table:table-cell office:value-type="float" office:value="0.00570508" calcext:value-type="float">
            <text:p>0.00570508</text:p>
          </table:table-cell>
          <table:table-cell table:number-columns-repeated="9"/>
        </table:table-row>
        <table:table-row table:style-name="ro1">
          <table:table-cell office:value-type="float" office:value="174444" calcext:value-type="float">
            <text:p>174444</text:p>
          </table:table-cell>
          <table:table-cell office:value-type="float" office:value="0.0345102" calcext:value-type="float">
            <text:p>0.0345102</text:p>
          </table:table-cell>
          <table:table-cell office:value-type="float" office:value="0.00791378" calcext:value-type="float">
            <text:p>0.00791378</text:p>
          </table:table-cell>
          <table:table-cell table:number-columns-repeated="9"/>
        </table:table-row>
        <table:table-row table:style-name="ro1">
          <table:table-cell office:value-type="float" office:value="174748" calcext:value-type="float">
            <text:p>174748</text:p>
          </table:table-cell>
          <table:table-cell office:value-type="float" office:value="0.0346766" calcext:value-type="float">
            <text:p>0.0346766</text:p>
          </table:table-cell>
          <table:table-cell office:value-type="float" office:value="0.00773126" calcext:value-type="float">
            <text:p>0.00773126</text:p>
          </table:table-cell>
          <table:table-cell table:number-columns-repeated="9"/>
        </table:table-row>
        <table:table-row table:style-name="ro1">
          <table:table-cell office:value-type="float" office:value="174304" calcext:value-type="float">
            <text:p>174304</text:p>
          </table:table-cell>
          <table:table-cell office:value-type="float" office:value="0.0309932" calcext:value-type="float">
            <text:p>0.0309932</text:p>
          </table:table-cell>
          <table:table-cell office:value-type="float" office:value="0.00326123" calcext:value-type="float">
            <text:p>0.00326123</text:p>
          </table:table-cell>
          <table:table-cell table:number-columns-repeated="9"/>
        </table:table-row>
        <table:table-row table:style-name="ro1">
          <table:table-cell office:value-type="float" office:value="174440" calcext:value-type="float">
            <text:p>174440</text:p>
          </table:table-cell>
          <table:table-cell office:value-type="float" office:value="0.0350637" calcext:value-type="float">
            <text:p>0.0350637</text:p>
          </table:table-cell>
          <table:table-cell office:value-type="float" office:value="0.00676759" calcext:value-type="float">
            <text:p>0.00676759</text:p>
          </table:table-cell>
          <table:table-cell table:number-columns-repeated="9"/>
        </table:table-row>
        <table:table-row table:style-name="ro1">
          <table:table-cell office:value-type="float" office:value="174384" calcext:value-type="float">
            <text:p>174384</text:p>
          </table:table-cell>
          <table:table-cell office:value-type="float" office:value="0.0298434" calcext:value-type="float">
            <text:p>0.0298434</text:p>
          </table:table-cell>
          <table:table-cell office:value-type="float" office:value="0.0023736" calcext:value-type="float">
            <text:p>0.0023736</text:p>
          </table:table-cell>
          <table:table-cell table:number-columns-repeated="9"/>
        </table:table-row>
        <table:table-row table:style-name="ro1">
          <table:table-cell office:value-type="float" office:value="174300" calcext:value-type="float">
            <text:p>174300</text:p>
          </table:table-cell>
          <table:table-cell office:value-type="float" office:value="0.0322441" calcext:value-type="float">
            <text:p>0.0322441</text:p>
          </table:table-cell>
          <table:table-cell office:value-type="float" office:value="0.0050848" calcext:value-type="float">
            <text:p>0.0050848</text:p>
          </table:table-cell>
          <table:table-cell table:number-columns-repeated="9"/>
        </table:table-row>
        <table:table-row table:style-name="ro1">
          <table:table-cell office:value-type="float" office:value="175392" calcext:value-type="float">
            <text:p>175392</text:p>
          </table:table-cell>
          <table:table-cell office:value-type="float" office:value="0.0352369" calcext:value-type="float">
            <text:p>0.0352369</text:p>
          </table:table-cell>
          <table:table-cell office:value-type="float" office:value="0.0075358" calcext:value-type="float">
            <text:p>0.0075358</text:p>
          </table:table-cell>
          <table:table-cell table:number-columns-repeated="9"/>
        </table:table-row>
        <table:table-row table:style-name="ro1">
          <table:table-cell office:value-type="float" office:value="175656" calcext:value-type="float">
            <text:p>175656</text:p>
          </table:table-cell>
          <table:table-cell office:value-type="float" office:value="0.0304364" calcext:value-type="float">
            <text:p>0.0304364</text:p>
          </table:table-cell>
          <table:table-cell office:value-type="float" office:value="0.00251192" calcext:value-type="float">
            <text:p>0.00251192</text:p>
          </table:table-cell>
          <table:table-cell table:number-columns-repeated="9"/>
        </table:table-row>
        <table:table-row table:style-name="ro1">
          <table:table-cell office:value-type="float" office:value="175676" calcext:value-type="float">
            <text:p>175676</text:p>
          </table:table-cell>
          <table:table-cell office:value-type="float" office:value="0.0345145" calcext:value-type="float">
            <text:p>0.0345145</text:p>
          </table:table-cell>
          <table:table-cell office:value-type="float" office:value="0.00811419" calcext:value-type="float">
            <text:p>0.00811419</text:p>
          </table:table-cell>
          <table:table-cell table:number-columns-repeated="9"/>
        </table:table-row>
        <table:table-row table:style-name="ro1">
          <table:table-cell office:value-type="float" office:value="175132" calcext:value-type="float">
            <text:p>175132</text:p>
          </table:table-cell>
          <table:table-cell office:value-type="float" office:value="0.0316821" calcext:value-type="float">
            <text:p>0.0316821</text:p>
          </table:table-cell>
          <table:table-cell office:value-type="float" office:value="0.00390237" calcext:value-type="float">
            <text:p>0.00390237</text:p>
          </table:table-cell>
          <table:table-cell table:number-columns-repeated="9"/>
        </table:table-row>
        <table:table-row table:style-name="ro1">
          <table:table-cell office:value-type="float" office:value="176464" calcext:value-type="float">
            <text:p>176464</text:p>
          </table:table-cell>
          <table:table-cell office:value-type="float" office:value="0.032156" calcext:value-type="float">
            <text:p>0.032156</text:p>
          </table:table-cell>
          <table:table-cell office:value-type="float" office:value="0.00874424" calcext:value-type="float">
            <text:p>0.00874424</text:p>
          </table:table-cell>
          <table:table-cell table:number-columns-repeated="9"/>
        </table:table-row>
        <table:table-row table:style-name="ro1">
          <table:table-cell office:value-type="float" office:value="176824" calcext:value-type="float">
            <text:p>176824</text:p>
          </table:table-cell>
          <table:table-cell office:value-type="float" office:value="0.0353031" calcext:value-type="float">
            <text:p>0.0353031</text:p>
          </table:table-cell>
          <table:table-cell office:value-type="float" office:value="0.00783456" calcext:value-type="float">
            <text:p>0.00783456</text:p>
          </table:table-cell>
          <table:table-cell table:number-columns-repeated="9"/>
        </table:table-row>
        <table:table-row table:style-name="ro1">
          <table:table-cell office:value-type="float" office:value="176484" calcext:value-type="float">
            <text:p>176484</text:p>
          </table:table-cell>
          <table:table-cell office:value-type="float" office:value="0.034937" calcext:value-type="float">
            <text:p>0.034937</text:p>
          </table:table-cell>
          <table:table-cell office:value-type="float" office:value="0.00769731" calcext:value-type="float">
            <text:p>0.00769731</text:p>
          </table:table-cell>
          <table:table-cell table:number-columns-repeated="9"/>
        </table:table-row>
        <table:table-row table:style-name="ro1">
          <table:table-cell office:value-type="float" office:value="176532" calcext:value-type="float">
            <text:p>176532</text:p>
          </table:table-cell>
          <table:table-cell office:value-type="float" office:value="0.035861" calcext:value-type="float">
            <text:p>0.035861</text:p>
          </table:table-cell>
          <table:table-cell office:value-type="float" office:value="0.00839402" calcext:value-type="float">
            <text:p>0.00839402</text:p>
          </table:table-cell>
          <table:table-cell table:number-columns-repeated="9"/>
        </table:table-row>
        <table:table-row table:style-name="ro1">
          <table:table-cell office:value-type="float" office:value="176784" calcext:value-type="float">
            <text:p>176784</text:p>
          </table:table-cell>
          <table:table-cell office:value-type="float" office:value="0.00507694" calcext:value-type="float">
            <text:p>0.00507694</text:p>
          </table:table-cell>
          <table:table-cell office:value-type="float" office:value="0.00540678" calcext:value-type="float">
            <text:p>0.00540678</text:p>
          </table:table-cell>
          <table:table-cell table:number-columns-repeated="9"/>
        </table:table-row>
        <table:table-row table:style-name="ro1">
          <table:table-cell office:value-type="float" office:value="178812" calcext:value-type="float">
            <text:p>178812</text:p>
          </table:table-cell>
          <table:table-cell office:value-type="float" office:value="0.0309797" calcext:value-type="float">
            <text:p>0.0309797</text:p>
          </table:table-cell>
          <table:table-cell office:value-type="float" office:value="0.00391604" calcext:value-type="float">
            <text:p>0.00391604</text:p>
          </table:table-cell>
          <table:table-cell table:number-columns-repeated="9"/>
        </table:table-row>
        <table:table-row table:style-name="ro1">
          <table:table-cell office:value-type="float" office:value="178796" calcext:value-type="float">
            <text:p>178796</text:p>
          </table:table-cell>
          <table:table-cell office:value-type="float" office:value="0.0346319" calcext:value-type="float">
            <text:p>0.0346319</text:p>
          </table:table-cell>
          <table:table-cell office:value-type="float" office:value="0.00709691" calcext:value-type="float">
            <text:p>0.00709691</text:p>
          </table:table-cell>
          <table:table-cell table:number-columns-repeated="9"/>
        </table:table-row>
        <table:table-row table:style-name="ro1">
          <table:table-cell office:value-type="float" office:value="178448" calcext:value-type="float">
            <text:p>178448</text:p>
          </table:table-cell>
          <table:table-cell office:value-type="float" office:value="0.0395466" calcext:value-type="float">
            <text:p>0.0395466</text:p>
          </table:table-cell>
          <table:table-cell office:value-type="float" office:value="0.0132017" calcext:value-type="float">
            <text:p>0.0132017</text:p>
          </table:table-cell>
          <table:table-cell table:number-columns-repeated="9"/>
        </table:table-row>
        <table:table-row table:style-name="ro1">
          <table:table-cell office:value-type="float" office:value="179672" calcext:value-type="float">
            <text:p>179672</text:p>
          </table:table-cell>
          <table:table-cell office:value-type="float" office:value="0.0349658" calcext:value-type="float">
            <text:p>0.0349658</text:p>
          </table:table-cell>
          <table:table-cell office:value-type="float" office:value="0.00828198" calcext:value-type="float">
            <text:p>0.00828198</text:p>
          </table:table-cell>
          <table:table-cell table:number-columns-repeated="9"/>
        </table:table-row>
        <table:table-row table:style-name="ro1">
          <table:table-cell office:value-type="float" office:value="180664" calcext:value-type="float">
            <text:p>180664</text:p>
          </table:table-cell>
          <table:table-cell office:value-type="float" office:value="0.00725149" calcext:value-type="float">
            <text:p>0.00725149</text:p>
          </table:table-cell>
          <table:table-cell office:value-type="float" office:value="0.00844807" calcext:value-type="float">
            <text:p>0.00844807</text:p>
          </table:table-cell>
          <table:table-cell table:number-columns-repeated="9"/>
        </table:table-row>
        <table:table-row table:style-name="ro1">
          <table:table-cell office:value-type="float" office:value="180756" calcext:value-type="float">
            <text:p>180756</text:p>
          </table:table-cell>
          <table:table-cell office:value-type="float" office:value="0.0368143" calcext:value-type="float">
            <text:p>0.0368143</text:p>
          </table:table-cell>
          <table:table-cell office:value-type="float" office:value="0.00973741" calcext:value-type="float">
            <text:p>0.00973741</text:p>
          </table:table-cell>
          <table:table-cell table:number-columns-repeated="9"/>
        </table:table-row>
        <table:table-row table:style-name="ro1">
          <table:table-cell office:value-type="float" office:value="180052" calcext:value-type="float">
            <text:p>180052</text:p>
          </table:table-cell>
          <table:table-cell office:value-type="float" office:value="0.0337073" calcext:value-type="float">
            <text:p>0.0337073</text:p>
          </table:table-cell>
          <table:table-cell office:value-type="float" office:value="0.00592458" calcext:value-type="float">
            <text:p>0.00592458</text:p>
          </table:table-cell>
          <table:table-cell table:number-columns-repeated="9"/>
        </table:table-row>
        <table:table-row table:style-name="ro1">
          <table:table-cell office:value-type="float" office:value="180456" calcext:value-type="float">
            <text:p>180456</text:p>
          </table:table-cell>
          <table:table-cell office:value-type="float" office:value="0.0337463" calcext:value-type="float">
            <text:p>0.0337463</text:p>
          </table:table-cell>
          <table:table-cell office:value-type="float" office:value="0.00625478" calcext:value-type="float">
            <text:p>0.00625478</text:p>
          </table:table-cell>
          <table:table-cell table:number-columns-repeated="9"/>
        </table:table-row>
        <table:table-row table:style-name="ro1">
          <table:table-cell office:value-type="float" office:value="181796" calcext:value-type="float">
            <text:p>181796</text:p>
          </table:table-cell>
          <table:table-cell office:value-type="float" office:value="0.0064528" calcext:value-type="float">
            <text:p>0.0064528</text:p>
          </table:table-cell>
          <table:table-cell office:value-type="float" office:value="0.0063443" calcext:value-type="float">
            <text:p>0.0063443</text:p>
          </table:table-cell>
          <table:table-cell table:number-columns-repeated="9"/>
        </table:table-row>
        <table:table-row table:style-name="ro1">
          <table:table-cell office:value-type="float" office:value="181408" calcext:value-type="float">
            <text:p>181408</text:p>
          </table:table-cell>
          <table:table-cell office:value-type="float" office:value="0.0399603" calcext:value-type="float">
            <text:p>0.0399603</text:p>
          </table:table-cell>
          <table:table-cell office:value-type="float" office:value="0.012033" calcext:value-type="float">
            <text:p>0.012033</text:p>
          </table:table-cell>
          <table:table-cell table:number-columns-repeated="9"/>
        </table:table-row>
        <table:table-row table:style-name="ro1">
          <table:table-cell office:value-type="float" office:value="182392" calcext:value-type="float">
            <text:p>182392</text:p>
          </table:table-cell>
          <table:table-cell office:value-type="float" office:value="0.0353711" calcext:value-type="float">
            <text:p>0.0353711</text:p>
          </table:table-cell>
          <table:table-cell office:value-type="float" office:value="0.00864392" calcext:value-type="float">
            <text:p>0.00864392</text:p>
          </table:table-cell>
          <table:table-cell table:number-columns-repeated="9"/>
        </table:table-row>
        <table:table-row table:style-name="ro1">
          <table:table-cell office:value-type="float" office:value="183668" calcext:value-type="float">
            <text:p>183668</text:p>
          </table:table-cell>
          <table:table-cell office:value-type="float" office:value="0.0347086" calcext:value-type="float">
            <text:p>0.0347086</text:p>
          </table:table-cell>
          <table:table-cell office:value-type="float" office:value="0.00756569" calcext:value-type="float">
            <text:p>0.00756569</text:p>
          </table:table-cell>
          <table:table-cell table:number-columns-repeated="9"/>
        </table:table-row>
        <table:table-row table:style-name="ro1">
          <table:table-cell office:value-type="float" office:value="184080" calcext:value-type="float">
            <text:p>184080</text:p>
          </table:table-cell>
          <table:table-cell office:value-type="float" office:value="0.0336253" calcext:value-type="float">
            <text:p>0.0336253</text:p>
          </table:table-cell>
          <table:table-cell office:value-type="float" office:value="0.00656839" calcext:value-type="float">
            <text:p>0.00656839</text:p>
          </table:table-cell>
          <table:table-cell table:number-columns-repeated="9"/>
        </table:table-row>
        <table:table-row table:style-name="ro1">
          <table:table-cell office:value-type="float" office:value="184672" calcext:value-type="float">
            <text:p>184672</text:p>
          </table:table-cell>
          <table:table-cell office:value-type="float" office:value="0.0336494" calcext:value-type="float">
            <text:p>0.0336494</text:p>
          </table:table-cell>
          <table:table-cell office:value-type="float" office:value="0.00598385" calcext:value-type="float">
            <text:p>0.00598385</text:p>
          </table:table-cell>
          <table:table-cell table:number-columns-repeated="9"/>
        </table:table-row>
        <table:table-row table:style-name="ro1">
          <table:table-cell office:value-type="float" office:value="186096" calcext:value-type="float">
            <text:p>186096</text:p>
          </table:table-cell>
          <table:table-cell office:value-type="float" office:value="0.0310509" calcext:value-type="float">
            <text:p>0.0310509</text:p>
          </table:table-cell>
          <table:table-cell office:value-type="float" office:value="0.00365073" calcext:value-type="float">
            <text:p>0.00365073</text:p>
          </table:table-cell>
          <table:table-cell table:number-columns-repeated="9"/>
        </table:table-row>
        <table:table-row table:style-name="ro1">
          <table:table-cell office:value-type="float" office:value="186292" calcext:value-type="float">
            <text:p>186292</text:p>
          </table:table-cell>
          <table:table-cell office:value-type="float" office:value="0.0299718" calcext:value-type="float">
            <text:p>0.0299718</text:p>
          </table:table-cell>
          <table:table-cell office:value-type="float" office:value="0.00255787" calcext:value-type="float">
            <text:p>0.00255787</text:p>
          </table:table-cell>
          <table:table-cell table:number-columns-repeated="9"/>
        </table:table-row>
        <table:table-row table:style-name="ro1">
          <table:table-cell office:value-type="float" office:value="186992" calcext:value-type="float">
            <text:p>186992</text:p>
          </table:table-cell>
          <table:table-cell office:value-type="float" office:value="0.0302748" calcext:value-type="float">
            <text:p>0.0302748</text:p>
          </table:table-cell>
          <table:table-cell office:value-type="float" office:value="0.00320331" calcext:value-type="float">
            <text:p>0.00320331</text:p>
          </table:table-cell>
          <table:table-cell table:number-columns-repeated="9"/>
        </table:table-row>
        <table:table-row table:style-name="ro1">
          <table:table-cell office:value-type="float" office:value="186156" calcext:value-type="float">
            <text:p>186156</text:p>
          </table:table-cell>
          <table:table-cell office:value-type="float" office:value="0.0330222" calcext:value-type="float">
            <text:p>0.0330222</text:p>
          </table:table-cell>
          <table:table-cell office:value-type="float" office:value="0.00612698" calcext:value-type="float">
            <text:p>0.00612698</text:p>
          </table:table-cell>
          <table:table-cell table:number-columns-repeated="9"/>
        </table:table-row>
        <table:table-row table:style-name="ro1">
          <table:table-cell office:value-type="float" office:value="187552" calcext:value-type="float">
            <text:p>187552</text:p>
          </table:table-cell>
          <table:table-cell office:value-type="float" office:value="0.0338884" calcext:value-type="float">
            <text:p>0.0338884</text:p>
          </table:table-cell>
          <table:table-cell office:value-type="float" office:value="0.00696684" calcext:value-type="float">
            <text:p>0.00696684</text:p>
          </table:table-cell>
          <table:table-cell table:number-columns-repeated="9"/>
        </table:table-row>
        <table:table-row table:style-name="ro1">
          <table:table-cell office:value-type="float" office:value="187936" calcext:value-type="float">
            <text:p>187936</text:p>
          </table:table-cell>
          <table:table-cell office:value-type="float" office:value="0.0356436" calcext:value-type="float">
            <text:p>0.0356436</text:p>
          </table:table-cell>
          <table:table-cell office:value-type="float" office:value="0.00852035" calcext:value-type="float">
            <text:p>0.00852035</text:p>
          </table:table-cell>
          <table:table-cell table:number-columns-repeated="9"/>
        </table:table-row>
        <table:table-row table:style-name="ro1">
          <table:table-cell office:value-type="float" office:value="187236" calcext:value-type="float">
            <text:p>187236</text:p>
          </table:table-cell>
          <table:table-cell office:value-type="float" office:value="0.0321083" calcext:value-type="float">
            <text:p>0.0321083</text:p>
          </table:table-cell>
          <table:table-cell office:value-type="float" office:value="0.00515183" calcext:value-type="float">
            <text:p>0.00515183</text:p>
          </table:table-cell>
          <table:table-cell table:number-columns-repeated="9"/>
        </table:table-row>
        <table:table-row table:style-name="ro1">
          <table:table-cell office:value-type="float" office:value="187856" calcext:value-type="float">
            <text:p>187856</text:p>
          </table:table-cell>
          <table:table-cell office:value-type="float" office:value="0.036675" calcext:value-type="float">
            <text:p>0.036675</text:p>
          </table:table-cell>
          <table:table-cell office:value-type="float" office:value="0.0094366" calcext:value-type="float">
            <text:p>0.0094366</text:p>
          </table:table-cell>
          <table:table-cell table:number-columns-repeated="9"/>
        </table:table-row>
        <table:table-row table:style-name="ro1">
          <table:table-cell office:value-type="float" office:value="187244" calcext:value-type="float">
            <text:p>187244</text:p>
          </table:table-cell>
          <table:table-cell office:value-type="float" office:value="0.0398312" calcext:value-type="float">
            <text:p>0.0398312</text:p>
          </table:table-cell>
          <table:table-cell office:value-type="float" office:value="0.0120216" calcext:value-type="float">
            <text:p>0.0120216</text:p>
          </table:table-cell>
          <table:table-cell table:number-columns-repeated="9"/>
        </table:table-row>
        <table:table-row table:style-name="ro1">
          <table:table-cell office:value-type="float" office:value="187756" calcext:value-type="float">
            <text:p>187756</text:p>
          </table:table-cell>
          <table:table-cell office:value-type="float" office:value="0.0326512" calcext:value-type="float">
            <text:p>0.0326512</text:p>
          </table:table-cell>
          <table:table-cell office:value-type="float" office:value="0.00612884" calcext:value-type="float">
            <text:p>0.00612884</text:p>
          </table:table-cell>
          <table:table-cell table:number-columns-repeated="9"/>
        </table:table-row>
        <table:table-row table:style-name="ro1">
          <table:table-cell office:value-type="float" office:value="188200" calcext:value-type="float">
            <text:p>188200</text:p>
          </table:table-cell>
          <table:table-cell office:value-type="float" office:value="0.0326218" calcext:value-type="float">
            <text:p>0.0326218</text:p>
          </table:table-cell>
          <table:table-cell office:value-type="float" office:value="0.00516353" calcext:value-type="float">
            <text:p>0.00516353</text:p>
          </table:table-cell>
          <table:table-cell table:number-columns-repeated="9"/>
        </table:table-row>
        <table:table-row table:style-name="ro1">
          <table:table-cell office:value-type="float" office:value="189416" calcext:value-type="float">
            <text:p>189416</text:p>
          </table:table-cell>
          <table:table-cell office:value-type="float" office:value="0.0359487" calcext:value-type="float">
            <text:p>0.0359487</text:p>
          </table:table-cell>
          <table:table-cell office:value-type="float" office:value="0.0077315" calcext:value-type="float">
            <text:p>0.0077315</text:p>
          </table:table-cell>
          <table:table-cell table:number-columns-repeated="9"/>
        </table:table-row>
        <table:table-row table:style-name="ro1">
          <table:table-cell office:value-type="float" office:value="190340" calcext:value-type="float">
            <text:p>190340</text:p>
          </table:table-cell>
          <table:table-cell office:value-type="float" office:value="0.0300276" calcext:value-type="float">
            <text:p>0.0300276</text:p>
          </table:table-cell>
          <table:table-cell office:value-type="float" office:value="0.00278733" calcext:value-type="float">
            <text:p>0.00278733</text:p>
          </table:table-cell>
          <table:table-cell table:number-columns-repeated="9"/>
        </table:table-row>
        <table:table-row table:style-name="ro1">
          <table:table-cell office:value-type="float" office:value="190124" calcext:value-type="float">
            <text:p>190124</text:p>
          </table:table-cell>
          <table:table-cell office:value-type="float" office:value="0.0302477" calcext:value-type="float">
            <text:p>0.0302477</text:p>
          </table:table-cell>
          <table:table-cell office:value-type="float" office:value="0.0052869" calcext:value-type="float">
            <text:p>0.0052869</text:p>
          </table:table-cell>
          <table:table-cell table:number-columns-repeated="9"/>
        </table:table-row>
        <table:table-row table:style-name="ro1">
          <table:table-cell office:value-type="float" office:value="190152" calcext:value-type="float">
            <text:p>190152</text:p>
          </table:table-cell>
          <table:table-cell office:value-type="float" office:value="0.0368737" calcext:value-type="float">
            <text:p>0.0368737</text:p>
          </table:table-cell>
          <table:table-cell office:value-type="float" office:value="0.0101302" calcext:value-type="float">
            <text:p>0.0101302</text:p>
          </table:table-cell>
          <table:table-cell table:number-columns-repeated="9"/>
        </table:table-row>
        <table:table-row table:style-name="ro1">
          <table:table-cell office:value-type="float" office:value="190600" calcext:value-type="float">
            <text:p>190600</text:p>
          </table:table-cell>
          <table:table-cell office:value-type="float" office:value="0.030984" calcext:value-type="float">
            <text:p>0.030984</text:p>
          </table:table-cell>
          <table:table-cell office:value-type="float" office:value="0.00417824" calcext:value-type="float">
            <text:p>0.00417824</text:p>
          </table:table-cell>
          <table:table-cell table:number-columns-repeated="9"/>
        </table:table-row>
        <table:table-row table:style-name="ro1">
          <table:table-cell office:value-type="float" office:value="190560" calcext:value-type="float">
            <text:p>190560</text:p>
          </table:table-cell>
          <table:table-cell office:value-type="float" office:value="0.0311901" calcext:value-type="float">
            <text:p>0.0311901</text:p>
          </table:table-cell>
          <table:table-cell office:value-type="float" office:value="0.00439022" calcext:value-type="float">
            <text:p>0.00439022</text:p>
          </table:table-cell>
          <table:table-cell table:number-columns-repeated="9"/>
        </table:table-row>
        <table:table-row table:style-name="ro1">
          <table:table-cell office:value-type="float" office:value="191796" calcext:value-type="float">
            <text:p>191796</text:p>
          </table:table-cell>
          <table:table-cell office:value-type="float" office:value="0.0357193" calcext:value-type="float">
            <text:p>0.0357193</text:p>
          </table:table-cell>
          <table:table-cell office:value-type="float" office:value="0.00761618" calcext:value-type="float">
            <text:p>0.00761618</text:p>
          </table:table-cell>
          <table:table-cell table:number-columns-repeated="9"/>
        </table:table-row>
        <table:table-row table:style-name="ro1">
          <table:table-cell office:value-type="float" office:value="191648" calcext:value-type="float">
            <text:p>191648</text:p>
          </table:table-cell>
          <table:table-cell office:value-type="float" office:value="0.0366309" calcext:value-type="float">
            <text:p>0.0366309</text:p>
          </table:table-cell>
          <table:table-cell office:value-type="float" office:value="0.00873058" calcext:value-type="float">
            <text:p>0.00873058</text:p>
          </table:table-cell>
          <table:table-cell table:number-columns-repeated="9"/>
        </table:table-row>
        <table:table-row table:style-name="ro1">
          <table:table-cell office:value-type="float" office:value="191488" calcext:value-type="float">
            <text:p>191488</text:p>
          </table:table-cell>
          <table:table-cell office:value-type="float" office:value="0.0337065" calcext:value-type="float">
            <text:p>0.0337065</text:p>
          </table:table-cell>
          <table:table-cell office:value-type="float" office:value="0.00651088" calcext:value-type="float">
            <text:p>0.00651088</text:p>
          </table:table-cell>
          <table:table-cell table:number-columns-repeated="9"/>
        </table:table-row>
        <table:table-row table:style-name="ro1">
          <table:table-cell office:value-type="float" office:value="192320" calcext:value-type="float">
            <text:p>192320</text:p>
          </table:table-cell>
          <table:table-cell office:value-type="float" office:value="0.0337141" calcext:value-type="float">
            <text:p>0.0337141</text:p>
          </table:table-cell>
          <table:table-cell office:value-type="float" office:value="0.00591682" calcext:value-type="float">
            <text:p>0.00591682</text:p>
          </table:table-cell>
          <table:table-cell table:number-columns-repeated="9"/>
        </table:table-row>
        <table:table-row table:style-name="ro1">
          <table:table-cell office:value-type="float" office:value="193800" calcext:value-type="float">
            <text:p>193800</text:p>
          </table:table-cell>
          <table:table-cell office:value-type="float" office:value="0.0385949" calcext:value-type="float">
            <text:p>0.0385949</text:p>
          </table:table-cell>
          <table:table-cell office:value-type="float" office:value="0.0115547" calcext:value-type="float">
            <text:p>0.0115547</text:p>
          </table:table-cell>
          <table:table-cell table:number-columns-repeated="9"/>
        </table:table-row>
        <table:table-row table:style-name="ro1">
          <table:table-cell office:value-type="float" office:value="193536" calcext:value-type="float">
            <text:p>193536</text:p>
          </table:table-cell>
          <table:table-cell office:value-type="float" office:value="0.0339715" calcext:value-type="float">
            <text:p>0.0339715</text:p>
          </table:table-cell>
          <table:table-cell office:value-type="float" office:value="0.00655315" calcext:value-type="float">
            <text:p>0.00655315</text:p>
          </table:table-cell>
          <table:table-cell table:number-columns-repeated="9"/>
        </table:table-row>
        <table:table-row table:style-name="ro1">
          <table:table-cell office:value-type="float" office:value="193796" calcext:value-type="float">
            <text:p>193796</text:p>
          </table:table-cell>
          <table:table-cell office:value-type="float" office:value="0.0384968" calcext:value-type="float">
            <text:p>0.0384968</text:p>
          </table:table-cell>
          <table:table-cell office:value-type="float" office:value="0.0109929" calcext:value-type="float">
            <text:p>0.0109929</text:p>
          </table:table-cell>
          <table:table-cell table:number-columns-repeated="9"/>
        </table:table-row>
        <table:table-row table:style-name="ro1">
          <table:table-cell office:value-type="float" office:value="193648" calcext:value-type="float">
            <text:p>193648</text:p>
          </table:table-cell>
          <table:table-cell office:value-type="float" office:value="0.0294676" calcext:value-type="float">
            <text:p>0.0294676</text:p>
          </table:table-cell>
          <table:table-cell office:value-type="float" office:value="0.00553231" calcext:value-type="float">
            <text:p>0.00553231</text:p>
          </table:table-cell>
          <table:table-cell table:number-columns-repeated="9"/>
        </table:table-row>
        <table:table-row table:style-name="ro1">
          <table:table-cell office:value-type="float" office:value="193440" calcext:value-type="float">
            <text:p>193440</text:p>
          </table:table-cell>
          <table:table-cell office:value-type="float" office:value="0.0331649" calcext:value-type="float">
            <text:p>0.0331649</text:p>
          </table:table-cell>
          <table:table-cell office:value-type="float" office:value="0.00560964" calcext:value-type="float">
            <text:p>0.00560964</text:p>
          </table:table-cell>
          <table:table-cell table:number-columns-repeated="9"/>
        </table:table-row>
        <table:table-row table:style-name="ro1">
          <table:table-cell office:value-type="float" office:value="195116" calcext:value-type="float">
            <text:p>195116</text:p>
          </table:table-cell>
          <table:table-cell office:value-type="float" office:value="0.0369713" calcext:value-type="float">
            <text:p>0.0369713</text:p>
          </table:table-cell>
          <table:table-cell office:value-type="float" office:value="0.0106249" calcext:value-type="float">
            <text:p>0.0106249</text:p>
          </table:table-cell>
          <table:table-cell table:number-columns-repeated="9"/>
        </table:table-row>
        <table:table-row table:style-name="ro1">
          <table:table-cell office:value-type="float" office:value="195496" calcext:value-type="float">
            <text:p>195496</text:p>
          </table:table-cell>
          <table:table-cell office:value-type="float" office:value="0.0363704" calcext:value-type="float">
            <text:p>0.0363704</text:p>
          </table:table-cell>
          <table:table-cell office:value-type="float" office:value="0.00971675" calcext:value-type="float">
            <text:p>0.00971675</text:p>
          </table:table-cell>
          <table:table-cell table:number-columns-repeated="9"/>
        </table:table-row>
        <table:table-row table:style-name="ro1">
          <table:table-cell office:value-type="float" office:value="195444" calcext:value-type="float">
            <text:p>195444</text:p>
          </table:table-cell>
          <table:table-cell office:value-type="float" office:value="0.0338794" calcext:value-type="float">
            <text:p>0.0338794</text:p>
          </table:table-cell>
          <table:table-cell office:value-type="float" office:value="0.00714014" calcext:value-type="float">
            <text:p>0.00714014</text:p>
          </table:table-cell>
          <table:table-cell table:number-columns-repeated="9"/>
        </table:table-row>
        <table:table-row table:style-name="ro1">
          <table:table-cell office:value-type="float" office:value="195808" calcext:value-type="float">
            <text:p>195808</text:p>
          </table:table-cell>
          <table:table-cell office:value-type="float" office:value="0.0388005" calcext:value-type="float">
            <text:p>0.0388005</text:p>
          </table:table-cell>
          <table:table-cell office:value-type="float" office:value="0.0104589" calcext:value-type="float">
            <text:p>0.0104589</text:p>
          </table:table-cell>
          <table:table-cell table:number-columns-repeated="9"/>
        </table:table-row>
        <table:table-row table:style-name="ro1">
          <table:table-cell office:value-type="float" office:value="195148" calcext:value-type="float">
            <text:p>195148</text:p>
          </table:table-cell>
          <table:table-cell office:value-type="float" office:value="0.0329499" calcext:value-type="float">
            <text:p>0.0329499</text:p>
          </table:table-cell>
          <table:table-cell office:value-type="float" office:value="0.00572956" calcext:value-type="float">
            <text:p>0.00572956</text:p>
          </table:table-cell>
          <table:table-cell table:number-columns-repeated="9"/>
        </table:table-row>
        <table:table-row table:style-name="ro1">
          <table:table-cell office:value-type="float" office:value="197884" calcext:value-type="float">
            <text:p>197884</text:p>
          </table:table-cell>
          <table:table-cell office:value-type="float" office:value="0.0348982" calcext:value-type="float">
            <text:p>0.0348982</text:p>
          </table:table-cell>
          <table:table-cell office:value-type="float" office:value="0.00750154" calcext:value-type="float">
            <text:p>0.00750154</text:p>
          </table:table-cell>
          <table:table-cell table:number-columns-repeated="9"/>
        </table:table-row>
        <table:table-row table:style-name="ro1">
          <table:table-cell office:value-type="float" office:value="197516" calcext:value-type="float">
            <text:p>197516</text:p>
          </table:table-cell>
          <table:table-cell office:value-type="float" office:value="0.034383" calcext:value-type="float">
            <text:p>0.034383</text:p>
          </table:table-cell>
          <table:table-cell office:value-type="float" office:value="0.00730432" calcext:value-type="float">
            <text:p>0.00730432</text:p>
          </table:table-cell>
          <table:table-cell table:number-columns-repeated="9"/>
        </table:table-row>
        <table:table-row table:style-name="ro1">
          <table:table-cell office:value-type="float" office:value="197172" calcext:value-type="float">
            <text:p>197172</text:p>
          </table:table-cell>
          <table:table-cell office:value-type="float" office:value="0.0349078" calcext:value-type="float">
            <text:p>0.0349078</text:p>
          </table:table-cell>
          <table:table-cell office:value-type="float" office:value="0.00790751" calcext:value-type="float">
            <text:p>0.00790751</text:p>
          </table:table-cell>
          <table:table-cell table:number-columns-repeated="9"/>
        </table:table-row>
        <table:table-row table:style-name="ro1">
          <table:table-cell office:value-type="float" office:value="197132" calcext:value-type="float">
            <text:p>197132</text:p>
          </table:table-cell>
          <table:table-cell office:value-type="float" office:value="0.0342459" calcext:value-type="float">
            <text:p>0.0342459</text:p>
          </table:table-cell>
          <table:table-cell office:value-type="float" office:value="0.00735712" calcext:value-type="float">
            <text:p>0.00735712</text:p>
          </table:table-cell>
          <table:table-cell table:number-columns-repeated="9"/>
        </table:table-row>
        <table:table-row table:style-name="ro1">
          <table:table-cell office:value-type="float" office:value="197112" calcext:value-type="float">
            <text:p>197112</text:p>
          </table:table-cell>
          <table:table-cell office:value-type="float" office:value="0.0312625" calcext:value-type="float">
            <text:p>0.0312625</text:p>
          </table:table-cell>
          <table:table-cell office:value-type="float" office:value="0.00354816" calcext:value-type="float">
            <text:p>0.00354816</text:p>
          </table:table-cell>
          <table:table-cell table:number-columns-repeated="9"/>
        </table:table-row>
        <table:table-row table:style-name="ro1">
          <table:table-cell office:value-type="float" office:value="197780" calcext:value-type="float">
            <text:p>197780</text:p>
          </table:table-cell>
          <table:table-cell office:value-type="float" office:value="0.0305022" calcext:value-type="float">
            <text:p>0.0305022</text:p>
          </table:table-cell>
          <table:table-cell office:value-type="float" office:value="0.00324396" calcext:value-type="float">
            <text:p>0.00324396</text:p>
          </table:table-cell>
          <table:table-cell table:number-columns-repeated="9"/>
        </table:table-row>
        <table:table-row table:style-name="ro1">
          <table:table-cell office:value-type="float" office:value="198592" calcext:value-type="float">
            <text:p>198592</text:p>
          </table:table-cell>
          <table:table-cell office:value-type="float" office:value="0.0311917" calcext:value-type="float">
            <text:p>0.0311917</text:p>
          </table:table-cell>
          <table:table-cell office:value-type="float" office:value="0.0036903" calcext:value-type="float">
            <text:p>0.0036903</text:p>
          </table:table-cell>
          <table:table-cell table:number-columns-repeated="9"/>
        </table:table-row>
        <table:table-row table:style-name="ro1">
          <table:table-cell office:value-type="float" office:value="198724" calcext:value-type="float">
            <text:p>198724</text:p>
          </table:table-cell>
          <table:table-cell office:value-type="float" office:value="0.0354333" calcext:value-type="float">
            <text:p>0.0354333</text:p>
          </table:table-cell>
          <table:table-cell office:value-type="float" office:value="0.00765071" calcext:value-type="float">
            <text:p>0.00765071</text:p>
          </table:table-cell>
          <table:table-cell table:number-columns-repeated="9"/>
        </table:table-row>
        <table:table-row table:style-name="ro1">
          <table:table-cell office:value-type="float" office:value="198964" calcext:value-type="float">
            <text:p>198964</text:p>
          </table:table-cell>
          <table:table-cell office:value-type="float" office:value="0.0357991" calcext:value-type="float">
            <text:p>0.0357991</text:p>
          </table:table-cell>
          <table:table-cell office:value-type="float" office:value="0.0083842" calcext:value-type="float">
            <text:p>0.0083842</text:p>
          </table:table-cell>
          <table:table-cell table:number-columns-repeated="9"/>
        </table:table-row>
        <table:table-row table:style-name="ro1">
          <table:table-cell office:value-type="float" office:value="199064" calcext:value-type="float">
            <text:p>199064</text:p>
          </table:table-cell>
          <table:table-cell office:value-type="float" office:value="0.0361127" calcext:value-type="float">
            <text:p>0.0361127</text:p>
          </table:table-cell>
          <table:table-cell office:value-type="float" office:value="0.00999121" calcext:value-type="float">
            <text:p>0.00999121</text:p>
          </table:table-cell>
          <table:table-cell table:number-columns-repeated="9"/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0.0337507" calcext:value-type="float">
            <text:p>0.0337507</text:p>
          </table:table-cell>
          <table:table-cell office:value-type="float" office:value="0.00603576" calcext:value-type="float">
            <text:p>0.00603576</text:p>
          </table:table-cell>
          <table:table-cell table:number-columns-repeated="9"/>
        </table:table-row>
        <table:table-row table:style-name="ro1">
          <table:table-cell office:value-type="float" office:value="199676" calcext:value-type="float">
            <text:p>199676</text:p>
          </table:table-cell>
          <table:table-cell office:value-type="float" office:value="0.0352209" calcext:value-type="float">
            <text:p>0.0352209</text:p>
          </table:table-cell>
          <table:table-cell office:value-type="float" office:value="0.00742682" calcext:value-type="float">
            <text:p>0.00742682</text:p>
          </table:table-cell>
          <table:table-cell table:number-columns-repeated="9"/>
        </table:table-row>
        <table:table-row table:style-name="ro1">
          <table:table-cell office:value-type="float" office:value="199864" calcext:value-type="float">
            <text:p>199864</text:p>
          </table:table-cell>
          <table:table-cell office:value-type="float" office:value="0.0331864" calcext:value-type="float">
            <text:p>0.0331864</text:p>
          </table:table-cell>
          <table:table-cell office:value-type="float" office:value="0.00577381" calcext:value-type="float">
            <text:p>0.00577381</text:p>
          </table:table-cell>
          <table:table-cell table:number-columns-repeated="9"/>
        </table:table-row>
        <table:table-row table:style-name="ro1">
          <table:table-cell office:value-type="float" office:value="199980" calcext:value-type="float">
            <text:p>199980</text:p>
          </table:table-cell>
          <table:table-cell office:value-type="float" office:value="0.0376541" calcext:value-type="float">
            <text:p>0.0376541</text:p>
          </table:table-cell>
          <table:table-cell office:value-type="float" office:value="0.00996052" calcext:value-type="float">
            <text:p>0.00996052</text:p>
          </table:table-cell>
          <table:table-cell table:number-columns-repeated="9"/>
        </table:table-row>
        <table:table-row table:style-name="ro1">
          <table:table-cell office:value-type="float" office:value="199400" calcext:value-type="float">
            <text:p>199400</text:p>
          </table:table-cell>
          <table:table-cell office:value-type="float" office:value="0.0369264" calcext:value-type="float">
            <text:p>0.0369264</text:p>
          </table:table-cell>
          <table:table-cell office:value-type="float" office:value="0.00953413" calcext:value-type="float">
            <text:p>0.00953413</text:p>
          </table:table-cell>
          <table:table-cell table:number-columns-repeated="9"/>
        </table:table-row>
        <table:table-row table:style-name="ro1">
          <table:table-cell office:value-type="float" office:value="199104" calcext:value-type="float">
            <text:p>199104</text:p>
          </table:table-cell>
          <table:table-cell office:value-type="float" office:value="0.0315368" calcext:value-type="float">
            <text:p>0.0315368</text:p>
          </table:table-cell>
          <table:table-cell office:value-type="float" office:value="0.00441945" calcext:value-type="float">
            <text:p>0.00441945</text:p>
          </table:table-cell>
          <table:table-cell table:number-columns-repeated="9"/>
        </table:table-row>
        <table:table-row table:style-name="ro1">
          <table:table-cell office:value-type="float" office:value="200928" calcext:value-type="float">
            <text:p>200928</text:p>
          </table:table-cell>
          <table:table-cell office:value-type="float" office:value="0.0334132" calcext:value-type="float">
            <text:p>0.0334132</text:p>
          </table:table-cell>
          <table:table-cell office:value-type="float" office:value="0.00682265" calcext:value-type="float">
            <text:p>0.00682265</text:p>
          </table:table-cell>
          <table:table-cell table:number-columns-repeated="9"/>
        </table:table-row>
        <table:table-row table:style-name="ro1">
          <table:table-cell office:value-type="float" office:value="201276" calcext:value-type="float">
            <text:p>201276</text:p>
          </table:table-cell>
          <table:table-cell office:value-type="float" office:value="0.0388882" calcext:value-type="float">
            <text:p>0.0388882</text:p>
          </table:table-cell>
          <table:table-cell office:value-type="float" office:value="0.0105517" calcext:value-type="float">
            <text:p>0.0105517</text:p>
          </table:table-cell>
          <table:table-cell table:number-columns-repeated="9"/>
        </table:table-row>
        <table:table-row table:style-name="ro1">
          <table:table-cell office:value-type="float" office:value="201072" calcext:value-type="float">
            <text:p>201072</text:p>
          </table:table-cell>
          <table:table-cell office:value-type="float" office:value="0.00724824" calcext:value-type="float">
            <text:p>0.00724824</text:p>
          </table:table-cell>
          <table:table-cell office:value-type="float" office:value="0.00702767" calcext:value-type="float">
            <text:p>0.00702767</text:p>
          </table:table-cell>
          <table:table-cell table:number-columns-repeated="9"/>
        </table:table-row>
        <table:table-row table:style-name="ro1">
          <table:table-cell office:value-type="float" office:value="201504" calcext:value-type="float">
            <text:p>201504</text:p>
          </table:table-cell>
          <table:table-cell office:value-type="float" office:value="0.0324841" calcext:value-type="float">
            <text:p>0.0324841</text:p>
          </table:table-cell>
          <table:table-cell office:value-type="float" office:value="0.00450632" calcext:value-type="float">
            <text:p>0.00450632</text:p>
          </table:table-cell>
          <table:table-cell table:number-columns-repeated="9"/>
        </table:table-row>
        <table:table-row table:style-name="ro1">
          <table:table-cell office:value-type="float" office:value="201208" calcext:value-type="float">
            <text:p>201208</text:p>
          </table:table-cell>
          <table:table-cell office:value-type="float" office:value="0.0357584" calcext:value-type="float">
            <text:p>0.0357584</text:p>
          </table:table-cell>
          <table:table-cell office:value-type="float" office:value="0.00900126" calcext:value-type="float">
            <text:p>0.00900126</text:p>
          </table:table-cell>
          <table:table-cell table:number-columns-repeated="9"/>
        </table:table-row>
        <table:table-row table:style-name="ro1">
          <table:table-cell office:value-type="float" office:value="201496" calcext:value-type="float">
            <text:p>201496</text:p>
          </table:table-cell>
          <table:table-cell office:value-type="float" office:value="0.0309053" calcext:value-type="float">
            <text:p>0.0309053</text:p>
          </table:table-cell>
          <table:table-cell office:value-type="float" office:value="0.00326292" calcext:value-type="float">
            <text:p>0.00326292</text:p>
          </table:table-cell>
          <table:table-cell table:number-columns-repeated="9"/>
        </table:table-row>
        <table:table-row table:style-name="ro1">
          <table:table-cell office:value-type="float" office:value="201128" calcext:value-type="float">
            <text:p>201128</text:p>
          </table:table-cell>
          <table:table-cell office:value-type="float" office:value="0.0342669" calcext:value-type="float">
            <text:p>0.0342669</text:p>
          </table:table-cell>
          <table:table-cell office:value-type="float" office:value="0.00755272" calcext:value-type="float">
            <text:p>0.00755272</text:p>
          </table:table-cell>
          <table:table-cell table:number-columns-repeated="9"/>
        </table:table-row>
        <table:table-row table:style-name="ro1">
          <table:table-cell office:value-type="float" office:value="202516" calcext:value-type="float">
            <text:p>202516</text:p>
          </table:table-cell>
          <table:table-cell office:value-type="float" office:value="0.0356944" calcext:value-type="float">
            <text:p>0.0356944</text:p>
          </table:table-cell>
          <table:table-cell office:value-type="float" office:value="0.00872011" calcext:value-type="float">
            <text:p>0.00872011</text:p>
          </table:table-cell>
          <table:table-cell table:number-columns-repeated="9"/>
        </table:table-row>
        <table:table-row table:style-name="ro1">
          <table:table-cell office:value-type="float" office:value="202084" calcext:value-type="float">
            <text:p>202084</text:p>
          </table:table-cell>
          <table:table-cell office:value-type="float" office:value="0.0070312" calcext:value-type="float">
            <text:p>0.0070312</text:p>
          </table:table-cell>
          <table:table-cell office:value-type="float" office:value="0.00711242" calcext:value-type="float">
            <text:p>0.00711242</text:p>
          </table:table-cell>
          <table:table-cell table:number-columns-repeated="9"/>
        </table:table-row>
        <table:table-row table:style-name="ro1">
          <table:table-cell office:value-type="float" office:value="203244" calcext:value-type="float">
            <text:p>203244</text:p>
          </table:table-cell>
          <table:table-cell office:value-type="float" office:value="0.031325" calcext:value-type="float">
            <text:p>0.031325</text:p>
          </table:table-cell>
          <table:table-cell office:value-type="float" office:value="0.00382622" calcext:value-type="float">
            <text:p>0.00382622</text:p>
          </table:table-cell>
          <table:table-cell table:number-columns-repeated="9"/>
        </table:table-row>
        <table:table-row table:style-name="ro1">
          <table:table-cell office:value-type="float" office:value="203484" calcext:value-type="float">
            <text:p>203484</text:p>
          </table:table-cell>
          <table:table-cell office:value-type="float" office:value="0.0328388" calcext:value-type="float">
            <text:p>0.0328388</text:p>
          </table:table-cell>
          <table:table-cell office:value-type="float" office:value="0.00479444" calcext:value-type="float">
            <text:p>0.00479444</text:p>
          </table:table-cell>
          <table:table-cell table:number-columns-repeated="9"/>
        </table:table-row>
        <table:table-row table:style-name="ro1">
          <table:table-cell office:value-type="float" office:value="204312" calcext:value-type="float">
            <text:p>204312</text:p>
          </table:table-cell>
          <table:table-cell office:value-type="float" office:value="0.0324008" calcext:value-type="float">
            <text:p>0.0324008</text:p>
          </table:table-cell>
          <table:table-cell office:value-type="float" office:value="0.00566029" calcext:value-type="float">
            <text:p>0.00566029</text:p>
          </table:table-cell>
          <table:table-cell table:number-columns-repeated="9"/>
        </table:table-row>
        <table:table-row table:style-name="ro1">
          <table:table-cell office:value-type="float" office:value="205608" calcext:value-type="float">
            <text:p>205608</text:p>
          </table:table-cell>
          <table:table-cell office:value-type="float" office:value="0.0367431" calcext:value-type="float">
            <text:p>0.0367431</text:p>
          </table:table-cell>
          <table:table-cell office:value-type="float" office:value="0.00996848" calcext:value-type="float">
            <text:p>0.00996848</text:p>
          </table:table-cell>
          <table:table-cell table:number-columns-repeated="9"/>
        </table:table-row>
        <table:table-row table:style-name="ro1">
          <table:table-cell office:value-type="float" office:value="210780" calcext:value-type="float">
            <text:p>210780</text:p>
          </table:table-cell>
          <table:table-cell office:value-type="float" office:value="0.0362067" calcext:value-type="float">
            <text:p>0.0362067</text:p>
          </table:table-cell>
          <table:table-cell office:value-type="float" office:value="0.00888495" calcext:value-type="float">
            <text:p>0.00888495</text:p>
          </table:table-cell>
          <table:table-cell table:number-columns-repeated="9"/>
        </table:table-row>
        <table:table-row table:style-name="ro1">
          <table:table-cell office:value-type="float" office:value="210644" calcext:value-type="float">
            <text:p>210644</text:p>
          </table:table-cell>
          <table:table-cell office:value-type="float" office:value="0.0333819" calcext:value-type="float">
            <text:p>0.0333819</text:p>
          </table:table-cell>
          <table:table-cell office:value-type="float" office:value="0.0062946" calcext:value-type="float">
            <text:p>0.0062946</text:p>
          </table:table-cell>
          <table:table-cell table:number-columns-repeated="9"/>
        </table:table-row>
        <table:table-row table:style-name="ro1">
          <table:table-cell office:value-type="float" office:value="210408" calcext:value-type="float">
            <text:p>210408</text:p>
          </table:table-cell>
          <table:table-cell office:value-type="float" office:value="0.0349347" calcext:value-type="float">
            <text:p>0.0349347</text:p>
          </table:table-cell>
          <table:table-cell office:value-type="float" office:value="0.00751839" calcext:value-type="float">
            <text:p>0.00751839</text:p>
          </table:table-cell>
          <table:table-cell table:number-columns-repeated="9"/>
        </table:table-row>
        <table:table-row table:style-name="ro1">
          <table:table-cell office:value-type="float" office:value="211712" calcext:value-type="float">
            <text:p>211712</text:p>
          </table:table-cell>
          <table:table-cell office:value-type="float" office:value="0.0307756" calcext:value-type="float">
            <text:p>0.0307756</text:p>
          </table:table-cell>
          <table:table-cell office:value-type="float" office:value="0.00357148" calcext:value-type="float">
            <text:p>0.00357148</text:p>
          </table:table-cell>
          <table:table-cell table:number-columns-repeated="9"/>
        </table:table-row>
        <table:table-row table:style-name="ro1">
          <table:table-cell office:value-type="float" office:value="211456" calcext:value-type="float">
            <text:p>211456</text:p>
          </table:table-cell>
          <table:table-cell office:value-type="float" office:value="0.0319506" calcext:value-type="float">
            <text:p>0.0319506</text:p>
          </table:table-cell>
          <table:table-cell office:value-type="float" office:value="0.00431615" calcext:value-type="float">
            <text:p>0.00431615</text:p>
          </table:table-cell>
          <table:table-cell table:number-columns-repeated="9"/>
        </table:table-row>
        <table:table-row table:style-name="ro1">
          <table:table-cell office:value-type="float" office:value="211472" calcext:value-type="float">
            <text:p>211472</text:p>
          </table:table-cell>
          <table:table-cell office:value-type="float" office:value="0.0339373" calcext:value-type="float">
            <text:p>0.0339373</text:p>
          </table:table-cell>
          <table:table-cell office:value-type="float" office:value="0.00528488" calcext:value-type="float">
            <text:p>0.00528488</text:p>
          </table:table-cell>
          <table:table-cell table:number-columns-repeated="9"/>
        </table:table-row>
        <table:table-row table:style-name="ro1">
          <table:table-cell office:value-type="float" office:value="211600" calcext:value-type="float">
            <text:p>211600</text:p>
          </table:table-cell>
          <table:table-cell office:value-type="float" office:value="0.0333269" calcext:value-type="float">
            <text:p>0.0333269</text:p>
          </table:table-cell>
          <table:table-cell office:value-type="float" office:value="0.00586246" calcext:value-type="float">
            <text:p>0.00586246</text:p>
          </table:table-cell>
          <table:table-cell table:number-columns-repeated="9"/>
        </table:table-row>
        <table:table-row table:style-name="ro1">
          <table:table-cell office:value-type="float" office:value="211224" calcext:value-type="float">
            <text:p>211224</text:p>
          </table:table-cell>
          <table:table-cell office:value-type="float" office:value="0.0297297" calcext:value-type="float">
            <text:p>0.0297297</text:p>
          </table:table-cell>
          <table:table-cell office:value-type="float" office:value="0.00247206" calcext:value-type="float">
            <text:p>0.00247206</text:p>
          </table:table-cell>
          <table:table-cell table:number-columns-repeated="9"/>
        </table:table-row>
        <table:table-row table:style-name="ro1">
          <table:table-cell office:value-type="float" office:value="211052" calcext:value-type="float">
            <text:p>211052</text:p>
          </table:table-cell>
          <table:table-cell office:value-type="float" office:value="0.0347955" calcext:value-type="float">
            <text:p>0.0347955</text:p>
          </table:table-cell>
          <table:table-cell office:value-type="float" office:value="0.00726654" calcext:value-type="float">
            <text:p>0.00726654</text:p>
          </table:table-cell>
          <table:table-cell table:number-columns-repeated="9"/>
        </table:table-row>
        <table:table-row table:style-name="ro1">
          <table:table-cell office:value-type="float" office:value="211404" calcext:value-type="float">
            <text:p>211404</text:p>
          </table:table-cell>
          <table:table-cell office:value-type="float" office:value="0.032845" calcext:value-type="float">
            <text:p>0.032845</text:p>
          </table:table-cell>
          <table:table-cell office:value-type="float" office:value="0.00698795" calcext:value-type="float">
            <text:p>0.00698795</text:p>
          </table:table-cell>
          <table:table-cell table:number-columns-repeated="9"/>
        </table:table-row>
        <table:table-row table:style-name="ro1">
          <table:table-cell office:value-type="float" office:value="212544" calcext:value-type="float">
            <text:p>212544</text:p>
          </table:table-cell>
          <table:table-cell office:value-type="float" office:value="0.0384742" calcext:value-type="float">
            <text:p>0.0384742</text:p>
          </table:table-cell>
          <table:table-cell office:value-type="float" office:value="0.0113583" calcext:value-type="float">
            <text:p>0.0113583</text:p>
          </table:table-cell>
          <table:table-cell table:number-columns-repeated="9"/>
        </table:table-row>
        <table:table-row table:style-name="ro1">
          <table:table-cell office:value-type="float" office:value="212820" calcext:value-type="float">
            <text:p>212820</text:p>
          </table:table-cell>
          <table:table-cell office:value-type="float" office:value="0.0381315" calcext:value-type="float">
            <text:p>0.0381315</text:p>
          </table:table-cell>
          <table:table-cell office:value-type="float" office:value="0.0113421" calcext:value-type="float">
            <text:p>0.0113421</text:p>
          </table:table-cell>
          <table:table-cell table:number-columns-repeated="9"/>
        </table:table-row>
        <table:table-row table:style-name="ro1">
          <table:table-cell office:value-type="float" office:value="212308" calcext:value-type="float">
            <text:p>212308</text:p>
          </table:table-cell>
          <table:table-cell office:value-type="float" office:value="0.0352306" calcext:value-type="float">
            <text:p>0.0352306</text:p>
          </table:table-cell>
          <table:table-cell office:value-type="float" office:value="0.00771991" calcext:value-type="float">
            <text:p>0.00771991</text:p>
          </table:table-cell>
          <table:table-cell table:number-columns-repeated="9"/>
        </table:table-row>
        <table:table-row table:style-name="ro1">
          <table:table-cell office:value-type="float" office:value="212092" calcext:value-type="float">
            <text:p>212092</text:p>
          </table:table-cell>
          <table:table-cell office:value-type="float" office:value="0.0383813" calcext:value-type="float">
            <text:p>0.0383813</text:p>
          </table:table-cell>
          <table:table-cell office:value-type="float" office:value="0.0110094" calcext:value-type="float">
            <text:p>0.0110094</text:p>
          </table:table-cell>
          <table:table-cell table:number-columns-repeated="9"/>
        </table:table-row>
        <table:table-row table:style-name="ro1">
          <table:table-cell office:value-type="float" office:value="212844" calcext:value-type="float">
            <text:p>212844</text:p>
          </table:table-cell>
          <table:table-cell office:value-type="float" office:value="0.0319964" calcext:value-type="float">
            <text:p>0.0319964</text:p>
          </table:table-cell>
          <table:table-cell office:value-type="float" office:value="0.00479182" calcext:value-type="float">
            <text:p>0.00479182</text:p>
          </table:table-cell>
          <table:table-cell table:number-columns-repeated="9"/>
        </table:table-row>
        <table:table-row table:style-name="ro1">
          <table:table-cell office:value-type="float" office:value="212780" calcext:value-type="float">
            <text:p>212780</text:p>
          </table:table-cell>
          <table:table-cell office:value-type="float" office:value="0.0309158" calcext:value-type="float">
            <text:p>0.0309158</text:p>
          </table:table-cell>
          <table:table-cell office:value-type="float" office:value="0.00301537" calcext:value-type="float">
            <text:p>0.00301537</text:p>
          </table:table-cell>
          <table:table-cell table:number-columns-repeated="9"/>
        </table:table-row>
        <table:table-row table:style-name="ro1">
          <table:table-cell office:value-type="float" office:value="212748" calcext:value-type="float">
            <text:p>212748</text:p>
          </table:table-cell>
          <table:table-cell office:value-type="float" office:value="0.0328483" calcext:value-type="float">
            <text:p>0.0328483</text:p>
          </table:table-cell>
          <table:table-cell office:value-type="float" office:value="0.00502287" calcext:value-type="float">
            <text:p>0.00502287</text:p>
          </table:table-cell>
          <table:table-cell table:number-columns-repeated="9"/>
        </table:table-row>
        <table:table-row table:style-name="ro1">
          <table:table-cell office:value-type="float" office:value="213268" calcext:value-type="float">
            <text:p>213268</text:p>
          </table:table-cell>
          <table:table-cell office:value-type="float" office:value="0.0336115" calcext:value-type="float">
            <text:p>0.0336115</text:p>
          </table:table-cell>
          <table:table-cell office:value-type="float" office:value="0.00603495" calcext:value-type="float">
            <text:p>0.00603495</text:p>
          </table:table-cell>
          <table:table-cell table:number-columns-repeated="9"/>
        </table:table-row>
        <table:table-row table:style-name="ro1">
          <table:table-cell office:value-type="float" office:value="213564" calcext:value-type="float">
            <text:p>213564</text:p>
          </table:table-cell>
          <table:table-cell office:value-type="float" office:value="0.0368163" calcext:value-type="float">
            <text:p>0.0368163</text:p>
          </table:table-cell>
          <table:table-cell office:value-type="float" office:value="0.0105416" calcext:value-type="float">
            <text:p>0.0105416</text:p>
          </table:table-cell>
          <table:table-cell table:number-columns-repeated="9"/>
        </table:table-row>
        <table:table-row table:style-name="ro1">
          <table:table-cell office:value-type="float" office:value="213204" calcext:value-type="float">
            <text:p>213204</text:p>
          </table:table-cell>
          <table:table-cell office:value-type="float" office:value="0.0317191" calcext:value-type="float">
            <text:p>0.0317191</text:p>
          </table:table-cell>
          <table:table-cell office:value-type="float" office:value="0.00410249" calcext:value-type="float">
            <text:p>0.00410249</text:p>
          </table:table-cell>
          <table:table-cell table:number-columns-repeated="9"/>
        </table:table-row>
        <table:table-row table:style-name="ro1">
          <table:table-cell office:value-type="float" office:value="213328" calcext:value-type="float">
            <text:p>213328</text:p>
          </table:table-cell>
          <table:table-cell office:value-type="float" office:value="0.0299957" calcext:value-type="float">
            <text:p>0.0299957</text:p>
          </table:table-cell>
          <table:table-cell office:value-type="float" office:value="0.0029044" calcext:value-type="float">
            <text:p>0.0029044</text:p>
          </table:table-cell>
          <table:table-cell table:number-columns-repeated="9"/>
        </table:table-row>
        <table:table-row table:style-name="ro1">
          <table:table-cell office:value-type="float" office:value="213836" calcext:value-type="float">
            <text:p>213836</text:p>
          </table:table-cell>
          <table:table-cell office:value-type="float" office:value="0.0344365" calcext:value-type="float">
            <text:p>0.0344365</text:p>
          </table:table-cell>
          <table:table-cell office:value-type="float" office:value="0.00805762" calcext:value-type="float">
            <text:p>0.00805762</text:p>
          </table:table-cell>
          <table:table-cell table:number-columns-repeated="9"/>
        </table:table-row>
        <table:table-row table:style-name="ro1">
          <table:table-cell office:value-type="float" office:value="213264" calcext:value-type="float">
            <text:p>213264</text:p>
          </table:table-cell>
          <table:table-cell office:value-type="float" office:value="0.0330586" calcext:value-type="float">
            <text:p>0.0330586</text:p>
          </table:table-cell>
          <table:table-cell office:value-type="float" office:value="0.00563274" calcext:value-type="float">
            <text:p>0.00563274</text:p>
          </table:table-cell>
          <table:table-cell table:number-columns-repeated="9"/>
        </table:table-row>
        <table:table-row table:style-name="ro1">
          <table:table-cell office:value-type="float" office:value="213336" calcext:value-type="float">
            <text:p>213336</text:p>
          </table:table-cell>
          <table:table-cell office:value-type="float" office:value="0.0365703" calcext:value-type="float">
            <text:p>0.0365703</text:p>
          </table:table-cell>
          <table:table-cell office:value-type="float" office:value="0.00995441" calcext:value-type="float">
            <text:p>0.00995441</text:p>
          </table:table-cell>
          <table:table-cell table:number-columns-repeated="9"/>
        </table:table-row>
        <table:table-row table:style-name="ro1">
          <table:table-cell office:value-type="float" office:value="213364" calcext:value-type="float">
            <text:p>213364</text:p>
          </table:table-cell>
          <table:table-cell office:value-type="float" office:value="0.0331504" calcext:value-type="float">
            <text:p>0.0331504</text:p>
          </table:table-cell>
          <table:table-cell office:value-type="float" office:value="0.00500035" calcext:value-type="float">
            <text:p>0.00500035</text:p>
          </table:table-cell>
          <table:table-cell table:number-columns-repeated="9"/>
        </table:table-row>
        <table:table-row table:style-name="ro1">
          <table:table-cell office:value-type="float" office:value="214376" calcext:value-type="float">
            <text:p>214376</text:p>
          </table:table-cell>
          <table:table-cell office:value-type="float" office:value="0.0297535" calcext:value-type="float">
            <text:p>0.0297535</text:p>
          </table:table-cell>
          <table:table-cell office:value-type="float" office:value="0.00260168" calcext:value-type="float">
            <text:p>0.00260168</text:p>
          </table:table-cell>
          <table:table-cell table:number-columns-repeated="9"/>
        </table:table-row>
        <table:table-row table:style-name="ro1">
          <table:table-cell office:value-type="float" office:value="214588" calcext:value-type="float">
            <text:p>214588</text:p>
          </table:table-cell>
          <table:table-cell office:value-type="float" office:value="0.0330086" calcext:value-type="float">
            <text:p>0.0330086</text:p>
          </table:table-cell>
          <table:table-cell office:value-type="float" office:value="0.00577839" calcext:value-type="float">
            <text:p>0.00577839</text:p>
          </table:table-cell>
          <table:table-cell table:number-columns-repeated="9"/>
        </table:table-row>
        <table:table-row table:style-name="ro1">
          <table:table-cell office:value-type="float" office:value="214536" calcext:value-type="float">
            <text:p>214536</text:p>
          </table:table-cell>
          <table:table-cell office:value-type="float" office:value="0.0340537" calcext:value-type="float">
            <text:p>0.0340537</text:p>
          </table:table-cell>
          <table:table-cell office:value-type="float" office:value="0.00693028" calcext:value-type="float">
            <text:p>0.00693028</text:p>
          </table:table-cell>
          <table:table-cell table:number-columns-repeated="9"/>
        </table:table-row>
        <table:table-row table:style-name="ro1">
          <table:table-cell office:value-type="float" office:value="214460" calcext:value-type="float">
            <text:p>214460</text:p>
          </table:table-cell>
          <table:table-cell office:value-type="float" office:value="0.0360717" calcext:value-type="float">
            <text:p>0.0360717</text:p>
          </table:table-cell>
          <table:table-cell office:value-type="float" office:value="0.00861296" calcext:value-type="float">
            <text:p>0.00861296</text:p>
          </table:table-cell>
          <table:table-cell table:number-columns-repeated="9"/>
        </table:table-row>
        <table:table-row table:style-name="ro1">
          <table:table-cell office:value-type="float" office:value="214700" calcext:value-type="float">
            <text:p>214700</text:p>
          </table:table-cell>
          <table:table-cell office:value-type="float" office:value="0.0291512" calcext:value-type="float">
            <text:p>0.0291512</text:p>
          </table:table-cell>
          <table:table-cell office:value-type="float" office:value="0.0018717" calcext:value-type="float">
            <text:p>0.0018717</text:p>
          </table:table-cell>
          <table:table-cell table:number-columns-repeated="9"/>
        </table:table-row>
        <table:table-row table:style-name="ro1">
          <table:table-cell office:value-type="float" office:value="215332" calcext:value-type="float">
            <text:p>215332</text:p>
          </table:table-cell>
          <table:table-cell office:value-type="float" office:value="0.0357843" calcext:value-type="float">
            <text:p>0.0357843</text:p>
          </table:table-cell>
          <table:table-cell office:value-type="float" office:value="0.00819528" calcext:value-type="float">
            <text:p>0.00819528</text:p>
          </table:table-cell>
          <table:table-cell table:number-columns-repeated="9"/>
        </table:table-row>
        <table:table-row table:style-name="ro1">
          <table:table-cell office:value-type="float" office:value="215756" calcext:value-type="float">
            <text:p>215756</text:p>
          </table:table-cell>
          <table:table-cell office:value-type="float" office:value="0.0378312" calcext:value-type="float">
            <text:p>0.0378312</text:p>
          </table:table-cell>
          <table:table-cell office:value-type="float" office:value="0.0107931" calcext:value-type="float">
            <text:p>0.0107931</text:p>
          </table:table-cell>
          <table:table-cell table:number-columns-repeated="9"/>
        </table:table-row>
        <table:table-row table:style-name="ro1">
          <table:table-cell office:value-type="float" office:value="215768" calcext:value-type="float">
            <text:p>215768</text:p>
          </table:table-cell>
          <table:table-cell office:value-type="float" office:value="0.0367351" calcext:value-type="float">
            <text:p>0.0367351</text:p>
          </table:table-cell>
          <table:table-cell office:value-type="float" office:value="0.00820887" calcext:value-type="float">
            <text:p>0.00820887</text:p>
          </table:table-cell>
          <table:table-cell table:number-columns-repeated="9"/>
        </table:table-row>
        <table:table-row table:style-name="ro1">
          <table:table-cell office:value-type="float" office:value="220072" calcext:value-type="float">
            <text:p>220072</text:p>
          </table:table-cell>
          <table:table-cell office:value-type="float" office:value="0.0327728" calcext:value-type="float">
            <text:p>0.0327728</text:p>
          </table:table-cell>
          <table:table-cell office:value-type="float" office:value="0.00641009" calcext:value-type="float">
            <text:p>0.00641009</text:p>
          </table:table-cell>
          <table:table-cell table:number-columns-repeated="9"/>
        </table:table-row>
        <table:table-row table:style-name="ro1">
          <table:table-cell office:value-type="float" office:value="220804" calcext:value-type="float">
            <text:p>220804</text:p>
          </table:table-cell>
          <table:table-cell office:value-type="float" office:value="0.0339814" calcext:value-type="float">
            <text:p>0.0339814</text:p>
          </table:table-cell>
          <table:table-cell office:value-type="float" office:value="0.00658886" calcext:value-type="float">
            <text:p>0.00658886</text:p>
          </table:table-cell>
          <table:table-cell table:number-columns-repeated="9"/>
        </table:table-row>
        <table:table-row table:style-name="ro1">
          <table:table-cell office:value-type="float" office:value="220908" calcext:value-type="float">
            <text:p>220908</text:p>
          </table:table-cell>
          <table:table-cell office:value-type="float" office:value="0.0348048" calcext:value-type="float">
            <text:p>0.0348048</text:p>
          </table:table-cell>
          <table:table-cell office:value-type="float" office:value="0.00826962" calcext:value-type="float">
            <text:p>0.00826962</text:p>
          </table:table-cell>
          <table:table-cell table:number-columns-repeated="9"/>
        </table:table-row>
        <table:table-row table:style-name="ro1">
          <table:table-cell office:value-type="float" office:value="220268" calcext:value-type="float">
            <text:p>220268</text:p>
          </table:table-cell>
          <table:table-cell office:value-type="float" office:value="0.0331582" calcext:value-type="float">
            <text:p>0.0331582</text:p>
          </table:table-cell>
          <table:table-cell office:value-type="float" office:value="0.00507855" calcext:value-type="float">
            <text:p>0.00507855</text:p>
          </table:table-cell>
          <table:table-cell table:number-columns-repeated="9"/>
        </table:table-row>
        <table:table-row table:style-name="ro1">
          <table:table-cell office:value-type="float" office:value="221728" calcext:value-type="float">
            <text:p>221728</text:p>
          </table:table-cell>
          <table:table-cell office:value-type="float" office:value="0.0317635" calcext:value-type="float">
            <text:p>0.0317635</text:p>
          </table:table-cell>
          <table:table-cell office:value-type="float" office:value="0.00449697" calcext:value-type="float">
            <text:p>0.00449697</text:p>
          </table:table-cell>
          <table:table-cell table:number-columns-repeated="9"/>
        </table:table-row>
        <table:table-row table:style-name="ro1">
          <table:table-cell office:value-type="float" office:value="221912" calcext:value-type="float">
            <text:p>221912</text:p>
          </table:table-cell>
          <table:table-cell office:value-type="float" office:value="0.0312617" calcext:value-type="float">
            <text:p>0.0312617</text:p>
          </table:table-cell>
          <table:table-cell office:value-type="float" office:value="0.00425839" calcext:value-type="float">
            <text:p>0.00425839</text:p>
          </table:table-cell>
          <table:table-cell table:number-columns-repeated="9"/>
        </table:table-row>
        <table:table-row table:style-name="ro1">
          <table:table-cell office:value-type="float" office:value="221428" calcext:value-type="float">
            <text:p>221428</text:p>
          </table:table-cell>
          <table:table-cell office:value-type="float" office:value="0.0373265" calcext:value-type="float">
            <text:p>0.0373265</text:p>
          </table:table-cell>
          <table:table-cell office:value-type="float" office:value="0.00922097" calcext:value-type="float">
            <text:p>0.00922097</text:p>
          </table:table-cell>
          <table:table-cell table:number-columns-repeated="9"/>
        </table:table-row>
        <table:table-row table:style-name="ro1">
          <table:table-cell office:value-type="float" office:value="222744" calcext:value-type="float">
            <text:p>222744</text:p>
          </table:table-cell>
          <table:table-cell office:value-type="float" office:value="0.0347293" calcext:value-type="float">
            <text:p>0.0347293</text:p>
          </table:table-cell>
          <table:table-cell office:value-type="float" office:value="0.0073188" calcext:value-type="float">
            <text:p>0.0073188</text:p>
          </table:table-cell>
          <table:table-cell table:number-columns-repeated="9"/>
        </table:table-row>
        <table:table-row table:style-name="ro1">
          <table:table-cell office:value-type="float" office:value="222980" calcext:value-type="float">
            <text:p>222980</text:p>
          </table:table-cell>
          <table:table-cell office:value-type="float" office:value="0.0353123" calcext:value-type="float">
            <text:p>0.0353123</text:p>
          </table:table-cell>
          <table:table-cell office:value-type="float" office:value="0.0081522" calcext:value-type="float">
            <text:p>0.0081522</text:p>
          </table:table-cell>
          <table:table-cell table:number-columns-repeated="9"/>
        </table:table-row>
        <table:table-row table:style-name="ro1">
          <table:table-cell office:value-type="float" office:value="223512" calcext:value-type="float">
            <text:p>223512</text:p>
          </table:table-cell>
          <table:table-cell office:value-type="float" office:value="0.0340081" calcext:value-type="float">
            <text:p>0.0340081</text:p>
          </table:table-cell>
          <table:table-cell office:value-type="float" office:value="0.00632653" calcext:value-type="float">
            <text:p>0.00632653</text:p>
          </table:table-cell>
          <table:table-cell table:number-columns-repeated="9"/>
        </table:table-row>
        <table:table-row table:style-name="ro1">
          <table:table-cell office:value-type="float" office:value="223716" calcext:value-type="float">
            <text:p>223716</text:p>
          </table:table-cell>
          <table:table-cell office:value-type="float" office:value="0.0379414" calcext:value-type="float">
            <text:p>0.0379414</text:p>
          </table:table-cell>
          <table:table-cell office:value-type="float" office:value="0.0096533" calcext:value-type="float">
            <text:p>0.0096533</text:p>
          </table:table-cell>
          <table:table-cell table:number-columns-repeated="9"/>
        </table:table-row>
        <table:table-row table:style-name="ro1">
          <table:table-cell office:value-type="float" office:value="223336" calcext:value-type="float">
            <text:p>223336</text:p>
          </table:table-cell>
          <table:table-cell office:value-type="float" office:value="0.00741721" calcext:value-type="float">
            <text:p>0.00741721</text:p>
          </table:table-cell>
          <table:table-cell office:value-type="float" office:value="0.00755033" calcext:value-type="float">
            <text:p>0.00755033</text:p>
          </table:table-cell>
          <table:table-cell table:number-columns-repeated="9"/>
        </table:table-row>
        <table:table-row table:style-name="ro1">
          <table:table-cell office:value-type="float" office:value="223480" calcext:value-type="float">
            <text:p>223480</text:p>
          </table:table-cell>
          <table:table-cell office:value-type="float" office:value="0.0385443" calcext:value-type="float">
            <text:p>0.0385443</text:p>
          </table:table-cell>
          <table:table-cell office:value-type="float" office:value="0.0100631" calcext:value-type="float">
            <text:p>0.0100631</text:p>
          </table:table-cell>
          <table:table-cell table:number-columns-repeated="9"/>
        </table:table-row>
        <table:table-row table:style-name="ro1">
          <table:table-cell office:value-type="float" office:value="223760" calcext:value-type="float">
            <text:p>223760</text:p>
          </table:table-cell>
          <table:table-cell office:value-type="float" office:value="0.0374619" calcext:value-type="float">
            <text:p>0.0374619</text:p>
          </table:table-cell>
          <table:table-cell office:value-type="float" office:value="0.0105187" calcext:value-type="float">
            <text:p>0.0105187</text:p>
          </table:table-cell>
          <table:table-cell table:number-columns-repeated="9"/>
        </table:table-row>
        <table:table-row table:style-name="ro1">
          <table:table-cell office:value-type="float" office:value="224512" calcext:value-type="float">
            <text:p>224512</text:p>
          </table:table-cell>
          <table:table-cell office:value-type="float" office:value="0.031531" calcext:value-type="float">
            <text:p>0.031531</text:p>
          </table:table-cell>
          <table:table-cell office:value-type="float" office:value="0.00417337" calcext:value-type="float">
            <text:p>0.00417337</text:p>
          </table:table-cell>
          <table:table-cell table:number-columns-repeated="9"/>
        </table:table-row>
        <table:table-row table:style-name="ro1">
          <table:table-cell office:value-type="float" office:value="224472" calcext:value-type="float">
            <text:p>224472</text:p>
          </table:table-cell>
          <table:table-cell office:value-type="float" office:value="0.0368524" calcext:value-type="float">
            <text:p>0.0368524</text:p>
          </table:table-cell>
          <table:table-cell office:value-type="float" office:value="0.00944086" calcext:value-type="float">
            <text:p>0.00944086</text:p>
          </table:table-cell>
          <table:table-cell table:number-columns-repeated="9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0102651" calcext:value-type="float">
            <text:p>0.0102651</text:p>
          </table:table-cell>
          <table:table-cell table:number-columns-repeated="9"/>
        </table:table-row>
        <table:table-row table:style-name="ro1">
          <table:table-cell office:value-type="float" office:value="226296" calcext:value-type="float">
            <text:p>226296</text:p>
          </table:table-cell>
          <table:table-cell office:value-type="float" office:value="0.0397426" calcext:value-type="float">
            <text:p>0.0397426</text:p>
          </table:table-cell>
          <table:table-cell office:value-type="float" office:value="0.0114147" calcext:value-type="float">
            <text:p>0.0114147</text:p>
          </table:table-cell>
          <table:table-cell table:number-columns-repeated="9"/>
        </table:table-row>
        <table:table-row table:style-name="ro1">
          <table:table-cell office:value-type="float" office:value="227756" calcext:value-type="float">
            <text:p>227756</text:p>
          </table:table-cell>
          <table:table-cell office:value-type="float" office:value="0.0351316" calcext:value-type="float">
            <text:p>0.0351316</text:p>
          </table:table-cell>
          <table:table-cell office:value-type="float" office:value="0.0075397" calcext:value-type="float">
            <text:p>0.0075397</text:p>
          </table:table-cell>
          <table:table-cell table:number-columns-repeated="9"/>
        </table:table-row>
        <table:table-row table:style-name="ro1">
          <table:table-cell office:value-type="float" office:value="227792" calcext:value-type="float">
            <text:p>227792</text:p>
          </table:table-cell>
          <table:table-cell office:value-type="float" office:value="0.0368681" calcext:value-type="float">
            <text:p>0.0368681</text:p>
          </table:table-cell>
          <table:table-cell office:value-type="float" office:value="0.00935989" calcext:value-type="float">
            <text:p>0.00935989</text:p>
          </table:table-cell>
          <table:table-cell table:number-columns-repeated="9"/>
        </table:table-row>
        <table:table-row table:style-name="ro1">
          <table:table-cell office:value-type="float" office:value="228736" calcext:value-type="float">
            <text:p>228736</text:p>
          </table:table-cell>
          <table:table-cell office:value-type="float" office:value="0.0347959" calcext:value-type="float">
            <text:p>0.0347959</text:p>
          </table:table-cell>
          <table:table-cell office:value-type="float" office:value="0.00784798" calcext:value-type="float">
            <text:p>0.00784798</text:p>
          </table:table-cell>
          <table:table-cell table:number-columns-repeated="9"/>
        </table:table-row>
        <table:table-row table:style-name="ro1">
          <table:table-cell office:value-type="float" office:value="228956" calcext:value-type="float">
            <text:p>228956</text:p>
          </table:table-cell>
          <table:table-cell office:value-type="float" office:value="0.0342291" calcext:value-type="float">
            <text:p>0.0342291</text:p>
          </table:table-cell>
          <table:table-cell office:value-type="float" office:value="0.00627418" calcext:value-type="float">
            <text:p>0.00627418</text:p>
          </table:table-cell>
          <table:table-cell table:number-columns-repeated="9"/>
        </table:table-row>
        <table:table-row table:style-name="ro1">
          <table:table-cell office:value-type="float" office:value="228812" calcext:value-type="float">
            <text:p>228812</text:p>
          </table:table-cell>
          <table:table-cell office:value-type="float" office:value="0.031096" calcext:value-type="float">
            <text:p>0.031096</text:p>
          </table:table-cell>
          <table:table-cell office:value-type="float" office:value="0.00292589" calcext:value-type="float">
            <text:p>0.00292589</text:p>
          </table:table-cell>
          <table:table-cell table:number-columns-repeated="9"/>
        </table:table-row>
        <table:table-row table:style-name="ro1">
          <table:table-cell office:value-type="float" office:value="228896" calcext:value-type="float">
            <text:p>228896</text:p>
          </table:table-cell>
          <table:table-cell office:value-type="float" office:value="0.0360001" calcext:value-type="float">
            <text:p>0.0360001</text:p>
          </table:table-cell>
          <table:table-cell office:value-type="float" office:value="0.00874559" calcext:value-type="float">
            <text:p>0.00874559</text:p>
          </table:table-cell>
          <table:table-cell table:number-columns-repeated="9"/>
        </table:table-row>
        <table:table-row table:style-name="ro1">
          <table:table-cell office:value-type="float" office:value="228072" calcext:value-type="float">
            <text:p>228072</text:p>
          </table:table-cell>
          <table:table-cell office:value-type="float" office:value="0.035718" calcext:value-type="float">
            <text:p>0.035718</text:p>
          </table:table-cell>
          <table:table-cell office:value-type="float" office:value="0.00859256" calcext:value-type="float">
            <text:p>0.00859256</text:p>
          </table:table-cell>
          <table:table-cell table:number-columns-repeated="9"/>
        </table:table-row>
        <table:table-row table:style-name="ro1">
          <table:table-cell office:value-type="float" office:value="228220" calcext:value-type="float">
            <text:p>228220</text:p>
          </table:table-cell>
          <table:table-cell office:value-type="float" office:value="0.0370236" calcext:value-type="float">
            <text:p>0.0370236</text:p>
          </table:table-cell>
          <table:table-cell office:value-type="float" office:value="0.0095971" calcext:value-type="float">
            <text:p>0.0095971</text:p>
          </table:table-cell>
          <table:table-cell table:number-columns-repeated="9"/>
        </table:table-row>
        <table:table-row table:style-name="ro1">
          <table:table-cell office:value-type="float" office:value="229688" calcext:value-type="float">
            <text:p>229688</text:p>
          </table:table-cell>
          <table:table-cell office:value-type="float" office:value="0.0368923" calcext:value-type="float">
            <text:p>0.0368923</text:p>
          </table:table-cell>
          <table:table-cell office:value-type="float" office:value="0.00940863" calcext:value-type="float">
            <text:p>0.00940863</text:p>
          </table:table-cell>
          <table:table-cell table:number-columns-repeated="9"/>
        </table:table-row>
        <table:table-row table:style-name="ro1">
          <table:table-cell office:value-type="float" office:value="230432" calcext:value-type="float">
            <text:p>230432</text:p>
          </table:table-cell>
          <table:table-cell office:value-type="float" office:value="0.00525909" calcext:value-type="float">
            <text:p>0.00525909</text:p>
          </table:table-cell>
          <table:table-cell office:value-type="float" office:value="0.00480241" calcext:value-type="float">
            <text:p>0.00480241</text:p>
          </table:table-cell>
          <table:table-cell table:number-columns-repeated="9"/>
        </table:table-row>
        <table:table-row table:style-name="ro1">
          <table:table-cell office:value-type="float" office:value="230760" calcext:value-type="float">
            <text:p>230760</text:p>
          </table:table-cell>
          <table:table-cell office:value-type="float" office:value="0.0350365" calcext:value-type="float">
            <text:p>0.0350365</text:p>
          </table:table-cell>
          <table:table-cell office:value-type="float" office:value="0.00805242" calcext:value-type="float">
            <text:p>0.00805242</text:p>
          </table:table-cell>
          <table:table-cell table:number-columns-repeated="9"/>
        </table:table-row>
        <table:table-row table:style-name="ro1">
          <table:table-cell office:value-type="float" office:value="231240" calcext:value-type="float">
            <text:p>231240</text:p>
          </table:table-cell>
          <table:table-cell office:value-type="float" office:value="0.0329593" calcext:value-type="float">
            <text:p>0.0329593</text:p>
          </table:table-cell>
          <table:table-cell office:value-type="float" office:value="0.00545882" calcext:value-type="float">
            <text:p>0.00545882</text:p>
          </table:table-cell>
          <table:table-cell table:number-columns-repeated="9"/>
        </table:table-row>
        <table:table-row table:style-name="ro1">
          <table:table-cell office:value-type="float" office:value="233256" calcext:value-type="float">
            <text:p>233256</text:p>
          </table:table-cell>
          <table:table-cell office:value-type="float" office:value="0.0324388" calcext:value-type="float">
            <text:p>0.0324388</text:p>
          </table:table-cell>
          <table:table-cell office:value-type="float" office:value="0.00417193" calcext:value-type="float">
            <text:p>0.00417193</text:p>
          </table:table-cell>
          <table:table-cell table:number-columns-repeated="9"/>
        </table:table-row>
        <table:table-row table:style-name="ro1">
          <table:table-cell office:value-type="float" office:value="233564" calcext:value-type="float">
            <text:p>233564</text:p>
          </table:table-cell>
          <table:table-cell office:value-type="float" office:value="0.0300774" calcext:value-type="float">
            <text:p>0.0300774</text:p>
          </table:table-cell>
          <table:table-cell office:value-type="float" office:value="0.00270506" calcext:value-type="float">
            <text:p>0.00270506</text:p>
          </table:table-cell>
          <table:table-cell table:number-columns-repeated="9"/>
        </table:table-row>
        <table:table-row table:style-name="ro1">
          <table:table-cell office:value-type="float" office:value="233264" calcext:value-type="float">
            <text:p>233264</text:p>
          </table:table-cell>
          <table:table-cell office:value-type="float" office:value="0.0124302" calcext:value-type="float">
            <text:p>0.0124302</text:p>
          </table:table-cell>
          <table:table-cell office:value-type="float" office:value="0.0125209" calcext:value-type="float">
            <text:p>0.0125209</text:p>
          </table:table-cell>
          <table:table-cell table:number-columns-repeated="9"/>
        </table:table-row>
        <table:table-row table:style-name="ro1">
          <table:table-cell office:value-type="float" office:value="234844" calcext:value-type="float">
            <text:p>234844</text:p>
          </table:table-cell>
          <table:table-cell office:value-type="float" office:value="0.0335793" calcext:value-type="float">
            <text:p>0.0335793</text:p>
          </table:table-cell>
          <table:table-cell office:value-type="float" office:value="0.00681717" calcext:value-type="float">
            <text:p>0.00681717</text:p>
          </table:table-cell>
          <table:table-cell table:number-columns-repeated="9"/>
        </table:table-row>
        <table:table-row table:style-name="ro1">
          <table:table-cell office:value-type="float" office:value="234180" calcext:value-type="float">
            <text:p>234180</text:p>
          </table:table-cell>
          <table:table-cell office:value-type="float" office:value="0.0323613" calcext:value-type="float">
            <text:p>0.0323613</text:p>
          </table:table-cell>
          <table:table-cell office:value-type="float" office:value="0.00494226" calcext:value-type="float">
            <text:p>0.00494226</text:p>
          </table:table-cell>
          <table:table-cell table:number-columns-repeated="9"/>
        </table:table-row>
        <table:table-row table:style-name="ro1">
          <table:table-cell office:value-type="float" office:value="234548" calcext:value-type="float">
            <text:p>234548</text:p>
          </table:table-cell>
          <table:table-cell office:value-type="float" office:value="0.0333244" calcext:value-type="float">
            <text:p>0.0333244</text:p>
          </table:table-cell>
          <table:table-cell office:value-type="float" office:value="0.00576928" calcext:value-type="float">
            <text:p>0.00576928</text:p>
          </table:table-cell>
          <table:table-cell table:number-columns-repeated="9"/>
        </table:table-row>
        <table:table-row table:style-name="ro1">
          <table:table-cell office:value-type="float" office:value="235120" calcext:value-type="float">
            <text:p>235120</text:p>
          </table:table-cell>
          <table:table-cell office:value-type="float" office:value="0.0384874" calcext:value-type="float">
            <text:p>0.0384874</text:p>
          </table:table-cell>
          <table:table-cell office:value-type="float" office:value="0.0106263" calcext:value-type="float">
            <text:p>0.0106263</text:p>
          </table:table-cell>
          <table:table-cell table:number-columns-repeated="9"/>
        </table:table-row>
        <table:table-row table:style-name="ro1">
          <table:table-cell office:value-type="float" office:value="235172" calcext:value-type="float">
            <text:p>235172</text:p>
          </table:table-cell>
          <table:table-cell office:value-type="float" office:value="0.0324041" calcext:value-type="float">
            <text:p>0.0324041</text:p>
          </table:table-cell>
          <table:table-cell office:value-type="float" office:value="0.00515763" calcext:value-type="float">
            <text:p>0.00515763</text:p>
          </table:table-cell>
          <table:table-cell table:number-columns-repeated="9"/>
        </table:table-row>
        <table:table-row table:style-name="ro1">
          <table:table-cell office:value-type="float" office:value="235320" calcext:value-type="float">
            <text:p>235320</text:p>
          </table:table-cell>
          <table:table-cell office:value-type="float" office:value="0.0337224" calcext:value-type="float">
            <text:p>0.0337224</text:p>
          </table:table-cell>
          <table:table-cell office:value-type="float" office:value="0.0067442" calcext:value-type="float">
            <text:p>0.0067442</text:p>
          </table:table-cell>
          <table:table-cell table:number-columns-repeated="9"/>
        </table:table-row>
        <table:table-row table:style-name="ro1">
          <table:table-cell office:value-type="float" office:value="235660" calcext:value-type="float">
            <text:p>235660</text:p>
          </table:table-cell>
          <table:table-cell office:value-type="float" office:value="0.0361181" calcext:value-type="float">
            <text:p>0.0361181</text:p>
          </table:table-cell>
          <table:table-cell office:value-type="float" office:value="0.00915017" calcext:value-type="float">
            <text:p>0.00915017</text:p>
          </table:table-cell>
          <table:table-cell table:number-columns-repeated="9"/>
        </table:table-row>
        <table:table-row table:style-name="ro1">
          <table:table-cell office:value-type="float" office:value="235420" calcext:value-type="float">
            <text:p>235420</text:p>
          </table:table-cell>
          <table:table-cell office:value-type="float" office:value="0.0309457" calcext:value-type="float">
            <text:p>0.0309457</text:p>
          </table:table-cell>
          <table:table-cell office:value-type="float" office:value="0.00331699" calcext:value-type="float">
            <text:p>0.00331699</text:p>
          </table:table-cell>
          <table:table-cell table:number-columns-repeated="9"/>
        </table:table-row>
        <table:table-row table:style-name="ro1">
          <table:table-cell office:value-type="float" office:value="236684" calcext:value-type="float">
            <text:p>236684</text:p>
          </table:table-cell>
          <table:table-cell office:value-type="float" office:value="0.0351935" calcext:value-type="float">
            <text:p>0.0351935</text:p>
          </table:table-cell>
          <table:table-cell office:value-type="float" office:value="0.00750748" calcext:value-type="float">
            <text:p>0.00750748</text:p>
          </table:table-cell>
          <table:table-cell table:number-columns-repeated="9"/>
        </table:table-row>
        <table:table-row table:style-name="ro1">
          <table:table-cell office:value-type="float" office:value="236112" calcext:value-type="float">
            <text:p>236112</text:p>
          </table:table-cell>
          <table:table-cell office:value-type="float" office:value="0.0341384" calcext:value-type="float">
            <text:p>0.0341384</text:p>
          </table:table-cell>
          <table:table-cell office:value-type="float" office:value="0.00635034" calcext:value-type="float">
            <text:p>0.00635034</text:p>
          </table:table-cell>
          <table:table-cell table:number-columns-repeated="9"/>
        </table:table-row>
        <table:table-row table:style-name="ro1">
          <table:table-cell office:value-type="float" office:value="237288" calcext:value-type="float">
            <text:p>237288</text:p>
          </table:table-cell>
          <table:table-cell office:value-type="float" office:value="0.0330163" calcext:value-type="float">
            <text:p>0.0330163</text:p>
          </table:table-cell>
          <table:table-cell office:value-type="float" office:value="0.00603333" calcext:value-type="float">
            <text:p>0.00603333</text:p>
          </table:table-cell>
          <table:table-cell table:number-columns-repeated="9"/>
        </table:table-row>
        <table:table-row table:style-name="ro1">
          <table:table-cell office:value-type="float" office:value="238948" calcext:value-type="float">
            <text:p>238948</text:p>
          </table:table-cell>
          <table:table-cell office:value-type="float" office:value="0.0365674" calcext:value-type="float">
            <text:p>0.0365674</text:p>
          </table:table-cell>
          <table:table-cell office:value-type="float" office:value="0.00956562" calcext:value-type="float">
            <text:p>0.00956562</text:p>
          </table:table-cell>
          <table:table-cell table:number-columns-repeated="9"/>
        </table:table-row>
        <table:table-row table:style-name="ro1">
          <table:table-cell office:value-type="float" office:value="238456" calcext:value-type="float">
            <text:p>238456</text:p>
          </table:table-cell>
          <table:table-cell office:value-type="float" office:value="0.0350055" calcext:value-type="float">
            <text:p>0.0350055</text:p>
          </table:table-cell>
          <table:table-cell office:value-type="float" office:value="0.00774502" calcext:value-type="float">
            <text:p>0.00774502</text:p>
          </table:table-cell>
          <table:table-cell table:number-columns-repeated="9"/>
        </table:table-row>
        <table:table-row table:style-name="ro1">
          <table:table-cell office:value-type="float" office:value="238936" calcext:value-type="float">
            <text:p>238936</text:p>
          </table:table-cell>
          <table:table-cell office:value-type="float" office:value="0.0372266" calcext:value-type="float">
            <text:p>0.0372266</text:p>
          </table:table-cell>
          <table:table-cell office:value-type="float" office:value="0.00973545" calcext:value-type="float">
            <text:p>0.00973545</text:p>
          </table:table-cell>
          <table:table-cell table:number-columns-repeated="9"/>
        </table:table-row>
        <table:table-row table:style-name="ro1">
          <table:table-cell office:value-type="float" office:value="238756" calcext:value-type="float">
            <text:p>238756</text:p>
          </table:table-cell>
          <table:table-cell office:value-type="float" office:value="0.0313768" calcext:value-type="float">
            <text:p>0.0313768</text:p>
          </table:table-cell>
          <table:table-cell office:value-type="float" office:value="0.00356067" calcext:value-type="float">
            <text:p>0.00356067</text:p>
          </table:table-cell>
          <table:table-cell table:number-columns-repeated="9"/>
        </table:table-row>
        <table:table-row table:style-name="ro1">
          <table:table-cell office:value-type="float" office:value="239432" calcext:value-type="float">
            <text:p>239432</text:p>
          </table:table-cell>
          <table:table-cell office:value-type="float" office:value="0.0364012" calcext:value-type="float">
            <text:p>0.0364012</text:p>
          </table:table-cell>
          <table:table-cell office:value-type="float" office:value="0.00846771" calcext:value-type="float">
            <text:p>0.00846771</text:p>
          </table:table-cell>
          <table:table-cell table:number-columns-repeated="9"/>
        </table:table-row>
        <table:table-row table:style-name="ro1">
          <table:table-cell office:value-type="float" office:value="240220" calcext:value-type="float">
            <text:p>240220</text:p>
          </table:table-cell>
          <table:table-cell office:value-type="float" office:value="0.0344327" calcext:value-type="float">
            <text:p>0.0344327</text:p>
          </table:table-cell>
          <table:table-cell office:value-type="float" office:value="0.00735514" calcext:value-type="float">
            <text:p>0.00735514</text:p>
          </table:table-cell>
          <table:table-cell table:number-columns-repeated="9"/>
        </table:table-row>
        <table:table-row table:style-name="ro1">
          <table:table-cell office:value-type="float" office:value="240824" calcext:value-type="float">
            <text:p>240824</text:p>
          </table:table-cell>
          <table:table-cell office:value-type="float" office:value="0.0308457" calcext:value-type="float">
            <text:p>0.0308457</text:p>
          </table:table-cell>
          <table:table-cell office:value-type="float" office:value="0.00350826" calcext:value-type="float">
            <text:p>0.00350826</text:p>
          </table:table-cell>
          <table:table-cell table:number-columns-repeated="9"/>
        </table:table-row>
        <table:table-row table:style-name="ro1">
          <table:table-cell office:value-type="float" office:value="241128" calcext:value-type="float">
            <text:p>241128</text:p>
          </table:table-cell>
          <table:table-cell office:value-type="float" office:value="0.0297241" calcext:value-type="float">
            <text:p>0.0297241</text:p>
          </table:table-cell>
          <table:table-cell office:value-type="float" office:value="0.00295385" calcext:value-type="float">
            <text:p>0.00295385</text:p>
          </table:table-cell>
          <table:table-cell table:number-columns-repeated="9"/>
        </table:table-row>
        <table:table-row table:style-name="ro1">
          <table:table-cell office:value-type="float" office:value="241164" calcext:value-type="float">
            <text:p>241164</text:p>
          </table:table-cell>
          <table:table-cell office:value-type="float" office:value="0.0330736" calcext:value-type="float">
            <text:p>0.0330736</text:p>
          </table:table-cell>
          <table:table-cell office:value-type="float" office:value="0.00612256" calcext:value-type="float">
            <text:p>0.00612256</text:p>
          </table:table-cell>
          <table:table-cell table:number-columns-repeated="9"/>
        </table:table-row>
        <table:table-row table:style-name="ro1">
          <table:table-cell office:value-type="float" office:value="241596" calcext:value-type="float">
            <text:p>241596</text:p>
          </table:table-cell>
          <table:table-cell office:value-type="float" office:value="0.0356074" calcext:value-type="float">
            <text:p>0.0356074</text:p>
          </table:table-cell>
          <table:table-cell office:value-type="float" office:value="0.00840354" calcext:value-type="float">
            <text:p>0.00840354</text:p>
          </table:table-cell>
          <table:table-cell table:number-columns-repeated="9"/>
        </table:table-row>
        <table:table-row table:style-name="ro1">
          <table:table-cell office:value-type="float" office:value="241732" calcext:value-type="float">
            <text:p>241732</text:p>
          </table:table-cell>
          <table:table-cell office:value-type="float" office:value="0.0344582" calcext:value-type="float">
            <text:p>0.0344582</text:p>
          </table:table-cell>
          <table:table-cell office:value-type="float" office:value="0.00758408" calcext:value-type="float">
            <text:p>0.00758408</text:p>
          </table:table-cell>
          <table:table-cell table:number-columns-repeated="9"/>
        </table:table-row>
        <table:table-row table:style-name="ro1">
          <table:table-cell office:value-type="float" office:value="241200" calcext:value-type="float">
            <text:p>241200</text:p>
          </table:table-cell>
          <table:table-cell office:value-type="float" office:value="0.035998" calcext:value-type="float">
            <text:p>0.035998</text:p>
          </table:table-cell>
          <table:table-cell office:value-type="float" office:value="0.00866273" calcext:value-type="float">
            <text:p>0.00866273</text:p>
          </table:table-cell>
          <table:table-cell table:number-columns-repeated="9"/>
        </table:table-row>
        <table:table-row table:style-name="ro1">
          <table:table-cell office:value-type="float" office:value="241344" calcext:value-type="float">
            <text:p>241344</text:p>
          </table:table-cell>
          <table:table-cell office:value-type="float" office:value="0.0297027" calcext:value-type="float">
            <text:p>0.0297027</text:p>
          </table:table-cell>
          <table:table-cell office:value-type="float" office:value="0.00235385" calcext:value-type="float">
            <text:p>0.00235385</text:p>
          </table:table-cell>
          <table:table-cell table:number-columns-repeated="9"/>
        </table:table-row>
        <table:table-row table:style-name="ro1">
          <table:table-cell office:value-type="float" office:value="242684" calcext:value-type="float">
            <text:p>242684</text:p>
          </table:table-cell>
          <table:table-cell office:value-type="float" office:value="0.0349342" calcext:value-type="float">
            <text:p>0.0349342</text:p>
          </table:table-cell>
          <table:table-cell office:value-type="float" office:value="0.00780177" calcext:value-type="float">
            <text:p>0.00780177</text:p>
          </table:table-cell>
          <table:table-cell table:number-columns-repeated="9"/>
        </table:table-row>
        <table:table-row table:style-name="ro1">
          <table:table-cell office:value-type="float" office:value="242832" calcext:value-type="float">
            <text:p>242832</text:p>
          </table:table-cell>
          <table:table-cell office:value-type="float" office:value="0.0382482" calcext:value-type="float">
            <text:p>0.0382482</text:p>
          </table:table-cell>
          <table:table-cell office:value-type="float" office:value="0.0107999" calcext:value-type="float">
            <text:p>0.0107999</text:p>
          </table:table-cell>
          <table:table-cell table:number-columns-repeated="9"/>
        </table:table-row>
        <table:table-row table:style-name="ro1">
          <table:table-cell office:value-type="float" office:value="243612" calcext:value-type="float">
            <text:p>243612</text:p>
          </table:table-cell>
          <table:table-cell office:value-type="float" office:value="0.037254" calcext:value-type="float">
            <text:p>0.037254</text:p>
          </table:table-cell>
          <table:table-cell office:value-type="float" office:value="0.0105375" calcext:value-type="float">
            <text:p>0.0105375</text:p>
          </table:table-cell>
          <table:table-cell table:number-columns-repeated="9"/>
        </table:table-row>
        <table:table-row table:style-name="ro1">
          <table:table-cell office:value-type="float" office:value="243432" calcext:value-type="float">
            <text:p>243432</text:p>
          </table:table-cell>
          <table:table-cell office:value-type="float" office:value="0.0411565" calcext:value-type="float">
            <text:p>0.0411565</text:p>
          </table:table-cell>
          <table:table-cell office:value-type="float" office:value="0.0135646" calcext:value-type="float">
            <text:p>0.0135646</text:p>
          </table:table-cell>
          <table:table-cell table:number-columns-repeated="9"/>
        </table:table-row>
        <table:table-row table:style-name="ro1">
          <table:table-cell office:value-type="float" office:value="243664" calcext:value-type="float">
            <text:p>243664</text:p>
          </table:table-cell>
          <table:table-cell office:value-type="float" office:value="0.0369286" calcext:value-type="float">
            <text:p>0.0369286</text:p>
          </table:table-cell>
          <table:table-cell office:value-type="float" office:value="0.00929832" calcext:value-type="float">
            <text:p>0.00929832</text:p>
          </table:table-cell>
          <table:table-cell table:number-columns-repeated="9"/>
        </table:table-row>
        <table:table-row table:style-name="ro1">
          <table:table-cell office:value-type="float" office:value="244636" calcext:value-type="float">
            <text:p>244636</text:p>
          </table:table-cell>
          <table:table-cell office:value-type="float" office:value="0.0361051" calcext:value-type="float">
            <text:p>0.0361051</text:p>
          </table:table-cell>
          <table:table-cell office:value-type="float" office:value="0.00843536" calcext:value-type="float">
            <text:p>0.00843536</text:p>
          </table:table-cell>
          <table:table-cell table:number-columns-repeated="9"/>
        </table:table-row>
        <table:table-row table:style-name="ro1">
          <table:table-cell office:value-type="float" office:value="244852" calcext:value-type="float">
            <text:p>244852</text:p>
          </table:table-cell>
          <table:table-cell office:value-type="float" office:value="0.0355439" calcext:value-type="float">
            <text:p>0.0355439</text:p>
          </table:table-cell>
          <table:table-cell office:value-type="float" office:value="0.00857421" calcext:value-type="float">
            <text:p>0.00857421</text:p>
          </table:table-cell>
          <table:table-cell table:number-columns-repeated="9"/>
        </table:table-row>
        <table:table-row table:style-name="ro1">
          <table:table-cell office:value-type="float" office:value="244676" calcext:value-type="float">
            <text:p>244676</text:p>
          </table:table-cell>
          <table:table-cell office:value-type="float" office:value="0.0397733" calcext:value-type="float">
            <text:p>0.0397733</text:p>
          </table:table-cell>
          <table:table-cell office:value-type="float" office:value="0.0122648" calcext:value-type="float">
            <text:p>0.0122648</text:p>
          </table:table-cell>
          <table:table-cell table:number-columns-repeated="9"/>
        </table:table-row>
        <table:table-row table:style-name="ro1">
          <table:table-cell office:value-type="float" office:value="245068" calcext:value-type="float">
            <text:p>245068</text:p>
          </table:table-cell>
          <table:table-cell office:value-type="float" office:value="0.0354372" calcext:value-type="float">
            <text:p>0.0354372</text:p>
          </table:table-cell>
          <table:table-cell office:value-type="float" office:value="0.00812158" calcext:value-type="float">
            <text:p>0.00812158</text:p>
          </table:table-cell>
          <table:table-cell table:number-columns-repeated="9"/>
        </table:table-row>
        <table:table-row table:style-name="ro1">
          <table:table-cell office:value-type="float" office:value="245764" calcext:value-type="float">
            <text:p>245764</text:p>
          </table:table-cell>
          <table:table-cell office:value-type="float" office:value="0.0371299" calcext:value-type="float">
            <text:p>0.0371299</text:p>
          </table:table-cell>
          <table:table-cell office:value-type="float" office:value="0.0107887" calcext:value-type="float">
            <text:p>0.0107887</text:p>
          </table:table-cell>
          <table:table-cell table:number-columns-repeated="9"/>
        </table:table-row>
        <table:table-row table:style-name="ro1">
          <table:table-cell office:value-type="float" office:value="245088" calcext:value-type="float">
            <text:p>245088</text:p>
          </table:table-cell>
          <table:table-cell office:value-type="float" office:value="0.0329782" calcext:value-type="float">
            <text:p>0.0329782</text:p>
          </table:table-cell>
          <table:table-cell office:value-type="float" office:value="0.00582918" calcext:value-type="float">
            <text:p>0.00582918</text:p>
          </table:table-cell>
          <table:table-cell table:number-columns-repeated="9"/>
        </table:table-row>
        <table:table-row table:style-name="ro1">
          <table:table-cell office:value-type="float" office:value="245320" calcext:value-type="float">
            <text:p>245320</text:p>
          </table:table-cell>
          <table:table-cell office:value-type="float" office:value="0.0302965" calcext:value-type="float">
            <text:p>0.0302965</text:p>
          </table:table-cell>
          <table:table-cell office:value-type="float" office:value="0.0026926" calcext:value-type="float">
            <text:p>0.0026926</text:p>
          </table:table-cell>
          <table:table-cell table:number-columns-repeated="9"/>
        </table:table-row>
        <table:table-row table:style-name="ro1">
          <table:table-cell office:value-type="float" office:value="246092" calcext:value-type="float">
            <text:p>246092</text:p>
          </table:table-cell>
          <table:table-cell office:value-type="float" office:value="0.033442" calcext:value-type="float">
            <text:p>0.033442</text:p>
          </table:table-cell>
          <table:table-cell office:value-type="float" office:value="0.00650694" calcext:value-type="float">
            <text:p>0.00650694</text:p>
          </table:table-cell>
          <table:table-cell table:number-columns-repeated="9"/>
        </table:table-row>
        <table:table-row table:style-name="ro1">
          <table:table-cell office:value-type="float" office:value="246440" calcext:value-type="float">
            <text:p>246440</text:p>
          </table:table-cell>
          <table:table-cell office:value-type="float" office:value="0.0359278" calcext:value-type="float">
            <text:p>0.0359278</text:p>
          </table:table-cell>
          <table:table-cell office:value-type="float" office:value="0.00880803" calcext:value-type="float">
            <text:p>0.00880803</text:p>
          </table:table-cell>
          <table:table-cell table:number-columns-repeated="9"/>
        </table:table-row>
        <table:table-row table:style-name="ro1">
          <table:table-cell office:value-type="float" office:value="246812" calcext:value-type="float">
            <text:p>246812</text:p>
          </table:table-cell>
          <table:table-cell office:value-type="float" office:value="0.0355021" calcext:value-type="float">
            <text:p>0.0355021</text:p>
          </table:table-cell>
          <table:table-cell office:value-type="float" office:value="0.00807006" calcext:value-type="float">
            <text:p>0.00807006</text:p>
          </table:table-cell>
          <table:table-cell table:number-columns-repeated="9"/>
        </table:table-row>
        <table:table-row table:style-name="ro1">
          <table:table-cell office:value-type="float" office:value="246172" calcext:value-type="float">
            <text:p>246172</text:p>
          </table:table-cell>
          <table:table-cell office:value-type="float" office:value="0.0374874" calcext:value-type="float">
            <text:p>0.0374874</text:p>
          </table:table-cell>
          <table:table-cell office:value-type="float" office:value="0.00944761" calcext:value-type="float">
            <text:p>0.00944761</text:p>
          </table:table-cell>
          <table:table-cell table:number-columns-repeated="9"/>
        </table:table-row>
        <table:table-row table:style-name="ro1">
          <table:table-cell office:value-type="float" office:value="246600" calcext:value-type="float">
            <text:p>246600</text:p>
          </table:table-cell>
          <table:table-cell office:value-type="float" office:value="0.00809051" calcext:value-type="float">
            <text:p>0.00809051</text:p>
          </table:table-cell>
          <table:table-cell office:value-type="float" office:value="0.00806926" calcext:value-type="float">
            <text:p>0.00806926</text:p>
          </table:table-cell>
          <table:table-cell table:number-columns-repeated="9"/>
        </table:table-row>
        <table:table-row table:style-name="ro1">
          <table:table-cell office:value-type="float" office:value="247568" calcext:value-type="float">
            <text:p>247568</text:p>
          </table:table-cell>
          <table:table-cell office:value-type="float" office:value="0.0343419" calcext:value-type="float">
            <text:p>0.0343419</text:p>
          </table:table-cell>
          <table:table-cell office:value-type="float" office:value="0.00675824" calcext:value-type="float">
            <text:p>0.00675824</text:p>
          </table:table-cell>
          <table:table-cell table:number-columns-repeated="9"/>
        </table:table-row>
        <table:table-row table:style-name="ro1">
          <table:table-cell office:value-type="float" office:value="247892" calcext:value-type="float">
            <text:p>247892</text:p>
          </table:table-cell>
          <table:table-cell office:value-type="float" office:value="0.0360211" calcext:value-type="float">
            <text:p>0.0360211</text:p>
          </table:table-cell>
          <table:table-cell office:value-type="float" office:value="0.00872098" calcext:value-type="float">
            <text:p>0.00872098</text:p>
          </table:table-cell>
          <table:table-cell table:number-columns-repeated="9"/>
        </table:table-row>
        <table:table-row table:style-name="ro1">
          <table:table-cell office:value-type="float" office:value="247724" calcext:value-type="float">
            <text:p>247724</text:p>
          </table:table-cell>
          <table:table-cell office:value-type="float" office:value="0.0355813" calcext:value-type="float">
            <text:p>0.0355813</text:p>
          </table:table-cell>
          <table:table-cell office:value-type="float" office:value="0.00761879" calcext:value-type="float">
            <text:p>0.00761879</text:p>
          </table:table-cell>
          <table:table-cell table:number-columns-repeated="9"/>
        </table:table-row>
        <table:table-row table:style-name="ro1">
          <table:table-cell office:value-type="float" office:value="247244" calcext:value-type="float">
            <text:p>247244</text:p>
          </table:table-cell>
          <table:table-cell office:value-type="float" office:value="0.0340847" calcext:value-type="float">
            <text:p>0.0340847</text:p>
          </table:table-cell>
          <table:table-cell office:value-type="float" office:value="0.00759052" calcext:value-type="float">
            <text:p>0.00759052</text:p>
          </table:table-cell>
          <table:table-cell table:number-columns-repeated="9"/>
        </table:table-row>
        <table:table-row table:style-name="ro1">
          <table:table-cell office:value-type="float" office:value="247716" calcext:value-type="float">
            <text:p>247716</text:p>
          </table:table-cell>
          <table:table-cell office:value-type="float" office:value="0.0363977" calcext:value-type="float">
            <text:p>0.0363977</text:p>
          </table:table-cell>
          <table:table-cell office:value-type="float" office:value="0.00949827" calcext:value-type="float">
            <text:p>0.00949827</text:p>
          </table:table-cell>
          <table:table-cell table:number-columns-repeated="9"/>
        </table:table-row>
        <table:table-row table:style-name="ro1">
          <table:table-cell office:value-type="float" office:value="248568" calcext:value-type="float">
            <text:p>248568</text:p>
          </table:table-cell>
          <table:table-cell office:value-type="float" office:value="0.0313884" calcext:value-type="float">
            <text:p>0.0313884</text:p>
          </table:table-cell>
          <table:table-cell office:value-type="float" office:value="0.00377682" calcext:value-type="float">
            <text:p>0.00377682</text:p>
          </table:table-cell>
          <table:table-cell table:number-columns-repeated="9"/>
        </table:table-row>
        <table:table-row table:style-name="ro1">
          <table:table-cell office:value-type="float" office:value="248112" calcext:value-type="float">
            <text:p>248112</text:p>
          </table:table-cell>
          <table:table-cell office:value-type="float" office:value="0.0357395" calcext:value-type="float">
            <text:p>0.0357395</text:p>
          </table:table-cell>
          <table:table-cell office:value-type="float" office:value="0.007456" calcext:value-type="float">
            <text:p>0.007456</text:p>
          </table:table-cell>
          <table:table-cell table:number-columns-repeated="9"/>
        </table:table-row>
        <table:table-row table:style-name="ro1">
          <table:table-cell office:value-type="float" office:value="248300" calcext:value-type="float">
            <text:p>248300</text:p>
          </table:table-cell>
          <table:table-cell office:value-type="float" office:value="0.039609" calcext:value-type="float">
            <text:p>0.039609</text:p>
          </table:table-cell>
          <table:table-cell office:value-type="float" office:value="0.0118839" calcext:value-type="float">
            <text:p>0.0118839</text:p>
          </table:table-cell>
          <table:table-cell table:number-columns-repeated="9"/>
        </table:table-row>
        <table:table-row table:style-name="ro1">
          <table:table-cell office:value-type="float" office:value="248636" calcext:value-type="float">
            <text:p>248636</text:p>
          </table:table-cell>
          <table:table-cell office:value-type="float" office:value="0.0282193" calcext:value-type="float">
            <text:p>0.0282193</text:p>
          </table:table-cell>
          <table:table-cell office:value-type="float" office:value="0.000699732" calcext:value-type="float">
            <text:p>0.000699732</text:p>
          </table:table-cell>
          <table:table-cell table:number-columns-repeated="9"/>
        </table:table-row>
        <table:table-row table:style-name="ro1">
          <table:table-cell office:value-type="float" office:value="248608" calcext:value-type="float">
            <text:p>248608</text:p>
          </table:table-cell>
          <table:table-cell table:style-name="ce1" office:value-type="float" office:value="0.0274072" calcext:value-type="float">
            <text:p>2.74E-02</text:p>
          </table:table-cell>
          <table:table-cell table:style-name="ce1" office:value-type="float" office:value="0.0000529009" calcext:value-type="float">
            <text:p>5.29E-05</text:p>
          </table:table-cell>
          <table:table-cell table:number-columns-repeated="9"/>
        </table:table-row>
        <table:table-row table:style-name="ro1">
          <table:table-cell office:value-type="float" office:value="249864" calcext:value-type="float">
            <text:p>249864</text:p>
          </table:table-cell>
          <table:table-cell office:value-type="float" office:value="0.0344925" calcext:value-type="float">
            <text:p>0.0344925</text:p>
          </table:table-cell>
          <table:table-cell office:value-type="float" office:value="0.00756396" calcext:value-type="float">
            <text:p>0.00756396</text:p>
          </table:table-cell>
          <table:table-cell table:number-columns-repeated="9"/>
        </table:table-row>
        <table:table-row table:style-name="ro1">
          <table:table-cell office:value-type="float" office:value="249364" calcext:value-type="float">
            <text:p>249364</text:p>
          </table:table-cell>
          <table:table-cell office:value-type="float" office:value="0.0302932" calcext:value-type="float">
            <text:p>0.0302932</text:p>
          </table:table-cell>
          <table:table-cell office:value-type="float" office:value="0.00284849" calcext:value-type="float">
            <text:p>0.00284849</text:p>
          </table:table-cell>
          <table:table-cell table:number-columns-repeated="9"/>
        </table:table-row>
        <table:table-row table:style-name="ro1">
          <table:table-cell office:value-type="float" office:value="249784" calcext:value-type="float">
            <text:p>249784</text:p>
          </table:table-cell>
          <table:table-cell office:value-type="float" office:value="0.0314502" calcext:value-type="float">
            <text:p>0.0314502</text:p>
          </table:table-cell>
          <table:table-cell office:value-type="float" office:value="0.00385268" calcext:value-type="float">
            <text:p>0.00385268</text:p>
          </table:table-cell>
          <table:table-cell table:number-columns-repeated="9"/>
        </table:table-row>
        <table:table-row table:style-name="ro1">
          <table:table-cell office:value-type="float" office:value="249272" calcext:value-type="float">
            <text:p>249272</text:p>
          </table:table-cell>
          <table:table-cell office:value-type="float" office:value="0.0288915" calcext:value-type="float">
            <text:p>0.0288915</text:p>
          </table:table-cell>
          <table:table-cell office:value-type="float" office:value="0.00150858" calcext:value-type="float">
            <text:p>0.00150858</text:p>
          </table:table-cell>
          <table:table-cell table:number-columns-repeated="9"/>
        </table:table-row>
        <table:table-row table:style-name="ro1">
          <table:table-cell office:value-type="float" office:value="249884" calcext:value-type="float">
            <text:p>249884</text:p>
          </table:table-cell>
          <table:table-cell office:value-type="float" office:value="0.034146" calcext:value-type="float">
            <text:p>0.034146</text:p>
          </table:table-cell>
          <table:table-cell office:value-type="float" office:value="0.00639429" calcext:value-type="float">
            <text:p>0.00639429</text:p>
          </table:table-cell>
          <table:table-cell table:number-columns-repeated="9"/>
        </table:table-row>
        <table:table-row table:style-name="ro1">
          <table:table-cell office:value-type="float" office:value="249168" calcext:value-type="float">
            <text:p>249168</text:p>
          </table:table-cell>
          <table:table-cell office:value-type="float" office:value="0.0329745" calcext:value-type="float">
            <text:p>0.0329745</text:p>
          </table:table-cell>
          <table:table-cell office:value-type="float" office:value="0.0052773" calcext:value-type="float">
            <text:p>0.0052773</text:p>
          </table:table-cell>
          <table:table-cell table:number-columns-repeated="9"/>
        </table:table-row>
        <table:table-row table:style-name="ro1">
          <table:table-cell office:value-type="float" office:value="249708" calcext:value-type="float">
            <text:p>249708</text:p>
          </table:table-cell>
          <table:table-cell office:value-type="float" office:value="0.0292369" calcext:value-type="float">
            <text:p>0.0292369</text:p>
          </table:table-cell>
          <table:table-cell office:value-type="float" office:value="0.0023123" calcext:value-type="float">
            <text:p>0.0023123</text:p>
          </table:table-cell>
          <table:table-cell table:number-columns-repeated="9"/>
        </table:table-row>
        <table:table-row table:style-name="ro1">
          <table:table-cell office:value-type="float" office:value="250372" calcext:value-type="float">
            <text:p>250372</text:p>
          </table:table-cell>
          <table:table-cell office:value-type="float" office:value="0.0356581" calcext:value-type="float">
            <text:p>0.0356581</text:p>
          </table:table-cell>
          <table:table-cell office:value-type="float" office:value="0.00889313" calcext:value-type="float">
            <text:p>0.00889313</text:p>
          </table:table-cell>
          <table:table-cell table:number-columns-repeated="9"/>
        </table:table-row>
        <table:table-row table:style-name="ro1">
          <table:table-cell office:value-type="float" office:value="250892" calcext:value-type="float">
            <text:p>250892</text:p>
          </table:table-cell>
          <table:table-cell office:value-type="float" office:value="0.0341272" calcext:value-type="float">
            <text:p>0.0341272</text:p>
          </table:table-cell>
          <table:table-cell office:value-type="float" office:value="0.00700619" calcext:value-type="float">
            <text:p>0.00700619</text:p>
          </table:table-cell>
          <table:table-cell table:number-columns-repeated="9"/>
        </table:table-row>
        <table:table-row table:style-name="ro1">
          <table:table-cell office:value-type="float" office:value="250072" calcext:value-type="float">
            <text:p>250072</text:p>
          </table:table-cell>
          <table:table-cell office:value-type="float" office:value="0.030881" calcext:value-type="float">
            <text:p>0.030881</text:p>
          </table:table-cell>
          <table:table-cell office:value-type="float" office:value="0.00335557" calcext:value-type="float">
            <text:p>0.00335557</text:p>
          </table:table-cell>
          <table:table-cell table:number-columns-repeated="9"/>
        </table:table-row>
        <table:table-row table:style-name="ro1">
          <table:table-cell office:value-type="float" office:value="250132" calcext:value-type="float">
            <text:p>250132</text:p>
          </table:table-cell>
          <table:table-cell office:value-type="float" office:value="0.033748" calcext:value-type="float">
            <text:p>0.033748</text:p>
          </table:table-cell>
          <table:table-cell office:value-type="float" office:value="0.00637451" calcext:value-type="float">
            <text:p>0.00637451</text:p>
          </table:table-cell>
          <table:table-cell table:number-columns-repeated="9"/>
        </table:table-row>
        <table:table-row table:style-name="ro1">
          <table:table-cell office:value-type="float" office:value="250484" calcext:value-type="float">
            <text:p>250484</text:p>
          </table:table-cell>
          <table:table-cell office:value-type="float" office:value="0.0349631" calcext:value-type="float">
            <text:p>0.0349631</text:p>
          </table:table-cell>
          <table:table-cell office:value-type="float" office:value="0.0075543" calcext:value-type="float">
            <text:p>0.0075543</text:p>
          </table:table-cell>
          <table:table-cell table:number-columns-repeated="9"/>
        </table:table-row>
        <table:table-row table:style-name="ro1">
          <table:table-cell office:value-type="float" office:value="250252" calcext:value-type="float">
            <text:p>250252</text:p>
          </table:table-cell>
          <table:table-cell office:value-type="float" office:value="0.0338975" calcext:value-type="float">
            <text:p>0.0338975</text:p>
          </table:table-cell>
          <table:table-cell office:value-type="float" office:value="0.00902062" calcext:value-type="float">
            <text:p>0.00902062</text:p>
          </table:table-cell>
          <table:table-cell table:number-columns-repeated="9"/>
        </table:table-row>
        <table:table-row table:style-name="ro1">
          <table:table-cell office:value-type="float" office:value="250556" calcext:value-type="float">
            <text:p>250556</text:p>
          </table:table-cell>
          <table:table-cell office:value-type="float" office:value="0.0345521" calcext:value-type="float">
            <text:p>0.0345521</text:p>
          </table:table-cell>
          <table:table-cell office:value-type="float" office:value="0.00749514" calcext:value-type="float">
            <text:p>0.00749514</text:p>
          </table:table-cell>
          <table:table-cell table:number-columns-repeated="9"/>
        </table:table-row>
        <table:table-row table:style-name="ro1">
          <table:table-cell office:value-type="float" office:value="250748" calcext:value-type="float">
            <text:p>250748</text:p>
          </table:table-cell>
          <table:table-cell office:value-type="float" office:value="0.0354423" calcext:value-type="float">
            <text:p>0.0354423</text:p>
          </table:table-cell>
          <table:table-cell office:value-type="float" office:value="0.00729673" calcext:value-type="float">
            <text:p>0.00729673</text:p>
          </table:table-cell>
          <table:table-cell table:number-columns-repeated="9"/>
        </table:table-row>
        <table:table-row table:style-name="ro1">
          <table:table-cell office:value-type="float" office:value="251784" calcext:value-type="float">
            <text:p>251784</text:p>
          </table:table-cell>
          <table:table-cell office:value-type="float" office:value="0.0373273" calcext:value-type="float">
            <text:p>0.0373273</text:p>
          </table:table-cell>
          <table:table-cell office:value-type="float" office:value="0.00965071" calcext:value-type="float">
            <text:p>0.00965071</text:p>
          </table:table-cell>
          <table:table-cell table:number-columns-repeated="9"/>
        </table:table-row>
        <table:table-row table:style-name="ro1">
          <table:table-cell office:value-type="float" office:value="251736" calcext:value-type="float">
            <text:p>251736</text:p>
          </table:table-cell>
          <table:table-cell office:value-type="float" office:value="0.0344642" calcext:value-type="float">
            <text:p>0.0344642</text:p>
          </table:table-cell>
          <table:table-cell office:value-type="float" office:value="0.00737483" calcext:value-type="float">
            <text:p>0.00737483</text:p>
          </table:table-cell>
          <table:table-cell table:number-columns-repeated="9"/>
        </table:table-row>
        <table:table-row table:style-name="ro1">
          <table:table-cell office:value-type="float" office:value="251120" calcext:value-type="float">
            <text:p>251120</text:p>
          </table:table-cell>
          <table:table-cell office:value-type="float" office:value="0.0318821" calcext:value-type="float">
            <text:p>0.0318821</text:p>
          </table:table-cell>
          <table:table-cell office:value-type="float" office:value="0.00475134" calcext:value-type="float">
            <text:p>0.00475134</text:p>
          </table:table-cell>
          <table:table-cell table:number-columns-repeated="9"/>
        </table:table-row>
        <table:table-row table:style-name="ro1">
          <table:table-cell office:value-type="float" office:value="251284" calcext:value-type="float">
            <text:p>251284</text:p>
          </table:table-cell>
          <table:table-cell office:value-type="float" office:value="0.031614" calcext:value-type="float">
            <text:p>0.031614</text:p>
          </table:table-cell>
          <table:table-cell office:value-type="float" office:value="0.00465687" calcext:value-type="float">
            <text:p>0.00465687</text:p>
          </table:table-cell>
          <table:table-cell table:number-columns-repeated="9"/>
        </table:table-row>
        <table:table-row table:style-name="ro1">
          <table:table-cell office:value-type="float" office:value="251404" calcext:value-type="float">
            <text:p>251404</text:p>
          </table:table-cell>
          <table:table-cell office:value-type="float" office:value="0.0329434" calcext:value-type="float">
            <text:p>0.0329434</text:p>
          </table:table-cell>
          <table:table-cell office:value-type="float" office:value="0.00527937" calcext:value-type="float">
            <text:p>0.00527937</text:p>
          </table:table-cell>
          <table:table-cell table:number-columns-repeated="9"/>
        </table:table-row>
        <table:table-row table:style-name="ro1">
          <table:table-cell office:value-type="float" office:value="252460" calcext:value-type="float">
            <text:p>252460</text:p>
          </table:table-cell>
          <table:table-cell office:value-type="float" office:value="0.0348718" calcext:value-type="float">
            <text:p>0.0348718</text:p>
          </table:table-cell>
          <table:table-cell office:value-type="float" office:value="0.00831783" calcext:value-type="float">
            <text:p>0.00831783</text:p>
          </table:table-cell>
          <table:table-cell table:number-columns-repeated="9"/>
        </table:table-row>
        <table:table-row table:style-name="ro1">
          <table:table-cell office:value-type="float" office:value="253532" calcext:value-type="float">
            <text:p>253532</text:p>
          </table:table-cell>
          <table:table-cell office:value-type="float" office:value="0.0349079" calcext:value-type="float">
            <text:p>0.0349079</text:p>
          </table:table-cell>
          <table:table-cell office:value-type="float" office:value="0.00718978" calcext:value-type="float">
            <text:p>0.00718978</text:p>
          </table:table-cell>
          <table:table-cell table:number-columns-repeated="9"/>
        </table:table-row>
        <table:table-row table:style-name="ro1">
          <table:table-cell office:value-type="float" office:value="253912" calcext:value-type="float">
            <text:p>253912</text:p>
          </table:table-cell>
          <table:table-cell office:value-type="float" office:value="0.0369834" calcext:value-type="float">
            <text:p>0.0369834</text:p>
          </table:table-cell>
          <table:table-cell office:value-type="float" office:value="0.00934667" calcext:value-type="float">
            <text:p>0.00934667</text:p>
          </table:table-cell>
          <table:table-cell table:number-columns-repeated="9"/>
        </table:table-row>
        <table:table-row table:style-name="ro1">
          <table:table-cell office:value-type="float" office:value="253652" calcext:value-type="float">
            <text:p>253652</text:p>
          </table:table-cell>
          <table:table-cell office:value-type="float" office:value="0.0362865" calcext:value-type="float">
            <text:p>0.0362865</text:p>
          </table:table-cell>
          <table:table-cell office:value-type="float" office:value="0.00895173" calcext:value-type="float">
            <text:p>0.00895173</text:p>
          </table:table-cell>
          <table:table-cell table:number-columns-repeated="9"/>
        </table:table-row>
        <table:table-row table:style-name="ro1">
          <table:table-cell office:value-type="float" office:value="254496" calcext:value-type="float">
            <text:p>254496</text:p>
          </table:table-cell>
          <table:table-cell office:value-type="float" office:value="0.034411" calcext:value-type="float">
            <text:p>0.034411</text:p>
          </table:table-cell>
          <table:table-cell office:value-type="float" office:value="0.00599825" calcext:value-type="float">
            <text:p>0.00599825</text:p>
          </table:table-cell>
          <table:table-cell table:number-columns-repeated="9"/>
        </table:table-row>
        <table:table-row table:style-name="ro1">
          <table:table-cell office:value-type="float" office:value="254468" calcext:value-type="float">
            <text:p>254468</text:p>
          </table:table-cell>
          <table:table-cell office:value-type="float" office:value="0.0362749" calcext:value-type="float">
            <text:p>0.0362749</text:p>
          </table:table-cell>
          <table:table-cell office:value-type="float" office:value="0.00889658" calcext:value-type="float">
            <text:p>0.00889658</text:p>
          </table:table-cell>
          <table:table-cell table:number-columns-repeated="9"/>
        </table:table-row>
        <table:table-row table:style-name="ro1">
          <table:table-cell office:value-type="float" office:value="259156" calcext:value-type="float">
            <text:p>259156</text:p>
          </table:table-cell>
          <table:table-cell office:value-type="float" office:value="0.0360003" calcext:value-type="float">
            <text:p>0.0360003</text:p>
          </table:table-cell>
          <table:table-cell office:value-type="float" office:value="0.00884512" calcext:value-type="float">
            <text:p>0.00884512</text:p>
          </table:table-cell>
          <table:table-cell table:number-columns-repeated="9"/>
        </table:table-row>
        <table:table-row table:style-name="ro1">
          <table:table-cell office:value-type="float" office:value="260708" calcext:value-type="float">
            <text:p>260708</text:p>
          </table:table-cell>
          <table:table-cell office:value-type="float" office:value="0.0301441" calcext:value-type="float">
            <text:p>0.0301441</text:p>
          </table:table-cell>
          <table:table-cell office:value-type="float" office:value="0.00277146" calcext:value-type="float">
            <text:p>0.00277146</text:p>
          </table:table-cell>
          <table:table-cell table:number-columns-repeated="9"/>
        </table:table-row>
        <table:table-row table:style-name="ro1">
          <table:table-cell office:value-type="float" office:value="260756" calcext:value-type="float">
            <text:p>260756</text:p>
          </table:table-cell>
          <table:table-cell office:value-type="float" office:value="0.0342873" calcext:value-type="float">
            <text:p>0.0342873</text:p>
          </table:table-cell>
          <table:table-cell office:value-type="float" office:value="0.00710981" calcext:value-type="float">
            <text:p>0.00710981</text:p>
          </table:table-cell>
          <table:table-cell table:number-columns-repeated="9"/>
        </table:table-row>
        <table:table-row table:style-name="ro1">
          <table:table-cell office:value-type="float" office:value="261580" calcext:value-type="float">
            <text:p>261580</text:p>
          </table:table-cell>
          <table:table-cell office:value-type="float" office:value="0.0387261" calcext:value-type="float">
            <text:p>0.0387261</text:p>
          </table:table-cell>
          <table:table-cell office:value-type="float" office:value="0.0109506" calcext:value-type="float">
            <text:p>0.0109506</text:p>
          </table:table-cell>
          <table:table-cell table:number-columns-repeated="9"/>
        </table:table-row>
        <table:table-row table:style-name="ro1">
          <table:table-cell office:value-type="float" office:value="261832" calcext:value-type="float">
            <text:p>261832</text:p>
          </table:table-cell>
          <table:table-cell office:value-type="float" office:value="0.0337107" calcext:value-type="float">
            <text:p>0.0337107</text:p>
          </table:table-cell>
          <table:table-cell office:value-type="float" office:value="0.00672109" calcext:value-type="float">
            <text:p>0.00672109</text:p>
          </table:table-cell>
          <table:table-cell table:number-columns-repeated="9"/>
        </table:table-row>
        <table:table-row table:style-name="ro1">
          <table:table-cell office:value-type="float" office:value="261324" calcext:value-type="float">
            <text:p>261324</text:p>
          </table:table-cell>
          <table:table-cell office:value-type="float" office:value="0.0309608" calcext:value-type="float">
            <text:p>0.0309608</text:p>
          </table:table-cell>
          <table:table-cell office:value-type="float" office:value="0.00375446" calcext:value-type="float">
            <text:p>0.00375446</text:p>
          </table:table-cell>
          <table:table-cell table:number-columns-repeated="9"/>
        </table:table-row>
        <table:table-row table:style-name="ro1">
          <table:table-cell office:value-type="float" office:value="261104" calcext:value-type="float">
            <text:p>261104</text:p>
          </table:table-cell>
          <table:table-cell office:value-type="float" office:value="0.0371674" calcext:value-type="float">
            <text:p>0.0371674</text:p>
          </table:table-cell>
          <table:table-cell office:value-type="float" office:value="0.00981733" calcext:value-type="float">
            <text:p>0.00981733</text:p>
          </table:table-cell>
          <table:table-cell table:number-columns-repeated="9"/>
        </table:table-row>
        <table:table-row table:style-name="ro1">
          <table:table-cell office:value-type="float" office:value="262244" calcext:value-type="float">
            <text:p>262244</text:p>
          </table:table-cell>
          <table:table-cell office:value-type="float" office:value="0.0331391" calcext:value-type="float">
            <text:p>0.0331391</text:p>
          </table:table-cell>
          <table:table-cell office:value-type="float" office:value="0.00527792" calcext:value-type="float">
            <text:p>0.00527792</text:p>
          </table:table-cell>
          <table:table-cell table:number-columns-repeated="9"/>
        </table:table-row>
        <table:table-row table:style-name="ro1">
          <table:table-cell office:value-type="float" office:value="262072" calcext:value-type="float">
            <text:p>262072</text:p>
          </table:table-cell>
          <table:table-cell office:value-type="float" office:value="0.00734388" calcext:value-type="float">
            <text:p>0.00734388</text:p>
          </table:table-cell>
          <table:table-cell office:value-type="float" office:value="0.00797525" calcext:value-type="float">
            <text:p>0.00797525</text:p>
          </table:table-cell>
          <table:table-cell table:number-columns-repeated="9"/>
        </table:table-row>
        <table:table-row table:style-name="ro1">
          <table:table-cell office:value-type="float" office:value="262072" calcext:value-type="float">
            <text:p>262072</text:p>
          </table:table-cell>
          <table:table-cell office:value-type="float" office:value="0.00567626" calcext:value-type="float">
            <text:p>0.00567626</text:p>
          </table:table-cell>
          <table:table-cell office:value-type="float" office:value="0.0057109" calcext:value-type="float">
            <text:p>0.0057109</text:p>
          </table:table-cell>
          <table:table-cell table:number-columns-repeated="9"/>
        </table:table-row>
        <table:table-row table:style-name="ro1">
          <table:table-cell office:value-type="float" office:value="262284" calcext:value-type="float">
            <text:p>262284</text:p>
          </table:table-cell>
          <table:table-cell office:value-type="float" office:value="0.0338595" calcext:value-type="float">
            <text:p>0.0338595</text:p>
          </table:table-cell>
          <table:table-cell office:value-type="float" office:value="0.00675753" calcext:value-type="float">
            <text:p>0.00675753</text:p>
          </table:table-cell>
          <table:table-cell table:number-columns-repeated="9"/>
        </table:table-row>
        <table:table-row table:style-name="ro1">
          <table:table-cell office:value-type="float" office:value="263096" calcext:value-type="float">
            <text:p>263096</text:p>
          </table:table-cell>
          <table:table-cell office:value-type="float" office:value="0.0363093" calcext:value-type="float">
            <text:p>0.0363093</text:p>
          </table:table-cell>
          <table:table-cell office:value-type="float" office:value="0.00811246" calcext:value-type="float">
            <text:p>0.00811246</text:p>
          </table:table-cell>
          <table:table-cell table:number-columns-repeated="9"/>
        </table:table-row>
        <table:table-row table:style-name="ro1">
          <table:table-cell office:value-type="float" office:value="263504" calcext:value-type="float">
            <text:p>263504</text:p>
          </table:table-cell>
          <table:table-cell office:value-type="float" office:value="0.0314577" calcext:value-type="float">
            <text:p>0.0314577</text:p>
          </table:table-cell>
          <table:table-cell office:value-type="float" office:value="0.00384101" calcext:value-type="float">
            <text:p>0.00384101</text:p>
          </table:table-cell>
          <table:table-cell table:number-columns-repeated="9"/>
        </table:table-row>
        <table:table-row table:style-name="ro1">
          <table:table-cell office:value-type="float" office:value="264388" calcext:value-type="float">
            <text:p>264388</text:p>
          </table:table-cell>
          <table:table-cell office:value-type="float" office:value="0.0321058" calcext:value-type="float">
            <text:p>0.0321058</text:p>
          </table:table-cell>
          <table:table-cell office:value-type="float" office:value="0.00441282" calcext:value-type="float">
            <text:p>0.00441282</text:p>
          </table:table-cell>
          <table:table-cell table:number-columns-repeated="9"/>
        </table:table-row>
        <table:table-row table:style-name="ro1">
          <table:table-cell office:value-type="float" office:value="266652" calcext:value-type="float">
            <text:p>266652</text:p>
          </table:table-cell>
          <table:table-cell office:value-type="float" office:value="0.0347705" calcext:value-type="float">
            <text:p>0.0347705</text:p>
          </table:table-cell>
          <table:table-cell office:value-type="float" office:value="0.00765851" calcext:value-type="float">
            <text:p>0.00765851</text:p>
          </table:table-cell>
          <table:table-cell table:number-columns-repeated="9"/>
        </table:table-row>
        <table:table-row table:style-name="ro1">
          <table:table-cell office:value-type="float" office:value="266876" calcext:value-type="float">
            <text:p>266876</text:p>
          </table:table-cell>
          <table:table-cell office:value-type="float" office:value="0.0381285" calcext:value-type="float">
            <text:p>0.0381285</text:p>
          </table:table-cell>
          <table:table-cell office:value-type="float" office:value="0.0108755" calcext:value-type="float">
            <text:p>0.0108755</text:p>
          </table:table-cell>
          <table:table-cell table:number-columns-repeated="9"/>
        </table:table-row>
        <table:table-row table:style-name="ro1">
          <table:table-cell office:value-type="float" office:value="266488" calcext:value-type="float">
            <text:p>266488</text:p>
          </table:table-cell>
          <table:table-cell office:value-type="float" office:value="0.0337577" calcext:value-type="float">
            <text:p>0.0337577</text:p>
          </table:table-cell>
          <table:table-cell office:value-type="float" office:value="0.00655139" calcext:value-type="float">
            <text:p>0.00655139</text:p>
          </table:table-cell>
          <table:table-cell table:number-columns-repeated="9"/>
        </table:table-row>
        <table:table-row table:style-name="ro1">
          <table:table-cell office:value-type="float" office:value="266948" calcext:value-type="float">
            <text:p>266948</text:p>
          </table:table-cell>
          <table:table-cell office:value-type="float" office:value="0.0367761" calcext:value-type="float">
            <text:p>0.0367761</text:p>
          </table:table-cell>
          <table:table-cell office:value-type="float" office:value="0.00993408" calcext:value-type="float">
            <text:p>0.00993408</text:p>
          </table:table-cell>
          <table:table-cell table:number-columns-repeated="9"/>
        </table:table-row>
        <table:table-row table:style-name="ro1">
          <table:table-cell office:value-type="float" office:value="267116" calcext:value-type="float">
            <text:p>267116</text:p>
          </table:table-cell>
          <table:table-cell office:value-type="float" office:value="0.0316156" calcext:value-type="float">
            <text:p>0.0316156</text:p>
          </table:table-cell>
          <table:table-cell office:value-type="float" office:value="0.00664382" calcext:value-type="float">
            <text:p>0.00664382</text:p>
          </table:table-cell>
          <table:table-cell table:number-columns-repeated="9"/>
        </table:table-row>
        <table:table-row table:style-name="ro1">
          <table:table-cell office:value-type="float" office:value="267464" calcext:value-type="float">
            <text:p>267464</text:p>
          </table:table-cell>
          <table:table-cell office:value-type="float" office:value="0.0344074" calcext:value-type="float">
            <text:p>0.0344074</text:p>
          </table:table-cell>
          <table:table-cell office:value-type="float" office:value="0.00764912" calcext:value-type="float">
            <text:p>0.00764912</text:p>
          </table:table-cell>
          <table:table-cell table:number-columns-repeated="9"/>
        </table:table-row>
        <table:table-row table:style-name="ro1">
          <table:table-cell office:value-type="float" office:value="268956" calcext:value-type="float">
            <text:p>268956</text:p>
          </table:table-cell>
          <table:table-cell office:value-type="float" office:value="0.0330618" calcext:value-type="float">
            <text:p>0.0330618</text:p>
          </table:table-cell>
          <table:table-cell office:value-type="float" office:value="0.00510793" calcext:value-type="float">
            <text:p>0.00510793</text:p>
          </table:table-cell>
          <table:table-cell table:number-columns-repeated="9"/>
        </table:table-row>
        <table:table-row table:style-name="ro1">
          <table:table-cell office:value-type="float" office:value="268984" calcext:value-type="float">
            <text:p>268984</text:p>
          </table:table-cell>
          <table:table-cell office:value-type="float" office:value="0.0293894" calcext:value-type="float">
            <text:p>0.0293894</text:p>
          </table:table-cell>
          <table:table-cell office:value-type="float" office:value="0.00225022" calcext:value-type="float">
            <text:p>0.00225022</text:p>
          </table:table-cell>
          <table:table-cell table:number-columns-repeated="9"/>
        </table:table-row>
        <table:table-row table:style-name="ro1">
          <table:table-cell office:value-type="float" office:value="269728" calcext:value-type="float">
            <text:p>269728</text:p>
          </table:table-cell>
          <table:table-cell office:value-type="float" office:value="0.0333028" calcext:value-type="float">
            <text:p>0.0333028</text:p>
          </table:table-cell>
          <table:table-cell office:value-type="float" office:value="0.00577449" calcext:value-type="float">
            <text:p>0.00577449</text:p>
          </table:table-cell>
          <table:table-cell table:number-columns-repeated="9"/>
        </table:table-row>
        <table:table-row table:style-name="ro1">
          <table:table-cell office:value-type="float" office:value="269980" calcext:value-type="float">
            <text:p>269980</text:p>
          </table:table-cell>
          <table:table-cell office:value-type="float" office:value="0.0325851" calcext:value-type="float">
            <text:p>0.0325851</text:p>
          </table:table-cell>
          <table:table-cell office:value-type="float" office:value="0.00555475" calcext:value-type="float">
            <text:p>0.00555475</text:p>
          </table:table-cell>
          <table:table-cell table:number-columns-repeated="9"/>
        </table:table-row>
        <table:table-row table:style-name="ro1">
          <table:table-cell office:value-type="float" office:value="269864" calcext:value-type="float">
            <text:p>269864</text:p>
          </table:table-cell>
          <table:table-cell office:value-type="float" office:value="0.00280272" calcext:value-type="float">
            <text:p>0.00280272</text:p>
          </table:table-cell>
          <table:table-cell office:value-type="float" office:value="0.00289859" calcext:value-type="float">
            <text:p>0.00289859</text:p>
          </table:table-cell>
          <table:table-cell table:number-columns-repeated="9"/>
        </table:table-row>
        <table:table-row table:style-name="ro1">
          <table:table-cell office:value-type="float" office:value="269660" calcext:value-type="float">
            <text:p>269660</text:p>
          </table:table-cell>
          <table:table-cell office:value-type="float" office:value="0.0303234" calcext:value-type="float">
            <text:p>0.0303234</text:p>
          </table:table-cell>
          <table:table-cell office:value-type="float" office:value="0.00250111" calcext:value-type="float">
            <text:p>0.00250111</text:p>
          </table:table-cell>
          <table:table-cell table:number-columns-repeated="9"/>
        </table:table-row>
        <table:table-row table:style-name="ro1">
          <table:table-cell office:value-type="float" office:value="269256" calcext:value-type="float">
            <text:p>269256</text:p>
          </table:table-cell>
          <table:table-cell office:value-type="float" office:value="0.0316856" calcext:value-type="float">
            <text:p>0.0316856</text:p>
          </table:table-cell>
          <table:table-cell office:value-type="float" office:value="0.00425045" calcext:value-type="float">
            <text:p>0.00425045</text:p>
          </table:table-cell>
          <table:table-cell table:number-columns-repeated="9"/>
        </table:table-row>
        <table:table-row table:style-name="ro1">
          <table:table-cell office:value-type="float" office:value="270288" calcext:value-type="float">
            <text:p>270288</text:p>
          </table:table-cell>
          <table:table-cell office:value-type="float" office:value="0.0399727" calcext:value-type="float">
            <text:p>0.0399727</text:p>
          </table:table-cell>
          <table:table-cell office:value-type="float" office:value="0.0123895" calcext:value-type="float">
            <text:p>0.0123895</text:p>
          </table:table-cell>
          <table:table-cell table:number-columns-repeated="9"/>
        </table:table-row>
        <table:table-row table:style-name="ro1">
          <table:table-cell office:value-type="float" office:value="270248" calcext:value-type="float">
            <text:p>270248</text:p>
          </table:table-cell>
          <table:table-cell office:value-type="float" office:value="0.0342437" calcext:value-type="float">
            <text:p>0.0342437</text:p>
          </table:table-cell>
          <table:table-cell office:value-type="float" office:value="0.00744897" calcext:value-type="float">
            <text:p>0.00744897</text:p>
          </table:table-cell>
          <table:table-cell table:number-columns-repeated="9"/>
        </table:table-row>
        <table:table-row table:style-name="ro1">
          <table:table-cell office:value-type="float" office:value="270460" calcext:value-type="float">
            <text:p>270460</text:p>
          </table:table-cell>
          <table:table-cell office:value-type="float" office:value="0.035122" calcext:value-type="float">
            <text:p>0.035122</text:p>
          </table:table-cell>
          <table:table-cell office:value-type="float" office:value="0.00797791" calcext:value-type="float">
            <text:p>0.00797791</text:p>
          </table:table-cell>
          <table:table-cell table:number-columns-repeated="9"/>
        </table:table-row>
        <table:table-row table:style-name="ro1">
          <table:table-cell office:value-type="float" office:value="270836" calcext:value-type="float">
            <text:p>270836</text:p>
          </table:table-cell>
          <table:table-cell office:value-type="float" office:value="0.0314322" calcext:value-type="float">
            <text:p>0.0314322</text:p>
          </table:table-cell>
          <table:table-cell office:value-type="float" office:value="0.00400013" calcext:value-type="float">
            <text:p>0.00400013</text:p>
          </table:table-cell>
          <table:table-cell table:number-columns-repeated="9"/>
        </table:table-row>
        <table:table-row table:style-name="ro1">
          <table:table-cell office:value-type="float" office:value="270700" calcext:value-type="float">
            <text:p>270700</text:p>
          </table:table-cell>
          <table:table-cell office:value-type="float" office:value="0.0342299" calcext:value-type="float">
            <text:p>0.0342299</text:p>
          </table:table-cell>
          <table:table-cell office:value-type="float" office:value="0.00738603" calcext:value-type="float">
            <text:p>0.00738603</text:p>
          </table:table-cell>
          <table:table-cell table:number-columns-repeated="9"/>
        </table:table-row>
        <table:table-row table:style-name="ro1">
          <table:table-cell office:value-type="float" office:value="270308" calcext:value-type="float">
            <text:p>270308</text:p>
          </table:table-cell>
          <table:table-cell office:value-type="float" office:value="0.0313825" calcext:value-type="float">
            <text:p>0.0313825</text:p>
          </table:table-cell>
          <table:table-cell office:value-type="float" office:value="0.00404276" calcext:value-type="float">
            <text:p>0.00404276</text:p>
          </table:table-cell>
          <table:table-cell table:number-columns-repeated="9"/>
        </table:table-row>
        <table:table-row table:style-name="ro1">
          <table:table-cell office:value-type="float" office:value="270276" calcext:value-type="float">
            <text:p>270276</text:p>
          </table:table-cell>
          <table:table-cell office:value-type="float" office:value="0.0369526" calcext:value-type="float">
            <text:p>0.0369526</text:p>
          </table:table-cell>
          <table:table-cell office:value-type="float" office:value="0.00912178" calcext:value-type="float">
            <text:p>0.00912178</text:p>
          </table:table-cell>
          <table:table-cell table:number-columns-repeated="9"/>
        </table:table-row>
        <table:table-row table:style-name="ro1">
          <table:table-cell office:value-type="float" office:value="270784" calcext:value-type="float">
            <text:p>270784</text:p>
          </table:table-cell>
          <table:table-cell office:value-type="float" office:value="0.0334201" calcext:value-type="float">
            <text:p>0.0334201</text:p>
          </table:table-cell>
          <table:table-cell office:value-type="float" office:value="0.00574032" calcext:value-type="float">
            <text:p>0.00574032</text:p>
          </table:table-cell>
          <table:table-cell table:number-columns-repeated="9"/>
        </table:table-row>
        <table:table-row table:style-name="ro1">
          <table:table-cell office:value-type="float" office:value="270336" calcext:value-type="float">
            <text:p>270336</text:p>
          </table:table-cell>
          <table:table-cell office:value-type="float" office:value="0.0349435" calcext:value-type="float">
            <text:p>0.0349435</text:p>
          </table:table-cell>
          <table:table-cell office:value-type="float" office:value="0.00744207" calcext:value-type="float">
            <text:p>0.00744207</text:p>
          </table:table-cell>
          <table:table-cell table:number-columns-repeated="9"/>
        </table:table-row>
        <table:table-row table:style-name="ro1">
          <table:table-cell office:value-type="float" office:value="270500" calcext:value-type="float">
            <text:p>270500</text:p>
          </table:table-cell>
          <table:table-cell office:value-type="float" office:value="0.00811706" calcext:value-type="float">
            <text:p>0.00811706</text:p>
          </table:table-cell>
          <table:table-cell office:value-type="float" office:value="0.00787096" calcext:value-type="float">
            <text:p>0.00787096</text:p>
          </table:table-cell>
          <table:table-cell table:number-columns-repeated="9"/>
        </table:table-row>
        <table:table-row table:style-name="ro1">
          <table:table-cell office:value-type="float" office:value="271792" calcext:value-type="float">
            <text:p>271792</text:p>
          </table:table-cell>
          <table:table-cell office:value-type="float" office:value="0.0345419" calcext:value-type="float">
            <text:p>0.0345419</text:p>
          </table:table-cell>
          <table:table-cell office:value-type="float" office:value="0.00747428" calcext:value-type="float">
            <text:p>0.00747428</text:p>
          </table:table-cell>
          <table:table-cell table:number-columns-repeated="9"/>
        </table:table-row>
        <table:table-row table:style-name="ro1">
          <table:table-cell office:value-type="float" office:value="271472" calcext:value-type="float">
            <text:p>271472</text:p>
          </table:table-cell>
          <table:table-cell office:value-type="float" office:value="0.0315756" calcext:value-type="float">
            <text:p>0.0315756</text:p>
          </table:table-cell>
          <table:table-cell office:value-type="float" office:value="0.00400293" calcext:value-type="float">
            <text:p>0.00400293</text:p>
          </table:table-cell>
          <table:table-cell table:number-columns-repeated="9"/>
        </table:table-row>
        <table:table-row table:style-name="ro1">
          <table:table-cell office:value-type="float" office:value="271692" calcext:value-type="float">
            <text:p>271692</text:p>
          </table:table-cell>
          <table:table-cell office:value-type="float" office:value="0.0337551" calcext:value-type="float">
            <text:p>0.0337551</text:p>
          </table:table-cell>
          <table:table-cell office:value-type="float" office:value="0.00717543" calcext:value-type="float">
            <text:p>0.00717543</text:p>
          </table:table-cell>
          <table:table-cell table:number-columns-repeated="9"/>
        </table:table-row>
        <table:table-row table:style-name="ro1">
          <table:table-cell office:value-type="float" office:value="271076" calcext:value-type="float">
            <text:p>271076</text:p>
          </table:table-cell>
          <table:table-cell office:value-type="float" office:value="0.033743" calcext:value-type="float">
            <text:p>0.033743</text:p>
          </table:table-cell>
          <table:table-cell office:value-type="float" office:value="0.0059607" calcext:value-type="float">
            <text:p>0.0059607</text:p>
          </table:table-cell>
          <table:table-cell table:number-columns-repeated="9"/>
        </table:table-row>
        <table:table-row table:style-name="ro1">
          <table:table-cell office:value-type="float" office:value="271920" calcext:value-type="float">
            <text:p>271920</text:p>
          </table:table-cell>
          <table:table-cell office:value-type="float" office:value="0.0321431" calcext:value-type="float">
            <text:p>0.0321431</text:p>
          </table:table-cell>
          <table:table-cell office:value-type="float" office:value="0.00447345" calcext:value-type="float">
            <text:p>0.00447345</text:p>
          </table:table-cell>
          <table:table-cell table:number-columns-repeated="9"/>
        </table:table-row>
        <table:table-row table:style-name="ro1">
          <table:table-cell office:value-type="float" office:value="272984" calcext:value-type="float">
            <text:p>272984</text:p>
          </table:table-cell>
          <table:table-cell office:value-type="float" office:value="0.037737" calcext:value-type="float">
            <text:p>0.037737</text:p>
          </table:table-cell>
          <table:table-cell office:value-type="float" office:value="0.0116252" calcext:value-type="float">
            <text:p>0.0116252</text:p>
          </table:table-cell>
          <table:table-cell table:number-columns-repeated="9"/>
        </table:table-row>
        <table:table-row table:style-name="ro1">
          <table:table-cell office:value-type="float" office:value="272504" calcext:value-type="float">
            <text:p>272504</text:p>
          </table:table-cell>
          <table:table-cell office:value-type="float" office:value="0.0353699" calcext:value-type="float">
            <text:p>0.0353699</text:p>
          </table:table-cell>
          <table:table-cell office:value-type="float" office:value="0.00921932" calcext:value-type="float">
            <text:p>0.00921932</text:p>
          </table:table-cell>
          <table:table-cell table:number-columns-repeated="9"/>
        </table:table-row>
        <table:table-row table:style-name="ro1">
          <table:table-cell office:value-type="float" office:value="272328" calcext:value-type="float">
            <text:p>272328</text:p>
          </table:table-cell>
          <table:table-cell office:value-type="float" office:value="0.0351372" calcext:value-type="float">
            <text:p>0.0351372</text:p>
          </table:table-cell>
          <table:table-cell office:value-type="float" office:value="0.00722461" calcext:value-type="float">
            <text:p>0.00722461</text:p>
          </table:table-cell>
          <table:table-cell table:number-columns-repeated="9"/>
        </table:table-row>
        <table:table-row table:style-name="ro1">
          <table:table-cell office:value-type="float" office:value="272876" calcext:value-type="float">
            <text:p>272876</text:p>
          </table:table-cell>
          <table:table-cell office:value-type="float" office:value="0.0329058" calcext:value-type="float">
            <text:p>0.0329058</text:p>
          </table:table-cell>
          <table:table-cell office:value-type="float" office:value="0.00560404" calcext:value-type="float">
            <text:p>0.00560404</text:p>
          </table:table-cell>
          <table:table-cell table:number-columns-repeated="9"/>
        </table:table-row>
        <table:table-row table:style-name="ro1">
          <table:table-cell office:value-type="float" office:value="272352" calcext:value-type="float">
            <text:p>272352</text:p>
          </table:table-cell>
          <table:table-cell office:value-type="float" office:value="0.0341866" calcext:value-type="float">
            <text:p>0.0341866</text:p>
          </table:table-cell>
          <table:table-cell office:value-type="float" office:value="0.00761088" calcext:value-type="float">
            <text:p>0.00761088</text:p>
          </table:table-cell>
          <table:table-cell table:number-columns-repeated="9"/>
        </table:table-row>
        <table:table-row table:style-name="ro1">
          <table:table-cell office:value-type="float" office:value="274436" calcext:value-type="float">
            <text:p>274436</text:p>
          </table:table-cell>
          <table:table-cell office:value-type="float" office:value="0.0334168" calcext:value-type="float">
            <text:p>0.0334168</text:p>
          </table:table-cell>
          <table:table-cell office:value-type="float" office:value="0.00555195" calcext:value-type="float">
            <text:p>0.00555195</text:p>
          </table:table-cell>
          <table:table-cell table:number-columns-repeated="9"/>
        </table:table-row>
        <table:table-row table:style-name="ro1">
          <table:table-cell office:value-type="float" office:value="275972" calcext:value-type="float">
            <text:p>275972</text:p>
          </table:table-cell>
          <table:table-cell office:value-type="float" office:value="0.0119159" calcext:value-type="float">
            <text:p>0.0119159</text:p>
          </table:table-cell>
          <table:table-cell office:value-type="float" office:value="0.0125348" calcext:value-type="float">
            <text:p>0.0125348</text:p>
          </table:table-cell>
          <table:table-cell table:number-columns-repeated="9"/>
        </table:table-row>
        <table:table-row table:style-name="ro1">
          <table:table-cell office:value-type="float" office:value="275900" calcext:value-type="float">
            <text:p>275900</text:p>
          </table:table-cell>
          <table:table-cell office:value-type="float" office:value="0.0328983" calcext:value-type="float">
            <text:p>0.0328983</text:p>
          </table:table-cell>
          <table:table-cell office:value-type="float" office:value="0.00564114" calcext:value-type="float">
            <text:p>0.00564114</text:p>
          </table:table-cell>
          <table:table-cell table:number-columns-repeated="9"/>
        </table:table-row>
        <table:table-row table:style-name="ro1">
          <table:table-cell office:value-type="float" office:value="275272" calcext:value-type="float">
            <text:p>275272</text:p>
          </table:table-cell>
          <table:table-cell office:value-type="float" office:value="0.040938" calcext:value-type="float">
            <text:p>0.040938</text:p>
          </table:table-cell>
          <table:table-cell office:value-type="float" office:value="0.0127316" calcext:value-type="float">
            <text:p>0.0127316</text:p>
          </table:table-cell>
          <table:table-cell table:number-columns-repeated="9"/>
        </table:table-row>
        <table:table-row table:style-name="ro1">
          <table:table-cell office:value-type="float" office:value="275836" calcext:value-type="float">
            <text:p>275836</text:p>
          </table:table-cell>
          <table:table-cell office:value-type="float" office:value="0.0351031" calcext:value-type="float">
            <text:p>0.0351031</text:p>
          </table:table-cell>
          <table:table-cell office:value-type="float" office:value="0.00867001" calcext:value-type="float">
            <text:p>0.00867001</text:p>
          </table:table-cell>
          <table:table-cell table:number-columns-repeated="9"/>
        </table:table-row>
        <table:table-row table:style-name="ro1">
          <table:table-cell office:value-type="float" office:value="275264" calcext:value-type="float">
            <text:p>275264</text:p>
          </table:table-cell>
          <table:table-cell office:value-type="float" office:value="0.035771" calcext:value-type="float">
            <text:p>0.035771</text:p>
          </table:table-cell>
          <table:table-cell office:value-type="float" office:value="0.00779154" calcext:value-type="float">
            <text:p>0.00779154</text:p>
          </table:table-cell>
          <table:table-cell table:number-columns-repeated="9"/>
        </table:table-row>
        <table:table-row table:style-name="ro1">
          <table:table-cell office:value-type="float" office:value="276316" calcext:value-type="float">
            <text:p>276316</text:p>
          </table:table-cell>
          <table:table-cell office:value-type="float" office:value="0.0399532" calcext:value-type="float">
            <text:p>0.0399532</text:p>
          </table:table-cell>
          <table:table-cell office:value-type="float" office:value="0.0124611" calcext:value-type="float">
            <text:p>0.0124611</text:p>
          </table:table-cell>
          <table:table-cell table:number-columns-repeated="9"/>
        </table:table-row>
        <table:table-row table:style-name="ro1">
          <table:table-cell office:value-type="float" office:value="276796" calcext:value-type="float">
            <text:p>276796</text:p>
          </table:table-cell>
          <table:table-cell office:value-type="float" office:value="0.0321659" calcext:value-type="float">
            <text:p>0.0321659</text:p>
          </table:table-cell>
          <table:table-cell office:value-type="float" office:value="0.00592776" calcext:value-type="float">
            <text:p>0.00592776</text:p>
          </table:table-cell>
          <table:table-cell table:number-columns-repeated="9"/>
        </table:table-row>
        <table:table-row table:style-name="ro1">
          <table:table-cell office:value-type="float" office:value="277224" calcext:value-type="float">
            <text:p>277224</text:p>
          </table:table-cell>
          <table:table-cell office:value-type="float" office:value="0.0361432" calcext:value-type="float">
            <text:p>0.0361432</text:p>
          </table:table-cell>
          <table:table-cell office:value-type="float" office:value="0.00875888" calcext:value-type="float">
            <text:p>0.00875888</text:p>
          </table:table-cell>
          <table:table-cell table:number-columns-repeated="9"/>
        </table:table-row>
        <table:table-row table:style-name="ro1">
          <table:table-cell office:value-type="float" office:value="277308" calcext:value-type="float">
            <text:p>277308</text:p>
          </table:table-cell>
          <table:table-cell office:value-type="float" office:value="0.0370288" calcext:value-type="float">
            <text:p>0.0370288</text:p>
          </table:table-cell>
          <table:table-cell office:value-type="float" office:value="0.00957739" calcext:value-type="float">
            <text:p>0.00957739</text:p>
          </table:table-cell>
          <table:table-cell table:number-columns-repeated="9"/>
        </table:table-row>
        <table:table-row table:style-name="ro1">
          <table:table-cell office:value-type="float" office:value="277648" calcext:value-type="float">
            <text:p>277648</text:p>
          </table:table-cell>
          <table:table-cell office:value-type="float" office:value="0.0336508" calcext:value-type="float">
            <text:p>0.0336508</text:p>
          </table:table-cell>
          <table:table-cell office:value-type="float" office:value="0.00602893" calcext:value-type="float">
            <text:p>0.00602893</text:p>
          </table:table-cell>
          <table:table-cell table:number-columns-repeated="9"/>
        </table:table-row>
        <table:table-row table:style-name="ro1">
          <table:table-cell office:value-type="float" office:value="277908" calcext:value-type="float">
            <text:p>277908</text:p>
          </table:table-cell>
          <table:table-cell office:value-type="float" office:value="0.0342844" calcext:value-type="float">
            <text:p>0.0342844</text:p>
          </table:table-cell>
          <table:table-cell office:value-type="float" office:value="0.00682907" calcext:value-type="float">
            <text:p>0.00682907</text:p>
          </table:table-cell>
          <table:table-cell table:number-columns-repeated="9"/>
        </table:table-row>
        <table:table-row table:style-name="ro1">
          <table:table-cell office:value-type="float" office:value="277868" calcext:value-type="float">
            <text:p>277868</text:p>
          </table:table-cell>
          <table:table-cell office:value-type="float" office:value="0.036668" calcext:value-type="float">
            <text:p>0.036668</text:p>
          </table:table-cell>
          <table:table-cell office:value-type="float" office:value="0.0086872" calcext:value-type="float">
            <text:p>0.0086872</text:p>
          </table:table-cell>
          <table:table-cell table:number-columns-repeated="9"/>
        </table:table-row>
        <table:table-row table:style-name="ro1">
          <table:table-cell office:value-type="float" office:value="277404" calcext:value-type="float">
            <text:p>277404</text:p>
          </table:table-cell>
          <table:table-cell office:value-type="float" office:value="0.0327583" calcext:value-type="float">
            <text:p>0.0327583</text:p>
          </table:table-cell>
          <table:table-cell office:value-type="float" office:value="0.00538263" calcext:value-type="float">
            <text:p>0.00538263</text:p>
          </table:table-cell>
          <table:table-cell table:number-columns-repeated="9"/>
        </table:table-row>
        <table:table-row table:style-name="ro1">
          <table:table-cell office:value-type="float" office:value="277728" calcext:value-type="float">
            <text:p>277728</text:p>
          </table:table-cell>
          <table:table-cell office:value-type="float" office:value="0.0398066" calcext:value-type="float">
            <text:p>0.0398066</text:p>
          </table:table-cell>
          <table:table-cell office:value-type="float" office:value="0.0118802" calcext:value-type="float">
            <text:p>0.0118802</text:p>
          </table:table-cell>
          <table:table-cell table:number-columns-repeated="9"/>
        </table:table-row>
        <table:table-row table:style-name="ro1">
          <table:table-cell office:value-type="float" office:value="277352" calcext:value-type="float">
            <text:p>277352</text:p>
          </table:table-cell>
          <table:table-cell office:value-type="float" office:value="0.0336258" calcext:value-type="float">
            <text:p>0.0336258</text:p>
          </table:table-cell>
          <table:table-cell office:value-type="float" office:value="0.00692221" calcext:value-type="float">
            <text:p>0.00692221</text:p>
          </table:table-cell>
          <table:table-cell table:number-columns-repeated="9"/>
        </table:table-row>
        <table:table-row table:style-name="ro1">
          <table:table-cell office:value-type="float" office:value="278156" calcext:value-type="float">
            <text:p>278156</text:p>
          </table:table-cell>
          <table:table-cell office:value-type="float" office:value="0.0345275" calcext:value-type="float">
            <text:p>0.0345275</text:p>
          </table:table-cell>
          <table:table-cell office:value-type="float" office:value="0.00676676" calcext:value-type="float">
            <text:p>0.00676676</text:p>
          </table:table-cell>
          <table:table-cell table:number-columns-repeated="9"/>
        </table:table-row>
        <table:table-row table:style-name="ro1">
          <table:table-cell office:value-type="float" office:value="278132" calcext:value-type="float">
            <text:p>278132</text:p>
          </table:table-cell>
          <table:table-cell office:value-type="float" office:value="0.0333313" calcext:value-type="float">
            <text:p>0.0333313</text:p>
          </table:table-cell>
          <table:table-cell office:value-type="float" office:value="0.00622299" calcext:value-type="float">
            <text:p>0.00622299</text:p>
          </table:table-cell>
          <table:table-cell table:number-columns-repeated="9"/>
        </table:table-row>
        <table:table-row table:style-name="ro1">
          <table:table-cell office:value-type="float" office:value="279180" calcext:value-type="float">
            <text:p>279180</text:p>
          </table:table-cell>
          <table:table-cell office:value-type="float" office:value="0.0359117" calcext:value-type="float">
            <text:p>0.0359117</text:p>
          </table:table-cell>
          <table:table-cell office:value-type="float" office:value="0.00899523" calcext:value-type="float">
            <text:p>0.00899523</text:p>
          </table:table-cell>
          <table:table-cell table:number-columns-repeated="9"/>
        </table:table-row>
        <table:table-row table:style-name="ro1">
          <table:table-cell office:value-type="float" office:value="279704" calcext:value-type="float">
            <text:p>279704</text:p>
          </table:table-cell>
          <table:table-cell office:value-type="float" office:value="0.0327572" calcext:value-type="float">
            <text:p>0.0327572</text:p>
          </table:table-cell>
          <table:table-cell office:value-type="float" office:value="0.00535918" calcext:value-type="float">
            <text:p>0.00535918</text:p>
          </table:table-cell>
          <table:table-cell table:number-columns-repeated="9"/>
        </table:table-row>
        <table:table-row table:style-name="ro1">
          <table:table-cell office:value-type="float" office:value="279984" calcext:value-type="float">
            <text:p>279984</text:p>
          </table:table-cell>
          <table:table-cell office:value-type="float" office:value="0.0352126" calcext:value-type="float">
            <text:p>0.0352126</text:p>
          </table:table-cell>
          <table:table-cell office:value-type="float" office:value="0.00757517" calcext:value-type="float">
            <text:p>0.00757517</text:p>
          </table:table-cell>
          <table:table-cell table:number-columns-repeated="9"/>
        </table:table-row>
        <table:table-row table:style-name="ro1">
          <table:table-cell office:value-type="float" office:value="280956" calcext:value-type="float">
            <text:p>280956</text:p>
          </table:table-cell>
          <table:table-cell office:value-type="float" office:value="0.0282311" calcext:value-type="float">
            <text:p>0.0282311</text:p>
          </table:table-cell>
          <table:table-cell office:value-type="float" office:value="0.000838254" calcext:value-type="float">
            <text:p>0.000838254</text:p>
          </table:table-cell>
          <table:table-cell table:number-columns-repeated="9"/>
        </table:table-row>
        <table:table-row table:style-name="ro1">
          <table:table-cell office:value-type="float" office:value="280228" calcext:value-type="float">
            <text:p>280228</text:p>
          </table:table-cell>
          <table:table-cell office:value-type="float" office:value="0.0354508" calcext:value-type="float">
            <text:p>0.0354508</text:p>
          </table:table-cell>
          <table:table-cell office:value-type="float" office:value="0.00831152" calcext:value-type="float">
            <text:p>0.00831152</text:p>
          </table:table-cell>
          <table:table-cell table:number-columns-repeated="9"/>
        </table:table-row>
        <table:table-row table:style-name="ro1">
          <table:table-cell office:value-type="float" office:value="280188" calcext:value-type="float">
            <text:p>280188</text:p>
          </table:table-cell>
          <table:table-cell office:value-type="float" office:value="0.0346559" calcext:value-type="float">
            <text:p>0.0346559</text:p>
          </table:table-cell>
          <table:table-cell office:value-type="float" office:value="0.00811341" calcext:value-type="float">
            <text:p>0.00811341</text:p>
          </table:table-cell>
          <table:table-cell table:number-columns-repeated="9"/>
        </table:table-row>
        <table:table-row table:style-name="ro1">
          <table:table-cell office:value-type="float" office:value="280820" calcext:value-type="float">
            <text:p>280820</text:p>
          </table:table-cell>
          <table:table-cell office:value-type="float" office:value="0.0360992" calcext:value-type="float">
            <text:p>0.0360992</text:p>
          </table:table-cell>
          <table:table-cell office:value-type="float" office:value="0.00892339" calcext:value-type="float">
            <text:p>0.00892339</text:p>
          </table:table-cell>
          <table:table-cell table:number-columns-repeated="9"/>
        </table:table-row>
        <table:table-row table:style-name="ro1">
          <table:table-cell office:value-type="float" office:value="280412" calcext:value-type="float">
            <text:p>280412</text:p>
          </table:table-cell>
          <table:table-cell office:value-type="float" office:value="0.00891931" calcext:value-type="float">
            <text:p>0.00891931</text:p>
          </table:table-cell>
          <table:table-cell office:value-type="float" office:value="0.00862894" calcext:value-type="float">
            <text:p>0.00862894</text:p>
          </table:table-cell>
          <table:table-cell table:number-columns-repeated="9"/>
        </table:table-row>
        <table:table-row table:style-name="ro1">
          <table:table-cell office:value-type="float" office:value="281528" calcext:value-type="float">
            <text:p>281528</text:p>
          </table:table-cell>
          <table:table-cell office:value-type="float" office:value="0.0308429" calcext:value-type="float">
            <text:p>0.0308429</text:p>
          </table:table-cell>
          <table:table-cell office:value-type="float" office:value="0.00327418" calcext:value-type="float">
            <text:p>0.00327418</text:p>
          </table:table-cell>
          <table:table-cell table:number-columns-repeated="9"/>
        </table:table-row>
        <table:table-row table:style-name="ro1">
          <table:table-cell office:value-type="float" office:value="281204" calcext:value-type="float">
            <text:p>281204</text:p>
          </table:table-cell>
          <table:table-cell office:value-type="float" office:value="0.0322895" calcext:value-type="float">
            <text:p>0.0322895</text:p>
          </table:table-cell>
          <table:table-cell office:value-type="float" office:value="0.00564626" calcext:value-type="float">
            <text:p>0.00564626</text:p>
          </table:table-cell>
          <table:table-cell table:number-columns-repeated="9"/>
        </table:table-row>
        <table:table-row table:style-name="ro1">
          <table:table-cell office:value-type="float" office:value="281988" calcext:value-type="float">
            <text:p>281988</text:p>
          </table:table-cell>
          <table:table-cell office:value-type="float" office:value="0.0314511" calcext:value-type="float">
            <text:p>0.0314511</text:p>
          </table:table-cell>
          <table:table-cell office:value-type="float" office:value="0.00407666" calcext:value-type="float">
            <text:p>0.00407666</text:p>
          </table:table-cell>
          <table:table-cell table:number-columns-repeated="9"/>
        </table:table-row>
        <table:table-row table:style-name="ro1">
          <table:table-cell office:value-type="float" office:value="282484" calcext:value-type="float">
            <text:p>282484</text:p>
          </table:table-cell>
          <table:table-cell office:value-type="float" office:value="0.0308478" calcext:value-type="float">
            <text:p>0.0308478</text:p>
          </table:table-cell>
          <table:table-cell office:value-type="float" office:value="0.00353696" calcext:value-type="float">
            <text:p>0.00353696</text:p>
          </table:table-cell>
          <table:table-cell table:number-columns-repeated="9"/>
        </table:table-row>
        <table:table-row table:style-name="ro1">
          <table:table-cell office:value-type="float" office:value="282652" calcext:value-type="float">
            <text:p>282652</text:p>
          </table:table-cell>
          <table:table-cell office:value-type="float" office:value="0.038209" calcext:value-type="float">
            <text:p>0.038209</text:p>
          </table:table-cell>
          <table:table-cell office:value-type="float" office:value="0.0107537" calcext:value-type="float">
            <text:p>0.0107537</text:p>
          </table:table-cell>
          <table:table-cell table:number-columns-repeated="9"/>
        </table:table-row>
        <table:table-row table:style-name="ro1">
          <table:table-cell office:value-type="float" office:value="282052" calcext:value-type="float">
            <text:p>282052</text:p>
          </table:table-cell>
          <table:table-cell office:value-type="float" office:value="0.0355535" calcext:value-type="float">
            <text:p>0.0355535</text:p>
          </table:table-cell>
          <table:table-cell office:value-type="float" office:value="0.00797381" calcext:value-type="float">
            <text:p>0.00797381</text:p>
          </table:table-cell>
          <table:table-cell table:number-columns-repeated="9"/>
        </table:table-row>
        <table:table-row table:style-name="ro1">
          <table:table-cell office:value-type="float" office:value="282976" calcext:value-type="float">
            <text:p>282976</text:p>
          </table:table-cell>
          <table:table-cell office:value-type="float" office:value="0.034531" calcext:value-type="float">
            <text:p>0.034531</text:p>
          </table:table-cell>
          <table:table-cell office:value-type="float" office:value="0.00430901" calcext:value-type="float">
            <text:p>0.00430901</text:p>
          </table:table-cell>
          <table:table-cell table:number-columns-repeated="9"/>
        </table:table-row>
        <table:table-row table:style-name="ro1">
          <table:table-cell office:value-type="float" office:value="282288" calcext:value-type="float">
            <text:p>282288</text:p>
          </table:table-cell>
          <table:table-cell office:value-type="float" office:value="0.0327929" calcext:value-type="float">
            <text:p>0.0327929</text:p>
          </table:table-cell>
          <table:table-cell office:value-type="float" office:value="0.00603967" calcext:value-type="float">
            <text:p>0.00603967</text:p>
          </table:table-cell>
          <table:table-cell table:number-columns-repeated="9"/>
        </table:table-row>
        <table:table-row table:style-name="ro1">
          <table:table-cell office:value-type="float" office:value="282976" calcext:value-type="float">
            <text:p>282976</text:p>
          </table:table-cell>
          <table:table-cell office:value-type="float" office:value="0.0345439" calcext:value-type="float">
            <text:p>0.0345439</text:p>
          </table:table-cell>
          <table:table-cell office:value-type="float" office:value="0.00574118" calcext:value-type="float">
            <text:p>0.00574118</text:p>
          </table:table-cell>
          <table:table-cell table:number-columns-repeated="9"/>
        </table:table-row>
        <table:table-row table:style-name="ro1">
          <table:table-cell office:value-type="float" office:value="282192" calcext:value-type="float">
            <text:p>282192</text:p>
          </table:table-cell>
          <table:table-cell office:value-type="float" office:value="0.00799088" calcext:value-type="float">
            <text:p>0.00799088</text:p>
          </table:table-cell>
          <table:table-cell office:value-type="float" office:value="0.00830496" calcext:value-type="float">
            <text:p>0.00830496</text:p>
          </table:table-cell>
          <table:table-cell table:number-columns-repeated="9"/>
        </table:table-row>
        <table:table-row table:style-name="ro1">
          <table:table-cell office:value-type="float" office:value="282384" calcext:value-type="float">
            <text:p>282384</text:p>
          </table:table-cell>
          <table:table-cell office:value-type="float" office:value="0.0085065" calcext:value-type="float">
            <text:p>0.0085065</text:p>
          </table:table-cell>
          <table:table-cell office:value-type="float" office:value="0.00955637" calcext:value-type="float">
            <text:p>0.00955637</text:p>
          </table:table-cell>
          <table:table-cell table:number-columns-repeated="9"/>
        </table:table-row>
        <table:table-row table:style-name="ro1">
          <table:table-cell office:value-type="float" office:value="282628" calcext:value-type="float">
            <text:p>282628</text:p>
          </table:table-cell>
          <table:table-cell office:value-type="float" office:value="0.0370593" calcext:value-type="float">
            <text:p>0.0370593</text:p>
          </table:table-cell>
          <table:table-cell office:value-type="float" office:value="0.00897234" calcext:value-type="float">
            <text:p>0.00897234</text:p>
          </table:table-cell>
          <table:table-cell table:number-columns-repeated="9"/>
        </table:table-row>
        <table:table-row table:style-name="ro1">
          <table:table-cell office:value-type="float" office:value="282980" calcext:value-type="float">
            <text:p>282980</text:p>
          </table:table-cell>
          <table:table-cell office:value-type="float" office:value="0.0370711" calcext:value-type="float">
            <text:p>0.0370711</text:p>
          </table:table-cell>
          <table:table-cell office:value-type="float" office:value="0.0086866" calcext:value-type="float">
            <text:p>0.0086866</text:p>
          </table:table-cell>
          <table:table-cell table:number-columns-repeated="9"/>
        </table:table-row>
        <table:table-row table:style-name="ro1">
          <table:table-cell office:value-type="float" office:value="283532" calcext:value-type="float">
            <text:p>283532</text:p>
          </table:table-cell>
          <table:table-cell office:value-type="float" office:value="0.0339564" calcext:value-type="float">
            <text:p>0.0339564</text:p>
          </table:table-cell>
          <table:table-cell office:value-type="float" office:value="0.0069776" calcext:value-type="float">
            <text:p>0.0069776</text:p>
          </table:table-cell>
          <table:table-cell table:number-columns-repeated="9"/>
        </table:table-row>
        <table:table-row table:style-name="ro1">
          <table:table-cell office:value-type="float" office:value="283292" calcext:value-type="float">
            <text:p>283292</text:p>
          </table:table-cell>
          <table:table-cell office:value-type="float" office:value="0.0357885" calcext:value-type="float">
            <text:p>0.0357885</text:p>
          </table:table-cell>
          <table:table-cell office:value-type="float" office:value="0.00773948" calcext:value-type="float">
            <text:p>0.00773948</text:p>
          </table:table-cell>
          <table:table-cell table:number-columns-repeated="9"/>
        </table:table-row>
        <table:table-row table:style-name="ro1">
          <table:table-cell office:value-type="float" office:value="283528" calcext:value-type="float">
            <text:p>283528</text:p>
          </table:table-cell>
          <table:table-cell office:value-type="float" office:value="0.0395617" calcext:value-type="float">
            <text:p>0.0395617</text:p>
          </table:table-cell>
          <table:table-cell office:value-type="float" office:value="0.0121609" calcext:value-type="float">
            <text:p>0.0121609</text:p>
          </table:table-cell>
          <table:table-cell table:number-columns-repeated="9"/>
        </table:table-row>
        <table:table-row table:style-name="ro1">
          <table:table-cell office:value-type="float" office:value="283952" calcext:value-type="float">
            <text:p>283952</text:p>
          </table:table-cell>
          <table:table-cell office:value-type="float" office:value="0.00553767" calcext:value-type="float">
            <text:p>0.00553767</text:p>
          </table:table-cell>
          <table:table-cell office:value-type="float" office:value="0.00700881" calcext:value-type="float">
            <text:p>0.00700881</text:p>
          </table:table-cell>
          <table:table-cell table:number-columns-repeated="9"/>
        </table:table-row>
        <table:table-row table:style-name="ro1">
          <table:table-cell office:value-type="float" office:value="283736" calcext:value-type="float">
            <text:p>283736</text:p>
          </table:table-cell>
          <table:table-cell office:value-type="float" office:value="0.0317357" calcext:value-type="float">
            <text:p>0.0317357</text:p>
          </table:table-cell>
          <table:table-cell office:value-type="float" office:value="0.00505066" calcext:value-type="float">
            <text:p>0.00505066</text:p>
          </table:table-cell>
          <table:table-cell table:number-columns-repeated="9"/>
        </table:table-row>
        <table:table-row table:style-name="ro1">
          <table:table-cell office:value-type="float" office:value="283836" calcext:value-type="float">
            <text:p>283836</text:p>
          </table:table-cell>
          <table:table-cell office:value-type="float" office:value="0.0341912" calcext:value-type="float">
            <text:p>0.0341912</text:p>
          </table:table-cell>
          <table:table-cell office:value-type="float" office:value="0.00696253" calcext:value-type="float">
            <text:p>0.00696253</text:p>
          </table:table-cell>
          <table:table-cell table:number-columns-repeated="9"/>
        </table:table-row>
        <table:table-row table:style-name="ro1">
          <table:table-cell office:value-type="float" office:value="283608" calcext:value-type="float">
            <text:p>283608</text:p>
          </table:table-cell>
          <table:table-cell office:value-type="float" office:value="0.0354682" calcext:value-type="float">
            <text:p>0.0354682</text:p>
          </table:table-cell>
          <table:table-cell office:value-type="float" office:value="0.00831057" calcext:value-type="float">
            <text:p>0.00831057</text:p>
          </table:table-cell>
          <table:table-cell table:number-columns-repeated="9"/>
        </table:table-row>
        <table:table-row table:style-name="ro1">
          <table:table-cell office:value-type="float" office:value="283868" calcext:value-type="float">
            <text:p>283868</text:p>
          </table:table-cell>
          <table:table-cell office:value-type="float" office:value="0.03582" calcext:value-type="float">
            <text:p>0.03582</text:p>
          </table:table-cell>
          <table:table-cell office:value-type="float" office:value="0.00912518" calcext:value-type="float">
            <text:p>0.00912518</text:p>
          </table:table-cell>
          <table:table-cell table:number-columns-repeated="9"/>
        </table:table-row>
        <table:table-row table:style-name="ro1">
          <table:table-cell office:value-type="float" office:value="284080" calcext:value-type="float">
            <text:p>284080</text:p>
          </table:table-cell>
          <table:table-cell office:value-type="float" office:value="0.0357477" calcext:value-type="float">
            <text:p>0.0357477</text:p>
          </table:table-cell>
          <table:table-cell office:value-type="float" office:value="0.00783995" calcext:value-type="float">
            <text:p>0.00783995</text:p>
          </table:table-cell>
          <table:table-cell table:number-columns-repeated="9"/>
        </table:table-row>
        <table:table-row table:style-name="ro1">
          <table:table-cell office:value-type="float" office:value="284388" calcext:value-type="float">
            <text:p>284388</text:p>
          </table:table-cell>
          <table:table-cell office:value-type="float" office:value="0.00709956" calcext:value-type="float">
            <text:p>0.00709956</text:p>
          </table:table-cell>
          <table:table-cell office:value-type="float" office:value="0.00710499" calcext:value-type="float">
            <text:p>0.00710499</text:p>
          </table:table-cell>
          <table:table-cell table:number-columns-repeated="9"/>
        </table:table-row>
        <table:table-row table:style-name="ro1">
          <table:table-cell office:value-type="float" office:value="285060" calcext:value-type="float">
            <text:p>285060</text:p>
          </table:table-cell>
          <table:table-cell office:value-type="float" office:value="0.00617751" calcext:value-type="float">
            <text:p>0.00617751</text:p>
          </table:table-cell>
          <table:table-cell office:value-type="float" office:value="0.00619153" calcext:value-type="float">
            <text:p>0.00619153</text:p>
          </table:table-cell>
          <table:table-cell table:number-columns-repeated="9"/>
        </table:table-row>
        <table:table-row table:style-name="ro1">
          <table:table-cell office:value-type="float" office:value="285300" calcext:value-type="float">
            <text:p>285300</text:p>
          </table:table-cell>
          <table:table-cell office:value-type="float" office:value="0.030913" calcext:value-type="float">
            <text:p>0.030913</text:p>
          </table:table-cell>
          <table:table-cell office:value-type="float" office:value="0.00323753" calcext:value-type="float">
            <text:p>0.00323753</text:p>
          </table:table-cell>
          <table:table-cell table:number-columns-repeated="9"/>
        </table:table-row>
        <table:table-row table:style-name="ro1">
          <table:table-cell office:value-type="float" office:value="286356" calcext:value-type="float">
            <text:p>286356</text:p>
          </table:table-cell>
          <table:table-cell office:value-type="float" office:value="0.0334586" calcext:value-type="float">
            <text:p>0.0334586</text:p>
          </table:table-cell>
          <table:table-cell office:value-type="float" office:value="0.00590052" calcext:value-type="float">
            <text:p>0.00590052</text:p>
          </table:table-cell>
          <table:table-cell table:number-columns-repeated="9"/>
        </table:table-row>
        <table:table-row table:style-name="ro1">
          <table:table-cell office:value-type="float" office:value="288340" calcext:value-type="float">
            <text:p>288340</text:p>
          </table:table-cell>
          <table:table-cell office:value-type="float" office:value="0.0367001" calcext:value-type="float">
            <text:p>0.0367001</text:p>
          </table:table-cell>
          <table:table-cell office:value-type="float" office:value="0.00973841" calcext:value-type="float">
            <text:p>0.00973841</text:p>
          </table:table-cell>
          <table:table-cell table:number-columns-repeated="9"/>
        </table:table-row>
        <table:table-row table:style-name="ro1">
          <table:table-cell office:value-type="float" office:value="288456" calcext:value-type="float">
            <text:p>288456</text:p>
          </table:table-cell>
          <table:table-cell office:value-type="float" office:value="0.00735747" calcext:value-type="float">
            <text:p>0.00735747</text:p>
          </table:table-cell>
          <table:table-cell office:value-type="float" office:value="0.00747972" calcext:value-type="float">
            <text:p>0.00747972</text:p>
          </table:table-cell>
          <table:table-cell table:number-columns-repeated="9"/>
        </table:table-row>
        <table:table-row table:style-name="ro1">
          <table:table-cell office:value-type="float" office:value="288920" calcext:value-type="float">
            <text:p>288920</text:p>
          </table:table-cell>
          <table:table-cell office:value-type="float" office:value="0.0355044" calcext:value-type="float">
            <text:p>0.0355044</text:p>
          </table:table-cell>
          <table:table-cell office:value-type="float" office:value="0.00846854" calcext:value-type="float">
            <text:p>0.00846854</text:p>
          </table:table-cell>
          <table:table-cell table:number-columns-repeated="9"/>
        </table:table-row>
        <table:table-row table:style-name="ro1">
          <table:table-cell office:value-type="float" office:value="288692" calcext:value-type="float">
            <text:p>288692</text:p>
          </table:table-cell>
          <table:table-cell office:value-type="float" office:value="0.0339273" calcext:value-type="float">
            <text:p>0.0339273</text:p>
          </table:table-cell>
          <table:table-cell office:value-type="float" office:value="0.00703347" calcext:value-type="float">
            <text:p>0.00703347</text:p>
          </table:table-cell>
          <table:table-cell table:number-columns-repeated="9"/>
        </table:table-row>
        <table:table-row table:style-name="ro1">
          <table:table-cell office:value-type="float" office:value="289912" calcext:value-type="float">
            <text:p>289912</text:p>
          </table:table-cell>
          <table:table-cell office:value-type="float" office:value="0.0388023" calcext:value-type="float">
            <text:p>0.0388023</text:p>
          </table:table-cell>
          <table:table-cell office:value-type="float" office:value="0.0112595" calcext:value-type="float">
            <text:p>0.0112595</text:p>
          </table:table-cell>
          <table:table-cell table:number-columns-repeated="9"/>
        </table:table-row>
        <table:table-row table:style-name="ro1">
          <table:table-cell office:value-type="float" office:value="289236" calcext:value-type="float">
            <text:p>289236</text:p>
          </table:table-cell>
          <table:table-cell office:value-type="float" office:value="0.0334101" calcext:value-type="float">
            <text:p>0.0334101</text:p>
          </table:table-cell>
          <table:table-cell office:value-type="float" office:value="0.00572356" calcext:value-type="float">
            <text:p>0.00572356</text:p>
          </table:table-cell>
          <table:table-cell table:number-columns-repeated="9"/>
        </table:table-row>
        <table:table-row table:style-name="ro1">
          <table:table-cell office:value-type="float" office:value="289828" calcext:value-type="float">
            <text:p>289828</text:p>
          </table:table-cell>
          <table:table-cell office:value-type="float" office:value="0.0333991" calcext:value-type="float">
            <text:p>0.0333991</text:p>
          </table:table-cell>
          <table:table-cell office:value-type="float" office:value="0.00542012" calcext:value-type="float">
            <text:p>0.00542012</text:p>
          </table:table-cell>
          <table:table-cell table:number-columns-repeated="9"/>
        </table:table-row>
        <table:table-row table:style-name="ro1">
          <table:table-cell office:value-type="float" office:value="289112" calcext:value-type="float">
            <text:p>289112</text:p>
          </table:table-cell>
          <table:table-cell office:value-type="float" office:value="0.0359256" calcext:value-type="float">
            <text:p>0.0359256</text:p>
          </table:table-cell>
          <table:table-cell office:value-type="float" office:value="0.00861665" calcext:value-type="float">
            <text:p>0.00861665</text:p>
          </table:table-cell>
          <table:table-cell table:number-columns-repeated="9"/>
        </table:table-row>
        <table:table-row table:style-name="ro1">
          <table:table-cell office:value-type="float" office:value="290184" calcext:value-type="float">
            <text:p>290184</text:p>
          </table:table-cell>
          <table:table-cell office:value-type="float" office:value="0.0326021" calcext:value-type="float">
            <text:p>0.0326021</text:p>
          </table:table-cell>
          <table:table-cell office:value-type="float" office:value="0.00524045" calcext:value-type="float">
            <text:p>0.00524045</text:p>
          </table:table-cell>
          <table:table-cell table:number-columns-repeated="9"/>
        </table:table-row>
        <table:table-row table:style-name="ro1">
          <table:table-cell office:value-type="float" office:value="290364" calcext:value-type="float">
            <text:p>290364</text:p>
          </table:table-cell>
          <table:table-cell office:value-type="float" office:value="0.0328037" calcext:value-type="float">
            <text:p>0.0328037</text:p>
          </table:table-cell>
          <table:table-cell office:value-type="float" office:value="0.00583079" calcext:value-type="float">
            <text:p>0.00583079</text:p>
          </table:table-cell>
          <table:table-cell table:number-columns-repeated="9"/>
        </table:table-row>
        <table:table-row table:style-name="ro1">
          <table:table-cell office:value-type="float" office:value="290576" calcext:value-type="float">
            <text:p>290576</text:p>
          </table:table-cell>
          <table:table-cell table:style-name="ce1" office:value-type="float" office:value="0.0276039" calcext:value-type="float">
            <text:p>2.76E-02</text:p>
          </table:table-cell>
          <table:table-cell table:style-name="ce1" office:value-type="float" office:value="0.0000700562" calcext:value-type="float">
            <text:p>7.01E-05</text:p>
          </table:table-cell>
          <table:table-cell table:number-columns-repeated="9"/>
        </table:table-row>
        <table:table-row table:style-name="ro1">
          <table:table-cell office:value-type="float" office:value="290892" calcext:value-type="float">
            <text:p>290892</text:p>
          </table:table-cell>
          <table:table-cell office:value-type="float" office:value="0.0280601" calcext:value-type="float">
            <text:p>0.0280601</text:p>
          </table:table-cell>
          <table:table-cell office:value-type="float" office:value="0.000718915" calcext:value-type="float">
            <text:p>0.000718915</text:p>
          </table:table-cell>
          <table:table-cell table:number-columns-repeated="9"/>
        </table:table-row>
        <table:table-row table:style-name="ro1">
          <table:table-cell office:value-type="float" office:value="291800" calcext:value-type="float">
            <text:p>291800</text:p>
          </table:table-cell>
          <table:table-cell table:style-name="ce1" office:value-type="float" office:value="0.0273974" calcext:value-type="float">
            <text:p>2.74E-02</text:p>
          </table:table-cell>
          <table:table-cell table:style-name="ce1" office:value-type="float" office:value="0.0000986028" calcext:value-type="float">
            <text:p>9.86E-05</text:p>
          </table:table-cell>
          <table:table-cell table:number-columns-repeated="9"/>
        </table:table-row>
        <table:table-row table:style-name="ro1">
          <table:table-cell office:value-type="float" office:value="291800" calcext:value-type="float">
            <text:p>291800</text:p>
          </table:table-cell>
          <table:table-cell office:value-type="float" office:value="0.00768929" calcext:value-type="float">
            <text:p>0.00768929</text:p>
          </table:table-cell>
          <table:table-cell office:value-type="float" office:value="0.0084373" calcext:value-type="float">
            <text:p>0.0084373</text:p>
          </table:table-cell>
          <table:table-cell table:number-columns-repeated="9"/>
        </table:table-row>
        <table:table-row table:style-name="ro1">
          <table:table-cell office:value-type="float" office:value="291292" calcext:value-type="float">
            <text:p>291292</text:p>
          </table:table-cell>
          <table:table-cell office:value-type="float" office:value="0.0350731" calcext:value-type="float">
            <text:p>0.0350731</text:p>
          </table:table-cell>
          <table:table-cell office:value-type="float" office:value="0.00774045" calcext:value-type="float">
            <text:p>0.00774045</text:p>
          </table:table-cell>
          <table:table-cell table:number-columns-repeated="9"/>
        </table:table-row>
        <table:table-row table:style-name="ro1">
          <table:table-cell office:value-type="float" office:value="291704" calcext:value-type="float">
            <text:p>291704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074527" calcext:value-type="float">
            <text:p>0.0074527</text:p>
          </table:table-cell>
          <table:table-cell table:number-columns-repeated="9"/>
        </table:table-row>
        <table:table-row table:style-name="ro1">
          <table:table-cell office:value-type="float" office:value="291628" calcext:value-type="float">
            <text:p>291628</text:p>
          </table:table-cell>
          <table:table-cell office:value-type="float" office:value="0.000953733" calcext:value-type="float">
            <text:p>0.000953733</text:p>
          </table:table-cell>
          <table:table-cell office:value-type="float" office:value="0.0010839" calcext:value-type="float">
            <text:p>0.0010839</text:p>
          </table:table-cell>
          <table:table-cell table:number-columns-repeated="9"/>
        </table:table-row>
        <table:table-row table:style-name="ro1">
          <table:table-cell office:value-type="float" office:value="292216" calcext:value-type="float">
            <text:p>292216</text:p>
          </table:table-cell>
          <table:table-cell office:value-type="float" office:value="0.0314064" calcext:value-type="float">
            <text:p>0.0314064</text:p>
          </table:table-cell>
          <table:table-cell office:value-type="float" office:value="0.00473918" calcext:value-type="float">
            <text:p>0.00473918</text:p>
          </table:table-cell>
          <table:table-cell table:number-columns-repeated="9"/>
        </table:table-row>
        <table:table-row table:style-name="ro1">
          <table:table-cell office:value-type="float" office:value="292184" calcext:value-type="float">
            <text:p>292184</text:p>
          </table:table-cell>
          <table:table-cell office:value-type="float" office:value="0.0281908" calcext:value-type="float">
            <text:p>0.0281908</text:p>
          </table:table-cell>
          <table:table-cell office:value-type="float" office:value="0.000621348" calcext:value-type="float">
            <text:p>0.000621348</text:p>
          </table:table-cell>
          <table:table-cell table:number-columns-repeated="9"/>
        </table:table-row>
        <table:table-row table:style-name="ro1">
          <table:table-cell office:value-type="float" office:value="292332" calcext:value-type="float">
            <text:p>292332</text:p>
          </table:table-cell>
          <table:table-cell office:value-type="float" office:value="0.0357811" calcext:value-type="float">
            <text:p>0.0357811</text:p>
          </table:table-cell>
          <table:table-cell office:value-type="float" office:value="0.00835402" calcext:value-type="float">
            <text:p>0.00835402</text:p>
          </table:table-cell>
          <table:table-cell table:number-columns-repeated="9"/>
        </table:table-row>
        <table:table-row table:style-name="ro1">
          <table:table-cell office:value-type="float" office:value="292952" calcext:value-type="float">
            <text:p>292952</text:p>
          </table:table-cell>
          <table:table-cell office:value-type="float" office:value="0.0336814" calcext:value-type="float">
            <text:p>0.0336814</text:p>
          </table:table-cell>
          <table:table-cell office:value-type="float" office:value="0.00690691" calcext:value-type="float">
            <text:p>0.00690691</text:p>
          </table:table-cell>
          <table:table-cell table:number-columns-repeated="9"/>
        </table:table-row>
        <table:table-row table:style-name="ro1">
          <table:table-cell office:value-type="float" office:value="293560" calcext:value-type="float">
            <text:p>293560</text:p>
          </table:table-cell>
          <table:table-cell office:value-type="float" office:value="0.0320839" calcext:value-type="float">
            <text:p>0.0320839</text:p>
          </table:table-cell>
          <table:table-cell office:value-type="float" office:value="0.0044415" calcext:value-type="float">
            <text:p>0.0044415</text:p>
          </table:table-cell>
          <table:table-cell table:number-columns-repeated="9"/>
        </table:table-row>
        <table:table-row table:style-name="ro1">
          <table:table-cell office:value-type="float" office:value="293300" calcext:value-type="float">
            <text:p>293300</text:p>
          </table:table-cell>
          <table:table-cell office:value-type="float" office:value="0.0369174" calcext:value-type="float">
            <text:p>0.0369174</text:p>
          </table:table-cell>
          <table:table-cell office:value-type="float" office:value="0.010076" calcext:value-type="float">
            <text:p>0.010076</text:p>
          </table:table-cell>
          <table:table-cell table:number-columns-repeated="9"/>
        </table:table-row>
        <table:table-row table:style-name="ro1">
          <table:table-cell office:value-type="float" office:value="294112" calcext:value-type="float">
            <text:p>294112</text:p>
          </table:table-cell>
          <table:table-cell office:value-type="float" office:value="0.0381414" calcext:value-type="float">
            <text:p>0.0381414</text:p>
          </table:table-cell>
          <table:table-cell office:value-type="float" office:value="0.0105989" calcext:value-type="float">
            <text:p>0.0105989</text:p>
          </table:table-cell>
          <table:table-cell table:number-columns-repeated="9"/>
        </table:table-row>
        <table:table-row table:style-name="ro1">
          <table:table-cell office:value-type="float" office:value="294236" calcext:value-type="float">
            <text:p>294236</text:p>
          </table:table-cell>
          <table:table-cell office:value-type="float" office:value="0.0334363" calcext:value-type="float">
            <text:p>0.0334363</text:p>
          </table:table-cell>
          <table:table-cell office:value-type="float" office:value="0.00584486" calcext:value-type="float">
            <text:p>0.00584486</text:p>
          </table:table-cell>
          <table:table-cell table:number-columns-repeated="9"/>
        </table:table-row>
        <table:table-row table:style-name="ro1">
          <table:table-cell office:value-type="float" office:value="295584" calcext:value-type="float">
            <text:p>295584</text:p>
          </table:table-cell>
          <table:table-cell office:value-type="float" office:value="0.00591621" calcext:value-type="float">
            <text:p>0.00591621</text:p>
          </table:table-cell>
          <table:table-cell office:value-type="float" office:value="0.00632211" calcext:value-type="float">
            <text:p>0.00632211</text:p>
          </table:table-cell>
          <table:table-cell table:number-columns-repeated="9"/>
        </table:table-row>
        <table:table-row table:style-name="ro1">
          <table:table-cell office:value-type="float" office:value="296448" calcext:value-type="float">
            <text:p>296448</text:p>
          </table:table-cell>
          <table:table-cell office:value-type="float" office:value="0.0370002" calcext:value-type="float">
            <text:p>0.0370002</text:p>
          </table:table-cell>
          <table:table-cell office:value-type="float" office:value="0.00983377" calcext:value-type="float">
            <text:p>0.00983377</text:p>
          </table:table-cell>
          <table:table-cell table:number-columns-repeated="9"/>
        </table:table-row>
        <table:table-row table:style-name="ro1">
          <table:table-cell office:value-type="float" office:value="296124" calcext:value-type="float">
            <text:p>296124</text:p>
          </table:table-cell>
          <table:table-cell office:value-type="float" office:value="0.0342422" calcext:value-type="float">
            <text:p>0.0342422</text:p>
          </table:table-cell>
          <table:table-cell office:value-type="float" office:value="0.00704525" calcext:value-type="float">
            <text:p>0.00704525</text:p>
          </table:table-cell>
          <table:table-cell table:number-columns-repeated="9"/>
        </table:table-row>
        <table:table-row table:style-name="ro1">
          <table:table-cell office:value-type="float" office:value="296524" calcext:value-type="float">
            <text:p>296524</text:p>
          </table:table-cell>
          <table:table-cell office:value-type="float" office:value="0.0345427" calcext:value-type="float">
            <text:p>0.0345427</text:p>
          </table:table-cell>
          <table:table-cell office:value-type="float" office:value="0.00718781" calcext:value-type="float">
            <text:p>0.00718781</text:p>
          </table:table-cell>
          <table:table-cell table:number-columns-repeated="9"/>
        </table:table-row>
        <table:table-row table:style-name="ro1">
          <table:table-cell office:value-type="float" office:value="297328" calcext:value-type="float">
            <text:p>297328</text:p>
          </table:table-cell>
          <table:table-cell office:value-type="float" office:value="0.0307945" calcext:value-type="float">
            <text:p>0.0307945</text:p>
          </table:table-cell>
          <table:table-cell office:value-type="float" office:value="0.00604934" calcext:value-type="float">
            <text:p>0.00604934</text:p>
          </table:table-cell>
          <table:table-cell table:number-columns-repeated="9"/>
        </table:table-row>
        <table:table-row table:style-name="ro1">
          <table:table-cell office:value-type="float" office:value="297820" calcext:value-type="float">
            <text:p>297820</text:p>
          </table:table-cell>
          <table:table-cell office:value-type="float" office:value="0.0318901" calcext:value-type="float">
            <text:p>0.0318901</text:p>
          </table:table-cell>
          <table:table-cell office:value-type="float" office:value="0.00448088" calcext:value-type="float">
            <text:p>0.00448088</text:p>
          </table:table-cell>
          <table:table-cell table:number-columns-repeated="9"/>
        </table:table-row>
        <table:table-row table:style-name="ro1">
          <table:table-cell office:value-type="float" office:value="297432" calcext:value-type="float">
            <text:p>297432</text:p>
          </table:table-cell>
          <table:table-cell office:value-type="float" office:value="0.0343168" calcext:value-type="float">
            <text:p>0.0343168</text:p>
          </table:table-cell>
          <table:table-cell office:value-type="float" office:value="0.00688423" calcext:value-type="float">
            <text:p>0.00688423</text:p>
          </table:table-cell>
          <table:table-cell table:number-columns-repeated="9"/>
        </table:table-row>
        <table:table-row table:style-name="ro1">
          <table:table-cell office:value-type="float" office:value="297872" calcext:value-type="float">
            <text:p>297872</text:p>
          </table:table-cell>
          <table:table-cell office:value-type="float" office:value="0.0320248" calcext:value-type="float">
            <text:p>0.0320248</text:p>
          </table:table-cell>
          <table:table-cell office:value-type="float" office:value="0.00559735" calcext:value-type="float">
            <text:p>0.00559735</text:p>
          </table:table-cell>
          <table:table-cell table:number-columns-repeated="9"/>
        </table:table-row>
        <table:table-row table:style-name="ro1">
          <table:table-cell office:value-type="float" office:value="297804" calcext:value-type="float">
            <text:p>297804</text:p>
          </table:table-cell>
          <table:table-cell office:value-type="float" office:value="0.032131" calcext:value-type="float">
            <text:p>0.032131</text:p>
          </table:table-cell>
          <table:table-cell office:value-type="float" office:value="0.00490392" calcext:value-type="float">
            <text:p>0.00490392</text:p>
          </table:table-cell>
          <table:table-cell table:number-columns-repeated="9"/>
        </table:table-row>
        <table:table-row table:style-name="ro1">
          <table:table-cell office:value-type="float" office:value="297840" calcext:value-type="float">
            <text:p>297840</text:p>
          </table:table-cell>
          <table:table-cell office:value-type="float" office:value="0.0305336" calcext:value-type="float">
            <text:p>0.0305336</text:p>
          </table:table-cell>
          <table:table-cell office:value-type="float" office:value="0.0031371" calcext:value-type="float">
            <text:p>0.0031371</text:p>
          </table:table-cell>
          <table:table-cell table:number-columns-repeated="9"/>
        </table:table-row>
        <table:table-row table:style-name="ro1">
          <table:table-cell office:value-type="float" office:value="297776" calcext:value-type="float">
            <text:p>297776</text:p>
          </table:table-cell>
          <table:table-cell office:value-type="float" office:value="0.0321661" calcext:value-type="float">
            <text:p>0.0321661</text:p>
          </table:table-cell>
          <table:table-cell office:value-type="float" office:value="0.00434993" calcext:value-type="float">
            <text:p>0.00434993</text:p>
          </table:table-cell>
          <table:table-cell table:number-columns-repeated="9"/>
        </table:table-row>
        <table:table-row table:style-name="ro1">
          <table:table-cell office:value-type="float" office:value="298292" calcext:value-type="float">
            <text:p>298292</text:p>
          </table:table-cell>
          <table:table-cell office:value-type="float" office:value="0.0332726" calcext:value-type="float">
            <text:p>0.0332726</text:p>
          </table:table-cell>
          <table:table-cell office:value-type="float" office:value="0.00587396" calcext:value-type="float">
            <text:p>0.00587396</text:p>
          </table:table-cell>
          <table:table-cell table:number-columns-repeated="9"/>
        </table:table-row>
        <table:table-row table:style-name="ro1">
          <table:table-cell office:value-type="float" office:value="298732" calcext:value-type="float">
            <text:p>298732</text:p>
          </table:table-cell>
          <table:table-cell office:value-type="float" office:value="0.0352474" calcext:value-type="float">
            <text:p>0.0352474</text:p>
          </table:table-cell>
          <table:table-cell office:value-type="float" office:value="0.00702288" calcext:value-type="float">
            <text:p>0.00702288</text:p>
          </table:table-cell>
          <table:table-cell table:number-columns-repeated="9"/>
        </table:table-row>
        <table:table-row table:style-name="ro1">
          <table:table-cell office:value-type="float" office:value="298512" calcext:value-type="float">
            <text:p>298512</text:p>
          </table:table-cell>
          <table:table-cell office:value-type="float" office:value="0.0344282" calcext:value-type="float">
            <text:p>0.0344282</text:p>
          </table:table-cell>
          <table:table-cell office:value-type="float" office:value="0.0068188" calcext:value-type="float">
            <text:p>0.0068188</text:p>
          </table:table-cell>
          <table:table-cell table:number-columns-repeated="9"/>
        </table:table-row>
        <table:table-row table:style-name="ro1">
          <table:table-cell office:value-type="float" office:value="298752" calcext:value-type="float">
            <text:p>298752</text:p>
          </table:table-cell>
          <table:table-cell office:value-type="float" office:value="0.0347992" calcext:value-type="float">
            <text:p>0.0347992</text:p>
          </table:table-cell>
          <table:table-cell office:value-type="float" office:value="0.00619232" calcext:value-type="float">
            <text:p>0.00619232</text:p>
          </table:table-cell>
          <table:table-cell table:number-columns-repeated="9"/>
        </table:table-row>
        <table:table-row table:style-name="ro1">
          <table:table-cell office:value-type="float" office:value="298916" calcext:value-type="float">
            <text:p>298916</text:p>
          </table:table-cell>
          <table:table-cell office:value-type="float" office:value="0.0309919" calcext:value-type="float">
            <text:p>0.0309919</text:p>
          </table:table-cell>
          <table:table-cell office:value-type="float" office:value="0.00417094" calcext:value-type="float">
            <text:p>0.00417094</text:p>
          </table:table-cell>
          <table:table-cell table:number-columns-repeated="9"/>
        </table:table-row>
        <table:table-row table:style-name="ro1">
          <table:table-cell office:value-type="float" office:value="298696" calcext:value-type="float">
            <text:p>298696</text:p>
          </table:table-cell>
          <table:table-cell office:value-type="float" office:value="0.0316308" calcext:value-type="float">
            <text:p>0.0316308</text:p>
          </table:table-cell>
          <table:table-cell office:value-type="float" office:value="0.00412499" calcext:value-type="float">
            <text:p>0.00412499</text:p>
          </table:table-cell>
          <table:table-cell table:number-columns-repeated="9"/>
        </table:table-row>
        <table:table-row table:style-name="ro1">
          <table:table-cell office:value-type="float" office:value="298068" calcext:value-type="float">
            <text:p>298068</text:p>
          </table:table-cell>
          <table:table-cell office:value-type="float" office:value="0.0356131" calcext:value-type="float">
            <text:p>0.0356131</text:p>
          </table:table-cell>
          <table:table-cell office:value-type="float" office:value="0.00885361" calcext:value-type="float">
            <text:p>0.00885361</text:p>
          </table:table-cell>
          <table:table-cell table:number-columns-repeated="9"/>
        </table:table-row>
        <table:table-row table:style-name="ro1">
          <table:table-cell office:value-type="float" office:value="298468" calcext:value-type="float">
            <text:p>298468</text:p>
          </table:table-cell>
          <table:table-cell office:value-type="float" office:value="0.0330773" calcext:value-type="float">
            <text:p>0.0330773</text:p>
          </table:table-cell>
          <table:table-cell office:value-type="float" office:value="0.00619852" calcext:value-type="float">
            <text:p>0.00619852</text:p>
          </table:table-cell>
          <table:table-cell table:number-columns-repeated="9"/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float" office:value="0.0366587" calcext:value-type="float">
            <text:p>0.0366587</text:p>
          </table:table-cell>
          <table:table-cell office:value-type="float" office:value="0.00956642" calcext:value-type="float">
            <text:p>0.00956642</text:p>
          </table:table-cell>
          <table:table-cell table:number-columns-repeated="9"/>
        </table:table-row>
        <table:table-row table:style-name="ro1">
          <table:table-cell office:value-type="float" office:value="299868" calcext:value-type="float">
            <text:p>299868</text:p>
          </table:table-cell>
          <table:table-cell office:value-type="float" office:value="0.0352034" calcext:value-type="float">
            <text:p>0.0352034</text:p>
          </table:table-cell>
          <table:table-cell office:value-type="float" office:value="0.00733703" calcext:value-type="float">
            <text:p>0.00733703</text:p>
          </table:table-cell>
          <table:table-cell table:number-columns-repeated="9"/>
        </table:table-row>
        <table:table-row table:style-name="ro1">
          <table:table-cell office:value-type="float" office:value="299476" calcext:value-type="float">
            <text:p>299476</text:p>
          </table:table-cell>
          <table:table-cell office:value-type="float" office:value="0.0369165" calcext:value-type="float">
            <text:p>0.0369165</text:p>
          </table:table-cell>
          <table:table-cell office:value-type="float" office:value="0.00947876" calcext:value-type="float">
            <text:p>0.00947876</text:p>
          </table:table-cell>
          <table:table-cell table:number-columns-repeated="9"/>
        </table:table-row>
        <table:table-row table:style-name="ro1">
          <table:table-cell office:value-type="float" office:value="299476" calcext:value-type="float">
            <text:p>299476</text:p>
          </table:table-cell>
          <table:table-cell office:value-type="float" office:value="0.0369165" calcext:value-type="float">
            <text:p>0.0369165</text:p>
          </table:table-cell>
          <table:table-cell office:value-type="float" office:value="0.00947876" calcext:value-type="float">
            <text:p>0.0094787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inished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co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4" table:style-name="ta1">
        <table:shapes>
          <draw:frame draw:z-index="0" draw:style-name="gr1" draw:text-style-name="P1" svg:width="327.1mm" svg:height="161.22mm" svg:x="113.44mm" svg:y="23.91mm">
            <loext:p draw:notify-on-update-of-ranges="Sheet4.A1:Sheet4.A50 Sheet4.B1:Sheet4.B50 Sheet4.A1:Sheet4.A50 Sheet4.C1:Sheet4.C5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5" table:style-name="ta1">
        <table:shapes>
          <draw:frame draw:z-index="0" draw:style-name="gr1" draw:text-style-name="P1" svg:width="316.08mm" svg:height="195.76mm" svg:x="123.91mm" svg:y="2.13mm">
            <loext:p draw:notify-on-update-of-ranges="Sheet5.A1:Sheet5.A148 Sheet5.B1:Sheet5.B148 Sheet5.C1:Sheet5.C148 Sheet5.D1:Sheet5.D14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7" calcext:value-type="float">
            <text:p>7</text:p>
          </table:table-cell>
          <table:table-cell office:value-type="float" office:value="0.0004" calcext:value-type="float">
            <text:p>0.000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office:value-type="float" office:value="0.0008" calcext:value-type="float">
            <text:p>0.00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12" calcext:value-type="float">
            <text:p>12</text:p>
          </table:table-cell>
          <table:table-cell office:value-type="float" office:value="0.0012" calcext:value-type="float">
            <text:p>0.00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2" calcext:value-type="float">
            <text:p>12</text:p>
          </table:table-cell>
          <table:table-cell office:value-type="float" office:value="0.0016" calcext:value-type="float">
            <text:p>0.0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17" calcext:value-type="float">
            <text:p>17</text:p>
          </table:table-cell>
          <table:table-cell office:value-type="float" office:value="0.0024" calcext:value-type="float">
            <text:p>0.00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30" calcext:value-type="float">
            <text:p>30</text:p>
          </table:table-cell>
          <table:table-cell office:value-type="float" office:value="0.0028" calcext:value-type="float">
            <text:p>0.002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38" calcext:value-type="float">
            <text:p>38</text:p>
          </table:table-cell>
          <table:table-cell office:value-type="float" office:value="0.0032" calcext:value-type="float">
            <text:p>0.00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7" calcext:value-type="float">
            <text:p>27</text:p>
          </table:table-cell>
          <table:table-cell office:value-type="float" office:value="0.0036" calcext:value-type="float">
            <text:p>0.003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.0044" calcext:value-type="float">
            <text:p>0.0044</text:p>
          </table:table-cell>
          <table:table-cell office:value-type="float" office:value="34" calcext:value-type="float">
            <text:p>34</text:p>
          </table:table-cell>
          <table:table-cell office:value-type="float" office:value="0.004" calcext:value-type="float">
            <text:p>0.0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0.0048" calcext:value-type="float">
            <text:p>0.0048</text:p>
          </table:table-cell>
          <table:table-cell office:value-type="float" office:value="24" calcext:value-type="float">
            <text:p>24</text:p>
          </table:table-cell>
          <table:table-cell office:value-type="float" office:value="0.0044" calcext:value-type="float">
            <text:p>0.00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41" calcext:value-type="float">
            <text:p>41</text:p>
          </table:table-cell>
          <table:table-cell office:value-type="float" office:value="0.0048" calcext:value-type="float">
            <text:p>0.004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34" calcext:value-type="float">
            <text:p>34</text:p>
          </table:table-cell>
          <table:table-cell office:value-type="float" office:value="0.0052" calcext:value-type="float">
            <text:p>0.005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47" calcext:value-type="float">
            <text:p>47</text:p>
          </table:table-cell>
          <table:table-cell office:value-type="float" office:value="0.0056" calcext:value-type="float">
            <text:p>0.005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45" calcext:value-type="float">
            <text:p>45</text:p>
          </table:table-cell>
          <table:table-cell office:value-type="float" office:value="0.006" calcext:value-type="float">
            <text:p>0.00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52" calcext:value-type="float">
            <text:p>52</text:p>
          </table:table-cell>
          <table:table-cell office:value-type="float" office:value="0.0064" calcext:value-type="float">
            <text:p>0.006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40" calcext:value-type="float">
            <text:p>40</text:p>
          </table:table-cell>
          <table:table-cell office:value-type="float" office:value="0.0068" calcext:value-type="float">
            <text:p>0.006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39" calcext:value-type="float">
            <text:p>39</text:p>
          </table:table-cell>
          <table:table-cell office:value-type="float" office:value="0.0072" calcext:value-type="float">
            <text:p>0.007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38" calcext:value-type="float">
            <text:p>38</text:p>
          </table:table-cell>
          <table:table-cell office:value-type="float" office:value="0.0076" calcext:value-type="float">
            <text:p>0.007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38" calcext:value-type="float">
            <text:p>38</text:p>
          </table:table-cell>
          <table:table-cell office:value-type="float" office:value="0.008" calcext:value-type="float">
            <text:p>0.00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.0088" calcext:value-type="float">
            <text:p>0.0088</text:p>
          </table:table-cell>
          <table:table-cell office:value-type="float" office:value="36" calcext:value-type="float">
            <text:p>36</text:p>
          </table:table-cell>
          <table:table-cell office:value-type="float" office:value="0.0084" calcext:value-type="float">
            <text:p>0.008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0.0092" calcext:value-type="float">
            <text:p>0.0092</text:p>
          </table:table-cell>
          <table:table-cell office:value-type="float" office:value="27" calcext:value-type="float">
            <text:p>27</text:p>
          </table:table-cell>
          <table:table-cell office:value-type="float" office:value="0.0088" calcext:value-type="float">
            <text:p>0.008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0.0096" calcext:value-type="float">
            <text:p>0.0096</text:p>
          </table:table-cell>
          <table:table-cell office:value-type="float" office:value="23" calcext:value-type="float">
            <text:p>23</text:p>
          </table:table-cell>
          <table:table-cell office:value-type="float" office:value="0.0092" calcext:value-type="float">
            <text:p>0.009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1" calcext:value-type="float">
            <text:p>31</text:p>
          </table:table-cell>
          <table:table-cell office:value-type="float" office:value="0.0096" calcext:value-type="float">
            <text:p>0.009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0104" calcext:value-type="float">
            <text:p>0.0104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19" calcext:value-type="float">
            <text:p>19</text:p>
          </table:table-cell>
          <table:table-cell office:value-type="float" office:value="0.0104" calcext:value-type="float">
            <text:p>0.010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112" calcext:value-type="float">
            <text:p>0.0112</text:p>
          </table:table-cell>
          <table:table-cell office:value-type="float" office:value="12" calcext:value-type="float">
            <text:p>12</text:p>
          </table:table-cell>
          <table:table-cell office:value-type="float" office:value="0.0108" calcext:value-type="float">
            <text:p>0.01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0116" calcext:value-type="float">
            <text:p>0.0116</text:p>
          </table:table-cell>
          <table:table-cell office:value-type="float" office:value="8" calcext:value-type="float">
            <text:p>8</text:p>
          </table:table-cell>
          <table:table-cell office:value-type="float" office:value="0.0112" calcext:value-type="float">
            <text:p>0.01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11" calcext:value-type="float">
            <text:p>11</text:p>
          </table:table-cell>
          <table:table-cell office:value-type="float" office:value="0.0116" calcext:value-type="float">
            <text:p>0.01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0124" calcext:value-type="float">
            <text:p>0.0124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0128" calcext:value-type="float">
            <text:p>0.0128</text:p>
          </table:table-cell>
          <table:table-cell office:value-type="float" office:value="6" calcext:value-type="float">
            <text:p>6</text:p>
          </table:table-cell>
          <table:table-cell office:value-type="float" office:value="0.0124" calcext:value-type="float">
            <text:p>0.01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132" calcext:value-type="float">
            <text:p>0.0132</text:p>
          </table:table-cell>
          <table:table-cell office:value-type="float" office:value="9" calcext:value-type="float">
            <text:p>9</text:p>
          </table:table-cell>
          <table:table-cell office:value-type="float" office:value="0.0128" calcext:value-type="float">
            <text:p>0.01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3" calcext:value-type="float">
            <text:p>3</text:p>
          </table:table-cell>
          <table:table-cell office:value-type="float" office:value="0.0132" calcext:value-type="float">
            <text:p>0.01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4" calcext:value-type="float">
            <text:p>4</text:p>
          </table:table-cell>
          <table:table-cell office:value-type="float" office:value="0.0136" calcext:value-type="float">
            <text:p>0.01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.0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148" calcext:value-type="float">
            <text:p>0.0148</text:p>
          </table:table-cell>
          <table:table-cell office:value-type="float" office:value="4" calcext:value-type="float">
            <text:p>4</text:p>
          </table:table-cell>
          <table:table-cell office:value-type="float" office:value="0.0144" calcext:value-type="float">
            <text:p>0.0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152" calcext:value-type="float">
            <text:p>0.0152</text:p>
          </table:table-cell>
          <table:table-cell office:value-type="float" office:value="2" calcext:value-type="float">
            <text:p>2</text:p>
          </table:table-cell>
          <table:table-cell office:value-type="float" office:value="0.0148" calcext:value-type="float">
            <text:p>0.01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7" calcext:value-type="float">
            <text:p>7</text:p>
          </table:table-cell>
          <table:table-cell office:value-type="float" office:value="0.0156" calcext:value-type="float">
            <text:p>0.0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164" calcext:value-type="float">
            <text:p>0.0164</text:p>
          </table:table-cell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168" calcext:value-type="float">
            <text:p>0.0168</text:p>
          </table:table-cell>
          <table:table-cell office:value-type="float" office:value="1" calcext:value-type="float">
            <text:p>1</text:p>
          </table:table-cell>
          <table:table-cell office:value-type="float" office:value="0.0164" calcext:value-type="float">
            <text:p>0.01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172" calcext:value-type="float">
            <text:p>0.0172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176" calcext:value-type="float">
            <text:p>0.0176</text:p>
          </table:table-cell>
          <table:table-cell office:value-type="float" office:value="1" calcext:value-type="float">
            <text:p>1</text:p>
          </table:table-cell>
          <table:table-cell office:value-type="float" office:value="0.0172" calcext:value-type="float">
            <text:p>0.01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3" calcext:value-type="float">
            <text:p>3</text:p>
          </table:table-cell>
          <table:table-cell office:value-type="float" office:value="0.0176" calcext:value-type="float">
            <text:p>0.0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84" calcext:value-type="float">
            <text:p>0.0184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188" calcext:value-type="float">
            <text:p>0.0188</text:p>
          </table:table-cell>
          <table:table-cell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2" calcext:value-type="float">
            <text:p>2</text:p>
          </table:table-cell>
          <table:table-cell office:value-type="float" office:value="0.0188" calcext:value-type="float">
            <text:p>0.01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96" calcext:value-type="float">
            <text:p>0.0196</text:p>
          </table:table-cell>
          <table:table-cell office:value-type="float" office:value="1" calcext:value-type="float">
            <text:p>1</text:p>
          </table:table-cell>
          <table:table-cell office:value-type="float" office:value="0.0192" calcext:value-type="float">
            <text:p>0.0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0.0196" calcext:value-type="float">
            <text:p>0.0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204" calcext:value-type="float">
            <text:p>0.0204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208" calcext:value-type="float">
            <text:p>0.0208</text:p>
          </table:table-cell>
          <table:table-cell office:value-type="float" office:value="2" calcext:value-type="float">
            <text:p>2</text:p>
          </table:table-cell>
          <table:table-cell office:value-type="float" office:value="0.0204" calcext:value-type="float">
            <text:p>0.0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212" calcext:value-type="float">
            <text:p>0.0212</text:p>
          </table:table-cell>
          <table:table-cell office:value-type="float" office:value="1" calcext:value-type="float">
            <text:p>1</text:p>
          </table:table-cell>
          <table:table-cell office:value-type="float" office:value="0.0208" calcext:value-type="float">
            <text:p>0.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24" calcext:value-type="float">
            <text:p>0.022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28" calcext:value-type="float">
            <text:p>0.0228</text:p>
          </table:table-cell>
          <table:table-cell office:value-type="float" office:value="1" calcext:value-type="float">
            <text:p>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2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6" calcext:value-type="float">
            <text:p>0.0236</text:p>
          </table:table-cell>
          <table:table-cell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236" calcext:value-type="float">
            <text:p>0.0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" calcext:value-type="float">
            <text:p>0.0248</text:p>
          </table:table-cell>
          <table:table-cell office:value-type="float" office:value="0" calcext:value-type="float">
            <text:p>0</text:p>
          </table:table-cell>
          <table:table-cell office:value-type="float" office:value="0.0244" calcext:value-type="float">
            <text:p>0.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2" calcext:value-type="float">
            <text:p>0.0252</text:p>
          </table:table-cell>
          <table:table-cell office:value-type="float" office:value="0" calcext:value-type="float">
            <text:p>0</text:p>
          </table:table-cell>
          <table:table-cell office:value-type="float" office:value="0.0248" calcext:value-type="float">
            <text:p>0.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6" calcext:value-type="float">
            <text:p>0.0256</text:p>
          </table:table-cell>
          <table:table-cell office:value-type="float" office:value="1" calcext:value-type="float">
            <text:p>1</text:p>
          </table:table-cell>
          <table:table-cell office:value-type="float" office:value="0.0252" calcext:value-type="float">
            <text:p>0.0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4" calcext:value-type="float">
            <text:p>0.0264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8" calcext:value-type="float">
            <text:p>0.0268</text:p>
          </table:table-cell>
          <table:table-cell office:value-type="float" office:value="2" calcext:value-type="float">
            <text:p>2</text:p>
          </table:table-cell>
          <table:table-cell office:value-type="float" office:value="0.0264" calcext:value-type="float">
            <text:p>0.0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2" calcext:value-type="float">
            <text:p>0.0272</text:p>
          </table:table-cell>
          <table:table-cell office:value-type="float" office:value="19" calcext:value-type="float">
            <text:p>19</text:p>
          </table:table-cell>
          <table:table-cell office:value-type="float" office:value="0.0268" calcext:value-type="float">
            <text:p>0.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24" calcext:value-type="float">
            <text:p>24</text:p>
          </table:table-cell>
          <table:table-cell office:value-type="float" office:value="0.0272" calcext:value-type="float">
            <text:p>0.0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40" calcext:value-type="float">
            <text:p>4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4" calcext:value-type="float">
            <text:p>0.0284</text:p>
          </table:table-cell>
          <table:table-cell office:value-type="float" office:value="39" calcext:value-type="float">
            <text:p>39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8" calcext:value-type="float">
            <text:p>0.0288</text:p>
          </table:table-cell>
          <table:table-cell office:value-type="float" office:value="34" calcext:value-type="float">
            <text:p>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2" calcext:value-type="float">
            <text:p>0.0292</text:p>
          </table:table-cell>
          <table:table-cell office:value-type="float" office:value="63" calcext:value-type="float">
            <text:p>63</text:p>
          </table:table-cell>
          <table:table-cell office:value-type="float" office:value="0.0288" calcext:value-type="float">
            <text:p>0.0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6" calcext:value-type="float">
            <text:p>0.0296</text:p>
          </table:table-cell>
          <table:table-cell office:value-type="float" office:value="72" calcext:value-type="float">
            <text:p>72</text:p>
          </table:table-cell>
          <table:table-cell office:value-type="float" office:value="0.0292" calcext:value-type="float">
            <text:p>0.0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00" calcext:value-type="float">
            <text:p>100</text:p>
          </table:table-cell>
          <table:table-cell office:value-type="float" office:value="0.0296" calcext:value-type="float">
            <text:p>0.0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4" calcext:value-type="float">
            <text:p>0.0304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8" calcext:value-type="float">
            <text:p>0.0308</text:p>
          </table:table-cell>
          <table:table-cell office:value-type="float" office:value="136" calcext:value-type="float">
            <text:p>136</text:p>
          </table:table-cell>
          <table:table-cell office:value-type="float" office:value="0.0304" calcext:value-type="float">
            <text:p>0.0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136" calcext:value-type="float">
            <text:p>136</text:p>
          </table:table-cell>
          <table:table-cell office:value-type="float" office:value="0.0308" calcext:value-type="float">
            <text:p>0.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6" calcext:value-type="float">
            <text:p>0.0316</text:p>
          </table:table-cell>
          <table:table-cell office:value-type="float" office:value="132" calcext:value-type="float">
            <text:p>132</text:p>
          </table:table-cell>
          <table:table-cell office:value-type="float" office:value="0.0312" calcext:value-type="float">
            <text:p>0.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53" calcext:value-type="float">
            <text:p>153</text:p>
          </table:table-cell>
          <table:table-cell office:value-type="float" office:value="0.0316" calcext:value-type="float">
            <text:p>0.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4" calcext:value-type="float">
            <text:p>0.0324</text:p>
          </table:table-cell>
          <table:table-cell office:value-type="float" office:value="181" calcext:value-type="float">
            <text:p>181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8" calcext:value-type="float">
            <text:p>0.0328</text:p>
          </table:table-cell>
          <table:table-cell office:value-type="float" office:value="190" calcext:value-type="float">
            <text:p>190</text:p>
          </table:table-cell>
          <table:table-cell office:value-type="float" office:value="0.0324" calcext:value-type="float">
            <text:p>0.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2" calcext:value-type="float">
            <text:p>0.0332</text:p>
          </table:table-cell>
          <table:table-cell office:value-type="float" office:value="202" calcext:value-type="float">
            <text:p>20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6" calcext:value-type="float">
            <text:p>0.0336</text:p>
          </table:table-cell>
          <table:table-cell office:value-type="float" office:value="202" calcext:value-type="float">
            <text:p>202</text:p>
          </table:table-cell>
          <table:table-cell office:value-type="float" office:value="0.0332" calcext:value-type="float">
            <text:p>0.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73" calcext:value-type="float">
            <text:p>173</text:p>
          </table:table-cell>
          <table:table-cell office:value-type="float" office:value="0.0336" calcext:value-type="float">
            <text:p>0.0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188" calcext:value-type="float">
            <text:p>188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8" calcext:value-type="float">
            <text:p>0.0348</text:p>
          </table:table-cell>
          <table:table-cell office:value-type="float" office:value="171" calcext:value-type="float">
            <text:p>171</text:p>
          </table:table-cell>
          <table:table-cell office:value-type="float" office:value="0.0344" calcext:value-type="float">
            <text:p>0.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171" calcext:value-type="float">
            <text:p>171</text:p>
          </table:table-cell>
          <table:table-cell office:value-type="float" office:value="0.0348" calcext:value-type="float">
            <text:p>0.0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6" calcext:value-type="float">
            <text:p>0.0356</text:p>
          </table:table-cell>
          <table:table-cell office:value-type="float" office:value="145" calcext:value-type="float">
            <text:p>145</text:p>
          </table:table-cell>
          <table:table-cell office:value-type="float" office:value="0.0352" calcext:value-type="float">
            <text:p>0.0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29" calcext:value-type="float">
            <text:p>129</text:p>
          </table:table-cell>
          <table:table-cell office:value-type="float" office:value="0.0356" calcext:value-type="float">
            <text:p>0.0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4" calcext:value-type="float">
            <text:p>0.0364</text:p>
          </table:table-cell>
          <table:table-cell office:value-type="float" office:value="111" calcext:value-type="float">
            <text:p>111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8" calcext:value-type="float">
            <text:p>0.0368</text:p>
          </table:table-cell>
          <table:table-cell office:value-type="float" office:value="117" calcext:value-type="float">
            <text:p>11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2" calcext:value-type="float">
            <text:p>0.0372</text:p>
          </table:table-cell>
          <table:table-cell office:value-type="float" office:value="62" calcext:value-type="float">
            <text:p>62</text:p>
          </table:table-cell>
          <table:table-cell office:value-type="float" office:value="0.0368" calcext:value-type="float">
            <text:p>0.0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59" calcext:value-type="float">
            <text:p>5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53" calcext:value-type="float">
            <text:p>53</text:p>
          </table:table-cell>
          <table:table-cell office:value-type="float" office:value="0.0376" calcext:value-type="float">
            <text:p>0.0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4" calcext:value-type="float">
            <text:p>0.0384</text:p>
          </table:table-cell>
          <table:table-cell office:value-type="float" office:value="54" calcext:value-type="float">
            <text:p>54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8" calcext:value-type="float">
            <text:p>0.0388</text:p>
          </table:table-cell>
          <table:table-cell office:value-type="float" office:value="41" calcext:value-type="float">
            <text:p>41</text:p>
          </table:table-cell>
          <table:table-cell office:value-type="float" office:value="0.0384" calcext:value-type="float">
            <text:p>0.0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34" calcext:value-type="float">
            <text:p>34</text:p>
          </table:table-cell>
          <table:table-cell office:value-type="float" office:value="0.0388" calcext:value-type="float">
            <text:p>0.0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6" calcext:value-type="float">
            <text:p>0.0396</text:p>
          </table:table-cell>
          <table:table-cell office:value-type="float" office:value="40" calcext:value-type="float">
            <text:p>40</text:p>
          </table:table-cell>
          <table:table-cell office:value-type="float" office:value="0.0392" calcext:value-type="float">
            <text:p>0.0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9" calcext:value-type="float">
            <text:p>2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04" calcext:value-type="float">
            <text:p>0.0404</text:p>
          </table:table-cell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08" calcext:value-type="float">
            <text:p>0.0408</text:p>
          </table:table-cell>
          <table:table-cell office:value-type="float" office:value="18" calcext:value-type="float">
            <text:p>18</text:p>
          </table:table-cell>
          <table:table-cell office:value-type="float" office:value="0.0404" calcext:value-type="float">
            <text:p>0.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2" calcext:value-type="float">
            <text:p>0.0412</text:p>
          </table:table-cell>
          <table:table-cell office:value-type="float" office:value="12" calcext:value-type="float">
            <text:p>1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6" calcext:value-type="float">
            <text:p>0.0416</text:p>
          </table:table-cell>
          <table:table-cell office:value-type="float" office:value="11" calcext:value-type="float">
            <text:p>11</text:p>
          </table:table-cell>
          <table:table-cell office:value-type="float" office:value="0.0412" calcext:value-type="float">
            <text:p>0.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10" calcext:value-type="float">
            <text:p>10</text:p>
          </table:table-cell>
          <table:table-cell office:value-type="float" office:value="0.0416" calcext:value-type="float">
            <text:p>0.0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4" calcext:value-type="float">
            <text:p>0.0424</text:p>
          </table:table-cell>
          <table:table-cell office:value-type="float" office:value="5" calcext:value-type="float">
            <text:p>5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8" calcext:value-type="float">
            <text:p>0.0428</text:p>
          </table:table-cell>
          <table:table-cell office:value-type="float" office:value="14" calcext:value-type="float">
            <text:p>14</text:p>
          </table:table-cell>
          <table:table-cell office:value-type="float" office:value="0.0424" calcext:value-type="float">
            <text:p>0.0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2" calcext:value-type="float">
            <text:p>0.0432</text:p>
          </table:table-cell>
          <table:table-cell office:value-type="float" office:value="5" calcext:value-type="float">
            <text:p>5</text:p>
          </table:table-cell>
          <table:table-cell office:value-type="float" office:value="0.0428" calcext:value-type="float">
            <text:p>0.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6" calcext:value-type="float">
            <text:p>0.0436</text:p>
          </table:table-cell>
          <table:table-cell office:value-type="float" office:value="3" calcext:value-type="float">
            <text:p>3</text:p>
          </table:table-cell>
          <table:table-cell office:value-type="float" office:value="0.0432" calcext:value-type="float">
            <text:p>0.0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4" calcext:value-type="float">
            <text:p>4</text:p>
          </table:table-cell>
          <table:table-cell office:value-type="float" office:value="0.0436" calcext:value-type="float">
            <text:p>0.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4" calcext:value-type="float">
            <text:p>0.0444</text:p>
          </table:table-cell>
          <table:table-cell office:value-type="float" office:value="4" calcext:value-type="float">
            <text:p>4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8" calcext:value-type="float">
            <text:p>0.0448</text:p>
          </table:table-cell>
          <table:table-cell office:value-type="float" office:value="2" calcext:value-type="float">
            <text:p>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2" calcext:value-type="float">
            <text:p>0.0452</text:p>
          </table:table-cell>
          <table:table-cell office:value-type="float" office:value="3" calcext:value-type="float">
            <text:p>3</text:p>
          </table:table-cell>
          <table:table-cell office:value-type="float" office:value="0.0448" calcext:value-type="float">
            <text:p>0.0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2" calcext:value-type="float">
            <text:p>2</text:p>
          </table:table-cell>
          <table:table-cell office:value-type="float" office:value="0.0452" calcext:value-type="float">
            <text:p>0.0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4" calcext:value-type="float">
            <text:p>4</text:p>
          </table:table-cell>
          <table:table-cell office:value-type="float" office:value="0.0456" calcext:value-type="float">
            <text:p>0.0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4" calcext:value-type="float">
            <text:p>0.0464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3" calcext:value-type="float">
            <text:p>3</text:p>
          </table:table-cell>
          <table:table-cell office:value-type="float" office:value="0.0464" calcext:value-type="float">
            <text:p>0.0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2" calcext:value-type="float">
            <text:p>0.0472</text:p>
          </table:table-cell>
          <table:table-cell office:value-type="float" office:value="1" calcext:value-type="float">
            <text:p>1</text:p>
          </table:table-cell>
          <table:table-cell office:value-type="float" office:value="0.0468" calcext:value-type="float">
            <text:p>0.0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office:value-type="float" office:value="1" calcext:value-type="float">
            <text:p>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476" calcext:value-type="float">
            <text:p>0.0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4" calcext:value-type="float">
            <text:p>0.0484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8" calcext:value-type="float">
            <text:p>0.0488</text:p>
          </table:table-cell>
          <table:table-cell office:value-type="float" office:value="0" calcext:value-type="float">
            <text:p>0</text:p>
          </table:table-cell>
          <table:table-cell office:value-type="float" office:value="0.0484" calcext:value-type="float">
            <text:p>0.0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2" calcext:value-type="float">
            <text:p>0.0492</text:p>
          </table:table-cell>
          <table:table-cell office:value-type="float" office:value="0" calcext:value-type="float">
            <text:p>0</text:p>
          </table:table-cell>
          <table:table-cell office:value-type="float" office:value="0.0488" calcext:value-type="float">
            <text:p>0.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6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office:value-type="float" office:value="0.0492" calcext:value-type="float">
            <text:p>0.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496" calcext:value-type="float">
            <text:p>0.0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4" calcext:value-type="float">
            <text:p>0.05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8" calcext:value-type="float">
            <text:p>0.0508</text:p>
          </table:table-cell>
          <table:table-cell office:value-type="float" office:value="0" calcext:value-type="float">
            <text:p>0</text:p>
          </table:table-cell>
          <table:table-cell office:value-type="float" office:value="0.0504" calcext:value-type="float">
            <text:p>0.0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2" calcext:value-type="float">
            <text:p>0.0512</text:p>
          </table:table-cell>
          <table:table-cell office:value-type="float" office:value="0" calcext:value-type="float">
            <text:p>0</text:p>
          </table:table-cell>
          <table:table-cell office:value-type="float" office:value="0.0508" calcext:value-type="float">
            <text:p>0.0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0.0512" calcext:value-type="float">
            <text:p>0.0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4" calcext:value-type="float">
            <text:p>0.0524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8" calcext:value-type="float">
            <text:p>0.0528</text:p>
          </table:table-cell>
          <table:table-cell office:value-type="float" office:value="0" calcext:value-type="float">
            <text:p>0</text:p>
          </table:table-cell>
          <table:table-cell office:value-type="float" office:value="0.0524" calcext:value-type="float">
            <text:p>0.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2" calcext:value-type="float">
            <text:p>0.0532</text:p>
          </table:table-cell>
          <table:table-cell office:value-type="float" office:value="1" calcext:value-type="float">
            <text:p>1</text:p>
          </table:table-cell>
          <table:table-cell office:value-type="float" office:value="0.0528" calcext:value-type="float">
            <text:p>0.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32" calcext:value-type="float">
            <text:p>0.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36" calcext:value-type="float">
            <text:p>0.0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44" calcext:value-type="float">
            <text:p>0.0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48" calcext:value-type="float">
            <text:p>0.0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52" calcext:value-type="float">
            <text:p>0.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64" calcext:value-type="float">
            <text:p>0.0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68" calcext:value-type="float">
            <text:p>0.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72" calcext:value-type="float">
            <text:p>0.0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76" calcext:value-type="float">
            <text:p>0.0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84" calcext:value-type="float">
            <text:p>0.0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88" calcext:value-type="float">
            <text:p>0.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92" calcext:value-type="float">
            <text:p>0.0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596" calcext:value-type="float">
            <text:p>0.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04" calcext:value-type="float">
            <text:p>0.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08" calcext:value-type="float">
            <text:p>0.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16" calcext:value-type="float">
            <text:p>0.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24" calcext:value-type="float">
            <text:p>0.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28" calcext:value-type="float">
            <text:p>0.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32" calcext:value-type="float">
            <text:p>0.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44" calcext:value-type="float">
            <text:p>0.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48" calcext:value-type="float">
            <text:p>0.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56" calcext:value-type="float">
            <text:p>0.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68" calcext:value-type="float">
            <text:p>0.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76" calcext:value-type="float">
            <text:p>0.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88" calcext:value-type="float">
            <text:p>0.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92" calcext:value-type="float">
            <text:p>0.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696" calcext:value-type="float">
            <text:p>0.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04" calcext:value-type="float">
            <text:p>0.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12" calcext:value-type="float">
            <text:p>0.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16" calcext:value-type="float">
            <text:p>0.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24" calcext:value-type="float">
            <text:p>0.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32" calcext:value-type="float">
            <text:p>0.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36" calcext:value-type="float">
            <text:p>0.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44" calcext:value-type="float">
            <text:p>0.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48" calcext:value-type="float">
            <text:p>0.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52" calcext:value-type="float">
            <text:p>0.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56" calcext:value-type="float">
            <text:p>0.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64" calcext:value-type="float">
            <text:p>0.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76" calcext:value-type="float">
            <text:p>0.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84" calcext:value-type="float">
            <text:p>0.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88" calcext:value-type="float">
            <text:p>0.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92" calcext:value-type="float">
            <text:p>0.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796" calcext:value-type="float">
            <text:p>0.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04" calcext:value-type="float">
            <text:p>0.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08" calcext:value-type="float">
            <text:p>0.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12" calcext:value-type="float">
            <text:p>0.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28" calcext:value-type="float">
            <text:p>0.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32" calcext:value-type="float">
            <text:p>0.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36" calcext:value-type="float">
            <text:p>0.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44" calcext:value-type="float">
            <text:p>0.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48" calcext:value-type="float">
            <text:p>0.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52" calcext:value-type="float">
            <text:p>0.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56" calcext:value-type="float">
            <text:p>0.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64" calcext:value-type="float">
            <text:p>0.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72" calcext:value-type="float">
            <text:p>0.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76" calcext:value-type="float">
            <text:p>0.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84" calcext:value-type="float">
            <text:p>0.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88" calcext:value-type="float">
            <text:p>0.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92" calcext:value-type="float">
            <text:p>0.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896" calcext:value-type="float">
            <text:p>0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04" calcext:value-type="float">
            <text:p>0.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08" calcext:value-type="float">
            <text:p>0.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12" calcext:value-type="float">
            <text:p>0.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16" calcext:value-type="float">
            <text:p>0.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28" calcext:value-type="float">
            <text:p>0.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32" calcext:value-type="float">
            <text:p>0.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36" calcext:value-type="float">
            <text:p>0.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44" calcext:value-type="float">
            <text:p>0.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48" calcext:value-type="float">
            <text:p>0.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56" calcext:value-type="float">
            <text:p>0.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64" calcext:value-type="float">
            <text:p>0.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68" calcext:value-type="float">
            <text:p>0.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72" calcext:value-type="float">
            <text:p>0.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88" calcext:value-type="float">
            <text:p>0.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92" calcext:value-type="float">
            <text:p>0.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996" calcext:value-type="float">
            <text:p>0.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04" calcext:value-type="float">
            <text:p>0.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08" calcext:value-type="float">
            <text:p>0.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12" calcext:value-type="float">
            <text:p>0.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16" calcext:value-type="float">
            <text:p>0.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24" calcext:value-type="float">
            <text:p>0.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28" calcext:value-type="float">
            <text:p>0.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32" calcext:value-type="float">
            <text:p>0.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36" calcext:value-type="float">
            <text:p>0.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44" calcext:value-type="float">
            <text:p>0.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48" calcext:value-type="float">
            <text:p>0.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52" calcext:value-type="float">
            <text:p>0.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56" calcext:value-type="float">
            <text:p>0.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64" calcext:value-type="float">
            <text:p>0.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68" calcext:value-type="float">
            <text:p>0.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76" calcext:value-type="float">
            <text:p>0.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84" calcext:value-type="float">
            <text:p>0.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88" calcext:value-type="float">
            <text:p>0.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92" calcext:value-type="float">
            <text:p>0.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096" calcext:value-type="float">
            <text:p>0.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04" calcext:value-type="float">
            <text:p>0.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08" calcext:value-type="float">
            <text:p>0.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12" calcext:value-type="float">
            <text:p>0.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16" calcext:value-type="float">
            <text:p>0.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24" calcext:value-type="float">
            <text:p>0.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28" calcext:value-type="float">
            <text:p>0.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32" calcext:value-type="float">
            <text:p>0.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44" calcext:value-type="float">
            <text:p>0.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48" calcext:value-type="float">
            <text:p>0.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52" calcext:value-type="float">
            <text:p>0.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56" calcext:value-type="float">
            <text:p>0.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64" calcext:value-type="float">
            <text:p>0.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68" calcext:value-type="float">
            <text:p>0.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72" calcext:value-type="float">
            <text:p>0.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84" calcext:value-type="float">
            <text:p>0.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88" calcext:value-type="float">
            <text:p>0.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92" calcext:value-type="float">
            <text:p>0.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196" calcext:value-type="float">
            <text:p>0.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04" calcext:value-type="float">
            <text:p>0.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08" calcext:value-type="float">
            <text:p>0.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12" calcext:value-type="float">
            <text:p>0.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16" calcext:value-type="float">
            <text:p>0.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24" calcext:value-type="float">
            <text:p>0.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28" calcext:value-type="float">
            <text:p>0.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32" calcext:value-type="float">
            <text:p>0.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36" calcext:value-type="float">
            <text:p>0.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44" calcext:value-type="float">
            <text:p>0.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48" calcext:value-type="float">
            <text:p>0.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52" calcext:value-type="float">
            <text:p>0.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56" calcext:value-type="float">
            <text:p>0.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64" calcext:value-type="float">
            <text:p>0.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68" calcext:value-type="float">
            <text:p>0.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72" calcext:value-type="float">
            <text:p>0.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76" calcext:value-type="float">
            <text:p>0.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84" calcext:value-type="float">
            <text:p>0.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88" calcext:value-type="float">
            <text:p>0.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92" calcext:value-type="float">
            <text:p>0.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296" calcext:value-type="float">
            <text:p>0.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04" calcext:value-type="float">
            <text:p>0.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08" calcext:value-type="float">
            <text:p>0.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16" calcext:value-type="float">
            <text:p>0.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24" calcext:value-type="float">
            <text:p>0.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28" calcext:value-type="float">
            <text:p>0.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32" calcext:value-type="float">
            <text:p>0.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36" calcext:value-type="float">
            <text:p>0.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44" calcext:value-type="float">
            <text:p>0.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48" calcext:value-type="float">
            <text:p>0.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52" calcext:value-type="float">
            <text:p>0.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56" calcext:value-type="float">
            <text:p>0.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64" calcext:value-type="float">
            <text:p>0.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68" calcext:value-type="float">
            <text:p>0.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72" calcext:value-type="float">
            <text:p>0.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76" calcext:value-type="float">
            <text:p>0.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8" calcext:value-type="float">
            <text:p>0.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84" calcext:value-type="float">
            <text:p>0.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88" calcext:value-type="float">
            <text:p>0.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92" calcext:value-type="float">
            <text:p>0.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396" calcext:value-type="float">
            <text:p>0.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04" calcext:value-type="float">
            <text:p>0.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08" calcext:value-type="float">
            <text:p>0.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12" calcext:value-type="float">
            <text:p>0.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16" calcext:value-type="float">
            <text:p>0.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24" calcext:value-type="float">
            <text:p>0.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28" calcext:value-type="float">
            <text:p>0.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32" calcext:value-type="float">
            <text:p>0.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36" calcext:value-type="float">
            <text:p>0.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44" calcext:value-type="float">
            <text:p>0.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48" calcext:value-type="float">
            <text:p>0.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52" calcext:value-type="float">
            <text:p>0.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56" calcext:value-type="float">
            <text:p>0.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64" calcext:value-type="float">
            <text:p>0.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68" calcext:value-type="float">
            <text:p>0.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72" calcext:value-type="float">
            <text:p>0.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76" calcext:value-type="float">
            <text:p>0.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84" calcext:value-type="float">
            <text:p>0.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88" calcext:value-type="float">
            <text:p>0.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92" calcext:value-type="float">
            <text:p>0.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496" calcext:value-type="float">
            <text:p>0.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04" calcext:value-type="float">
            <text:p>0.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08" calcext:value-type="float">
            <text:p>0.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12" calcext:value-type="float">
            <text:p>0.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16" calcext:value-type="float">
            <text:p>0.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2" calcext:value-type="float">
            <text:p>0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24" calcext:value-type="float">
            <text:p>0.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28" calcext:value-type="float">
            <text:p>0.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32" calcext:value-type="float">
            <text:p>0.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36" calcext:value-type="float">
            <text:p>0.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44" calcext:value-type="float">
            <text:p>0.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48" calcext:value-type="float">
            <text:p>0.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52" calcext:value-type="float">
            <text:p>0.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64" calcext:value-type="float">
            <text:p>0.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68" calcext:value-type="float">
            <text:p>0.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72" calcext:value-type="float">
            <text:p>0.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76" calcext:value-type="float">
            <text:p>0.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84" calcext:value-type="float">
            <text:p>0.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88" calcext:value-type="float">
            <text:p>0.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92" calcext:value-type="float">
            <text:p>0.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596" calcext:value-type="float">
            <text:p>0.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04" calcext:value-type="float">
            <text:p>0.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08" calcext:value-type="float">
            <text:p>0.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12" calcext:value-type="float">
            <text:p>0.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16" calcext:value-type="float">
            <text:p>0.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24" calcext:value-type="float">
            <text:p>0.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28" calcext:value-type="float">
            <text:p>0.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32" calcext:value-type="float">
            <text:p>0.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36" calcext:value-type="float">
            <text:p>0.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4" calcext:value-type="float">
            <text:p>0.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44" calcext:value-type="float">
            <text:p>0.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48" calcext:value-type="float">
            <text:p>0.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52" calcext:value-type="float">
            <text:p>0.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56" calcext:value-type="float">
            <text:p>0.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6" calcext:value-type="float">
            <text:p>0.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64" calcext:value-type="float">
            <text:p>0.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68" calcext:value-type="float">
            <text:p>0.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72" calcext:value-type="float">
            <text:p>0.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76" calcext:value-type="float">
            <text:p>0.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84" calcext:value-type="float">
            <text:p>0.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88" calcext:value-type="float">
            <text:p>0.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92" calcext:value-type="float">
            <text:p>0.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696" calcext:value-type="float">
            <text:p>0.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04" calcext:value-type="float">
            <text:p>0.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08" calcext:value-type="float">
            <text:p>0.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12" calcext:value-type="float">
            <text:p>0.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16" calcext:value-type="float">
            <text:p>0.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24" calcext:value-type="float">
            <text:p>0.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28" calcext:value-type="float">
            <text:p>0.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32" calcext:value-type="float">
            <text:p>0.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36" calcext:value-type="float">
            <text:p>0.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44" calcext:value-type="float">
            <text:p>0.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48" calcext:value-type="float">
            <text:p>0.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52" calcext:value-type="float">
            <text:p>0.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56" calcext:value-type="float">
            <text:p>0.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6" calcext:value-type="float">
            <text:p>0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64" calcext:value-type="float">
            <text:p>0.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68" calcext:value-type="float">
            <text:p>0.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72" calcext:value-type="float">
            <text:p>0.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76" calcext:value-type="float">
            <text:p>0.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8" calcext:value-type="float">
            <text:p>0.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84" calcext:value-type="float">
            <text:p>0.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88" calcext:value-type="float">
            <text:p>0.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92" calcext:value-type="float">
            <text:p>0.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796" calcext:value-type="float">
            <text:p>0.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04" calcext:value-type="float">
            <text:p>0.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08" calcext:value-type="float">
            <text:p>0.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12" calcext:value-type="float">
            <text:p>0.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16" calcext:value-type="float">
            <text:p>0.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24" calcext:value-type="float">
            <text:p>0.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28" calcext:value-type="float">
            <text:p>0.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32" calcext:value-type="float">
            <text:p>0.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36" calcext:value-type="float">
            <text:p>0.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4" calcext:value-type="float">
            <text:p>0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44" calcext:value-type="float">
            <text:p>0.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48" calcext:value-type="float">
            <text:p>0.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52" calcext:value-type="float">
            <text:p>0.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56" calcext:value-type="float">
            <text:p>0.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64" calcext:value-type="float">
            <text:p>0.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68" calcext:value-type="float">
            <text:p>0.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72" calcext:value-type="float">
            <text:p>0.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76" calcext:value-type="float">
            <text:p>0.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84" calcext:value-type="float">
            <text:p>0.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88" calcext:value-type="float">
            <text:p>0.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896" calcext:value-type="float">
            <text:p>0.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04" calcext:value-type="float">
            <text:p>0.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08" calcext:value-type="float">
            <text:p>0.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12" calcext:value-type="float">
            <text:p>0.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16" calcext:value-type="float">
            <text:p>0.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24" calcext:value-type="float">
            <text:p>0.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28" calcext:value-type="float">
            <text:p>0.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32" calcext:value-type="float">
            <text:p>0.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36" calcext:value-type="float">
            <text:p>0.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44" calcext:value-type="float">
            <text:p>0.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48" calcext:value-type="float">
            <text:p>0.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52" calcext:value-type="float">
            <text:p>0.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56" calcext:value-type="float">
            <text:p>0.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64" calcext:value-type="float">
            <text:p>0.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68" calcext:value-type="float">
            <text:p>0.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72" calcext:value-type="float">
            <text:p>0.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76" calcext:value-type="float">
            <text:p>0.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84" calcext:value-type="float">
            <text:p>0.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88" calcext:value-type="float">
            <text:p>0.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92" calcext:value-type="float">
            <text:p>0.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1996" calcext:value-type="float">
            <text:p>0.199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Sheet2.A1:Sheet2.D1048576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00/00/00</text:date>, <text:time style:data-style-name="N2" text:time-value="16:52:38.36487735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3:59:12.225472207</meta:creation-date>
    <dc:date>2017-06-11T23:41:22.453957976</dc:date>
    <meta:editing-duration>PT3H35M30S</meta:editing-duration>
    <meta:editing-cycles>12</meta:editing-cycles>
    <meta:generator>LibreOffice/5.1.6.2$Linux_X86_64 LibreOffice_project/10m0$Build-2</meta:generator>
    <meta:document-statistic meta:table-count="5" meta:cell-count="802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91cm" svg:height="19.072cm" xlink:href=".." xlink:type="simple" chart:class="chart:scatter" chart:style-name="ch1">
        <chart:legend chart:legend-position="end" svg:x="27.164cm" svg:y="8.829cm" style:legend-expansion="high" chart:style-name="ch2"/>
        <chart:plot-area chart:style-name="ch3" table:cell-range-address="Sheet1.B1:Sheet1.B22 Sheet1.D1:Sheet1.D275" svg:x="0.573cm" svg:y="0.381cm" svg:width="26.018cm" svg:height="18.31cm">
          <chartooo:coordinate-region svg:x="1.3cm" svg:y="0.58cm" svg:width="25.104cm" svg:height="1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2" chart:class="chart:scatter">
            <chart:domain table:cell-range-address="Sheet1.B1:Sheet1.B22"/>
            <chart:data-point chart:repeated="22"/>
          </chart:series>
          <chart:series chart:style-name="ch7" chart:values-cell-range-address="Sheet1.D23:Sheet1.D275" chart:class="chart:scatter">
            <chart:domain table:cell-range-address="Sheet1.B23:Sheet1.B275"/>
            <chart:data-point chart:repeated="2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22</svg:desc>
                </draw:g>
              </table:table-cell>
              <table:table-cell office:value-type="float" office:value="NaN">
                <text:p>NaN</text:p>
                <draw:g>
                  <svg:desc>Sheet1.D1:Sheet1.D22</svg:desc>
                </draw:g>
              </table:table-cell>
              <table:table-cell office:value-type="float" office:value="1.68">
                <text:p>1.68</text:p>
                <draw:g>
                  <svg:desc>Sheet1.B23:Sheet1.B275</svg:desc>
                </draw:g>
              </table:table-cell>
              <table:table-cell office:value-type="float" office:value="-1.68">
                <text:p>-1.68</text:p>
                <draw:g>
                  <svg:desc>Sheet1.D23:Sheet1.D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">
                <text:p>9.8</text:p>
              </table:table-cell>
              <table:table-cell office:value-type="float" office:value="11.52">
                <text:p>11.52</text:p>
              </table:table-cell>
              <table:table-cell office:value-type="float" office:value="2.12">
                <text:p>2.12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32">
                <text:p>24.32</text:p>
              </table:table-cell>
              <table:table-cell office:value-type="float" office:value="3.6">
                <text:p>3.6</text:p>
              </table:table-cell>
              <table:table-cell office:value-type="float" office:value="9.88">
                <text:p>9.8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2">
                <text:p>10.12</text:p>
              </table:table-cell>
              <table:table-cell office:value-type="float" office:value="0.56">
                <text:p>0.56</text:p>
              </table:table-cell>
              <table:table-cell office:value-type="float" office:value="2.48">
                <text:p>2.48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2.84">
                <text:p>2.84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2">
                <text:p>14.52</text:p>
              </table:table-cell>
              <table:table-cell office:value-type="float" office:value="0.12">
                <text:p>0.12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">
                <text:p>33.4</text:p>
              </table:table-cell>
              <table:table-cell office:value-type="float" office:value="0.08">
                <text:p>0.08</text:p>
              </table:table-cell>
              <table:table-cell office:value-type="float" office:value="30.24">
                <text:p>30.24</text:p>
              </table:table-cell>
              <table:table-cell office:value-type="float" office:value="-3.32">
                <text:p>-3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84">
                <text:p>14.84</text:p>
              </table:table-cell>
              <table:table-cell office:value-type="float" office:value="0.08">
                <text:p>0.08</text:p>
              </table:table-cell>
              <table:table-cell office:value-type="float" office:value="3.44">
                <text:p>3.44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04">
                <text:p>23.04</text:p>
              </table:table-cell>
              <table:table-cell office:value-type="float" office:value="0.04">
                <text:p>0.04</text:p>
              </table:table-cell>
              <table:table-cell office:value-type="float" office:value="8.56">
                <text:p>8.56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4">
                <text:p>14.4</text:p>
              </table:table-cell>
              <table:table-cell office:value-type="float" office:value="0.04">
                <text:p>0.04</text:p>
              </table:table-cell>
              <table:table-cell office:value-type="float" office:value="8.04">
                <text:p>8.04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14.44">
                <text:p>14.44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6">
                <text:p>7.56</text:p>
              </table:table-cell>
              <table:table-cell office:value-type="float" office:value="0.04">
                <text:p>0.04</text:p>
              </table:table-cell>
              <table:table-cell office:value-type="float" office:value="6.6">
                <text:p>6.6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2">
                <text:p>11.32</text:p>
              </table:table-cell>
              <table:table-cell office:value-type="float" office:value="0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28">
                <text:p>58.28</text:p>
              </table:table-cell>
              <table:table-cell office:value-type="float" office:value="0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2">
                <text:p>15.12</text:p>
              </table:table-cell>
              <table:table-cell office:value-type="float" office:value="-0.04">
                <text:p>-0.04</text:p>
              </table:table-cell>
              <table:table-cell office:value-type="float" office:value="4.4">
                <text:p>4.4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2">
                <text:p>10.52</text:p>
              </table:table-cell>
              <table:table-cell office:value-type="float" office:value="-0.04">
                <text:p>-0.04</text:p>
              </table:table-cell>
              <table:table-cell office:value-type="float" office:value="5.24">
                <text:p>5.24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16">
                <text:p>25.16</text:p>
              </table:table-cell>
              <table:table-cell office:value-type="float" office:value="-0.04">
                <text:p>-0.04</text:p>
              </table:table-cell>
              <table:table-cell office:value-type="float" office:value="4.76">
                <text:p>4.76</text:p>
              </table:table-cell>
              <table:table-cell office:value-type="float" office:value="-4.76">
                <text:p>-4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88">
                <text:p>28.88</text:p>
              </table:table-cell>
              <table:table-cell office:value-type="float" office:value="-0.04">
                <text:p>-0.04</text:p>
              </table:table-cell>
              <table:table-cell office:value-type="float" office:value="8.96">
                <text:p>8.96</text:p>
              </table:table-cell>
              <table:table-cell office:value-type="float" office:value="-4.92">
                <text:p>-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28">
                <text:p>55.28</text:p>
              </table:table-cell>
              <table:table-cell office:value-type="float" office:value="-0.04">
                <text:p>-0.04</text:p>
              </table:table-cell>
              <table:table-cell office:value-type="float" office:value="4.92">
                <text:p>4.92</text:p>
              </table:table-cell>
              <table:table-cell office:value-type="float" office:value="-4.92">
                <text:p>-4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4">
                <text:p>15.4</text:p>
              </table:table-cell>
              <table:table-cell office:value-type="float" office:value="-0.04">
                <text:p>-0.04</text:p>
              </table:table-cell>
              <table:table-cell office:value-type="float" office:value="34.16">
                <text:p>34.16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92">
                <text:p>9.92</text:p>
              </table:table-cell>
              <table:table-cell office:value-type="float" office:value="-0.16">
                <text:p>-0.16</text:p>
              </table:table-cell>
              <table:table-cell office:value-type="float" office:value="5.4">
                <text:p>5.4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.32">
                <text:p>47.32</text:p>
              </table:table-cell>
              <table:table-cell office:value-type="float" office:value="-0.16">
                <text:p>-0.16</text:p>
              </table:table-cell>
              <table:table-cell office:value-type="float" office:value="20.44">
                <text:p>20.44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">
                <text:p>5.12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2">
                <text:p>10.32</text:p>
              </table:table-cell>
              <table:table-cell office:value-type="float" office:value="-5.16">
                <text:p>-5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4">
                <text:p>50.44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">
                <text:p>7.76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">
                <text:p>5.28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2">
                <text:p>6.92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">
                <text:p>11.76</text:p>
              </table:table-cell>
              <table:table-cell office:value-type="float" office:value="-5.44">
                <text:p>-5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2">
                <text:p>15.52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4">
                <text:p>16.64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">
                <text:p>6.96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6">
                <text:p>20.56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-5.72">
                <text:p>-5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">
                <text:p>5.84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4">
                <text:p>32.44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4">
                <text:p>17.84</text:p>
              </table:table-cell>
              <table:table-cell office:value-type="float" office:value="-5.92">
                <text:p>-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-5.92">
                <text:p>-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-5.92">
                <text:p>-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">
                <text:p>22.44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">
                <text:p>6.24</text:p>
              </table:table-cell>
              <table:table-cell office:value-type="float" office:value="-6.24">
                <text:p>-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">
                <text:p>22.64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8">
                <text:p>15.68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8">
                <text:p>16.68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4">
                <text:p>14.84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2">
                <text:p>8.52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8">
                <text:p>15.88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4">
                <text:p>24.0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2">
                <text:p>6.52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6">
                <text:p>21.76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">
                <text:p>8.88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4">
                <text:p>35.24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8">
                <text:p>15.2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8">
                <text:p>42.6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2">
                <text:p>11.72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4">
                <text:p>6.84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">
                <text:p>6.88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6">
                <text:p>9.76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">
                <text:p>8.88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4">
                <text:p>19.04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6">
                <text:p>9.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-7.04">
                <text:p>-7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6">
                <text:p>18.36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2">
                <text:p>22.12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2">
                <text:p>7.12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">
                <text:p>19.24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96">
                <text:p>61.96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2">
                <text:p>9.12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">
                <text:p>14.9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2">
                <text:p>20.7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">
                <text:p>9.9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8">
                <text:p>30.88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6">
                <text:p>13.76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2">
                <text:p>25.92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2">
                <text:p>18.32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6">
                <text:p>18.76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08">
                <text:p>31.08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4">
                <text:p>28.64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4">
                <text:p>36.44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4">
                <text:p>17.44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">
                <text:p>22.28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">
                <text:p>8.24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2">
                <text:p>7.72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6">
                <text:p>36.6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8">
                <text:p>26.08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8">
                <text:p>21.08</text:p>
              </table:table-cell>
              <table:table-cell office:value-type="float" office:value="-7.84">
                <text:p>-7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-7.88">
                <text:p>-7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8">
                <text:p>8.4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2">
                <text:p>14.72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">
                <text:p>24.6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2">
                <text:p>14.32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04">
                <text:p>39.0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8">
                <text:p>43.28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4">
                <text:p>13.44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6">
                <text:p>24.56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">
                <text:p>24.32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">
                <text:p>19.92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2">
                <text:p>16.3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4">
                <text:p>14.24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6">
                <text:p>9.16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6">
                <text:p>17.36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4">
                <text:p>43.24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6">
                <text:p>18.96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2">
                <text:p>29.72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4">
                <text:p>33.64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-8.72">
                <text:p>-8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">
                <text:p>19.9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2">
                <text:p>17.7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">
                <text:p>12.92</text:p>
              </table:table-cell>
              <table:table-cell office:value-type="float" office:value="-8.84">
                <text:p>-8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8">
                <text:p>59.68</text:p>
              </table:table-cell>
              <table:table-cell office:value-type="float" office:value="-8.88">
                <text:p>-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4">
                <text:p>17.04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8">
                <text:p>12.08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36">
                <text:p>31.3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-9.16">
                <text:p>-9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8">
                <text:p>14.08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">
                <text:p>19.08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-9.28">
                <text:p>-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6">
                <text:p>10.96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2">
                <text:p>26.52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">
                <text:p>9.92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2">
                <text:p>9.72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6">
                <text:p>21.56</text:p>
              </table:table-cell>
              <table:table-cell office:value-type="float" office:value="-9.64">
                <text:p>-9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8">
                <text:p>17.68</text:p>
              </table:table-cell>
              <table:table-cell office:value-type="float" office:value="-9.64">
                <text:p>-9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">
                <text:p>23.52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">
                <text:p>56.2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36">
                <text:p>41.36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6">
                <text:p>11.36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2">
                <text:p>9.72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  <table:table-cell office:value-type="float" office:value="-9.84">
                <text:p>-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4">
                <text:p>32.64</text:p>
              </table:table-cell>
              <table:table-cell office:value-type="float" office:value="-9.84">
                <text:p>-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6">
                <text:p>31.96</text:p>
              </table:table-cell>
              <table:table-cell office:value-type="float" office:value="-9.96">
                <text:p>-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6">
                <text:p>11.16</text:p>
              </table:table-cell>
              <table:table-cell office:value-type="float" office:value="-9.96">
                <text:p>-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">
                <text:p>21.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2">
                <text:p>22.5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">
                <text:p>23.68</text:p>
              </table:table-cell>
              <table:table-cell office:value-type="float" office:value="-10.08">
                <text:p>-1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">
                <text:p>23.68</text:p>
              </table:table-cell>
              <table:table-cell office:value-type="float" office:value="-10.08">
                <text:p>-1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">
                <text:p>10.12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6">
                <text:p>21.56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4">
                <text:p>12.64</text:p>
              </table:table-cell>
              <table:table-cell office:value-type="float" office:value="-10.52">
                <text:p>-1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">
                <text:p>19.24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8">
                <text:p>12.48</text:p>
              </table:table-cell>
              <table:table-cell office:value-type="float" office:value="-10.68">
                <text:p>-1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8">
                <text:p>44.08</text:p>
              </table:table-cell>
              <table:table-cell office:value-type="float" office:value="-10.76">
                <text:p>-1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">
                <text:p>34.28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8">
                <text:p>35.28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-10.84">
                <text:p>-10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">
                <text:p>22.96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4">
                <text:p>29.44</text:p>
              </table:table-cell>
              <table:table-cell office:value-type="float" office:value="-10.92">
                <text:p>-10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6">
                <text:p>15.36</text:p>
              </table:table-cell>
              <table:table-cell office:value-type="float" office:value="-10.96">
                <text:p>-10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-11.08">
                <text:p>-1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4">
                <text:p>20.64</text:p>
              </table:table-cell>
              <table:table-cell office:value-type="float" office:value="-11.24">
                <text:p>-1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-11.28">
                <text:p>-11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-11.36">
                <text:p>-1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">
                <text:p>31.6</text:p>
              </table:table-cell>
              <table:table-cell office:value-type="float" office:value="-11.48">
                <text:p>-11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6">
                <text:p>33.96</text:p>
              </table:table-cell>
              <table:table-cell office:value-type="float" office:value="-11.64">
                <text:p>-1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-11.68">
                <text:p>-11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2">
                <text:p>22.32</text:p>
              </table:table-cell>
              <table:table-cell office:value-type="float" office:value="-11.68">
                <text:p>-11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52">
                <text:p>64.52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8">
                <text:p>24.68</text:p>
              </table:table-cell>
              <table:table-cell office:value-type="float" office:value="-11.76">
                <text:p>-11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2">
                <text:p>18.52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4">
                <text:p>13.44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4">
                <text:p>21.04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8">
                <text:p>19.48</text:p>
              </table:table-cell>
              <table:table-cell office:value-type="float" office:value="-12.04">
                <text:p>-1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4">
                <text:p>26.44</text:p>
              </table:table-cell>
              <table:table-cell office:value-type="float" office:value="-12.04">
                <text:p>-1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8">
                <text:p>19.28</text:p>
              </table:table-cell>
              <table:table-cell office:value-type="float" office:value="-12.08">
                <text:p>-1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">
                <text:p>12.84</text:p>
              </table:table-cell>
              <table:table-cell office:value-type="float" office:value="-12.12">
                <text:p>-1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6">
                <text:p>31.76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8">
                <text:p>30.88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32">
                <text:p>34.32</text:p>
              </table:table-cell>
              <table:table-cell office:value-type="float" office:value="-12.44">
                <text:p>-1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2">
                <text:p>20.52</text:p>
              </table:table-cell>
              <table:table-cell office:value-type="float" office:value="-12.64">
                <text:p>-1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-12.72">
                <text:p>-12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">
                <text:p>34.2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4">
                <text:p>27.44</text:p>
              </table:table-cell>
              <table:table-cell office:value-type="float" office:value="-13.12">
                <text:p>-13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8">
                <text:p>23.48</text:p>
              </table:table-cell>
              <table:table-cell office:value-type="float" office:value="-13.12">
                <text:p>-13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">
                <text:p>18.4</text:p>
              </table:table-cell>
              <table:table-cell office:value-type="float" office:value="-13.24">
                <text:p>-1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8">
                <text:p>17.68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4">
                <text:p>14.44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2">
                <text:p>16.92</text:p>
              </table:table-cell>
              <table:table-cell office:value-type="float" office:value="-14.08">
                <text:p>-1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">
                <text:p>19.88</text:p>
              </table:table-cell>
              <table:table-cell office:value-type="float" office:value="-14.32">
                <text:p>-14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6">
                <text:p>29.36</text:p>
              </table:table-cell>
              <table:table-cell office:value-type="float" office:value="-14.92">
                <text:p>-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2">
                <text:p>28.92</text:p>
              </table:table-cell>
              <table:table-cell office:value-type="float" office:value="-14.96">
                <text:p>-1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4">
                <text:p>47.84</text:p>
              </table:table-cell>
              <table:table-cell office:value-type="float" office:value="-16.32">
                <text:p>-16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12">
                <text:p>40.12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2">
                <text:p>60.12</text:p>
              </table:table-cell>
              <table:table-cell office:value-type="float" office:value="-16.64">
                <text:p>-1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8">
                <text:p>36.08</text:p>
              </table:table-cell>
              <table:table-cell office:value-type="float" office:value="-17.44">
                <text:p>-1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92">
                <text:p>32.9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2">
                <text:p>28.72</text:p>
              </table:table-cell>
              <table:table-cell office:value-type="float" office:value="-18.28">
                <text:p>-18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">
                <text:p>21.64</text:p>
              </table:table-cell>
              <table:table-cell office:value-type="float" office:value="-18.28">
                <text:p>-18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4">
                <text:p>35.64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">
                <text:p>22.64</text:p>
              </table:table-cell>
              <table:table-cell office:value-type="float" office:value="-18.64">
                <text:p>-1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08">
                <text:p>68.08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12">
                <text:p>31.12</text:p>
              </table:table-cell>
              <table:table-cell office:value-type="float" office:value="-20.04">
                <text:p>-2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6">
                <text:p>44.96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6">
                <text:p>43.56</text:p>
              </table:table-cell>
              <table:table-cell office:value-type="float" office:value="-20.32">
                <text:p>-2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2">
                <text:p>27.12</text:p>
              </table:table-cell>
              <table:table-cell office:value-type="float" office:value="-21.12">
                <text:p>-2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2">
                <text:p>48.12</text:p>
              </table:table-cell>
              <table:table-cell office:value-type="float" office:value="-22.48">
                <text:p>-2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12">
                <text:p>41.12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">
                <text:p>35.6</text:p>
              </table:table-cell>
              <table:table-cell office:value-type="float" office:value="-23.52">
                <text:p>-2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8">
                <text:p>37.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2">
                <text:p>33.7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">
                <text:p>35.6</text:p>
              </table:table-cell>
              <table:table-cell office:value-type="float" office:value="-25.72">
                <text:p>-25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8">
                <text:p>35.28</text:p>
              </table:table-cell>
              <table:table-cell office:value-type="float" office:value="-25.88">
                <text:p>-25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4">
                <text:p>42.24</text:p>
              </table:table-cell>
              <table:table-cell office:value-type="float" office:value="-25.88">
                <text:p>-25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72">
                <text:p>36.72</text:p>
              </table:table-cell>
              <table:table-cell office:value-type="float" office:value="-26.16">
                <text:p>-26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8">
                <text:p>42.48</text:p>
              </table:table-cell>
              <table:table-cell office:value-type="float" office:value="-26.52">
                <text:p>-2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6">
                <text:p>48.96</text:p>
              </table:table-cell>
              <table:table-cell office:value-type="float" office:value="-27.76">
                <text:p>-27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8">
                <text:p>29.8</text:p>
              </table:table-cell>
              <table:table-cell office:value-type="float" office:value="-28.6">
                <text:p>-2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76">
                <text:p>34.76</text:p>
              </table:table-cell>
              <table:table-cell office:value-type="float" office:value="-29.4">
                <text:p>-2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2">
                <text:p>45.32</text:p>
              </table:table-cell>
              <table:table-cell office:value-type="float" office:value="-34.56">
                <text:p>-34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-34.8">
                <text:p>-3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16">
                <text:p>38.16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  <table:table-cell office:value-type="float" office:value="-38.68">
                <text:p>-38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68">
                <text:p>53.68</text:p>
              </table:table-cell>
              <table:table-cell office:value-type="float" office:value="-41.12">
                <text:p>-4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64">
                <text:p>55.64</text:p>
              </table:table-cell>
              <table:table-cell office:value-type="float" office:value="-49.28">
                <text:p>-4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-54.04">
                <text:p>-54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96">
                <text:p>78.96</text:p>
              </table:table-cell>
              <table:table-cell office:value-type="float" office:value="-57.4">
                <text:p>-5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149cm" svg:height="16.231cm" xlink:href=".." xlink:type="simple" chart:class="chart:scatter" chart:style-name="ch1">
        <chart:legend chart:legend-position="end" svg:x="25.622cm" svg:y="7.408cm" style:legend-expansion="high" chart:style-name="ch2"/>
        <chart:plot-area chart:style-name="ch3" table:cell-range-address="Sheet1.B2:Sheet1.C22 Sheet1.C23:Sheet1.C273" svg:x="0.542cm" svg:y="0.324cm" svg:width="24.538cm" svg:height="15.583cm">
          <chartooo:coordinate-region svg:x="1.163cm" svg:y="0.523cm" svg:width="23.73cm" svg:height="14.7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2" chart:class="chart:scatter">
            <chart:domain table:cell-range-address="Sheet1.B2:Sheet1.B22"/>
            <chart:data-point chart:repeated="21"/>
          </chart:series>
          <chart:series chart:style-name="ch7" chart:values-cell-range-address="Sheet1.C23:Sheet1.C273" chart:class="chart:scatter">
            <chart:domain table:cell-range-address="Sheet1.B23:Sheet1.B273"/>
            <chart:data-point chart:repeated="2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">
                <text:p>9.8</text:p>
                <draw:g>
                  <svg:desc>Sheet1.B2:Sheet1.B22</svg:desc>
                </draw:g>
              </table:table-cell>
              <table:table-cell office:value-type="float" office:value="21.32">
                <text:p>21.32</text:p>
                <draw:g>
                  <svg:desc>Sheet1.C2:Sheet1.C22</svg:desc>
                </draw:g>
              </table:table-cell>
              <table:table-cell office:value-type="float" office:value="1.68">
                <text:p>1.68</text:p>
                <draw:g>
                  <svg:desc>Sheet1.B23:Sheet1.B273</svg:desc>
                </draw:g>
              </table:table-cell>
              <table:table-cell office:value-type="float" office:value="0">
                <text:p>0</text:p>
                <draw:g>
                  <svg:desc>Sheet1.C23:Sheet1.C2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32">
                <text:p>24.32</text:p>
              </table:table-cell>
              <table:table-cell office:value-type="float" office:value="27.92">
                <text:p>27.92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2">
                <text:p>10.12</text:p>
              </table:table-cell>
              <table:table-cell office:value-type="float" office:value="10.68">
                <text:p>10.68</text:p>
              </table:table-cell>
              <table:table-cell office:value-type="float" office:value="9.88">
                <text:p>9.88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6.16">
                <text:p>46.16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2">
                <text:p>14.52</text:p>
              </table:table-cell>
              <table:table-cell office:value-type="float" office:value="14.64">
                <text:p>14.64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4">
                <text:p>33.4</text:p>
              </table:table-cell>
              <table:table-cell office:value-type="float" office:value="33.48">
                <text:p>33.4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84">
                <text:p>14.84</text:p>
              </table:table-cell>
              <table:table-cell office:value-type="float" office:value="14.92">
                <text:p>14.92</text:p>
              </table:table-cell>
              <table:table-cell office:value-type="float" office:value="30.24">
                <text:p>30.24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04">
                <text:p>23.04</text:p>
              </table:table-cell>
              <table:table-cell office:value-type="float" office:value="23.08">
                <text:p>23.08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4">
                <text:p>14.4</text:p>
              </table:table-cell>
              <table:table-cell office:value-type="float" office:value="14.44">
                <text:p>14.44</text:p>
              </table:table-cell>
              <table:table-cell office:value-type="float" office:value="8.56">
                <text:p>8.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.04">
                <text:p>9.04</text:p>
              </table:table-cell>
              <table:table-cell office:value-type="float" office:value="8.04">
                <text:p>8.0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6">
                <text:p>7.56</text:p>
              </table:table-cell>
              <table:table-cell office:value-type="float" office:value="7.6">
                <text:p>7.6</text:p>
              </table:table-cell>
              <table:table-cell office:value-type="float" office:value="14.44">
                <text:p>14.44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32">
                <text:p>11.32</text:p>
              </table:table-cell>
              <table:table-cell office:value-type="float" office:value="11.32">
                <text:p>11.32</text:p>
              </table:table-cell>
              <table:table-cell office:value-type="float" office:value="6.6">
                <text:p>6.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28">
                <text:p>58.28</text:p>
              </table:table-cell>
              <table:table-cell office:value-type="float" office:value="58.28">
                <text:p>58.28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12">
                <text:p>15.12</text:p>
              </table:table-cell>
              <table:table-cell office:value-type="float" office:value="15.08">
                <text:p>15.08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2">
                <text:p>10.52</text:p>
              </table:table-cell>
              <table:table-cell office:value-type="float" office:value="10.48">
                <text:p>10.48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6">
                <text:p>25.16</text:p>
              </table:table-cell>
              <table:table-cell office:value-type="float" office:value="25.12">
                <text:p>25.12</text:p>
              </table:table-cell>
              <table:table-cell office:value-type="float" office:value="5.24">
                <text:p>5.2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88">
                <text:p>28.88</text:p>
              </table:table-cell>
              <table:table-cell office:value-type="float" office:value="28.84">
                <text:p>28.84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28">
                <text:p>55.28</text:p>
              </table:table-cell>
              <table:table-cell office:value-type="float" office:value="55.24">
                <text:p>55.24</text:p>
              </table:table-cell>
              <table:table-cell office:value-type="float" office:value="8.96">
                <text:p>8.96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4">
                <text:p>15.4</text:p>
              </table:table-cell>
              <table:table-cell office:value-type="float" office:value="15.36">
                <text:p>15.36</text:p>
              </table:table-cell>
              <table:table-cell office:value-type="float" office:value="4.92">
                <text:p>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2">
                <text:p>9.92</text:p>
              </table:table-cell>
              <table:table-cell office:value-type="float" office:value="9.76">
                <text:p>9.76</text:p>
              </table:table-cell>
              <table:table-cell office:value-type="float" office:value="34.16">
                <text:p>34.16</text:p>
              </table:table-cell>
              <table:table-cell office:value-type="float" office:value="29.04">
                <text:p>29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32">
                <text:p>47.32</text:p>
              </table:table-cell>
              <table:table-cell office:value-type="float" office:value="47.16">
                <text:p>47.16</text:p>
              </table:table-cell>
              <table:table-cell office:value-type="float" office:value="5.4">
                <text:p>5.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4">
                <text:p>20.44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">
                <text:p>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2">
                <text:p>10.32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44">
                <text:p>50.44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">
                <text:p>7.7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">
                <text:p>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2">
                <text:p>6.9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">
                <text:p>11.76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2">
                <text:p>15.52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4">
                <text:p>16.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">
                <text:p>6.9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6">
                <text:p>20.56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">
                <text:p>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4">
                <text:p>32.44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4">
                <text:p>17.84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">
                <text:p>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">
                <text:p>22.44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">
                <text:p>6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">
                <text:p>22.64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8">
                <text:p>15.6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8">
                <text:p>16.68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4">
                <text:p>14.84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2">
                <text:p>8.5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8">
                <text:p>15.88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4">
                <text:p>24.0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6">
                <text:p>21.76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">
                <text:p>8.88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4">
                <text:p>35.24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8">
                <text:p>15.28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8">
                <text:p>42.68</text:p>
              </table:table-cell>
              <table:table-cell office:value-type="float" office:value="35.96">
                <text:p>3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2">
                <text:p>11.72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4">
                <text:p>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">
                <text:p>6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6">
                <text:p>9.7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8">
                <text:p>8.8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4">
                <text:p>19.04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6">
                <text:p>9.5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6">
                <text:p>18.36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2">
                <text:p>22.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2">
                <text:p>7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">
                <text:p>19.24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96">
                <text:p>61.96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2">
                <text:p>9.1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">
                <text:p>14.92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2">
                <text:p>20.72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">
                <text:p>9.9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8">
                <text:p>30.88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6">
                <text:p>13.76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2">
                <text:p>25.92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2">
                <text:p>18.3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6">
                <text:p>18.7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08">
                <text:p>31.08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4">
                <text:p>28.64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4">
                <text:p>36.44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4">
                <text:p>17.44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">
                <text:p>22.28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4">
                <text:p>8.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2">
                <text:p>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6">
                <text:p>36.6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8">
                <text:p>26.08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8">
                <text:p>21.08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8">
                <text:p>8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2">
                <text:p>14.7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">
                <text:p>24.6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2">
                <text:p>14.32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04">
                <text:p>39.04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8">
                <text:p>43.28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4">
                <text:p>13.44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6">
                <text:p>24.5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">
                <text:p>24.3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">
                <text:p>19.92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2">
                <text:p>16.32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4">
                <text:p>14.24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6">
                <text:p>9.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6">
                <text:p>17.3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4">
                <text:p>43.24</text:p>
              </table:table-cell>
              <table:table-cell office:value-type="float" office:value="34.68">
                <text:p>34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6">
                <text:p>18.96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2">
                <text:p>29.72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4">
                <text:p>33.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2">
                <text:p>19.92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2">
                <text:p>17.72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">
                <text:p>12.9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8">
                <text:p>59.68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4">
                <text:p>17.0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8">
                <text:p>12.0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36">
                <text:p>31.36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8">
                <text:p>14.08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">
                <text:p>19.0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6">
                <text:p>10.9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2">
                <text:p>26.52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">
                <text:p>9.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2">
                <text:p>9.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6">
                <text:p>21.56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8">
                <text:p>17.6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2">
                <text:p>23.52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">
                <text:p>56.2</text:p>
              </table:table-cell>
              <table:table-cell office:value-type="float" office:value="46.52">
                <text:p>4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36">
                <text:p>41.36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6">
                <text:p>11.3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2">
                <text:p>9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4">
                <text:p>32.6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6">
                <text:p>31.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6">
                <text:p>11.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">
                <text:p>21.64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2">
                <text:p>22.52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">
                <text:p>23.6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8">
                <text:p>23.6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">
                <text:p>1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6">
                <text:p>21.56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4">
                <text:p>12.6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4">
                <text:p>19.24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8">
                <text:p>12.4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08">
                <text:p>44.08</text:p>
              </table:table-cell>
              <table:table-cell office:value-type="float" office:value="33.32">
                <text:p>33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">
                <text:p>34.28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8">
                <text:p>35.28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">
                <text:p>22.96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4">
                <text:p>29.44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6">
                <text:p>15.3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4">
                <text:p>20.6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">
                <text:p>31.6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6">
                <text:p>33.96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2">
                <text:p>22.32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52">
                <text:p>64.52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8">
                <text:p>24.68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2">
                <text:p>18.52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4">
                <text:p>13.4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4">
                <text:p>21.04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8">
                <text:p>19.48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4">
                <text:p>26.4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8">
                <text:p>19.2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">
                <text:p>12.8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6">
                <text:p>31.76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8">
                <text:p>30.88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32">
                <text:p>34.32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2">
                <text:p>20.52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">
                <text:p>34.28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4">
                <text:p>27.44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8">
                <text:p>23.48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">
                <text:p>18.4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8">
                <text:p>17.68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4">
                <text:p>14.4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2">
                <text:p>16.9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">
                <text:p>19.88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6">
                <text:p>29.36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2">
                <text:p>28.92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4">
                <text:p>47.84</text:p>
              </table:table-cell>
              <table:table-cell office:value-type="float" office:value="31.52">
                <text:p>3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12">
                <text:p>40.12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2">
                <text:p>60.12</text:p>
              </table:table-cell>
              <table:table-cell office:value-type="float" office:value="43.48">
                <text:p>4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8">
                <text:p>36.08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92">
                <text:p>32.92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2">
                <text:p>28.7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">
                <text:p>21.6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4">
                <text:p>35.64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4">
                <text:p>22.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08">
                <text:p>68.08</text:p>
              </table:table-cell>
              <table:table-cell office:value-type="float" office:value="48.68">
                <text:p>48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12">
                <text:p>31.12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96">
                <text:p>44.96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56">
                <text:p>43.56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2">
                <text:p>27.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12">
                <text:p>48.12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12">
                <text:p>41.12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">
                <text:p>35.6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8">
                <text:p>37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2">
                <text:p>33.72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">
                <text:p>35.6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8">
                <text:p>35.2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4">
                <text:p>42.24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72">
                <text:p>36.72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8">
                <text:p>42.48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6">
                <text:p>48.9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8">
                <text:p>29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76">
                <text:p>34.7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2">
                <text:p>45.32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16">
                <text:p>38.1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68">
                <text:p>53.68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64">
                <text:p>55.64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96">
                <text:p>78.96</text:p>
              </table:table-cell>
              <table:table-cell office:value-type="float" office:value="21.56">
                <text:p>21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33cm" svg:height="20.585cm" xlink:href=".." xlink:type="simple" chart:class="chart:scatter" chart:style-name="ch1">
        <chart:legend chart:legend-position="end" svg:x="30.606cm" svg:y="9.585cm" style:legend-expansion="high" chart:style-name="ch2"/>
        <chart:plot-area chart:style-name="ch3" table:cell-range-address="Sheet2.B1:Sheet2.C36 Sheet2.C37:Sheet2.C771" svg:x="0.642cm" svg:y="0.411cm" svg:width="29.322cm" svg:height="19.763cm">
          <chartooo:coordinate-region svg:x="1.263cm" svg:y="0.61cm" svg:width="28.236cm" svg:height="18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36" chart:class="chart:scatter">
            <chart:domain table:cell-range-address="Sheet2.B1:Sheet2.B36"/>
            <chart:data-point chart:repeated="36"/>
          </chart:series>
          <chart:series chart:style-name="ch7" chart:values-cell-range-address="Sheet2.C37:Sheet2.C771" chart:class="chart:scatter">
            <chart:domain table:cell-range-address="Sheet2.B37:Sheet2.B771"/>
            <chart:data-point chart:repeated="7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52">
                <text:p>17.52</text:p>
                <draw:g>
                  <svg:desc>Sheet2.B1:Sheet2.B36</svg:desc>
                </draw:g>
              </table:table-cell>
              <table:table-cell office:value-type="float" office:value="45.68">
                <text:p>45.68</text:p>
                <draw:g>
                  <svg:desc>Sheet2.C1:Sheet2.C36</svg:desc>
                </draw:g>
              </table:table-cell>
              <table:table-cell office:value-type="float" office:value="17.24">
                <text:p>17.24</text:p>
                <draw:g>
                  <svg:desc>Sheet2.B37:Sheet2.B771</svg:desc>
                </draw:g>
              </table:table-cell>
              <table:table-cell office:value-type="float" office:value="16.48">
                <text:p>16.48</text:p>
                <draw:g>
                  <svg:desc>Sheet2.C37:Sheet2.C7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96">
                <text:p>42.96</text:p>
              </table:table-cell>
              <table:table-cell office:value-type="float" office:value="64.28">
                <text:p>64.28</text:p>
              </table:table-cell>
              <table:table-cell office:value-type="float" office:value="12.44">
                <text:p>12.4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8">
                <text:p>18.8</text:p>
              </table:table-cell>
              <table:table-cell office:value-type="float" office:value="38.6">
                <text:p>38.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72">
                <text:p>29.72</text:p>
              </table:table-cell>
              <table:table-cell office:value-type="float" office:value="44.28">
                <text:p>44.28</text:p>
              </table:table-cell>
              <table:table-cell office:value-type="float" office:value="10.36">
                <text:p>10.36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4">
                <text:p>12.84</text:p>
              </table:table-cell>
              <table:table-cell office:value-type="float" office:value="26.56">
                <text:p>26.56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">
                <text:p>20.4</text:p>
              </table:table-cell>
              <table:table-cell office:value-type="float" office:value="28.4">
                <text:p>28.4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2">
                <text:p>26.2</text:p>
              </table:table-cell>
              <table:table-cell office:value-type="float" office:value="33.4">
                <text:p>33.4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72">
                <text:p>22.72</text:p>
              </table:table-cell>
              <table:table-cell office:value-type="float" office:value="26.64">
                <text:p>26.64</text:p>
              </table:table-cell>
              <table:table-cell office:value-type="float" office:value="8.2">
                <text:p>8.2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2">
                <text:p>10.12</text:p>
              </table:table-cell>
              <table:table-cell office:value-type="float" office:value="12.12">
                <text:p>12.12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2">
                <text:p>30.2</text:p>
              </table:table-cell>
              <table:table-cell office:value-type="float" office:value="31.84">
                <text:p>31.84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8">
                <text:p>54.8</text:p>
              </table:table-cell>
              <table:table-cell office:value-type="float" office:value="55.88">
                <text:p>55.88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">
                <text:p>31.96</text:p>
              </table:table-cell>
              <table:table-cell office:value-type="float" office:value="32.8">
                <text:p>32.8</text:p>
              </table:table-cell>
              <table:table-cell office:value-type="float" office:value="6.48">
                <text:p>6.4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2">
                <text:p>16.2</text:p>
              </table:table-cell>
              <table:table-cell office:value-type="float" office:value="16.8">
                <text:p>16.8</text:p>
              </table:table-cell>
              <table:table-cell office:value-type="float" office:value="9.8">
                <text:p>9.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2">
                <text:p>6.32</text:p>
              </table:table-cell>
              <table:table-cell office:value-type="float" office:value="6.84">
                <text:p>6.84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2">
                <text:p>1.92</text:p>
              </table:table-cell>
              <table:table-cell office:value-type="float" office:value="2.4">
                <text:p>2.4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08">
                <text:p>33.08</text:p>
              </table:table-cell>
              <table:table-cell office:value-type="float" office:value="33.48">
                <text:p>33.48</text:p>
              </table:table-cell>
              <table:table-cell office:value-type="float" office:value="36.52">
                <text:p>36.52</text:p>
              </table:table-cell>
              <table:table-cell office:value-type="float" office:value="33.76">
                <text:p>3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24">
                <text:p>27.24</text:p>
              </table:table-cell>
              <table:table-cell office:value-type="float" office:value="27.6">
                <text:p>27.6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8">
                <text:p>26.8</text:p>
              </table:table-cell>
              <table:table-cell office:value-type="float" office:value="27.16">
                <text:p>27.16</text:p>
              </table:table-cell>
              <table:table-cell office:value-type="float" office:value="30.84">
                <text:p>30.84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4">
                <text:p>14.44</text:p>
              </table:table-cell>
              <table:table-cell office:value-type="float" office:value="14.64">
                <text:p>14.64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.04">
                <text:p>46.04</text:p>
              </table:table-cell>
              <table:table-cell office:value-type="float" office:value="46.16">
                <text:p>46.16</text:p>
              </table:table-cell>
              <table:table-cell office:value-type="float" office:value="24.6">
                <text:p>24.6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04">
                <text:p>16.04</text:p>
              </table:table-cell>
              <table:table-cell office:value-type="float" office:value="16.16">
                <text:p>16.16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.08">
                <text:p>15.08</text:p>
              </table:table-cell>
              <table:table-cell office:value-type="float" office:value="21.12">
                <text:p>21.1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44">
                <text:p>13.44</text:p>
              </table:table-cell>
              <table:table-cell office:value-type="float" office:value="13.48">
                <text:p>13.48</text:p>
              </table:table-cell>
              <table:table-cell office:value-type="float" office:value="7.68">
                <text:p>7.6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">
                <text:p>6.8</text:p>
              </table:table-cell>
              <table:table-cell office:value-type="float" office:value="6.76">
                <text:p>6.76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2">
                <text:p>6.72</text:p>
              </table:table-cell>
              <table:table-cell office:value-type="float" office:value="6.68">
                <text:p>6.68</text:p>
              </table:table-cell>
              <table:table-cell office:value-type="float" office:value="7.68">
                <text:p>7.6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36">
                <text:p>36.36</text:p>
              </table:table-cell>
              <table:table-cell office:value-type="float" office:value="36.28">
                <text:p>36.28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8">
                <text:p>64.88</text:p>
              </table:table-cell>
              <table:table-cell office:value-type="float" office:value="64.76">
                <text:p>64.76</text:p>
              </table:table-cell>
              <table:table-cell office:value-type="float" office:value="30.24">
                <text:p>30.24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84">
                <text:p>16.84</text:p>
              </table:table-cell>
              <table:table-cell office:value-type="float" office:value="16.68">
                <text:p>16.68</text:p>
              </table:table-cell>
              <table:table-cell office:value-type="float" office:value="8.56">
                <text:p>8.5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2">
                <text:p>19.12</text:p>
              </table:table-cell>
              <table:table-cell office:value-type="float" office:value="18.88">
                <text:p>18.88</text:p>
              </table:table-cell>
              <table:table-cell office:value-type="float" office:value="8.48">
                <text:p>8.48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52">
                <text:p>24.52</text:p>
              </table:table-cell>
              <table:table-cell office:value-type="float" office:value="24.28">
                <text:p>24.28</text:p>
              </table:table-cell>
              <table:table-cell office:value-type="float" office:value="39.52">
                <text:p>39.52</text:p>
              </table:table-cell>
              <table:table-cell office:value-type="float" office:value="36.16">
                <text:p>36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52">
                <text:p>24.52</text:p>
              </table:table-cell>
              <table:table-cell office:value-type="float" office:value="24.28">
                <text:p>24.28</text:p>
              </table:table-cell>
              <table:table-cell office:value-type="float" office:value="6.56">
                <text:p>6.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6">
                <text:p>4.36</text:p>
              </table:table-cell>
              <table:table-cell office:value-type="float" office:value="4.08">
                <text:p>4.08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8">
                <text:p>47.48</text:p>
              </table:table-cell>
              <table:table-cell office:value-type="float" office:value="47.16">
                <text:p>47.16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6">
                <text:p>55.6</text:p>
              </table:table-cell>
              <table:table-cell office:value-type="float" office:value="55.24">
                <text:p>55.24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88">
                <text:p>14.88</text:p>
              </table:table-cell>
              <table:table-cell office:value-type="float" office:value="14.48">
                <text:p>14.48</text:p>
              </table:table-cell>
              <table:table-cell office:value-type="float" office:value="8.04">
                <text:p>8.0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2">
                <text:p>10.2</text:p>
              </table:table-cell>
              <table:table-cell office:value-type="float" office:value="9.76">
                <text:p>9.76</text:p>
              </table:table-cell>
              <table:table-cell office:value-type="float" office:value="14.64">
                <text:p>14.64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">
                <text:p>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">
                <text:p>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32">
                <text:p>39.32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4">
                <text:p>22.24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">
                <text:p>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44">
                <text:p>78.44</text:p>
              </table:table-cell>
              <table:table-cell office:value-type="float" office:value="74.08">
                <text:p>7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">
                <text:p>8.16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6">
                <text:p>27.56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8">
                <text:p>8.2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">
                <text:p>8.1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4">
                <text:p>14.2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4">
                <text:p>29.44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8">
                <text:p>11.48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36">
                <text:p>28.3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">
                <text:p>22.96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">
                <text:p>6.8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4">
                <text:p>20.84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8">
                <text:p>20.08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">
                <text:p>5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">
                <text:p>5.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6">
                <text:p>22.16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2">
                <text:p>10.32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">
                <text:p>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">
                <text:p>10.84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">
                <text:p>6.8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">
                <text:p>5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8">
                <text:p>25.28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6">
                <text:p>9.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4">
                <text:p>20.44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2">
                <text:p>11.92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">
                <text:p>5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4">
                <text:p>17.84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">
                <text:p>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">
                <text:p>5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8">
                <text:p>7.4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6">
                <text:p>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4">
                <text:p>29.04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4">
                <text:p>16.64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">
                <text:p>6.9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4">
                <text:p>21.04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">
                <text:p>5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6">
                <text:p>13.3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28">
                <text:p>34.28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96">
                <text:p>50.96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4">
                <text:p>20.24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2">
                <text:p>7.9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28">
                <text:p>32.28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12">
                <text:p>50.12</text:p>
              </table:table-cell>
              <table:table-cell office:value-type="float" office:value="44.36">
                <text:p>44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">
                <text:p>5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8">
                <text:p>9.0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8">
                <text:p>16.68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6">
                <text:p>12.76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6">
                <text:p>5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6">
                <text:p>15.3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8">
                <text:p>12.68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6">
                <text:p>7.3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6">
                <text:p>15.5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64">
                <text:p>37.64</text:p>
              </table:table-cell>
              <table:table-cell office:value-type="float" office:value="31.52">
                <text:p>3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">
                <text:p>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88">
                <text:p>74.88</text:p>
              </table:table-cell>
              <table:table-cell office:value-type="float" office:value="68.76">
                <text:p>68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">
                <text:p>8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6">
                <text:p>16.9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4">
                <text:p>8.6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4">
                <text:p>27.64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2">
                <text:p>18.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2">
                <text:p>6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4">
                <text:p>9.2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">
                <text:p>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">
                <text:p>6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2">
                <text:p>8.9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4">
                <text:p>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4">
                <text:p>6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">
                <text:p>12.8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16">
                <text:p>47.16</text:p>
              </table:table-cell>
              <table:table-cell office:value-type="float" office:value="40.68">
                <text:p>4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8">
                <text:p>6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6">
                <text:p>13.56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96">
                <text:p>72.96</text:p>
              </table:table-cell>
              <table:table-cell office:value-type="float" office:value="66.44">
                <text:p>6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">
                <text:p>22.7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6">
                <text:p>14.5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2">
                <text:p>6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08">
                <text:p>25.08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6">
                <text:p>94.6</text:p>
              </table:table-cell>
              <table:table-cell office:value-type="float" office:value="88.04">
                <text:p>8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4">
                <text:p>42.64</text:p>
              </table:table-cell>
              <table:table-cell office:value-type="float" office:value="36.04">
                <text:p>3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4">
                <text:p>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">
                <text:p>8.5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">
                <text:p>8.1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">
                <text:p>19.08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">
                <text:p>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08">
                <text:p>34.08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8">
                <text:p>12.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">
                <text:p>6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">
                <text:p>7.3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2">
                <text:p>16.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4">
                <text:p>7.8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4">
                <text:p>8.6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4">
                <text:p>19.04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2">
                <text:p>9.5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4">
                <text:p>19.0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4">
                <text:p>6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4">
                <text:p>24.4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48">
                <text:p>35.48</text:p>
              </table:table-cell>
              <table:table-cell office:value-type="float" office:value="28.64">
                <text:p>2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36">
                <text:p>36.36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6">
                <text:p>9.5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4">
                <text:p>18.24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56">
                <text:p>68.56</text:p>
              </table:table-cell>
              <table:table-cell office:value-type="float" office:value="61.68">
                <text:p>61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2">
                <text:p>20.72</text:p>
              </table:table-cell>
              <table:table-cell office:value-type="float" office:value="13.76">
                <text:p>13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8">
                <text:p>13.48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32">
                <text:p>59.32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6">
                <text:p>18.36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4">
                <text:p>9.4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2">
                <text:p>28.72</text:p>
              </table:table-cell>
              <table:table-cell office:value-type="float" office:value="21.72">
                <text:p>21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2">
                <text:p>30.32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4">
                <text:p>7.4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2">
                <text:p>10.72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6">
                <text:p>11.5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">
                <text:p>14.9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6">
                <text:p>9.7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8">
                <text:p>36.08</text:p>
              </table:table-cell>
              <table:table-cell office:value-type="float" office:value="28.92">
                <text:p>28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6">
                <text:p>7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8">
                <text:p>26.28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6">
                <text:p>17.76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6">
                <text:p>12.16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6">
                <text:p>26.96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2">
                <text:p>10.7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4">
                <text:p>35.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04">
                <text:p>56.04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">
                <text:p>10.1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6">
                <text:p>9.9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92">
                <text:p>30.92</text:p>
              </table:table-cell>
              <table:table-cell office:value-type="float" office:value="23.64">
                <text:p>23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2">
                <text:p>25.72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6">
                <text:p>19.76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2">
                <text:p>14.52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4">
                <text:p>8.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">
                <text:p>12.84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8">
                <text:p>61.8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6">
                <text:p>8.7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6">
                <text:p>7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84">
                <text:p>38.84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4">
                <text:p>28.64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08">
                <text:p>31.08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6">
                <text:p>13.76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68">
                <text:p>53.68</text:p>
              </table:table-cell>
              <table:table-cell office:value-type="float" office:value="46.24">
                <text:p>4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6">
                <text:p>23.56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2">
                <text:p>11.5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6">
                <text:p>29.56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2">
                <text:p>7.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8">
                <text:p>8.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2">
                <text:p>23.7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6">
                <text:p>30.36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4">
                <text:p>36.44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">
                <text:p>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2">
                <text:p>14.12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4">
                <text:p>20.24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12">
                <text:p>45.12</text:p>
              </table:table-cell>
              <table:table-cell office:value-type="float" office:value="37.52">
                <text:p>37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6">
                <text:p>12.9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4">
                <text:p>13.8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6">
                <text:p>14.76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6">
                <text:p>33.76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2">
                <text:p>19.12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4">
                <text:p>35.64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8">
                <text:p>35.8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4">
                <text:p>18.44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8">
                <text:p>20.2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36">
                <text:p>67.36</text:p>
              </table:table-cell>
              <table:table-cell office:value-type="float" office:value="59.64">
                <text:p>59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6">
                <text:p>14.36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76">
                <text:p>63.76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">
                <text:p>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8">
                <text:p>10.48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2">
                <text:p>8.7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">
                <text:p>7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">
                <text:p>12.9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2">
                <text:p>13.72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">
                <text:p>17.92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8">
                <text:p>10.2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2">
                <text:p>17.92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2">
                <text:p>8.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96">
                <text:p>63.96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6">
                <text:p>42.6</text:p>
              </table:table-cell>
              <table:table-cell office:value-type="float" office:value="34.68">
                <text:p>34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8">
                <text:p>11.68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28">
                <text:p>54.28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6">
                <text:p>13.36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6">
                <text:p>10.1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">
                <text:p>16.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4">
                <text:p>8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92">
                <text:p>29.92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6">
                <text:p>18.16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8">
                <text:p>22.2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4">
                <text:p>26.24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">
                <text:p>8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12">
                <text:p>43.12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6">
                <text:p>15.3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4">
                <text:p>14.04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2">
                <text:p>12.3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32">
                <text:p>68.32</text:p>
              </table:table-cell>
              <table:table-cell office:value-type="float" office:value="60.04">
                <text:p>6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84">
                <text:p>71.84</text:p>
              </table:table-cell>
              <table:table-cell office:value-type="float" office:value="63.56">
                <text:p>63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2">
                <text:p>10.7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4">
                <text:p>46.64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8">
                <text:p>14.28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4">
                <text:p>8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6">
                <text:p>36.6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">
                <text:p>24.32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8">
                <text:p>19.88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2">
                <text:p>12.7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4">
                <text:p>11.0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">
                <text:p>8.5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4">
                <text:p>20.84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8">
                <text:p>16.88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4">
                <text:p>25.24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">
                <text:p>19.08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2">
                <text:p>17.72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2">
                <text:p>19.32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2">
                <text:p>15.72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4">
                <text:p>33.64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2">
                <text:p>11.1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88">
                <text:p>39.88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4">
                <text:p>9.8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">
                <text:p>18.68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8">
                <text:p>22.08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6">
                <text:p>24.16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2">
                <text:p>12.7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8">
                <text:p>10.2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4">
                <text:p>11.8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4">
                <text:p>32.44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2">
                <text:p>27.52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4">
                <text:p>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4">
                <text:p>13.44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04">
                <text:p>33.04</text:p>
              </table:table-cell>
              <table:table-cell office:value-type="float" office:value="24.36">
                <text:p>24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6">
                <text:p>44.76</text:p>
              </table:table-cell>
              <table:table-cell office:value-type="float" office:value="36.04">
                <text:p>3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6">
                <text:p>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6">
                <text:p>16.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4">
                <text:p>21.84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4">
                <text:p>11.8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8">
                <text:p>12.4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8">
                <text:p>9.6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2">
                <text:p>9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04">
                <text:p>27.0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">
                <text:p>46.6</text:p>
              </table:table-cell>
              <table:table-cell office:value-type="float" office:value="37.76">
                <text:p>37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6">
                <text:p>19.96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6">
                <text:p>26.16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72">
                <text:p>46.72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2">
                <text:p>16.1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2">
                <text:p>8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2">
                <text:p>17.12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6">
                <text:p>13.3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8">
                <text:p>15.08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40.84">
                <text:p>40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8">
                <text:p>13.0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2">
                <text:p>24.52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8">
                <text:p>10.4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2">
                <text:p>13.12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6">
                <text:p>17.1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8">
                <text:p>16.08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6">
                <text:p>26.16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8">
                <text:p>14.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2">
                <text:p>58.32</text:p>
              </table:table-cell>
              <table:table-cell office:value-type="float" office:value="49.16">
                <text:p>49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4">
                <text:p>14.0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6">
                <text:p>60.16</text:p>
              </table:table-cell>
              <table:table-cell office:value-type="float" office:value="50.96">
                <text:p>50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4">
                <text:p>19.04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2">
                <text:p>18.32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8">
                <text:p>16.8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4">
                <text:p>21.24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">
                <text:p>12.92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4">
                <text:p>9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2">
                <text:p>17.72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">
                <text:p>11.0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84">
                <text:p>25.8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4">
                <text:p>14.6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6">
                <text:p>9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">
                <text:p>13.6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4">
                <text:p>15.84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8">
                <text:p>28.68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24">
                <text:p>29.24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6">
                <text:p>10.9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2">
                <text:p>23.12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4">
                <text:p>21.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4">
                <text:p>91.4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6">
                <text:p>23.36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4">
                <text:p>20.04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8">
                <text:p>11.0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72">
                <text:p>26.72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6">
                <text:p>11.3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2">
                <text:p>27.92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64">
                <text:p>30.64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4">
                <text:p>20.44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">
                <text:p>9.9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8">
                <text:p>9.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4">
                <text:p>20.04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6">
                <text:p>38.6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2">
                <text:p>19.1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16">
                <text:p>56.16</text:p>
              </table:table-cell>
              <table:table-cell office:value-type="float" office:value="46.36">
                <text:p>4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4">
                <text:p>16.2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4">
                <text:p>32.64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76">
                <text:p>84.76</text:p>
              </table:table-cell>
              <table:table-cell office:value-type="float" office:value="74.88">
                <text:p>7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4">
                <text:p>21.64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8">
                <text:p>19.28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2">
                <text:p>25.9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8">
                <text:p>40.88</text:p>
              </table:table-cell>
              <table:table-cell office:value-type="float" office:value="30.88">
                <text:p>3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6">
                <text:p>19.96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">
                <text:p>1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8">
                <text:p>56.8</text:p>
              </table:table-cell>
              <table:table-cell office:value-type="float" office:value="46.64">
                <text:p>4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2">
                <text:p>11.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4">
                <text:p>23.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4">
                <text:p>1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6">
                <text:p>12.36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8">
                <text:p>17.88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36">
                <text:p>41.36</text:p>
              </table:table-cell>
              <table:table-cell office:value-type="float" office:value="31.08">
                <text:p>3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72">
                <text:p>43.72</text:p>
              </table:table-cell>
              <table:table-cell office:value-type="float" office:value="33.32">
                <text:p>33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">
                <text:p>32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6">
                <text:p>33.76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">
                <text:p>19.0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6">
                <text:p>21.36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4">
                <text:p>24.0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4">
                <text:p>1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">
                <text:p>23.44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92">
                <text:p>70.9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8">
                <text:p>26.48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6">
                <text:p>14.9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2">
                <text:p>11.7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6">
                <text:p>52.6</text:p>
              </table:table-cell>
              <table:table-cell office:value-type="float" office:value="41.96">
                <text:p>41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2">
                <text:p>26.52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8">
                <text:p>35.28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8">
                <text:p>44.68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4">
                <text:p>20.6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6">
                <text:p>22.96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4">
                <text:p>16.0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24">
                <text:p>40.24</text:p>
              </table:table-cell>
              <table:table-cell office:value-type="float" office:value="29.36">
                <text:p>29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6">
                <text:p>13.36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">
                <text:p>11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4">
                <text:p>24.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4">
                <text:p>11.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6">
                <text:p>11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2">
                <text:p>11.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4">
                <text:p>24.24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">
                <text:p>20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2">
                <text:p>12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8">
                <text:p>16.88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56">
                <text:p>37.56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4">
                <text:p>14.44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4">
                <text:p>21.04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6">
                <text:p>33.96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16">
                <text:p>34.16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92">
                <text:p>36.92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8">
                <text:p>15.2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6">
                <text:p>15.7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4">
                <text:p>16.6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">
                <text:p>12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8">
                <text:p>12.2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2">
                <text:p>19.32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2">
                <text:p>31.2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2">
                <text:p>21.52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8">
                <text:p>26.28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2">
                <text:p>19.1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72">
                <text:p>64.72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2">
                <text:p>38.2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6">
                <text:p>13.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8">
                <text:p>12.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6">
                <text:p>22.76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8">
                <text:p>12.6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6">
                <text:p>15.5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76">
                <text:p>37.76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68">
                <text:p>30.68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4">
                <text:p>44.4</text:p>
              </table:table-cell>
              <table:table-cell office:value-type="float" office:value="31.92">
                <text:p>3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44">
                <text:p>47.44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4">
                <text:p>13.0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84">
                <text:p>96.84</text:p>
              </table:table-cell>
              <table:table-cell office:value-type="float" office:value="84.28">
                <text:p>84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8">
                <text:p>20.4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4">
                <text:p>16.2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8">
                <text:p>21.0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6">
                <text:p>22.16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4">
                <text:p>13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">
                <text:p>14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4">
                <text:p>27.24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8">
                <text:p>32.4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6">
                <text:p>19.36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6">
                <text:p>18.5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44">
                <text:p>34.44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4">
                <text:p>18.2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8">
                <text:p>29.08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8">
                <text:p>14.6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">
                <text:p>24.3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6">
                <text:p>14.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36">
                <text:p>52.36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2">
                <text:p>16.9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6">
                <text:p>27.56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4">
                <text:p>18.8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2">
                <text:p>20.92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8">
                <text:p>36.0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2">
                <text:p>22.72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6">
                <text:p>29.36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4">
                <text:p>15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8">
                <text:p>20.2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84">
                <text:p>51.84</text:p>
              </table:table-cell>
              <table:table-cell office:value-type="float" office:value="36.96">
                <text:p>36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2">
                <text:p>52.72</text:p>
              </table:table-cell>
              <table:table-cell office:value-type="float" office:value="37.84">
                <text:p>37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4">
                <text:p>29.04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6">
                <text:p>19.7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84">
                <text:p>21.84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6">
                <text:p>44.16</text:p>
              </table:table-cell>
              <table:table-cell office:value-type="float" office:value="28.64">
                <text:p>28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2">
                <text:p>15.9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4">
                <text:p>15.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4">
                <text:p>16.4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6">
                <text:p>24.16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68">
                <text:p>34.68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48">
                <text:p>35.48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76">
                <text:p>52.76</text:p>
              </table:table-cell>
              <table:table-cell office:value-type="float" office:value="36.72">
                <text:p>36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8">
                <text:p>21.2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88">
                <text:p>42.88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12">
                <text:p>38.12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8">
                <text:p>19.6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88">
                <text:p>28.88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2">
                <text:p>30.32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84">
                <text:p>47.84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28">
                <text:p>72.28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28">
                <text:p>72.28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32">
                <text:p>28.32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2">
                <text:p>21.5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2">
                <text:p>21.9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4">
                <text:p>23.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84">
                <text:p>31.84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2">
                <text:p>18.1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6">
                <text:p>27.1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56">
                <text:p>56.56</text:p>
              </table:table-cell>
              <table:table-cell office:value-type="float" office:value="39.48">
                <text:p>39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8">
                <text:p>31.68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12">
                <text:p>40.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4">
                <text:p>51.04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6">
                <text:p>19.9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2">
                <text:p>50.52</text:p>
              </table:table-cell>
              <table:table-cell office:value-type="float" office:value="33.16">
                <text:p>33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8">
                <text:p>20.0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8">
                <text:p>20.2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24">
                <text:p>46.24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4">
                <text:p>32.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08">
                <text:p>34.08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2">
                <text:p>28.72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2">
                <text:p>19.3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31.76">
                <text:p>31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6">
                <text:p>45.36</text:p>
              </table:table-cell>
              <table:table-cell office:value-type="float" office:value="27.36">
                <text:p>27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28">
                <text:p>38.28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12">
                <text:p>39.12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48">
                <text:p>25.48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4">
                <text:p>21.4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6">
                <text:p>23.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">
                <text:p>27.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64">
                <text:p>38.64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84">
                <text:p>30.84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8">
                <text:p>22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48">
                <text:p>33.48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76">
                <text:p>35.76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6">
                <text:p>41.56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68">
                <text:p>108.68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28">
                <text:p>38.2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4">
                <text:p>20.4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6">
                <text:p>25.5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48.68">
                <text:p>48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84">
                <text:p>59.84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84">
                <text:p>44.84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4">
                <text:p>49.4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28">
                <text:p>43.28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2">
                <text:p>31.2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2">
                <text:p>31.2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2">
                <text:p>28.52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6">
                <text:p>2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08">
                <text:p>41.08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4">
                <text:p>22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4">
                <text:p>27.64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68">
                <text:p>30.6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04">
                <text:p>35.04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2">
                <text:p>25.5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32">
                <text:p>28.32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4">
                <text:p>48.4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32">
                <text:p>26.32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92">
                <text:p>34.92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36">
                <text:p>40.36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64">
                <text:p>54.64</text:p>
              </table:table-cell>
              <table:table-cell office:value-type="float" office:value="31.56">
                <text:p>3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4">
                <text:p>51.04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2">
                <text:p>27.7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6">
                <text:p>32.16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88">
                <text:p>28.8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12">
                <text:p>34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36">
                <text:p>37.36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16">
                <text:p>33.1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6">
                <text:p>25.7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56">
                <text:p>48.56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32">
                <text:p>32.32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4">
                <text:p>36.44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8">
                <text:p>35.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16">
                <text:p>35.16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4">
                <text:p>42.44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">
                <text:p>31.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72">
                <text:p>39.7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84">
                <text:p>36.84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12">
                <text:p>43.12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56">
                <text:p>41.56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88">
                <text:p>48.88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8">
                <text:p>28.0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8">
                <text:p>29.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6">
                <text:p>33.9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08">
                <text:p>34.0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12">
                <text:p>35.12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6">
                <text:p>32.1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48">
                <text:p>30.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4">
                <text:p>43.4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4">
                <text:p>32.4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96">
                <text:p>35.96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64">
                <text:p>50.64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56">
                <text:p>46.56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76">
                <text:p>34.76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2">
                <text:p>77.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2">
                <text:p>45.3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36">
                <text:p>44.36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48">
                <text:p>35.4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56">
                <text:p>44.56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12">
                <text:p>54.1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16">
                <text:p>41.1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4">
                <text:p>41.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48">
                <text:p>41.48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8">
                <text:p>82.8</text:p>
              </table:table-cell>
              <table:table-cell office:value-type="float" office:value="42.32">
                <text:p>42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72">
                <text:p>53.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4">
                <text:p>45.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12">
                <text:p>112.12</text:p>
              </table:table-cell>
              <table:table-cell office:value-type="float" office:value="71.08">
                <text:p>71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24">
                <text:p>62.24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4">
                <text:p>58.4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28">
                <text:p>75.28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76">
                <text:p>53.7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76">
                <text:p>44.7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8">
                <text:p>51.68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68">
                <text:p>65.68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08">
                <text:p>5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4">
                <text:p>88.4</text:p>
              </table:table-cell>
              <table:table-cell office:value-type="float" office:value="38.12">
                <text:p>38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56">
                <text:p>78.56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4">
                <text:p>5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16">
                <text:p>56.1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76">
                <text:p>58.76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2">
                <text:p>60.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96">
                <text:p>78.96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2">
                <text:p>57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96">
                <text:p>68.9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08">
                <text:p>103.08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72">
                <text:p>88.72</text:p>
              </table:table-cell>
              <table:table-cell office:value-type="float" office:value="5.64">
                <text:p>5.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34cm" svg:height="18.303cm" xlink:href=".." xlink:type="simple" chart:class="chart:scatter" chart:style-name="ch1">
        <chart:legend chart:legend-position="end" svg:x="26.007cm" svg:y="8.772cm" style:legend-expansion="high" chart:style-name="ch2"/>
        <chart:plot-area chart:style-name="ch3" table:cell-range-address="Sheet2.B1:Sheet2.B771 Sheet2.D1:Sheet2.D771" svg:x="0.55cm" svg:y="0.366cm" svg:width="24.907cm" svg:height="17.571cm">
          <chartooo:coordinate-region svg:x="1.462cm" svg:y="0.565cm" svg:width="23.715cm" svg:height="17.1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1:Sheet2.D771" chart:class="chart:scatter">
            <chart:domain table:cell-range-address="Sheet2.B1:Sheet2.B771"/>
            <chart:data-point chart:repeated="7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52">
                <text:p>17.52</text:p>
                <draw:g>
                  <svg:desc>Sheet2.B1:Sheet2.B771</svg:desc>
                </draw:g>
              </table:table-cell>
              <table:table-cell office:value-type="float" office:value="28.16">
                <text:p>28.16</text:p>
                <draw:g>
                  <svg:desc>Sheet2.D1:Sheet2.D7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96">
                <text:p>42.96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8">
                <text:p>18.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72">
                <text:p>29.72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4">
                <text:p>12.84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">
                <text:p>20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2">
                <text:p>26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72">
                <text:p>22.7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12">
                <text:p>1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2">
                <text:p>30.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8">
                <text:p>54.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">
                <text:p>31.9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2">
                <text:p>16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2">
                <text:p>6.3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2">
                <text:p>1.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08">
                <text:p>33.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24">
                <text:p>27.2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8">
                <text:p>26.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4">
                <text:p>14.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.04">
                <text:p>46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04">
                <text:p>16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44">
                <text:p>13.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">
                <text:p>6.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2">
                <text:p>6.7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36">
                <text:p>36.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8">
                <text:p>64.8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84">
                <text:p>16.8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2">
                <text:p>19.1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52">
                <text:p>24.5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52">
                <text:p>24.5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6">
                <text:p>4.3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48">
                <text:p>47.4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6">
                <text:p>55.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88">
                <text:p>14.8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2">
                <text:p>10.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24">
                <text:p>17.24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44">
                <text:p>12.44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">
                <text:p>1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36">
                <text:p>10.36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4">
                <text:p>1.64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2">
                <text:p>1.72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8">
                <text:p>1.88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2">
                <text:p>8.2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8">
                <text:p>2.08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6">
                <text:p>2.1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8">
                <text:p>2.28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48">
                <text:p>6.4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8">
                <text:p>2.48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">
                <text:p>2.6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.52">
                <text:p>36.52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4">
                <text:p>2.84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.84">
                <text:p>30.84</text:p>
              </table:table-cell>
              <table:table-cell office:value-type="float" office:value="-2.92">
                <text:p>-2.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">
                <text:p>3.04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6">
                <text:p>24.6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8">
                <text:p>3.08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.12">
                <text:p>21.12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68">
                <text:p>7.68</text:p>
              </table:table-cell>
              <table:table-cell office:value-type="float" office:value="-3.28">
                <text:p>-3.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8">
                <text:p>3.28</text:p>
              </table:table-cell>
              <table:table-cell office:value-type="float" office:value="-3.28">
                <text:p>-3.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68">
                <text:p>7.68</text:p>
              </table:table-cell>
              <table:table-cell office:value-type="float" office:value="-3.32">
                <text:p>-3.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6">
                <text:p>3.36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24">
                <text:p>30.24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6">
                <text:p>8.56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48">
                <text:p>8.48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.52">
                <text:p>39.52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6">
                <text:p>6.56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">
                <text:p>3.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6">
                <text:p>3.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">
                <text:p>3.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04">
                <text:p>8.04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64">
                <text:p>14.64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2">
                <text:p>4.12</text:p>
              </table:table-cell>
              <table:table-cell office:value-type="float" office:value="-4.12">
                <text:p>-4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">
                <text:p>4.12</text:p>
              </table:table-cell>
              <table:table-cell office:value-type="float" office:value="-4.12">
                <text:p>-4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.32">
                <text:p>39.32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24">
                <text:p>22.24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2">
                <text:p>4.32</text:p>
              </table:table-cell>
              <table:table-cell office:value-type="float" office:value="-4.32">
                <text:p>-4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6">
                <text:p>4.36</text:p>
              </table:table-cell>
              <table:table-cell office:value-type="float" office:value="-4.36">
                <text:p>-4.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44">
                <text:p>78.44</text:p>
              </table:table-cell>
              <table:table-cell office:value-type="float" office:value="-4.36">
                <text:p>-4.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">
                <text:p>4.4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6">
                <text:p>8.16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6">
                <text:p>8.96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64">
                <text:p>4.64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68">
                <text:p>4.68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68">
                <text:p>4.68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68">
                <text:p>4.68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56">
                <text:p>27.56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8">
                <text:p>8.28</text:p>
              </table:table-cell>
              <table:table-cell office:value-type="float" office:value="-4.72">
                <text:p>-4.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84">
                <text:p>4.84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16">
                <text:p>8.16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24">
                <text:p>14.24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44">
                <text:p>29.44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-4.92">
                <text:p>-4.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6">
                <text:p>4.96</text:p>
              </table:table-cell>
              <table:table-cell office:value-type="float" office:value="-4.96">
                <text:p>-4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48">
                <text:p>11.48</text:p>
              </table:table-cell>
              <table:table-cell office:value-type="float" office:value="-4.96">
                <text:p>-4.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36">
                <text:p>28.36</text:p>
              </table:table-cell>
              <table:table-cell office:value-type="float" office:value="-4.96">
                <text:p>-4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.96">
                <text:p>22.9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4">
                <text:p>31.4</text:p>
              </table:table-cell>
              <table:table-cell office:value-type="float" office:value="-5.08">
                <text:p>-5.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84">
                <text:p>20.84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08">
                <text:p>20.08</text:p>
              </table:table-cell>
              <table:table-cell office:value-type="float" office:value="-5.16">
                <text:p>-5.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">
                <text:p>14</text:p>
              </table:table-cell>
              <table:table-cell office:value-type="float" office:value="-5.16">
                <text:p>-5.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4">
                <text:p>5.24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44">
                <text:p>5.44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.16">
                <text:p>22.16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8">
                <text:p>7.8</text:p>
              </table:table-cell>
              <table:table-cell office:value-type="float" office:value="-5.24">
                <text:p>-5.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32">
                <text:p>10.32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2">
                <text:p>22.2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08">
                <text:p>6.08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36">
                <text:p>5.36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84">
                <text:p>10.84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88">
                <text:p>6.88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4">
                <text:p>15.4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36">
                <text:p>5.36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28">
                <text:p>25.28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16">
                <text:p>9.16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44">
                <text:p>20.44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2">
                <text:p>11.92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4">
                <text:p>5.44</text:p>
              </table:table-cell>
              <table:table-cell office:value-type="float" office:value="-5.44">
                <text:p>-5.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84">
                <text:p>17.84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48">
                <text:p>5.48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48">
                <text:p>5.48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48">
                <text:p>7.48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.6">
                <text:p>32.6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56">
                <text:p>5.56</text:p>
              </table:table-cell>
              <table:table-cell office:value-type="float" office:value="-5.56">
                <text:p>-5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.04">
                <text:p>29.04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64">
                <text:p>16.64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6">
                <text:p>5.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96">
                <text:p>6.9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04">
                <text:p>21.04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64">
                <text:p>5.64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6">
                <text:p>13.36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68">
                <text:p>5.68</text:p>
              </table:table-cell>
              <table:table-cell office:value-type="float" office:value="-5.68">
                <text:p>-5.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6">
                <text:p>10.6</text:p>
              </table:table-cell>
              <table:table-cell office:value-type="float" office:value="-5.72">
                <text:p>-5.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28">
                <text:p>34.28</text:p>
              </table:table-cell>
              <table:table-cell office:value-type="float" office:value="-5.72">
                <text:p>-5.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.96">
                <text:p>50.96</text:p>
              </table:table-cell>
              <table:table-cell office:value-type="float" office:value="-5.72">
                <text:p>-5.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.24">
                <text:p>20.24</text:p>
              </table:table-cell>
              <table:table-cell office:value-type="float" office:value="-5.76">
                <text:p>-5.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92">
                <text:p>7.92</text:p>
              </table:table-cell>
              <table:table-cell office:value-type="float" office:value="-5.76">
                <text:p>-5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.28">
                <text:p>32.28</text:p>
              </table:table-cell>
              <table:table-cell office:value-type="float" office:value="-5.76">
                <text:p>-5.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.12">
                <text:p>50.12</text:p>
              </table:table-cell>
              <table:table-cell office:value-type="float" office:value="-5.76">
                <text:p>-5.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84">
                <text:p>5.84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08">
                <text:p>9.08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68">
                <text:p>16.68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76">
                <text:p>12.76</text:p>
              </table:table-cell>
              <table:table-cell office:value-type="float" office:value="-5.84">
                <text:p>-5.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8">
                <text:p>5.88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44">
                <text:p>16.44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6">
                <text:p>5.96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36">
                <text:p>15.36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68">
                <text:p>12.68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36">
                <text:p>7.36</text:p>
              </table:table-cell>
              <table:table-cell office:value-type="float" office:value="-6.04">
                <text:p>-6.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56">
                <text:p>15.56</text:p>
              </table:table-cell>
              <table:table-cell office:value-type="float" office:value="-6.04">
                <text:p>-6.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2">
                <text:p>7.2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08">
                <text:p>6.08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.64">
                <text:p>37.64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12">
                <text:p>6.12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.88">
                <text:p>74.88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12">
                <text:p>8.12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2">
                <text:p>6.2</text:p>
              </table:table-cell>
              <table:table-cell office:value-type="float" office:value="-6.16">
                <text:p>-6.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96">
                <text:p>16.96</text:p>
              </table:table-cell>
              <table:table-cell office:value-type="float" office:value="-6.16">
                <text:p>-6.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6">
                <text:p>13.6</text:p>
              </table:table-cell>
              <table:table-cell office:value-type="float" office:value="-6.16">
                <text:p>-6.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56">
                <text:p>6.56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2">
                <text:p>6.2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4">
                <text:p>6.4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2">
                <text:p>6.2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64">
                <text:p>8.64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64">
                <text:p>27.64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8">
                <text:p>8.8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8">
                <text:p>8.8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32">
                <text:p>18.32</text:p>
              </table:table-cell>
              <table:table-cell office:value-type="float" office:value="-6.32">
                <text:p>-6.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32">
                <text:p>6.32</text:p>
              </table:table-cell>
              <table:table-cell office:value-type="float" office:value="-6.32">
                <text:p>-6.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4">
                <text:p>9.24</text:p>
              </table:table-cell>
              <table:table-cell office:value-type="float" office:value="-6.32">
                <text:p>-6.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36">
                <text:p>6.36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36">
                <text:p>6.36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92">
                <text:p>8.92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4">
                <text:p>6.4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44">
                <text:p>6.4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44">
                <text:p>6.4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84">
                <text:p>12.84</text:p>
              </table:table-cell>
              <table:table-cell office:value-type="float" office:value="-6.44">
                <text:p>-6.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.8">
                <text:p>14.8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.16">
                <text:p>47.16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48">
                <text:p>6.48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56">
                <text:p>13.56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.96">
                <text:p>72.96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52">
                <text:p>6.52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72">
                <text:p>22.72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.56">
                <text:p>14.56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52">
                <text:p>6.52</text:p>
              </table:table-cell>
              <table:table-cell office:value-type="float" office:value="-6.52">
                <text:p>-6.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56">
                <text:p>6.56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08">
                <text:p>25.08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.6">
                <text:p>94.6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64">
                <text:p>42.64</text:p>
              </table:table-cell>
              <table:table-cell office:value-type="float" office:value="-6.6">
                <text:p>-6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64">
                <text:p>6.64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56">
                <text:p>8.56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16">
                <text:p>8.16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08">
                <text:p>19.08</text:p>
              </table:table-cell>
              <table:table-cell office:value-type="float" office:value="-6.64">
                <text:p>-6.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8">
                <text:p>6.68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6">
                <text:p>15.6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.08">
                <text:p>34.08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68">
                <text:p>12.68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68">
                <text:p>6.68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2">
                <text:p>16.2</text:p>
              </table:table-cell>
              <table:table-cell office:value-type="float" office:value="-6.68">
                <text:p>-6.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2">
                <text:p>7.32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88">
                <text:p>10.8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72">
                <text:p>16.72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72">
                <text:p>6.72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84">
                <text:p>7.84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72">
                <text:p>6.72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64">
                <text:p>8.64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4">
                <text:p>15.4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76">
                <text:p>6.76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04">
                <text:p>19.04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">
                <text:p>8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52">
                <text:p>9.52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8">
                <text:p>14.8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04">
                <text:p>19.04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84">
                <text:p>6.84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.44">
                <text:p>24.44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.48">
                <text:p>35.48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.36">
                <text:p>36.36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8">
                <text:p>8.8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.8">
                <text:p>16.8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56">
                <text:p>9.56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24">
                <text:p>18.24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8.56">
                <text:p>68.56</text:p>
              </table:table-cell>
              <table:table-cell office:value-type="float" office:value="-6.88">
                <text:p>-6.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2">
                <text:p>7.2</text:p>
              </table:table-cell>
              <table:table-cell office:value-type="float" office:value="-6.92">
                <text:p>-6.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8">
                <text:p>9.8</text:p>
              </table:table-cell>
              <table:table-cell office:value-type="float" office:value="-6.92">
                <text:p>-6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.72">
                <text:p>20.72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48">
                <text:p>13.48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6">
                <text:p>10.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.32">
                <text:p>59.3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.36">
                <text:p>18.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">
                <text:p>2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44">
                <text:p>9.4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72">
                <text:p>28.7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32">
                <text:p>30.32</text:p>
              </table:table-cell>
              <table:table-cell office:value-type="float" office:value="-7.04">
                <text:p>-7.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.84">
                <text:p>18.84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44">
                <text:p>7.44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08">
                <text:p>7.08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08">
                <text:p>7.08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72">
                <text:p>10.72</text:p>
              </table:table-cell>
              <table:table-cell office:value-type="float" office:value="-7.08">
                <text:p>-7.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56">
                <text:p>11.56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64">
                <text:p>13.64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44">
                <text:p>10.44</text:p>
              </table:table-cell>
              <table:table-cell office:value-type="float" office:value="-7.12">
                <text:p>-7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92">
                <text:p>14.92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76">
                <text:p>9.76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.08">
                <text:p>36.08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16">
                <text:p>7.16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28">
                <text:p>26.28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.76">
                <text:p>17.76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16">
                <text:p>12.16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2">
                <text:p>7.2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96">
                <text:p>26.96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72">
                <text:p>10.72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.24">
                <text:p>35.24</text:p>
              </table:table-cell>
              <table:table-cell office:value-type="float" office:value="-7.24">
                <text:p>-7.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.04">
                <text:p>56.04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12">
                <text:p>10.1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96">
                <text:p>9.96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.92">
                <text:p>30.9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72">
                <text:p>25.7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.76">
                <text:p>19.76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52">
                <text:p>14.52</text:p>
              </table:table-cell>
              <table:table-cell office:value-type="float" office:value="-7.28">
                <text:p>-7.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44">
                <text:p>8.44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.84">
                <text:p>12.84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8">
                <text:p>61.8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76">
                <text:p>8.76</text:p>
              </table:table-cell>
              <table:table-cell office:value-type="float" office:value="-7.32">
                <text:p>-7.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36">
                <text:p>7.36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.84">
                <text:p>38.84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4">
                <text:p>7.4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64">
                <text:p>28.64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.08">
                <text:p>31.08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4">
                <text:p>13.4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76">
                <text:p>13.76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3.68">
                <text:p>53.68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.56">
                <text:p>23.56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52">
                <text:p>11.52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.56">
                <text:p>29.56</text:p>
              </table:table-cell>
              <table:table-cell office:value-type="float" office:value="-7.44">
                <text:p>-7.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92">
                <text:p>7.92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4">
                <text:p>13.4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28">
                <text:p>8.28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.72">
                <text:p>23.72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84">
                <text:p>18.84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.36">
                <text:p>30.36</text:p>
              </table:table-cell>
              <table:table-cell office:value-type="float" office:value="-7.52">
                <text:p>-7.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.44">
                <text:p>36.44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56">
                <text:p>7.56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12">
                <text:p>14.12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6">
                <text:p>7.6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.24">
                <text:p>20.24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.12">
                <text:p>45.12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6">
                <text:p>8.6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.96">
                <text:p>12.96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84">
                <text:p>13.84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76">
                <text:p>14.76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.84">
                <text:p>18.84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.76">
                <text:p>33.76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12">
                <text:p>19.12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.64">
                <text:p>35.64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.8">
                <text:p>35.8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.44">
                <text:p>18.44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28">
                <text:p>20.28</text:p>
              </table:table-cell>
              <table:table-cell office:value-type="float" office:value="-7.68">
                <text:p>-7.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7.36">
                <text:p>67.36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.36">
                <text:p>14.36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3.76">
                <text:p>63.76</text:p>
              </table:table-cell>
              <table:table-cell office:value-type="float" office:value="-7.72">
                <text:p>-7.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76">
                <text:p>7.76</text:p>
              </table:table-cell>
              <table:table-cell office:value-type="float" office:value="-7.76">
                <text:p>-7.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48">
                <text:p>10.48</text:p>
              </table:table-cell>
              <table:table-cell office:value-type="float" office:value="-7.76">
                <text:p>-7.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72">
                <text:p>8.72</text:p>
              </table:table-cell>
              <table:table-cell office:value-type="float" office:value="-7.76">
                <text:p>-7.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76">
                <text:p>7.76</text:p>
              </table:table-cell>
              <table:table-cell office:value-type="float" office:value="-7.76">
                <text:p>-7.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.8">
                <text:p>16.8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.92">
                <text:p>12.9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8">
                <text:p>7.8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.72">
                <text:p>13.7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.92">
                <text:p>17.9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">
                <text:p>49</text:p>
              </table:table-cell>
              <table:table-cell office:value-type="float" office:value="-7.84">
                <text:p>-7.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">
                <text:p>9</text:p>
              </table:table-cell>
              <table:table-cell office:value-type="float" office:value="-7.84">
                <text:p>-7.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28">
                <text:p>10.28</text:p>
              </table:table-cell>
              <table:table-cell office:value-type="float" office:value="-7.88">
                <text:p>-7.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.92">
                <text:p>17.92</text:p>
              </table:table-cell>
              <table:table-cell office:value-type="float" office:value="-7.88">
                <text:p>-7.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72">
                <text:p>8.72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.96">
                <text:p>63.96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2">
                <text:p>14.2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.6">
                <text:p>42.6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">
                <text:p>24</text:p>
              </table:table-cell>
              <table:table-cell office:value-type="float" office:value="-7.92">
                <text:p>-7.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68">
                <text:p>11.68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">
                <text:p>16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6">
                <text:p>22.6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4.28">
                <text:p>54.28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6">
                <text:p>10.6</text:p>
              </table:table-cell>
              <table:table-cell office:value-type="float" office:value="-7.96">
                <text:p>-7.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4">
                <text:p>10.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36">
                <text:p>13.3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16">
                <text:p>10.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04">
                <text:p>16.04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04">
                <text:p>8.04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.92">
                <text:p>29.92</text:p>
              </table:table-cell>
              <table:table-cell office:value-type="float" office:value="-8.04">
                <text:p>-8.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.16">
                <text:p>18.16</text:p>
              </table:table-cell>
              <table:table-cell office:value-type="float" office:value="-8.08">
                <text:p>-8.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.28">
                <text:p>22.28</text:p>
              </table:table-cell>
              <table:table-cell office:value-type="float" office:value="-8.08">
                <text:p>-8.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.24">
                <text:p>26.24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64">
                <text:p>14.64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6">
                <text:p>11.6</text:p>
              </table:table-cell>
              <table:table-cell office:value-type="float" office:value="-8.12">
                <text:p>-8.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16">
                <text:p>8.16</text:p>
              </table:table-cell>
              <table:table-cell office:value-type="float" office:value="-8.16">
                <text:p>-8.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.6">
                <text:p>18.6</text:p>
              </table:table-cell>
              <table:table-cell office:value-type="float" office:value="-8.16">
                <text:p>-8.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3.12">
                <text:p>43.12</text:p>
              </table:table-cell>
              <table:table-cell office:value-type="float" office:value="-8.16">
                <text:p>-8.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36">
                <text:p>15.36</text:p>
              </table:table-cell>
              <table:table-cell office:value-type="float" office:value="-8.16">
                <text:p>-8.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2">
                <text:p>8.2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04">
                <text:p>14.04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.6">
                <text:p>12.6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64">
                <text:p>14.64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.32">
                <text:p>12.32</text:p>
              </table:table-cell>
              <table:table-cell office:value-type="float" office:value="-8.24">
                <text:p>-8.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96">
                <text:p>8.96</text:p>
              </table:table-cell>
              <table:table-cell office:value-type="float" office:value="-8.24">
                <text:p>-8.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.64">
                <text:p>13.64</text:p>
              </table:table-cell>
              <table:table-cell office:value-type="float" office:value="-8.24">
                <text:p>-8.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8.32">
                <text:p>68.32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84">
                <text:p>71.8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.6">
                <text:p>23.6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2">
                <text:p>16.2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.64">
                <text:p>13.6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72">
                <text:p>10.72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.64">
                <text:p>46.64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">
                <text:p>19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.28">
                <text:p>14.28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84">
                <text:p>8.84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6">
                <text:p>36.6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.32">
                <text:p>24.32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.4">
                <text:p>24.4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.88">
                <text:p>19.88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72">
                <text:p>12.72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.04">
                <text:p>11.04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.6">
                <text:p>29.6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56">
                <text:p>8.56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.84">
                <text:p>20.84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44">
                <text:p>10.44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.88">
                <text:p>16.88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.24">
                <text:p>25.24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.08">
                <text:p>19.08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76">
                <text:p>10.76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72">
                <text:p>17.7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4">
                <text:p>17.4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.32">
                <text:p>19.3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72">
                <text:p>15.72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.64">
                <text:p>33.64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12">
                <text:p>11.12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.88">
                <text:p>39.88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.84">
                <text:p>9.84</text:p>
              </table:table-cell>
              <table:table-cell office:value-type="float" office:value="-8.48">
                <text:p>-8.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.8">
                <text:p>19.8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68">
                <text:p>18.68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08">
                <text:p>22.08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.16">
                <text:p>24.16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.64">
                <text:p>14.64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72">
                <text:p>12.72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.8">
                <text:p>14.8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.28">
                <text:p>10.28</text:p>
              </table:table-cell>
              <table:table-cell office:value-type="float" office:value="-8.56">
                <text:p>-8.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.84">
                <text:p>11.84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.6">
                <text:p>29.6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.44">
                <text:p>32.44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.52">
                <text:p>27.52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">
                <text:p>9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76">
                <text:p>10.76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64">
                <text:p>8.64</text:p>
              </table:table-cell>
              <table:table-cell office:value-type="float" office:value="-8.64">
                <text:p>-8.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4">
                <text:p>13.44</text:p>
              </table:table-cell>
              <table:table-cell office:value-type="float" office:value="-8.68">
                <text:p>-8.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3.04">
                <text:p>33.04</text:p>
              </table:table-cell>
              <table:table-cell office:value-type="float" office:value="-8.68">
                <text:p>-8.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76">
                <text:p>44.76</text:p>
              </table:table-cell>
              <table:table-cell office:value-type="float" office:value="-8.72">
                <text:p>-8.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76">
                <text:p>8.76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56">
                <text:p>16.56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1.84">
                <text:p>21.84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.48">
                <text:p>21.48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.84">
                <text:p>11.84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48">
                <text:p>12.48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68">
                <text:p>9.68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8">
                <text:p>8.8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.2">
                <text:p>18.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12">
                <text:p>9.12</text:p>
              </table:table-cell>
              <table:table-cell office:value-type="float" office:value="-8.84">
                <text:p>-8.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.04">
                <text:p>27.04</text:p>
              </table:table-cell>
              <table:table-cell office:value-type="float" office:value="-8.84">
                <text:p>-8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.6">
                <text:p>46.6</text:p>
              </table:table-cell>
              <table:table-cell office:value-type="float" office:value="-8.84">
                <text:p>-8.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.96">
                <text:p>19.96</text:p>
              </table:table-cell>
              <table:table-cell office:value-type="float" office:value="-8.88">
                <text:p>-8.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16">
                <text:p>26.16</text:p>
              </table:table-cell>
              <table:table-cell office:value-type="float" office:value="-8.88">
                <text:p>-8.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.2">
                <text:p>11.2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.72">
                <text:p>46.72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.12">
                <text:p>16.12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92">
                <text:p>8.92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96">
                <text:p>8.96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.12">
                <text:p>17.12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36">
                <text:p>13.36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.08">
                <text:p>15.08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.8">
                <text:p>49.8</text:p>
              </table:table-cell>
              <table:table-cell office:value-type="float" office:value="-8.96">
                <text:p>-8.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.08">
                <text:p>13.0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52">
                <text:p>24.5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48">
                <text:p>10.4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.2">
                <text:p>16.2</text:p>
              </table:table-cell>
              <table:table-cell office:value-type="float" office:value="-9.04">
                <text:p>-9.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1.4">
                <text:p>31.4</text:p>
              </table:table-cell>
              <table:table-cell office:value-type="float" office:value="-9.04">
                <text:p>-9.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.8">
                <text:p>15.8</text:p>
              </table:table-cell>
              <table:table-cell office:value-type="float" office:value="-9.04">
                <text:p>-9.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.12">
                <text:p>13.12</text:p>
              </table:table-cell>
              <table:table-cell office:value-type="float" office:value="-9.08">
                <text:p>-9.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.16">
                <text:p>17.16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.08">
                <text:p>16.08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.16">
                <text:p>26.16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08">
                <text:p>14.08</text:p>
              </table:table-cell>
              <table:table-cell office:value-type="float" office:value="-9.12">
                <text:p>-9.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8.32">
                <text:p>58.32</text:p>
              </table:table-cell>
              <table:table-cell office:value-type="float" office:value="-9.16">
                <text:p>-9.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04">
                <text:p>14.04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.16">
                <text:p>60.16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.04">
                <text:p>19.04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.2">
                <text:p>12.2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.32">
                <text:p>18.32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.88">
                <text:p>16.8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.24">
                <text:p>21.24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.6">
                <text:p>27.6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.92">
                <text:p>12.92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24">
                <text:p>9.24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.72">
                <text:p>17.72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.08">
                <text:p>11.08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84">
                <text:p>25.84</text:p>
              </table:table-cell>
              <table:table-cell office:value-type="float" office:value="-9.24">
                <text:p>-9.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.64">
                <text:p>14.64</text:p>
              </table:table-cell>
              <table:table-cell office:value-type="float" office:value="-9.28">
                <text:p>-9.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.6">
                <text:p>11.6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36">
                <text:p>9.36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.64">
                <text:p>13.64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84">
                <text:p>15.84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">
                <text:p>31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.68">
                <text:p>28.68</text:p>
              </table:table-cell>
              <table:table-cell office:value-type="float" office:value="-9.36">
                <text:p>-9.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24">
                <text:p>29.24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96">
                <text:p>10.96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12">
                <text:p>23.12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.44">
                <text:p>21.44</text:p>
              </table:table-cell>
              <table:table-cell office:value-type="float" office:value="-9.44">
                <text:p>-9.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1.4">
                <text:p>91.4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36">
                <text:p>23.36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.04">
                <text:p>20.04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.08">
                <text:p>11.08</text:p>
              </table:table-cell>
              <table:table-cell office:value-type="float" office:value="-9.52">
                <text:p>-9.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72">
                <text:p>26.72</text:p>
              </table:table-cell>
              <table:table-cell office:value-type="float" office:value="-9.56">
                <text:p>-9.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.4">
                <text:p>21.4</text:p>
              </table:table-cell>
              <table:table-cell office:value-type="float" office:value="-9.56">
                <text:p>-9.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.36">
                <text:p>11.36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.92">
                <text:p>27.92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.64">
                <text:p>30.64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44">
                <text:p>16.44</text:p>
              </table:table-cell>
              <table:table-cell office:value-type="float" office:value="-9.64">
                <text:p>-9.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.44">
                <text:p>20.44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2">
                <text:p>11.2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92">
                <text:p>9.92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88">
                <text:p>9.88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.04">
                <text:p>20.04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8.6">
                <text:p>38.6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.12">
                <text:p>19.12</text:p>
              </table:table-cell>
              <table:table-cell office:value-type="float" office:value="-9.72">
                <text:p>-9.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.6">
                <text:p>39.6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6.16">
                <text:p>56.16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">
                <text:p>11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6">
                <text:p>10.6</text:p>
              </table:table-cell>
              <table:table-cell office:value-type="float" office:value="-9.84">
                <text:p>-9.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24">
                <text:p>16.24</text:p>
              </table:table-cell>
              <table:table-cell office:value-type="float" office:value="-9.84">
                <text:p>-9.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2.64">
                <text:p>32.64</text:p>
              </table:table-cell>
              <table:table-cell office:value-type="float" office:value="-9.88">
                <text:p>-9.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.76">
                <text:p>84.76</text:p>
              </table:table-cell>
              <table:table-cell office:value-type="float" office:value="-9.88">
                <text:p>-9.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.6">
                <text:p>13.6</text:p>
              </table:table-cell>
              <table:table-cell office:value-type="float" office:value="-9.92">
                <text:p>-9.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.64">
                <text:p>21.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28">
                <text:p>19.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.92">
                <text:p>25.9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.88">
                <text:p>40.8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.96">
                <text:p>19.96</text:p>
              </table:table-cell>
              <table:table-cell office:value-type="float" office:value="-10.04">
                <text:p>-10.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44">
                <text:p>16.44</text:p>
              </table:table-cell>
              <table:table-cell office:value-type="float" office:value="-10.08">
                <text:p>-10.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12">
                <text:p>10.12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.8">
                <text:p>56.8</text:p>
              </table:table-cell>
              <table:table-cell office:value-type="float" office:value="-10.16">
                <text:p>-10.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2">
                <text:p>10.2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2">
                <text:p>10.2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52">
                <text:p>11.52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.24">
                <text:p>23.24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24">
                <text:p>10.24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.36">
                <text:p>12.36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.88">
                <text:p>17.88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1.36">
                <text:p>41.36</text:p>
              </table:table-cell>
              <table:table-cell office:value-type="float" office:value="-10.28">
                <text:p>-10.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">
                <text:p>14</text:p>
              </table:table-cell>
              <table:table-cell office:value-type="float" office:value="-10.32">
                <text:p>-10.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3.72">
                <text:p>43.72</text:p>
              </table:table-cell>
              <table:table-cell office:value-type="float" office:value="-10.4">
                <text:p>-10.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.4">
                <text:p>32.4</text:p>
              </table:table-cell>
              <table:table-cell office:value-type="float" office:value="-10.4">
                <text:p>-10.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3.76">
                <text:p>33.76</text:p>
              </table:table-cell>
              <table:table-cell office:value-type="float" office:value="-10.4">
                <text:p>-10.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.08">
                <text:p>19.08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.36">
                <text:p>21.36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44">
                <text:p>10.44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.04">
                <text:p>24.04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44">
                <text:p>10.44</text:p>
              </table:table-cell>
              <table:table-cell office:value-type="float" office:value="-10.44">
                <text:p>-10.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.44">
                <text:p>23.44</text:p>
              </table:table-cell>
              <table:table-cell office:value-type="float" office:value="-10.48">
                <text:p>-10.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0.92">
                <text:p>70.92</text:p>
              </table:table-cell>
              <table:table-cell office:value-type="float" office:value="-10.52">
                <text:p>-10.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6.48">
                <text:p>26.48</text:p>
              </table:table-cell>
              <table:table-cell office:value-type="float" office:value="-10.52">
                <text:p>-10.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.96">
                <text:p>14.96</text:p>
              </table:table-cell>
              <table:table-cell office:value-type="float" office:value="-10.56">
                <text:p>-10.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72">
                <text:p>11.72</text:p>
              </table:table-cell>
              <table:table-cell office:value-type="float" office:value="-10.56">
                <text:p>-10.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1.6">
                <text:p>21.6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.84">
                <text:p>18.84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6">
                <text:p>52.6</text:p>
              </table:table-cell>
              <table:table-cell office:value-type="float" office:value="-10.64">
                <text:p>-10.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.52">
                <text:p>26.52</text:p>
              </table:table-cell>
              <table:table-cell office:value-type="float" office:value="-10.68">
                <text:p>-10.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5.28">
                <text:p>35.28</text:p>
              </table:table-cell>
              <table:table-cell office:value-type="float" office:value="-10.72">
                <text:p>-10.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.68">
                <text:p>44.68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.64">
                <text:p>20.64</text:p>
              </table:table-cell>
              <table:table-cell office:value-type="float" office:value="-10.84">
                <text:p>-10.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2.96">
                <text:p>22.96</text:p>
              </table:table-cell>
              <table:table-cell office:value-type="float" office:value="-10.84">
                <text:p>-10.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04">
                <text:p>16.04</text:p>
              </table:table-cell>
              <table:table-cell office:value-type="float" office:value="-10.84">
                <text:p>-10.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88">
                <text:p>10.88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88">
                <text:p>10.88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0.24">
                <text:p>40.24</text:p>
              </table:table-cell>
              <table:table-cell office:value-type="float" office:value="-10.88">
                <text:p>-10.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44">
                <text:p>16.44</text:p>
              </table:table-cell>
              <table:table-cell office:value-type="float" office:value="-10.92">
                <text:p>-10.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.36">
                <text:p>13.36</text:p>
              </table:table-cell>
              <table:table-cell office:value-type="float" office:value="-10.92">
                <text:p>-10.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76">
                <text:p>11.7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.04">
                <text:p>24.04</text:p>
              </table:table-cell>
              <table:table-cell office:value-type="float" office:value="-11.04">
                <text:p>-11.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24">
                <text:p>11.24</text:p>
              </table:table-cell>
              <table:table-cell office:value-type="float" office:value="-11.16">
                <text:p>-11.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96">
                <text:p>11.96</text:p>
              </table:table-cell>
              <table:table-cell office:value-type="float" office:value="-11.16">
                <text:p>-11.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32">
                <text:p>11.32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.8">
                <text:p>12.8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.24">
                <text:p>24.24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.44">
                <text:p>16.44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.52">
                <text:p>12.52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.4">
                <text:p>20.4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">
                <text:p>21</text:p>
              </table:table-cell>
              <table:table-cell office:value-type="float" office:value="-11.44">
                <text:p>-11.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.6">
                <text:p>28.6</text:p>
              </table:table-cell>
              <table:table-cell office:value-type="float" office:value="-11.48">
                <text:p>-11.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.52">
                <text:p>12.52</text:p>
              </table:table-cell>
              <table:table-cell office:value-type="float" office:value="-11.52">
                <text:p>-11.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.88">
                <text:p>16.88</text:p>
              </table:table-cell>
              <table:table-cell office:value-type="float" office:value="-11.52">
                <text:p>-11.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7.56">
                <text:p>37.56</text:p>
              </table:table-cell>
              <table:table-cell office:value-type="float" office:value="-11.52">
                <text:p>-11.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.48">
                <text:p>21.48</text:p>
              </table:table-cell>
              <table:table-cell office:value-type="float" office:value="-11.56">
                <text:p>-11.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.44">
                <text:p>14.44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8">
                <text:p>11.8</text:p>
              </table:table-cell>
              <table:table-cell office:value-type="float" office:value="-11.64">
                <text:p>-11.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1.04">
                <text:p>21.04</text:p>
              </table:table-cell>
              <table:table-cell office:value-type="float" office:value="-11.68">
                <text:p>-11.6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.2">
                <text:p>15.2</text:p>
              </table:table-cell>
              <table:table-cell office:value-type="float" office:value="-11.68">
                <text:p>-11.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3.96">
                <text:p>33.96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.16">
                <text:p>34.16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6.92">
                <text:p>36.92</text:p>
              </table:table-cell>
              <table:table-cell office:value-type="float" office:value="-11.76">
                <text:p>-11.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.28">
                <text:p>15.28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.76">
                <text:p>15.76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">
                <text:p>18.6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.64">
                <text:p>16.64</text:p>
              </table:table-cell>
              <table:table-cell office:value-type="float" office:value="-11.84">
                <text:p>-11.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.12">
                <text:p>12.12</text:p>
              </table:table-cell>
              <table:table-cell office:value-type="float" office:value="-11.84">
                <text:p>-11.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.28">
                <text:p>12.28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.32">
                <text:p>19.32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1.2">
                <text:p>31.2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1.52">
                <text:p>21.52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.28">
                <text:p>26.28</text:p>
              </table:table-cell>
              <table:table-cell office:value-type="float" office:value="-11.92">
                <text:p>-11.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.12">
                <text:p>19.12</text:p>
              </table:table-cell>
              <table:table-cell office:value-type="float" office:value="-11.92">
                <text:p>-11.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.72">
                <text:p>64.72</text:p>
              </table:table-cell>
              <table:table-cell office:value-type="float" office:value="-11.92">
                <text:p>-11.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.2">
                <text:p>13.2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8.2">
                <text:p>38.2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.36">
                <text:p>13.36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48">
                <text:p>12.48</text:p>
              </table:table-cell>
              <table:table-cell office:value-type="float" office:value="-12.08">
                <text:p>-12.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0.96">
                <text:p>40.96</text:p>
              </table:table-cell>
              <table:table-cell office:value-type="float" office:value="-12.08">
                <text:p>-12.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">
                <text:p>25</text:p>
              </table:table-cell>
              <table:table-cell office:value-type="float" office:value="-12.12">
                <text:p>-12.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.76">
                <text:p>22.76</text:p>
              </table:table-cell>
              <table:table-cell office:value-type="float" office:value="-12.12">
                <text:p>-12.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68">
                <text:p>12.68</text:p>
              </table:table-cell>
              <table:table-cell office:value-type="float" office:value="-12.16">
                <text:p>-12.1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.56">
                <text:p>15.56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.76">
                <text:p>37.76</text:p>
              </table:table-cell>
              <table:table-cell office:value-type="float" office:value="-12.32">
                <text:p>-12.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0.68">
                <text:p>30.68</text:p>
              </table:table-cell>
              <table:table-cell office:value-type="float" office:value="-12.36">
                <text:p>-12.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4.4">
                <text:p>44.4</text:p>
              </table:table-cell>
              <table:table-cell office:value-type="float" office:value="-12.48">
                <text:p>-12.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7.44">
                <text:p>47.44</text:p>
              </table:table-cell>
              <table:table-cell office:value-type="float" office:value="-12.48">
                <text:p>-12.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.04">
                <text:p>13.04</text:p>
              </table:table-cell>
              <table:table-cell office:value-type="float" office:value="-12.52">
                <text:p>-12.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.84">
                <text:p>96.84</text:p>
              </table:table-cell>
              <table:table-cell office:value-type="float" office:value="-12.56">
                <text:p>-12.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.48">
                <text:p>20.48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.8">
                <text:p>14.8</text:p>
              </table:table-cell>
              <table:table-cell office:value-type="float" office:value="-12.6">
                <text:p>-12.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1">
                <text:p>31</text:p>
              </table:table-cell>
              <table:table-cell office:value-type="float" office:value="-12.68">
                <text:p>-12.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4">
                <text:p>19.4</text:p>
              </table:table-cell>
              <table:table-cell office:value-type="float" office:value="-12.72">
                <text:p>-12.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.24">
                <text:p>16.24</text:p>
              </table:table-cell>
              <table:table-cell office:value-type="float" office:value="-12.8">
                <text:p>-12.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.08">
                <text:p>21.08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2.16">
                <text:p>22.16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.04">
                <text:p>13.04</text:p>
              </table:table-cell>
              <table:table-cell office:value-type="float" office:value="-12.92">
                <text:p>-12.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.92">
                <text:p>14.92</text:p>
              </table:table-cell>
              <table:table-cell office:value-type="float" office:value="-12.92">
                <text:p>-12.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.24">
                <text:p>27.24</text:p>
              </table:table-cell>
              <table:table-cell office:value-type="float" office:value="-12.92">
                <text:p>-12.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2.48">
                <text:p>32.48</text:p>
              </table:table-cell>
              <table:table-cell office:value-type="float" office:value="-12.96">
                <text:p>-12.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2">
                <text:p>32</text:p>
              </table:table-cell>
              <table:table-cell office:value-type="float" office:value="-13.24">
                <text:p>-13.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36">
                <text:p>19.36</text:p>
              </table:table-cell>
              <table:table-cell office:value-type="float" office:value="-13.24">
                <text:p>-13.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.56">
                <text:p>18.56</text:p>
              </table:table-cell>
              <table:table-cell office:value-type="float" office:value="-13.36">
                <text:p>-13.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4.44">
                <text:p>34.44</text:p>
              </table:table-cell>
              <table:table-cell office:value-type="float" office:value="-13.56">
                <text:p>-13.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.24">
                <text:p>18.24</text:p>
              </table:table-cell>
              <table:table-cell office:value-type="float" office:value="-13.6">
                <text:p>-13.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.08">
                <text:p>29.08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.68">
                <text:p>14.68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.8">
                <text:p>17.8</text:p>
              </table:table-cell>
              <table:table-cell office:value-type="float" office:value="-13.88">
                <text:p>-13.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.32">
                <text:p>24.32</text:p>
              </table:table-cell>
              <table:table-cell office:value-type="float" office:value="-13.88">
                <text:p>-13.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.56">
                <text:p>14.56</text:p>
              </table:table-cell>
              <table:table-cell office:value-type="float" office:value="-13.96">
                <text:p>-13.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2.36">
                <text:p>52.36</text:p>
              </table:table-cell>
              <table:table-cell office:value-type="float" office:value="-14.04">
                <text:p>-14.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.92">
                <text:p>16.92</text:p>
              </table:table-cell>
              <table:table-cell office:value-type="float" office:value="-14.08">
                <text:p>-14.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7.56">
                <text:p>27.56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.84">
                <text:p>18.84</text:p>
              </table:table-cell>
              <table:table-cell office:value-type="float" office:value="-14.4">
                <text:p>-14.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.8">
                <text:p>24.8</text:p>
              </table:table-cell>
              <table:table-cell office:value-type="float" office:value="-14.44">
                <text:p>-14.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92">
                <text:p>20.92</text:p>
              </table:table-cell>
              <table:table-cell office:value-type="float" office:value="-14.44">
                <text:p>-14.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6.08">
                <text:p>36.08</text:p>
              </table:table-cell>
              <table:table-cell office:value-type="float" office:value="-14.48">
                <text:p>-14.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2.72">
                <text:p>22.72</text:p>
              </table:table-cell>
              <table:table-cell office:value-type="float" office:value="-14.56">
                <text:p>-14.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.36">
                <text:p>29.36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.04">
                <text:p>15.04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28">
                <text:p>20.28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1.84">
                <text:p>51.84</text:p>
              </table:table-cell>
              <table:table-cell office:value-type="float" office:value="-14.88">
                <text:p>-14.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2.72">
                <text:p>52.72</text:p>
              </table:table-cell>
              <table:table-cell office:value-type="float" office:value="-14.88">
                <text:p>-14.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.04">
                <text:p>29.04</text:p>
              </table:table-cell>
              <table:table-cell office:value-type="float" office:value="-15.08">
                <text:p>-15.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.76">
                <text:p>19.76</text:p>
              </table:table-cell>
              <table:table-cell office:value-type="float" office:value="-15.36">
                <text:p>-15.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.84">
                <text:p>21.84</text:p>
              </table:table-cell>
              <table:table-cell office:value-type="float" office:value="-15.36">
                <text:p>-15.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2.6">
                <text:p>22.6</text:p>
              </table:table-cell>
              <table:table-cell office:value-type="float" office:value="-15.48">
                <text:p>-15.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4.16">
                <text:p>44.16</text:p>
              </table:table-cell>
              <table:table-cell office:value-type="float" office:value="-15.52">
                <text:p>-15.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.92">
                <text:p>15.92</text:p>
              </table:table-cell>
              <table:table-cell office:value-type="float" office:value="-15.64">
                <text:p>-15.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.84">
                <text:p>15.84</text:p>
              </table:table-cell>
              <table:table-cell office:value-type="float" office:value="-15.64">
                <text:p>-15.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.44">
                <text:p>16.44</text:p>
              </table:table-cell>
              <table:table-cell office:value-type="float" office:value="-15.68">
                <text:p>-15.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.8">
                <text:p>15.8</text:p>
              </table:table-cell>
              <table:table-cell office:value-type="float" office:value="-15.68">
                <text:p>-15.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4.16">
                <text:p>24.16</text:p>
              </table:table-cell>
              <table:table-cell office:value-type="float" office:value="-15.72">
                <text:p>-15.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">
                <text:p>18</text:p>
              </table:table-cell>
              <table:table-cell office:value-type="float" office:value="-15.84">
                <text:p>-15.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4.68">
                <text:p>34.68</text:p>
              </table:table-cell>
              <table:table-cell office:value-type="float" office:value="-15.84">
                <text:p>-15.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5.48">
                <text:p>35.48</text:p>
              </table:table-cell>
              <table:table-cell office:value-type="float" office:value="-15.92">
                <text:p>-15.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2.76">
                <text:p>52.76</text:p>
              </table:table-cell>
              <table:table-cell office:value-type="float" office:value="-16.04">
                <text:p>-16.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28">
                <text:p>21.28</text:p>
              </table:table-cell>
              <table:table-cell office:value-type="float" office:value="-16.08">
                <text:p>-16.0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2.88">
                <text:p>42.88</text:p>
              </table:table-cell>
              <table:table-cell office:value-type="float" office:value="-16.08">
                <text:p>-16.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8.12">
                <text:p>38.12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.68">
                <text:p>19.68</text:p>
              </table:table-cell>
              <table:table-cell office:value-type="float" office:value="-16.36">
                <text:p>-16.3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.88">
                <text:p>28.88</text:p>
              </table:table-cell>
              <table:table-cell office:value-type="float" office:value="-16.4">
                <text:p>-16.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.32">
                <text:p>30.32</text:p>
              </table:table-cell>
              <table:table-cell office:value-type="float" office:value="-16.4">
                <text:p>-16.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7.84">
                <text:p>47.84</text:p>
              </table:table-cell>
              <table:table-cell office:value-type="float" office:value="-16.52">
                <text:p>-16.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.28">
                <text:p>72.28</text:p>
              </table:table-cell>
              <table:table-cell office:value-type="float" office:value="-16.52">
                <text:p>-16.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2.28">
                <text:p>72.28</text:p>
              </table:table-cell>
              <table:table-cell office:value-type="float" office:value="-16.52">
                <text:p>-16.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4">
                <text:p>24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.32">
                <text:p>28.32</text:p>
              </table:table-cell>
              <table:table-cell office:value-type="float" office:value="-16.68">
                <text:p>-16.6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52">
                <text:p>21.52</text:p>
              </table:table-cell>
              <table:table-cell office:value-type="float" office:value="-16.76">
                <text:p>-16.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92">
                <text:p>21.92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3.84">
                <text:p>23.84</text:p>
              </table:table-cell>
              <table:table-cell office:value-type="float" office:value="-16.84">
                <text:p>-16.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1.84">
                <text:p>31.84</text:p>
              </table:table-cell>
              <table:table-cell office:value-type="float" office:value="-16.88">
                <text:p>-16.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.12">
                <text:p>18.12</text:p>
              </table:table-cell>
              <table:table-cell office:value-type="float" office:value="-16.92">
                <text:p>-16.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.16">
                <text:p>27.16</text:p>
              </table:table-cell>
              <table:table-cell office:value-type="float" office:value="-16.96">
                <text:p>-16.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6.56">
                <text:p>56.56</text:p>
              </table:table-cell>
              <table:table-cell office:value-type="float" office:value="-17.08">
                <text:p>-17.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1.68">
                <text:p>31.68</text:p>
              </table:table-cell>
              <table:table-cell office:value-type="float" office:value="-17.12">
                <text:p>-17.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0.12">
                <text:p>40.12</text:p>
              </table:table-cell>
              <table:table-cell office:value-type="float" office:value="-17.12">
                <text:p>-17.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1.04">
                <text:p>51.04</text:p>
              </table:table-cell>
              <table:table-cell office:value-type="float" office:value="-17.24">
                <text:p>-17.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.96">
                <text:p>19.96</text:p>
              </table:table-cell>
              <table:table-cell office:value-type="float" office:value="-17.28">
                <text:p>-17.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0.52">
                <text:p>50.52</text:p>
              </table:table-cell>
              <table:table-cell office:value-type="float" office:value="-17.36">
                <text:p>-17.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08">
                <text:p>20.08</text:p>
              </table:table-cell>
              <table:table-cell office:value-type="float" office:value="-17.4">
                <text:p>-17.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28">
                <text:p>20.28</text:p>
              </table:table-cell>
              <table:table-cell office:value-type="float" office:value="-17.52">
                <text:p>-17.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6.24">
                <text:p>46.24</text:p>
              </table:table-cell>
              <table:table-cell office:value-type="float" office:value="-17.52">
                <text:p>-17.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.64">
                <text:p>32.64</text:p>
              </table:table-cell>
              <table:table-cell office:value-type="float" office:value="-17.64">
                <text:p>-17.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.08">
                <text:p>34.08</text:p>
              </table:table-cell>
              <table:table-cell office:value-type="float" office:value="-17.64">
                <text:p>-17.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.72">
                <text:p>28.72</text:p>
              </table:table-cell>
              <table:table-cell office:value-type="float" office:value="-17.76">
                <text:p>-17.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.32">
                <text:p>19.32</text:p>
              </table:table-cell>
              <table:table-cell office:value-type="float" office:value="-17.8">
                <text:p>-17.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9.6">
                <text:p>49.6</text:p>
              </table:table-cell>
              <table:table-cell office:value-type="float" office:value="-17.84">
                <text:p>-17.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5.36">
                <text:p>45.3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8.28">
                <text:p>38.28</text:p>
              </table:table-cell>
              <table:table-cell office:value-type="float" office:value="-18.04">
                <text:p>-18.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9.12">
                <text:p>39.12</text:p>
              </table:table-cell>
              <table:table-cell office:value-type="float" office:value="-18.04">
                <text:p>-18.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.48">
                <text:p>25.48</text:p>
              </table:table-cell>
              <table:table-cell office:value-type="float" office:value="-18.04">
                <text:p>-18.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.44">
                <text:p>21.44</text:p>
              </table:table-cell>
              <table:table-cell office:value-type="float" office:value="-18.08">
                <text:p>-18.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.16">
                <text:p>23.16</text:p>
              </table:table-cell>
              <table:table-cell office:value-type="float" office:value="-18.16">
                <text:p>-18.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7.8">
                <text:p>27.8</text:p>
              </table:table-cell>
              <table:table-cell office:value-type="float" office:value="-18.2">
                <text:p>-18.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8.64">
                <text:p>38.64</text:p>
              </table:table-cell>
              <table:table-cell office:value-type="float" office:value="-18.28">
                <text:p>-18.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0.84">
                <text:p>30.84</text:p>
              </table:table-cell>
              <table:table-cell office:value-type="float" office:value="-18.36">
                <text:p>-18.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48">
                <text:p>22.48</text:p>
              </table:table-cell>
              <table:table-cell office:value-type="float" office:value="-18.48">
                <text:p>-18.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.48">
                <text:p>33.48</text:p>
              </table:table-cell>
              <table:table-cell office:value-type="float" office:value="-18.56">
                <text:p>-18.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5.76">
                <text:p>35.76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1.56">
                <text:p>41.56</text:p>
              </table:table-cell>
              <table:table-cell office:value-type="float" office:value="-18.68">
                <text:p>-18.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8.68">
                <text:p>108.68</text:p>
              </table:table-cell>
              <table:table-cell office:value-type="float" office:value="-18.72">
                <text:p>-18.7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8.28">
                <text:p>38.28</text:p>
              </table:table-cell>
              <table:table-cell office:value-type="float" office:value="-18.88">
                <text:p>-18.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.44">
                <text:p>20.44</text:p>
              </table:table-cell>
              <table:table-cell office:value-type="float" office:value="-19.04">
                <text:p>-19.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5.56">
                <text:p>25.56</text:p>
              </table:table-cell>
              <table:table-cell office:value-type="float" office:value="-19.16">
                <text:p>-19.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">
                <text:p>68</text:p>
              </table:table-cell>
              <table:table-cell office:value-type="float" office:value="-19.32">
                <text:p>-19.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.6">
                <text:p>32.6</text:p>
              </table:table-cell>
              <table:table-cell office:value-type="float" office:value="-19.44">
                <text:p>-19.4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9.84">
                <text:p>59.84</text:p>
              </table:table-cell>
              <table:table-cell office:value-type="float" office:value="-19.48">
                <text:p>-19.4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.84">
                <text:p>44.84</text:p>
              </table:table-cell>
              <table:table-cell office:value-type="float" office:value="-19.76">
                <text:p>-19.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9.4">
                <text:p>49.4</text:p>
              </table:table-cell>
              <table:table-cell office:value-type="float" office:value="-19.76">
                <text:p>-19.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3.28">
                <text:p>43.28</text:p>
              </table:table-cell>
              <table:table-cell office:value-type="float" office:value="-20.04">
                <text:p>-20.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.2">
                <text:p>31.2</text:p>
              </table:table-cell>
              <table:table-cell office:value-type="float" office:value="-20.04">
                <text:p>-20.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.2">
                <text:p>31.2</text:p>
              </table:table-cell>
              <table:table-cell office:value-type="float" office:value="-20.04">
                <text:p>-20.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8.52">
                <text:p>28.52</text:p>
              </table:table-cell>
              <table:table-cell office:value-type="float" office:value="-20.28">
                <text:p>-20.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6.6">
                <text:p>26.6</text:p>
              </table:table-cell>
              <table:table-cell office:value-type="float" office:value="-20.6">
                <text:p>-20.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1.08">
                <text:p>41.08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.24">
                <text:p>22.2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.64">
                <text:p>27.64</text:p>
              </table:table-cell>
              <table:table-cell office:value-type="float" office:value="-21.16">
                <text:p>-21.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.68">
                <text:p>30.68</text:p>
              </table:table-cell>
              <table:table-cell office:value-type="float" office:value="-22.08">
                <text:p>-22.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5.04">
                <text:p>35.04</text:p>
              </table:table-cell>
              <table:table-cell office:value-type="float" office:value="-22.12">
                <text:p>-22.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5.52">
                <text:p>25.52</text:p>
              </table:table-cell>
              <table:table-cell office:value-type="float" office:value="-22.48">
                <text:p>-22.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8.32">
                <text:p>28.32</text:p>
              </table:table-cell>
              <table:table-cell office:value-type="float" office:value="-22.76">
                <text:p>-22.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8.4">
                <text:p>48.4</text:p>
              </table:table-cell>
              <table:table-cell office:value-type="float" office:value="-22.76">
                <text:p>-22.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6.32">
                <text:p>26.32</text:p>
              </table:table-cell>
              <table:table-cell office:value-type="float" office:value="-22.76">
                <text:p>-22.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4.8">
                <text:p>24.8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.92">
                <text:p>34.9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0.36">
                <text:p>40.3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4.64">
                <text:p>54.64</text:p>
              </table:table-cell>
              <table:table-cell office:value-type="float" office:value="-23.08">
                <text:p>-23.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.04">
                <text:p>51.04</text:p>
              </table:table-cell>
              <table:table-cell office:value-type="float" office:value="-23.44">
                <text:p>-23.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">
                <text:p>29</text:p>
              </table:table-cell>
              <table:table-cell office:value-type="float" office:value="-23.56">
                <text:p>-23.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7.72">
                <text:p>27.72</text:p>
              </table:table-cell>
              <table:table-cell office:value-type="float" office:value="-23.84">
                <text:p>-23.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2.16">
                <text:p>32.16</text:p>
              </table:table-cell>
              <table:table-cell office:value-type="float" office:value="-24.2">
                <text:p>-24.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8.88">
                <text:p>28.88</text:p>
              </table:table-cell>
              <table:table-cell office:value-type="float" office:value="-24.44">
                <text:p>-24.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4.12">
                <text:p>34.12</text:p>
              </table:table-cell>
              <table:table-cell office:value-type="float" office:value="-24.68">
                <text:p>-24.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7.36">
                <text:p>37.36</text:p>
              </table:table-cell>
              <table:table-cell office:value-type="float" office:value="-24.8">
                <text:p>-24.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3.16">
                <text:p>33.16</text:p>
              </table:table-cell>
              <table:table-cell office:value-type="float" office:value="-24.96">
                <text:p>-24.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5.76">
                <text:p>25.76</text:p>
              </table:table-cell>
              <table:table-cell office:value-type="float" office:value="-24.96">
                <text:p>-24.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8.56">
                <text:p>48.56</text:p>
              </table:table-cell>
              <table:table-cell office:value-type="float" office:value="-25.04">
                <text:p>-25.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2.32">
                <text:p>32.32</text:p>
              </table:table-cell>
              <table:table-cell office:value-type="float" office:value="-25.68">
                <text:p>-25.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.44">
                <text:p>36.44</text:p>
              </table:table-cell>
              <table:table-cell office:value-type="float" office:value="-25.68">
                <text:p>-25.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.8">
                <text:p>35.8</text:p>
              </table:table-cell>
              <table:table-cell office:value-type="float" office:value="-25.96">
                <text:p>-25.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.16">
                <text:p>35.16</text:p>
              </table:table-cell>
              <table:table-cell office:value-type="float" office:value="-26.08">
                <text:p>-26.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2.44">
                <text:p>42.44</text:p>
              </table:table-cell>
              <table:table-cell office:value-type="float" office:value="-26.08">
                <text:p>-26.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1.6">
                <text:p>31.6</text:p>
              </table:table-cell>
              <table:table-cell office:value-type="float" office:value="-26.08">
                <text:p>-26.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9.72">
                <text:p>39.72</text:p>
              </table:table-cell>
              <table:table-cell office:value-type="float" office:value="-26.12">
                <text:p>-26.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6.84">
                <text:p>36.84</text:p>
              </table:table-cell>
              <table:table-cell office:value-type="float" office:value="-26.88">
                <text:p>-26.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3.12">
                <text:p>43.12</text:p>
              </table:table-cell>
              <table:table-cell office:value-type="float" office:value="-27.2">
                <text:p>-27.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.56">
                <text:p>41.56</text:p>
              </table:table-cell>
              <table:table-cell office:value-type="float" office:value="-27.44">
                <text:p>-27.4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8.88">
                <text:p>48.88</text:p>
              </table:table-cell>
              <table:table-cell office:value-type="float" office:value="-27.52">
                <text:p>-27.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8.08">
                <text:p>28.08</text:p>
              </table:table-cell>
              <table:table-cell office:value-type="float" office:value="-27.52">
                <text:p>-27.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.48">
                <text:p>29.48</text:p>
              </table:table-cell>
              <table:table-cell office:value-type="float" office:value="-28.24">
                <text:p>-28.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3.96">
                <text:p>33.96</text:p>
              </table:table-cell>
              <table:table-cell office:value-type="float" office:value="-28.64">
                <text:p>-28.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4.08">
                <text:p>34.08</text:p>
              </table:table-cell>
              <table:table-cell office:value-type="float" office:value="-29.28">
                <text:p>-29.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5.12">
                <text:p>35.12</text:p>
              </table:table-cell>
              <table:table-cell office:value-type="float" office:value="-29.76">
                <text:p>-29.7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2.16">
                <text:p>32.1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0.48">
                <text:p>30.48</text:p>
              </table:table-cell>
              <table:table-cell office:value-type="float" office:value="-30.08">
                <text:p>-30.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3.4">
                <text:p>43.4</text:p>
              </table:table-cell>
              <table:table-cell office:value-type="float" office:value="-30.32">
                <text:p>-30.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2.44">
                <text:p>32.44</text:p>
              </table:table-cell>
              <table:table-cell office:value-type="float" office:value="-30.32">
                <text:p>-30.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5.96">
                <text:p>35.96</text:p>
              </table:table-cell>
              <table:table-cell office:value-type="float" office:value="-30.44">
                <text:p>-30.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0.64">
                <text:p>50.64</text:p>
              </table:table-cell>
              <table:table-cell office:value-type="float" office:value="-31.36">
                <text:p>-31.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6.56">
                <text:p>46.56</text:p>
              </table:table-cell>
              <table:table-cell office:value-type="float" office:value="-31.64">
                <text:p>-31.6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4.76">
                <text:p>34.76</text:p>
              </table:table-cell>
              <table:table-cell office:value-type="float" office:value="-31.92">
                <text:p>-31.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0">
                <text:p>50</text:p>
              </table:table-cell>
              <table:table-cell office:value-type="float" office:value="-33.92">
                <text:p>-33.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7.2">
                <text:p>77.2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5.32">
                <text:p>45.32</text:p>
              </table:table-cell>
              <table:table-cell office:value-type="float" office:value="-34.52">
                <text:p>-34.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9.8">
                <text:p>49.8</text:p>
              </table:table-cell>
              <table:table-cell office:value-type="float" office:value="-34.96">
                <text:p>-34.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.36">
                <text:p>44.36</text:p>
              </table:table-cell>
              <table:table-cell office:value-type="float" office:value="-35.12">
                <text:p>-35.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5.48">
                <text:p>35.48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4.56">
                <text:p>44.56</text:p>
              </table:table-cell>
              <table:table-cell office:value-type="float" office:value="-35.24">
                <text:p>-35.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0.96">
                <text:p>40.96</text:p>
              </table:table-cell>
              <table:table-cell office:value-type="float" office:value="-36.52">
                <text:p>-36.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4.12">
                <text:p>54.12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1.16">
                <text:p>41.16</text:p>
              </table:table-cell>
              <table:table-cell office:value-type="float" office:value="-37.56">
                <text:p>-37.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1.4">
                <text:p>41.4</text:p>
              </table:table-cell>
              <table:table-cell office:value-type="float" office:value="-39.04">
                <text:p>-39.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1.48">
                <text:p>41.48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2.8">
                <text:p>82.8</text:p>
              </table:table-cell>
              <table:table-cell office:value-type="float" office:value="-40.48">
                <text:p>-40.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3.72">
                <text:p>53.72</text:p>
              </table:table-cell>
              <table:table-cell office:value-type="float" office:value="-40.72">
                <text:p>-40.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5.4">
                <text:p>45.4</text:p>
              </table:table-cell>
              <table:table-cell office:value-type="float" office:value="-40.92">
                <text:p>-40.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2.12">
                <text:p>112.12</text:p>
              </table:table-cell>
              <table:table-cell office:value-type="float" office:value="-41.04">
                <text:p>-41.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2.24">
                <text:p>62.24</text:p>
              </table:table-cell>
              <table:table-cell office:value-type="float" office:value="-41.44">
                <text:p>-41.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8.4">
                <text:p>58.4</text:p>
              </table:table-cell>
              <table:table-cell office:value-type="float" office:value="-42.28">
                <text:p>-42.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28">
                <text:p>75.28</text:p>
              </table:table-cell>
              <table:table-cell office:value-type="float" office:value="-42.68">
                <text:p>-42.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3">
                <text:p>53</text:p>
              </table:table-cell>
              <table:table-cell office:value-type="float" office:value="-43.52">
                <text:p>-43.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3.76">
                <text:p>53.76</text:p>
              </table:table-cell>
              <table:table-cell office:value-type="float" office:value="-43.8">
                <text:p>-43.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4.76">
                <text:p>44.76</text:p>
              </table:table-cell>
              <table:table-cell office:value-type="float" office:value="-43.88">
                <text:p>-43.8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1.68">
                <text:p>51.68</text:p>
              </table:table-cell>
              <table:table-cell office:value-type="float" office:value="-44.92">
                <text:p>-44.9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5.68">
                <text:p>65.68</text:p>
              </table:table-cell>
              <table:table-cell office:value-type="float" office:value="-49.44">
                <text:p>-49.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1.08">
                <text:p>51.08</text:p>
              </table:table-cell>
              <table:table-cell office:value-type="float" office:value="-50.08">
                <text:p>-50.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8.4">
                <text:p>88.4</text:p>
              </table:table-cell>
              <table:table-cell office:value-type="float" office:value="-50.28">
                <text:p>-50.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8.56">
                <text:p>78.56</text:p>
              </table:table-cell>
              <table:table-cell office:value-type="float" office:value="-50.32">
                <text:p>-50.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1.64">
                <text:p>51.64</text:p>
              </table:table-cell>
              <table:table-cell office:value-type="float" office:value="-50.64">
                <text:p>-50.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6.16">
                <text:p>56.16</text:p>
              </table:table-cell>
              <table:table-cell office:value-type="float" office:value="-53.48">
                <text:p>-53.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8.76">
                <text:p>58.76</text:p>
              </table:table-cell>
              <table:table-cell office:value-type="float" office:value="-53.68">
                <text:p>-53.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0.12">
                <text:p>60.12</text:p>
              </table:table-cell>
              <table:table-cell office:value-type="float" office:value="-55.12">
                <text:p>-55.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8.96">
                <text:p>78.96</text:p>
              </table:table-cell>
              <table:table-cell office:value-type="float" office:value="-57.04">
                <text:p>-57.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7.2">
                <text:p>57.2</text:p>
              </table:table-cell>
              <table:table-cell office:value-type="float" office:value="-57.12">
                <text:p>-57.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8.96">
                <text:p>68.96</text:p>
              </table:table-cell>
              <table:table-cell office:value-type="float" office:value="-67.4">
                <text:p>-67.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3.08">
                <text:p>103.08</text:p>
              </table:table-cell>
              <table:table-cell office:value-type="float" office:value="-83.04">
                <text:p>-83.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8.72">
                <text:p>88.72</text:p>
              </table:table-cell>
              <table:table-cell office:value-type="float" office:value="-83.08">
                <text:p>-83.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cm" svg:height="18.807cm" xlink:href=".." xlink:type="simple" chart:class="chart:scatter" chart:style-name="ch1">
        <chart:legend chart:legend-position="end" svg:x="11.773cm" svg:y="9.024cm" style:legend-expansion="high" chart:style-name="ch2"/>
        <chart:plot-area chart:style-name="ch3" table:cell-range-address="density_distribution.C1:density_distribution.C776 density_distribution.B1:density_distribution.B773" svg:x="0.266cm" svg:y="0.376cm" svg:width="11.241cm" svg:height="18.055cm">
          <chartooo:coordinate-region svg:x="1.364cm" svg:y="0.575cm" svg:width="9.718cm" svg:height="17.2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nsity_distribution.B1:density_distribution.B773" chart:class="chart:scatter">
            <chart:domain table:cell-range-address="density_distribution.C1:density_distribution.C776"/>
            <chart:data-point chart:repeated="7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1777">
                <text:p>0.0141777</text:p>
                <draw:g>
                  <svg:desc>density_distribution.C1:density_distribution.C776</svg:desc>
                </draw:g>
              </table:table-cell>
              <table:table-cell office:value-type="float" office:value="0.0415228">
                <text:p>0.0415228</text:p>
                <draw:g>
                  <svg:desc>density_distribution.B1:density_distribution.B7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52632">
                <text:p>0.00452632</text:p>
              </table:table-cell>
              <table:table-cell office:value-type="float" office:value="0.0316882">
                <text:p>0.0316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61734">
                <text:p>0.00561734</text:p>
              </table:table-cell>
              <table:table-cell office:value-type="float" office:value="0.0332941">
                <text:p>0.033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4255">
                <text:p>0.00204255</text:p>
              </table:table-cell>
              <table:table-cell office:value-type="float" office:value="0.0294177">
                <text:p>0.0294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1113">
                <text:p>0.0311113</text:p>
              </table:table-cell>
              <table:table-cell office:value-type="float" office:value="0.030991">
                <text:p>0.030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5814">
                <text:p>0.0055814</text:p>
              </table:table-cell>
              <table:table-cell office:value-type="float" office:value="0.0328662">
                <text:p>0.0328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93178">
                <text:p>0.00993178</text:p>
              </table:table-cell>
              <table:table-cell office:value-type="float" office:value="0.0369709">
                <text:p>0.0369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39847">
                <text:p>0.00539847</text:p>
              </table:table-cell>
              <table:table-cell office:value-type="float" office:value="0.032841">
                <text:p>0.032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92837">
                <text:p>0.00992837</text:p>
              </table:table-cell>
              <table:table-cell office:value-type="float" office:value="0.0371442">
                <text:p>0.0371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96647">
                <text:p>0.00496647</text:p>
              </table:table-cell>
              <table:table-cell office:value-type="float" office:value="0.032408">
                <text:p>0.032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71234">
                <text:p>0.00571234</text:p>
              </table:table-cell>
              <table:table-cell office:value-type="float" office:value="0.0333567">
                <text:p>0.0333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67494">
                <text:p>0.00867494</text:p>
              </table:table-cell>
              <table:table-cell office:value-type="float" office:value="0.0360977">
                <text:p>0.0360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57192">
                <text:p>0.00257192</text:p>
              </table:table-cell>
              <table:table-cell office:value-type="float" office:value="0.0302759">
                <text:p>0.0302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55891">
                <text:p>0.00655891</text:p>
              </table:table-cell>
              <table:table-cell office:value-type="float" office:value="0.0335973">
                <text:p>0.0335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65667">
                <text:p>0.00565667</text:p>
              </table:table-cell>
              <table:table-cell office:value-type="float" office:value="0.0328645">
                <text:p>0.0328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2167">
                <text:p>0.00522167</text:p>
              </table:table-cell>
              <table:table-cell office:value-type="float" office:value="0.0328743">
                <text:p>0.0328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24014">
                <text:p>0.00824014</text:p>
              </table:table-cell>
              <table:table-cell office:value-type="float" office:value="0.0354478">
                <text:p>0.0354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2923">
                <text:p>0.0112923</text:p>
              </table:table-cell>
              <table:table-cell office:value-type="float" office:value="0.0389857">
                <text:p>0.0389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31069">
                <text:p>0.00631069</text:p>
              </table:table-cell>
              <table:table-cell office:value-type="float" office:value="0.0335235">
                <text:p>0.0335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1151">
                <text:p>0.0041151</text:p>
              </table:table-cell>
              <table:table-cell office:value-type="float" office:value="0.0312159">
                <text:p>0.0312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42453">
                <text:p>0.00342453</text:p>
              </table:table-cell>
              <table:table-cell office:value-type="float" office:value="0.0310059">
                <text:p>0.0310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53671">
                <text:p>0.00653671</text:p>
              </table:table-cell>
              <table:table-cell office:value-type="float" office:value="0.0341659">
                <text:p>0.034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0955">
                <text:p>0.0030955</text:p>
              </table:table-cell>
              <table:table-cell office:value-type="float" office:value="0.0305097">
                <text:p>0.0305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49332">
                <text:p>0.00649332</text:p>
              </table:table-cell>
              <table:table-cell office:value-type="float" office:value="0.033645">
                <text:p>0.033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63675">
                <text:p>0.00163675</text:p>
              </table:table-cell>
              <table:table-cell office:value-type="float" office:value="0.0287821">
                <text:p>0.0287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7562">
                <text:p>0.0107562</text:p>
              </table:table-cell>
              <table:table-cell office:value-type="float" office:value="0.0376354">
                <text:p>0.0376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747195">
                <text:p>0.00747195</text:p>
              </table:table-cell>
              <table:table-cell office:value-type="float" office:value="0.0351868">
                <text:p>0.0351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743425">
                <text:p>0.00743425</text:p>
              </table:table-cell>
              <table:table-cell office:value-type="float" office:value="0.0346771">
                <text:p>0.0346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76242">
                <text:p>0.00576242</text:p>
              </table:table-cell>
              <table:table-cell office:value-type="float" office:value="0.0329">
                <text:p>0.0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86945">
                <text:p>0.00286945</text:p>
              </table:table-cell>
              <table:table-cell office:value-type="float" office:value="0.030353">
                <text:p>0.030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94986">
                <text:p>0.00294986</text:p>
              </table:table-cell>
              <table:table-cell office:value-type="float" office:value="0.0297656">
                <text:p>0.0297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63229">
                <text:p>0.00263229</text:p>
              </table:table-cell>
              <table:table-cell office:value-type="float" office:value="0.0300738">
                <text:p>0.0300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90274">
                <text:p>0.00290274</text:p>
              </table:table-cell>
              <table:table-cell office:value-type="float" office:value="0.0305827">
                <text:p>0.0305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15618">
                <text:p>0.00715618</text:p>
              </table:table-cell>
              <table:table-cell office:value-type="float" office:value="0.0344897">
                <text:p>0.03448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977224">
                <text:p>0.00977224</text:p>
              </table:table-cell>
              <table:table-cell office:value-type="float" office:value="0.0358396">
                <text:p>0.0358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59363">
                <text:p>0.00459363</text:p>
              </table:table-cell>
              <table:table-cell office:value-type="float" office:value="0.0321288">
                <text:p>0.0321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6832">
                <text:p>0.0046832</text:p>
              </table:table-cell>
              <table:table-cell office:value-type="float" office:value="0.0320331">
                <text:p>0.0320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919365">
                <text:p>0.000919365</text:p>
              </table:table-cell>
              <table:table-cell office:value-type="float" office:value="0.0282144">
                <text:p>0.0282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33629">
                <text:p>0.00833629</text:p>
              </table:table-cell>
              <table:table-cell office:value-type="float" office:value="0.0361444">
                <text:p>0.0361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61905">
                <text:p>0.00661905</text:p>
              </table:table-cell>
              <table:table-cell office:value-type="float" office:value="0.0336378">
                <text:p>0.03363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49967">
                <text:p>0.00649967</text:p>
              </table:table-cell>
              <table:table-cell office:value-type="float" office:value="0.0340051">
                <text:p>0.0340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839596">
                <text:p>0.00839596</text:p>
              </table:table-cell>
              <table:table-cell office:value-type="float" office:value="0.0364545">
                <text:p>0.03645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8717">
                <text:p>0.00358717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590324">
                <text:p>0.00590324</text:p>
              </table:table-cell>
              <table:table-cell office:value-type="float" office:value="0.0332403">
                <text:p>0.0332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40392">
                <text:p>0.00640392</text:p>
              </table:table-cell>
              <table:table-cell office:value-type="float" office:value="0.0337498">
                <text:p>0.0337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29061">
                <text:p>0.00929061</text:p>
              </table:table-cell>
              <table:table-cell office:value-type="float" office:value="0.0363014">
                <text:p>0.03630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68112">
                <text:p>0.00368112</text:p>
              </table:table-cell>
              <table:table-cell office:value-type="float" office:value="0.0308745">
                <text:p>0.0308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71327">
                <text:p>0.00571327</text:p>
              </table:table-cell>
              <table:table-cell office:value-type="float" office:value="0.0333774">
                <text:p>0.03337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90166">
                <text:p>0.00490166</text:p>
              </table:table-cell>
              <table:table-cell office:value-type="float" office:value="0.0322265">
                <text:p>0.0322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688117">
                <text:p>0.00688117</text:p>
              </table:table-cell>
              <table:table-cell office:value-type="float" office:value="0.0338531">
                <text:p>0.0338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1414">
                <text:p>0.0101414</text:p>
              </table:table-cell>
              <table:table-cell office:value-type="float" office:value="0.0374665">
                <text:p>0.0374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86149">
                <text:p>0.00586149</text:p>
              </table:table-cell>
              <table:table-cell office:value-type="float" office:value="0.0336789">
                <text:p>0.03367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03184">
                <text:p>0.00803184</text:p>
              </table:table-cell>
              <table:table-cell office:value-type="float" office:value="0.035554">
                <text:p>0.0355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399564">
                <text:p>0.00399564</text:p>
              </table:table-cell>
              <table:table-cell office:value-type="float" office:value="0.0314839">
                <text:p>0.0314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63917">
                <text:p>0.00763917</text:p>
              </table:table-cell>
              <table:table-cell office:value-type="float" office:value="0.0344305">
                <text:p>0.03443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643048">
                <text:p>0.00643048</text:p>
              </table:table-cell>
              <table:table-cell office:value-type="float" office:value="0.0332805">
                <text:p>0.03328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87203">
                <text:p>0.00887203</text:p>
              </table:table-cell>
              <table:table-cell office:value-type="float" office:value="0.0358857">
                <text:p>0.0358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56506">
                <text:p>0.00456506</text:p>
              </table:table-cell>
              <table:table-cell office:value-type="float" office:value="0.0322842">
                <text:p>0.03228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04314">
                <text:p>0.0104314</text:p>
              </table:table-cell>
              <table:table-cell office:value-type="float" office:value="0.0368297">
                <text:p>0.0368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01467">
                <text:p>0.0101467</text:p>
              </table:table-cell>
              <table:table-cell office:value-type="float" office:value="0.0372644">
                <text:p>0.03726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867053">
                <text:p>0.00867053</text:p>
              </table:table-cell>
              <table:table-cell office:value-type="float" office:value="0.0359236">
                <text:p>0.03592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984758">
                <text:p>0.000984758</text:p>
              </table:table-cell>
              <table:table-cell office:value-type="float" office:value="0.0284256">
                <text:p>0.0284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13088">
                <text:p>0.00613088</text:p>
              </table:table-cell>
              <table:table-cell office:value-type="float" office:value="0.0336262">
                <text:p>0.0336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778464">
                <text:p>0.000778464</text:p>
              </table:table-cell>
              <table:table-cell office:value-type="float" office:value="0.0281381">
                <text:p>0.0281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845122">
                <text:p>0.00845122</text:p>
              </table:table-cell>
              <table:table-cell office:value-type="float" office:value="0.035593">
                <text:p>0.0355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810637">
                <text:p>0.00810637</text:p>
              </table:table-cell>
              <table:table-cell office:value-type="float" office:value="0.035435">
                <text:p>0.035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804709">
                <text:p>0.00804709</text:p>
              </table:table-cell>
              <table:table-cell office:value-type="float" office:value="0.0352189">
                <text:p>0.03521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492229">
                <text:p>0.00492229</text:p>
              </table:table-cell>
              <table:table-cell office:value-type="float" office:value="0.0322412">
                <text:p>0.0322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25479">
                <text:p>0.00725479</text:p>
              </table:table-cell>
              <table:table-cell office:value-type="float" office:value="0.0345321">
                <text:p>0.03453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751765">
                <text:p>0.00751765</text:p>
              </table:table-cell>
              <table:table-cell office:value-type="float" office:value="0.035416">
                <text:p>0.035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73468">
                <text:p>0.00773468</text:p>
              </table:table-cell>
              <table:table-cell office:value-type="float" office:value="0.0352464">
                <text:p>0.0352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896222">
                <text:p>0.00896222</text:p>
              </table:table-cell>
              <table:table-cell office:value-type="float" office:value="0.0363432">
                <text:p>0.0363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60618">
                <text:p>0.00360618</text:p>
              </table:table-cell>
              <table:table-cell office:value-type="float" office:value="0.0312663">
                <text:p>0.03126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89996">
                <text:p>0.0089996</text:p>
              </table:table-cell>
              <table:table-cell office:value-type="float" office:value="0.0352778">
                <text:p>0.0352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51921">
                <text:p>0.00951921</text:p>
              </table:table-cell>
              <table:table-cell office:value-type="float" office:value="0.0351424">
                <text:p>0.03514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32083">
                <text:p>0.00432083</text:p>
              </table:table-cell>
              <table:table-cell office:value-type="float" office:value="0.0315624">
                <text:p>0.03156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98761">
                <text:p>0.00198761</text:p>
              </table:table-cell>
              <table:table-cell office:value-type="float" office:value="0.0294548">
                <text:p>0.0294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669094">
                <text:p>0.00669094</text:p>
              </table:table-cell>
              <table:table-cell office:value-type="float" office:value="0.0339003">
                <text:p>0.0339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84233">
                <text:p>0.0084233</text:p>
              </table:table-cell>
              <table:table-cell office:value-type="float" office:value="0.0353938">
                <text:p>0.03539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89084">
                <text:p>0.00789084</text:p>
              </table:table-cell>
              <table:table-cell office:value-type="float" office:value="0.0351005">
                <text:p>0.0351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931481">
                <text:p>0.00931481</text:p>
              </table:table-cell>
              <table:table-cell office:value-type="float" office:value="0.0359967">
                <text:p>0.0359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5947">
                <text:p>0.0045947</text:p>
              </table:table-cell>
              <table:table-cell office:value-type="float" office:value="0.0329045">
                <text:p>0.0329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789938">
                <text:p>0.00789938</text:p>
              </table:table-cell>
              <table:table-cell office:value-type="float" office:value="0.0351833">
                <text:p>0.03518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44681">
                <text:p>0.00244681</text:p>
              </table:table-cell>
              <table:table-cell office:value-type="float" office:value="0.0303619">
                <text:p>0.0303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701297">
                <text:p>0.00701297</text:p>
              </table:table-cell>
              <table:table-cell office:value-type="float" office:value="0.0349202">
                <text:p>0.0349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10244">
                <text:p>0.00510244</text:p>
              </table:table-cell>
              <table:table-cell office:value-type="float" office:value="0.0330181">
                <text:p>0.03301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61887">
                <text:p>0.00361887</text:p>
              </table:table-cell>
              <table:table-cell office:value-type="float" office:value="0.0312705">
                <text:p>0.03127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527989">
                <text:p>0.00527989</text:p>
              </table:table-cell>
              <table:table-cell office:value-type="float" office:value="0.0324887">
                <text:p>0.03248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642278">
                <text:p>0.00642278</text:p>
              </table:table-cell>
              <table:table-cell office:value-type="float" office:value="0.0333161">
                <text:p>0.0333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590464">
                <text:p>0.00590464</text:p>
              </table:table-cell>
              <table:table-cell office:value-type="float" office:value="0.0330783">
                <text:p>0.03307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712698">
                <text:p>0.00712698</text:p>
              </table:table-cell>
              <table:table-cell office:value-type="float" office:value="0.034619">
                <text:p>0.034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5117">
                <text:p>0.0095117</text:p>
              </table:table-cell>
              <table:table-cell office:value-type="float" office:value="0.0369845">
                <text:p>0.03698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30593">
                <text:p>0.00530593</text:p>
              </table:table-cell>
              <table:table-cell office:value-type="float" office:value="0.0323571">
                <text:p>0.03235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894778">
                <text:p>0.00894778</text:p>
              </table:table-cell>
              <table:table-cell office:value-type="float" office:value="0.035552">
                <text:p>0.0355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57598">
                <text:p>0.00557598</text:p>
              </table:table-cell>
              <table:table-cell office:value-type="float" office:value="0.0325971">
                <text:p>0.03259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81761">
                <text:p>0.00481761</text:p>
              </table:table-cell>
              <table:table-cell office:value-type="float" office:value="0.0323625">
                <text:p>0.0323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607616">
                <text:p>0.00607616</text:p>
              </table:table-cell>
              <table:table-cell office:value-type="float" office:value="0.0337424">
                <text:p>0.0337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436161">
                <text:p>0.00436161</text:p>
              </table:table-cell>
              <table:table-cell office:value-type="float" office:value="0.0311333">
                <text:p>0.0311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64888">
                <text:p>0.00964888</text:p>
              </table:table-cell>
              <table:table-cell office:value-type="float" office:value="0.0354327">
                <text:p>0.0354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823578">
                <text:p>0.00823578</text:p>
              </table:table-cell>
              <table:table-cell office:value-type="float" office:value="0.0360312">
                <text:p>0.03603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54905">
                <text:p>0.00654905</text:p>
              </table:table-cell>
              <table:table-cell office:value-type="float" office:value="0.0339356">
                <text:p>0.03393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476916">
                <text:p>0.00476916</text:p>
              </table:table-cell>
              <table:table-cell office:value-type="float" office:value="0.0325431">
                <text:p>0.03254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1991">
                <text:p>0.011991</text:p>
              </table:table-cell>
              <table:table-cell office:value-type="float" office:value="0.0388746">
                <text:p>0.03887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615738">
                <text:p>0.00615738</text:p>
              </table:table-cell>
              <table:table-cell office:value-type="float" office:value="0.0337411">
                <text:p>0.03374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973747">
                <text:p>0.00973747</text:p>
              </table:table-cell>
              <table:table-cell office:value-type="float" office:value="0.0372141">
                <text:p>0.0372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20112">
                <text:p>0.0120112</text:p>
              </table:table-cell>
              <table:table-cell office:value-type="float" office:value="0.0393069">
                <text:p>0.03930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3322">
                <text:p>0.013322</text:p>
              </table:table-cell>
              <table:table-cell office:value-type="float" office:value="0.0396201">
                <text:p>0.03962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20709">
                <text:p>0.0120709</text:p>
              </table:table-cell>
              <table:table-cell office:value-type="float" office:value="0.0403876">
                <text:p>0.04038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1804">
                <text:p>0.0031804</text:p>
              </table:table-cell>
              <table:table-cell office:value-type="float" office:value="0.0306717">
                <text:p>0.03067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807442">
                <text:p>0.00807442</text:p>
              </table:table-cell>
              <table:table-cell office:value-type="float" office:value="0.0354824">
                <text:p>0.0354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450886">
                <text:p>0.00450886</text:p>
              </table:table-cell>
              <table:table-cell office:value-type="float" office:value="0.0319219">
                <text:p>0.03192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547195">
                <text:p>0.00547195</text:p>
              </table:table-cell>
              <table:table-cell office:value-type="float" office:value="0.0329761">
                <text:p>0.03297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16878">
                <text:p>0.0116878</text:p>
              </table:table-cell>
              <table:table-cell office:value-type="float" office:value="0.0384865">
                <text:p>0.0384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9031">
                <text:p>0.009031</text:p>
              </table:table-cell>
              <table:table-cell office:value-type="float" office:value="0.0364683">
                <text:p>0.03646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776071">
                <text:p>0.00776071</text:p>
              </table:table-cell>
              <table:table-cell office:value-type="float" office:value="0.034388">
                <text:p>0.0343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09001">
                <text:p>0.0109001</text:p>
              </table:table-cell>
              <table:table-cell office:value-type="float" office:value="0.0377157">
                <text:p>0.03771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714517">
                <text:p>0.00714517</text:p>
              </table:table-cell>
              <table:table-cell office:value-type="float" office:value="0.034769">
                <text:p>0.0347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620545">
                <text:p>0.000620545</text:p>
              </table:table-cell>
              <table:table-cell office:value-type="float" office:value="0.0280934">
                <text:p>0.02809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0954">
                <text:p>0.0110954</text:p>
              </table:table-cell>
              <table:table-cell office:value-type="float" office:value="0.0377557">
                <text:p>0.03775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313827">
                <text:p>0.00313827</text:p>
              </table:table-cell>
              <table:table-cell office:value-type="float" office:value="0.0302775">
                <text:p>0.0302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567241">
                <text:p>0.00567241</text:p>
              </table:table-cell>
              <table:table-cell office:value-type="float" office:value="0.0335177">
                <text:p>0.03351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07216">
                <text:p>0.00307216</text:p>
              </table:table-cell>
              <table:table-cell office:value-type="float" office:value="0.0304881">
                <text:p>0.03048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651294">
                <text:p>0.00651294</text:p>
              </table:table-cell>
              <table:table-cell office:value-type="float" office:value="0.0344845">
                <text:p>0.03448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546034">
                <text:p>0.00546034</text:p>
              </table:table-cell>
              <table:table-cell office:value-type="float" office:value="0.0330798">
                <text:p>0.03307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850253">
                <text:p>0.00850253</text:p>
              </table:table-cell>
              <table:table-cell office:value-type="float" office:value="0.0351254">
                <text:p>0.03512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42163">
                <text:p>0.00642163</text:p>
              </table:table-cell>
              <table:table-cell office:value-type="float" office:value="0.0334335">
                <text:p>0.03343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14514">
                <text:p>0.00414514</text:p>
              </table:table-cell>
              <table:table-cell office:value-type="float" office:value="0.0314817">
                <text:p>0.03148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08468">
                <text:p>0.0108468</text:p>
              </table:table-cell>
              <table:table-cell office:value-type="float" office:value="0.0377836">
                <text:p>0.03778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11956">
                <text:p>0.00511956</text:p>
              </table:table-cell>
              <table:table-cell office:value-type="float" office:value="0.0322049">
                <text:p>0.0322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77731">
                <text:p>0.00677731</text:p>
              </table:table-cell>
              <table:table-cell office:value-type="float" office:value="0.0337138">
                <text:p>0.03371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583536">
                <text:p>0.00583536</text:p>
              </table:table-cell>
              <table:table-cell office:value-type="float" office:value="0.0323539">
                <text:p>0.03235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05178">
                <text:p>0.0105178</text:p>
              </table:table-cell>
              <table:table-cell office:value-type="float" office:value="0.0373354">
                <text:p>0.03733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7816">
                <text:p>0.0027816</text:p>
              </table:table-cell>
              <table:table-cell office:value-type="float" office:value="0.0299909">
                <text:p>0.02999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00259">
                <text:p>0.0100259</text:p>
              </table:table-cell>
              <table:table-cell office:value-type="float" office:value="0.0387106">
                <text:p>0.0387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694653">
                <text:p>0.00694653</text:p>
              </table:table-cell>
              <table:table-cell office:value-type="float" office:value="0.0343328">
                <text:p>0.03433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678418">
                <text:p>0.00678418</text:p>
              </table:table-cell>
              <table:table-cell office:value-type="float" office:value="0.0340053">
                <text:p>0.0340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91608">
                <text:p>0.00791608</text:p>
              </table:table-cell>
              <table:table-cell office:value-type="float" office:value="0.0347069">
                <text:p>0.03470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896927">
                <text:p>0.00896927</text:p>
              </table:table-cell>
              <table:table-cell office:value-type="float" office:value="0.0359615">
                <text:p>0.03596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848">
                <text:p>0.010848</text:p>
              </table:table-cell>
              <table:table-cell office:value-type="float" office:value="0.038645">
                <text:p>0.0386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958743">
                <text:p>0.00958743</text:p>
              </table:table-cell>
              <table:table-cell office:value-type="float" office:value="0.0366753">
                <text:p>0.03667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560467">
                <text:p>0.00560467</text:p>
              </table:table-cell>
              <table:table-cell office:value-type="float" office:value="0.0325272">
                <text:p>0.03252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66081">
                <text:p>0.00766081</text:p>
              </table:table-cell>
              <table:table-cell office:value-type="float" office:value="0.032583">
                <text:p>0.0325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841212">
                <text:p>0.00841212</text:p>
              </table:table-cell>
              <table:table-cell office:value-type="float" office:value="0.0349453">
                <text:p>0.03494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60919">
                <text:p>0.00260919</text:p>
              </table:table-cell>
              <table:table-cell office:value-type="float" office:value="0.030056">
                <text:p>0.0300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17432">
                <text:p>0.00517432</text:p>
              </table:table-cell>
              <table:table-cell office:value-type="float" office:value="0.0325757">
                <text:p>0.03257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747037">
                <text:p>0.00747037</text:p>
              </table:table-cell>
              <table:table-cell office:value-type="float" office:value="0.0353272">
                <text:p>0.03532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34605">
                <text:p>0.00434605</text:p>
              </table:table-cell>
              <table:table-cell office:value-type="float" office:value="0.0316306">
                <text:p>0.03163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03418">
                <text:p>0.00303418</text:p>
              </table:table-cell>
              <table:table-cell office:value-type="float" office:value="0.0299984">
                <text:p>0.02999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67499">
                <text:p>0.00267499</text:p>
              </table:table-cell>
              <table:table-cell office:value-type="float" office:value="0.0300646">
                <text:p>0.03006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654029">
                <text:p>0.00654029</text:p>
              </table:table-cell>
              <table:table-cell office:value-type="float" office:value="0.0341074">
                <text:p>0.03410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25973">
                <text:p>0.00825973</text:p>
              </table:table-cell>
              <table:table-cell office:value-type="float" office:value="0.0361771">
                <text:p>0.03617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89402">
                <text:p>0.0089402</text:p>
              </table:table-cell>
              <table:table-cell office:value-type="float" office:value="0.0366828">
                <text:p>0.03668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113446">
                <text:p>0.000113446</text:p>
              </table:table-cell>
              <table:table-cell office:value-type="float" office:value="0.027626">
                <text:p>0.0276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2518">
                <text:p>0.0052518</text:p>
              </table:table-cell>
              <table:table-cell office:value-type="float" office:value="0.0329267">
                <text:p>0.03292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440914">
                <text:p>0.00440914</text:p>
              </table:table-cell>
              <table:table-cell office:value-type="float" office:value="0.030904">
                <text:p>0.0309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75471">
                <text:p>0.00875471</text:p>
              </table:table-cell>
              <table:table-cell office:value-type="float" office:value="0.0363734">
                <text:p>0.0363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794721">
                <text:p>0.00794721</text:p>
              </table:table-cell>
              <table:table-cell office:value-type="float" office:value="0.0360647">
                <text:p>0.03606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935167">
                <text:p>0.00935167</text:p>
              </table:table-cell>
              <table:table-cell office:value-type="float" office:value="0.0362406">
                <text:p>0.03624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925524">
                <text:p>0.00925524</text:p>
              </table:table-cell>
              <table:table-cell office:value-type="float" office:value="0.0367565">
                <text:p>0.03675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25666">
                <text:p>0.0125666</text:p>
              </table:table-cell>
              <table:table-cell office:value-type="float" office:value="0.0397498">
                <text:p>0.03974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93002">
                <text:p>0.0293002</text:p>
              </table:table-cell>
              <table:table-cell office:value-type="float" office:value="0.0291249">
                <text:p>0.0291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76044">
                <text:p>0.00276044</text:p>
              </table:table-cell>
              <table:table-cell office:value-type="float" office:value="0.0300002">
                <text:p>0.03000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853565">
                <text:p>0.00853565</text:p>
              </table:table-cell>
              <table:table-cell office:value-type="float" office:value="0.0361121">
                <text:p>0.03611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08464">
                <text:p>0.00508464</text:p>
              </table:table-cell>
              <table:table-cell office:value-type="float" office:value="0.0327105">
                <text:p>0.0327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19876">
                <text:p>0.0119876</text:p>
              </table:table-cell>
              <table:table-cell office:value-type="float" office:value="0.0382708">
                <text:p>0.03827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02529">
                <text:p>0.00802529</text:p>
              </table:table-cell>
              <table:table-cell office:value-type="float" office:value="0.0350533">
                <text:p>0.03505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08281">
                <text:p>0.0108281</text:p>
              </table:table-cell>
              <table:table-cell office:value-type="float" office:value="0.0389686">
                <text:p>0.03896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36364">
                <text:p>0.00436364</text:p>
              </table:table-cell>
              <table:table-cell office:value-type="float" office:value="0.0318484">
                <text:p>0.03184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761328">
                <text:p>0.00761328</text:p>
              </table:table-cell>
              <table:table-cell office:value-type="float" office:value="0.0349095">
                <text:p>0.03490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827945">
                <text:p>0.00827945</text:p>
              </table:table-cell>
              <table:table-cell office:value-type="float" office:value="0.0351207">
                <text:p>0.03512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75987">
                <text:p>0.00175987</text:p>
              </table:table-cell>
              <table:table-cell office:value-type="float" office:value="0.0292558">
                <text:p>0.02925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667857">
                <text:p>0.00667857</text:p>
              </table:table-cell>
              <table:table-cell office:value-type="float" office:value="0.0335832">
                <text:p>0.03358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23345">
                <text:p>0.0123345</text:p>
              </table:table-cell>
              <table:table-cell office:value-type="float" office:value="0.0390132">
                <text:p>0.03901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844051">
                <text:p>0.00844051</text:p>
              </table:table-cell>
              <table:table-cell office:value-type="float" office:value="0.0363245">
                <text:p>0.03632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28825">
                <text:p>0.0128825</text:p>
              </table:table-cell>
              <table:table-cell office:value-type="float" office:value="0.0382533">
                <text:p>0.03825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77076">
                <text:p>0.0077076</text:p>
              </table:table-cell>
              <table:table-cell office:value-type="float" office:value="0.0354464">
                <text:p>0.0354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57005">
                <text:p>0.00157005</text:p>
              </table:table-cell>
              <table:table-cell office:value-type="float" office:value="0.0288413">
                <text:p>0.02884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30049">
                <text:p>0.00630049</text:p>
              </table:table-cell>
              <table:table-cell office:value-type="float" office:value="0.0335551">
                <text:p>0.03355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77078">
                <text:p>0.0077078</text:p>
              </table:table-cell>
              <table:table-cell office:value-type="float" office:value="0.034992">
                <text:p>0.0349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40721">
                <text:p>0.00640721</text:p>
              </table:table-cell>
              <table:table-cell office:value-type="float" office:value="0.0342491">
                <text:p>0.03424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95657">
                <text:p>0.00595657</text:p>
              </table:table-cell>
              <table:table-cell office:value-type="float" office:value="0.032953">
                <text:p>0.0329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541605">
                <text:p>0.00541605</text:p>
              </table:table-cell>
              <table:table-cell office:value-type="float" office:value="0.0324525">
                <text:p>0.03245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389824">
                <text:p>0.00389824</text:p>
              </table:table-cell>
              <table:table-cell office:value-type="float" office:value="0.0314656">
                <text:p>0.03146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829009">
                <text:p>0.00829009</text:p>
              </table:table-cell>
              <table:table-cell office:value-type="float" office:value="0.0365135">
                <text:p>0.03651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894592">
                <text:p>0.00894592</text:p>
              </table:table-cell>
              <table:table-cell office:value-type="float" office:value="0.0355902">
                <text:p>0.03559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788359">
                <text:p>0.00788359</text:p>
              </table:table-cell>
              <table:table-cell office:value-type="float" office:value="0.0354947">
                <text:p>0.0354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730481">
                <text:p>0.00730481</text:p>
              </table:table-cell>
              <table:table-cell office:value-type="float" office:value="0.033932">
                <text:p>0.0339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534232">
                <text:p>0.00534232</text:p>
              </table:table-cell>
              <table:table-cell office:value-type="float" office:value="0.0334565">
                <text:p>0.03345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10683">
                <text:p>0.0110683</text:p>
              </table:table-cell>
              <table:table-cell office:value-type="float" office:value="0.0383109">
                <text:p>0.03831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06518">
                <text:p>0.00306518</text:p>
              </table:table-cell>
              <table:table-cell office:value-type="float" office:value="0.0301621">
                <text:p>0.03016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94219">
                <text:p>0.00294219</text:p>
              </table:table-cell>
              <table:table-cell office:value-type="float" office:value="0.0305338">
                <text:p>0.03053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426769">
                <text:p>0.00426769</text:p>
              </table:table-cell>
              <table:table-cell office:value-type="float" office:value="0.0317609">
                <text:p>0.03176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671642">
                <text:p>0.00671642</text:p>
              </table:table-cell>
              <table:table-cell office:value-type="float" office:value="0.0334554">
                <text:p>0.03345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82992">
                <text:p>0.00682992</text:p>
              </table:table-cell>
              <table:table-cell office:value-type="float" office:value="0.0343958">
                <text:p>0.03439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775518">
                <text:p>0.00775518</text:p>
              </table:table-cell>
              <table:table-cell office:value-type="float" office:value="0.035048">
                <text:p>0.0350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75162">
                <text:p>0.00375162</text:p>
              </table:table-cell>
              <table:table-cell office:value-type="float" office:value="0.0305366">
                <text:p>0.0305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34284">
                <text:p>0.00634284</text:p>
              </table:table-cell>
              <table:table-cell office:value-type="float" office:value="0.0342984">
                <text:p>0.03429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08194">
                <text:p>0.0108194</text:p>
              </table:table-cell>
              <table:table-cell office:value-type="float" office:value="0.0378721">
                <text:p>0.03787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804518">
                <text:p>0.00804518</text:p>
              </table:table-cell>
              <table:table-cell office:value-type="float" office:value="0.0352145">
                <text:p>0.03521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577601">
                <text:p>0.00577601</text:p>
              </table:table-cell>
              <table:table-cell office:value-type="float" office:value="0.0334661">
                <text:p>0.03346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88423">
                <text:p>0.0088423</text:p>
              </table:table-cell>
              <table:table-cell office:value-type="float" office:value="0.0368186">
                <text:p>0.03681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69981">
                <text:p>0.00269981</text:p>
              </table:table-cell>
              <table:table-cell office:value-type="float" office:value="0.0303938">
                <text:p>0.03039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93374">
                <text:p>0.0093374</text:p>
              </table:table-cell>
              <table:table-cell office:value-type="float" office:value="0.0363247">
                <text:p>0.03632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668645">
                <text:p>0.00668645</text:p>
              </table:table-cell>
              <table:table-cell office:value-type="float" office:value="0.0335976">
                <text:p>0.03359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30523">
                <text:p>0.0130523</text:p>
              </table:table-cell>
              <table:table-cell office:value-type="float" office:value="0.0404947">
                <text:p>0.04049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642342">
                <text:p>0.00642342</text:p>
              </table:table-cell>
              <table:table-cell office:value-type="float" office:value="0.0344663">
                <text:p>0.03446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15558">
                <text:p>0.00015558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06831">
                <text:p>0.0106831</text:p>
              </table:table-cell>
              <table:table-cell office:value-type="float" office:value="0.0377232">
                <text:p>0.03772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662845">
                <text:p>0.00662845</text:p>
              </table:table-cell>
              <table:table-cell office:value-type="float" office:value="0.0342152">
                <text:p>0.03421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82284">
                <text:p>0.00482284</text:p>
              </table:table-cell>
              <table:table-cell office:value-type="float" office:value="0.0320572">
                <text:p>0.03205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497712">
                <text:p>0.000497712</text:p>
              </table:table-cell>
              <table:table-cell office:value-type="float" office:value="0.0275964">
                <text:p>0.02759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84631">
                <text:p>0.00284631</text:p>
              </table:table-cell>
              <table:table-cell office:value-type="float" office:value="0.0302105">
                <text:p>0.0302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19915">
                <text:p>0.00319915</text:p>
              </table:table-cell>
              <table:table-cell office:value-type="float" office:value="0.0311233">
                <text:p>0.03112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60427">
                <text:p>0.0060427</text:p>
              </table:table-cell>
              <table:table-cell office:value-type="float" office:value="0.0327075">
                <text:p>0.03270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683037">
                <text:p>0.00683037</text:p>
              </table:table-cell>
              <table:table-cell office:value-type="float" office:value="0.0339316">
                <text:p>0.0339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681326">
                <text:p>0.00681326</text:p>
              </table:table-cell>
              <table:table-cell office:value-type="float" office:value="0.0341869">
                <text:p>0.03418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667753">
                <text:p>0.00667753</text:p>
              </table:table-cell>
              <table:table-cell office:value-type="float" office:value="0.0336234">
                <text:p>0.03362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736437">
                <text:p>0.00736437</text:p>
              </table:table-cell>
              <table:table-cell office:value-type="float" office:value="0.0347679">
                <text:p>0.03476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00449">
                <text:p>0.0100449</text:p>
              </table:table-cell>
              <table:table-cell office:value-type="float" office:value="0.0371775">
                <text:p>0.03717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531104">
                <text:p>0.00531104</text:p>
              </table:table-cell>
              <table:table-cell office:value-type="float" office:value="0.0322265">
                <text:p>0.03222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96624">
                <text:p>0.00796624</text:p>
              </table:table-cell>
              <table:table-cell office:value-type="float" office:value="0.0357214">
                <text:p>0.03572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03121">
                <text:p>0.0103121</text:p>
              </table:table-cell>
              <table:table-cell office:value-type="float" office:value="0.0377259">
                <text:p>0.03772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74462">
                <text:p>0.00774462</text:p>
              </table:table-cell>
              <table:table-cell office:value-type="float" office:value="0.0356598">
                <text:p>0.03565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401552">
                <text:p>0.00401552</text:p>
              </table:table-cell>
              <table:table-cell office:value-type="float" office:value="0.0312796">
                <text:p>0.03127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928027">
                <text:p>0.00928027</text:p>
              </table:table-cell>
              <table:table-cell office:value-type="float" office:value="0.0357411">
                <text:p>0.03574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926336">
                <text:p>0.00926336</text:p>
              </table:table-cell>
              <table:table-cell office:value-type="float" office:value="0.0368548">
                <text:p>0.03685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4706">
                <text:p>0.0034706</text:p>
              </table:table-cell>
              <table:table-cell office:value-type="float" office:value="0.00374393">
                <text:p>0.003743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83098">
                <text:p>0.00383098</text:p>
              </table:table-cell>
              <table:table-cell office:value-type="float" office:value="0.0314275">
                <text:p>0.03142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406236">
                <text:p>0.00406236</text:p>
              </table:table-cell>
              <table:table-cell office:value-type="float" office:value="0.0317859">
                <text:p>0.03178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891723">
                <text:p>0.00891723</text:p>
              </table:table-cell>
              <table:table-cell office:value-type="float" office:value="0.0363835">
                <text:p>0.03638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07318">
                <text:p>0.00307318</text:p>
              </table:table-cell>
              <table:table-cell office:value-type="float" office:value="0.0310629">
                <text:p>0.03106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734618">
                <text:p>0.00734618</text:p>
              </table:table-cell>
              <table:table-cell office:value-type="float" office:value="0.0347845">
                <text:p>0.03478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450753">
                <text:p>0.00450753</text:p>
              </table:table-cell>
              <table:table-cell office:value-type="float" office:value="0.0318649">
                <text:p>0.03186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70178">
                <text:p>0.0070178</text:p>
              </table:table-cell>
              <table:table-cell office:value-type="float" office:value="0.0336622">
                <text:p>0.03366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33511">
                <text:p>0.00333511</text:p>
              </table:table-cell>
              <table:table-cell office:value-type="float" office:value="0.0309151">
                <text:p>0.0309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0782">
                <text:p>0.010782</text:p>
              </table:table-cell>
              <table:table-cell office:value-type="float" office:value="0.037241">
                <text:p>0.0372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530406">
                <text:p>0.00530406</text:p>
              </table:table-cell>
              <table:table-cell office:value-type="float" office:value="0.0323262">
                <text:p>0.03232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917732">
                <text:p>0.00917732</text:p>
              </table:table-cell>
              <table:table-cell office:value-type="float" office:value="0.0368336">
                <text:p>0.03683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17533">
                <text:p>0.0117533</text:p>
              </table:table-cell>
              <table:table-cell office:value-type="float" office:value="0.0117694">
                <text:p>0.01176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911018">
                <text:p>0.00911018</text:p>
              </table:table-cell>
              <table:table-cell office:value-type="float" office:value="0.0367147">
                <text:p>0.03671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07733">
                <text:p>0.0107733</text:p>
              </table:table-cell>
              <table:table-cell office:value-type="float" office:value="0.0392942">
                <text:p>0.03929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09657">
                <text:p>0.0109657</text:p>
              </table:table-cell>
              <table:table-cell office:value-type="float" office:value="0.0380748">
                <text:p>0.03807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307">
                <text:p>0.01307</text:p>
              </table:table-cell>
              <table:table-cell office:value-type="float" office:value="0.0412529">
                <text:p>0.0412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01511">
                <text:p>0.0101511</text:p>
              </table:table-cell>
              <table:table-cell office:value-type="float" office:value="0.0372126">
                <text:p>0.03721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83811">
                <text:p>0.00583811</text:p>
              </table:table-cell>
              <table:table-cell office:value-type="float" office:value="0.0327325">
                <text:p>0.03273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937241">
                <text:p>0.00937241</text:p>
              </table:table-cell>
              <table:table-cell office:value-type="float" office:value="0.0373221">
                <text:p>0.03732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882049">
                <text:p>0.00882049</text:p>
              </table:table-cell>
              <table:table-cell office:value-type="float" office:value="0.0368658">
                <text:p>0.03686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28903">
                <text:p>0.0128903</text:p>
              </table:table-cell>
              <table:table-cell office:value-type="float" office:value="0.0403259">
                <text:p>0.04032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95935">
                <text:p>0.00895935</text:p>
              </table:table-cell>
              <table:table-cell office:value-type="float" office:value="0.0367082">
                <text:p>0.03670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588447">
                <text:p>0.00588447</text:p>
              </table:table-cell>
              <table:table-cell office:value-type="float" office:value="0.0335212">
                <text:p>0.03352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509558">
                <text:p>0.00509558</text:p>
              </table:table-cell>
              <table:table-cell office:value-type="float" office:value="0.0325592">
                <text:p>0.03255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71953">
                <text:p>0.0071953</text:p>
              </table:table-cell>
              <table:table-cell office:value-type="float" office:value="0.0354895">
                <text:p>0.03548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894671">
                <text:p>0.00894671</text:p>
              </table:table-cell>
              <table:table-cell office:value-type="float" office:value="0.0358261">
                <text:p>0.03582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650503">
                <text:p>0.00650503</text:p>
              </table:table-cell>
              <table:table-cell office:value-type="float" office:value="0.0339534">
                <text:p>0.03395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157">
                <text:p>0.003157</text:p>
              </table:table-cell>
              <table:table-cell office:value-type="float" office:value="0.0303221">
                <text:p>0.03032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484521">
                <text:p>0.00484521</text:p>
              </table:table-cell>
              <table:table-cell office:value-type="float" office:value="0.0357862">
                <text:p>0.03578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751673">
                <text:p>0.00751673</text:p>
              </table:table-cell>
              <table:table-cell office:value-type="float" office:value="0.0355604">
                <text:p>0.03556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30712">
                <text:p>0.0130712</text:p>
              </table:table-cell>
              <table:table-cell office:value-type="float" office:value="0.0400716">
                <text:p>0.04007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70658">
                <text:p>0.0070658</text:p>
              </table:table-cell>
              <table:table-cell office:value-type="float" office:value="0.0342172">
                <text:p>0.03421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810456">
                <text:p>0.00810456</text:p>
              </table:table-cell>
              <table:table-cell office:value-type="float" office:value="0.0343362">
                <text:p>0.03433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563667">
                <text:p>0.00563667</text:p>
              </table:table-cell>
              <table:table-cell office:value-type="float" office:value="0.0332329">
                <text:p>0.03323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792292">
                <text:p>0.00792292</text:p>
              </table:table-cell>
              <table:table-cell office:value-type="float" office:value="0.0349539">
                <text:p>0.03495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00834">
                <text:p>0.0100834</text:p>
              </table:table-cell>
              <table:table-cell office:value-type="float" office:value="0.038384">
                <text:p>0.0383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579162">
                <text:p>0.00579162</text:p>
              </table:table-cell>
              <table:table-cell office:value-type="float" office:value="0.0331242">
                <text:p>0.03312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573053">
                <text:p>0.00573053</text:p>
              </table:table-cell>
              <table:table-cell office:value-type="float" office:value="0.0337439">
                <text:p>0.03374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112218">
                <text:p>0.00112218</text:p>
              </table:table-cell>
              <table:table-cell office:value-type="float" office:value="0.0286623">
                <text:p>0.02866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53393">
                <text:p>0.00253393</text:p>
              </table:table-cell>
              <table:table-cell office:value-type="float" office:value="0.0303638">
                <text:p>0.03036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529111">
                <text:p>0.00529111</text:p>
              </table:table-cell>
              <table:table-cell office:value-type="float" office:value="0.0323839">
                <text:p>0.03238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581181">
                <text:p>0.00581181</text:p>
              </table:table-cell>
              <table:table-cell office:value-type="float" office:value="0.0328211">
                <text:p>0.03282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423805">
                <text:p>0.00423805</text:p>
              </table:table-cell>
              <table:table-cell office:value-type="float" office:value="0.0312682">
                <text:p>0.03126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608971">
                <text:p>0.00608971</text:p>
              </table:table-cell>
              <table:table-cell office:value-type="float" office:value="0.0333904">
                <text:p>0.03339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557823">
                <text:p>0.00557823</text:p>
              </table:table-cell>
              <table:table-cell office:value-type="float" office:value="0.0330936">
                <text:p>0.03309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42253">
                <text:p>0.00342253</text:p>
              </table:table-cell>
              <table:table-cell office:value-type="float" office:value="0.0308932">
                <text:p>0.03089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934102">
                <text:p>0.00934102</text:p>
              </table:table-cell>
              <table:table-cell office:value-type="float" office:value="0.0361518">
                <text:p>0.03615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955584">
                <text:p>0.00955584</text:p>
              </table:table-cell>
              <table:table-cell office:value-type="float" office:value="0.0362391">
                <text:p>0.03623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799652">
                <text:p>0.00799652</text:p>
              </table:table-cell>
              <table:table-cell office:value-type="float" office:value="0.0368693">
                <text:p>0.03686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998117">
                <text:p>0.00998117</text:p>
              </table:table-cell>
              <table:table-cell office:value-type="float" office:value="0.0405457">
                <text:p>0.04054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57096">
                <text:p>0.00357096</text:p>
              </table:table-cell>
              <table:table-cell office:value-type="float" office:value="0.0311372">
                <text:p>0.03113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946307">
                <text:p>0.00946307</text:p>
              </table:table-cell>
              <table:table-cell office:value-type="float" office:value="0.0372316">
                <text:p>0.03723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681556">
                <text:p>0.00681556</text:p>
              </table:table-cell>
              <table:table-cell office:value-type="float" office:value="0.0338624">
                <text:p>0.03386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829521">
                <text:p>0.00829521</text:p>
              </table:table-cell>
              <table:table-cell office:value-type="float" office:value="0.0356645">
                <text:p>0.03566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83667">
                <text:p>0.0083667</text:p>
              </table:table-cell>
              <table:table-cell office:value-type="float" office:value="0.0356056">
                <text:p>0.03560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840395">
                <text:p>0.00840395</text:p>
              </table:table-cell>
              <table:table-cell office:value-type="float" office:value="0.0349711">
                <text:p>0.03497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802282">
                <text:p>0.00802282</text:p>
              </table:table-cell>
              <table:table-cell office:value-type="float" office:value="0.0349462">
                <text:p>0.03494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918035">
                <text:p>0.00918035</text:p>
              </table:table-cell>
              <table:table-cell office:value-type="float" office:value="0.0363442">
                <text:p>0.03634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619323">
                <text:p>0.00619323</text:p>
              </table:table-cell>
              <table:table-cell office:value-type="float" office:value="0.0332888">
                <text:p>0.03328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8786">
                <text:p>0.0038786</text:p>
              </table:table-cell>
              <table:table-cell office:value-type="float" office:value="0.0319615">
                <text:p>0.03196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447554">
                <text:p>0.00447554</text:p>
              </table:table-cell>
              <table:table-cell office:value-type="float" office:value="0.0315973">
                <text:p>0.03159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710607">
                <text:p>0.00710607</text:p>
              </table:table-cell>
              <table:table-cell office:value-type="float" office:value="0.0354703">
                <text:p>0.03547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652049">
                <text:p>0.00652049</text:p>
              </table:table-cell>
              <table:table-cell office:value-type="float" office:value="0.0338228">
                <text:p>0.03382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468624">
                <text:p>0.00468624</text:p>
              </table:table-cell>
              <table:table-cell office:value-type="float" office:value="0.0326187">
                <text:p>0.03261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182821">
                <text:p>0.00182821</text:p>
              </table:table-cell>
              <table:table-cell office:value-type="float" office:value="0.0296046">
                <text:p>0.02960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703093">
                <text:p>0.00703093</text:p>
              </table:table-cell>
              <table:table-cell office:value-type="float" office:value="0.0351971">
                <text:p>0.03519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87419">
                <text:p>0.0087419</text:p>
              </table:table-cell>
              <table:table-cell office:value-type="float" office:value="0.035141">
                <text:p>0.0351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654494">
                <text:p>0.00654494</text:p>
              </table:table-cell>
              <table:table-cell office:value-type="float" office:value="0.033495">
                <text:p>0.0334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444966">
                <text:p>0.00444966</text:p>
              </table:table-cell>
              <table:table-cell office:value-type="float" office:value="0.0318513">
                <text:p>0.0318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950693">
                <text:p>0.00950693</text:p>
              </table:table-cell>
              <table:table-cell office:value-type="float" office:value="0.0374047">
                <text:p>0.03740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595023">
                <text:p>0.00595023</text:p>
              </table:table-cell>
              <table:table-cell office:value-type="float" office:value="0.0334263">
                <text:p>0.03342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567444">
                <text:p>0.00567444</text:p>
              </table:table-cell>
              <table:table-cell office:value-type="float" office:value="0.0328688">
                <text:p>0.03286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535207">
                <text:p>0.00535207</text:p>
              </table:table-cell>
              <table:table-cell office:value-type="float" office:value="0.0328783">
                <text:p>0.03287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765074">
                <text:p>0.00765074</text:p>
              </table:table-cell>
              <table:table-cell office:value-type="float" office:value="0.0316825">
                <text:p>0.03168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46477">
                <text:p>0.0146477</text:p>
              </table:table-cell>
              <table:table-cell office:value-type="float" office:value="0.0429246">
                <text:p>0.04292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10261">
                <text:p>0.00310261</text:p>
              </table:table-cell>
              <table:table-cell office:value-type="float" office:value="0.0308045">
                <text:p>0.03080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21303">
                <text:p>0.0121303</text:p>
              </table:table-cell>
              <table:table-cell office:value-type="float" office:value="0.0390817">
                <text:p>0.03908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868256">
                <text:p>0.00868256</text:p>
              </table:table-cell>
              <table:table-cell office:value-type="float" office:value="0.035159">
                <text:p>0.0351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964756">
                <text:p>0.00964756</text:p>
              </table:table-cell>
              <table:table-cell office:value-type="float" office:value="0.0365679">
                <text:p>0.03656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09794">
                <text:p>0.0109794</text:p>
              </table:table-cell>
              <table:table-cell office:value-type="float" office:value="0.0375482">
                <text:p>0.03754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52891">
                <text:p>0.0052891</text:p>
              </table:table-cell>
              <table:table-cell office:value-type="float" office:value="0.0331727">
                <text:p>0.03317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04852">
                <text:p>0.0104852</text:p>
              </table:table-cell>
              <table:table-cell office:value-type="float" office:value="0.037122">
                <text:p>0.0371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856569">
                <text:p>0.00856569</text:p>
              </table:table-cell>
              <table:table-cell office:value-type="float" office:value="0.0360147">
                <text:p>0.03601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829244">
                <text:p>0.00829244</text:p>
              </table:table-cell>
              <table:table-cell office:value-type="float" office:value="0.0344489">
                <text:p>0.03444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813622">
                <text:p>0.00813622</text:p>
              </table:table-cell>
              <table:table-cell office:value-type="float" office:value="0.0353312">
                <text:p>0.03533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795923">
                <text:p>0.00795923</text:p>
              </table:table-cell>
              <table:table-cell office:value-type="float" office:value="0.0353766">
                <text:p>0.035376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732532">
                <text:p>0.00732532</text:p>
              </table:table-cell>
              <table:table-cell office:value-type="float" office:value="0.0345086">
                <text:p>0.03450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799565">
                <text:p>0.00799565</text:p>
              </table:table-cell>
              <table:table-cell office:value-type="float" office:value="0.00797254">
                <text:p>0.007972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3034">
                <text:p>0.013034</text:p>
              </table:table-cell>
              <table:table-cell office:value-type="float" office:value="0.0409042">
                <text:p>0.04090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493283">
                <text:p>0.00493283</text:p>
              </table:table-cell>
              <table:table-cell office:value-type="float" office:value="0.00497023">
                <text:p>0.004970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724853">
                <text:p>0.00724853</text:p>
              </table:table-cell>
              <table:table-cell office:value-type="float" office:value="0.0344634">
                <text:p>0.03446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593671">
                <text:p>0.00593671</text:p>
              </table:table-cell>
              <table:table-cell office:value-type="float" office:value="0.0322113">
                <text:p>0.03221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742333">
                <text:p>0.00742333</text:p>
              </table:table-cell>
              <table:table-cell office:value-type="float" office:value="0.0344936">
                <text:p>0.03449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678564">
                <text:p>0.00678564</text:p>
              </table:table-cell>
              <table:table-cell office:value-type="float" office:value="0.0337468">
                <text:p>0.03374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62237">
                <text:p>0.00162237</text:p>
              </table:table-cell>
              <table:table-cell office:value-type="float" office:value="0.02918">
                <text:p>0.029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656443">
                <text:p>0.00656443</text:p>
              </table:table-cell>
              <table:table-cell office:value-type="float" office:value="0.0341274">
                <text:p>0.03412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677977">
                <text:p>0.00677977</text:p>
              </table:table-cell>
              <table:table-cell office:value-type="float" office:value="0.0338584">
                <text:p>0.03385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09512">
                <text:p>0.0109512</text:p>
              </table:table-cell>
              <table:table-cell office:value-type="float" office:value="0.0387207">
                <text:p>0.03872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1063">
                <text:p>0.011063</text:p>
              </table:table-cell>
              <table:table-cell office:value-type="float" office:value="0.0373463">
                <text:p>0.0373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614849">
                <text:p>0.00614849</text:p>
              </table:table-cell>
              <table:table-cell office:value-type="float" office:value="0.0331786">
                <text:p>0.03317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206298">
                <text:p>0.0000206298</text:p>
              </table:table-cell>
              <table:table-cell office:value-type="float" office:value="0.0273142">
                <text:p>0.02731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358293">
                <text:p>0.000358293</text:p>
              </table:table-cell>
              <table:table-cell office:value-type="float" office:value="0.0279353">
                <text:p>0.02793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759179">
                <text:p>0.00759179</text:p>
              </table:table-cell>
              <table:table-cell office:value-type="float" office:value="0.0355231">
                <text:p>0.03552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779316">
                <text:p>0.00779316</text:p>
              </table:table-cell>
              <table:table-cell office:value-type="float" office:value="0.00723586">
                <text:p>0.007235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40666">
                <text:p>0.00240666</text:p>
              </table:table-cell>
              <table:table-cell office:value-type="float" office:value="0.0292638">
                <text:p>0.02926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876019">
                <text:p>0.00876019</text:p>
              </table:table-cell>
              <table:table-cell office:value-type="float" office:value="0.0361849">
                <text:p>0.03618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81086">
                <text:p>0.00181086</text:p>
              </table:table-cell>
              <table:table-cell office:value-type="float" office:value="0.0289967">
                <text:p>0.02899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2093">
                <text:p>0.0022093</text:p>
              </table:table-cell>
              <table:table-cell office:value-type="float" office:value="0.0295686">
                <text:p>0.02956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14748">
                <text:p>0.0114748</text:p>
              </table:table-cell>
              <table:table-cell office:value-type="float" office:value="0.038841">
                <text:p>0.0388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882454">
                <text:p>0.00882454</text:p>
              </table:table-cell>
              <table:table-cell office:value-type="float" office:value="0.0368752">
                <text:p>0.03687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683196">
                <text:p>0.00683196</text:p>
              </table:table-cell>
              <table:table-cell office:value-type="float" office:value="0.0340088">
                <text:p>0.03400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939795">
                <text:p>0.00939795</text:p>
              </table:table-cell>
              <table:table-cell office:value-type="float" office:value="0.0367381">
                <text:p>0.03673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02984">
                <text:p>0.0102984</text:p>
              </table:table-cell>
              <table:table-cell office:value-type="float" office:value="0.0372839">
                <text:p>0.03728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88947">
                <text:p>0.0088947</text:p>
              </table:table-cell>
              <table:table-cell office:value-type="float" office:value="0.0369596">
                <text:p>0.03695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437631">
                <text:p>0.00437631</text:p>
              </table:table-cell>
              <table:table-cell office:value-type="float" office:value="0.0318645">
                <text:p>0.03186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655202">
                <text:p>0.000655202</text:p>
              </table:table-cell>
              <table:table-cell office:value-type="float" office:value="0.0280297">
                <text:p>0.02802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691906">
                <text:p>0.00691906</text:p>
              </table:table-cell>
              <table:table-cell office:value-type="float" office:value="0.0341778">
                <text:p>0.03417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06743">
                <text:p>0.0106743</text:p>
              </table:table-cell>
              <table:table-cell office:value-type="float" office:value="0.0379669">
                <text:p>0.03796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479514">
                <text:p>0.00479514</text:p>
              </table:table-cell>
              <table:table-cell office:value-type="float" office:value="0.032403">
                <text:p>0.0324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495168">
                <text:p>0.00495168</text:p>
              </table:table-cell>
              <table:table-cell office:value-type="float" office:value="0.03187">
                <text:p>0.031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727433">
                <text:p>0.00727433</text:p>
              </table:table-cell>
              <table:table-cell office:value-type="float" office:value="0.0343368">
                <text:p>0.03433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48045">
                <text:p>0.0048045</text:p>
              </table:table-cell>
              <table:table-cell office:value-type="float" office:value="0.0314714">
                <text:p>0.03147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840001">
                <text:p>0.00840001</text:p>
              </table:table-cell>
              <table:table-cell office:value-type="float" office:value="0.0355551">
                <text:p>0.03555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719637">
                <text:p>0.00719637</text:p>
              </table:table-cell>
              <table:table-cell office:value-type="float" office:value="0.0340031">
                <text:p>0.03400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05576">
                <text:p>0.0105576</text:p>
              </table:table-cell>
              <table:table-cell office:value-type="float" office:value="0.0370055">
                <text:p>0.03700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778625">
                <text:p>0.00778625</text:p>
              </table:table-cell>
              <table:table-cell office:value-type="float" office:value="0.0346976">
                <text:p>0.03469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584525">
                <text:p>0.00584525</text:p>
              </table:table-cell>
              <table:table-cell office:value-type="float" office:value="0.033116">
                <text:p>0.0331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964471">
                <text:p>0.00964471</text:p>
              </table:table-cell>
              <table:table-cell office:value-type="float" office:value="0.0367538">
                <text:p>0.03675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0179">
                <text:p>0.0020179</text:p>
              </table:table-cell>
              <table:table-cell office:value-type="float" office:value="0.0293772">
                <text:p>0.02937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86231">
                <text:p>0.0086231</text:p>
              </table:table-cell>
              <table:table-cell office:value-type="float" office:value="0.0359232">
                <text:p>0.03592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657239">
                <text:p>0.00657239</text:p>
              </table:table-cell>
              <table:table-cell office:value-type="float" office:value="0.0337623">
                <text:p>0.03376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421314">
                <text:p>0.00421314</text:p>
              </table:table-cell>
              <table:table-cell office:value-type="float" office:value="0.0314629">
                <text:p>0.03146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588407">
                <text:p>0.00588407</text:p>
              </table:table-cell>
              <table:table-cell office:value-type="float" office:value="0.0325987">
                <text:p>0.03259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21849">
                <text:p>0.0121849</text:p>
              </table:table-cell>
              <table:table-cell office:value-type="float" office:value="0.0398175">
                <text:p>0.03981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680752">
                <text:p>0.00680752</text:p>
              </table:table-cell>
              <table:table-cell office:value-type="float" office:value="0.0339183">
                <text:p>0.03391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252136">
                <text:p>0.00252136</text:p>
              </table:table-cell>
              <table:table-cell office:value-type="float" office:value="0.0304632">
                <text:p>0.03046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426734">
                <text:p>0.00426734</text:p>
              </table:table-cell>
              <table:table-cell office:value-type="float" office:value="0.0314891">
                <text:p>0.03148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878316">
                <text:p>0.00878316</text:p>
              </table:table-cell>
              <table:table-cell office:value-type="float" office:value="0.0356883">
                <text:p>0.03568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983412">
                <text:p>0.00983412</text:p>
              </table:table-cell>
              <table:table-cell office:value-type="float" office:value="0.0365565">
                <text:p>0.03655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880018">
                <text:p>0.00880018</text:p>
              </table:table-cell>
              <table:table-cell office:value-type="float" office:value="0.0362432">
                <text:p>0.03624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740334">
                <text:p>0.00740334</text:p>
              </table:table-cell>
              <table:table-cell office:value-type="float" office:value="0.0352758">
                <text:p>0.03527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495624">
                <text:p>0.00495624</text:p>
              </table:table-cell>
              <table:table-cell office:value-type="float" office:value="0.0319225">
                <text:p>0.03192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02428">
                <text:p>0.0102428</text:p>
              </table:table-cell>
              <table:table-cell office:value-type="float" office:value="0.0375719">
                <text:p>0.03757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737611">
                <text:p>0.00737611</text:p>
              </table:table-cell>
              <table:table-cell office:value-type="float" office:value="0.0355619">
                <text:p>0.03556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785277">
                <text:p>0.00785277</text:p>
              </table:table-cell>
              <table:table-cell office:value-type="float" office:value="0.0347079">
                <text:p>0.03470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797783">
                <text:p>0.00797783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620777">
                <text:p>0.00620777</text:p>
              </table:table-cell>
              <table:table-cell office:value-type="float" office:value="0.0333958">
                <text:p>0.03339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584277">
                <text:p>0.00584277</text:p>
              </table:table-cell>
              <table:table-cell office:value-type="float" office:value="0.0326753">
                <text:p>0.03267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898102">
                <text:p>0.000898102</text:p>
              </table:table-cell>
              <table:table-cell office:value-type="float" office:value="0.0283636">
                <text:p>0.02836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77232">
                <text:p>0.00377232</text:p>
              </table:table-cell>
              <table:table-cell office:value-type="float" office:value="0.0308872">
                <text:p>0.03088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607158">
                <text:p>0.00607158</text:p>
              </table:table-cell>
              <table:table-cell office:value-type="float" office:value="0.0340273">
                <text:p>0.03402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781186">
                <text:p>0.00781186</text:p>
              </table:table-cell>
              <table:table-cell office:value-type="float" office:value="0.0352855">
                <text:p>0.03528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16528">
                <text:p>0.0116528</text:p>
              </table:table-cell>
              <table:table-cell office:value-type="float" office:value="0.0393512">
                <text:p>0.03935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78855">
                <text:p>0.00378855</text:p>
              </table:table-cell>
              <table:table-cell office:value-type="float" office:value="0.0311242">
                <text:p>0.03112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927659">
                <text:p>0.00927659</text:p>
              </table:table-cell>
              <table:table-cell office:value-type="float" office:value="0.0365282">
                <text:p>0.03652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436945">
                <text:p>0.00436945</text:p>
              </table:table-cell>
              <table:table-cell office:value-type="float" office:value="0.0310622">
                <text:p>0.03106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632447">
                <text:p>0.00632447</text:p>
              </table:table-cell>
              <table:table-cell office:value-type="float" office:value="0.0330005">
                <text:p>0.03300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25751">
                <text:p>0.0125751</text:p>
              </table:table-cell>
              <table:table-cell office:value-type="float" office:value="0.0401552">
                <text:p>0.04015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774997">
                <text:p>0.00774997</text:p>
              </table:table-cell>
              <table:table-cell office:value-type="float" office:value="0.0348077">
                <text:p>0.034807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01944">
                <text:p>0.0101944</text:p>
              </table:table-cell>
              <table:table-cell office:value-type="float" office:value="0.0363457">
                <text:p>0.03634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15379">
                <text:p>0.0115379</text:p>
              </table:table-cell>
              <table:table-cell office:value-type="float" office:value="0.0392833">
                <text:p>0.03928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41356">
                <text:p>0.0041356</text:p>
              </table:table-cell>
              <table:table-cell office:value-type="float" office:value="0.0309184">
                <text:p>0.03091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872278">
                <text:p>0.00872278</text:p>
              </table:table-cell>
              <table:table-cell office:value-type="float" office:value="0.0365756">
                <text:p>0.03657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461344">
                <text:p>0.000461344</text:p>
              </table:table-cell>
              <table:table-cell office:value-type="float" office:value="0.0278255">
                <text:p>0.02782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632655">
                <text:p>0.00632655</text:p>
              </table:table-cell>
              <table:table-cell office:value-type="float" office:value="0.0333474">
                <text:p>0.03334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77358">
                <text:p>0.00377358</text:p>
              </table:table-cell>
              <table:table-cell office:value-type="float" office:value="0.0312457">
                <text:p>0.03124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70508">
                <text:p>0.00570508</text:p>
              </table:table-cell>
              <table:table-cell office:value-type="float" office:value="0.032835">
                <text:p>0.0328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791378">
                <text:p>0.00791378</text:p>
              </table:table-cell>
              <table:table-cell office:value-type="float" office:value="0.0345102">
                <text:p>0.03451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773126">
                <text:p>0.00773126</text:p>
              </table:table-cell>
              <table:table-cell office:value-type="float" office:value="0.0346766">
                <text:p>0.03467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326123">
                <text:p>0.00326123</text:p>
              </table:table-cell>
              <table:table-cell office:value-type="float" office:value="0.0309932">
                <text:p>0.03099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676759">
                <text:p>0.00676759</text:p>
              </table:table-cell>
              <table:table-cell office:value-type="float" office:value="0.0350637">
                <text:p>0.03506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23736">
                <text:p>0.0023736</text:p>
              </table:table-cell>
              <table:table-cell office:value-type="float" office:value="0.0298434">
                <text:p>0.02984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50848">
                <text:p>0.0050848</text:p>
              </table:table-cell>
              <table:table-cell office:value-type="float" office:value="0.0322441">
                <text:p>0.03224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75358">
                <text:p>0.0075358</text:p>
              </table:table-cell>
              <table:table-cell office:value-type="float" office:value="0.0352369">
                <text:p>0.03523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251192">
                <text:p>0.00251192</text:p>
              </table:table-cell>
              <table:table-cell office:value-type="float" office:value="0.0304364">
                <text:p>0.03043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811419">
                <text:p>0.00811419</text:p>
              </table:table-cell>
              <table:table-cell office:value-type="float" office:value="0.0345145">
                <text:p>0.03451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390237">
                <text:p>0.00390237</text:p>
              </table:table-cell>
              <table:table-cell office:value-type="float" office:value="0.0316821">
                <text:p>0.03168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874424">
                <text:p>0.00874424</text:p>
              </table:table-cell>
              <table:table-cell office:value-type="float" office:value="0.032156">
                <text:p>0.0321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783456">
                <text:p>0.00783456</text:p>
              </table:table-cell>
              <table:table-cell office:value-type="float" office:value="0.0353031">
                <text:p>0.03530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769731">
                <text:p>0.00769731</text:p>
              </table:table-cell>
              <table:table-cell office:value-type="float" office:value="0.034937">
                <text:p>0.0349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839402">
                <text:p>0.00839402</text:p>
              </table:table-cell>
              <table:table-cell office:value-type="float" office:value="0.035861">
                <text:p>0.0358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540678">
                <text:p>0.00540678</text:p>
              </table:table-cell>
              <table:table-cell office:value-type="float" office:value="0.00507694">
                <text:p>0.005076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391604">
                <text:p>0.00391604</text:p>
              </table:table-cell>
              <table:table-cell office:value-type="float" office:value="0.0309797">
                <text:p>0.03097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709691">
                <text:p>0.00709691</text:p>
              </table:table-cell>
              <table:table-cell office:value-type="float" office:value="0.0346319">
                <text:p>0.03463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32017">
                <text:p>0.0132017</text:p>
              </table:table-cell>
              <table:table-cell office:value-type="float" office:value="0.0395466">
                <text:p>0.03954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828198">
                <text:p>0.00828198</text:p>
              </table:table-cell>
              <table:table-cell office:value-type="float" office:value="0.0349658">
                <text:p>0.03496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844807">
                <text:p>0.00844807</text:p>
              </table:table-cell>
              <table:table-cell office:value-type="float" office:value="0.00725149">
                <text:p>0.007251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973741">
                <text:p>0.00973741</text:p>
              </table:table-cell>
              <table:table-cell office:value-type="float" office:value="0.0368143">
                <text:p>0.03681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592458">
                <text:p>0.00592458</text:p>
              </table:table-cell>
              <table:table-cell office:value-type="float" office:value="0.0337073">
                <text:p>0.03370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625478">
                <text:p>0.00625478</text:p>
              </table:table-cell>
              <table:table-cell office:value-type="float" office:value="0.0337463">
                <text:p>0.03374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63443">
                <text:p>0.0063443</text:p>
              </table:table-cell>
              <table:table-cell office:value-type="float" office:value="0.0064528">
                <text:p>0.00645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2033">
                <text:p>0.012033</text:p>
              </table:table-cell>
              <table:table-cell office:value-type="float" office:value="0.0399603">
                <text:p>0.03996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864392">
                <text:p>0.00864392</text:p>
              </table:table-cell>
              <table:table-cell office:value-type="float" office:value="0.0353711">
                <text:p>0.03537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756569">
                <text:p>0.00756569</text:p>
              </table:table-cell>
              <table:table-cell office:value-type="float" office:value="0.0347086">
                <text:p>0.03470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656839">
                <text:p>0.00656839</text:p>
              </table:table-cell>
              <table:table-cell office:value-type="float" office:value="0.0336253">
                <text:p>0.03362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598385">
                <text:p>0.00598385</text:p>
              </table:table-cell>
              <table:table-cell office:value-type="float" office:value="0.0336494">
                <text:p>0.03364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365073">
                <text:p>0.00365073</text:p>
              </table:table-cell>
              <table:table-cell office:value-type="float" office:value="0.0310509">
                <text:p>0.03105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255787">
                <text:p>0.00255787</text:p>
              </table:table-cell>
              <table:table-cell office:value-type="float" office:value="0.0299718">
                <text:p>0.02997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320331">
                <text:p>0.00320331</text:p>
              </table:table-cell>
              <table:table-cell office:value-type="float" office:value="0.0302748">
                <text:p>0.03027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612698">
                <text:p>0.00612698</text:p>
              </table:table-cell>
              <table:table-cell office:value-type="float" office:value="0.0330222">
                <text:p>0.03302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696684">
                <text:p>0.00696684</text:p>
              </table:table-cell>
              <table:table-cell office:value-type="float" office:value="0.0338884">
                <text:p>0.03388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852035">
                <text:p>0.00852035</text:p>
              </table:table-cell>
              <table:table-cell office:value-type="float" office:value="0.0356436">
                <text:p>0.03564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515183">
                <text:p>0.00515183</text:p>
              </table:table-cell>
              <table:table-cell office:value-type="float" office:value="0.0321083">
                <text:p>0.03210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94366">
                <text:p>0.0094366</text:p>
              </table:table-cell>
              <table:table-cell office:value-type="float" office:value="0.036675">
                <text:p>0.0366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20216">
                <text:p>0.0120216</text:p>
              </table:table-cell>
              <table:table-cell office:value-type="float" office:value="0.0398312">
                <text:p>0.03983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612884">
                <text:p>0.00612884</text:p>
              </table:table-cell>
              <table:table-cell office:value-type="float" office:value="0.0326512">
                <text:p>0.03265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516353">
                <text:p>0.00516353</text:p>
              </table:table-cell>
              <table:table-cell office:value-type="float" office:value="0.0326218">
                <text:p>0.03262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77315">
                <text:p>0.0077315</text:p>
              </table:table-cell>
              <table:table-cell office:value-type="float" office:value="0.0359487">
                <text:p>0.03594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278733">
                <text:p>0.00278733</text:p>
              </table:table-cell>
              <table:table-cell office:value-type="float" office:value="0.0300276">
                <text:p>0.03002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52869">
                <text:p>0.0052869</text:p>
              </table:table-cell>
              <table:table-cell office:value-type="float" office:value="0.0302477">
                <text:p>0.03024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01302">
                <text:p>0.0101302</text:p>
              </table:table-cell>
              <table:table-cell office:value-type="float" office:value="0.0368737">
                <text:p>0.03687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417824">
                <text:p>0.00417824</text:p>
              </table:table-cell>
              <table:table-cell office:value-type="float" office:value="0.030984">
                <text:p>0.0309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39022">
                <text:p>0.00439022</text:p>
              </table:table-cell>
              <table:table-cell office:value-type="float" office:value="0.0311901">
                <text:p>0.03119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761618">
                <text:p>0.00761618</text:p>
              </table:table-cell>
              <table:table-cell office:value-type="float" office:value="0.0357193">
                <text:p>0.03571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873058">
                <text:p>0.00873058</text:p>
              </table:table-cell>
              <table:table-cell office:value-type="float" office:value="0.0366309">
                <text:p>0.03663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651088">
                <text:p>0.00651088</text:p>
              </table:table-cell>
              <table:table-cell office:value-type="float" office:value="0.0337065">
                <text:p>0.03370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591682">
                <text:p>0.00591682</text:p>
              </table:table-cell>
              <table:table-cell office:value-type="float" office:value="0.0337141">
                <text:p>0.03371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15547">
                <text:p>0.0115547</text:p>
              </table:table-cell>
              <table:table-cell office:value-type="float" office:value="0.0385949">
                <text:p>0.03859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655315">
                <text:p>0.00655315</text:p>
              </table:table-cell>
              <table:table-cell office:value-type="float" office:value="0.0339715">
                <text:p>0.03397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09929">
                <text:p>0.0109929</text:p>
              </table:table-cell>
              <table:table-cell office:value-type="float" office:value="0.0384968">
                <text:p>0.03849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553231">
                <text:p>0.00553231</text:p>
              </table:table-cell>
              <table:table-cell office:value-type="float" office:value="0.0294676">
                <text:p>0.02946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560964">
                <text:p>0.00560964</text:p>
              </table:table-cell>
              <table:table-cell office:value-type="float" office:value="0.0331649">
                <text:p>0.03316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06249">
                <text:p>0.0106249</text:p>
              </table:table-cell>
              <table:table-cell office:value-type="float" office:value="0.0369713">
                <text:p>0.03697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971675">
                <text:p>0.00971675</text:p>
              </table:table-cell>
              <table:table-cell office:value-type="float" office:value="0.0363704">
                <text:p>0.03637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714014">
                <text:p>0.00714014</text:p>
              </table:table-cell>
              <table:table-cell office:value-type="float" office:value="0.0338794">
                <text:p>0.03387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04589">
                <text:p>0.0104589</text:p>
              </table:table-cell>
              <table:table-cell office:value-type="float" office:value="0.0388005">
                <text:p>0.03880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572956">
                <text:p>0.00572956</text:p>
              </table:table-cell>
              <table:table-cell office:value-type="float" office:value="0.0329499">
                <text:p>0.03294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750154">
                <text:p>0.00750154</text:p>
              </table:table-cell>
              <table:table-cell office:value-type="float" office:value="0.0348982">
                <text:p>0.03489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730432">
                <text:p>0.00730432</text:p>
              </table:table-cell>
              <table:table-cell office:value-type="float" office:value="0.034383">
                <text:p>0.0343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790751">
                <text:p>0.00790751</text:p>
              </table:table-cell>
              <table:table-cell office:value-type="float" office:value="0.0349078">
                <text:p>0.03490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735712">
                <text:p>0.00735712</text:p>
              </table:table-cell>
              <table:table-cell office:value-type="float" office:value="0.0342459">
                <text:p>0.03424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54816">
                <text:p>0.00354816</text:p>
              </table:table-cell>
              <table:table-cell office:value-type="float" office:value="0.0312625">
                <text:p>0.03126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24396">
                <text:p>0.00324396</text:p>
              </table:table-cell>
              <table:table-cell office:value-type="float" office:value="0.0305022">
                <text:p>0.03050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6903">
                <text:p>0.0036903</text:p>
              </table:table-cell>
              <table:table-cell office:value-type="float" office:value="0.0311917">
                <text:p>0.03119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765071">
                <text:p>0.00765071</text:p>
              </table:table-cell>
              <table:table-cell office:value-type="float" office:value="0.0354333">
                <text:p>0.0354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83842">
                <text:p>0.0083842</text:p>
              </table:table-cell>
              <table:table-cell office:value-type="float" office:value="0.0357991">
                <text:p>0.03579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999121">
                <text:p>0.00999121</text:p>
              </table:table-cell>
              <table:table-cell office:value-type="float" office:value="0.0361127">
                <text:p>0.03611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603576">
                <text:p>0.00603576</text:p>
              </table:table-cell>
              <table:table-cell office:value-type="float" office:value="0.0337507">
                <text:p>0.03375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742682">
                <text:p>0.00742682</text:p>
              </table:table-cell>
              <table:table-cell office:value-type="float" office:value="0.0352209">
                <text:p>0.03522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577381">
                <text:p>0.00577381</text:p>
              </table:table-cell>
              <table:table-cell office:value-type="float" office:value="0.0331864">
                <text:p>0.03318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996052">
                <text:p>0.00996052</text:p>
              </table:table-cell>
              <table:table-cell office:value-type="float" office:value="0.0376541">
                <text:p>0.03765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953413">
                <text:p>0.00953413</text:p>
              </table:table-cell>
              <table:table-cell office:value-type="float" office:value="0.0369264">
                <text:p>0.03692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441945">
                <text:p>0.00441945</text:p>
              </table:table-cell>
              <table:table-cell office:value-type="float" office:value="0.0315368">
                <text:p>0.03153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682265">
                <text:p>0.00682265</text:p>
              </table:table-cell>
              <table:table-cell office:value-type="float" office:value="0.0334132">
                <text:p>0.03341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05517">
                <text:p>0.0105517</text:p>
              </table:table-cell>
              <table:table-cell office:value-type="float" office:value="0.0388882">
                <text:p>0.03888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702767">
                <text:p>0.00702767</text:p>
              </table:table-cell>
              <table:table-cell office:value-type="float" office:value="0.00724824">
                <text:p>0.007248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450632">
                <text:p>0.00450632</text:p>
              </table:table-cell>
              <table:table-cell office:value-type="float" office:value="0.0324841">
                <text:p>0.03248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900126">
                <text:p>0.00900126</text:p>
              </table:table-cell>
              <table:table-cell office:value-type="float" office:value="0.0357584">
                <text:p>0.03575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326292">
                <text:p>0.00326292</text:p>
              </table:table-cell>
              <table:table-cell office:value-type="float" office:value="0.0309053">
                <text:p>0.03090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755272">
                <text:p>0.00755272</text:p>
              </table:table-cell>
              <table:table-cell office:value-type="float" office:value="0.0342669">
                <text:p>0.03426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872011">
                <text:p>0.00872011</text:p>
              </table:table-cell>
              <table:table-cell office:value-type="float" office:value="0.0356944">
                <text:p>0.03569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711242">
                <text:p>0.00711242</text:p>
              </table:table-cell>
              <table:table-cell office:value-type="float" office:value="0.0070312">
                <text:p>0.00703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82622">
                <text:p>0.00382622</text:p>
              </table:table-cell>
              <table:table-cell office:value-type="float" office:value="0.031325">
                <text:p>0.0313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479444">
                <text:p>0.00479444</text:p>
              </table:table-cell>
              <table:table-cell office:value-type="float" office:value="0.0328388">
                <text:p>0.03283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566029">
                <text:p>0.00566029</text:p>
              </table:table-cell>
              <table:table-cell office:value-type="float" office:value="0.0324008">
                <text:p>0.03240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996848">
                <text:p>0.00996848</text:p>
              </table:table-cell>
              <table:table-cell office:value-type="float" office:value="0.0367431">
                <text:p>0.03674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888495">
                <text:p>0.00888495</text:p>
              </table:table-cell>
              <table:table-cell office:value-type="float" office:value="0.0362067">
                <text:p>0.03620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62946">
                <text:p>0.0062946</text:p>
              </table:table-cell>
              <table:table-cell office:value-type="float" office:value="0.0333819">
                <text:p>0.03338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751839">
                <text:p>0.00751839</text:p>
              </table:table-cell>
              <table:table-cell office:value-type="float" office:value="0.0349347">
                <text:p>0.03493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357148">
                <text:p>0.00357148</text:p>
              </table:table-cell>
              <table:table-cell office:value-type="float" office:value="0.0307756">
                <text:p>0.03077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31615">
                <text:p>0.00431615</text:p>
              </table:table-cell>
              <table:table-cell office:value-type="float" office:value="0.0319506">
                <text:p>0.03195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528488">
                <text:p>0.00528488</text:p>
              </table:table-cell>
              <table:table-cell office:value-type="float" office:value="0.0339373">
                <text:p>0.03393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586246">
                <text:p>0.00586246</text:p>
              </table:table-cell>
              <table:table-cell office:value-type="float" office:value="0.0333269">
                <text:p>0.03332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247206">
                <text:p>0.00247206</text:p>
              </table:table-cell>
              <table:table-cell office:value-type="float" office:value="0.0297297">
                <text:p>0.02972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726654">
                <text:p>0.00726654</text:p>
              </table:table-cell>
              <table:table-cell office:value-type="float" office:value="0.0347955">
                <text:p>0.03479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698795">
                <text:p>0.00698795</text:p>
              </table:table-cell>
              <table:table-cell office:value-type="float" office:value="0.032845">
                <text:p>0.0328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13583">
                <text:p>0.0113583</text:p>
              </table:table-cell>
              <table:table-cell office:value-type="float" office:value="0.0384742">
                <text:p>0.03847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13421">
                <text:p>0.0113421</text:p>
              </table:table-cell>
              <table:table-cell office:value-type="float" office:value="0.0381315">
                <text:p>0.03813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771991">
                <text:p>0.00771991</text:p>
              </table:table-cell>
              <table:table-cell office:value-type="float" office:value="0.0352306">
                <text:p>0.03523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10094">
                <text:p>0.0110094</text:p>
              </table:table-cell>
              <table:table-cell office:value-type="float" office:value="0.0383813">
                <text:p>0.03838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79182">
                <text:p>0.00479182</text:p>
              </table:table-cell>
              <table:table-cell office:value-type="float" office:value="0.0319964">
                <text:p>0.03199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301537">
                <text:p>0.00301537</text:p>
              </table:table-cell>
              <table:table-cell office:value-type="float" office:value="0.0309158">
                <text:p>0.03091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502287">
                <text:p>0.00502287</text:p>
              </table:table-cell>
              <table:table-cell office:value-type="float" office:value="0.0328483">
                <text:p>0.03284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603495">
                <text:p>0.00603495</text:p>
              </table:table-cell>
              <table:table-cell office:value-type="float" office:value="0.0336115">
                <text:p>0.03361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05416">
                <text:p>0.0105416</text:p>
              </table:table-cell>
              <table:table-cell office:value-type="float" office:value="0.0368163">
                <text:p>0.03681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410249">
                <text:p>0.00410249</text:p>
              </table:table-cell>
              <table:table-cell office:value-type="float" office:value="0.0317191">
                <text:p>0.03171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29044">
                <text:p>0.0029044</text:p>
              </table:table-cell>
              <table:table-cell office:value-type="float" office:value="0.0299957">
                <text:p>0.02999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805762">
                <text:p>0.00805762</text:p>
              </table:table-cell>
              <table:table-cell office:value-type="float" office:value="0.0344365">
                <text:p>0.03443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563274">
                <text:p>0.00563274</text:p>
              </table:table-cell>
              <table:table-cell office:value-type="float" office:value="0.0330586">
                <text:p>0.03305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995441">
                <text:p>0.00995441</text:p>
              </table:table-cell>
              <table:table-cell office:value-type="float" office:value="0.0365703">
                <text:p>0.03657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500035">
                <text:p>0.00500035</text:p>
              </table:table-cell>
              <table:table-cell office:value-type="float" office:value="0.0331504">
                <text:p>0.03315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260168">
                <text:p>0.00260168</text:p>
              </table:table-cell>
              <table:table-cell office:value-type="float" office:value="0.0297535">
                <text:p>0.02975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577839">
                <text:p>0.00577839</text:p>
              </table:table-cell>
              <table:table-cell office:value-type="float" office:value="0.0330086">
                <text:p>0.03300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693028">
                <text:p>0.00693028</text:p>
              </table:table-cell>
              <table:table-cell office:value-type="float" office:value="0.0340537">
                <text:p>0.03405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861296">
                <text:p>0.00861296</text:p>
              </table:table-cell>
              <table:table-cell office:value-type="float" office:value="0.0360717">
                <text:p>0.03607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8717">
                <text:p>0.0018717</text:p>
              </table:table-cell>
              <table:table-cell office:value-type="float" office:value="0.0291512">
                <text:p>0.02915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819528">
                <text:p>0.00819528</text:p>
              </table:table-cell>
              <table:table-cell office:value-type="float" office:value="0.0357843">
                <text:p>0.03578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07931">
                <text:p>0.0107931</text:p>
              </table:table-cell>
              <table:table-cell office:value-type="float" office:value="0.0378312">
                <text:p>0.03783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820887">
                <text:p>0.00820887</text:p>
              </table:table-cell>
              <table:table-cell office:value-type="float" office:value="0.0367351">
                <text:p>0.03673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641009">
                <text:p>0.00641009</text:p>
              </table:table-cell>
              <table:table-cell office:value-type="float" office:value="0.0327728">
                <text:p>0.03277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658886">
                <text:p>0.00658886</text:p>
              </table:table-cell>
              <table:table-cell office:value-type="float" office:value="0.0339814">
                <text:p>0.03398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826962">
                <text:p>0.00826962</text:p>
              </table:table-cell>
              <table:table-cell office:value-type="float" office:value="0.0348048">
                <text:p>0.03480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507855">
                <text:p>0.00507855</text:p>
              </table:table-cell>
              <table:table-cell office:value-type="float" office:value="0.0331582">
                <text:p>0.03315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449697">
                <text:p>0.00449697</text:p>
              </table:table-cell>
              <table:table-cell office:value-type="float" office:value="0.0317635">
                <text:p>0.03176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425839">
                <text:p>0.00425839</text:p>
              </table:table-cell>
              <table:table-cell office:value-type="float" office:value="0.0312617">
                <text:p>0.03126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922097">
                <text:p>0.00922097</text:p>
              </table:table-cell>
              <table:table-cell office:value-type="float" office:value="0.0373265">
                <text:p>0.037326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73188">
                <text:p>0.0073188</text:p>
              </table:table-cell>
              <table:table-cell office:value-type="float" office:value="0.0347293">
                <text:p>0.03472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81522">
                <text:p>0.0081522</text:p>
              </table:table-cell>
              <table:table-cell office:value-type="float" office:value="0.0353123">
                <text:p>0.03531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632653">
                <text:p>0.00632653</text:p>
              </table:table-cell>
              <table:table-cell office:value-type="float" office:value="0.0340081">
                <text:p>0.03400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96533">
                <text:p>0.0096533</text:p>
              </table:table-cell>
              <table:table-cell office:value-type="float" office:value="0.0379414">
                <text:p>0.03794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755033">
                <text:p>0.00755033</text:p>
              </table:table-cell>
              <table:table-cell office:value-type="float" office:value="0.00741721">
                <text:p>0.007417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00631">
                <text:p>0.0100631</text:p>
              </table:table-cell>
              <table:table-cell office:value-type="float" office:value="0.0385443">
                <text:p>0.03854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05187">
                <text:p>0.0105187</text:p>
              </table:table-cell>
              <table:table-cell office:value-type="float" office:value="0.0374619">
                <text:p>0.03746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417337">
                <text:p>0.00417337</text:p>
              </table:table-cell>
              <table:table-cell office:value-type="float" office:value="0.031531">
                <text:p>0.0315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944086">
                <text:p>0.00944086</text:p>
              </table:table-cell>
              <table:table-cell office:value-type="float" office:value="0.0368524">
                <text:p>0.03685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02651">
                <text:p>0.0102651</text:p>
              </table:table-cell>
              <table:table-cell office:value-type="float" office:value="0.03736">
                <text:p>0.037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14147">
                <text:p>0.0114147</text:p>
              </table:table-cell>
              <table:table-cell office:value-type="float" office:value="0.0397426">
                <text:p>0.03974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75397">
                <text:p>0.0075397</text:p>
              </table:table-cell>
              <table:table-cell office:value-type="float" office:value="0.0351316">
                <text:p>0.03513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935989">
                <text:p>0.00935989</text:p>
              </table:table-cell>
              <table:table-cell office:value-type="float" office:value="0.0368681">
                <text:p>0.03686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784798">
                <text:p>0.00784798</text:p>
              </table:table-cell>
              <table:table-cell office:value-type="float" office:value="0.0347959">
                <text:p>0.03479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627418">
                <text:p>0.00627418</text:p>
              </table:table-cell>
              <table:table-cell office:value-type="float" office:value="0.0342291">
                <text:p>0.03422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92589">
                <text:p>0.00292589</text:p>
              </table:table-cell>
              <table:table-cell office:value-type="float" office:value="0.031096">
                <text:p>0.0310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874559">
                <text:p>0.00874559</text:p>
              </table:table-cell>
              <table:table-cell office:value-type="float" office:value="0.0360001">
                <text:p>0.03600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859256">
                <text:p>0.00859256</text:p>
              </table:table-cell>
              <table:table-cell office:value-type="float" office:value="0.035718">
                <text:p>0.0357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95971">
                <text:p>0.0095971</text:p>
              </table:table-cell>
              <table:table-cell office:value-type="float" office:value="0.0370236">
                <text:p>0.03702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940863">
                <text:p>0.00940863</text:p>
              </table:table-cell>
              <table:table-cell office:value-type="float" office:value="0.0368923">
                <text:p>0.03689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480241">
                <text:p>0.00480241</text:p>
              </table:table-cell>
              <table:table-cell office:value-type="float" office:value="0.00525909">
                <text:p>0.005259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805242">
                <text:p>0.00805242</text:p>
              </table:table-cell>
              <table:table-cell office:value-type="float" office:value="0.0350365">
                <text:p>0.03503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545882">
                <text:p>0.00545882</text:p>
              </table:table-cell>
              <table:table-cell office:value-type="float" office:value="0.0329593">
                <text:p>0.0329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417193">
                <text:p>0.00417193</text:p>
              </table:table-cell>
              <table:table-cell office:value-type="float" office:value="0.0324388">
                <text:p>0.03243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270506">
                <text:p>0.00270506</text:p>
              </table:table-cell>
              <table:table-cell office:value-type="float" office:value="0.0300774">
                <text:p>0.03007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25209">
                <text:p>0.0125209</text:p>
              </table:table-cell>
              <table:table-cell office:value-type="float" office:value="0.0124302">
                <text:p>0.012430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681717">
                <text:p>0.00681717</text:p>
              </table:table-cell>
              <table:table-cell office:value-type="float" office:value="0.0335793">
                <text:p>0.03357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494226">
                <text:p>0.00494226</text:p>
              </table:table-cell>
              <table:table-cell office:value-type="float" office:value="0.0323613">
                <text:p>0.03236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576928">
                <text:p>0.00576928</text:p>
              </table:table-cell>
              <table:table-cell office:value-type="float" office:value="0.0333244">
                <text:p>0.03332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06263">
                <text:p>0.0106263</text:p>
              </table:table-cell>
              <table:table-cell office:value-type="float" office:value="0.0384874">
                <text:p>0.03848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515763">
                <text:p>0.00515763</text:p>
              </table:table-cell>
              <table:table-cell office:value-type="float" office:value="0.0324041">
                <text:p>0.03240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67442">
                <text:p>0.0067442</text:p>
              </table:table-cell>
              <table:table-cell office:value-type="float" office:value="0.0337224">
                <text:p>0.03372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915017">
                <text:p>0.00915017</text:p>
              </table:table-cell>
              <table:table-cell office:value-type="float" office:value="0.0361181">
                <text:p>0.036118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331699">
                <text:p>0.00331699</text:p>
              </table:table-cell>
              <table:table-cell office:value-type="float" office:value="0.0309457">
                <text:p>0.03094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750748">
                <text:p>0.00750748</text:p>
              </table:table-cell>
              <table:table-cell office:value-type="float" office:value="0.0351935">
                <text:p>0.03519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635034">
                <text:p>0.00635034</text:p>
              </table:table-cell>
              <table:table-cell office:value-type="float" office:value="0.0341384">
                <text:p>0.03413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603333">
                <text:p>0.00603333</text:p>
              </table:table-cell>
              <table:table-cell office:value-type="float" office:value="0.0330163">
                <text:p>0.03301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956562">
                <text:p>0.00956562</text:p>
              </table:table-cell>
              <table:table-cell office:value-type="float" office:value="0.0365674">
                <text:p>0.03656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774502">
                <text:p>0.00774502</text:p>
              </table:table-cell>
              <table:table-cell office:value-type="float" office:value="0.0350055">
                <text:p>0.03500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973545">
                <text:p>0.00973545</text:p>
              </table:table-cell>
              <table:table-cell office:value-type="float" office:value="0.0372266">
                <text:p>0.037226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356067">
                <text:p>0.00356067</text:p>
              </table:table-cell>
              <table:table-cell office:value-type="float" office:value="0.0313768">
                <text:p>0.03137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846771">
                <text:p>0.00846771</text:p>
              </table:table-cell>
              <table:table-cell office:value-type="float" office:value="0.0364012">
                <text:p>0.03640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735514">
                <text:p>0.00735514</text:p>
              </table:table-cell>
              <table:table-cell office:value-type="float" office:value="0.0344327">
                <text:p>0.03443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350826">
                <text:p>0.00350826</text:p>
              </table:table-cell>
              <table:table-cell office:value-type="float" office:value="0.0308457">
                <text:p>0.03084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295385">
                <text:p>0.00295385</text:p>
              </table:table-cell>
              <table:table-cell office:value-type="float" office:value="0.0297241">
                <text:p>0.02972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612256">
                <text:p>0.00612256</text:p>
              </table:table-cell>
              <table:table-cell office:value-type="float" office:value="0.0330736">
                <text:p>0.03307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840354">
                <text:p>0.00840354</text:p>
              </table:table-cell>
              <table:table-cell office:value-type="float" office:value="0.0356074">
                <text:p>0.03560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758408">
                <text:p>0.00758408</text:p>
              </table:table-cell>
              <table:table-cell office:value-type="float" office:value="0.0344582">
                <text:p>0.03445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866273">
                <text:p>0.00866273</text:p>
              </table:table-cell>
              <table:table-cell office:value-type="float" office:value="0.035998">
                <text:p>0.0359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235385">
                <text:p>0.00235385</text:p>
              </table:table-cell>
              <table:table-cell office:value-type="float" office:value="0.0297027">
                <text:p>0.02970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780177">
                <text:p>0.00780177</text:p>
              </table:table-cell>
              <table:table-cell office:value-type="float" office:value="0.0349342">
                <text:p>0.03493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07999">
                <text:p>0.0107999</text:p>
              </table:table-cell>
              <table:table-cell office:value-type="float" office:value="0.0382482">
                <text:p>0.038248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05375">
                <text:p>0.0105375</text:p>
              </table:table-cell>
              <table:table-cell office:value-type="float" office:value="0.037254">
                <text:p>0.0372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35646">
                <text:p>0.0135646</text:p>
              </table:table-cell>
              <table:table-cell office:value-type="float" office:value="0.0411565">
                <text:p>0.04115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929832">
                <text:p>0.00929832</text:p>
              </table:table-cell>
              <table:table-cell office:value-type="float" office:value="0.0369286">
                <text:p>0.03692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843536">
                <text:p>0.00843536</text:p>
              </table:table-cell>
              <table:table-cell office:value-type="float" office:value="0.0361051">
                <text:p>0.036105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857421">
                <text:p>0.00857421</text:p>
              </table:table-cell>
              <table:table-cell office:value-type="float" office:value="0.0355439">
                <text:p>0.03554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22648">
                <text:p>0.0122648</text:p>
              </table:table-cell>
              <table:table-cell office:value-type="float" office:value="0.0397733">
                <text:p>0.03977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812158">
                <text:p>0.00812158</text:p>
              </table:table-cell>
              <table:table-cell office:value-type="float" office:value="0.0354372">
                <text:p>0.03543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07887">
                <text:p>0.0107887</text:p>
              </table:table-cell>
              <table:table-cell office:value-type="float" office:value="0.0371299">
                <text:p>0.03712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582918">
                <text:p>0.00582918</text:p>
              </table:table-cell>
              <table:table-cell office:value-type="float" office:value="0.0329782">
                <text:p>0.03297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26926">
                <text:p>0.0026926</text:p>
              </table:table-cell>
              <table:table-cell office:value-type="float" office:value="0.0302965">
                <text:p>0.03029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650694">
                <text:p>0.00650694</text:p>
              </table:table-cell>
              <table:table-cell office:value-type="float" office:value="0.033442">
                <text:p>0.0334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880803">
                <text:p>0.00880803</text:p>
              </table:table-cell>
              <table:table-cell office:value-type="float" office:value="0.0359278">
                <text:p>0.03592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807006">
                <text:p>0.00807006</text:p>
              </table:table-cell>
              <table:table-cell office:value-type="float" office:value="0.0355021">
                <text:p>0.03550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944761">
                <text:p>0.00944761</text:p>
              </table:table-cell>
              <table:table-cell office:value-type="float" office:value="0.0374874">
                <text:p>0.03748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806926">
                <text:p>0.00806926</text:p>
              </table:table-cell>
              <table:table-cell office:value-type="float" office:value="0.00809051">
                <text:p>0.008090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675824">
                <text:p>0.00675824</text:p>
              </table:table-cell>
              <table:table-cell office:value-type="float" office:value="0.0343419">
                <text:p>0.034341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872098">
                <text:p>0.00872098</text:p>
              </table:table-cell>
              <table:table-cell office:value-type="float" office:value="0.0360211">
                <text:p>0.03602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761879">
                <text:p>0.00761879</text:p>
              </table:table-cell>
              <table:table-cell office:value-type="float" office:value="0.0355813">
                <text:p>0.03558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759052">
                <text:p>0.00759052</text:p>
              </table:table-cell>
              <table:table-cell office:value-type="float" office:value="0.0340847">
                <text:p>0.03408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949827">
                <text:p>0.00949827</text:p>
              </table:table-cell>
              <table:table-cell office:value-type="float" office:value="0.0363977">
                <text:p>0.036397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377682">
                <text:p>0.00377682</text:p>
              </table:table-cell>
              <table:table-cell office:value-type="float" office:value="0.0313884">
                <text:p>0.031388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7456">
                <text:p>0.007456</text:p>
              </table:table-cell>
              <table:table-cell office:value-type="float" office:value="0.0357395">
                <text:p>0.03573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18839">
                <text:p>0.0118839</text:p>
              </table:table-cell>
              <table:table-cell office:value-type="float" office:value="0.039609">
                <text:p>0.0396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699732">
                <text:p>0.000699732</text:p>
              </table:table-cell>
              <table:table-cell office:value-type="float" office:value="0.0282193">
                <text:p>0.028219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0529009">
                <text:p>0.0000529009</text:p>
              </table:table-cell>
              <table:table-cell office:value-type="float" office:value="0.0274072">
                <text:p>0.02740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756396">
                <text:p>0.00756396</text:p>
              </table:table-cell>
              <table:table-cell office:value-type="float" office:value="0.0344925">
                <text:p>0.03449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284849">
                <text:p>0.00284849</text:p>
              </table:table-cell>
              <table:table-cell office:value-type="float" office:value="0.0302932">
                <text:p>0.030293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385268">
                <text:p>0.00385268</text:p>
              </table:table-cell>
              <table:table-cell office:value-type="float" office:value="0.0314502">
                <text:p>0.03145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50858">
                <text:p>0.00150858</text:p>
              </table:table-cell>
              <table:table-cell office:value-type="float" office:value="0.0288915">
                <text:p>0.02889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639429">
                <text:p>0.00639429</text:p>
              </table:table-cell>
              <table:table-cell office:value-type="float" office:value="0.034146">
                <text:p>0.0341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2773">
                <text:p>0.0052773</text:p>
              </table:table-cell>
              <table:table-cell office:value-type="float" office:value="0.0329745">
                <text:p>0.03297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23123">
                <text:p>0.0023123</text:p>
              </table:table-cell>
              <table:table-cell office:value-type="float" office:value="0.0292369">
                <text:p>0.02923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889313">
                <text:p>0.00889313</text:p>
              </table:table-cell>
              <table:table-cell office:value-type="float" office:value="0.0356581">
                <text:p>0.03565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700619">
                <text:p>0.00700619</text:p>
              </table:table-cell>
              <table:table-cell office:value-type="float" office:value="0.0341272">
                <text:p>0.034127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335557">
                <text:p>0.00335557</text:p>
              </table:table-cell>
              <table:table-cell office:value-type="float" office:value="0.030881">
                <text:p>0.0308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637451">
                <text:p>0.00637451</text:p>
              </table:table-cell>
              <table:table-cell office:value-type="float" office:value="0.033748">
                <text:p>0.0337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75543">
                <text:p>0.0075543</text:p>
              </table:table-cell>
              <table:table-cell office:value-type="float" office:value="0.0349631">
                <text:p>0.03496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902062">
                <text:p>0.00902062</text:p>
              </table:table-cell>
              <table:table-cell office:value-type="float" office:value="0.0338975">
                <text:p>0.03389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749514">
                <text:p>0.00749514</text:p>
              </table:table-cell>
              <table:table-cell office:value-type="float" office:value="0.0345521">
                <text:p>0.03455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729673">
                <text:p>0.00729673</text:p>
              </table:table-cell>
              <table:table-cell office:value-type="float" office:value="0.0354423">
                <text:p>0.03544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965071">
                <text:p>0.00965071</text:p>
              </table:table-cell>
              <table:table-cell office:value-type="float" office:value="0.0373273">
                <text:p>0.037327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737483">
                <text:p>0.00737483</text:p>
              </table:table-cell>
              <table:table-cell office:value-type="float" office:value="0.0344642">
                <text:p>0.03446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475134">
                <text:p>0.00475134</text:p>
              </table:table-cell>
              <table:table-cell office:value-type="float" office:value="0.0318821">
                <text:p>0.03188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465687">
                <text:p>0.00465687</text:p>
              </table:table-cell>
              <table:table-cell office:value-type="float" office:value="0.031614">
                <text:p>0.0316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527937">
                <text:p>0.00527937</text:p>
              </table:table-cell>
              <table:table-cell office:value-type="float" office:value="0.0329434">
                <text:p>0.032943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831783">
                <text:p>0.00831783</text:p>
              </table:table-cell>
              <table:table-cell office:value-type="float" office:value="0.0348718">
                <text:p>0.03487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718978">
                <text:p>0.00718978</text:p>
              </table:table-cell>
              <table:table-cell office:value-type="float" office:value="0.0349079">
                <text:p>0.03490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934667">
                <text:p>0.00934667</text:p>
              </table:table-cell>
              <table:table-cell office:value-type="float" office:value="0.0369834">
                <text:p>0.03698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895173">
                <text:p>0.00895173</text:p>
              </table:table-cell>
              <table:table-cell office:value-type="float" office:value="0.0362865">
                <text:p>0.03628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599825">
                <text:p>0.00599825</text:p>
              </table:table-cell>
              <table:table-cell office:value-type="float" office:value="0.034411">
                <text:p>0.0344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889658">
                <text:p>0.00889658</text:p>
              </table:table-cell>
              <table:table-cell office:value-type="float" office:value="0.0362749">
                <text:p>0.03627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884512">
                <text:p>0.00884512</text:p>
              </table:table-cell>
              <table:table-cell office:value-type="float" office:value="0.0360003">
                <text:p>0.03600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277146">
                <text:p>0.00277146</text:p>
              </table:table-cell>
              <table:table-cell office:value-type="float" office:value="0.0301441">
                <text:p>0.03014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710981">
                <text:p>0.00710981</text:p>
              </table:table-cell>
              <table:table-cell office:value-type="float" office:value="0.0342873">
                <text:p>0.034287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109506">
                <text:p>0.0109506</text:p>
              </table:table-cell>
              <table:table-cell office:value-type="float" office:value="0.0387261">
                <text:p>0.03872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672109">
                <text:p>0.00672109</text:p>
              </table:table-cell>
              <table:table-cell office:value-type="float" office:value="0.0337107">
                <text:p>0.033710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375446">
                <text:p>0.00375446</text:p>
              </table:table-cell>
              <table:table-cell office:value-type="float" office:value="0.0309608">
                <text:p>0.03096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981733">
                <text:p>0.00981733</text:p>
              </table:table-cell>
              <table:table-cell office:value-type="float" office:value="0.0371674">
                <text:p>0.03716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527792">
                <text:p>0.00527792</text:p>
              </table:table-cell>
              <table:table-cell office:value-type="float" office:value="0.0331391">
                <text:p>0.03313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797525">
                <text:p>0.00797525</text:p>
              </table:table-cell>
              <table:table-cell office:value-type="float" office:value="0.00734388">
                <text:p>0.007343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57109">
                <text:p>0.0057109</text:p>
              </table:table-cell>
              <table:table-cell office:value-type="float" office:value="0.00567626">
                <text:p>0.005676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675753">
                <text:p>0.00675753</text:p>
              </table:table-cell>
              <table:table-cell office:value-type="float" office:value="0.0338595">
                <text:p>0.03385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811246">
                <text:p>0.00811246</text:p>
              </table:table-cell>
              <table:table-cell office:value-type="float" office:value="0.0363093">
                <text:p>0.03630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384101">
                <text:p>0.00384101</text:p>
              </table:table-cell>
              <table:table-cell office:value-type="float" office:value="0.0314577">
                <text:p>0.03145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441282">
                <text:p>0.00441282</text:p>
              </table:table-cell>
              <table:table-cell office:value-type="float" office:value="0.0321058">
                <text:p>0.03210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765851">
                <text:p>0.00765851</text:p>
              </table:table-cell>
              <table:table-cell office:value-type="float" office:value="0.0347705">
                <text:p>0.03477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08755">
                <text:p>0.0108755</text:p>
              </table:table-cell>
              <table:table-cell office:value-type="float" office:value="0.0381285">
                <text:p>0.03812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655139">
                <text:p>0.00655139</text:p>
              </table:table-cell>
              <table:table-cell office:value-type="float" office:value="0.0337577">
                <text:p>0.03375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993408">
                <text:p>0.00993408</text:p>
              </table:table-cell>
              <table:table-cell office:value-type="float" office:value="0.0367761">
                <text:p>0.036776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664382">
                <text:p>0.00664382</text:p>
              </table:table-cell>
              <table:table-cell office:value-type="float" office:value="0.0316156">
                <text:p>0.03161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764912">
                <text:p>0.00764912</text:p>
              </table:table-cell>
              <table:table-cell office:value-type="float" office:value="0.0344074">
                <text:p>0.03440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510793">
                <text:p>0.00510793</text:p>
              </table:table-cell>
              <table:table-cell office:value-type="float" office:value="0.0330618">
                <text:p>0.03306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225022">
                <text:p>0.00225022</text:p>
              </table:table-cell>
              <table:table-cell office:value-type="float" office:value="0.0293894">
                <text:p>0.02938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577449">
                <text:p>0.00577449</text:p>
              </table:table-cell>
              <table:table-cell office:value-type="float" office:value="0.0333028">
                <text:p>0.03330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55475">
                <text:p>0.00555475</text:p>
              </table:table-cell>
              <table:table-cell office:value-type="float" office:value="0.0325851">
                <text:p>0.03258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289859">
                <text:p>0.00289859</text:p>
              </table:table-cell>
              <table:table-cell office:value-type="float" office:value="0.00280272">
                <text:p>0.002802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250111">
                <text:p>0.00250111</text:p>
              </table:table-cell>
              <table:table-cell office:value-type="float" office:value="0.0303234">
                <text:p>0.030323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425045">
                <text:p>0.00425045</text:p>
              </table:table-cell>
              <table:table-cell office:value-type="float" office:value="0.0316856">
                <text:p>0.03168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23895">
                <text:p>0.0123895</text:p>
              </table:table-cell>
              <table:table-cell office:value-type="float" office:value="0.0399727">
                <text:p>0.03997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744897">
                <text:p>0.00744897</text:p>
              </table:table-cell>
              <table:table-cell office:value-type="float" office:value="0.0342437">
                <text:p>0.03424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797791">
                <text:p>0.00797791</text:p>
              </table:table-cell>
              <table:table-cell office:value-type="float" office:value="0.035122">
                <text:p>0.0351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400013">
                <text:p>0.00400013</text:p>
              </table:table-cell>
              <table:table-cell office:value-type="float" office:value="0.0314322">
                <text:p>0.03143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738603">
                <text:p>0.00738603</text:p>
              </table:table-cell>
              <table:table-cell office:value-type="float" office:value="0.0342299">
                <text:p>0.03422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404276">
                <text:p>0.00404276</text:p>
              </table:table-cell>
              <table:table-cell office:value-type="float" office:value="0.0313825">
                <text:p>0.03138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912178">
                <text:p>0.00912178</text:p>
              </table:table-cell>
              <table:table-cell office:value-type="float" office:value="0.0369526">
                <text:p>0.03695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574032">
                <text:p>0.00574032</text:p>
              </table:table-cell>
              <table:table-cell office:value-type="float" office:value="0.0334201">
                <text:p>0.033420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744207">
                <text:p>0.00744207</text:p>
              </table:table-cell>
              <table:table-cell office:value-type="float" office:value="0.0349435">
                <text:p>0.034943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787096">
                <text:p>0.00787096</text:p>
              </table:table-cell>
              <table:table-cell office:value-type="float" office:value="0.00811706">
                <text:p>0.008117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747428">
                <text:p>0.00747428</text:p>
              </table:table-cell>
              <table:table-cell office:value-type="float" office:value="0.0345419">
                <text:p>0.03454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400293">
                <text:p>0.00400293</text:p>
              </table:table-cell>
              <table:table-cell office:value-type="float" office:value="0.0315756">
                <text:p>0.03157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717543">
                <text:p>0.00717543</text:p>
              </table:table-cell>
              <table:table-cell office:value-type="float" office:value="0.0337551">
                <text:p>0.03375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59607">
                <text:p>0.0059607</text:p>
              </table:table-cell>
              <table:table-cell office:value-type="float" office:value="0.033743">
                <text:p>0.0337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447345">
                <text:p>0.00447345</text:p>
              </table:table-cell>
              <table:table-cell office:value-type="float" office:value="0.0321431">
                <text:p>0.03214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16252">
                <text:p>0.0116252</text:p>
              </table:table-cell>
              <table:table-cell office:value-type="float" office:value="0.037737">
                <text:p>0.0377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921932">
                <text:p>0.00921932</text:p>
              </table:table-cell>
              <table:table-cell office:value-type="float" office:value="0.0353699">
                <text:p>0.03536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722461">
                <text:p>0.00722461</text:p>
              </table:table-cell>
              <table:table-cell office:value-type="float" office:value="0.0351372">
                <text:p>0.03513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560404">
                <text:p>0.00560404</text:p>
              </table:table-cell>
              <table:table-cell office:value-type="float" office:value="0.0329058">
                <text:p>0.032905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761088">
                <text:p>0.00761088</text:p>
              </table:table-cell>
              <table:table-cell office:value-type="float" office:value="0.0341866">
                <text:p>0.03418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555195">
                <text:p>0.00555195</text:p>
              </table:table-cell>
              <table:table-cell office:value-type="float" office:value="0.0334168">
                <text:p>0.03341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125348">
                <text:p>0.0125348</text:p>
              </table:table-cell>
              <table:table-cell office:value-type="float" office:value="0.0119159">
                <text:p>0.01191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564114">
                <text:p>0.00564114</text:p>
              </table:table-cell>
              <table:table-cell office:value-type="float" office:value="0.0328983">
                <text:p>0.032898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127316">
                <text:p>0.0127316</text:p>
              </table:table-cell>
              <table:table-cell office:value-type="float" office:value="0.040938">
                <text:p>0.0409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867001">
                <text:p>0.00867001</text:p>
              </table:table-cell>
              <table:table-cell office:value-type="float" office:value="0.0351031">
                <text:p>0.03510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779154">
                <text:p>0.00779154</text:p>
              </table:table-cell>
              <table:table-cell office:value-type="float" office:value="0.035771">
                <text:p>0.0357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24611">
                <text:p>0.0124611</text:p>
              </table:table-cell>
              <table:table-cell office:value-type="float" office:value="0.0399532">
                <text:p>0.03995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592776">
                <text:p>0.00592776</text:p>
              </table:table-cell>
              <table:table-cell office:value-type="float" office:value="0.0321659">
                <text:p>0.03216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875888">
                <text:p>0.00875888</text:p>
              </table:table-cell>
              <table:table-cell office:value-type="float" office:value="0.0361432">
                <text:p>0.03614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957739">
                <text:p>0.00957739</text:p>
              </table:table-cell>
              <table:table-cell office:value-type="float" office:value="0.0370288">
                <text:p>0.037028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602893">
                <text:p>0.00602893</text:p>
              </table:table-cell>
              <table:table-cell office:value-type="float" office:value="0.0336508">
                <text:p>0.03365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682907">
                <text:p>0.00682907</text:p>
              </table:table-cell>
              <table:table-cell office:value-type="float" office:value="0.0342844">
                <text:p>0.03428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86872">
                <text:p>0.0086872</text:p>
              </table:table-cell>
              <table:table-cell office:value-type="float" office:value="0.036668">
                <text:p>0.0366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538263">
                <text:p>0.00538263</text:p>
              </table:table-cell>
              <table:table-cell office:value-type="float" office:value="0.0327583">
                <text:p>0.03275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18802">
                <text:p>0.0118802</text:p>
              </table:table-cell>
              <table:table-cell office:value-type="float" office:value="0.0398066">
                <text:p>0.03980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692221">
                <text:p>0.00692221</text:p>
              </table:table-cell>
              <table:table-cell office:value-type="float" office:value="0.0336258">
                <text:p>0.03362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676676">
                <text:p>0.00676676</text:p>
              </table:table-cell>
              <table:table-cell office:value-type="float" office:value="0.0345275">
                <text:p>0.03452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622299">
                <text:p>0.00622299</text:p>
              </table:table-cell>
              <table:table-cell office:value-type="float" office:value="0.0333313">
                <text:p>0.03333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899523">
                <text:p>0.00899523</text:p>
              </table:table-cell>
              <table:table-cell office:value-type="float" office:value="0.0359117">
                <text:p>0.03591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535918">
                <text:p>0.00535918</text:p>
              </table:table-cell>
              <table:table-cell office:value-type="float" office:value="0.0327572">
                <text:p>0.03275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757517">
                <text:p>0.00757517</text:p>
              </table:table-cell>
              <table:table-cell office:value-type="float" office:value="0.0352126">
                <text:p>0.03521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838254">
                <text:p>0.000838254</text:p>
              </table:table-cell>
              <table:table-cell office:value-type="float" office:value="0.0282311">
                <text:p>0.02823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831152">
                <text:p>0.00831152</text:p>
              </table:table-cell>
              <table:table-cell office:value-type="float" office:value="0.0354508">
                <text:p>0.03545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811341">
                <text:p>0.00811341</text:p>
              </table:table-cell>
              <table:table-cell office:value-type="float" office:value="0.0346559">
                <text:p>0.03465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892339">
                <text:p>0.00892339</text:p>
              </table:table-cell>
              <table:table-cell office:value-type="float" office:value="0.0360992">
                <text:p>0.03609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862894">
                <text:p>0.00862894</text:p>
              </table:table-cell>
              <table:table-cell office:value-type="float" office:value="0.00891931">
                <text:p>0.008919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327418">
                <text:p>0.00327418</text:p>
              </table:table-cell>
              <table:table-cell office:value-type="float" office:value="0.0308429">
                <text:p>0.03084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564626">
                <text:p>0.00564626</text:p>
              </table:table-cell>
              <table:table-cell office:value-type="float" office:value="0.0322895">
                <text:p>0.032289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407666">
                <text:p>0.00407666</text:p>
              </table:table-cell>
              <table:table-cell office:value-type="float" office:value="0.0314511">
                <text:p>0.03145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353696">
                <text:p>0.00353696</text:p>
              </table:table-cell>
              <table:table-cell office:value-type="float" office:value="0.0308478">
                <text:p>0.03084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07537">
                <text:p>0.0107537</text:p>
              </table:table-cell>
              <table:table-cell office:value-type="float" office:value="0.038209">
                <text:p>0.03820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797381">
                <text:p>0.00797381</text:p>
              </table:table-cell>
              <table:table-cell office:value-type="float" office:value="0.0355535">
                <text:p>0.03555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430901">
                <text:p>0.00430901</text:p>
              </table:table-cell>
              <table:table-cell office:value-type="float" office:value="0.034531">
                <text:p>0.0345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603967">
                <text:p>0.00603967</text:p>
              </table:table-cell>
              <table:table-cell office:value-type="float" office:value="0.0327929">
                <text:p>0.03279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574118">
                <text:p>0.00574118</text:p>
              </table:table-cell>
              <table:table-cell office:value-type="float" office:value="0.0345439">
                <text:p>0.03454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830496">
                <text:p>0.00830496</text:p>
              </table:table-cell>
              <table:table-cell office:value-type="float" office:value="0.00799088">
                <text:p>0.007990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955637">
                <text:p>0.00955637</text:p>
              </table:table-cell>
              <table:table-cell office:value-type="float" office:value="0.0085065">
                <text:p>0.00850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897234">
                <text:p>0.00897234</text:p>
              </table:table-cell>
              <table:table-cell office:value-type="float" office:value="0.0370593">
                <text:p>0.03705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86866">
                <text:p>0.0086866</text:p>
              </table:table-cell>
              <table:table-cell office:value-type="float" office:value="0.0370711">
                <text:p>0.03707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69776">
                <text:p>0.0069776</text:p>
              </table:table-cell>
              <table:table-cell office:value-type="float" office:value="0.0339564">
                <text:p>0.033956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773948">
                <text:p>0.00773948</text:p>
              </table:table-cell>
              <table:table-cell office:value-type="float" office:value="0.0357885">
                <text:p>0.03578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121609">
                <text:p>0.0121609</text:p>
              </table:table-cell>
              <table:table-cell office:value-type="float" office:value="0.0395617">
                <text:p>0.03956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700881">
                <text:p>0.00700881</text:p>
              </table:table-cell>
              <table:table-cell office:value-type="float" office:value="0.00553767">
                <text:p>0.005537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505066">
                <text:p>0.00505066</text:p>
              </table:table-cell>
              <table:table-cell office:value-type="float" office:value="0.0317357">
                <text:p>0.03173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696253">
                <text:p>0.00696253</text:p>
              </table:table-cell>
              <table:table-cell office:value-type="float" office:value="0.0341912">
                <text:p>0.03419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831057">
                <text:p>0.00831057</text:p>
              </table:table-cell>
              <table:table-cell office:value-type="float" office:value="0.0354682">
                <text:p>0.035468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912518">
                <text:p>0.00912518</text:p>
              </table:table-cell>
              <table:table-cell office:value-type="float" office:value="0.03582">
                <text:p>0.035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783995">
                <text:p>0.00783995</text:p>
              </table:table-cell>
              <table:table-cell office:value-type="float" office:value="0.0357477">
                <text:p>0.035747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710499">
                <text:p>0.00710499</text:p>
              </table:table-cell>
              <table:table-cell office:value-type="float" office:value="0.00709956">
                <text:p>0.007099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619153">
                <text:p>0.00619153</text:p>
              </table:table-cell>
              <table:table-cell office:value-type="float" office:value="0.00617751">
                <text:p>0.006177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323753">
                <text:p>0.00323753</text:p>
              </table:table-cell>
              <table:table-cell office:value-type="float" office:value="0.030913">
                <text:p>0.0309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590052">
                <text:p>0.00590052</text:p>
              </table:table-cell>
              <table:table-cell office:value-type="float" office:value="0.0334586">
                <text:p>0.03345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973841">
                <text:p>0.00973841</text:p>
              </table:table-cell>
              <table:table-cell office:value-type="float" office:value="0.0367001">
                <text:p>0.03670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747972">
                <text:p>0.00747972</text:p>
              </table:table-cell>
              <table:table-cell office:value-type="float" office:value="0.00735747">
                <text:p>0.007357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846854">
                <text:p>0.00846854</text:p>
              </table:table-cell>
              <table:table-cell office:value-type="float" office:value="0.0355044">
                <text:p>0.035504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703347">
                <text:p>0.00703347</text:p>
              </table:table-cell>
              <table:table-cell office:value-type="float" office:value="0.0339273">
                <text:p>0.03392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12595">
                <text:p>0.0112595</text:p>
              </table:table-cell>
              <table:table-cell office:value-type="float" office:value="0.0388023">
                <text:p>0.03880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572356">
                <text:p>0.00572356</text:p>
              </table:table-cell>
              <table:table-cell office:value-type="float" office:value="0.0334101">
                <text:p>0.03341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542012">
                <text:p>0.00542012</text:p>
              </table:table-cell>
              <table:table-cell office:value-type="float" office:value="0.0333991">
                <text:p>0.03339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861665">
                <text:p>0.00861665</text:p>
              </table:table-cell>
              <table:table-cell office:value-type="float" office:value="0.0359256">
                <text:p>0.03592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524045">
                <text:p>0.00524045</text:p>
              </table:table-cell>
              <table:table-cell office:value-type="float" office:value="0.0326021">
                <text:p>0.03260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583079">
                <text:p>0.00583079</text:p>
              </table:table-cell>
              <table:table-cell office:value-type="float" office:value="0.0328037">
                <text:p>0.03280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700562">
                <text:p>0.0000700562</text:p>
              </table:table-cell>
              <table:table-cell office:value-type="float" office:value="0.0276039">
                <text:p>0.02760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718915">
                <text:p>0.000718915</text:p>
              </table:table-cell>
              <table:table-cell office:value-type="float" office:value="0.0280601">
                <text:p>0.02806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986028">
                <text:p>0.0000986028</text:p>
              </table:table-cell>
              <table:table-cell office:value-type="float" office:value="0.0273974">
                <text:p>0.02739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84373">
                <text:p>0.0084373</text:p>
              </table:table-cell>
              <table:table-cell office:value-type="float" office:value="0.00768929">
                <text:p>0.007689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774045">
                <text:p>0.00774045</text:p>
              </table:table-cell>
              <table:table-cell office:value-type="float" office:value="0.0350731">
                <text:p>0.03507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74527">
                <text:p>0.0074527</text:p>
              </table:table-cell>
              <table:table-cell office:value-type="float" office:value="0.033584">
                <text:p>0.0335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10839">
                <text:p>0.0010839</text:p>
              </table:table-cell>
              <table:table-cell office:value-type="float" office:value="0.000953733">
                <text:p>0.0009537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473918">
                <text:p>0.00473918</text:p>
              </table:table-cell>
              <table:table-cell office:value-type="float" office:value="0.0314064">
                <text:p>0.03140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621348">
                <text:p>0.000621348</text:p>
              </table:table-cell>
              <table:table-cell office:value-type="float" office:value="0.0281908">
                <text:p>0.02819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835402">
                <text:p>0.00835402</text:p>
              </table:table-cell>
              <table:table-cell office:value-type="float" office:value="0.0357811">
                <text:p>0.03578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690691">
                <text:p>0.00690691</text:p>
              </table:table-cell>
              <table:table-cell office:value-type="float" office:value="0.0336814">
                <text:p>0.03368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44415">
                <text:p>0.0044415</text:p>
              </table:table-cell>
              <table:table-cell office:value-type="float" office:value="0.0320839">
                <text:p>0.032083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10076">
                <text:p>0.010076</text:p>
              </table:table-cell>
              <table:table-cell office:value-type="float" office:value="0.0369174">
                <text:p>0.036917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105989">
                <text:p>0.0105989</text:p>
              </table:table-cell>
              <table:table-cell office:value-type="float" office:value="0.0381414">
                <text:p>0.03814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584486">
                <text:p>0.00584486</text:p>
              </table:table-cell>
              <table:table-cell office:value-type="float" office:value="0.0334363">
                <text:p>0.033436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32211">
                <text:p>0.00632211</text:p>
              </table:table-cell>
              <table:table-cell office:value-type="float" office:value="0.00591621">
                <text:p>0.005916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983377">
                <text:p>0.00983377</text:p>
              </table:table-cell>
              <table:table-cell office:value-type="float" office:value="0.0370002">
                <text:p>0.03700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704525">
                <text:p>0.00704525</text:p>
              </table:table-cell>
              <table:table-cell office:value-type="float" office:value="0.0342422">
                <text:p>0.03424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718781">
                <text:p>0.00718781</text:p>
              </table:table-cell>
              <table:table-cell office:value-type="float" office:value="0.0345427">
                <text:p>0.03454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04934">
                <text:p>0.00604934</text:p>
              </table:table-cell>
              <table:table-cell office:value-type="float" office:value="0.0307945">
                <text:p>0.03079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448088">
                <text:p>0.00448088</text:p>
              </table:table-cell>
              <table:table-cell office:value-type="float" office:value="0.0318901">
                <text:p>0.031890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88423">
                <text:p>0.00688423</text:p>
              </table:table-cell>
              <table:table-cell office:value-type="float" office:value="0.0343168">
                <text:p>0.03431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559735">
                <text:p>0.00559735</text:p>
              </table:table-cell>
              <table:table-cell office:value-type="float" office:value="0.0320248">
                <text:p>0.03202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490392">
                <text:p>0.00490392</text:p>
              </table:table-cell>
              <table:table-cell office:value-type="float" office:value="0.032131">
                <text:p>0.0321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31371">
                <text:p>0.0031371</text:p>
              </table:table-cell>
              <table:table-cell office:value-type="float" office:value="0.0305336">
                <text:p>0.03053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434993">
                <text:p>0.00434993</text:p>
              </table:table-cell>
              <table:table-cell office:value-type="float" office:value="0.0321661">
                <text:p>0.032166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587396">
                <text:p>0.00587396</text:p>
              </table:table-cell>
              <table:table-cell office:value-type="float" office:value="0.0332726">
                <text:p>0.03327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702288">
                <text:p>0.00702288</text:p>
              </table:table-cell>
              <table:table-cell office:value-type="float" office:value="0.0352474">
                <text:p>0.035247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68188">
                <text:p>0.0068188</text:p>
              </table:table-cell>
              <table:table-cell office:value-type="float" office:value="0.0344282">
                <text:p>0.034428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619232">
                <text:p>0.00619232</text:p>
              </table:table-cell>
              <table:table-cell office:value-type="float" office:value="0.0347992">
                <text:p>0.034799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417094">
                <text:p>0.00417094</text:p>
              </table:table-cell>
              <table:table-cell office:value-type="float" office:value="0.0309919">
                <text:p>0.03099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412499">
                <text:p>0.00412499</text:p>
              </table:table-cell>
              <table:table-cell office:value-type="float" office:value="0.0316308">
                <text:p>0.03163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885361">
                <text:p>0.00885361</text:p>
              </table:table-cell>
              <table:table-cell office:value-type="float" office:value="0.0356131">
                <text:p>0.03561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619852">
                <text:p>0.00619852</text:p>
              </table:table-cell>
              <table:table-cell office:value-type="float" office:value="0.0330773">
                <text:p>0.033077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956642">
                <text:p>0.00956642</text:p>
              </table:table-cell>
              <table:table-cell office:value-type="float" office:value="0.0366587">
                <text:p>0.03665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733703">
                <text:p>0.00733703</text:p>
              </table:table-cell>
              <table:table-cell office:value-type="float" office:value="0.0352034">
                <text:p>0.03520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947876">
                <text:p>0.00947876</text:p>
              </table:table-cell>
              <table:table-cell office:value-type="float" office:value="0.0369165">
                <text:p>0.036916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947876">
                <text:p>0.00947876</text:p>
              </table:table-cell>
              <table:table-cell office:value-type="float" office:value="0.0369165">
                <text:p>0.036916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11cm" svg:height="16.123cm" xlink:href=".." xlink:type="simple" chart:class="chart:scatter" chart:style-name="ch1">
        <chart:legend chart:legend-position="end" svg:x="30.595cm" svg:y="7.354cm" style:legend-expansion="high" chart:style-name="ch2"/>
        <chart:plot-area chart:style-name="ch3" table:cell-range-address="Sheet4.A1:Sheet4.C50" svg:x="0.654cm" svg:y="0.322cm" svg:width="29.287cm" svg:height="15.479cm">
          <chartooo:coordinate-region svg:x="1.275cm" svg:y="0.522cm" svg:width="28.149cm" svg:height="14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50" chart:class="chart:scatter">
            <chart:domain table:cell-range-address="Sheet4.A1:Sheet4.A50"/>
            <chart:data-point chart:repeated="50"/>
          </chart:series>
          <chart:series chart:style-name="ch7" chart:values-cell-range-address="Sheet4.C1:Sheet4.C50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1:Sheet4.A50</svg:desc>
                </draw:g>
              </table:table-cell>
              <table:table-cell office:value-type="float" office:value="19">
                <text:p>19</text:p>
                <draw:g>
                  <svg:desc>Sheet4.B1:Sheet4.B50</svg:desc>
                </draw:g>
              </table:table-cell>
              <table:table-cell office:value-type="float" office:value="1">
                <text:p>1</text:p>
                <draw:g>
                  <svg:desc>Sheet4.C1:Sheet4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121">
                <text:p>1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105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2cm" svg:height="18.329cm" xlink:href=".." xlink:type="simple" chart:class="chart:scatter" chart:style-name="ch1">
        <chart:title svg:x="14.969cm" svg:y="0.502cm" chart:style-name="ch2">
          <text:p>nc4-100</text:p>
        </chart:title>
        <chart:legend chart:legend-position="end" svg:x="29.629cm" svg:y="8.785cm" style:legend-expansion="high" chart:style-name="ch3"/>
        <chart:plot-area chart:style-name="ch4" table:cell-range-address="density_distribution.K1:density_distribution.L250" svg:x="0.633cm" svg:y="1.647cm" svg:width="28.363cm" svg:height="16.316cm">
          <chartooo:coordinate-region svg:x="1.44cm" svg:y="1.846cm" svg:width="27.225cm" svg:height="15.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ensity_distribution.L1:density_distribution.L250" chart:class="chart:scatter">
            <chart:domain table:cell-range-address="density_distribution.K1:density_distribution.K250"/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nsity_distribution.K1:density_distribution.K250</svg:desc>
                </draw:g>
              </table:table-cell>
              <table:table-cell office:value-type="float" office:value="25">
                <text:p>25</text:p>
                <draw:g>
                  <svg:desc>density_distribution.L1:density_distribution.L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09cm" svg:height="19.577cm" xlink:href=".." xlink:type="simple" chart:class="chart:scatter" chart:style-name="ch1">
        <chart:legend chart:legend-position="end" svg:x="29.493cm" svg:y="9.081cm" style:legend-expansion="high" chart:style-name="ch2"/>
        <chart:plot-area chart:style-name="ch3" table:cell-range-address="Sheet5.A1:Sheet5.B148 Sheet5.D1:Sheet5.D148" svg:x="0.632cm" svg:y="0.391cm" svg:width="28.229cm" svg:height="18.795cm">
          <chartooo:coordinate-region svg:x="1.439cm" svg:y="0.59cm" svg:width="27.09cm" svg:height="17.9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148" chart:class="chart:scatter">
            <chart:domain table:cell-range-address="Sheet5.A1:Sheet5.A148"/>
            <chart:data-point chart:repeated="148"/>
          </chart:series>
          <chart:series chart:style-name="ch7" chart:values-cell-range-address="Sheet5.D1:Sheet5.D148" chart:class="chart:scatter">
            <chart:domain table:cell-range-address="Sheet5.C1:Sheet5.C148"/>
            <chart:data-point chart:repeated="1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">
                <text:p>0.0004</text:p>
                <draw:g>
                  <svg:desc>Sheet5.A1:Sheet5.A148</svg:desc>
                </draw:g>
              </table:table-cell>
              <table:table-cell office:value-type="float" office:value="8">
                <text:p>8</text:p>
                <draw:g>
                  <svg:desc>Sheet5.B1:Sheet5.B148</svg:desc>
                </draw:g>
              </table:table-cell>
              <table:table-cell office:value-type="float" office:value="0">
                <text:p>0</text:p>
                <draw:g>
                  <svg:desc>Sheet5.C1:Sheet5.C148</svg:desc>
                </draw:g>
              </table:table-cell>
              <table:table-cell office:value-type="float" office:value="43">
                <text:p>43</text:p>
                <draw:g>
                  <svg:desc>Sheet5.D1:Sheet5.D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8">
                <text:p>0.0008</text:p>
              </table:table-cell>
              <table:table-cell office:value-type="float" office:value="7">
                <text:p>7</text:p>
              </table:table-cell>
              <table:table-cell office:value-type="float" office:value="0.0004">
                <text:p>0.00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">
                <text:p>0.0012</text:p>
              </table:table-cell>
              <table:table-cell office:value-type="float" office:value="8">
                <text:p>8</text:p>
              </table:table-cell>
              <table:table-cell office:value-type="float" office:value="0.0008">
                <text:p>0.00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">
                <text:p>0.0016</text:p>
              </table:table-cell>
              <table:table-cell office:value-type="float" office:value="12">
                <text:p>12</text:p>
              </table:table-cell>
              <table:table-cell office:value-type="float" office:value="0.0012">
                <text:p>0.00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">
                <text:p>0.002</text:p>
              </table:table-cell>
              <table:table-cell office:value-type="float" office:value="12">
                <text:p>12</text:p>
              </table:table-cell>
              <table:table-cell office:value-type="float" office:value="0.0016">
                <text:p>0.00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4">
                <text:p>0.0024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">
                <text:p>0.0028</text:p>
              </table:table-cell>
              <table:table-cell office:value-type="float" office:value="17">
                <text:p>17</text:p>
              </table:table-cell>
              <table:table-cell office:value-type="float" office:value="0.0024">
                <text:p>0.00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">
                <text:p>0.0032</text:p>
              </table:table-cell>
              <table:table-cell office:value-type="float" office:value="30">
                <text:p>30</text:p>
              </table:table-cell>
              <table:table-cell office:value-type="float" office:value="0.0028">
                <text:p>0.002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6">
                <text:p>0.0036</text:p>
              </table:table-cell>
              <table:table-cell office:value-type="float" office:value="38">
                <text:p>38</text:p>
              </table:table-cell>
              <table:table-cell office:value-type="float" office:value="0.0032">
                <text:p>0.003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27">
                <text:p>27</text:p>
              </table:table-cell>
              <table:table-cell office:value-type="float" office:value="0.0036">
                <text:p>0.00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">
                <text:p>0.0044</text:p>
              </table:table-cell>
              <table:table-cell office:value-type="float" office:value="34">
                <text:p>34</text:p>
              </table:table-cell>
              <table:table-cell office:value-type="float" office:value="0.004">
                <text:p>0.00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8">
                <text:p>0.0048</text:p>
              </table:table-cell>
              <table:table-cell office:value-type="float" office:value="24">
                <text:p>24</text:p>
              </table:table-cell>
              <table:table-cell office:value-type="float" office:value="0.0044">
                <text:p>0.004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2">
                <text:p>0.0052</text:p>
              </table:table-cell>
              <table:table-cell office:value-type="float" office:value="41">
                <text:p>41</text:p>
              </table:table-cell>
              <table:table-cell office:value-type="float" office:value="0.0048">
                <text:p>0.004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6">
                <text:p>0.0056</text:p>
              </table:table-cell>
              <table:table-cell office:value-type="float" office:value="34">
                <text:p>34</text:p>
              </table:table-cell>
              <table:table-cell office:value-type="float" office:value="0.0052">
                <text:p>0.00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">
                <text:p>0.006</text:p>
              </table:table-cell>
              <table:table-cell office:value-type="float" office:value="47">
                <text:p>47</text:p>
              </table:table-cell>
              <table:table-cell office:value-type="float" office:value="0.0056">
                <text:p>0.005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4">
                <text:p>0.0064</text:p>
              </table:table-cell>
              <table:table-cell office:value-type="float" office:value="45">
                <text:p>45</text:p>
              </table:table-cell>
              <table:table-cell office:value-type="float" office:value="0.006">
                <text:p>0.0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8">
                <text:p>0.0068</text:p>
              </table:table-cell>
              <table:table-cell office:value-type="float" office:value="52">
                <text:p>52</text:p>
              </table:table-cell>
              <table:table-cell office:value-type="float" office:value="0.0064">
                <text:p>0.006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72">
                <text:p>0.0072</text:p>
              </table:table-cell>
              <table:table-cell office:value-type="float" office:value="40">
                <text:p>40</text:p>
              </table:table-cell>
              <table:table-cell office:value-type="float" office:value="0.0068">
                <text:p>0.006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6">
                <text:p>0.0076</text:p>
              </table:table-cell>
              <table:table-cell office:value-type="float" office:value="39">
                <text:p>39</text:p>
              </table:table-cell>
              <table:table-cell office:value-type="float" office:value="0.0072">
                <text:p>0.007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">
                <text:p>0.008</text:p>
              </table:table-cell>
              <table:table-cell office:value-type="float" office:value="38">
                <text:p>38</text:p>
              </table:table-cell>
              <table:table-cell office:value-type="float" office:value="0.0076">
                <text:p>0.007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4">
                <text:p>0.0084</text:p>
              </table:table-cell>
              <table:table-cell office:value-type="float" office:value="38">
                <text:p>38</text:p>
              </table:table-cell>
              <table:table-cell office:value-type="float" office:value="0.008">
                <text:p>0.00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8">
                <text:p>0.0088</text:p>
              </table:table-cell>
              <table:table-cell office:value-type="float" office:value="36">
                <text:p>36</text:p>
              </table:table-cell>
              <table:table-cell office:value-type="float" office:value="0.0084">
                <text:p>0.00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2">
                <text:p>0.0092</text:p>
              </table:table-cell>
              <table:table-cell office:value-type="float" office:value="27">
                <text:p>27</text:p>
              </table:table-cell>
              <table:table-cell office:value-type="float" office:value="0.0088">
                <text:p>0.008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6">
                <text:p>0.0096</text:p>
              </table:table-cell>
              <table:table-cell office:value-type="float" office:value="23">
                <text:p>23</text:p>
              </table:table-cell>
              <table:table-cell office:value-type="float" office:value="0.0092">
                <text:p>0.009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">
                <text:p>0.01</text:p>
              </table:table-cell>
              <table:table-cell office:value-type="float" office:value="31">
                <text:p>31</text:p>
              </table:table-cell>
              <table:table-cell office:value-type="float" office:value="0.0096">
                <text:p>0.00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4">
                <text:p>0.0104</text:p>
              </table:table-cell>
              <table:table-cell office:value-type="float" office:value="26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8">
                <text:p>0.0108</text:p>
              </table:table-cell>
              <table:table-cell office:value-type="float" office:value="19">
                <text:p>19</text:p>
              </table:table-cell>
              <table:table-cell office:value-type="float" office:value="0.0104">
                <text:p>0.01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2">
                <text:p>0.0112</text:p>
              </table:table-cell>
              <table:table-cell office:value-type="float" office:value="12">
                <text:p>12</text:p>
              </table:table-cell>
              <table:table-cell office:value-type="float" office:value="0.0108">
                <text:p>0.0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6">
                <text:p>0.0116</text:p>
              </table:table-cell>
              <table:table-cell office:value-type="float" office:value="8">
                <text:p>8</text:p>
              </table:table-cell>
              <table:table-cell office:value-type="float" office:value="0.0112">
                <text:p>0.0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">
                <text:p>0.012</text:p>
              </table:table-cell>
              <table:table-cell office:value-type="float" office:value="11">
                <text:p>11</text:p>
              </table:table-cell>
              <table:table-cell office:value-type="float" office:value="0.0116">
                <text:p>0.0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4">
                <text:p>0.0124</text:p>
              </table:table-cell>
              <table:table-cell office:value-type="float" office:value="6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8">
                <text:p>0.0128</text:p>
              </table:table-cell>
              <table:table-cell office:value-type="float" office:value="6">
                <text:p>6</text:p>
              </table:table-cell>
              <table:table-cell office:value-type="float" office:value="0.0124">
                <text:p>0.01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32">
                <text:p>0.0132</text:p>
              </table:table-cell>
              <table:table-cell office:value-type="float" office:value="9">
                <text:p>9</text:p>
              </table:table-cell>
              <table:table-cell office:value-type="float" office:value="0.0128">
                <text:p>0.0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6">
                <text:p>0.0136</text:p>
              </table:table-cell>
              <table:table-cell office:value-type="float" office:value="3">
                <text:p>3</text:p>
              </table:table-cell>
              <table:table-cell office:value-type="float" office:value="0.0132">
                <text:p>0.0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">
                <text:p>0.014</text:p>
              </table:table-cell>
              <table:table-cell office:value-type="float" office:value="4">
                <text:p>4</text:p>
              </table:table-cell>
              <table:table-cell office:value-type="float" office:value="0.0136">
                <text:p>0.01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4">
                <text:p>0.0144</text:p>
              </table:table-cell>
              <table:table-cell office:value-type="float" office:value="3">
                <text:p>3</text:p>
              </table:table-cell>
              <table:table-cell office:value-type="float" office:value="0.014">
                <text:p>0.0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48">
                <text:p>0.0148</text:p>
              </table:table-cell>
              <table:table-cell office:value-type="float" office:value="4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52">
                <text:p>0.0152</text:p>
              </table:table-cell>
              <table:table-cell office:value-type="float" office:value="2">
                <text:p>2</text:p>
              </table:table-cell>
              <table:table-cell office:value-type="float" office:value="0.0148">
                <text:p>0.0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6">
                <text:p>0.0156</text:p>
              </table:table-cell>
              <table:table-cell office:value-type="float" office:value="0">
                <text:p>0</text:p>
              </table:table-cell>
              <table:table-cell office:value-type="float" office:value="0.0152">
                <text:p>0.01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6">
                <text:p>0.016</text:p>
              </table:table-cell>
              <table:table-cell office:value-type="float" office:value="7">
                <text:p>7</text:p>
              </table:table-cell>
              <table:table-cell office:value-type="float" office:value="0.0156">
                <text:p>0.0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4">
                <text:p>0.0164</text:p>
              </table:table-cell>
              <table:table-cell office:value-type="float" office:value="5">
                <text:p>5</text:p>
              </table:table-cell>
              <table:table-cell office:value-type="float" office:value="0.016">
                <text:p>0.0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8">
                <text:p>0.0168</text:p>
              </table:table-cell>
              <table:table-cell office:value-type="float" office:value="1">
                <text:p>1</text:p>
              </table:table-cell>
              <table:table-cell office:value-type="float" office:value="0.0164">
                <text:p>0.01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72">
                <text:p>0.0172</text:p>
              </table:table-cell>
              <table:table-cell office:value-type="float" office:value="0">
                <text:p>0</text:p>
              </table:table-cell>
              <table:table-cell office:value-type="float" office:value="0.0168">
                <text:p>0.01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6">
                <text:p>0.0176</text:p>
              </table:table-cell>
              <table:table-cell office:value-type="float" office:value="1">
                <text:p>1</text:p>
              </table:table-cell>
              <table:table-cell office:value-type="float" office:value="0.0172">
                <text:p>0.0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">
                <text:p>0.018</text:p>
              </table:table-cell>
              <table:table-cell office:value-type="float" office:value="3">
                <text:p>3</text:p>
              </table:table-cell>
              <table:table-cell office:value-type="float" office:value="0.0176">
                <text:p>0.0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4">
                <text:p>0.0184</text:p>
              </table:table-cell>
              <table:table-cell office:value-type="float" office:value="1">
                <text:p>1</text:p>
              </table:table-cell>
              <table:table-cell office:value-type="float" office:value="0.018">
                <text:p>0.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88">
                <text:p>0.0188</text:p>
              </table:table-cell>
              <table:table-cell office:value-type="float" office:value="0">
                <text:p>0</text:p>
              </table:table-cell>
              <table:table-cell office:value-type="float" office:value="0.0184">
                <text:p>0.01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2">
                <text:p>0.0192</text:p>
              </table:table-cell>
              <table:table-cell office:value-type="float" office:value="2">
                <text:p>2</text:p>
              </table:table-cell>
              <table:table-cell office:value-type="float" office:value="0.0188">
                <text:p>0.0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6">
                <text:p>0.0196</text:p>
              </table:table-cell>
              <table:table-cell office:value-type="float" office:value="1">
                <text:p>1</text:p>
              </table:table-cell>
              <table:table-cell office:value-type="float" office:value="0.0192">
                <text:p>0.0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">
                <text:p>0.02</text:p>
              </table:table-cell>
              <table:table-cell office:value-type="float" office:value="2">
                <text:p>2</text:p>
              </table:table-cell>
              <table:table-cell office:value-type="float" office:value="0.0196">
                <text:p>0.0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04">
                <text:p>0.0204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8">
                <text:p>0.0208</text:p>
              </table:table-cell>
              <table:table-cell office:value-type="float" office:value="2">
                <text:p>2</text:p>
              </table:table-cell>
              <table:table-cell office:value-type="float" office:value="0.0204">
                <text:p>0.0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12">
                <text:p>0.0212</text:p>
              </table:table-cell>
              <table:table-cell office:value-type="float" office:value="1">
                <text:p>1</text:p>
              </table:table-cell>
              <table:table-cell office:value-type="float" office:value="0.0208">
                <text:p>0.0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16">
                <text:p>0.0216</text:p>
              </table:table-cell>
              <table:table-cell office:value-type="float" office:value="0">
                <text:p>0</text:p>
              </table:table-cell>
              <table:table-cell office:value-type="float" office:value="0.0212">
                <text:p>0.0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.0216">
                <text:p>0.0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4">
                <text:p>0.0224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8">
                <text:p>0.0228</text:p>
              </table:table-cell>
              <table:table-cell office:value-type="float" office:value="1">
                <text:p>1</text:p>
              </table:table-cell>
              <table:table-cell office:value-type="float" office:value="0.0224">
                <text:p>0.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32">
                <text:p>0.0232</text:p>
              </table:table-cell>
              <table:table-cell office:value-type="float" office:value="0">
                <text:p>0</text:p>
              </table:table-cell>
              <table:table-cell office:value-type="float" office:value="0.0228">
                <text:p>0.0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6">
                <text:p>0.0236</text:p>
              </table:table-cell>
              <table:table-cell office:value-type="float" office:value="0">
                <text:p>0</text:p>
              </table:table-cell>
              <table:table-cell office:value-type="float" office:value="0.0232">
                <text:p>0.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236">
                <text:p>0.0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4">
                <text:p>0.0244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8">
                <text:p>0.0248</text:p>
              </table:table-cell>
              <table:table-cell office:value-type="float" office:value="0">
                <text:p>0</text:p>
              </table:table-cell>
              <table:table-cell office:value-type="float" office:value="0.0244">
                <text:p>0.0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52">
                <text:p>0.0252</text:p>
              </table:table-cell>
              <table:table-cell office:value-type="float" office:value="0">
                <text:p>0</text:p>
              </table:table-cell>
              <table:table-cell office:value-type="float" office:value="0.0248">
                <text:p>0.0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6">
                <text:p>0.0256</text:p>
              </table:table-cell>
              <table:table-cell office:value-type="float" office:value="1">
                <text:p>1</text:p>
              </table:table-cell>
              <table:table-cell office:value-type="float" office:value="0.0252">
                <text:p>0.0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256">
                <text:p>0.0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64">
                <text:p>0.0264</text:p>
              </table:table-cell>
              <table:table-cell office:value-type="float" office:value="0">
                <text:p>0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8">
                <text:p>0.0268</text:p>
              </table:table-cell>
              <table:table-cell office:value-type="float" office:value="2">
                <text:p>2</text:p>
              </table:table-cell>
              <table:table-cell office:value-type="float" office:value="0.0264">
                <text:p>0.0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72">
                <text:p>0.0272</text:p>
              </table:table-cell>
              <table:table-cell office:value-type="float" office:value="19">
                <text:p>19</text:p>
              </table:table-cell>
              <table:table-cell office:value-type="float" office:value="0.0268">
                <text:p>0.0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76">
                <text:p>0.0276</text:p>
              </table:table-cell>
              <table:table-cell office:value-type="float" office:value="24">
                <text:p>24</text:p>
              </table:table-cell>
              <table:table-cell office:value-type="float" office:value="0.0272">
                <text:p>0.0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8">
                <text:p>0.028</text:p>
              </table:table-cell>
              <table:table-cell office:value-type="float" office:value="40">
                <text:p>40</text:p>
              </table:table-cell>
              <table:table-cell office:value-type="float" office:value="0.0276">
                <text:p>0.0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4">
                <text:p>0.0284</text:p>
              </table:table-cell>
              <table:table-cell office:value-type="float" office:value="39">
                <text:p>39</text:p>
              </table:table-cell>
              <table:table-cell office:value-type="float" office:value="0.028">
                <text:p>0.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8">
                <text:p>0.0288</text:p>
              </table:table-cell>
              <table:table-cell office:value-type="float" office:value="34">
                <text:p>34</text:p>
              </table:table-cell>
              <table:table-cell office:value-type="float" office:value="0.0284">
                <text:p>0.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92">
                <text:p>0.0292</text:p>
              </table:table-cell>
              <table:table-cell office:value-type="float" office:value="63">
                <text:p>63</text:p>
              </table:table-cell>
              <table:table-cell office:value-type="float" office:value="0.0288">
                <text:p>0.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6">
                <text:p>0.0296</text:p>
              </table:table-cell>
              <table:table-cell office:value-type="float" office:value="72">
                <text:p>72</text:p>
              </table:table-cell>
              <table:table-cell office:value-type="float" office:value="0.0292">
                <text:p>0.0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">
                <text:p>0.03</text:p>
              </table:table-cell>
              <table:table-cell office:value-type="float" office:value="100">
                <text:p>100</text:p>
              </table:table-cell>
              <table:table-cell office:value-type="float" office:value="0.0296">
                <text:p>0.0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04">
                <text:p>0.0304</text:p>
              </table:table-cell>
              <table:table-cell office:value-type="float" office:value="92">
                <text:p>92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8">
                <text:p>0.0308</text:p>
              </table:table-cell>
              <table:table-cell office:value-type="float" office:value="136">
                <text:p>136</text:p>
              </table:table-cell>
              <table:table-cell office:value-type="float" office:value="0.0304">
                <text:p>0.0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12">
                <text:p>0.0312</text:p>
              </table:table-cell>
              <table:table-cell office:value-type="float" office:value="136">
                <text:p>136</text:p>
              </table:table-cell>
              <table:table-cell office:value-type="float" office:value="0.0308">
                <text:p>0.0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6">
                <text:p>0.0316</text:p>
              </table:table-cell>
              <table:table-cell office:value-type="float" office:value="132">
                <text:p>132</text:p>
              </table:table-cell>
              <table:table-cell office:value-type="float" office:value="0.0312">
                <text:p>0.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2">
                <text:p>0.032</text:p>
              </table:table-cell>
              <table:table-cell office:value-type="float" office:value="153">
                <text:p>153</text:p>
              </table:table-cell>
              <table:table-cell office:value-type="float" office:value="0.0316">
                <text:p>0.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4">
                <text:p>0.0324</text:p>
              </table:table-cell>
              <table:table-cell office:value-type="float" office:value="181">
                <text:p>181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28">
                <text:p>0.0328</text:p>
              </table:table-cell>
              <table:table-cell office:value-type="float" office:value="190">
                <text:p>190</text:p>
              </table:table-cell>
              <table:table-cell office:value-type="float" office:value="0.0324">
                <text:p>0.0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32">
                <text:p>0.0332</text:p>
              </table:table-cell>
              <table:table-cell office:value-type="float" office:value="202">
                <text:p>202</text:p>
              </table:table-cell>
              <table:table-cell office:value-type="float" office:value="0.0328">
                <text:p>0.0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36">
                <text:p>0.0336</text:p>
              </table:table-cell>
              <table:table-cell office:value-type="float" office:value="202">
                <text:p>202</text:p>
              </table:table-cell>
              <table:table-cell office:value-type="float" office:value="0.0332">
                <text:p>0.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4">
                <text:p>0.034</text:p>
              </table:table-cell>
              <table:table-cell office:value-type="float" office:value="173">
                <text:p>173</text:p>
              </table:table-cell>
              <table:table-cell office:value-type="float" office:value="0.0336">
                <text:p>0.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44">
                <text:p>0.0344</text:p>
              </table:table-cell>
              <table:table-cell office:value-type="float" office:value="188">
                <text:p>188</text:p>
              </table:table-cell>
              <table:table-cell office:value-type="float" office:value="0.034">
                <text:p>0.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48">
                <text:p>0.0348</text:p>
              </table:table-cell>
              <table:table-cell office:value-type="float" office:value="171">
                <text:p>171</text:p>
              </table:table-cell>
              <table:table-cell office:value-type="float" office:value="0.0344">
                <text:p>0.0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52">
                <text:p>0.0352</text:p>
              </table:table-cell>
              <table:table-cell office:value-type="float" office:value="171">
                <text:p>171</text:p>
              </table:table-cell>
              <table:table-cell office:value-type="float" office:value="0.0348">
                <text:p>0.0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56">
                <text:p>0.0356</text:p>
              </table:table-cell>
              <table:table-cell office:value-type="float" office:value="145">
                <text:p>145</text:p>
              </table:table-cell>
              <table:table-cell office:value-type="float" office:value="0.0352">
                <text:p>0.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6">
                <text:p>0.036</text:p>
              </table:table-cell>
              <table:table-cell office:value-type="float" office:value="129">
                <text:p>129</text:p>
              </table:table-cell>
              <table:table-cell office:value-type="float" office:value="0.0356">
                <text:p>0.0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64">
                <text:p>0.0364</text:p>
              </table:table-cell>
              <table:table-cell office:value-type="float" office:value="111">
                <text:p>111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8">
                <text:p>0.0368</text:p>
              </table:table-cell>
              <table:table-cell office:value-type="float" office:value="117">
                <text:p>117</text:p>
              </table:table-cell>
              <table:table-cell office:value-type="float" office:value="0.0364">
                <text:p>0.0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72">
                <text:p>0.0372</text:p>
              </table:table-cell>
              <table:table-cell office:value-type="float" office:value="62">
                <text:p>62</text:p>
              </table:table-cell>
              <table:table-cell office:value-type="float" office:value="0.0368">
                <text:p>0.0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6">
                <text:p>0.0376</text:p>
              </table:table-cell>
              <table:table-cell office:value-type="float" office:value="59">
                <text:p>59</text:p>
              </table:table-cell>
              <table:table-cell office:value-type="float" office:value="0.0372">
                <text:p>0.0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8">
                <text:p>0.038</text:p>
              </table:table-cell>
              <table:table-cell office:value-type="float" office:value="53">
                <text:p>53</text:p>
              </table:table-cell>
              <table:table-cell office:value-type="float" office:value="0.0376">
                <text:p>0.0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4">
                <text:p>0.0384</text:p>
              </table:table-cell>
              <table:table-cell office:value-type="float" office:value="54">
                <text:p>54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8">
                <text:p>0.0388</text:p>
              </table:table-cell>
              <table:table-cell office:value-type="float" office:value="41">
                <text:p>41</text:p>
              </table:table-cell>
              <table:table-cell office:value-type="float" office:value="0.0384">
                <text:p>0.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2">
                <text:p>0.0392</text:p>
              </table:table-cell>
              <table:table-cell office:value-type="float" office:value="34">
                <text:p>34</text:p>
              </table:table-cell>
              <table:table-cell office:value-type="float" office:value="0.0388">
                <text:p>0.0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6">
                <text:p>0.0396</text:p>
              </table:table-cell>
              <table:table-cell office:value-type="float" office:value="40">
                <text:p>40</text:p>
              </table:table-cell>
              <table:table-cell office:value-type="float" office:value="0.0392">
                <text:p>0.0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">
                <text:p>0.04</text:p>
              </table:table-cell>
              <table:table-cell office:value-type="float" office:value="29">
                <text:p>29</text:p>
              </table:table-cell>
              <table:table-cell office:value-type="float" office:value="0.0396">
                <text:p>0.0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04">
                <text:p>0.0404</text:p>
              </table:table-cell>
              <table:table-cell office:value-type="float" office:value="16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08">
                <text:p>0.0408</text:p>
              </table:table-cell>
              <table:table-cell office:value-type="float" office:value="18">
                <text:p>18</text:p>
              </table:table-cell>
              <table:table-cell office:value-type="float" office:value="0.0404">
                <text:p>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12">
                <text:p>0.0412</text:p>
              </table:table-cell>
              <table:table-cell office:value-type="float" office:value="12">
                <text:p>12</text:p>
              </table:table-cell>
              <table:table-cell office:value-type="float" office:value="0.0408">
                <text:p>0.0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6">
                <text:p>0.0416</text:p>
              </table:table-cell>
              <table:table-cell office:value-type="float" office:value="11">
                <text:p>11</text:p>
              </table:table-cell>
              <table:table-cell office:value-type="float" office:value="0.0412">
                <text:p>0.0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2">
                <text:p>0.042</text:p>
              </table:table-cell>
              <table:table-cell office:value-type="float" office:value="10">
                <text:p>10</text:p>
              </table:table-cell>
              <table:table-cell office:value-type="float" office:value="0.0416">
                <text:p>0.0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24">
                <text:p>0.0424</text:p>
              </table:table-cell>
              <table:table-cell office:value-type="float" office:value="5">
                <text:p>5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28">
                <text:p>0.0428</text:p>
              </table:table-cell>
              <table:table-cell office:value-type="float" office:value="14">
                <text:p>14</text:p>
              </table:table-cell>
              <table:table-cell office:value-type="float" office:value="0.0424">
                <text:p>0.0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32">
                <text:p>0.0432</text:p>
              </table:table-cell>
              <table:table-cell office:value-type="float" office:value="5">
                <text:p>5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36">
                <text:p>0.0436</text:p>
              </table:table-cell>
              <table:table-cell office:value-type="float" office:value="3">
                <text:p>3</text:p>
              </table:table-cell>
              <table:table-cell office:value-type="float" office:value="0.0432">
                <text:p>0.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4">
                <text:p>0.044</text:p>
              </table:table-cell>
              <table:table-cell office:value-type="float" office:value="4">
                <text:p>4</text:p>
              </table:table-cell>
              <table:table-cell office:value-type="float" office:value="0.0436">
                <text:p>0.0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44">
                <text:p>0.0444</text:p>
              </table:table-cell>
              <table:table-cell office:value-type="float" office:value="4">
                <text:p>4</text:p>
              </table:table-cell>
              <table:table-cell office:value-type="float" office:value="0.044">
                <text:p>0.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48">
                <text:p>0.0448</text:p>
              </table:table-cell>
              <table:table-cell office:value-type="float" office:value="2">
                <text:p>2</text:p>
              </table:table-cell>
              <table:table-cell office:value-type="float" office:value="0.0444">
                <text:p>0.0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52">
                <text:p>0.0452</text:p>
              </table:table-cell>
              <table:table-cell office:value-type="float" office:value="3">
                <text:p>3</text:p>
              </table:table-cell>
              <table:table-cell office:value-type="float" office:value="0.0448">
                <text:p>0.0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56">
                <text:p>0.0456</text:p>
              </table:table-cell>
              <table:table-cell office:value-type="float" office:value="2">
                <text:p>2</text:p>
              </table:table-cell>
              <table:table-cell office:value-type="float" office:value="0.0452">
                <text:p>0.0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6">
                <text:p>0.046</text:p>
              </table:table-cell>
              <table:table-cell office:value-type="float" office:value="4">
                <text:p>4</text:p>
              </table:table-cell>
              <table:table-cell office:value-type="float" office:value="0.0456">
                <text:p>0.0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64">
                <text:p>0.0464</text:p>
              </table:table-cell>
              <table:table-cell office:value-type="float" office:value="1">
                <text:p>1</text:p>
              </table:table-cell>
              <table:table-cell office:value-type="float" office:value="0.046">
                <text:p>0.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68">
                <text:p>0.0468</text:p>
              </table:table-cell>
              <table:table-cell office:value-type="float" office:value="3">
                <text:p>3</text:p>
              </table:table-cell>
              <table:table-cell office:value-type="float" office:value="0.0464">
                <text:p>0.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72">
                <text:p>0.0472</text:p>
              </table:table-cell>
              <table:table-cell office:value-type="float" office:value="1">
                <text:p>1</text:p>
              </table:table-cell>
              <table:table-cell office:value-type="float" office:value="0.0468">
                <text:p>0.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6">
                <text:p>0.0476</text:p>
              </table:table-cell>
              <table:table-cell office:value-type="float" office:value="1">
                <text:p>1</text:p>
              </table:table-cell>
              <table:table-cell office:value-type="float" office:value="0.0472">
                <text:p>0.0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.0476">
                <text:p>0.0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4">
                <text:p>0.0484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88">
                <text:p>0.0488</text:p>
              </table:table-cell>
              <table:table-cell office:value-type="float" office:value="0">
                <text:p>0</text:p>
              </table:table-cell>
              <table:table-cell office:value-type="float" office:value="0.0484">
                <text:p>0.0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92">
                <text:p>0.0492</text:p>
              </table:table-cell>
              <table:table-cell office:value-type="float" office:value="0">
                <text:p>0</text:p>
              </table:table-cell>
              <table:table-cell office:value-type="float" office:value="0.0488">
                <text:p>0.0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96">
                <text:p>0.0496</text:p>
              </table:table-cell>
              <table:table-cell office:value-type="float" office:value="0">
                <text:p>0</text:p>
              </table:table-cell>
              <table:table-cell office:value-type="float" office:value="0.0492">
                <text:p>0.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496">
                <text:p>0.0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04">
                <text:p>0.0504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08">
                <text:p>0.0508</text:p>
              </table:table-cell>
              <table:table-cell office:value-type="float" office:value="0">
                <text:p>0</text:p>
              </table:table-cell>
              <table:table-cell office:value-type="float" office:value="0.0504">
                <text:p>0.0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12">
                <text:p>0.0512</text:p>
              </table:table-cell>
              <table:table-cell office:value-type="float" office:value="0">
                <text:p>0</text:p>
              </table:table-cell>
              <table:table-cell office:value-type="float" office:value="0.0508">
                <text:p>0.0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16">
                <text:p>0.0516</text:p>
              </table:table-cell>
              <table:table-cell office:value-type="float" office:value="0">
                <text:p>0</text:p>
              </table:table-cell>
              <table:table-cell office:value-type="float" office:value="0.0512">
                <text:p>0.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.0516">
                <text:p>0.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24">
                <text:p>0.0524</text:p>
              </table:table-cell>
              <table:table-cell office:value-type="float" office:value="0">
                <text:p>0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28">
                <text:p>0.0528</text:p>
              </table:table-cell>
              <table:table-cell office:value-type="float" office:value="0">
                <text:p>0</text:p>
              </table:table-cell>
              <table:table-cell office:value-type="float" office:value="0.0524">
                <text:p>0.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32">
                <text:p>0.0532</text:p>
              </table:table-cell>
              <table:table-cell office:value-type="float" office:value="1">
                <text:p>1</text:p>
              </table:table-cell>
              <table:table-cell office:value-type="float" office:value="0.0528">
                <text:p>0.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2">
                <text:p>0.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6">
                <text:p>0.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4">
                <text:p>0.0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48">
                <text:p>0.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2">
                <text:p>0.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6">
                <text:p>0.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4">
                <text:p>0.0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8">
                <text:p>0.0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2">
                <text:p>0.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6">
                <text:p>0.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4">
                <text:p>0.0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8">
                <text:p>0.05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